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swiss" style:font-pitch="variable"/>
    <style:font-face style:name="Noto Sans CJK JP Medium" svg:font-family="'Noto Sans CJK JP Medium'" style:font-family-generic="swiss" style:font-pitch="variable"/>
    <style:font-face style:name="Noto Serif CJK JP Medium" svg:font-family="'Noto Serif CJK JP Medium'" style:font-family-generic="roman" style:font-pitch="variable"/>
    <style:font-face style:name="PlemolJP Console Text" svg:font-family="'PlemolJP Console Text'" style:font-family-generic="modern" style:font-pitch="fixed"/>
    <style:font-face style:name="PlemolJP Text" svg:font-family="'PlemolJP Text'" style:font-family-generic="modern" style:font-pitch="fixed"/>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游ゴシック" svg:font-family="游ゴシック" style:font-family-generic="modern" style:font-pitch="variable"/>
    <style:font-face style:name="游ゴシック1" svg:font-family="游ゴシック" style:font-adornments="標準" style:font-family-generic="modern" style:font-pitch="variable"/>
    <style:font-face style:name="ＭＳ ゴシック" svg:font-family="'ＭＳ ゴシック'" style:font-family-generic="modern" style:font-pitch="fixed"/>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cm" style:rel-column-width="8833*"/>
    </style:style>
    <style:style style:name="表208.B" style:family="table-column">
      <style:table-column-properties style:column-width="12.647cm" style:rel-column-width="56702*"/>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7.4" style:family="table-row">
      <style:table-row-properties style:min-row-height="0.831cm"/>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280" style:family="table">
      <style:table-properties style:width="14.617cm" fo:margin-left="0.392cm" fo:margin-right="-0.011cm" table:align="margins" style:writing-mode="lr-tb"/>
    </style:style>
    <style:style style:name="表280.A" style:family="table-column">
      <style:table-column-properties style:column-width="1.972cm" style:rel-column-width="8841*"/>
    </style:style>
    <style:style style:name="表280.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277" style:family="table">
      <style:table-properties style:width="14.617cm" fo:margin-left="0.392cm" fo:margin-right="-0.011cm" table:align="margins" style:writing-mode="lr-tb"/>
    </style:style>
    <style:style style:name="表277.A" style:family="table-column">
      <style:table-column-properties style:column-width="1.972cm" style:rel-column-width="8841*"/>
    </style:style>
    <style:style style:name="表277.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284" style:family="table">
      <style:table-properties style:width="14.617cm" fo:margin-left="0.392cm" fo:margin-right="-0.011cm" table:align="margins" style:writing-mode="lr-tb"/>
    </style:style>
    <style:style style:name="表284.A" style:family="table-column">
      <style:table-column-properties style:column-width="1.972cm" style:rel-column-width="8841*"/>
    </style:style>
    <style:style style:name="表284.B" style:family="table-column">
      <style:table-column-properties style:column-width="12.645cm" style:rel-column-width="56694*"/>
    </style:style>
    <style:style style:name="表284.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268" style:family="table">
      <style:table-properties style:width="14.617cm" fo:margin-left="0.392cm" fo:margin-right="-0.011cm" table:align="margins" style:writing-mode="lr-tb"/>
    </style:style>
    <style:style style:name="表268.A" style:family="table-column">
      <style:table-column-properties style:column-width="1.972cm" style:rel-column-width="8841*"/>
    </style:style>
    <style:style style:name="表268.B" style:family="table-column">
      <style:table-column-properties style:column-width="12.645cm" style:rel-column-width="56694*"/>
    </style:style>
    <style:style style:name="表282" style:family="table">
      <style:table-properties style:width="14.617cm" fo:margin-left="0.392cm" fo:margin-right="-0.011cm" table:align="margins" style:writing-mode="lr-tb"/>
    </style:style>
    <style:style style:name="表282.A" style:family="table-column">
      <style:table-column-properties style:column-width="1.972cm" style:rel-column-width="8841*"/>
    </style:style>
    <style:style style:name="表282.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267" style:family="table">
      <style:table-properties style:width="14.617cm" fo:margin-left="0.392cm" fo:margin-right="-0.011cm" table:align="margins" style:writing-mode="lr-tb"/>
    </style:style>
    <style:style style:name="表267.A" style:family="table-column">
      <style:table-column-properties style:column-width="1.972cm" style:rel-column-width="8841*"/>
    </style:style>
    <style:style style:name="表267.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263" style:family="table">
      <style:table-properties style:width="14.617cm" fo:margin-left="0.392cm" fo:margin-right="-0.011cm" table:align="margins" style:writing-mode="lr-tb"/>
    </style:style>
    <style:style style:name="表263.A" style:family="table-column">
      <style:table-column-properties style:column-width="1.972cm" style:rel-column-width="8841*"/>
    </style:style>
    <style:style style:name="表263.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283" style:family="table">
      <style:table-properties style:width="14.617cm" fo:margin-left="0.392cm" fo:margin-right="-0.011cm" table:align="margins" style:writing-mode="lr-tb"/>
    </style:style>
    <style:style style:name="表283.A" style:family="table-column">
      <style:table-column-properties style:column-width="1.972cm" style:rel-column-width="8841*"/>
    </style:style>
    <style:style style:name="表283.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275" style:family="table">
      <style:table-properties style:width="14.617cm" fo:margin-left="0.392cm" fo:margin-right="-0.011cm" table:align="margins" style:writing-mode="lr-tb"/>
    </style:style>
    <style:style style:name="表275.A" style:family="table-column">
      <style:table-column-properties style:column-width="1.972cm" style:rel-column-width="8841*"/>
    </style:style>
    <style:style style:name="表275.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cm" style:rel-column-width="8833*"/>
    </style:style>
    <style:style style:name="表200.B" style:family="table-column">
      <style:table-column-properties style:column-width="12.647cm" style:rel-column-width="56702*"/>
    </style:style>
    <style:style style:name="表264" style:family="table">
      <style:table-properties style:width="14.617cm" fo:margin-left="0.392cm" fo:margin-right="-0.011cm" table:align="margins" style:writing-mode="lr-tb"/>
    </style:style>
    <style:style style:name="表264.A" style:family="table-column">
      <style:table-column-properties style:column-width="1.972cm" style:rel-column-width="8841*"/>
    </style:style>
    <style:style style:name="表264.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265" style:family="table">
      <style:table-properties style:width="14.617cm" fo:margin-left="0.392cm" fo:margin-right="-0.011cm" table:align="margins" style:writing-mode="lr-tb"/>
    </style:style>
    <style:style style:name="表265.A" style:family="table-column">
      <style:table-column-properties style:column-width="1.972cm" style:rel-column-width="8841*"/>
    </style:style>
    <style:style style:name="表265.B" style:family="table-column">
      <style:table-column-properties style:column-width="12.645cm" style:rel-column-width="56694*"/>
    </style:style>
    <style:style style:name="表287" style:family="table">
      <style:table-properties style:width="14.617cm" fo:margin-left="0.392cm" fo:margin-right="-0.011cm" table:align="margins" style:writing-mode="lr-tb"/>
    </style:style>
    <style:style style:name="表287.A" style:family="table-column">
      <style:table-column-properties style:column-width="1.972cm" style:rel-column-width="8841*"/>
    </style:style>
    <style:style style:name="表287.B" style:family="table-column">
      <style:table-column-properties style:column-width="12.645cm" style:rel-column-width="56694*"/>
    </style:style>
    <style:style style:name="表274" style:family="table">
      <style:table-properties style:width="14.617cm" fo:margin-left="0.392cm" fo:margin-right="-0.011cm" table:align="margins" style:writing-mode="lr-tb"/>
    </style:style>
    <style:style style:name="表274.A" style:family="table-column">
      <style:table-column-properties style:column-width="1.972cm" style:rel-column-width="8841*"/>
    </style:style>
    <style:style style:name="表274.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89.6" style:family="table-row">
      <style:table-row-properties style:min-row-height="8.311cm"/>
    </style:style>
    <style:style style:name="表266" style:family="table">
      <style:table-properties style:width="14.617cm" fo:margin-left="0.392cm" fo:margin-right="-0.011cm" table:align="margins" style:writing-mode="lr-tb"/>
    </style:style>
    <style:style style:name="表266.A" style:family="table-column">
      <style:table-column-properties style:column-width="1.972cm" style:rel-column-width="8841*"/>
    </style:style>
    <style:style style:name="表266.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69" style:family="table">
      <style:table-properties style:width="14.617cm" fo:margin-left="0.392cm" fo:margin-right="-0.011cm" table:align="margins" style:writing-mode="lr-tb"/>
    </style:style>
    <style:style style:name="表269.A" style:family="table-column">
      <style:table-column-properties style:column-width="1.972cm" style:rel-column-width="8841*"/>
    </style:style>
    <style:style style:name="表269.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270" style:family="table">
      <style:table-properties style:width="14.617cm" fo:margin-left="0.392cm" fo:margin-right="-0.011cm" table:align="margins" style:writing-mode="lr-tb"/>
    </style:style>
    <style:style style:name="表270.A" style:family="table-column">
      <style:table-column-properties style:column-width="1.972cm" style:rel-column-width="8841*"/>
    </style:style>
    <style:style style:name="表270.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271" style:family="table">
      <style:table-properties style:width="14.617cm" fo:margin-left="0.392cm" fo:margin-right="-0.011cm" table:align="margins" style:writing-mode="lr-tb"/>
    </style:style>
    <style:style style:name="表271.A" style:family="table-column">
      <style:table-column-properties style:column-width="1.972cm" style:rel-column-width="8841*"/>
    </style:style>
    <style:style style:name="表271.B" style:family="table-column">
      <style:table-column-properties style:column-width="12.645cm" style:rel-column-width="56694*"/>
    </style:style>
    <style:style style:name="表276" style:family="table">
      <style:table-properties style:width="14.617cm" fo:margin-left="0.392cm" fo:margin-right="-0.011cm" table:align="margins" style:writing-mode="lr-tb"/>
    </style:style>
    <style:style style:name="表276.A" style:family="table-column">
      <style:table-column-properties style:column-width="1.972cm" style:rel-column-width="8841*"/>
    </style:style>
    <style:style style:name="表276.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272" style:family="table">
      <style:table-properties style:width="14.617cm" fo:margin-left="0.392cm" fo:margin-right="-0.011cm" table:align="margins" style:writing-mode="lr-tb"/>
    </style:style>
    <style:style style:name="表272.A" style:family="table-column">
      <style:table-column-properties style:column-width="1.972cm" style:rel-column-width="8841*"/>
    </style:style>
    <style:style style:name="表272.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273" style:family="table">
      <style:table-properties style:width="14.617cm" fo:margin-left="0.392cm" fo:margin-right="-0.011cm" table:align="margins" style:writing-mode="lr-tb"/>
    </style:style>
    <style:style style:name="表273.A" style:family="table-column">
      <style:table-column-properties style:column-width="1.972cm" style:rel-column-width="8841*"/>
    </style:style>
    <style:style style:name="表273.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259" style:family="table">
      <style:table-properties style:width="14.617cm" fo:margin-left="0.392cm" fo:margin-right="-0.011cm" table:align="margins" style:writing-mode="lr-tb"/>
    </style:style>
    <style:style style:name="表259.A" style:family="table-column">
      <style:table-column-properties style:column-width="1.972cm" style:rel-column-width="8841*"/>
    </style:style>
    <style:style style:name="表259.B" style:family="table-column">
      <style:table-column-properties style:column-width="12.645cm" style:rel-column-width="56694*"/>
    </style:style>
    <style:style style:name="表261" style:family="table">
      <style:table-properties style:width="14.617cm" fo:margin-left="0.392cm" fo:margin-right="-0.011cm" table:align="margins" style:writing-mode="lr-tb"/>
    </style:style>
    <style:style style:name="表261.A" style:family="table-column">
      <style:table-column-properties style:column-width="1.972cm" style:rel-column-width="8841*"/>
    </style:style>
    <style:style style:name="表26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278" style:family="table">
      <style:table-properties style:width="14.617cm" fo:margin-left="0.392cm" fo:margin-right="-0.011cm" table:align="margins" style:writing-mode="lr-tb"/>
    </style:style>
    <style:style style:name="表278.A" style:family="table-column">
      <style:table-column-properties style:column-width="1.972cm" style:rel-column-width="8841*"/>
    </style:style>
    <style:style style:name="表278.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262" style:family="table">
      <style:table-properties style:width="14.617cm" fo:margin-left="0.392cm" fo:margin-right="-0.011cm" table:align="margins" style:writing-mode="lr-tb"/>
    </style:style>
    <style:style style:name="表262.A" style:family="table-column">
      <style:table-column-properties style:column-width="1.972cm" style:rel-column-width="8841*"/>
    </style:style>
    <style:style style:name="表262.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279" style:family="table">
      <style:table-properties style:width="14.617cm" fo:margin-left="0.392cm" fo:margin-right="-0.011cm" table:align="margins" style:writing-mode="lr-tb"/>
    </style:style>
    <style:style style:name="表279.A" style:family="table-column">
      <style:table-column-properties style:column-width="1.972cm" style:rel-column-width="8841*"/>
    </style:style>
    <style:style style:name="表279.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60" style:family="table">
      <style:table-properties style:width="14.617cm" fo:margin-left="0.392cm" fo:margin-right="-0.011cm" table:align="margins" style:writing-mode="lr-tb"/>
    </style:style>
    <style:style style:name="表260.A" style:family="table-column">
      <style:table-column-properties style:column-width="1.972cm" style:rel-column-width="8841*"/>
    </style:style>
    <style:style style:name="表260.B" style:family="table-column">
      <style:table-column-properties style:column-width="12.645cm" style:rel-column-width="56694*"/>
    </style:style>
    <style:style style:name="表281" style:family="table">
      <style:table-properties style:width="14.617cm" fo:margin-left="0.392cm" fo:margin-right="-0.011cm" table:align="margins" style:writing-mode="lr-tb"/>
    </style:style>
    <style:style style:name="表281.A" style:family="table-column">
      <style:table-column-properties style:column-width="1.972cm" style:rel-column-width="8841*"/>
    </style:style>
    <style:style style:name="表281.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286" style:family="table">
      <style:table-properties style:width="14.617cm" fo:margin-left="0.392cm" fo:margin-right="-0.011cm" table:align="margins" style:writing-mode="lr-tb"/>
    </style:style>
    <style:style style:name="表286.A" style:family="table-column">
      <style:table-column-properties style:column-width="1.972cm" style:rel-column-width="8841*"/>
    </style:style>
    <style:style style:name="表2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285" style:family="table">
      <style:table-properties style:width="14.617cm" fo:margin-left="0.392cm" fo:margin-right="-0.011cm" table:align="margins" style:writing-mode="lr-tb"/>
    </style:style>
    <style:style style:name="表285.A" style:family="table-column">
      <style:table-column-properties style:column-width="1.972cm" style:rel-column-width="8841*"/>
    </style:style>
    <style:style style:name="表285.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85.43" style:family="table-row">
      <style:table-row-properties style:min-row-height="1.619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Footer">
      <style:paragraph-properties fo:margin-left="0cm" fo:margin-right="0.635cm" fo:text-indent="0cm" style:auto-text-indent="false"/>
      <style:text-properties fo:language="zxx" fo:country="none" style:language-asian="zxx" style:country-asian="none"/>
    </style:style>
    <style:style style:name="P4" style:family="paragraph" style:parent-style-name="Standard">
      <style:paragraph-properties fo:margin-left="0cm" fo:margin-right="0.635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Footer">
      <style:paragraph-properties fo:text-align="center"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14f64e5"/>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10" style:family="paragraph" style:parent-style-name="Standard">
      <style:text-properties style:language-asian="ja" style:country-asian="JP"/>
    </style:style>
    <style:style style:name="P11"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2"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3" style:family="paragraph" style:parent-style-name="Standard">
      <style:text-properties officeooo:paragraph-rsid="001f02fd"/>
    </style:style>
    <style:style style:name="P14" style:family="paragraph" style:parent-style-name="Standard">
      <style:text-properties style:font-name="Arial" fo:font-size="12pt" officeooo:paragraph-rsid="0034271c" style:font-size-asian="12pt" style:font-size-complex="12pt"/>
    </style:style>
    <style:style style:name="P15" style:family="paragraph" style:parent-style-name="Standard">
      <style:text-properties style:font-name="Arial" fo:font-size="12pt" officeooo:paragraph-rsid="0073bc19" style:font-size-asian="12pt" style:font-size-complex="12pt"/>
    </style:style>
    <style:style style:name="P16" style:family="paragraph" style:parent-style-name="Standard">
      <style:text-properties style:font-name="Arial" fo:font-size="12pt" officeooo:paragraph-rsid="00f010ce" style:font-size-asian="12pt" style:font-size-complex="12pt"/>
    </style:style>
    <style:style style:name="P17" style:family="paragraph" style:parent-style-name="Standard">
      <style:text-properties style:font-name="Arial" fo:font-size="12pt" officeooo:paragraph-rsid="00f1d050" style:font-size-asian="12pt" style:font-size-complex="12pt"/>
    </style:style>
    <style:style style:name="P18" style:family="paragraph" style:parent-style-name="Standard">
      <style:text-properties style:font-name="Arial" fo:font-size="12pt" officeooo:paragraph-rsid="00f7a068" style:font-size-asian="12pt" style:font-size-complex="12pt"/>
    </style:style>
    <style:style style:name="P19" style:family="paragraph" style:parent-style-name="Standard">
      <style:text-properties style:font-name="Arial" fo:font-size="12pt" officeooo:paragraph-rsid="016c093b" style:font-size-asian="12pt" style:font-size-complex="12pt"/>
    </style:style>
    <style:style style:name="P20" style:family="paragraph" style:parent-style-name="Standard">
      <style:paragraph-properties fo:text-align="center" style:justify-single-word="false"/>
      <style:text-properties style:font-name="Arial"/>
    </style:style>
    <style:style style:name="P21" style:family="paragraph" style:parent-style-name="Standard">
      <style:paragraph-properties fo:text-align="center" style:justify-single-word="false"/>
      <style:text-properties style:font-name="Arial" officeooo:paragraph-rsid="01715b13"/>
    </style:style>
    <style:style style:name="P22" style:family="paragraph" style:parent-style-name="Standard">
      <style:text-properties officeooo:paragraph-rsid="0073bc19"/>
    </style:style>
    <style:style style:name="P23" style:family="paragraph" style:parent-style-name="Standard">
      <style:text-properties officeooo:paragraph-rsid="012b1923"/>
    </style:style>
    <style:style style:name="P24" style:family="paragraph" style:parent-style-name="Standard">
      <style:text-properties officeooo:paragraph-rsid="01415f68"/>
    </style:style>
    <style:style style:name="P25"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26" style:family="paragraph" style:parent-style-name="Standard">
      <style:text-properties style:font-name="Arial Black" fo:font-size="20pt" style:font-size-asian="20pt" style:font-size-complex="20pt"/>
    </style:style>
    <style:style style:name="P27" style:family="paragraph" style:parent-style-name="Standard">
      <style:text-properties officeooo:paragraph-rsid="01557c06"/>
    </style:style>
    <style:style style:name="P28" style:family="paragraph" style:parent-style-name="Standard">
      <style:text-properties officeooo:paragraph-rsid="016dd34f"/>
    </style:style>
    <style:style style:name="P29" style:family="paragraph" style:parent-style-name="Table_20_Contents">
      <style:paragraph-properties style:line-height-at-least="0cm"/>
      <style:text-properties officeooo:paragraph-rsid="00972a7f"/>
    </style:style>
    <style:style style:name="P30" style:family="paragraph" style:parent-style-name="Standard">
      <style:text-properties officeooo:paragraph-rsid="0193023c"/>
    </style:style>
    <style:style style:name="P31" style:family="paragraph" style:parent-style-name="Standard">
      <style:paragraph-properties fo:break-before="page"/>
      <style:text-properties style:font-name="游ゴシック" style:font-name-asian="游ゴシック"/>
    </style:style>
    <style:style style:name="P32" style:family="paragraph" style:parent-style-name="Standard">
      <style:text-properties style:font-name="游ゴシック" officeooo:paragraph-rsid="00a2d96c" style:font-name-asian="游ゴシック" style:language-asian="ja" style:country-asian="JP"/>
    </style:style>
    <style:style style:name="P33" style:family="paragraph" style:parent-style-name="Standard">
      <style:paragraph-properties fo:text-align="justify" style:justify-single-word="false" fo:orphans="0" fo:widows="0" fo:hyphenation-ladder-count="no-limit"/>
      <style:text-properties style:font-name="游ゴシック" officeooo:paragraph-rsid="007f8ba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游ゴシック"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游ゴシック"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paragraph-properties fo:text-align="justify" style:justify-single-word="false"/>
      <style:text-properties style:font-name="游ゴシック" officeooo:paragraph-rsid="00d83cc3" style:font-name-asian="游ゴシック" style:language-asian="ja" style:country-asian="JP"/>
    </style:style>
    <style:style style:name="P37" style:family="paragraph" style:parent-style-name="Standard">
      <style:text-properties style:font-name="游ゴシック" officeooo:paragraph-rsid="01213ba2" style:font-name-asian="游ゴシック" style:language-asian="ja" style:country-asian="JP"/>
    </style:style>
    <style:style style:name="P38" style:family="paragraph" style:parent-style-name="Standard">
      <style:text-properties style:font-name="游ゴシック" officeooo:paragraph-rsid="012d2e22" style:font-name-asian="游ゴシック" style:language-asian="ja" style:country-asian="JP"/>
    </style:style>
    <style:style style:name="P39" style:family="paragraph" style:parent-style-name="Standard">
      <style:text-properties style:font-name="游ゴシック" officeooo:paragraph-rsid="019d4580" style:font-name-asian="游ゴシック" style:language-asian="ja" style:country-asian="JP"/>
    </style:style>
    <style:style style:name="P40" style:family="paragraph" style:parent-style-name="Standard">
      <style:text-properties style:font-name="游ゴシック" officeooo:paragraph-rsid="0036c41a" style:font-name-asian="游ゴシック" style:language-asian="ja" style:country-asian="JP"/>
    </style:style>
    <style:style style:name="P41" style:family="paragraph" style:parent-style-name="Standard">
      <style:text-properties style:font-name="游ゴシック" officeooo:paragraph-rsid="00709b59" style:font-name-asian="游ゴシック" style:language-asian="ja" style:country-asian="JP"/>
    </style:style>
    <style:style style:name="P42" style:family="paragraph" style:parent-style-name="Table_20_Contents">
      <style:paragraph-properties style:line-height-at-least="0cm"/>
      <style:text-properties style:font-name="游ゴシック" officeooo:rsid="00a5b737" officeooo:paragraph-rsid="00a5b737" style:font-name-asian="游ゴシック" style:language-asian="ja" style:country-asian="JP"/>
    </style:style>
    <style:style style:name="P43" style:family="paragraph" style:parent-style-name="Standard">
      <style:text-properties style:font-name="游ゴシック" officeooo:paragraph-rsid="010122e8" style:font-name-asian="游ゴシック" style:language-asian="ja" style:country-asian="JP"/>
    </style:style>
    <style:style style:name="P44" style:family="paragraph" style:parent-style-name="Table_20_Contents">
      <style:paragraph-properties style:line-height-at-least="0cm"/>
      <style:text-properties style:font-name="游ゴシック" officeooo:rsid="0071a7c3" officeooo:paragraph-rsid="0071a7c3" style:font-name-asian="游ゴシック" style:language-asian="ja" style:country-asian="JP"/>
    </style:style>
    <style:style style:name="P45" style:family="paragraph" style:parent-style-name="Text_20_body">
      <style:paragraph-properties style:line-height-at-least="0cm"/>
      <style:text-properties style:font-name="游ゴシック" officeooo:rsid="0071a7c3" officeooo:paragraph-rsid="0071a7c3" style:font-name-asian="游ゴシック" style:language-asian="ja" style:country-asian="JP"/>
    </style:style>
    <style:style style:name="P46" style:family="paragraph" style:parent-style-name="Table_20_Contents">
      <style:paragraph-properties style:line-height-at-least="0cm"/>
      <style:text-properties style:font-name="游ゴシック" officeooo:rsid="0071a7c3" officeooo:paragraph-rsid="01be07c9" style:font-name-asian="游ゴシック" style:language-asian="ja" style:country-asian="JP"/>
    </style:style>
    <style:style style:name="P47" style:family="paragraph" style:parent-style-name="Text_20_body">
      <style:paragraph-properties style:line-height-at-least="0cm"/>
      <style:text-properties style:font-name="游ゴシック" officeooo:rsid="0071a7c3" officeooo:paragraph-rsid="01be07c9" style:font-name-asian="游ゴシック" style:language-asian="ja" style:country-asian="JP"/>
    </style:style>
    <style:style style:name="P48" style:family="paragraph" style:parent-style-name="Table_20_Contents">
      <style:paragraph-properties style:line-height-at-least="0cm"/>
      <style:text-properties style:font-name="游ゴシック" officeooo:rsid="007debb3" officeooo:paragraph-rsid="007debb3" style:font-name-asian="游ゴシック" style:language-asian="ja" style:country-asian="JP"/>
    </style:style>
    <style:style style:name="P49" style:family="paragraph" style:parent-style-name="Standard">
      <style:text-properties style:font-name="游ゴシック" officeooo:paragraph-rsid="001f02fd" style:font-name-asian="游ゴシック" style:language-asian="ja" style:country-asian="JP"/>
    </style:style>
    <style:style style:name="P50" style:family="paragraph" style:parent-style-name="Standard">
      <style:text-properties style:font-name="游ゴシック" officeooo:paragraph-rsid="00cd1a56" style:font-name-asian="游ゴシック" style:language-asian="ja" style:country-asian="JP"/>
    </style:style>
    <style:style style:name="P51" style:family="paragraph" style:parent-style-name="Standard">
      <style:text-properties style:font-name="游ゴシック" officeooo:paragraph-rsid="018d6a76" style:font-name-asian="游ゴシック" style:language-asian="ja" style:country-asian="JP"/>
    </style:style>
    <style:style style:name="P52" style:family="paragraph" style:parent-style-name="Standard">
      <style:text-properties style:font-name="游ゴシック" officeooo:paragraph-rsid="010ac44d" style:font-name-asian="游ゴシック" style:language-asian="ja" style:country-asian="JP"/>
    </style:style>
    <style:style style:name="P53" style:family="paragraph" style:parent-style-name="Standard">
      <style:text-properties style:font-name="游ゴシック" officeooo:paragraph-rsid="010f6ece" style:font-name-asian="游ゴシック" style:language-asian="ja" style:country-asian="JP"/>
    </style:style>
    <style:style style:name="P54" style:family="paragraph" style:parent-style-name="Standard">
      <style:text-properties style:font-name="游ゴシック" style:font-name-asian="游ゴシック" style:language-asian="ja" style:country-asian="JP"/>
    </style:style>
    <style:style style:name="P55" style:family="paragraph" style:parent-style-name="Standard">
      <style:paragraph-properties fo:margin-left="1.111cm" fo:margin-right="0cm" fo:text-indent="0cm" style:auto-text-indent="false"/>
      <style:text-properties style:font-name="游ゴシック" style:font-name-asian="游ゴシック" style:language-asian="ja" style:country-asian="JP"/>
    </style:style>
    <style:style style:name="P56" style:family="paragraph" style:parent-style-name="Standard">
      <style:paragraph-properties fo:margin-left="0cm" fo:margin-right="0cm" fo:text-indent="0cm" style:auto-text-indent="false"/>
      <style:text-properties style:font-name="游ゴシック" style:font-name-asian="游ゴシック" style:language-asian="ja" style:country-asian="JP"/>
    </style:style>
    <style:style style:name="P57" style:family="paragraph" style:parent-style-name="Standard">
      <style:paragraph-properties fo:margin-left="0cm" fo:margin-right="0cm" fo:text-indent="0cm" style:auto-text-indent="false" fo:break-before="page"/>
      <style:text-properties style:font-name="游ゴシック" style:font-name-asian="游ゴシック" style:language-asian="ja" style:country-asian="JP"/>
    </style:style>
    <style:style style:name="P58" style:family="paragraph" style:parent-style-name="Standard">
      <style:paragraph-properties>
        <style:tab-stops>
          <style:tab-stop style:position="0cm"/>
        </style:tab-stops>
      </style:paragraph-properties>
      <style:text-properties style:font-name="游ゴシック" style:font-name-asian="游ゴシック" style:language-asian="ja" style:country-asian="JP"/>
    </style:style>
    <style:style style:name="P59" style:family="paragraph" style:parent-style-name="Standard">
      <style:paragraph-properties fo:margin-left="1.482cm" fo:margin-right="1.588cm" fo:text-indent="0cm" style:auto-text-indent="false">
        <style:tab-stops>
          <style:tab-stop style:position="0cm"/>
        </style:tab-stops>
      </style:paragraph-properties>
      <style:text-properties style:font-name="游ゴシック" officeooo:paragraph-rsid="00d54860" style:font-name-asian="游ゴシック" style:language-asian="ja" style:country-asian="JP"/>
    </style:style>
    <style:style style:name="P60" style:family="paragraph" style:parent-style-name="Standard">
      <style:paragraph-properties fo:margin-left="0cm" fo:margin-right="1.588cm" fo:text-indent="0cm" style:auto-text-indent="false">
        <style:tab-stops>
          <style:tab-stop style:position="0cm"/>
        </style:tab-stops>
      </style:paragraph-properties>
      <style:text-properties style:font-name="游ゴシック" style:font-name-asian="游ゴシック" style:language-asian="ja" style:country-asian="JP"/>
    </style:style>
    <style:style style:name="P61" style:family="paragraph" style:parent-style-name="Standard">
      <style:paragraph-properties fo:margin-left="0cm" fo:margin-right="0cm" fo:text-indent="0cm" style:auto-text-indent="false">
        <style:tab-stops>
          <style:tab-stop style:position="0cm"/>
        </style:tab-stops>
      </style:paragraph-properties>
      <style:text-properties style:font-name="游ゴシック" style:font-name-asian="游ゴシック" style:language-asian="ja" style:country-asian="JP"/>
    </style:style>
    <style:style style:name="P62" style:family="paragraph" style:parent-style-name="Standard">
      <style:paragraph-properties>
        <style:tab-stops>
          <style:tab-stop style:position="0cm"/>
        </style:tab-stops>
      </style:paragraph-properties>
      <style:text-properties style:font-name="游ゴシック" officeooo:paragraph-rsid="00d83cc3" style:font-name-asian="游ゴシック" style:language-asian="ja" style:country-asian="JP"/>
    </style:style>
    <style:style style:name="P63" style:family="paragraph" style:parent-style-name="Standard">
      <style:paragraph-properties>
        <style:tab-stops>
          <style:tab-stop style:position="0cm"/>
        </style:tab-stops>
      </style:paragraph-properties>
      <style:text-properties style:font-name="游ゴシック" officeooo:paragraph-rsid="00d69ecc" style:font-name-asian="游ゴシック" style:language-asian="ja" style:country-asian="JP"/>
    </style:style>
    <style:style style:name="P64" style:family="paragraph" style:parent-style-name="Standard">
      <style:paragraph-properties>
        <style:tab-stops>
          <style:tab-stop style:position="0cm"/>
        </style:tab-stops>
      </style:paragraph-properties>
      <style:text-properties style:font-name="游ゴシック" officeooo:paragraph-rsid="011d6ddf" style:font-name-asian="游ゴシック" style:language-asian="ja" style:country-asian="JP"/>
    </style:style>
    <style:style style:name="P65" style:family="paragraph" style:parent-style-name="Standard">
      <style:paragraph-properties fo:break-before="page">
        <style:tab-stops>
          <style:tab-stop style:position="0cm"/>
        </style:tab-stops>
      </style:paragraph-properties>
      <style:text-properties style:font-name="游ゴシック" style:font-name-asian="游ゴシック" style:language-asian="ja" style:country-asian="JP"/>
    </style:style>
    <style:style style:name="P66" style:family="paragraph" style:parent-style-name="Standard">
      <style:paragraph-properties>
        <style:tab-stops>
          <style:tab-stop style:position="0cm"/>
        </style:tab-stops>
      </style:paragraph-properties>
      <style:text-properties style:font-name="游ゴシック" officeooo:paragraph-rsid="0141cd32" style:font-name-asian="游ゴシック" style:language-asian="ja" style:country-asian="JP"/>
    </style:style>
    <style:style style:name="P67" style:family="paragraph" style:parent-style-name="Standard">
      <style:paragraph-properties>
        <style:tab-stops>
          <style:tab-stop style:position="0cm"/>
        </style:tab-stops>
      </style:paragraph-properties>
      <style:text-properties style:font-name="游ゴシック" officeooo:paragraph-rsid="0120500b" style:font-name-asian="游ゴシック" style:language-asian="ja" style:country-asian="JP"/>
    </style:style>
    <style:style style:name="P68" style:family="paragraph" style:parent-style-name="Standard">
      <style:text-properties style:font-name="游ゴシック" officeooo:paragraph-rsid="00267de4" style:font-name-asian="游ゴシック" style:language-asian="ja" style:country-asian="JP"/>
    </style:style>
    <style:style style:name="P69" style:family="paragraph" style:parent-style-name="Standard">
      <style:paragraph-properties fo:margin-left="1.111cm" fo:margin-right="0cm" fo:text-indent="0cm" style:auto-text-indent="false"/>
      <style:text-properties style:font-name="游ゴシック" officeooo:paragraph-rsid="008f4ba2" style:font-name-asian="游ゴシック" style:language-asian="ja" style:country-asian="JP"/>
    </style:style>
    <style:style style:name="P70" style:family="paragraph" style:parent-style-name="Standard">
      <style:text-properties style:font-name="游ゴシック" officeooo:paragraph-rsid="0104fac0" style:font-name-asian="游ゴシック" style:language-asian="ja" style:country-asian="JP"/>
    </style:style>
    <style:style style:name="P71" style:family="paragraph" style:parent-style-name="Standard">
      <style:text-properties style:font-name="游ゴシック" officeooo:paragraph-rsid="00e5517f" style:font-name-asian="游ゴシック" style:language-asian="ja" style:country-asian="JP"/>
    </style:style>
    <style:style style:name="P72" style:family="paragraph" style:parent-style-name="Standard">
      <style:text-properties style:font-name="游ゴシック" officeooo:paragraph-rsid="00d83cc3" style:font-name-asian="游ゴシック" style:language-asian="ja" style:country-asian="JP"/>
    </style:style>
    <style:style style:name="P73" style:family="paragraph" style:parent-style-name="Standard">
      <style:text-properties style:font-name="游ゴシック" officeooo:paragraph-rsid="01370164" style:font-name-asian="游ゴシック" style:language-asian="ja" style:country-asian="JP"/>
    </style:style>
    <style:style style:name="P74" style:family="paragraph" style:parent-style-name="Standard">
      <style:text-properties style:font-name="游ゴシック" officeooo:paragraph-rsid="0083db2e" style:font-name-asian="游ゴシック" style:language-asian="ja" style:country-asian="JP"/>
    </style:style>
    <style:style style:name="P75" style:family="paragraph" style:parent-style-name="Standard">
      <style:text-properties style:font-name="游ゴシック" officeooo:paragraph-rsid="013990c2" style:font-name-asian="游ゴシック" style:language-asian="ja" style:country-asian="JP"/>
    </style:style>
    <style:style style:name="P76" style:family="paragraph" style:parent-style-name="Standard">
      <style:paragraph-properties fo:break-before="page"/>
      <style:text-properties style:font-name="游ゴシック" style:font-name-asian="游ゴシック" style:language-asian="ja" style:country-asian="JP"/>
    </style:style>
    <style:style style:name="P77" style:family="paragraph" style:parent-style-name="Standard">
      <style:paragraph-properties fo:text-align="start" style:justify-single-word="false"/>
      <style:text-properties style:font-name="游ゴシック" style:font-name-asian="游ゴシック" style:language-asian="ja" style:country-asian="JP"/>
    </style:style>
    <style:style style:name="P78" style:family="paragraph" style:parent-style-name="Standard">
      <style:paragraph-properties fo:text-align="start" style:justify-single-word="false"/>
      <style:text-properties style:font-name="游ゴシック" officeooo:paragraph-rsid="0017a420" style:font-name-asian="游ゴシック" style:language-asian="ja" style:country-asian="JP"/>
    </style:style>
    <style:style style:name="P79" style:family="paragraph" style:parent-style-name="Standard">
      <style:paragraph-properties fo:text-align="start" style:justify-single-word="false"/>
      <style:text-properties style:font-name="游ゴシック" officeooo:paragraph-rsid="00d83cc3" style:font-name-asian="游ゴシック" style:language-asian="ja" style:country-asian="JP"/>
    </style:style>
    <style:style style:name="P80" style:family="paragraph" style:parent-style-name="Standard">
      <style:paragraph-properties fo:text-align="start" style:justify-single-word="false" fo:break-before="page"/>
      <style:text-properties style:font-name="游ゴシック" style:font-name-asian="游ゴシック" style:language-asian="ja" style:country-asian="JP"/>
    </style:style>
    <style:style style:name="P81" style:family="paragraph" style:parent-style-name="Standard">
      <style:paragraph-properties fo:text-align="start" style:justify-single-word="false">
        <style:tab-stops>
          <style:tab-stop style:position="0cm"/>
        </style:tab-stops>
      </style:paragraph-properties>
      <style:text-properties style:font-name="游ゴシック" style:font-name-asian="游ゴシック" style:language-asian="ja" style:country-asian="JP"/>
    </style:style>
    <style:style style:name="P82" style:family="paragraph" style:parent-style-name="Standard">
      <style:paragraph-properties fo:text-align="start" style:justify-single-word="false" fo:break-before="page">
        <style:tab-stops>
          <style:tab-stop style:position="0cm"/>
        </style:tab-stops>
      </style:paragraph-properties>
      <style:text-properties style:font-name="游ゴシック" style:font-name-asian="游ゴシック" style:language-asian="ja" style:country-asian="JP"/>
    </style:style>
    <style:style style:name="P83" style:family="paragraph" style:parent-style-name="Standard">
      <style:paragraph-properties fo:text-align="start" style:justify-single-word="false">
        <style:tab-stops>
          <style:tab-stop style:position="0cm"/>
        </style:tab-stops>
      </style:paragraph-properties>
      <style:text-properties style:font-name="游ゴシック" officeooo:paragraph-rsid="00767dd0" style:font-name-asian="游ゴシック" style:language-asian="ja" style:country-asian="JP"/>
    </style:style>
    <style:style style:name="P84" style:family="paragraph" style:parent-style-name="Standard">
      <style:paragraph-properties fo:text-align="start" style:justify-single-word="false">
        <style:tab-stops>
          <style:tab-stop style:position="0cm"/>
        </style:tab-stops>
      </style:paragraph-properties>
      <style:text-properties style:font-name="游ゴシック" officeooo:paragraph-rsid="002848fb" style:font-name-asian="游ゴシック" style:language-asian="ja" style:country-asian="JP"/>
    </style:style>
    <style:style style:name="P85" style:family="paragraph" style:parent-style-name="Standard">
      <style:paragraph-properties fo:text-align="start" style:justify-single-word="false">
        <style:tab-stops>
          <style:tab-stop style:position="0cm"/>
        </style:tab-stops>
      </style:paragraph-properties>
      <style:text-properties style:font-name="游ゴシック" officeooo:paragraph-rsid="010ac44d" style:font-name-asian="游ゴシック" style:language-asian="ja" style:country-asian="JP"/>
    </style:style>
    <style:style style:name="P86" style:family="paragraph" style:parent-style-name="Standard">
      <style:paragraph-properties fo:text-align="start" style:justify-single-word="false">
        <style:tab-stops>
          <style:tab-stop style:position="0cm"/>
        </style:tab-stops>
      </style:paragraph-properties>
      <style:text-properties style:font-name="游ゴシック" officeooo:paragraph-rsid="0017a420" style:font-name-asian="游ゴシック" style:language-asian="ja" style:country-asian="JP"/>
    </style:style>
    <style:style style:name="P87" style:family="paragraph" style:parent-style-name="Standard">
      <style:paragraph-properties fo:text-align="start" style:justify-single-word="false">
        <style:tab-stops>
          <style:tab-stop style:position="0cm"/>
        </style:tab-stops>
      </style:paragraph-properties>
      <style:text-properties style:font-name="游ゴシック" officeooo:paragraph-rsid="002917b6" style:font-name-asian="游ゴシック" style:language-asian="ja" style:country-asian="JP"/>
    </style:style>
    <style:style style:name="P88" style:family="paragraph" style:parent-style-name="Standard">
      <style:paragraph-properties fo:text-align="start" style:justify-single-word="false">
        <style:tab-stops>
          <style:tab-stop style:position="0cm"/>
        </style:tab-stops>
      </style:paragraph-properties>
      <style:text-properties style:font-name="游ゴシック" officeooo:paragraph-rsid="00d9fe5c" style:font-name-asian="游ゴシック" style:language-asian="ja" style:country-asian="JP"/>
    </style:style>
    <style:style style:name="P89" style:family="paragraph" style:parent-style-name="Standard">
      <style:text-properties style:font-name="游ゴシック" officeooo:paragraph-rsid="0017a420" style:font-name-asian="游ゴシック" style:language-asian="ja" style:country-asian="JP"/>
    </style:style>
    <style:style style:name="P90" style:family="paragraph" style:parent-style-name="Standard">
      <style:paragraph-properties fo:text-align="start" style:justify-single-word="false">
        <style:tab-stops>
          <style:tab-stop style:position="0cm"/>
        </style:tab-stops>
      </style:paragraph-properties>
      <style:text-properties style:font-name="游ゴシック" officeooo:rsid="00767dd0" officeooo:paragraph-rsid="013990c2" style:font-name-asian="游ゴシック" style:language-asian="ja" style:country-asian="JP"/>
    </style:style>
    <style:style style:name="P91" style:family="paragraph" style:parent-style-name="Table_20_Contents">
      <style:paragraph-properties style:line-height-at-least="0cm"/>
      <style:text-properties style:font-name="游ゴシック" officeooo:rsid="00767dd0" officeooo:paragraph-rsid="00767dd0" style:font-name-asian="游ゴシック" style:language-asian="ja" style:country-asian="JP"/>
    </style:style>
    <style:style style:name="P92" style:family="paragraph" style:parent-style-name="Text_20_body">
      <style:paragraph-properties style:line-height-at-least="0cm"/>
      <style:text-properties style:font-name="游ゴシック" officeooo:rsid="00767dd0" officeooo:paragraph-rsid="00767dd0" style:font-name-asian="游ゴシック" style:language-asian="ja" style:country-asian="JP"/>
    </style:style>
    <style:style style:name="P93" style:family="paragraph" style:parent-style-name="Standard">
      <style:paragraph-properties fo:text-align="start" style:justify-single-word="false">
        <style:tab-stops>
          <style:tab-stop style:position="0cm"/>
        </style:tab-stops>
      </style:paragraph-properties>
      <style:text-properties style:font-name="游ゴシック" officeooo:rsid="0072fa55" officeooo:paragraph-rsid="0072fa55" style:font-name-asian="游ゴシック" style:language-asian="ja" style:country-asian="JP"/>
    </style:style>
    <style:style style:name="P94" style:family="paragraph" style:parent-style-name="Table_20_Contents">
      <style:paragraph-properties style:line-height-at-least="0cm"/>
      <style:text-properties style:font-name="游ゴシック" officeooo:rsid="0072fa55" officeooo:paragraph-rsid="0072fa55" style:font-name-asian="游ゴシック" style:language-asian="ja" style:country-asian="JP"/>
    </style:style>
    <style:style style:name="P95" style:family="paragraph" style:parent-style-name="Text_20_body">
      <style:paragraph-properties style:line-height-at-least="0cm"/>
      <style:text-properties style:font-name="游ゴシック" officeooo:rsid="0072fa55" officeooo:paragraph-rsid="0072fa55" style:font-name-asian="游ゴシック" style:language-asian="ja" style:country-asian="JP"/>
    </style:style>
    <style:style style:name="P96" style:family="paragraph" style:parent-style-name="Standard">
      <style:text-properties style:font-name="游ゴシック" officeooo:paragraph-rsid="00fd4ece" style:font-name-asian="游ゴシック" style:language-asian="ja" style:country-asian="JP"/>
    </style:style>
    <style:style style:name="P97" style:family="paragraph" style:parent-style-name="Standard">
      <style:text-properties style:font-name="游ゴシック" officeooo:paragraph-rsid="016d8255" style:font-name-asian="游ゴシック" style:language-asian="ja" style:country-asian="JP"/>
    </style:style>
    <style:style style:name="P98" style:family="paragraph" style:parent-style-name="Standard">
      <style:text-properties style:font-name="游ゴシック" officeooo:paragraph-rsid="00ca8229" style:font-name-asian="游ゴシック" style:language-asian="ja" style:country-asian="JP"/>
    </style:style>
    <style:style style:name="P99" style:family="paragraph" style:parent-style-name="Standard">
      <style:text-properties style:font-name="游ゴシック" officeooo:paragraph-rsid="00368ad3" style:font-name-asian="游ゴシック" style:language-asian="ja" style:country-asian="JP"/>
    </style:style>
    <style:style style:name="P100" style:family="paragraph" style:parent-style-name="Standard">
      <style:text-properties style:font-name="游ゴシック" officeooo:paragraph-rsid="00a7b48e" style:font-name-asian="游ゴシック" style:language-asian="ja" style:country-asian="JP"/>
    </style:style>
    <style:style style:name="P101" style:family="paragraph" style:parent-style-name="Standard">
      <style:text-properties style:font-name="游ゴシック" officeooo:paragraph-rsid="003b43c3" style:font-name-asian="游ゴシック" style:language-asian="ja" style:country-asian="JP"/>
    </style:style>
    <style:style style:name="P102" style:family="paragraph" style:parent-style-name="Standard">
      <style:text-properties style:font-name="游ゴシック" officeooo:paragraph-rsid="019366ce" style:font-name-asian="游ゴシック" style:language-asian="ja" style:country-asian="JP"/>
    </style:style>
    <style:style style:name="P103" style:family="paragraph" style:parent-style-name="Standard">
      <style:text-properties style:font-name="游ゴシック" officeooo:paragraph-rsid="0122ae69" style:font-name-asian="游ゴシック" style:language-asian="ja" style:country-asian="JP"/>
    </style:style>
    <style:style style:name="P104" style:family="paragraph" style:parent-style-name="Standard">
      <style:paragraph-properties style:line-height-at-least="0cm"/>
      <style:text-properties style:font-name="游ゴシック" officeooo:paragraph-rsid="008298dd" style:font-name-asian="游ゴシック" style:language-asian="ja" style:country-asian="JP"/>
    </style:style>
    <style:style style:name="P105" style:family="paragraph" style:parent-style-name="Table_20_Contents">
      <style:paragraph-properties style:line-height-at-least="0cm"/>
      <style:text-properties style:font-name="游ゴシック" style:font-name-asian="游ゴシック" style:language-asian="ja" style:country-asian="JP"/>
    </style:style>
    <style:style style:name="P106" style:family="paragraph" style:parent-style-name="Table_20_Contents">
      <style:paragraph-properties style:line-height-at-least="0cm"/>
      <style:text-properties style:font-name="游ゴシック" officeooo:paragraph-rsid="00a2d96c" style:font-name-asian="游ゴシック" style:language-asian="ja" style:country-asian="JP"/>
    </style:style>
    <style:style style:name="P107" style:family="paragraph" style:parent-style-name="Text_20_body">
      <style:paragraph-properties style:line-height-at-least="0cm"/>
      <style:text-properties style:font-name="游ゴシック" officeooo:paragraph-rsid="00a2d96c" style:font-name-asian="游ゴシック" style:language-asian="ja" style:country-asian="JP"/>
    </style:style>
    <style:style style:name="P108" style:family="paragraph" style:parent-style-name="Table_20_Contents">
      <style:paragraph-properties style:line-height-at-least="0cm"/>
      <style:text-properties style:font-name="游ゴシック" officeooo:paragraph-rsid="00fd4ece" style:font-name-asian="游ゴシック" style:language-asian="ja" style:country-asian="JP"/>
    </style:style>
    <style:style style:name="P109" style:family="paragraph" style:parent-style-name="Text_20_body">
      <style:paragraph-properties style:line-height-at-least="0cm"/>
      <style:text-properties style:font-name="游ゴシック" officeooo:paragraph-rsid="00fd4ece" style:font-name-asian="游ゴシック" style:language-asian="ja" style:country-asian="JP"/>
    </style:style>
    <style:style style:name="P110" style:family="paragraph" style:parent-style-name="Table_20_Contents">
      <style:paragraph-properties style:line-height-at-least="0cm"/>
      <style:text-properties style:font-name="游ゴシック" officeooo:paragraph-rsid="016d8255" style:font-name-asian="游ゴシック" style:language-asian="ja" style:country-asian="JP"/>
    </style:style>
    <style:style style:name="P111" style:family="paragraph" style:parent-style-name="Text_20_body">
      <style:paragraph-properties style:line-height-at-least="0cm"/>
      <style:text-properties style:font-name="游ゴシック" officeooo:paragraph-rsid="016d8255" style:font-name-asian="游ゴシック" style:language-asian="ja" style:country-asian="JP"/>
    </style:style>
    <style:style style:name="P112" style:family="paragraph" style:parent-style-name="Table_20_Contents">
      <style:paragraph-properties style:line-height-at-least="0cm"/>
      <style:text-properties style:font-name="游ゴシック" officeooo:paragraph-rsid="00ca8229" style:font-name-asian="游ゴシック" style:language-asian="ja" style:country-asian="JP"/>
    </style:style>
    <style:style style:name="P113" style:family="paragraph" style:parent-style-name="Table_20_Contents">
      <style:paragraph-properties style:line-height-at-least="0cm"/>
      <style:text-properties style:font-name="游ゴシック" officeooo:paragraph-rsid="00f36243" style:font-name-asian="游ゴシック" style:language-asian="ja" style:country-asian="JP"/>
    </style:style>
    <style:style style:name="P114" style:family="paragraph" style:parent-style-name="Table_20_Contents">
      <style:paragraph-properties style:line-height-at-least="0cm"/>
      <style:text-properties style:font-name="游ゴシック" officeooo:paragraph-rsid="00368ad3" style:font-name-asian="游ゴシック" style:language-asian="ja" style:country-asian="JP"/>
    </style:style>
    <style:style style:name="P115" style:family="paragraph" style:parent-style-name="Table_20_Contents">
      <style:paragraph-properties style:line-height-at-least="0cm"/>
      <style:text-properties style:font-name="游ゴシック" officeooo:paragraph-rsid="01213ba2" style:font-name-asian="游ゴシック" style:language-asian="ja" style:country-asian="JP"/>
    </style:style>
    <style:style style:name="P116" style:family="paragraph" style:parent-style-name="Table_20_Contents">
      <style:paragraph-properties style:line-height-at-least="0cm"/>
      <style:text-properties style:font-name="游ゴシック" officeooo:paragraph-rsid="012d2e22" style:font-name-asian="游ゴシック" style:language-asian="ja" style:country-asian="JP"/>
    </style:style>
    <style:style style:name="P117" style:family="paragraph" style:parent-style-name="Table_20_Contents">
      <style:paragraph-properties style:line-height-at-least="0cm"/>
      <style:text-properties style:font-name="游ゴシック" officeooo:paragraph-rsid="015b832d" style:font-name-asian="游ゴシック" style:language-asian="ja" style:country-asian="JP"/>
    </style:style>
    <style:style style:name="P118" style:family="paragraph" style:parent-style-name="Table_20_Contents">
      <style:paragraph-properties style:line-height-at-least="0cm"/>
      <style:text-properties style:font-name="游ゴシック" officeooo:paragraph-rsid="00fa119b" style:font-name-asian="游ゴシック" style:language-asian="ja" style:country-asian="JP"/>
    </style:style>
    <style:style style:name="P119" style:family="paragraph" style:parent-style-name="Table_20_Contents">
      <style:paragraph-properties style:line-height-at-least="0cm"/>
      <style:text-properties style:font-name="游ゴシック" officeooo:paragraph-rsid="0104fac0" style:font-name-asian="游ゴシック" style:language-asian="ja" style:country-asian="JP"/>
    </style:style>
    <style:style style:name="P120" style:family="paragraph" style:parent-style-name="Table_20_Contents">
      <style:paragraph-properties style:line-height-at-least="0cm"/>
      <style:text-properties style:font-name="游ゴシック" officeooo:paragraph-rsid="00f010ce" style:font-name-asian="游ゴシック" style:language-asian="ja" style:country-asian="JP"/>
    </style:style>
    <style:style style:name="P121" style:family="paragraph" style:parent-style-name="Text_20_body">
      <style:paragraph-properties style:line-height-at-least="0cm"/>
      <style:text-properties style:font-name="游ゴシック" officeooo:paragraph-rsid="00f010ce" style:font-name-asian="游ゴシック" style:language-asian="ja" style:country-asian="JP"/>
    </style:style>
    <style:style style:name="P122" style:family="paragraph" style:parent-style-name="Table_20_Contents">
      <style:paragraph-properties style:line-height-at-least="0cm"/>
      <style:text-properties style:font-name="游ゴシック" officeooo:paragraph-rsid="00a7b48e" style:font-name-asian="游ゴシック" style:language-asian="ja" style:country-asian="JP"/>
    </style:style>
    <style:style style:name="P123" style:family="paragraph" style:parent-style-name="Text_20_body">
      <style:paragraph-properties style:line-height-at-least="0cm"/>
      <style:text-properties style:font-name="游ゴシック" officeooo:paragraph-rsid="00a7b48e" style:font-name-asian="游ゴシック" style:language-asian="ja" style:country-asian="JP"/>
    </style:style>
    <style:style style:name="P124" style:family="paragraph" style:parent-style-name="Table_20_Contents">
      <style:paragraph-properties style:line-height-at-least="0cm"/>
      <style:text-properties style:font-name="游ゴシック" officeooo:paragraph-rsid="003b43c3" style:font-name-asian="游ゴシック" style:language-asian="ja" style:country-asian="JP"/>
    </style:style>
    <style:style style:name="P125" style:family="paragraph" style:parent-style-name="Table_20_Contents">
      <style:paragraph-properties style:line-height-at-least="0cm"/>
      <style:text-properties style:font-name="游ゴシック" officeooo:paragraph-rsid="019366ce" style:font-name-asian="游ゴシック" style:language-asian="ja" style:country-asian="JP"/>
    </style:style>
    <style:style style:name="P126" style:family="paragraph" style:parent-style-name="Table_20_Contents">
      <style:paragraph-properties style:line-height-at-least="0cm"/>
      <style:text-properties style:font-name="游ゴシック" officeooo:paragraph-rsid="0122ae69" style:font-name-asian="游ゴシック" style:language-asian="ja" style:country-asian="JP"/>
    </style:style>
    <style:style style:name="P127" style:family="paragraph" style:parent-style-name="Table_20_Contents">
      <style:paragraph-properties style:line-height-at-least="0cm"/>
      <style:text-properties style:font-name="游ゴシック" officeooo:paragraph-rsid="0106731e" style:font-name-asian="游ゴシック" style:language-asian="ja" style:country-asian="JP"/>
    </style:style>
    <style:style style:name="P128" style:family="paragraph" style:parent-style-name="Table_20_Contents">
      <style:paragraph-properties style:line-height-at-least="0cm"/>
      <style:text-properties style:font-name="游ゴシック" officeooo:paragraph-rsid="003c0bf1" style:font-name-asian="游ゴシック" style:language-asian="ja" style:country-asian="JP"/>
    </style:style>
    <style:style style:name="P129" style:family="paragraph" style:parent-style-name="Table_20_Contents">
      <style:paragraph-properties style:line-height-at-least="0cm"/>
      <style:text-properties style:font-name="游ゴシック" officeooo:paragraph-rsid="007ce410" style:font-name-asian="游ゴシック" style:language-asian="ja" style:country-asian="JP"/>
    </style:style>
    <style:style style:name="P130" style:family="paragraph" style:parent-style-name="Text_20_body">
      <style:paragraph-properties style:line-height-at-least="0cm"/>
      <style:text-properties style:font-name="游ゴシック" officeooo:paragraph-rsid="007ce410" style:font-name-asian="游ゴシック" style:language-asian="ja" style:country-asian="JP"/>
    </style:style>
    <style:style style:name="P131" style:family="paragraph" style:parent-style-name="Table_20_Contents">
      <style:paragraph-properties style:line-height-at-least="0cm"/>
      <style:text-properties style:font-name="游ゴシック" officeooo:paragraph-rsid="0072fa55" style:font-name-asian="游ゴシック" style:language-asian="ja" style:country-asian="JP"/>
    </style:style>
    <style:style style:name="P132" style:family="paragraph" style:parent-style-name="Text_20_body">
      <style:paragraph-properties style:line-height-at-least="0cm"/>
      <style:text-properties style:font-name="游ゴシック" officeooo:paragraph-rsid="0072fa55" style:font-name-asian="游ゴシック" style:language-asian="ja" style:country-asian="JP"/>
    </style:style>
    <style:style style:name="P133" style:family="paragraph" style:parent-style-name="Table_20_Contents">
      <style:paragraph-properties style:line-height-at-least="0cm"/>
      <style:text-properties style:font-name="游ゴシック" officeooo:paragraph-rsid="00767dd0" style:font-name-asian="游ゴシック" style:language-asian="ja" style:country-asian="JP"/>
    </style:style>
    <style:style style:name="P134" style:family="paragraph" style:parent-style-name="Table_20_Contents">
      <style:paragraph-properties style:line-height-at-least="0cm"/>
      <style:text-properties style:font-name="游ゴシック" officeooo:paragraph-rsid="00181c4e" style:font-name-asian="游ゴシック" style:language-asian="ja" style:country-asian="JP"/>
    </style:style>
    <style:style style:name="P135" style:family="paragraph" style:parent-style-name="Table_20_Contents">
      <style:paragraph-properties style:line-height-at-least="0cm"/>
      <style:text-properties style:font-name="游ゴシック" officeooo:paragraph-rsid="0019b44d" style:font-name-asian="游ゴシック" style:language-asian="ja" style:country-asian="JP"/>
    </style:style>
    <style:style style:name="P136" style:family="paragraph" style:parent-style-name="Table_20_Contents">
      <style:paragraph-properties style:line-height-at-least="0cm"/>
      <style:text-properties style:font-name="游ゴシック" officeooo:paragraph-rsid="00d4b32f" style:font-name-asian="游ゴシック" style:language-asian="ja" style:country-asian="JP"/>
    </style:style>
    <style:style style:name="P137" style:family="paragraph" style:parent-style-name="Table_20_Contents">
      <style:paragraph-properties style:line-height-at-least="0cm"/>
      <style:text-properties style:font-name="游ゴシック" officeooo:paragraph-rsid="018bfb4e" style:font-name-asian="游ゴシック" style:language-asian="ja" style:country-asian="JP"/>
    </style:style>
    <style:style style:name="P138" style:family="paragraph" style:parent-style-name="Table_20_Contents">
      <style:paragraph-properties style:line-height-at-least="0cm"/>
      <style:text-properties style:font-name="游ゴシック" officeooo:paragraph-rsid="016cb7b7" style:font-name-asian="游ゴシック" style:language-asian="ja" style:country-asian="JP"/>
    </style:style>
    <style:style style:name="P139" style:family="paragraph" style:parent-style-name="Table_20_Contents">
      <style:paragraph-properties style:line-height-at-least="0cm"/>
      <style:text-properties style:font-name="游ゴシック" officeooo:paragraph-rsid="019aa0ea" style:font-name-asian="游ゴシック" style:language-asian="ja" style:country-asian="JP"/>
    </style:style>
    <style:style style:name="P140" style:family="paragraph" style:parent-style-name="Table_20_Contents">
      <style:paragraph-properties style:line-height-at-least="0cm"/>
      <style:text-properties style:font-name="游ゴシック" officeooo:paragraph-rsid="00c8c79e" style:font-name-asian="游ゴシック" style:language-asian="ja" style:country-asian="JP"/>
    </style:style>
    <style:style style:name="P141" style:family="paragraph" style:parent-style-name="Text_20_body">
      <style:paragraph-properties style:line-height-at-least="0cm"/>
      <style:text-properties style:font-name="游ゴシック" officeooo:paragraph-rsid="00c8c79e" style:font-name-asian="游ゴシック" style:language-asian="ja" style:country-asian="JP"/>
    </style:style>
    <style:style style:name="P142" style:family="paragraph" style:parent-style-name="Table_20_Contents">
      <style:paragraph-properties style:line-height-at-least="0cm"/>
      <style:text-properties style:font-name="游ゴシック" officeooo:paragraph-rsid="01a3cdb2" style:font-name-asian="游ゴシック" style:language-asian="ja" style:country-asian="JP"/>
    </style:style>
    <style:style style:name="P143" style:family="paragraph" style:parent-style-name="Table_20_Contents">
      <style:paragraph-properties style:line-height-at-least="0cm"/>
      <style:text-properties style:font-name="游ゴシック" officeooo:paragraph-rsid="019955bc" style:font-name-asian="游ゴシック" style:language-asian="ja" style:country-asian="JP"/>
    </style:style>
    <style:style style:name="P144" style:family="paragraph" style:parent-style-name="Table_20_Contents">
      <style:paragraph-properties style:line-height-at-least="0cm"/>
      <style:text-properties style:font-name="游ゴシック" officeooo:paragraph-rsid="00790870" style:font-name-asian="游ゴシック" style:language-asian="ja" style:country-asian="JP"/>
    </style:style>
    <style:style style:name="P145" style:family="paragraph" style:parent-style-name="Table_20_Contents">
      <style:paragraph-properties style:line-height-at-least="0cm"/>
      <style:text-properties style:font-name="游ゴシック" officeooo:paragraph-rsid="00842341" style:font-name-asian="游ゴシック" style:language-asian="ja" style:country-asian="JP"/>
    </style:style>
    <style:style style:name="P146" style:family="paragraph" style:parent-style-name="Table_20_Contents">
      <style:paragraph-properties style:line-height-at-least="0cm"/>
      <style:text-properties style:font-name="游ゴシック" officeooo:paragraph-rsid="003c7d1f" style:font-name-asian="游ゴシック" style:language-asian="ja" style:country-asian="JP"/>
    </style:style>
    <style:style style:name="P147" style:family="paragraph" style:parent-style-name="Table_20_Contents">
      <style:paragraph-properties style:line-height-at-least="0cm"/>
      <style:text-properties style:font-name="游ゴシック" officeooo:paragraph-rsid="003da1a2" style:font-name-asian="游ゴシック" style:language-asian="ja" style:country-asian="JP"/>
    </style:style>
    <style:style style:name="P148" style:family="paragraph" style:parent-style-name="Table_20_Contents">
      <style:paragraph-properties style:line-height-at-least="0cm"/>
      <style:text-properties style:font-name="游ゴシック" officeooo:paragraph-rsid="008f4ba2" style:font-name-asian="游ゴシック" style:language-asian="ja" style:country-asian="JP"/>
    </style:style>
    <style:style style:name="P149" style:family="paragraph" style:parent-style-name="Table_20_Contents">
      <style:paragraph-properties style:line-height-at-least="0cm"/>
      <style:text-properties style:font-name="游ゴシック" officeooo:paragraph-rsid="00956c8f" style:font-name-asian="游ゴシック" style:language-asian="ja" style:country-asian="JP"/>
    </style:style>
    <style:style style:name="P150" style:family="paragraph" style:parent-style-name="Table_20_Contents">
      <style:paragraph-properties style:line-height-at-least="0cm"/>
      <style:text-properties style:font-name="游ゴシック" officeooo:paragraph-rsid="0036c41a" style:font-name-asian="游ゴシック" style:language-asian="ja" style:country-asian="JP"/>
    </style:style>
    <style:style style:name="P151" style:family="paragraph" style:parent-style-name="Table_20_Contents">
      <style:paragraph-properties style:line-height-at-least="0cm"/>
      <style:text-properties style:font-name="游ゴシック" officeooo:paragraph-rsid="019d4580" style:font-name-asian="游ゴシック" style:language-asian="ja" style:country-asian="JP"/>
    </style:style>
    <style:style style:name="P152" style:family="paragraph" style:parent-style-name="Table_20_Contents">
      <style:paragraph-properties style:line-height-at-least="0cm"/>
      <style:text-properties style:font-name="游ゴシック" officeooo:paragraph-rsid="0071a7c3" style:font-name-asian="游ゴシック" style:language-asian="ja" style:country-asian="JP"/>
    </style:style>
    <style:style style:name="P153" style:family="paragraph" style:parent-style-name="Text_20_body">
      <style:paragraph-properties style:line-height-at-least="0cm"/>
      <style:text-properties style:font-name="游ゴシック" officeooo:paragraph-rsid="0071a7c3" style:font-name-asian="游ゴシック" style:language-asian="ja" style:country-asian="JP"/>
    </style:style>
    <style:style style:name="P154" style:family="paragraph" style:parent-style-name="Table_20_Contents">
      <style:paragraph-properties style:line-height-at-least="0cm"/>
      <style:text-properties style:font-name="游ゴシック" officeooo:paragraph-rsid="01024456" style:font-name-asian="游ゴシック" style:language-asian="ja" style:country-asian="JP"/>
    </style:style>
    <style:style style:name="P155" style:family="paragraph" style:parent-style-name="Text_20_body">
      <style:paragraph-properties style:line-height-at-least="0cm"/>
      <style:text-properties style:font-name="游ゴシック" officeooo:paragraph-rsid="01024456" style:font-name-asian="游ゴシック" style:language-asian="ja" style:country-asian="JP"/>
    </style:style>
    <style:style style:name="P156" style:family="paragraph" style:parent-style-name="Table_20_Contents">
      <style:paragraph-properties style:line-height-at-least="0cm"/>
      <style:text-properties style:font-name="游ゴシック" officeooo:paragraph-rsid="003ec7f2" style:font-name-asian="游ゴシック" style:language-asian="ja" style:country-asian="JP"/>
    </style:style>
    <style:style style:name="P157" style:family="paragraph" style:parent-style-name="Table_20_Contents">
      <style:paragraph-properties style:line-height-at-least="0cm"/>
      <style:text-properties style:font-name="游ゴシック" officeooo:paragraph-rsid="0095fee2" style:font-name-asian="游ゴシック" style:language-asian="ja" style:country-asian="JP"/>
    </style:style>
    <style:style style:name="P158" style:family="paragraph" style:parent-style-name="Text_20_body">
      <style:paragraph-properties style:line-height-at-least="0cm"/>
      <style:text-properties style:font-name="游ゴシック" officeooo:paragraph-rsid="0095fee2" style:font-name-asian="游ゴシック" style:language-asian="ja" style:country-asian="JP"/>
    </style:style>
    <style:style style:name="P159" style:family="paragraph" style:parent-style-name="Table_20_Contents">
      <style:paragraph-properties style:line-height-at-least="0cm"/>
      <style:text-properties style:font-name="游ゴシック" officeooo:paragraph-rsid="0076c1c0" style:font-name-asian="游ゴシック" style:language-asian="ja" style:country-asian="JP"/>
    </style:style>
    <style:style style:name="P160" style:family="paragraph" style:parent-style-name="Text_20_body">
      <style:paragraph-properties style:line-height-at-least="0cm"/>
      <style:text-properties style:font-name="游ゴシック" officeooo:paragraph-rsid="0076c1c0" style:font-name-asian="游ゴシック" style:language-asian="ja" style:country-asian="JP"/>
    </style:style>
    <style:style style:name="P161" style:family="paragraph" style:parent-style-name="Table_20_Contents">
      <style:paragraph-properties style:line-height-at-least="0cm"/>
      <style:text-properties style:font-name="游ゴシック" officeooo:paragraph-rsid="0180985d" style:font-name-asian="游ゴシック" style:language-asian="ja" style:country-asian="JP"/>
    </style:style>
    <style:style style:name="P162" style:family="paragraph" style:parent-style-name="Text_20_body">
      <style:paragraph-properties style:line-height-at-least="0cm"/>
      <style:text-properties style:font-name="游ゴシック" officeooo:paragraph-rsid="0180985d" style:font-name-asian="游ゴシック" style:language-asian="ja" style:country-asian="JP"/>
    </style:style>
    <style:style style:name="P163" style:family="paragraph" style:parent-style-name="Table_20_Contents">
      <style:paragraph-properties style:line-height-at-least="0cm"/>
      <style:text-properties style:font-name="游ゴシック" officeooo:paragraph-rsid="00709b59" style:font-name-asian="游ゴシック" style:language-asian="ja" style:country-asian="JP"/>
    </style:style>
    <style:style style:name="P164" style:family="paragraph" style:parent-style-name="Text_20_body">
      <style:paragraph-properties style:line-height-at-least="0cm"/>
      <style:text-properties style:font-name="游ゴシック" officeooo:paragraph-rsid="00709b59" style:font-name-asian="游ゴシック" style:language-asian="ja" style:country-asian="JP"/>
    </style:style>
    <style:style style:name="P165" style:family="paragraph" style:parent-style-name="Table_20_Contents">
      <style:paragraph-properties style:line-height-at-least="0cm"/>
      <style:text-properties style:font-name="游ゴシック" officeooo:paragraph-rsid="005e9464" style:font-name-asian="游ゴシック" style:language-asian="ja" style:country-asian="JP"/>
    </style:style>
    <style:style style:name="P166" style:family="paragraph" style:parent-style-name="Table_20_Contents">
      <style:paragraph-properties style:line-height-at-least="0cm"/>
      <style:text-properties style:font-name="游ゴシック" officeooo:paragraph-rsid="009d6634" style:font-name-asian="游ゴシック" style:language-asian="ja" style:country-asian="JP"/>
    </style:style>
    <style:style style:name="P167" style:family="paragraph" style:parent-style-name="Table_20_Contents">
      <style:paragraph-properties style:line-height-at-least="0cm"/>
      <style:text-properties style:font-name="游ゴシック" officeooo:paragraph-rsid="0055ef95" style:font-name-asian="游ゴシック" style:language-asian="ja" style:country-asian="JP"/>
    </style:style>
    <style:style style:name="P168" style:family="paragraph" style:parent-style-name="Table_20_Contents">
      <style:paragraph-properties style:line-height-at-least="0cm"/>
      <style:text-properties style:font-name="游ゴシック" officeooo:paragraph-rsid="003f7e4b" style:font-name-asian="游ゴシック" style:language-asian="ja" style:country-asian="JP"/>
    </style:style>
    <style:style style:name="P169" style:family="paragraph" style:parent-style-name="Table_20_Contents">
      <style:paragraph-properties style:line-height-at-least="0cm"/>
      <style:text-properties style:font-name="游ゴシック" officeooo:paragraph-rsid="00a72be1" style:font-name-asian="游ゴシック" style:language-asian="ja" style:country-asian="JP"/>
    </style:style>
    <style:style style:name="P170" style:family="paragraph" style:parent-style-name="Table_20_Contents">
      <style:paragraph-properties style:line-height-at-least="0cm"/>
      <style:text-properties style:font-name="游ゴシック" officeooo:paragraph-rsid="001a934f" style:font-name-asian="游ゴシック" style:language-asian="ja" style:country-asian="JP"/>
    </style:style>
    <style:style style:name="P171" style:family="paragraph" style:parent-style-name="Table_20_Contents">
      <style:paragraph-properties style:line-height-at-least="0cm"/>
      <style:text-properties style:font-name="游ゴシック" officeooo:paragraph-rsid="0175cc94" style:font-name-asian="游ゴシック" style:language-asian="ja" style:country-asian="JP"/>
    </style:style>
    <style:style style:name="P172" style:family="paragraph" style:parent-style-name="Table_20_Contents">
      <style:paragraph-properties style:line-height-at-least="0cm"/>
      <style:text-properties style:font-name="游ゴシック" officeooo:paragraph-rsid="005e94ef" style:font-name-asian="游ゴシック" style:language-asian="ja" style:country-asian="JP"/>
    </style:style>
    <style:style style:name="P173" style:family="paragraph" style:parent-style-name="Table_20_Contents">
      <style:paragraph-properties style:line-height-at-least="0cm"/>
      <style:text-properties style:font-name="游ゴシック" officeooo:paragraph-rsid="0060f41f" style:font-name-asian="游ゴシック" style:language-asian="ja" style:country-asian="JP"/>
    </style:style>
    <style:style style:name="P174"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175"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officeooo:paragraph-rsid="0104fac0"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176" style:family="paragraph" style:parent-style-name="Table_20_Contents">
      <style:paragraph-properties style:line-height-at-least="0cm"/>
      <style:text-properties style:font-name="游ゴシック" officeooo:paragraph-rsid="00a5b737" style:font-name-asian="游ゴシック" style:language-asian="ja" style:country-asian="JP"/>
    </style:style>
    <style:style style:name="P177" style:family="paragraph" style:parent-style-name="Table_20_Contents">
      <style:paragraph-properties style:line-height-at-least="0cm"/>
      <style:text-properties style:font-name="游ゴシック" officeooo:paragraph-rsid="010122e8" style:font-name-asian="游ゴシック" style:language-asian="ja" style:country-asian="JP"/>
    </style:style>
    <style:style style:name="P178" style:family="paragraph" style:parent-style-name="Table_20_Contents">
      <style:paragraph-properties style:line-height-at-least="0cm"/>
      <style:text-properties style:font-name="游ゴシック" officeooo:paragraph-rsid="00c9ed31" style:font-name-asian="游ゴシック" style:language-asian="ja" style:country-asian="JP"/>
    </style:style>
    <style:style style:name="P179" style:family="paragraph" style:parent-style-name="Text_20_body">
      <style:paragraph-properties style:line-height-at-least="0cm"/>
      <style:text-properties style:font-name="游ゴシック" officeooo:paragraph-rsid="00c9ed31" style:font-name-asian="游ゴシック" style:language-asian="ja" style:country-asian="JP"/>
    </style:style>
    <style:style style:name="P180" style:family="paragraph" style:parent-style-name="Table_20_Contents">
      <style:paragraph-properties style:line-height-at-least="0cm"/>
      <style:text-properties style:font-name="游ゴシック" officeooo:paragraph-rsid="00cecbcd" style:font-name-asian="游ゴシック" style:language-asian="ja" style:country-asian="JP"/>
    </style:style>
    <style:style style:name="P181" style:family="paragraph" style:parent-style-name="Table_20_Contents">
      <style:paragraph-properties style:line-height-at-least="0cm"/>
      <style:text-properties style:font-name="游ゴシック" officeooo:paragraph-rsid="002a16fa" style:font-name-asian="游ゴシック" style:language-asian="ja" style:country-asian="JP"/>
    </style:style>
    <style:style style:name="P182" style:family="paragraph" style:parent-style-name="Table_20_Contents">
      <style:paragraph-properties style:line-height-at-least="0cm"/>
      <style:text-properties style:font-name="游ゴシック" officeooo:paragraph-rsid="00ebcae7" style:font-name-asian="游ゴシック" style:language-asian="ja" style:country-asian="JP"/>
    </style:style>
    <style:style style:name="P183" style:family="paragraph" style:parent-style-name="Table_20_Contents">
      <style:paragraph-properties style:line-height-at-least="0cm"/>
      <style:text-properties style:font-name="游ゴシック" officeooo:paragraph-rsid="006efcd4" style:font-name-asian="游ゴシック" style:language-asian="ja" style:country-asian="JP"/>
    </style:style>
    <style:style style:name="P184" style:family="paragraph" style:parent-style-name="Table_20_Contents">
      <style:paragraph-properties style:line-height-at-least="0cm"/>
      <style:text-properties style:font-name="游ゴシック" officeooo:paragraph-rsid="001bc9ba" style:font-name-asian="游ゴシック" style:language-asian="ja" style:country-asian="JP"/>
    </style:style>
    <style:style style:name="P185" style:family="paragraph" style:parent-style-name="Table_20_Contents">
      <style:paragraph-properties style:line-height-at-least="0cm"/>
      <style:text-properties style:font-name="游ゴシック" officeooo:paragraph-rsid="00764715" style:font-name-asian="游ゴシック" style:language-asian="ja" style:country-asian="JP"/>
    </style:style>
    <style:style style:name="P186" style:family="paragraph" style:parent-style-name="Text_20_body">
      <style:paragraph-properties style:line-height-at-least="0cm"/>
      <style:text-properties style:font-name="游ゴシック" officeooo:paragraph-rsid="00764715" style:font-name-asian="游ゴシック" style:language-asian="ja" style:country-asian="JP"/>
    </style:style>
    <style:style style:name="P187" style:family="paragraph" style:parent-style-name="Table_20_Contents">
      <style:paragraph-properties style:line-height-at-least="0cm"/>
      <style:text-properties style:font-name="游ゴシック" officeooo:paragraph-rsid="014a0d4d" style:font-name-asian="游ゴシック" style:language-asian="ja" style:country-asian="JP"/>
    </style:style>
    <style:style style:name="P188" style:family="paragraph" style:parent-style-name="Table_20_Contents">
      <style:paragraph-properties style:line-height-at-least="0cm"/>
      <style:text-properties style:font-name="游ゴシック" officeooo:paragraph-rsid="00c06d54" style:font-name-asian="游ゴシック" style:language-asian="ja" style:country-asian="JP"/>
    </style:style>
    <style:style style:name="P189" style:family="paragraph" style:parent-style-name="Table_20_Contents">
      <style:paragraph-properties style:line-height-at-least="0cm"/>
      <style:text-properties style:font-name="游ゴシック" officeooo:paragraph-rsid="00c188f6" style:font-name-asian="游ゴシック" style:language-asian="ja" style:country-asian="JP"/>
    </style:style>
    <style:style style:name="P190" style:family="paragraph" style:parent-style-name="Table_20_Contents">
      <style:paragraph-properties style:line-height-at-least="0cm"/>
      <style:text-properties style:font-name="游ゴシック" officeooo:paragraph-rsid="0127db48" style:font-name-asian="游ゴシック" style:language-asian="ja" style:country-asian="JP"/>
    </style:style>
    <style:style style:name="P191" style:family="paragraph" style:parent-style-name="Table_20_Contents">
      <style:paragraph-properties style:line-height-at-least="0cm"/>
      <style:text-properties style:font-name="游ゴシック" officeooo:paragraph-rsid="0127ddb9" style:font-name-asian="游ゴシック" style:language-asian="ja" style:country-asian="JP"/>
    </style:style>
    <style:style style:name="P192" style:family="paragraph" style:parent-style-name="Table_20_Contents">
      <style:paragraph-properties style:line-height-at-least="0cm"/>
      <style:text-properties style:font-name="游ゴシック" officeooo:paragraph-rsid="012b1923" style:font-name-asian="游ゴシック" style:language-asian="ja" style:country-asian="JP"/>
    </style:style>
    <style:style style:name="P193" style:family="paragraph" style:parent-style-name="Table_20_Contents">
      <style:paragraph-properties style:line-height-at-least="0cm"/>
      <style:text-properties style:font-name="游ゴシック" officeooo:paragraph-rsid="01322548" style:font-name-asian="游ゴシック" style:language-asian="ja" style:country-asian="JP"/>
    </style:style>
    <style:style style:name="P194" style:family="paragraph" style:parent-style-name="Table_20_Contents">
      <style:paragraph-properties style:line-height-at-least="0cm"/>
      <style:text-properties style:font-name="游ゴシック" officeooo:paragraph-rsid="0132e14b" style:font-name-asian="游ゴシック" style:language-asian="ja" style:country-asian="JP"/>
    </style:style>
    <style:style style:name="P195" style:family="paragraph" style:parent-style-name="Table_20_Contents">
      <style:paragraph-properties style:line-height-at-least="0cm"/>
      <style:text-properties style:font-name="游ゴシック" officeooo:paragraph-rsid="012f6ba9" style:font-name-asian="游ゴシック" style:language-asian="ja" style:country-asian="JP"/>
    </style:style>
    <style:style style:name="P196" style:family="paragraph" style:parent-style-name="Table_20_Contents">
      <style:paragraph-properties style:line-height-at-least="0cm"/>
      <style:text-properties style:font-name="游ゴシック" officeooo:paragraph-rsid="012e4bf8" style:font-name-asian="游ゴシック" style:language-asian="ja" style:country-asian="JP"/>
    </style:style>
    <style:style style:name="P197" style:family="paragraph" style:parent-style-name="Table_20_Contents">
      <style:paragraph-properties style:line-height-at-least="0cm"/>
      <style:text-properties style:font-name="游ゴシック" officeooo:paragraph-rsid="0130dc35" style:font-name-asian="游ゴシック" style:language-asian="ja" style:country-asian="JP"/>
    </style:style>
    <style:style style:name="P198" style:family="paragraph" style:parent-style-name="Table_20_Contents">
      <style:paragraph-properties style:line-height-at-least="0cm"/>
      <style:text-properties style:font-name="游ゴシック" officeooo:paragraph-rsid="0083db2e" style:font-name-asian="游ゴシック" style:language-asian="ja" style:country-asian="JP"/>
    </style:style>
    <style:style style:name="P199" style:family="paragraph" style:parent-style-name="Table_20_Contents">
      <style:paragraph-properties style:line-height-at-least="0cm"/>
      <style:text-properties style:font-name="游ゴシック" officeooo:paragraph-rsid="019e2f7a" style:font-name-asian="游ゴシック" style:language-asian="ja" style:country-asian="JP"/>
    </style:style>
    <style:style style:name="P200" style:family="paragraph" style:parent-style-name="Table_20_Contents">
      <style:paragraph-properties style:line-height-at-least="0cm"/>
      <style:text-properties style:font-name="游ゴシック" officeooo:paragraph-rsid="00403a64" style:font-name-asian="游ゴシック" style:language-asian="ja" style:country-asian="JP"/>
    </style:style>
    <style:style style:name="P201" style:family="paragraph" style:parent-style-name="Table_20_Contents">
      <style:paragraph-properties style:line-height-at-least="0cm"/>
      <style:text-properties style:font-name="游ゴシック" officeooo:paragraph-rsid="001f02fd" style:font-name-asian="游ゴシック" style:language-asian="ja" style:country-asian="JP"/>
    </style:style>
    <style:style style:name="P202" style:family="paragraph" style:parent-style-name="Text_20_body">
      <style:paragraph-properties style:line-height-at-least="0cm"/>
      <style:text-properties style:font-name="游ゴシック" officeooo:paragraph-rsid="001f02fd" style:font-name-asian="游ゴシック" style:language-asian="ja" style:country-asian="JP"/>
    </style:style>
    <style:style style:name="P203" style:family="paragraph" style:parent-style-name="Table_20_Contents">
      <style:paragraph-properties style:line-height-at-least="0cm"/>
      <style:text-properties style:font-name="游ゴシック" officeooo:paragraph-rsid="009fe0bd" style:font-name-asian="游ゴシック" style:language-asian="ja" style:country-asian="JP"/>
    </style:style>
    <style:style style:name="P204" style:family="paragraph" style:parent-style-name="Table_20_Contents">
      <style:paragraph-properties style:line-height-at-least="0cm"/>
      <style:text-properties style:font-name="游ゴシック" officeooo:paragraph-rsid="0110b931" style:font-name-asian="游ゴシック" style:language-asian="ja" style:country-asian="JP"/>
    </style:style>
    <style:style style:name="P205" style:family="paragraph" style:parent-style-name="Table_20_Contents">
      <style:paragraph-properties style:line-height-at-least="0cm"/>
      <style:text-properties style:font-name="游ゴシック" officeooo:paragraph-rsid="0067eb03" style:font-name-asian="游ゴシック" style:language-asian="ja" style:country-asian="JP"/>
    </style:style>
    <style:style style:name="P206" style:family="paragraph" style:parent-style-name="Table_20_Contents">
      <style:paragraph-properties style:line-height-at-least="0cm"/>
      <style:text-properties style:font-name="游ゴシック" officeooo:paragraph-rsid="006c49af" style:font-name-asian="游ゴシック" style:language-asian="ja" style:country-asian="JP"/>
    </style:style>
    <style:style style:name="P207" style:family="paragraph" style:parent-style-name="Table_20_Contents">
      <style:paragraph-properties style:line-height-at-least="0cm"/>
      <style:text-properties style:font-name="游ゴシック" officeooo:paragraph-rsid="00a96d05" style:font-name-asian="游ゴシック" style:language-asian="ja" style:country-asian="JP"/>
    </style:style>
    <style:style style:name="P208" style:family="paragraph" style:parent-style-name="Table_20_Contents">
      <style:paragraph-properties style:line-height-at-least="0cm"/>
      <style:text-properties style:font-name="游ゴシック" officeooo:paragraph-rsid="0097330e" style:font-name-asian="游ゴシック" style:language-asian="ja" style:country-asian="JP"/>
    </style:style>
    <style:style style:name="P209" style:family="paragraph" style:parent-style-name="Table_20_Contents">
      <style:paragraph-properties style:line-height-at-least="0cm"/>
      <style:text-properties style:font-name="游ゴシック" officeooo:paragraph-rsid="01650bc3" style:font-name-asian="游ゴシック" style:language-asian="ja" style:country-asian="JP"/>
    </style:style>
    <style:style style:name="P210" style:family="paragraph" style:parent-style-name="Table_20_Contents">
      <style:paragraph-properties style:line-height-at-least="0cm"/>
      <style:text-properties style:font-name="游ゴシック" officeooo:paragraph-rsid="00976b48" style:font-name-asian="游ゴシック" style:language-asian="ja" style:country-asian="JP"/>
    </style:style>
    <style:style style:name="P211" style:family="paragraph" style:parent-style-name="Text_20_body">
      <style:paragraph-properties style:line-height-at-least="0cm"/>
      <style:text-properties style:font-name="游ゴシック" officeooo:paragraph-rsid="00976b48" style:font-name-asian="游ゴシック" style:language-asian="ja" style:country-asian="JP"/>
    </style:style>
    <style:style style:name="P212" style:family="paragraph" style:parent-style-name="Table_20_Contents">
      <style:paragraph-properties style:line-height-at-least="0cm"/>
      <style:text-properties style:font-name="游ゴシック" officeooo:paragraph-rsid="0178ee1e" style:font-name-asian="游ゴシック" style:language-asian="ja" style:country-asian="JP"/>
    </style:style>
    <style:style style:name="P213" style:family="paragraph" style:parent-style-name="Table_20_Contents">
      <style:paragraph-properties style:line-height-at-least="0cm"/>
      <style:text-properties style:font-name="游ゴシック" officeooo:paragraph-rsid="007468d5" style:font-name-asian="游ゴシック" style:language-asian="ja" style:country-asian="JP"/>
    </style:style>
    <style:style style:name="P214" style:family="paragraph" style:parent-style-name="Table_20_Contents">
      <style:paragraph-properties style:line-height-at-least="0cm"/>
      <style:text-properties style:font-name="游ゴシック" officeooo:paragraph-rsid="01aa3afa" style:font-name-asian="游ゴシック" style:language-asian="ja" style:country-asian="JP"/>
    </style:style>
    <style:style style:name="P215" style:family="paragraph" style:parent-style-name="Table_20_Contents">
      <style:paragraph-properties style:line-height-at-least="0cm"/>
      <style:text-properties style:font-name="游ゴシック" officeooo:paragraph-rsid="01343121" style:font-name-asian="游ゴシック" style:language-asian="ja" style:country-asian="JP"/>
    </style:style>
    <style:style style:name="P216" style:family="paragraph" style:parent-style-name="Table_20_Contents">
      <style:paragraph-properties style:line-height-at-least="0cm"/>
      <style:text-properties style:font-name="游ゴシック" officeooo:paragraph-rsid="009eef42" style:font-name-asian="游ゴシック" style:language-asian="ja" style:country-asian="JP"/>
    </style:style>
    <style:style style:name="P217" style:family="paragraph" style:parent-style-name="Table_20_Contents">
      <style:paragraph-properties style:line-height-at-least="0cm"/>
      <style:text-properties style:font-name="游ゴシック" officeooo:paragraph-rsid="009f3de0" style:font-name-asian="游ゴシック" style:language-asian="ja" style:country-asian="JP"/>
    </style:style>
    <style:style style:name="P218" style:family="paragraph" style:parent-style-name="Table_20_Contents">
      <style:paragraph-properties style:line-height-at-least="0cm"/>
      <style:text-properties style:font-name="游ゴシック" officeooo:paragraph-rsid="009f51ff" style:font-name-asian="游ゴシック" style:language-asian="ja" style:country-asian="JP"/>
    </style:style>
    <style:style style:name="P219" style:family="paragraph" style:parent-style-name="Table_20_Contents">
      <style:paragraph-properties style:line-height-at-least="0cm"/>
      <style:text-properties style:font-name="游ゴシック" officeooo:paragraph-rsid="0041ffda" style:font-name-asian="游ゴシック" style:language-asian="ja" style:country-asian="JP"/>
    </style:style>
    <style:style style:name="P220" style:family="paragraph" style:parent-style-name="Table_20_Contents">
      <style:paragraph-properties style:line-height-at-least="0cm"/>
      <style:text-properties style:font-name="游ゴシック" officeooo:paragraph-rsid="00660667" style:font-name-asian="游ゴシック" style:language-asian="ja" style:country-asian="JP"/>
    </style:style>
    <style:style style:name="P221" style:family="paragraph" style:parent-style-name="Table_20_Contents">
      <style:paragraph-properties style:line-height-at-least="0cm"/>
      <style:text-properties style:font-name="游ゴシック" officeooo:paragraph-rsid="017f2cca" style:font-name-asian="游ゴシック" style:language-asian="ja" style:country-asian="JP"/>
    </style:style>
    <style:style style:name="P222" style:family="paragraph" style:parent-style-name="Table_20_Contents">
      <style:paragraph-properties style:line-height-at-least="0cm"/>
      <style:text-properties style:font-name="游ゴシック" officeooo:paragraph-rsid="0044d140" style:font-name-asian="游ゴシック" style:language-asian="ja" style:country-asian="JP"/>
    </style:style>
    <style:style style:name="P223" style:family="paragraph" style:parent-style-name="Table_20_Contents">
      <style:paragraph-properties style:line-height-at-least="0cm"/>
      <style:text-properties style:font-name="游ゴシック" officeooo:paragraph-rsid="01242055" style:font-name-asian="游ゴシック" style:language-asian="ja" style:country-asian="JP"/>
    </style:style>
    <style:style style:name="P224" style:family="paragraph" style:parent-style-name="Table_20_Contents">
      <style:paragraph-properties style:line-height-at-least="0cm"/>
      <style:text-properties style:font-name="游ゴシック" officeooo:paragraph-rsid="0169fbcc" style:font-name-asian="游ゴシック" style:language-asian="ja" style:country-asian="JP"/>
    </style:style>
    <style:style style:name="P225" style:family="paragraph" style:parent-style-name="Table_20_Contents">
      <style:paragraph-properties style:line-height-at-least="0cm"/>
      <style:text-properties style:font-name="游ゴシック" officeooo:paragraph-rsid="00bc89bb" style:font-name-asian="游ゴシック" style:language-asian="ja" style:country-asian="JP"/>
    </style:style>
    <style:style style:name="P226" style:family="paragraph" style:parent-style-name="Text_20_body">
      <style:paragraph-properties style:line-height-at-least="0cm"/>
      <style:text-properties style:font-name="游ゴシック" officeooo:paragraph-rsid="00bc89bb" style:font-name-asian="游ゴシック" style:language-asian="ja" style:country-asian="JP"/>
    </style:style>
    <style:style style:name="P227" style:family="paragraph" style:parent-style-name="Table_20_Contents">
      <style:paragraph-properties style:line-height-at-least="0cm"/>
      <style:text-properties style:font-name="游ゴシック" officeooo:paragraph-rsid="016618e5" style:font-name-asian="游ゴシック" style:language-asian="ja" style:country-asian="JP"/>
    </style:style>
    <style:style style:name="P228" style:family="paragraph" style:parent-style-name="Table_20_Contents">
      <style:paragraph-properties style:line-height-at-least="0cm"/>
      <style:text-properties style:font-name="游ゴシック" officeooo:paragraph-rsid="007debb3" style:font-name-asian="游ゴシック" style:language-asian="ja" style:country-asian="JP"/>
    </style:style>
    <style:style style:name="P229" style:family="paragraph" style:parent-style-name="Text_20_body">
      <style:paragraph-properties style:line-height-at-least="0cm"/>
      <style:text-properties style:font-name="游ゴシック" officeooo:paragraph-rsid="007debb3" style:font-name-asian="游ゴシック" style:language-asian="ja" style:country-asian="JP"/>
    </style:style>
    <style:style style:name="P230" style:family="paragraph" style:parent-style-name="Table_20_Contents">
      <style:paragraph-properties style:line-height-at-least="0cm"/>
      <style:text-properties style:font-name="游ゴシック" officeooo:paragraph-rsid="00465a4c" style:font-name-asian="游ゴシック" style:language-asian="ja" style:country-asian="JP"/>
    </style:style>
    <style:style style:name="P231" style:family="paragraph" style:parent-style-name="Table_20_Contents">
      <style:paragraph-properties style:line-height-at-least="0cm"/>
      <style:text-properties style:font-name="游ゴシック" officeooo:paragraph-rsid="011212c8" style:font-name-asian="游ゴシック" style:language-asian="ja" style:country-asian="JP"/>
    </style:style>
    <style:style style:name="P232" style:family="paragraph" style:parent-style-name="Table_20_Contents">
      <style:paragraph-properties style:line-height-at-least="0cm"/>
      <style:text-properties style:font-name="游ゴシック" officeooo:paragraph-rsid="0125e0d1" style:font-name-asian="游ゴシック" style:language-asian="ja" style:country-asian="JP"/>
    </style:style>
    <style:style style:name="P233" style:family="paragraph" style:parent-style-name="Table_20_Contents">
      <style:paragraph-properties style:line-height-at-least="0cm"/>
      <style:text-properties style:font-name="游ゴシック" officeooo:paragraph-rsid="004746bb" style:font-name-asian="游ゴシック" style:language-asian="ja" style:country-asian="JP"/>
    </style:style>
    <style:style style:name="P234" style:family="paragraph" style:parent-style-name="Table_20_Contents">
      <style:paragraph-properties style:line-height-at-least="0cm"/>
      <style:text-properties style:font-name="游ゴシック" officeooo:paragraph-rsid="016c093b" style:font-name-asian="游ゴシック" style:language-asian="ja" style:country-asian="JP"/>
    </style:style>
    <style:style style:name="P235" style:family="paragraph" style:parent-style-name="Table_20_Contents">
      <style:paragraph-properties style:line-height-at-least="0cm"/>
      <style:text-properties style:font-name="游ゴシック" officeooo:paragraph-rsid="0189f04a" style:font-name-asian="游ゴシック" style:language-asian="ja" style:country-asian="JP"/>
    </style:style>
    <style:style style:name="P236" style:family="paragraph" style:parent-style-name="Table_20_Contents">
      <style:paragraph-properties style:line-height-at-least="0cm"/>
      <style:text-properties style:font-name="游ゴシック" officeooo:paragraph-rsid="007b7363" style:font-name-asian="游ゴシック" style:language-asian="ja" style:country-asian="JP"/>
    </style:style>
    <style:style style:name="P237" style:family="paragraph" style:parent-style-name="Table_20_Contents">
      <style:paragraph-properties style:line-height-at-least="0cm"/>
      <style:text-properties style:font-name="游ゴシック" officeooo:paragraph-rsid="0052c271" style:font-name-asian="游ゴシック" style:language-asian="ja" style:country-asian="JP"/>
    </style:style>
    <style:style style:name="P238" style:family="paragraph" style:parent-style-name="Table_20_Contents">
      <style:paragraph-properties style:line-height-at-least="0cm"/>
      <style:text-properties style:font-name="游ゴシック" officeooo:paragraph-rsid="0056e5e9" style:font-name-asian="游ゴシック" style:language-asian="ja" style:country-asian="JP"/>
    </style:style>
    <style:style style:name="P239" style:family="paragraph" style:parent-style-name="Table_20_Contents">
      <style:paragraph-properties style:line-height-at-least="0cm"/>
      <style:text-properties style:font-name="游ゴシック" officeooo:paragraph-rsid="005f2b63" style:font-name-asian="游ゴシック" style:language-asian="ja" style:country-asian="JP"/>
    </style:style>
    <style:style style:name="P240" style:family="paragraph" style:parent-style-name="Table_20_Contents">
      <style:paragraph-properties style:line-height-at-least="0cm"/>
      <style:text-properties style:font-name="游ゴシック" officeooo:paragraph-rsid="00b847d5" style:font-name-asian="游ゴシック" style:language-asian="ja" style:country-asian="JP"/>
    </style:style>
    <style:style style:name="P241" style:family="paragraph" style:parent-style-name="Table_20_Contents">
      <style:paragraph-properties style:line-height-at-least="0cm"/>
      <style:text-properties style:font-name="游ゴシック" officeooo:paragraph-rsid="006ac80d" style:font-name-asian="游ゴシック" style:language-asian="ja" style:country-asian="JP"/>
    </style:style>
    <style:style style:name="P242" style:family="paragraph" style:parent-style-name="Table_20_Contents">
      <style:paragraph-properties style:line-height-at-least="0cm"/>
      <style:text-properties style:font-name="游ゴシック" officeooo:paragraph-rsid="007cafe3" style:font-name-asian="游ゴシック" style:language-asian="ja" style:country-asian="JP"/>
    </style:style>
    <style:style style:name="P243" style:family="paragraph" style:parent-style-name="Table_20_Contents">
      <style:paragraph-properties style:line-height-at-least="0cm"/>
      <style:text-properties style:font-name="游ゴシック" officeooo:paragraph-rsid="006d5c57" style:font-name-asian="游ゴシック" style:language-asian="ja" style:country-asian="JP"/>
    </style:style>
    <style:style style:name="P244" style:family="paragraph" style:parent-style-name="Table_20_Contents">
      <style:paragraph-properties style:line-height-at-least="0cm"/>
      <style:text-properties style:font-name="游ゴシック" officeooo:paragraph-rsid="018a5b0f" style:font-name-asian="游ゴシック" style:language-asian="ja" style:country-asian="JP"/>
    </style:style>
    <style:style style:name="P245" style:family="paragraph" style:parent-style-name="Table_20_Contents">
      <style:paragraph-properties style:line-height-at-least="0cm" fo:text-align="end" style:justify-single-word="false"/>
      <style:text-properties style:font-name="游ゴシック" officeooo:paragraph-rsid="018bfb4e" style:font-name-asian="游ゴシック" style:language-asian="ja" style:country-asian="JP"/>
    </style:style>
    <style:style style:name="P246" style:family="paragraph" style:parent-style-name="Table_20_Contents">
      <style:paragraph-properties style:line-height-at-least="0cm"/>
      <style:text-properties style:font-name="游ゴシック" officeooo:paragraph-rsid="00e40304" style:font-name-asian="游ゴシック" style:language-asian="ja" style:country-asian="JP"/>
    </style:style>
    <style:style style:name="P247" style:family="paragraph" style:parent-style-name="Table_20_Contents">
      <style:paragraph-properties style:line-height-at-least="0cm"/>
      <style:text-properties style:font-name="游ゴシック" officeooo:paragraph-rsid="0171729c" style:font-name-asian="游ゴシック" style:language-asian="ja" style:country-asian="JP"/>
    </style:style>
    <style:style style:name="P248" style:family="paragraph" style:parent-style-name="Table_20_Contents">
      <style:paragraph-properties style:line-height-at-least="0cm"/>
      <style:text-properties style:font-name="游ゴシック" officeooo:paragraph-rsid="0171b371" style:font-name-asian="游ゴシック" style:language-asian="ja" style:country-asian="JP"/>
    </style:style>
    <style:style style:name="P249" style:family="paragraph" style:parent-style-name="Table_20_Contents">
      <style:paragraph-properties style:line-height-at-least="0cm"/>
      <style:text-properties style:font-name="游ゴシック" officeooo:paragraph-rsid="00cd1a56" style:font-name-asian="游ゴシック" style:language-asian="ja" style:country-asian="JP"/>
    </style:style>
    <style:style style:name="P250" style:family="paragraph" style:parent-style-name="Table_20_Contents">
      <style:paragraph-properties style:line-height-at-least="0cm"/>
      <style:text-properties style:font-name="游ゴシック" officeooo:paragraph-rsid="018d6a76" style:font-name-asian="游ゴシック" style:language-asian="ja" style:country-asian="JP"/>
    </style:style>
    <style:style style:name="P251" style:family="paragraph" style:parent-style-name="Table_20_Contents">
      <style:paragraph-properties style:line-height-at-least="0cm"/>
      <style:text-properties style:font-name="游ゴシック" officeooo:paragraph-rsid="009448a0" style:font-name-asian="游ゴシック" style:language-asian="ja" style:country-asian="JP"/>
    </style:style>
    <style:style style:name="P252" style:family="paragraph" style:parent-style-name="Table_20_Contents">
      <style:paragraph-properties style:line-height-at-least="0cm"/>
      <style:text-properties style:font-name="游ゴシック" officeooo:paragraph-rsid="00bd71ed" style:font-name-asian="游ゴシック" style:language-asian="ja" style:country-asian="JP"/>
    </style:style>
    <style:style style:name="P253" style:family="paragraph" style:parent-style-name="Table_20_Contents">
      <style:paragraph-properties style:line-height-at-least="0cm"/>
      <style:text-properties style:font-name="游ゴシック" officeooo:paragraph-rsid="004af2f3" style:font-name-asian="游ゴシック" style:language-asian="ja" style:country-asian="JP"/>
    </style:style>
    <style:style style:name="P254" style:family="paragraph" style:parent-style-name="Table_20_Contents">
      <style:paragraph-properties style:line-height-at-least="0cm"/>
      <style:text-properties style:font-name="游ゴシック" officeooo:paragraph-rsid="004bec59" style:font-name-asian="游ゴシック" style:language-asian="ja" style:country-asian="JP"/>
    </style:style>
    <style:style style:name="P255" style:family="paragraph" style:parent-style-name="Table_20_Contents">
      <style:paragraph-properties style:line-height-at-least="0cm"/>
      <style:text-properties style:font-name="游ゴシック" officeooo:paragraph-rsid="004caf2f" style:font-name-asian="游ゴシック" style:language-asian="ja" style:country-asian="JP"/>
    </style:style>
    <style:style style:name="P256" style:family="paragraph" style:parent-style-name="Table_20_Contents">
      <style:paragraph-properties style:line-height-at-least="0cm"/>
      <style:text-properties style:font-name="游ゴシック" officeooo:paragraph-rsid="004ee55c" style:font-name-asian="游ゴシック" style:language-asian="ja" style:country-asian="JP"/>
    </style:style>
    <style:style style:name="P257" style:family="paragraph" style:parent-style-name="Table_20_Contents">
      <style:paragraph-properties style:line-height-at-least="0cm"/>
      <style:text-properties style:font-name="游ゴシック" officeooo:paragraph-rsid="007f8ba4" style:font-name-asian="游ゴシック" style:language-asian="ja" style:country-asian="JP"/>
    </style:style>
    <style:style style:name="P258" style:family="paragraph" style:parent-style-name="Table_20_Contents">
      <style:paragraph-properties style:line-height-at-least="0cm"/>
      <style:text-properties style:font-name="游ゴシック" officeooo:paragraph-rsid="018dd519" style:font-name-asian="游ゴシック" style:language-asian="ja" style:country-asian="JP"/>
    </style:style>
    <style:style style:name="P259" style:family="paragraph" style:parent-style-name="Table_20_Contents">
      <style:paragraph-properties style:line-height-at-least="0cm"/>
      <style:text-properties style:font-name="游ゴシック" officeooo:paragraph-rsid="019c65e8" style:font-name-asian="游ゴシック" style:language-asian="ja" style:country-asian="JP"/>
    </style:style>
    <style:style style:name="P260" style:family="paragraph" style:parent-style-name="Table_20_Contents">
      <style:paragraph-properties style:line-height-at-least="0cm"/>
      <style:text-properties style:font-name="游ゴシック" officeooo:paragraph-rsid="010ac44d" style:font-name-asian="游ゴシック" style:language-asian="ja" style:country-asian="JP"/>
    </style:style>
    <style:style style:name="P261" style:family="paragraph" style:parent-style-name="Text_20_body">
      <style:paragraph-properties style:line-height-at-least="0cm"/>
      <style:text-properties style:font-name="游ゴシック" officeooo:paragraph-rsid="010ac44d" style:font-name-asian="游ゴシック" style:language-asian="ja" style:country-asian="JP"/>
    </style:style>
    <style:style style:name="P262" style:family="paragraph" style:parent-style-name="Table_20_Contents">
      <style:paragraph-properties style:line-height-at-least="0cm"/>
      <style:text-properties style:font-name="游ゴシック" officeooo:paragraph-rsid="01a8d643" style:font-name-asian="游ゴシック" style:language-asian="ja" style:country-asian="JP"/>
    </style:style>
    <style:style style:name="P263" style:family="paragraph" style:parent-style-name="Table_20_Contents">
      <style:paragraph-properties style:line-height-at-least="0cm"/>
      <style:text-properties style:font-name="游ゴシック" officeooo:paragraph-rsid="010f6ece" style:font-name-asian="游ゴシック" style:language-asian="ja" style:country-asian="JP"/>
    </style:style>
    <style:style style:name="P264" style:family="paragraph" style:parent-style-name="Table_20_Contents">
      <style:paragraph-properties style:line-height-at-least="0cm"/>
      <style:text-properties style:font-name="游ゴシック" officeooo:paragraph-rsid="00575578" style:font-name-asian="游ゴシック" style:language-asian="ja" style:country-asian="JP"/>
    </style:style>
    <style:style style:name="P265" style:family="paragraph" style:parent-style-name="Table_20_Contents">
      <style:paragraph-properties style:line-height-at-least="0cm"/>
      <style:text-properties style:font-name="游ゴシック" officeooo:paragraph-rsid="01be07c9" style:font-name-asian="游ゴシック" style:language-asian="ja" style:country-asian="JP"/>
    </style:style>
    <style:style style:name="P266" style:family="paragraph" style:parent-style-name="Text_20_body">
      <style:paragraph-properties style:line-height-at-least="0cm"/>
      <style:text-properties style:font-name="游ゴシック" officeooo:paragraph-rsid="01be07c9" style:font-name-asian="游ゴシック" style:language-asian="ja" style:country-asian="JP"/>
    </style:style>
    <style:style style:name="P267" style:family="paragraph" style:parent-style-name="Text_20_body">
      <style:paragraph-properties style:line-height-at-least="0cm"/>
      <style:text-properties style:font-name="游ゴシック" style:font-name-asian="游ゴシック" style:language-asian="ja" style:country-asian="JP"/>
    </style:style>
    <style:style style:name="P268" style:family="paragraph" style:parent-style-name="Table_20_Contents">
      <style:paragraph-properties style:line-height-at-least="0cm"/>
      <style:text-properties style:font-name="游ゴシック" officeooo:paragraph-rsid="01d656de" style:font-name-asian="游ゴシック" style:language-asian="ja" style:country-asian="JP"/>
    </style:style>
    <style:style style:name="P269" style:family="paragraph" style:parent-style-name="Standard">
      <style:text-properties style:font-name="游ゴシック" officeooo:paragraph-rsid="007ce410" style:font-name-asian="游ゴシック" style:language-asian="ja" style:country-asian="JP"/>
    </style:style>
    <style:style style:name="P270" style:family="paragraph" style:parent-style-name="Standard">
      <style:text-properties style:font-name="游ゴシック" officeooo:paragraph-rsid="0072fa55" style:font-name-asian="游ゴシック" style:language-asian="ja" style:country-asian="JP"/>
    </style:style>
    <style:style style:name="P271" style:family="paragraph" style:parent-style-name="Standard">
      <style:text-properties style:font-name="游ゴシック" officeooo:paragraph-rsid="00181c4e" style:font-name-asian="游ゴシック" style:language-asian="ja" style:country-asian="JP"/>
    </style:style>
    <style:style style:name="P272" style:family="paragraph" style:parent-style-name="Standard">
      <style:text-properties style:font-name="游ゴシック" officeooo:paragraph-rsid="0019b44d" style:font-name-asian="游ゴシック" style:language-asian="ja" style:country-asian="JP"/>
    </style:style>
    <style:style style:name="P273" style:family="paragraph" style:parent-style-name="Standard">
      <style:text-properties style:font-name="游ゴシック" officeooo:paragraph-rsid="018bfb4e" style:font-name-asian="游ゴシック" style:language-asian="ja" style:country-asian="JP"/>
    </style:style>
    <style:style style:name="P274" style:family="paragraph" style:parent-style-name="Standard">
      <style:text-properties style:font-name="游ゴシック" officeooo:paragraph-rsid="016cb7b7" style:font-name-asian="游ゴシック" style:language-asian="ja" style:country-asian="JP"/>
    </style:style>
    <style:style style:name="P275" style:family="paragraph" style:parent-style-name="Standard">
      <style:text-properties style:font-name="游ゴシック" officeooo:paragraph-rsid="00767dd0" style:font-name-asian="游ゴシック" style:language-asian="ja" style:country-asian="JP"/>
    </style:style>
    <style:style style:name="P276" style:family="paragraph" style:parent-style-name="Standard">
      <style:text-properties style:font-name="游ゴシック" officeooo:paragraph-rsid="01a3cdb2" style:font-name-asian="游ゴシック" style:language-asian="ja" style:country-asian="JP"/>
    </style:style>
    <style:style style:name="P277" style:family="paragraph" style:parent-style-name="Standard">
      <style:text-properties style:font-name="游ゴシック" officeooo:paragraph-rsid="00842341" style:font-name-asian="游ゴシック" style:language-asian="ja" style:country-asian="JP"/>
    </style:style>
    <style:style style:name="P278" style:family="paragraph" style:parent-style-name="Standard">
      <style:text-properties style:font-name="游ゴシック" officeooo:paragraph-rsid="003da1a2" style:font-name-asian="游ゴシック" style:language-asian="ja" style:country-asian="JP"/>
    </style:style>
    <style:style style:name="P279" style:family="paragraph" style:parent-style-name="Standard">
      <style:text-properties style:font-name="游ゴシック" officeooo:paragraph-rsid="0071a7c3" style:font-name-asian="游ゴシック" style:language-asian="ja" style:country-asian="JP"/>
    </style:style>
    <style:style style:name="P280" style:family="paragraph" style:parent-style-name="Standard">
      <style:text-properties style:font-name="游ゴシック" officeooo:paragraph-rsid="003ec7f2" style:font-name-asian="游ゴシック" style:language-asian="ja" style:country-asian="JP"/>
    </style:style>
    <style:style style:name="P281" style:family="paragraph" style:parent-style-name="Standard">
      <style:text-properties style:font-name="游ゴシック" officeooo:paragraph-rsid="0076c1c0" style:font-name-asian="游ゴシック" style:language-asian="ja" style:country-asian="JP"/>
    </style:style>
    <style:style style:name="P282" style:family="paragraph" style:parent-style-name="Table_20_Contents">
      <style:text-properties style:font-name="游ゴシック" officeooo:paragraph-rsid="0076c1c0" style:font-name-asian="游ゴシック" style:language-asian="ja" style:country-asian="JP"/>
    </style:style>
    <style:style style:name="P283" style:family="paragraph" style:parent-style-name="Standard">
      <style:text-properties style:font-name="游ゴシック" officeooo:paragraph-rsid="0180985d" style:font-name-asian="游ゴシック" style:language-asian="ja" style:country-asian="JP"/>
    </style:style>
    <style:style style:name="P284" style:family="paragraph" style:parent-style-name="Standard">
      <style:text-properties style:font-name="游ゴシック" officeooo:paragraph-rsid="009d6634" style:font-name-asian="游ゴシック" style:language-asian="ja" style:country-asian="JP"/>
    </style:style>
    <style:style style:name="P285" style:family="paragraph" style:parent-style-name="Standard">
      <style:text-properties style:font-name="游ゴシック" officeooo:paragraph-rsid="0055ef95" style:font-name-asian="游ゴシック" style:language-asian="ja" style:country-asian="JP"/>
    </style:style>
    <style:style style:name="P286" style:family="paragraph" style:parent-style-name="Standard">
      <style:text-properties style:font-name="游ゴシック" officeooo:paragraph-rsid="003f7e4b" style:font-name-asian="游ゴシック" style:language-asian="ja" style:country-asian="JP"/>
    </style:style>
    <style:style style:name="P287" style:family="paragraph" style:parent-style-name="Standard">
      <style:text-properties style:font-name="游ゴシック" officeooo:paragraph-rsid="00a72be1" style:font-name-asian="游ゴシック" style:language-asian="ja" style:country-asian="JP"/>
    </style:style>
    <style:style style:name="P288" style:family="paragraph" style:parent-style-name="Standard">
      <style:text-properties style:font-name="游ゴシック" officeooo:paragraph-rsid="0175cc94" style:font-name-asian="游ゴシック" style:language-asian="ja" style:country-asian="JP"/>
    </style:style>
    <style:style style:name="P289" style:family="paragraph" style:parent-style-name="Standard">
      <style:text-properties style:font-name="游ゴシック" officeooo:paragraph-rsid="005e94ef" style:font-name-asian="游ゴシック" style:language-asian="ja" style:country-asian="JP"/>
    </style:style>
    <style:style style:name="P290" style:family="paragraph" style:parent-style-name="Table_20_Contents">
      <style:text-properties style:font-name="游ゴシック" officeooo:paragraph-rsid="005e94ef" style:font-name-asian="游ゴシック" style:language-asian="ja" style:country-asian="JP"/>
    </style:style>
    <style:style style:name="P291" style:family="paragraph" style:parent-style-name="Standard">
      <style:text-properties style:font-name="游ゴシック" officeooo:paragraph-rsid="0060f41f" style:font-name-asian="游ゴシック" style:language-asian="ja" style:country-asian="JP"/>
    </style:style>
    <style:style style:name="P292" style:family="paragraph" style:parent-style-name="Standard">
      <style:text-properties style:font-name="游ゴシック" officeooo:paragraph-rsid="00a5b737" style:font-name-asian="游ゴシック" style:language-asian="ja" style:country-asian="JP"/>
    </style:style>
    <style:style style:name="P293" style:family="paragraph" style:parent-style-name="Standard">
      <style:text-properties style:font-name="游ゴシック" officeooo:paragraph-rsid="00c8c79e" style:font-name-asian="游ゴシック" style:language-asian="ja" style:country-asian="JP"/>
    </style:style>
    <style:style style:name="P294" style:family="paragraph" style:parent-style-name="Standard">
      <style:text-properties style:font-name="游ゴシック" officeooo:paragraph-rsid="00cecbcd" style:font-name-asian="游ゴシック" style:language-asian="ja" style:country-asian="JP"/>
    </style:style>
    <style:style style:name="P295" style:family="paragraph" style:parent-style-name="Standard">
      <style:text-properties style:font-name="游ゴシック" officeooo:paragraph-rsid="0095fee2" style:font-name-asian="游ゴシック" style:language-asian="ja" style:country-asian="JP"/>
    </style:style>
    <style:style style:name="P296" style:family="paragraph" style:parent-style-name="Standard">
      <style:text-properties style:font-name="游ゴシック" officeooo:paragraph-rsid="00c9ed31" style:font-name-asian="游ゴシック" style:language-asian="ja" style:country-asian="JP"/>
    </style:style>
    <style:style style:name="P297" style:family="paragraph" style:parent-style-name="Standard">
      <style:text-properties style:font-name="游ゴシック" officeooo:paragraph-rsid="006efcd4" style:font-name-asian="游ゴシック" style:language-asian="ja" style:country-asian="JP"/>
    </style:style>
    <style:style style:name="P298" style:family="paragraph" style:parent-style-name="Standard">
      <style:text-properties style:font-name="游ゴシック" officeooo:paragraph-rsid="001bc9ba" style:font-name-asian="游ゴシック" style:language-asian="ja" style:country-asian="JP"/>
    </style:style>
    <style:style style:name="P299" style:family="paragraph" style:parent-style-name="Standard">
      <style:text-properties style:font-name="游ゴシック" officeooo:paragraph-rsid="00764715" style:font-name-asian="游ゴシック" style:language-asian="ja" style:country-asian="JP"/>
    </style:style>
    <style:style style:name="P300" style:family="paragraph" style:parent-style-name="Standard">
      <style:text-properties style:font-name="游ゴシック" officeooo:paragraph-rsid="0085ca38" style:font-name-asian="游ゴシック" style:language-asian="ja" style:country-asian="JP"/>
    </style:style>
    <style:style style:name="P301" style:family="paragraph" style:parent-style-name="Standard">
      <style:text-properties style:font-name="游ゴシック" officeooo:paragraph-rsid="00c06d54" style:font-name-asian="游ゴシック" style:language-asian="ja" style:country-asian="JP"/>
    </style:style>
    <style:style style:name="P302" style:family="paragraph" style:parent-style-name="Standard">
      <style:text-properties style:font-name="游ゴシック" officeooo:paragraph-rsid="00c188f6" style:font-name-asian="游ゴシック" style:language-asian="ja" style:country-asian="JP"/>
    </style:style>
    <style:style style:name="P303" style:family="paragraph" style:parent-style-name="Standard">
      <style:text-properties style:font-name="游ゴシック" officeooo:paragraph-rsid="0127db48" style:font-name-asian="游ゴシック" style:language-asian="ja" style:country-asian="JP"/>
    </style:style>
    <style:style style:name="P304" style:family="paragraph" style:parent-style-name="Standard">
      <style:text-properties style:font-name="游ゴシック" officeooo:paragraph-rsid="0127ddb9" style:font-name-asian="游ゴシック" style:language-asian="ja" style:country-asian="JP"/>
    </style:style>
    <style:style style:name="P305" style:family="paragraph" style:parent-style-name="Standard">
      <style:text-properties style:font-name="游ゴシック" officeooo:paragraph-rsid="0129c48b" style:font-name-asian="游ゴシック" style:language-asian="ja" style:country-asian="JP"/>
    </style:style>
    <style:style style:name="P306" style:family="paragraph" style:parent-style-name="Standard">
      <style:text-properties style:font-name="游ゴシック" officeooo:paragraph-rsid="012b1923" style:font-name-asian="游ゴシック" style:language-asian="ja" style:country-asian="JP"/>
    </style:style>
    <style:style style:name="P307" style:family="paragraph" style:parent-style-name="Standard">
      <style:text-properties style:font-name="游ゴシック" officeooo:paragraph-rsid="01322548" style:font-name-asian="游ゴシック" style:language-asian="ja" style:country-asian="JP"/>
    </style:style>
    <style:style style:name="P308" style:family="paragraph" style:parent-style-name="Standard">
      <style:text-properties style:font-name="游ゴシック" officeooo:paragraph-rsid="0132e14b" style:font-name-asian="游ゴシック" style:language-asian="ja" style:country-asian="JP"/>
    </style:style>
    <style:style style:name="P309" style:family="paragraph" style:parent-style-name="Standard">
      <style:text-properties style:font-name="游ゴシック" officeooo:paragraph-rsid="012f6ba9" style:font-name-asian="游ゴシック" style:language-asian="ja" style:country-asian="JP"/>
    </style:style>
    <style:style style:name="P310" style:family="paragraph" style:parent-style-name="Standard">
      <style:text-properties style:font-name="游ゴシック" officeooo:paragraph-rsid="012e4bf8" style:font-name-asian="游ゴシック" style:language-asian="ja" style:country-asian="JP"/>
    </style:style>
    <style:style style:name="P311" style:family="paragraph" style:parent-style-name="Standard">
      <style:text-properties style:font-name="游ゴシック" officeooo:paragraph-rsid="0130dc35" style:font-name-asian="游ゴシック" style:language-asian="ja" style:country-asian="JP"/>
    </style:style>
    <style:style style:name="P312" style:family="paragraph" style:parent-style-name="Standard">
      <style:text-properties style:font-name="游ゴシック" officeooo:paragraph-rsid="019e2f7a" style:font-name-asian="游ゴシック" style:language-asian="ja" style:country-asian="JP"/>
    </style:style>
    <style:style style:name="P313" style:family="paragraph" style:parent-style-name="Standard">
      <style:text-properties style:font-name="游ゴシック" officeooo:paragraph-rsid="00403a64" style:font-name-asian="游ゴシック" style:language-asian="ja" style:country-asian="JP"/>
    </style:style>
    <style:style style:name="P314" style:family="paragraph" style:parent-style-name="Standard">
      <style:text-properties style:font-name="游ゴシック" officeooo:paragraph-rsid="0110b931" style:font-name-asian="游ゴシック" style:language-asian="ja" style:country-asian="JP"/>
    </style:style>
    <style:style style:name="P315" style:family="paragraph" style:parent-style-name="Standard">
      <style:text-properties style:font-name="游ゴシック" officeooo:paragraph-rsid="006c49af" style:font-name-asian="游ゴシック" style:language-asian="ja" style:country-asian="JP"/>
    </style:style>
    <style:style style:name="P316" style:family="paragraph" style:parent-style-name="Standard">
      <style:text-properties style:font-name="游ゴシック" officeooo:paragraph-rsid="0067eb03" style:font-name-asian="游ゴシック" style:language-asian="ja" style:country-asian="JP"/>
    </style:style>
    <style:style style:name="P317" style:family="paragraph" style:parent-style-name="Standard">
      <style:text-properties style:font-name="游ゴシック" officeooo:paragraph-rsid="00976b48" style:font-name-asian="游ゴシック" style:language-asian="ja" style:country-asian="JP"/>
    </style:style>
    <style:style style:name="P318" style:family="paragraph" style:parent-style-name="Standard">
      <style:text-properties style:font-name="游ゴシック" officeooo:paragraph-rsid="007468d5" style:font-name-asian="游ゴシック" style:language-asian="ja" style:country-asian="JP"/>
    </style:style>
    <style:style style:name="P319" style:family="paragraph" style:parent-style-name="Standard">
      <style:text-properties style:font-name="游ゴシック" officeooo:paragraph-rsid="00877f37" style:font-name-asian="游ゴシック" style:language-asian="ja" style:country-asian="JP"/>
    </style:style>
    <style:style style:name="P320" style:family="paragraph" style:parent-style-name="Standard">
      <style:text-properties style:font-name="游ゴシック" officeooo:paragraph-rsid="01343121" style:font-name-asian="游ゴシック" style:language-asian="ja" style:country-asian="JP"/>
    </style:style>
    <style:style style:name="P321" style:family="paragraph" style:parent-style-name="Standard">
      <style:text-properties style:font-name="游ゴシック" officeooo:paragraph-rsid="009eef42" style:font-name-asian="游ゴシック" style:language-asian="ja" style:country-asian="JP"/>
    </style:style>
    <style:style style:name="P322" style:family="paragraph" style:parent-style-name="Standard">
      <style:text-properties style:font-name="游ゴシック" officeooo:paragraph-rsid="009f51ff" style:font-name-asian="游ゴシック" style:language-asian="ja" style:country-asian="JP"/>
    </style:style>
    <style:style style:name="P323" style:family="paragraph" style:parent-style-name="Standard">
      <style:text-properties style:font-name="游ゴシック" officeooo:paragraph-rsid="0041ffda" style:font-name-asian="游ゴシック" style:language-asian="ja" style:country-asian="JP"/>
    </style:style>
    <style:style style:name="P324" style:family="paragraph" style:parent-style-name="Standard">
      <style:text-properties style:font-name="游ゴシック" officeooo:paragraph-rsid="00660667" style:font-name-asian="游ゴシック" style:language-asian="ja" style:country-asian="JP"/>
    </style:style>
    <style:style style:name="P325" style:family="paragraph" style:parent-style-name="Standard">
      <style:text-properties style:font-name="游ゴシック" officeooo:paragraph-rsid="017f2cca" style:font-name-asian="游ゴシック" style:language-asian="ja" style:country-asian="JP"/>
    </style:style>
    <style:style style:name="P326" style:family="paragraph" style:parent-style-name="Standard">
      <style:text-properties style:font-name="游ゴシック" officeooo:paragraph-rsid="0044d140" style:font-name-asian="游ゴシック" style:language-asian="ja" style:country-asian="JP"/>
    </style:style>
    <style:style style:name="P327" style:family="paragraph" style:parent-style-name="Standard">
      <style:text-properties style:font-name="游ゴシック" officeooo:paragraph-rsid="01242055" style:font-name-asian="游ゴシック" style:language-asian="ja" style:country-asian="JP"/>
    </style:style>
    <style:style style:name="P328" style:family="paragraph" style:parent-style-name="Standard">
      <style:text-properties style:font-name="游ゴシック" officeooo:paragraph-rsid="0169fbcc" style:font-name-asian="游ゴシック" style:language-asian="ja" style:country-asian="JP"/>
    </style:style>
    <style:style style:name="P329" style:family="paragraph" style:parent-style-name="Standard">
      <style:text-properties style:font-name="游ゴシック" officeooo:paragraph-rsid="00bc89bb" style:font-name-asian="游ゴシック" style:language-asian="ja" style:country-asian="JP"/>
    </style:style>
    <style:style style:name="P330" style:family="paragraph" style:parent-style-name="Standard">
      <style:text-properties style:font-name="游ゴシック" officeooo:paragraph-rsid="007debb3" style:font-name-asian="游ゴシック" style:language-asian="ja" style:country-asian="JP"/>
    </style:style>
    <style:style style:name="P331" style:family="paragraph" style:parent-style-name="Standard">
      <style:text-properties style:font-name="游ゴシック" officeooo:paragraph-rsid="00465a4c" style:font-name-asian="游ゴシック" style:language-asian="ja" style:country-asian="JP"/>
    </style:style>
    <style:style style:name="P332" style:family="paragraph" style:parent-style-name="Standard">
      <style:text-properties style:font-name="游ゴシック" officeooo:paragraph-rsid="011212c8" style:font-name-asian="游ゴシック" style:language-asian="ja" style:country-asian="JP"/>
    </style:style>
    <style:style style:name="P333" style:family="paragraph" style:parent-style-name="Standard">
      <style:text-properties style:font-name="游ゴシック" officeooo:paragraph-rsid="0125e0d1" style:font-name-asian="游ゴシック" style:language-asian="ja" style:country-asian="JP"/>
    </style:style>
    <style:style style:name="P334" style:family="paragraph" style:parent-style-name="Standard">
      <style:text-properties style:font-name="游ゴシック" officeooo:paragraph-rsid="004746bb" style:font-name-asian="游ゴシック" style:language-asian="ja" style:country-asian="JP"/>
    </style:style>
    <style:style style:name="P335" style:family="paragraph" style:parent-style-name="Standard">
      <style:text-properties style:font-name="游ゴシック" officeooo:paragraph-rsid="016c093b" style:font-name-asian="游ゴシック" style:language-asian="ja" style:country-asian="JP"/>
    </style:style>
    <style:style style:name="P336" style:family="paragraph" style:parent-style-name="Standard">
      <style:text-properties style:font-name="游ゴシック" officeooo:paragraph-rsid="0189f04a" style:font-name-asian="游ゴシック" style:language-asian="ja" style:country-asian="JP"/>
    </style:style>
    <style:style style:name="P337" style:family="paragraph" style:parent-style-name="Standard">
      <style:text-properties style:font-name="游ゴシック" officeooo:paragraph-rsid="005f2b63" style:font-name-asian="游ゴシック" style:language-asian="ja" style:country-asian="JP"/>
    </style:style>
    <style:style style:name="P338" style:family="paragraph" style:parent-style-name="Standard">
      <style:text-properties style:font-name="游ゴシック" officeooo:paragraph-rsid="00b847d5" style:font-name-asian="游ゴシック" style:language-asian="ja" style:country-asian="JP"/>
    </style:style>
    <style:style style:name="P339" style:family="paragraph" style:parent-style-name="Standard">
      <style:text-properties style:font-name="游ゴシック" officeooo:paragraph-rsid="007cafe3" style:font-name-asian="游ゴシック" style:language-asian="ja" style:country-asian="JP"/>
    </style:style>
    <style:style style:name="P340" style:family="paragraph" style:parent-style-name="Standard">
      <style:text-properties style:font-name="游ゴシック" officeooo:paragraph-rsid="006ac80d" style:font-name-asian="游ゴシック" style:language-asian="ja" style:country-asian="JP"/>
    </style:style>
    <style:style style:name="P341" style:family="paragraph" style:parent-style-name="Standard">
      <style:text-properties style:font-name="游ゴシック" officeooo:paragraph-rsid="006d5c57" style:font-name-asian="游ゴシック" style:language-asian="ja" style:country-asian="JP"/>
    </style:style>
    <style:style style:name="P342" style:family="paragraph" style:parent-style-name="Table_20_Contents">
      <style:text-properties style:font-name="游ゴシック" officeooo:paragraph-rsid="006d5c57" style:font-name-asian="游ゴシック" style:language-asian="ja" style:country-asian="JP"/>
    </style:style>
    <style:style style:name="P343" style:family="paragraph" style:parent-style-name="Standard">
      <style:text-properties style:font-name="游ゴシック" officeooo:paragraph-rsid="018a5b0f" style:font-name-asian="游ゴシック" style:language-asian="ja" style:country-asian="JP"/>
    </style:style>
    <style:style style:name="P344" style:family="paragraph" style:parent-style-name="Standard">
      <style:text-properties style:font-name="游ゴシック" officeooo:paragraph-rsid="0087cf17" style:font-name-asian="游ゴシック" style:language-asian="ja" style:country-asian="JP"/>
    </style:style>
    <style:style style:name="P345" style:family="paragraph" style:parent-style-name="Standard">
      <style:text-properties style:font-name="游ゴシック" officeooo:paragraph-rsid="0171729c" style:font-name-asian="游ゴシック" style:language-asian="ja" style:country-asian="JP"/>
    </style:style>
    <style:style style:name="P346" style:family="paragraph" style:parent-style-name="Standard">
      <style:text-properties style:font-name="游ゴシック" officeooo:paragraph-rsid="0171b371" style:font-name-asian="游ゴシック" style:language-asian="ja" style:country-asian="JP"/>
    </style:style>
    <style:style style:name="P347" style:family="paragraph" style:parent-style-name="Standard">
      <style:text-properties style:font-name="游ゴシック" officeooo:paragraph-rsid="009448a0" style:font-name-asian="游ゴシック" style:language-asian="ja" style:country-asian="JP"/>
    </style:style>
    <style:style style:name="P348" style:family="paragraph" style:parent-style-name="Standard">
      <style:text-properties style:font-name="游ゴシック" officeooo:paragraph-rsid="00bd71ed" style:font-name-asian="游ゴシック" style:language-asian="ja" style:country-asian="JP"/>
    </style:style>
    <style:style style:name="P349" style:family="paragraph" style:parent-style-name="Standard">
      <style:text-properties style:font-name="游ゴシック" officeooo:paragraph-rsid="004af2f3" style:font-name-asian="游ゴシック" style:language-asian="ja" style:country-asian="JP"/>
    </style:style>
    <style:style style:name="P350" style:family="paragraph" style:parent-style-name="Standard">
      <style:text-properties style:font-name="游ゴシック" officeooo:paragraph-rsid="007f8ba4" style:font-name-asian="游ゴシック" style:language-asian="ja" style:country-asian="JP"/>
    </style:style>
    <style:style style:name="P351" style:family="paragraph" style:parent-style-name="Standard">
      <style:text-properties style:font-name="游ゴシック" officeooo:paragraph-rsid="018dd519" style:font-name-asian="游ゴシック" style:language-asian="ja" style:country-asian="JP"/>
    </style:style>
    <style:style style:name="P352" style:family="paragraph" style:parent-style-name="Standard">
      <style:text-properties style:font-name="游ゴシック" officeooo:paragraph-rsid="019c65e8" style:font-name-asian="游ゴシック" style:language-asian="ja" style:country-asian="JP"/>
    </style:style>
    <style:style style:name="P353" style:family="paragraph" style:parent-style-name="Standard">
      <style:text-properties style:font-name="游ゴシック" officeooo:paragraph-rsid="01a8d643" style:font-name-asian="游ゴシック" style:language-asian="ja" style:country-asian="JP"/>
    </style:style>
    <style:style style:name="P354" style:family="paragraph" style:parent-style-name="Standard">
      <style:text-properties style:font-name="游ゴシック" officeooo:paragraph-rsid="0097330e" style:font-name-asian="游ゴシック" style:language-asian="ja" style:country-asian="JP"/>
    </style:style>
    <style:style style:name="P355" style:family="paragraph" style:parent-style-name="Standard">
      <style:text-properties style:font-name="游ゴシック" officeooo:rsid="0087cf17" officeooo:paragraph-rsid="0087cf17" style:font-name-asian="游ゴシック" style:language-asian="ja" style:country-asian="JP"/>
    </style:style>
    <style:style style:name="P356" style:family="paragraph" style:parent-style-name="Standard">
      <style:text-properties style:font-name="游ゴシック" officeooo:rsid="005a111a" officeooo:paragraph-rsid="005a111a" style:font-name-asian="游ゴシック" style:language-asian="ja" style:country-asian="JP"/>
    </style:style>
    <style:style style:name="P357" style:family="paragraph" style:parent-style-name="Standard">
      <style:text-properties style:font-name="游ゴシック" officeooo:paragraph-rsid="01be07c9" style:font-name-asian="游ゴシック" style:language-asian="ja" style:country-asian="JP"/>
    </style:style>
    <style:style style:name="P358" style:family="paragraph" style:parent-style-name="Table_20_Contents">
      <style:paragraph-properties style:line-height-at-least="0cm"/>
      <style:text-properties style:font-name="游ゴシック" officeooo:rsid="00fd4ece" officeooo:paragraph-rsid="00fd4ece" style:font-name-asian="游ゴシック" style:language-asian="ja" style:country-asian="JP"/>
    </style:style>
    <style:style style:name="P359" style:family="paragraph" style:parent-style-name="Table_20_Contents">
      <style:paragraph-properties style:line-height-at-least="0cm"/>
      <style:text-properties style:font-name="游ゴシック" officeooo:rsid="00fd4ece" officeooo:paragraph-rsid="016d8255" style:font-name-asian="游ゴシック" style:language-asian="ja" style:country-asian="JP"/>
    </style:style>
    <style:style style:name="P360" style:family="paragraph" style:parent-style-name="Table_20_Contents">
      <style:paragraph-properties fo:line-height="100%"/>
      <style:text-properties style:font-name="游ゴシック" officeooo:paragraph-rsid="003f7e4b" style:font-name-asian="游ゴシック" style:language-asian="ja" style:country-asian="JP"/>
    </style:style>
    <style:style style:name="P361" style:family="paragraph" style:parent-style-name="Text_20_body">
      <style:paragraph-properties fo:line-height="100%"/>
      <style:text-properties style:font-name="游ゴシック" officeooo:paragraph-rsid="0092e3d4" style:font-name-asian="游ゴシック" style:language-asian="ja" style:country-asian="JP"/>
    </style:style>
    <style:style style:name="P362" style:family="paragraph" style:parent-style-name="Table_20_Contents">
      <style:paragraph-properties style:line-height-at-least="0cm"/>
      <style:text-properties style:font-name="游ゴシック" officeooo:rsid="00a7b48e" officeooo:paragraph-rsid="00a7b48e" style:font-name-asian="游ゴシック" style:language-asian="ja" style:country-asian="JP"/>
    </style:style>
    <style:style style:name="P363" style:family="paragraph" style:parent-style-name="Table_20_Contents">
      <style:paragraph-properties style:line-height-at-least="0cm"/>
      <style:text-properties style:font-name="游ゴシック" officeooo:rsid="01a3cdb2" officeooo:paragraph-rsid="01b035ea" style:font-name-asian="游ゴシック" style:language-asian="ja" style:country-asian="JP"/>
    </style:style>
    <style:style style:name="P364" style:family="paragraph" style:parent-style-name="Table_20_Contents">
      <style:paragraph-properties style:line-height-at-least="0cm"/>
      <style:text-properties style:font-name="游ゴシック" officeooo:rsid="01a3cdb2" officeooo:paragraph-rsid="01a3cdb2" style:font-name-asian="游ゴシック" style:language-asian="ja" style:country-asian="JP"/>
    </style:style>
    <style:style style:name="P365" style:family="paragraph" style:parent-style-name="Table_20_Contents">
      <style:paragraph-properties style:line-height-at-least="0cm"/>
      <style:text-properties style:font-name="游ゴシック" officeooo:rsid="00842341" officeooo:paragraph-rsid="014550f6" style:font-name-asian="游ゴシック" style:language-asian="ja" style:country-asian="JP"/>
    </style:style>
    <style:style style:name="P366" style:family="paragraph" style:parent-style-name="Table_20_Contents">
      <style:paragraph-properties style:line-height-at-least="0cm"/>
      <style:text-properties style:font-name="游ゴシック" officeooo:rsid="0055ef95" officeooo:paragraph-rsid="0055ef95" style:font-name-asian="游ゴシック" style:language-asian="ja" style:country-asian="JP"/>
    </style:style>
    <style:style style:name="P367" style:family="paragraph" style:parent-style-name="Table_20_Contents">
      <style:paragraph-properties style:line-height-at-least="0cm"/>
      <style:text-properties style:font-name="游ゴシック" officeooo:rsid="00a72be1" officeooo:paragraph-rsid="00a72be1" style:font-name-asian="游ゴシック" style:language-asian="ja" style:country-asian="JP"/>
    </style:style>
    <style:style style:name="P368" style:family="paragraph" style:parent-style-name="Table_20_Contents">
      <style:paragraph-properties style:line-height-at-least="0cm"/>
      <style:text-properties style:font-name="游ゴシック" officeooo:rsid="00a72be1" officeooo:paragraph-rsid="016311f6" style:font-name-asian="游ゴシック" style:language-asian="ja" style:country-asian="JP"/>
    </style:style>
    <style:style style:name="P369" style:family="paragraph" style:parent-style-name="Table_20_Contents">
      <style:paragraph-properties style:line-height-at-least="0cm"/>
      <style:text-properties style:font-name="游ゴシック" officeooo:rsid="0175cc94" officeooo:paragraph-rsid="0175cc94" style:font-name-asian="游ゴシック" style:language-asian="ja" style:country-asian="JP"/>
    </style:style>
    <style:style style:name="P370" style:family="paragraph" style:parent-style-name="Table_20_Contents">
      <style:paragraph-properties style:line-height-at-least="0cm"/>
      <style:text-properties style:font-name="游ゴシック" officeooo:rsid="0095fee2" officeooo:paragraph-rsid="0095fee2" style:font-name-asian="游ゴシック" style:language-asian="ja" style:country-asian="JP"/>
    </style:style>
    <style:style style:name="P371" style:family="paragraph" style:parent-style-name="Table_20_Contents">
      <style:paragraph-properties style:line-height-at-least="0cm"/>
      <style:text-properties style:font-name="游ゴシック" officeooo:rsid="006efcd4" officeooo:paragraph-rsid="006efcd4" style:font-name-asian="游ゴシック" style:language-asian="ja" style:country-asian="JP"/>
    </style:style>
    <style:style style:name="P372" style:family="paragraph" style:parent-style-name="Text_20_body">
      <style:paragraph-properties style:line-height-at-least="0cm"/>
      <style:text-properties style:font-name="游ゴシック" officeooo:rsid="006efcd4" officeooo:paragraph-rsid="006efcd4" style:font-name-asian="游ゴシック" style:language-asian="ja" style:country-asian="JP"/>
    </style:style>
    <style:style style:name="P373" style:family="paragraph" style:parent-style-name="Table_20_Contents">
      <style:paragraph-properties style:line-height-at-least="0cm"/>
      <style:text-properties style:font-name="游ゴシック" officeooo:rsid="006c49af" officeooo:paragraph-rsid="006c49af" style:font-name-asian="游ゴシック" style:language-asian="ja" style:country-asian="JP"/>
    </style:style>
    <style:style style:name="P374" style:family="paragraph" style:parent-style-name="Table_20_Contents">
      <style:paragraph-properties style:line-height-at-least="0cm"/>
      <style:text-properties style:font-name="游ゴシック" officeooo:rsid="007468d5" officeooo:paragraph-rsid="0178ee1e" style:font-name-asian="游ゴシック" style:language-asian="ja" style:country-asian="JP"/>
    </style:style>
    <style:style style:name="P375" style:family="paragraph" style:parent-style-name="Text_20_body">
      <style:paragraph-properties style:line-height-at-least="0cm"/>
      <style:text-properties style:font-name="游ゴシック" officeooo:rsid="007468d5" officeooo:paragraph-rsid="0178ee1e" style:font-name-asian="游ゴシック" style:language-asian="ja" style:country-asian="JP"/>
    </style:style>
    <style:style style:name="P376" style:family="paragraph" style:parent-style-name="Table_20_Contents">
      <style:paragraph-properties style:line-height-at-least="0cm"/>
      <style:text-properties style:font-name="游ゴシック" officeooo:rsid="007468d5" officeooo:paragraph-rsid="007468d5" style:font-name-asian="游ゴシック" style:language-asian="ja" style:country-asian="JP"/>
    </style:style>
    <style:style style:name="P377" style:family="paragraph" style:parent-style-name="Text_20_body">
      <style:paragraph-properties style:line-height-at-least="0cm"/>
      <style:text-properties style:font-name="游ゴシック" officeooo:rsid="007468d5" officeooo:paragraph-rsid="007468d5" style:font-name-asian="游ゴシック" style:language-asian="ja" style:country-asian="JP"/>
    </style:style>
    <style:style style:name="P378" style:family="paragraph" style:parent-style-name="Table_20_Contents">
      <style:paragraph-properties style:line-height-at-least="0cm"/>
      <style:text-properties style:font-name="游ゴシック" officeooo:rsid="007468d5" officeooo:paragraph-rsid="01aa3afa" style:font-name-asian="游ゴシック" style:language-asian="ja" style:country-asian="JP"/>
    </style:style>
    <style:style style:name="P379" style:family="paragraph" style:parent-style-name="Text_20_body">
      <style:paragraph-properties style:line-height-at-least="0cm"/>
      <style:text-properties style:font-name="游ゴシック" officeooo:rsid="007468d5" officeooo:paragraph-rsid="01aa3afa" style:font-name-asian="游ゴシック" style:language-asian="ja" style:country-asian="JP"/>
    </style:style>
    <style:style style:name="P380" style:family="paragraph" style:parent-style-name="Table_20_Contents">
      <style:paragraph-properties style:line-height-at-least="0cm"/>
      <style:text-properties style:font-name="游ゴシック" officeooo:rsid="009eef42" officeooo:paragraph-rsid="009eef42" style:font-name-asian="游ゴシック" style:language-asian="ja" style:country-asian="JP"/>
    </style:style>
    <style:style style:name="P381" style:family="paragraph" style:parent-style-name="Table_20_Contents">
      <style:paragraph-properties style:line-height-at-least="0cm"/>
      <style:text-properties style:font-name="游ゴシック" officeooo:rsid="009eef42" officeooo:paragraph-rsid="009f51ff" style:font-name-asian="游ゴシック" style:language-asian="ja" style:country-asian="JP"/>
    </style:style>
    <style:style style:name="P382" style:family="paragraph" style:parent-style-name="Table_20_Contents">
      <style:paragraph-properties style:line-height-at-least="0cm"/>
      <style:text-properties style:font-name="游ゴシック" officeooo:rsid="009eef42" officeooo:paragraph-rsid="00b847d5" style:font-name-asian="游ゴシック" style:language-asian="ja" style:country-asian="JP"/>
    </style:style>
    <style:style style:name="P383" style:family="paragraph" style:parent-style-name="Table_20_Contents">
      <style:paragraph-properties style:line-height-at-least="0cm"/>
      <style:text-properties style:font-name="游ゴシック" officeooo:rsid="01242055" officeooo:paragraph-rsid="01242055" style:font-name-asian="游ゴシック" style:language-asian="ja" style:country-asian="JP"/>
    </style:style>
    <style:style style:name="P384" style:family="paragraph" style:parent-style-name="Table_20_Contents">
      <style:paragraph-properties style:line-height-at-least="0cm"/>
      <style:text-properties style:font-name="游ゴシック" officeooo:rsid="01242055" officeooo:paragraph-rsid="0125e0d1" style:font-name-asian="游ゴシック" style:language-asian="ja" style:country-asian="JP"/>
    </style:style>
    <style:style style:name="P385" style:family="paragraph" style:parent-style-name="Table_20_Contents">
      <style:paragraph-properties style:line-height-at-least="0cm"/>
      <style:text-properties style:font-name="游ゴシック" officeooo:rsid="0076c1c0" officeooo:paragraph-rsid="0076c1c0" style:font-name-asian="游ゴシック" style:language-asian="ja" style:country-asian="JP"/>
    </style:style>
    <style:style style:name="P386" style:family="paragraph" style:parent-style-name="Text_20_body">
      <style:paragraph-properties style:line-height-at-least="0cm"/>
      <style:text-properties style:font-name="游ゴシック" officeooo:rsid="0076c1c0" officeooo:paragraph-rsid="0076c1c0" style:font-name-asian="游ゴシック" style:language-asian="ja" style:country-asian="JP"/>
    </style:style>
    <style:style style:name="P387" style:family="paragraph" style:parent-style-name="Table_20_Contents">
      <style:paragraph-properties style:line-height-at-least="0cm"/>
      <style:text-properties style:font-name="游ゴシック" officeooo:rsid="00bd71ed" officeooo:paragraph-rsid="00bd71ed" style:font-name-asian="游ゴシック" style:language-asian="ja" style:country-asian="JP"/>
    </style:style>
    <style:style style:name="P388" style:family="paragraph" style:parent-style-name="Table_20_Contents">
      <style:paragraph-properties style:line-height-at-least="0cm"/>
      <style:text-properties style:font-name="游ゴシック" officeooo:rsid="0056e5e9" officeooo:paragraph-rsid="0056e5e9" style:font-name-asian="游ゴシック" style:language-asian="ja" style:country-asian="JP"/>
    </style:style>
    <style:style style:name="P389" style:family="paragraph" style:parent-style-name="Table_20_Contents">
      <style:paragraph-properties style:line-height-at-least="0cm"/>
      <style:text-properties style:font-name="游ゴシック" officeooo:rsid="0056e5e9" officeooo:paragraph-rsid="0058d9c8" style:font-name-asian="游ゴシック" style:language-asian="ja" style:country-asian="JP"/>
    </style:style>
    <style:style style:name="P390" style:family="paragraph" style:parent-style-name="Table_20_Contents">
      <style:paragraph-properties style:line-height-at-least="0cm"/>
      <style:text-properties style:font-name="游ゴシック" officeooo:rsid="0056e5e9" officeooo:paragraph-rsid="0096c460" style:font-name-asian="游ゴシック" style:language-asian="ja" style:country-asian="JP"/>
    </style:style>
    <style:style style:name="P391" style:family="paragraph" style:parent-style-name="Table_20_Contents">
      <style:paragraph-properties style:line-height-at-least="0cm"/>
      <style:text-properties style:font-name="游ゴシック" officeooo:rsid="00575578" officeooo:paragraph-rsid="00575578" style:font-name-asian="游ゴシック" style:language-asian="ja" style:country-asian="JP"/>
    </style:style>
    <style:style style:name="P392" style:family="paragraph" style:parent-style-name="Table_20_Contents">
      <style:paragraph-properties style:line-height-at-least="0cm"/>
      <style:text-properties style:font-name="游ゴシック" officeooo:rsid="0096c460" officeooo:paragraph-rsid="0096c460" style:font-name-asian="游ゴシック" style:language-asian="ja" style:country-asian="JP"/>
    </style:style>
    <style:style style:name="P393" style:family="paragraph" style:parent-style-name="Table_20_Contents">
      <style:paragraph-properties style:line-height-at-least="0cm"/>
      <style:text-properties style:font-name="游ゴシック" officeooo:rsid="0096c460" officeooo:paragraph-rsid="013d73aa" style:font-name-asian="游ゴシック" style:language-asian="ja" style:country-asian="JP"/>
    </style:style>
    <style:style style:name="P394" style:family="paragraph" style:parent-style-name="Table_20_Contents">
      <style:paragraph-properties style:line-height-at-least="0cm"/>
      <style:text-properties style:font-name="游ゴシック" officeooo:rsid="0096c460" officeooo:paragraph-rsid="00ee67db" style:font-name-asian="游ゴシック" style:language-asian="ja" style:country-asian="JP"/>
    </style:style>
    <style:style style:name="P395" style:family="paragraph" style:parent-style-name="Table_20_Contents">
      <style:paragraph-properties style:line-height-at-least="0cm"/>
      <style:text-properties style:font-name="游ゴシック" officeooo:rsid="0096c460" officeooo:paragraph-rsid="00b64b49" style:font-name-asian="游ゴシック" style:language-asian="ja" style:country-asian="JP"/>
    </style:style>
    <style:style style:name="P396" style:family="paragraph" style:parent-style-name="Table_20_Contents">
      <style:paragraph-properties style:line-height-at-least="0cm"/>
      <style:text-properties style:font-name="游ゴシック" officeooo:rsid="013d73aa" officeooo:paragraph-rsid="013d73aa" style:font-name-asian="游ゴシック" style:language-asian="ja" style:country-asian="JP"/>
    </style:style>
    <style:style style:name="P397" style:family="paragraph" style:parent-style-name="Table_20_Contents">
      <style:paragraph-properties style:line-height-at-least="0cm"/>
      <style:text-properties style:font-name="游ゴシック" officeooo:rsid="013d73aa" officeooo:paragraph-rsid="01a99b90" style:font-name-asian="游ゴシック" style:language-asian="ja" style:country-asian="JP"/>
    </style:style>
    <style:style style:name="P398" style:family="paragraph" style:parent-style-name="Table_20_Contents">
      <style:paragraph-properties style:line-height-at-least="0cm"/>
      <style:text-properties style:font-name="游ゴシック" officeooo:rsid="00b64b49" officeooo:paragraph-rsid="00b64b49" style:font-name-asian="游ゴシック" style:language-asian="ja" style:country-asian="JP"/>
    </style:style>
    <style:style style:name="P399" style:family="paragraph" style:parent-style-name="Text_20_body">
      <style:paragraph-properties style:line-height-at-least="0cm"/>
      <style:text-properties style:font-name="游ゴシック" officeooo:rsid="00a4d5e8" officeooo:paragraph-rsid="00a4d5e8" style:font-name-asian="游ゴシック" style:language-asian="ja" style:country-asian="JP"/>
    </style:style>
    <style:style style:name="P400" style:family="paragraph" style:parent-style-name="Text_20_body">
      <style:paragraph-properties style:line-height-at-least="0cm"/>
      <style:text-properties style:font-name="游ゴシック" officeooo:rsid="00a4d5e8" officeooo:paragraph-rsid="00a7b48e" style:font-name-asian="游ゴシック" style:language-asian="ja" style:country-asian="JP"/>
    </style:style>
    <style:style style:name="P401" style:family="paragraph" style:parent-style-name="Text_20_body">
      <style:paragraph-properties style:line-height-at-least="0cm"/>
      <style:text-properties style:font-name="游ゴシック" officeooo:rsid="00a4d5e8" officeooo:paragraph-rsid="00a5b737" style:font-name-asian="游ゴシック" style:language-asian="ja" style:country-asian="JP"/>
    </style:style>
    <style:style style:name="P402" style:family="paragraph" style:parent-style-name="Text_20_body">
      <style:paragraph-properties style:line-height-at-least="0cm"/>
      <style:text-properties style:font-name="游ゴシック" officeooo:rsid="01134273" officeooo:paragraph-rsid="01134273" style:font-name-asian="游ゴシック" style:language-asian="ja" style:country-asian="JP"/>
    </style:style>
    <style:style style:name="P403" style:family="paragraph" style:parent-style-name="Text_20_body">
      <style:paragraph-properties style:line-height-at-least="0cm"/>
      <style:text-properties style:font-name="游ゴシック" officeooo:rsid="01134273" officeooo:paragraph-rsid="01145916" style:font-name-asian="游ゴシック" style:language-asian="ja" style:country-asian="JP"/>
    </style:style>
    <style:style style:name="P404" style:family="paragraph" style:parent-style-name="Text_20_body">
      <style:paragraph-properties style:line-height-at-least="0cm"/>
      <style:text-properties style:font-name="游ゴシック" officeooo:rsid="019366ce" officeooo:paragraph-rsid="019366ce" style:font-name-asian="游ゴシック" style:language-asian="ja" style:country-asian="JP"/>
    </style:style>
    <style:style style:name="P405" style:family="paragraph" style:parent-style-name="Text_20_body">
      <style:paragraph-properties style:line-height-at-least="0cm"/>
      <style:text-properties style:font-name="游ゴシック" officeooo:rsid="0122a7de" officeooo:paragraph-rsid="0122ae69" style:font-name-asian="游ゴシック" style:language-asian="ja" style:country-asian="JP"/>
    </style:style>
    <style:style style:name="P406" style:family="paragraph" style:parent-style-name="Text_20_body">
      <style:paragraph-properties style:line-height-at-least="0cm"/>
      <style:text-properties style:font-name="游ゴシック" officeooo:rsid="00956c8f" officeooo:paragraph-rsid="00956c8f" style:font-name-asian="游ゴシック" style:language-asian="ja" style:country-asian="JP"/>
    </style:style>
    <style:style style:name="P407" style:family="paragraph" style:parent-style-name="Text_20_body">
      <style:text-properties style:font-name="游ゴシック" style:font-name-asian="游ゴシック" style:language-asian="ja" style:country-asian="JP"/>
    </style:style>
    <style:style style:name="P408" style:family="paragraph" style:parent-style-name="Text_20_body">
      <style:paragraph-properties style:line-height-at-least="0cm"/>
      <style:text-properties style:font-name="游ゴシック" officeooo:rsid="01481d62" officeooo:paragraph-rsid="01481d62" style:font-name-asian="游ゴシック" style:language-asian="ja" style:country-asian="JP"/>
    </style:style>
    <style:style style:name="P409" style:family="paragraph" style:parent-style-name="Text_20_body">
      <style:paragraph-properties style:line-height-at-least="0cm"/>
      <style:text-properties style:font-name="游ゴシック" officeooo:rsid="0169fbcc" officeooo:paragraph-rsid="0169fbcc" style:font-name-asian="游ゴシック" style:language-asian="ja" style:country-asian="JP"/>
    </style:style>
    <style:style style:name="P410" style:family="paragraph" style:parent-style-name="Text_20_body">
      <style:paragraph-properties style:line-height-at-least="0cm"/>
      <style:text-properties style:font-name="游ゴシック" officeooo:rsid="01090868" officeooo:paragraph-rsid="01090868" style:font-name-asian="游ゴシック" style:language-asian="ja" style:country-asian="JP"/>
    </style:style>
    <style:style style:name="P411" style:family="paragraph" style:parent-style-name="Text_20_body">
      <style:paragraph-properties style:line-height-at-least="0cm"/>
      <style:text-properties style:font-name="游ゴシック" officeooo:rsid="016618e5" officeooo:paragraph-rsid="016618e5" style:font-name-asian="游ゴシック" style:language-asian="ja" style:country-asian="JP"/>
    </style:style>
    <style:style style:name="P412"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8bfb4e" style:font-name-asian="游ゴシック" fo:hyphenate="false" fo:hyphenation-remain-char-count="2" fo:hyphenation-push-char-count="2" loext:hyphenation-no-caps="false" loext:hyphenation-no-last-word="false" loext:hyphenation-word-char-count="no-limit" loext:hyphenation-zone="no-limit"/>
    </style:style>
    <style:style style:name="P413"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0288e7" style:font-name-asian="游ゴシック" fo:hyphenate="false" fo:hyphenation-remain-char-count="2" fo:hyphenation-push-char-count="2" loext:hyphenation-no-caps="false" loext:hyphenation-no-last-word="false" loext:hyphenation-word-char-count="no-limit" loext:hyphenation-zone="no-limit"/>
    </style:style>
    <style:style style:name="P414"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0e1dcd8" style:font-name-asian="游ゴシック" fo:hyphenate="false" fo:hyphenation-remain-char-count="2" fo:hyphenation-push-char-count="2" loext:hyphenation-no-caps="false" loext:hyphenation-no-last-word="false" loext:hyphenation-word-char-count="no-limit" loext:hyphenation-zone="no-limit"/>
    </style:style>
    <style:style style:name="P415"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16"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17"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18"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8a5b0f" style:font-name-asian="游ゴシック" fo:hyphenate="false" fo:hyphenation-remain-char-count="2" fo:hyphenation-push-char-count="2" loext:hyphenation-no-caps="false" loext:hyphenation-no-last-word="false" loext:hyphenation-word-char-count="no-limit" loext:hyphenation-zone="no-limit"/>
    </style:style>
    <style:style style:name="P419"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6f781" style:font-name-asian="游ゴシック" fo:hyphenate="false" fo:hyphenation-remain-char-count="2" fo:hyphenation-push-char-count="2" loext:hyphenation-no-caps="false" loext:hyphenation-no-last-word="false" loext:hyphenation-word-char-count="no-limit" loext:hyphenation-zone="no-limit"/>
    </style:style>
    <style:style style:name="P420"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7eafa" style:font-name-asian="游ゴシック" fo:hyphenate="false" fo:hyphenation-remain-char-count="2" fo:hyphenation-push-char-count="2" loext:hyphenation-no-caps="false" loext:hyphenation-no-last-word="false" loext:hyphenation-word-char-count="no-limit" loext:hyphenation-zone="no-limit"/>
    </style:style>
    <style:style style:name="P421"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ac129" style:font-name-asian="游ゴシック" fo:hyphenate="false" fo:hyphenation-remain-char-count="2" fo:hyphenation-push-char-count="2" loext:hyphenation-no-caps="false" loext:hyphenation-no-last-word="false" loext:hyphenation-word-char-count="no-limit" loext:hyphenation-zone="no-limit"/>
    </style:style>
    <style:style style:name="P422"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b994e6" style:font-name-asian="游ゴシック" fo:hyphenate="false" fo:hyphenation-remain-char-count="2" fo:hyphenation-push-char-count="2" loext:hyphenation-no-caps="false" loext:hyphenation-no-last-word="false" loext:hyphenation-word-char-count="no-limit" loext:hyphenation-zone="no-limit"/>
    </style:style>
    <style:style style:name="P423"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24"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25"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26" style:family="paragraph" style:parent-style-name="Standard">
      <style:paragraph-properties>
        <style:tab-stops>
          <style:tab-stop style:position="0cm"/>
        </style:tab-stops>
      </style:paragraph-properties>
      <style:text-properties style:font-name="游ゴシック" style:font-name-asian="游ゴシック"/>
    </style:style>
    <style:style style:name="P427" style:family="paragraph" style:parent-style-name="Standard">
      <style:paragraph-properties fo:margin-left="0cm" fo:margin-right="0cm" fo:text-indent="0cm" style:auto-text-indent="false">
        <style:tab-stops>
          <style:tab-stop style:position="0cm"/>
        </style:tab-stops>
      </style:paragraph-properties>
      <style:text-properties style:font-name="游ゴシック" style:font-name-asian="游ゴシック"/>
    </style:style>
    <style:style style:name="P428" style:family="paragraph" style:parent-style-name="Standard">
      <style:paragraph-properties>
        <style:tab-stops>
          <style:tab-stop style:position="0cm"/>
        </style:tab-stops>
      </style:paragraph-properties>
      <style:text-properties style:font-name="游ゴシック" officeooo:paragraph-rsid="00d54860" style:font-name-asian="游ゴシック"/>
    </style:style>
    <style:style style:name="P429" style:family="paragraph" style:parent-style-name="Standard">
      <style:text-properties style:font-name="游ゴシック" officeooo:paragraph-rsid="007ce410" style:font-name-asian="游ゴシック"/>
    </style:style>
    <style:style style:name="P430" style:family="paragraph" style:parent-style-name="Standard">
      <style:text-properties style:font-name="游ゴシック" officeooo:paragraph-rsid="00181c4e" style:font-name-asian="游ゴシック"/>
    </style:style>
    <style:style style:name="P431" style:family="paragraph" style:parent-style-name="Standard">
      <style:text-properties style:font-name="游ゴシック" officeooo:paragraph-rsid="018bfb4e" style:font-name-asian="游ゴシック"/>
    </style:style>
    <style:style style:name="P432" style:family="paragraph" style:parent-style-name="Standard">
      <style:text-properties style:font-name="游ゴシック" officeooo:paragraph-rsid="01a3cdb2" style:font-name-asian="游ゴシック"/>
    </style:style>
    <style:style style:name="P433" style:family="paragraph" style:parent-style-name="Table_20_Contents">
      <style:text-properties style:font-name="游ゴシック" officeooo:paragraph-rsid="001f02fd" style:font-name-asian="游ゴシック"/>
    </style:style>
    <style:style style:name="P434" style:family="paragraph" style:parent-style-name="Standard">
      <style:text-properties style:font-name="游ゴシック" officeooo:paragraph-rsid="0178ee1e" style:font-name-asian="游ゴシック"/>
    </style:style>
    <style:style style:name="P435" style:family="paragraph" style:parent-style-name="Standard">
      <style:text-properties style:font-name="游ゴシック" officeooo:paragraph-rsid="01aa3afa" style:font-name-asian="游ゴシック"/>
    </style:style>
    <style:style style:name="P436" style:family="paragraph" style:parent-style-name="Standard">
      <style:text-properties style:font-name="游ゴシック" officeooo:paragraph-rsid="018a5b0f" style:font-name-asian="游ゴシック"/>
    </style:style>
    <style:style style:name="P437" style:family="paragraph" style:parent-style-name="Table_20_Contents">
      <style:text-properties style:font-name="游ゴシック" officeooo:paragraph-rsid="018a5b0f" style:font-name-asian="游ゴシック"/>
    </style:style>
    <style:style style:name="P438" style:family="paragraph" style:parent-style-name="Text_20_body">
      <style:text-properties style:font-name="游ゴシック" officeooo:paragraph-rsid="018a5b0f" style:font-name-asian="游ゴシック"/>
    </style:style>
    <style:style style:name="P439" style:family="paragraph" style:parent-style-name="Standard">
      <style:text-properties style:font-name="游ゴシック" officeooo:paragraph-rsid="006d5c57" style:font-name-asian="游ゴシック"/>
    </style:style>
    <style:style style:name="P440" style:family="paragraph" style:parent-style-name="Standard">
      <style:text-properties style:font-name="游ゴシック" style:font-name-asian="游ゴシック"/>
    </style:style>
    <style:style style:name="P441" style:family="paragraph" style:parent-style-name="Standard">
      <style:text-properties style:font-name="游ゴシック" officeooo:paragraph-rsid="0009fb1b" style:font-name-asian="游ゴシック"/>
    </style:style>
    <style:style style:name="P442" style:family="paragraph" style:parent-style-name="Standard">
      <style:text-properties style:font-name="游ゴシック" officeooo:paragraph-rsid="000ab48e" style:font-name-asian="游ゴシック"/>
    </style:style>
    <style:style style:name="P443" style:family="paragraph" style:parent-style-name="Standard">
      <style:text-properties style:font-name="游ゴシック" officeooo:paragraph-rsid="0008327f" style:font-name-asian="游ゴシック"/>
    </style:style>
    <style:style style:name="P444" style:family="paragraph" style:parent-style-name="Standard">
      <style:paragraph-properties>
        <style:tab-stops>
          <style:tab-stop style:position="2.223cm"/>
        </style:tab-stops>
      </style:paragraph-properties>
      <style:text-properties style:font-name="游ゴシック" style:font-name-asian="游ゴシック"/>
    </style:style>
    <style:style style:name="P445" style:family="paragraph" style:parent-style-name="Standard">
      <style:paragraph-properties fo:margin-left="0cm" fo:margin-right="0cm" fo:text-indent="0cm" style:auto-text-indent="false">
        <style:tab-stops>
          <style:tab-stop style:position="2.223cm"/>
        </style:tab-stops>
      </style:paragraph-properties>
      <style:text-properties style:font-name="游ゴシック" officeooo:paragraph-rsid="011d6ddf" style:font-name-asian="游ゴシック"/>
    </style:style>
    <style:style style:name="P446" style:family="paragraph" style:parent-style-name="Standard">
      <style:paragraph-properties fo:margin-left="0cm" fo:margin-right="0cm" fo:text-indent="0.37cm" style:auto-text-indent="false"/>
      <style:text-properties style:font-name="游ゴシック" style:font-name-asian="游ゴシック"/>
    </style:style>
    <style:style style:name="P447" style:family="paragraph" style:parent-style-name="Standard">
      <style:text-properties style:font-name="游ゴシック" officeooo:paragraph-rsid="00e5517f" style:font-name-asian="游ゴシック"/>
    </style:style>
    <style:style style:name="P448" style:family="paragraph" style:parent-style-name="Standard">
      <style:text-properties style:font-name="游ゴシック" officeooo:paragraph-rsid="00d4d6fa" style:font-name-asian="游ゴシック"/>
    </style:style>
    <style:style style:name="P449" style:family="paragraph" style:parent-style-name="Standard">
      <style:text-properties style:font-name="游ゴシック" officeooo:paragraph-rsid="01359a27" style:font-name-asian="游ゴシック"/>
    </style:style>
    <style:style style:name="P450" style:family="paragraph" style:parent-style-name="Standard">
      <style:text-properties style:font-name="游ゴシック" officeooo:paragraph-rsid="000d10c3" style:font-name-asian="游ゴシック"/>
    </style:style>
    <style:style style:name="P451" style:family="paragraph" style:parent-style-name="Standard">
      <style:paragraph-properties fo:break-before="page"/>
      <style:text-properties style:font-name="游ゴシック" officeooo:paragraph-rsid="000d10c3" style:font-name-asian="游ゴシック"/>
    </style:style>
    <style:style style:name="P452" style:family="paragraph" style:parent-style-name="Standard">
      <style:paragraph-properties fo:margin-left="0cm" fo:margin-right="0cm" fo:text-indent="1.482cm" style:auto-text-indent="false"/>
      <style:text-properties style:font-name="游ゴシック" style:font-name-asian="游ゴシック"/>
    </style:style>
    <style:style style:name="P453" style:family="paragraph" style:parent-style-name="Standard">
      <style:paragraph-properties fo:margin-left="1.482cm" fo:margin-right="0cm" fo:text-indent="0cm" style:auto-text-indent="false"/>
      <style:text-properties style:font-name="游ゴシック" style:font-name-asian="游ゴシック"/>
    </style:style>
    <style:style style:name="P454" style:family="paragraph" style:parent-style-name="Standard">
      <style:paragraph-properties fo:margin-left="0cm" fo:margin-right="0cm" fo:text-indent="0cm" style:auto-text-indent="false"/>
      <style:text-properties style:font-name="游ゴシック" style:font-name-asian="游ゴシック"/>
    </style:style>
    <style:style style:name="P455" style:family="paragraph" style:parent-style-name="Standard">
      <style:paragraph-properties fo:margin-left="0cm" fo:margin-right="0cm" fo:text-indent="0.582cm" style:auto-text-indent="false"/>
      <style:text-properties style:font-name="游ゴシック" style:font-name-asian="游ゴシック"/>
    </style:style>
    <style:style style:name="P456" style:family="paragraph" style:parent-style-name="Standard">
      <style:text-properties style:font-name="游ゴシック" officeooo:paragraph-rsid="01415f68" style:font-name-asian="游ゴシック"/>
    </style:style>
    <style:style style:name="P457" style:family="paragraph" style:parent-style-name="Standard">
      <style:text-properties style:font-name="游ゴシック" officeooo:paragraph-rsid="011c7c9b" style:font-name-asian="游ゴシック"/>
    </style:style>
    <style:style style:name="P458" style:family="paragraph" style:parent-style-name="Standard">
      <style:text-properties style:font-name="游ゴシック" officeooo:paragraph-rsid="01032ad6" style:font-name-asian="游ゴシック"/>
    </style:style>
    <style:style style:name="P459" style:family="paragraph" style:parent-style-name="Standard">
      <style:paragraph-properties fo:margin-left="0cm" fo:margin-right="0cm" fo:text-indent="1.482cm" style:auto-text-indent="false"/>
      <style:text-properties style:font-name="游ゴシック" officeooo:paragraph-rsid="01032ad6" style:font-name-asian="游ゴシック"/>
    </style:style>
    <style:style style:name="P460" style:family="paragraph" style:parent-style-name="Standard">
      <style:paragraph-properties fo:margin-left="0cm" fo:margin-right="0cm" fo:text-indent="0.37cm" style:auto-text-indent="false"/>
      <style:text-properties style:font-name="游ゴシック" officeooo:paragraph-rsid="00267de4" style:font-name-asian="游ゴシック"/>
    </style:style>
    <style:style style:name="P461" style:family="paragraph" style:parent-style-name="Standard">
      <style:text-properties style:font-name="游ゴシック" officeooo:paragraph-rsid="00267de4" style:font-name-asian="游ゴシック"/>
    </style:style>
    <style:style style:name="P462" style:family="paragraph" style:parent-style-name="Standard">
      <style:text-properties style:font-name="游ゴシック" officeooo:paragraph-rsid="00c341c7" style:font-name-asian="游ゴシック"/>
    </style:style>
    <style:style style:name="P463" style:family="paragraph" style:parent-style-name="Standard">
      <style:text-properties style:font-name="游ゴシック" officeooo:paragraph-rsid="00d54860" style:font-name-asian="游ゴシック"/>
    </style:style>
    <style:style style:name="P464" style:family="paragraph" style:parent-style-name="Standard">
      <style:paragraph-properties>
        <style:tab-stops>
          <style:tab-stop style:position="2.223cm"/>
        </style:tab-stops>
      </style:paragraph-properties>
      <style:text-properties style:font-name="游ゴシック" officeooo:rsid="00bc89bb" officeooo:paragraph-rsid="00bc89bb" style:font-name-asian="游ゴシック"/>
    </style:style>
    <style:style style:name="P465" style:family="paragraph" style:parent-style-name="Standard">
      <style:text-properties style:font-name="游ゴシック" officeooo:paragraph-rsid="0188bd0a" style:font-name-asian="游ゴシック"/>
    </style:style>
    <style:style style:name="P466" style:family="paragraph" style:parent-style-name="Standard">
      <style:paragraph-properties fo:margin-left="0cm" fo:margin-right="0cm" fo:text-indent="0cm" style:auto-text-indent="false">
        <style:tab-stops>
          <style:tab-stop style:position="2.302cm"/>
        </style:tab-stops>
      </style:paragraph-properties>
      <style:text-properties style:font-name="游ゴシック" style:font-name-asian="游ゴシック"/>
    </style:style>
    <style:style style:name="P467" style:family="paragraph" style:parent-style-name="Standard">
      <style:paragraph-properties fo:margin-left="0cm" fo:margin-right="0cm" fo:text-indent="0cm" style:auto-text-indent="false">
        <style:tab-stops>
          <style:tab-stop style:position="2.275cm"/>
        </style:tab-stops>
      </style:paragraph-properties>
      <style:text-properties style:font-name="游ゴシック" style:font-name-asian="游ゴシック"/>
    </style:style>
    <style:style style:name="P468" style:family="paragraph" style:parent-style-name="Standard">
      <style:paragraph-properties fo:margin-left="0cm" fo:margin-right="0cm" fo:text-indent="0cm" style:auto-text-indent="false">
        <style:tab-stops>
          <style:tab-stop style:position="2.316cm"/>
        </style:tab-stops>
      </style:paragraph-properties>
      <style:text-properties style:font-name="游ゴシック" style:font-name-asian="游ゴシック"/>
    </style:style>
    <style:style style:name="P469" style:family="paragraph" style:parent-style-name="Standard">
      <style:paragraph-properties fo:margin-left="0cm" fo:margin-right="0cm" fo:text-indent="0cm" style:auto-text-indent="false">
        <style:tab-stops>
          <style:tab-stop style:position="2.249cm"/>
        </style:tab-stops>
      </style:paragraph-properties>
      <style:text-properties style:font-name="游ゴシック" style:font-name-asian="游ゴシック"/>
    </style:style>
    <style:style style:name="P470"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officeooo:paragraph-rsid="0011d2d1" style:font-name-asian="游ゴシック"/>
    </style:style>
    <style:style style:name="P47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officeooo:paragraph-rsid="011d6ddf" style:font-name-asian="游ゴシック"/>
    </style:style>
    <style:style style:name="P472"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style:font-name-asian="游ゴシック"/>
    </style:style>
    <style:style style:name="P473" style:family="paragraph" style:parent-style-name="Standard">
      <style:paragraph-properties fo:margin-left="0cm" fo:margin-right="0cm" fo:text-indent="0cm" style:auto-text-indent="false"/>
      <style:text-properties style:font-name="游ゴシック" officeooo:paragraph-rsid="011d6ddf" style:font-name-asian="游ゴシック"/>
    </style:style>
    <style:style style:name="P474" style:family="paragraph" style:parent-style-name="Standard">
      <style:text-properties style:font-name="游ゴシック" officeooo:paragraph-rsid="00d83cc3" style:font-name-asian="游ゴシック"/>
    </style:style>
    <style:style style:name="P475" style:family="paragraph" style:parent-style-name="Standard">
      <style:text-properties style:font-name="游ゴシック" officeooo:rsid="0187d4c8" officeooo:paragraph-rsid="0187d4c8" style:font-name-asian="游ゴシック"/>
    </style:style>
    <style:style style:name="P476" style:family="paragraph" style:parent-style-name="Standard">
      <style:text-properties style:font-name="游ゴシック" officeooo:rsid="00710d15" officeooo:paragraph-rsid="007ce410" style:font-name-asian="游ゴシック"/>
    </style:style>
    <style:style style:name="P477" style:family="paragraph" style:parent-style-name="Standard">
      <style:text-properties style:font-name="游ゴシック" officeooo:rsid="00710d15" officeooo:paragraph-rsid="01a3cdb2" style:font-name-asian="游ゴシック"/>
    </style:style>
    <style:style style:name="P478" style:family="paragraph" style:parent-style-name="Standard">
      <style:text-properties style:font-name="游ゴシック" officeooo:rsid="00710d15" officeooo:paragraph-rsid="00710d15" style:font-name-asian="游ゴシック"/>
    </style:style>
    <style:style style:name="P479" style:family="paragraph" style:parent-style-name="Standard">
      <style:text-properties style:font-name="游ゴシック" officeooo:rsid="00710d15" officeooo:paragraph-rsid="010122e8" style:font-name-asian="游ゴシック"/>
    </style:style>
    <style:style style:name="P480" style:family="paragraph" style:parent-style-name="Standard">
      <style:text-properties style:font-name="游ゴシック" officeooo:rsid="010288e7" officeooo:paragraph-rsid="010288e7" style:font-name-asian="游ゴシック"/>
    </style:style>
    <style:style style:name="P481" style:family="paragraph" style:parent-style-name="Standard">
      <style:text-properties style:font-name="游ゴシック" officeooo:paragraph-rsid="0146d8ed" style:font-name-asian="游ゴシック"/>
    </style:style>
    <style:style style:name="P482" style:family="paragraph" style:parent-style-name="Standard">
      <style:text-properties style:font-name="游ゴシック" officeooo:paragraph-rsid="00842341" style:font-name-asian="游ゴシック"/>
    </style:style>
    <style:style style:name="P483" style:family="paragraph" style:parent-style-name="Standard">
      <style:text-properties style:font-name="游ゴシック" officeooo:rsid="00842341" officeooo:paragraph-rsid="00842341" style:font-name-asian="游ゴシック"/>
    </style:style>
    <style:style style:name="P484" style:family="paragraph" style:parent-style-name="Standard">
      <style:text-properties style:font-name="游ゴシック" officeooo:paragraph-rsid="00709b59" style:font-name-asian="游ゴシック"/>
    </style:style>
    <style:style style:name="P485" style:family="paragraph" style:parent-style-name="Standard">
      <style:text-properties style:font-name="游ゴシック" officeooo:rsid="008298dd" officeooo:paragraph-rsid="008298dd" style:font-name-asian="游ゴシック"/>
    </style:style>
    <style:style style:name="P486" style:family="paragraph" style:parent-style-name="Standard">
      <style:text-properties style:font-name="游ゴシック" officeooo:paragraph-rsid="010122e8" style:font-name-asian="游ゴシック"/>
    </style:style>
    <style:style style:name="P487" style:family="paragraph" style:parent-style-name="Standard">
      <style:text-properties style:font-name="游ゴシック" officeooo:rsid="00764715" officeooo:paragraph-rsid="00764715" style:font-name-asian="游ゴシック"/>
    </style:style>
    <style:style style:name="P488" style:family="paragraph" style:parent-style-name="Standard">
      <style:text-properties style:font-name="游ゴシック" officeooo:rsid="00c188f6" officeooo:paragraph-rsid="00c188f6" style:font-name-asian="游ゴシック"/>
    </style:style>
    <style:style style:name="P489" style:family="paragraph" style:parent-style-name="Standard">
      <style:text-properties style:font-name="游ゴシック" officeooo:paragraph-rsid="0127db48" style:font-name-asian="游ゴシック"/>
    </style:style>
    <style:style style:name="P490" style:family="paragraph" style:parent-style-name="Standard">
      <style:text-properties style:font-name="游ゴシック" officeooo:paragraph-rsid="0129c48b" style:font-name-asian="游ゴシック"/>
    </style:style>
    <style:style style:name="P491" style:family="paragraph" style:parent-style-name="Standard">
      <style:text-properties style:font-name="游ゴシック" officeooo:paragraph-rsid="0085ca38" style:font-name-asian="游ゴシック"/>
    </style:style>
    <style:style style:name="P492" style:family="paragraph" style:parent-style-name="Standard">
      <style:text-properties style:font-name="游ゴシック" officeooo:paragraph-rsid="00877f37" style:font-name-asian="游ゴシック"/>
    </style:style>
    <style:style style:name="P493" style:family="paragraph" style:parent-style-name="Standard">
      <style:text-properties style:font-name="游ゴシック" officeooo:rsid="00877f37" officeooo:paragraph-rsid="00877f37" style:font-name-asian="游ゴシック"/>
    </style:style>
    <style:style style:name="P494" style:family="paragraph" style:parent-style-name="Standard">
      <style:text-properties style:font-name="游ゴシック" officeooo:rsid="009eef42" officeooo:paragraph-rsid="01a71dd3" style:font-name-asian="游ゴシック"/>
    </style:style>
    <style:style style:name="P495" style:family="paragraph" style:parent-style-name="Standard">
      <style:text-properties style:font-name="游ゴシック" officeooo:rsid="009eef42" officeooo:paragraph-rsid="01b6b15b" style:font-name-asian="游ゴシック"/>
    </style:style>
    <style:style style:name="P496" style:family="paragraph" style:parent-style-name="Standard">
      <style:text-properties style:font-name="游ゴシック" officeooo:rsid="007468d5" officeooo:paragraph-rsid="007468d5" style:font-name-asian="游ゴシック"/>
    </style:style>
    <style:style style:name="P497" style:family="paragraph" style:parent-style-name="Standard">
      <style:text-properties style:font-name="游ゴシック" officeooo:paragraph-rsid="007468d5" style:font-name-asian="游ゴシック"/>
    </style:style>
    <style:style style:name="P498" style:family="paragraph" style:parent-style-name="Standard">
      <style:text-properties style:font-name="游ゴシック" officeooo:rsid="0177eafa" officeooo:paragraph-rsid="0177eafa" style:font-name-asian="游ゴシック"/>
    </style:style>
    <style:style style:name="P499" style:family="paragraph" style:parent-style-name="Standard">
      <style:text-properties style:font-name="游ゴシック" officeooo:rsid="017b872e" officeooo:paragraph-rsid="017b872e" style:font-name-asian="游ゴシック"/>
    </style:style>
    <style:style style:name="P500" style:family="paragraph" style:parent-style-name="Standard">
      <style:text-properties style:font-name="游ゴシック" officeooo:paragraph-rsid="006ac80d" style:font-name-asian="游ゴシック"/>
    </style:style>
    <style:style style:name="P501" style:family="paragraph" style:parent-style-name="Standard">
      <style:text-properties style:font-name="游ゴシック" officeooo:rsid="018a5b0f" officeooo:paragraph-rsid="018a5b0f" style:font-name-asian="游ゴシック"/>
    </style:style>
    <style:style style:name="P502" style:family="paragraph" style:parent-style-name="Standard">
      <style:text-properties style:font-name="游ゴシック" officeooo:paragraph-rsid="0087cf17" style:font-name-asian="游ゴシック"/>
    </style:style>
    <style:style style:name="P503" style:family="paragraph" style:parent-style-name="Standard">
      <style:text-properties style:font-name="游ゴシック" officeooo:paragraph-rsid="009d6634" style:font-name-asian="游ゴシック"/>
    </style:style>
    <style:style style:name="P504" style:family="paragraph" style:parent-style-name="Standard">
      <style:text-properties style:font-name="游ゴシック" officeooo:paragraph-rsid="01be07c9" style:font-name-asian="游ゴシック"/>
    </style:style>
    <style:style style:name="P505" style:family="paragraph" style:parent-style-name="Table_20_Contents">
      <style:text-properties style:font-name="游ゴシック" style:font-name-asian="游ゴシック"/>
    </style:style>
    <style:style style:name="P506" style:family="paragraph" style:parent-style-name="Table_20_Contents">
      <style:text-properties style:font-name="游ゴシック" officeooo:paragraph-rsid="0104fac0" style:font-name-asian="游ゴシック"/>
    </style:style>
    <style:style style:name="P507" style:family="paragraph" style:parent-style-name="Table_20_Contents">
      <style:text-properties style:font-name="游ゴシック" officeooo:paragraph-rsid="00f36243" style:font-name-asian="游ゴシック"/>
    </style:style>
    <style:style style:name="P508" style:family="paragraph" style:parent-style-name="Table_20_Contents">
      <style:paragraph-properties style:line-height-at-least="0cm"/>
      <style:text-properties style:font-name="游ゴシック" officeooo:paragraph-rsid="00368ad3" style:font-name-asian="游ゴシック"/>
    </style:style>
    <style:style style:name="P509" style:family="paragraph" style:parent-style-name="Table_20_Contents">
      <style:paragraph-properties style:line-height-at-least="0cm"/>
      <style:text-properties style:font-name="游ゴシック" officeooo:paragraph-rsid="01213ba2" style:font-name-asian="游ゴシック"/>
    </style:style>
    <style:style style:name="P510" style:family="paragraph" style:parent-style-name="Table_20_Contents">
      <style:paragraph-properties style:line-height-at-least="0cm"/>
      <style:text-properties style:font-name="游ゴシック" officeooo:paragraph-rsid="00181c4e" style:font-name-asian="游ゴシック"/>
    </style:style>
    <style:style style:name="P511" style:family="paragraph" style:parent-style-name="Table_20_Contents">
      <style:paragraph-properties style:line-height-at-least="0cm"/>
      <style:text-properties style:font-name="游ゴシック" officeooo:paragraph-rsid="018bfb4e" style:font-name-asian="游ゴシック"/>
    </style:style>
    <style:style style:name="P512" style:family="paragraph" style:parent-style-name="Table_20_Contents">
      <style:paragraph-properties style:line-height-at-least="0cm"/>
      <style:text-properties style:font-name="游ゴシック" officeooo:paragraph-rsid="016cb7b7" style:font-name-asian="游ゴシック"/>
    </style:style>
    <style:style style:name="P513" style:family="paragraph" style:parent-style-name="Table_20_Contents">
      <style:paragraph-properties style:line-height-at-least="0cm"/>
      <style:text-properties style:font-name="游ゴシック" officeooo:paragraph-rsid="007ce410" style:font-name-asian="游ゴシック"/>
    </style:style>
    <style:style style:name="P514" style:family="paragraph" style:parent-style-name="Table_20_Contents">
      <style:paragraph-properties style:line-height-at-least="0cm"/>
      <style:text-properties style:font-name="游ゴシック" officeooo:paragraph-rsid="019aa0ea" style:font-name-asian="游ゴシック"/>
    </style:style>
    <style:style style:name="P515" style:family="paragraph" style:parent-style-name="Table_20_Contents">
      <style:paragraph-properties style:line-height-at-least="0cm"/>
      <style:text-properties style:font-name="游ゴシック" officeooo:paragraph-rsid="0036c41a" style:font-name-asian="游ゴシック"/>
    </style:style>
    <style:style style:name="P516" style:family="paragraph" style:parent-style-name="Table_20_Contents">
      <style:paragraph-properties style:line-height-at-least="0cm"/>
      <style:text-properties style:font-name="游ゴシック" officeooo:paragraph-rsid="019d4580" style:font-name-asian="游ゴシック"/>
    </style:style>
    <style:style style:name="P517" style:family="paragraph" style:parent-style-name="Table_20_Contents">
      <style:paragraph-properties style:line-height-at-least="0cm"/>
      <style:text-properties style:font-name="游ゴシック" officeooo:paragraph-rsid="008298dd" style:font-name-asian="游ゴシック"/>
    </style:style>
    <style:style style:name="P518" style:family="paragraph" style:parent-style-name="Table_20_Contents">
      <style:paragraph-properties style:line-height-at-least="0cm"/>
      <style:text-properties style:font-name="游ゴシック" officeooo:paragraph-rsid="00c06d54" style:font-name-asian="游ゴシック"/>
    </style:style>
    <style:style style:name="P519" style:family="paragraph" style:parent-style-name="Table_20_Contents">
      <style:paragraph-properties style:line-height-at-least="0cm"/>
      <style:text-properties style:font-name="游ゴシック" officeooo:paragraph-rsid="00ebcae7" style:font-name-asian="游ゴシック"/>
    </style:style>
    <style:style style:name="P520" style:family="paragraph" style:parent-style-name="Table_20_Contents">
      <style:paragraph-properties style:line-height-at-least="0cm"/>
      <style:text-properties style:font-name="游ゴシック" officeooo:paragraph-rsid="001bc9ba" style:font-name-asian="游ゴシック"/>
    </style:style>
    <style:style style:name="P521" style:family="paragraph" style:parent-style-name="Table_20_Contents">
      <style:paragraph-properties style:line-height-at-least="0cm"/>
      <style:text-properties style:font-name="游ゴシック" officeooo:paragraph-rsid="007debb3" style:font-name-asian="游ゴシック"/>
    </style:style>
    <style:style style:name="P522" style:family="paragraph" style:parent-style-name="Table_20_Contents">
      <style:paragraph-properties style:line-height-at-least="0cm"/>
      <style:text-properties style:font-name="游ゴシック" officeooo:paragraph-rsid="018a5b0f" style:font-name-asian="游ゴシック"/>
    </style:style>
    <style:style style:name="P523" style:family="paragraph" style:parent-style-name="Table_20_Contents">
      <style:paragraph-properties style:line-height-at-least="0cm"/>
      <style:text-properties style:font-name="游ゴシック" officeooo:paragraph-rsid="0067eb03" style:font-name-asian="游ゴシック"/>
    </style:style>
    <style:style style:name="P524" style:family="paragraph" style:parent-style-name="Table_20_Contents">
      <style:paragraph-properties style:line-height-at-least="0cm"/>
      <style:text-properties style:font-name="游ゴシック" officeooo:paragraph-rsid="006d5c57" style:font-name-asian="游ゴシック"/>
    </style:style>
    <style:style style:name="P525" style:family="paragraph" style:parent-style-name="Table_20_Contents">
      <style:paragraph-properties style:line-height-at-least="0cm"/>
      <style:text-properties style:font-name="游ゴシック" officeooo:paragraph-rsid="00660667" style:font-name-asian="游ゴシック"/>
    </style:style>
    <style:style style:name="P526" style:family="paragraph" style:parent-style-name="Table_20_Contents">
      <style:paragraph-properties style:line-height-at-least="0cm"/>
      <style:text-properties style:font-name="游ゴシック" officeooo:paragraph-rsid="004caf2f" style:font-name-asian="游ゴシック"/>
    </style:style>
    <style:style style:name="P527" style:family="paragraph" style:parent-style-name="Table_20_Contents">
      <style:paragraph-properties style:line-height-at-least="0cm"/>
      <style:text-properties style:font-name="游ゴシック" officeooo:paragraph-rsid="013d73aa" style:font-name-asian="游ゴシック"/>
    </style:style>
    <style:style style:name="P528" style:family="paragraph" style:parent-style-name="Table_20_Contents">
      <style:text-properties style:font-name="游ゴシック" officeooo:paragraph-rsid="00a1b97f" style:font-name-asian="游ゴシック"/>
    </style:style>
    <style:style style:name="P529" style:family="paragraph" style:parent-style-name="Table_20_Contents">
      <style:text-properties style:font-name="游ゴシック" officeooo:paragraph-rsid="015fabbc" style:font-name-asian="游ゴシック"/>
    </style:style>
    <style:style style:name="P530" style:family="paragraph" style:parent-style-name="Table_20_Contents">
      <style:text-properties style:font-name="游ゴシック" officeooo:paragraph-rsid="0187d4c8" style:font-name-asian="游ゴシック"/>
    </style:style>
    <style:style style:name="P531" style:family="paragraph" style:parent-style-name="Table_20_Contents">
      <style:text-properties style:font-name="游ゴシック" officeooo:rsid="00c47a2f" officeooo:paragraph-rsid="0104fac0" style:font-name-asian="游ゴシック"/>
    </style:style>
    <style:style style:name="P532" style:family="paragraph" style:parent-style-name="Table_20_Contents">
      <style:text-properties style:font-name="游ゴシック" officeooo:paragraph-rsid="01436d1a" style:font-name-asian="游ゴシック"/>
    </style:style>
    <style:style style:name="P533"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534"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officeooo:paragraph-rsid="0104fac0" style:font-name-asian="游ゴシック" fo:hyphenate="false" fo:hyphenation-remain-char-count="2" fo:hyphenation-push-char-count="2" loext:hyphenation-no-caps="false" loext:hyphenation-no-last-word="false" loext:hyphenation-word-char-count="no-limit" loext:hyphenation-zone="no-limit"/>
    </style:style>
    <style:style style:name="P536" style:family="paragraph" style:parent-style-name="Table_20_Contents">
      <loext:graphic-properties draw:fill="none" draw:fill-color="#ffffff" draw:opacity="100%"/>
      <style:paragraph-properties fo:margin-left="0.499cm" fo:margin-right="0cm" fo:line-height="0.101cm" fo:text-align="justify" style:justify-single-word="false" fo:orphans="0" fo:widows="0" fo:hyphenation-ladder-count="no-limit" fo:text-indent="-0.499cm" style:auto-text-indent="false" fo:background-color="transparent" text:number-lines="false" text:line-number="0" style:writing-mode="lr-tb">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text-properties style:font-name="游ゴシック" officeooo:paragraph-rsid="01024456" style:font-name-asian="游ゴシック"/>
    </style:style>
    <style:style style:name="P538" style:family="paragraph" style:parent-style-name="Table_20_Contents">
      <style:text-properties style:font-name="游ゴシック" officeooo:paragraph-rsid="017e900c" style:font-name-asian="游ゴシック"/>
    </style:style>
    <style:style style:name="P539" style:family="paragraph" style:parent-style-name="Table_20_Contents">
      <style:text-properties style:font-name="游ゴシック" officeooo:paragraph-rsid="019955bc" style:font-name-asian="游ゴシック"/>
    </style:style>
    <style:style style:name="P540" style:family="paragraph" style:parent-style-name="Table_20_Contents">
      <style:paragraph-properties style:line-height-at-least="0cm"/>
      <style:text-properties style:font-name="游ゴシック" officeooo:rsid="019d4580" officeooo:paragraph-rsid="019d4580" style:font-name-asian="游ゴシック"/>
    </style:style>
    <style:style style:name="P541" style:family="paragraph" style:parent-style-name="Table_20_Contents">
      <style:text-properties style:font-name="游ゴシック" officeooo:paragraph-rsid="0180985d" style:font-name-asian="游ゴシック"/>
    </style:style>
    <style:style style:name="P542" style:family="paragraph" style:parent-style-name="Table_20_Contents">
      <style:text-properties style:font-name="游ゴシック" officeooo:paragraph-rsid="00a5b737" style:font-name-asian="游ゴシック"/>
    </style:style>
    <style:style style:name="P543" style:family="paragraph" style:parent-style-name="Table_20_Contents">
      <style:text-properties style:font-name="游ゴシック" officeooo:paragraph-rsid="00cecbcd" style:font-name-asian="游ゴシック"/>
    </style:style>
    <style:style style:name="P544" style:family="paragraph" style:parent-style-name="Table_20_Contents">
      <style:text-properties style:font-name="游ゴシック" officeooo:rsid="0095fee2" officeooo:paragraph-rsid="0095fee2" style:font-name-asian="游ゴシック"/>
    </style:style>
    <style:style style:name="P545" style:family="paragraph" style:parent-style-name="Table_20_Contents">
      <style:text-properties style:font-name="游ゴシック" officeooo:paragraph-rsid="0099200c" style:font-name-asian="游ゴシック"/>
    </style:style>
    <style:style style:name="P546" style:family="paragraph" style:parent-style-name="Table_20_Contents">
      <style:text-properties style:font-name="游ゴシック" officeooo:paragraph-rsid="01b76ab9" style:font-name-asian="游ゴシック"/>
    </style:style>
    <style:style style:name="P547" style:family="paragraph" style:parent-style-name="Text_20_body">
      <style:text-properties style:font-name="游ゴシック" officeooo:rsid="019366ce" officeooo:paragraph-rsid="019366ce" style:font-name-asian="游ゴシック"/>
    </style:style>
    <style:style style:name="P548" style:family="paragraph" style:parent-style-name="Text_20_body">
      <style:text-properties style:font-name="游ゴシック" officeooo:rsid="00a72be1" officeooo:paragraph-rsid="00a72be1" style:font-name-asian="游ゴシック"/>
    </style:style>
    <style:style style:name="P549" style:family="paragraph" style:parent-style-name="Standard">
      <style:text-properties style:font-name="游ゴシック" officeooo:paragraph-rsid="01d656de" style:font-name-asian="游ゴシック"/>
    </style:style>
    <style:style style:name="P550" style:family="paragraph" style:parent-style-name="Standard">
      <style:text-properties style:font-name="游ゴシック" style:text-underline-style="none" style:font-name-asian="游ゴシック"/>
    </style:style>
    <style:style style:name="P551" style:family="paragraph" style:parent-style-name="Standard">
      <style:text-properties style:font-name="游ゴシック" style:text-underline-style="none" officeooo:rsid="017ac129" officeooo:paragraph-rsid="017ac129" style:font-name-asian="游ゴシック"/>
    </style:style>
    <style:style style:name="P552" style:family="paragraph" style:parent-style-name="Standard">
      <style:text-properties style:font-name="游ゴシック" style:text-underline-style="none" style:font-name-asian="游ゴシック" style:language-asian="ja" style:country-asian="JP"/>
    </style:style>
    <style:style style:name="P553" style:family="paragraph" style:parent-style-name="Standard">
      <style:text-properties style:font-name="游ゴシック" style:text-underline-style="none" officeooo:paragraph-rsid="00a96d05" style:font-name-asian="游ゴシック" style:language-asian="ja" style:country-asian="JP"/>
    </style:style>
    <style:style style:name="P554" style:family="paragraph" style:parent-style-name="Table_20_Contents">
      <style:paragraph-properties style:line-height-at-least="0cm"/>
      <style:text-properties style:font-name="游ゴシック" style:text-underline-style="none" officeooo:paragraph-rsid="0019b44d" style:font-name-asian="游ゴシック" style:language-asian="ja" style:country-asian="JP"/>
    </style:style>
    <style:style style:name="P555" style:family="paragraph" style:parent-style-name="Standard">
      <style:text-properties style:font-name="游ゴシック" fo:font-weight="normal" officeooo:rsid="017b872e" officeooo:paragraph-rsid="017b872e" style:font-name-asian="游ゴシック" style:font-weight-asian="normal" style:font-weight-complex="normal"/>
    </style:style>
    <style:style style:name="P556" style:family="paragraph" style:parent-style-name="Table_20_Contents">
      <style:paragraph-properties style:line-height-at-least="0cm"/>
      <style:text-properties style:font-name="游ゴシック" fo:font-weight="normal" officeooo:paragraph-rsid="0056e5e9" style:font-name-asian="游ゴシック" style:language-asian="ja" style:country-asian="JP" style:font-weight-asian="normal" style:font-weight-complex="normal"/>
    </style:style>
    <style:style style:name="P557" style:family="paragraph" style:parent-style-name="Table_20_Contents">
      <style:paragraph-properties style:line-height-at-least="0cm"/>
      <style:text-properties style:font-name="游ゴシック" fo:font-style="normal" officeooo:rsid="019d4580" officeooo:paragraph-rsid="019d4580" style:font-name-asian="游ゴシック" style:font-style-asian="normal" style:font-style-complex="normal"/>
    </style:style>
    <style:style style:name="P558" style:family="paragraph" style:parent-style-name="Text_20_body">
      <style:paragraph-properties style:line-height-at-least="0cm"/>
      <style:text-properties style:font-name="游ゴシック" fo:font-style="normal" officeooo:rsid="019d4580" officeooo:paragraph-rsid="019d4580" style:font-name-asian="游ゴシック" style:font-style-asian="normal" style:font-style-complex="normal"/>
    </style:style>
    <style:style style:name="P559" style:family="paragraph" style:parent-style-name="Table_20_Contents">
      <style:paragraph-properties style:line-height-at-least="0cm"/>
      <style:text-properties style:font-name="游ゴシック" fo:font-style="normal" officeooo:paragraph-rsid="00368ad3" style:font-name-asian="游ゴシック" style:language-asian="ja" style:country-asian="JP" style:font-style-asian="normal" style:font-style-complex="normal"/>
    </style:style>
    <style:style style:name="P560" style:family="paragraph" style:parent-style-name="Table_20_Contents">
      <style:paragraph-properties style:line-height-at-least="0cm"/>
      <style:text-properties style:font-name="游ゴシック" fo:font-style="normal" officeooo:paragraph-rsid="012d2e22" style:font-name-asian="游ゴシック" style:language-asian="ja" style:country-asian="JP" style:font-style-asian="normal" style:font-style-complex="normal"/>
    </style:style>
    <style:style style:name="P561" style:family="paragraph" style:parent-style-name="Table_20_Contents">
      <style:paragraph-properties style:line-height-at-least="0cm"/>
      <style:text-properties style:font-name="游ゴシック" fo:font-style="normal" officeooo:paragraph-rsid="012e4bf8" style:font-name-asian="游ゴシック" style:language-asian="ja" style:country-asian="JP" style:font-style-asian="normal" style:font-style-complex="normal"/>
    </style:style>
    <style:style style:name="P562" style:family="paragraph" style:parent-style-name="Table_20_Contents">
      <style:paragraph-properties style:line-height-at-least="0cm"/>
      <style:text-properties style:font-name="游ゴシック" fo:font-style="normal" style:font-name-asian="游ゴシック" style:language-asian="ja" style:country-asian="JP" style:font-style-asian="normal" style:font-style-complex="normal"/>
    </style:style>
    <style:style style:name="P563" style:family="paragraph" style:parent-style-name="Table_20_Contents">
      <style:paragraph-properties style:line-height-at-least="0cm"/>
      <style:text-properties style:font-name="游ゴシック" fo:font-style="normal" officeooo:paragraph-rsid="007ce410" style:font-name-asian="游ゴシック" style:language-asian="ja" style:country-asian="JP" style:font-style-asian="normal" style:font-style-complex="normal"/>
    </style:style>
    <style:style style:name="P564" style:family="paragraph" style:parent-style-name="Table_20_Contents">
      <style:paragraph-properties style:line-height-at-least="0cm"/>
      <style:text-properties style:font-name="游ゴシック" fo:font-style="normal" officeooo:paragraph-rsid="0072fa55" style:font-name-asian="游ゴシック" style:language-asian="ja" style:country-asian="JP" style:font-style-asian="normal" style:font-style-complex="normal"/>
    </style:style>
    <style:style style:name="P565" style:family="paragraph" style:parent-style-name="Table_20_Contents">
      <style:paragraph-properties style:line-height-at-least="0cm"/>
      <style:text-properties style:font-name="游ゴシック" fo:font-style="normal" officeooo:paragraph-rsid="018bfb4e" style:font-name-asian="游ゴシック" style:language-asian="ja" style:country-asian="JP" style:font-style-asian="normal" style:font-style-complex="normal"/>
    </style:style>
    <style:style style:name="P566" style:family="paragraph" style:parent-style-name="Table_20_Contents">
      <style:paragraph-properties style:line-height-at-least="0cm"/>
      <style:text-properties style:font-name="游ゴシック" fo:font-style="normal" officeooo:paragraph-rsid="016cb7b7" style:font-name-asian="游ゴシック" style:language-asian="ja" style:country-asian="JP" style:font-style-asian="normal" style:font-style-complex="normal"/>
    </style:style>
    <style:style style:name="P567" style:family="paragraph" style:parent-style-name="Table_20_Contents">
      <style:paragraph-properties style:line-height-at-least="0cm"/>
      <style:text-properties style:font-name="游ゴシック" fo:font-style="normal" officeooo:paragraph-rsid="00842341" style:font-name-asian="游ゴシック" style:language-asian="ja" style:country-asian="JP" style:font-style-asian="normal" style:font-style-complex="normal"/>
    </style:style>
    <style:style style:name="P568" style:family="paragraph" style:parent-style-name="Table_20_Contents">
      <style:paragraph-properties style:line-height-at-least="0cm"/>
      <style:text-properties style:font-name="游ゴシック" fo:font-style="normal" officeooo:paragraph-rsid="003c7d1f" style:font-name-asian="游ゴシック" style:language-asian="ja" style:country-asian="JP" style:font-style-asian="normal" style:font-style-complex="normal"/>
    </style:style>
    <style:style style:name="P569" style:family="paragraph" style:parent-style-name="Table_20_Contents">
      <style:paragraph-properties style:line-height-at-least="0cm"/>
      <style:text-properties style:font-name="游ゴシック" fo:font-style="normal" officeooo:paragraph-rsid="003da1a2" style:font-name-asian="游ゴシック" style:language-asian="ja" style:country-asian="JP" style:font-style-asian="normal" style:font-style-complex="normal"/>
    </style:style>
    <style:style style:name="P570" style:family="paragraph" style:parent-style-name="Table_20_Contents">
      <style:paragraph-properties style:line-height-at-least="0cm"/>
      <style:text-properties style:font-name="游ゴシック" fo:font-style="normal" officeooo:paragraph-rsid="019d4580" style:font-name-asian="游ゴシック" style:language-asian="ja" style:country-asian="JP" style:font-style-asian="normal" style:font-style-complex="normal"/>
    </style:style>
    <style:style style:name="P571" style:family="paragraph" style:parent-style-name="Table_20_Contents">
      <style:paragraph-properties style:line-height-at-least="0cm"/>
      <style:text-properties style:font-name="游ゴシック" fo:font-style="normal" officeooo:paragraph-rsid="005e94ef" style:font-name-asian="游ゴシック" style:language-asian="ja" style:country-asian="JP" style:font-style-asian="normal" style:font-style-complex="normal"/>
    </style:style>
    <style:style style:name="P572" style:family="paragraph" style:parent-style-name="Table_20_Contents">
      <style:paragraph-properties style:line-height-at-least="0cm"/>
      <style:text-properties style:font-name="游ゴシック" fo:font-style="normal" officeooo:paragraph-rsid="012b1923" style:font-name-asian="游ゴシック" style:language-asian="ja" style:country-asian="JP" style:font-style-asian="normal" style:font-style-complex="normal"/>
    </style:style>
    <style:style style:name="P573" style:family="paragraph" style:parent-style-name="Table_20_Contents">
      <style:paragraph-properties style:line-height-at-least="0cm"/>
      <style:text-properties style:font-name="游ゴシック" fo:font-style="normal" officeooo:paragraph-rsid="01322548" style:font-name-asian="游ゴシック" style:language-asian="ja" style:country-asian="JP" style:font-style-asian="normal" style:font-style-complex="normal"/>
    </style:style>
    <style:style style:name="P574" style:family="paragraph" style:parent-style-name="Table_20_Contents">
      <style:paragraph-properties style:line-height-at-least="0cm"/>
      <style:text-properties style:font-name="游ゴシック" fo:font-style="normal" officeooo:paragraph-rsid="0132e14b" style:font-name-asian="游ゴシック" style:language-asian="ja" style:country-asian="JP" style:font-style-asian="normal" style:font-style-complex="normal"/>
    </style:style>
    <style:style style:name="P575" style:family="paragraph" style:parent-style-name="Table_20_Contents">
      <style:paragraph-properties style:line-height-at-least="0cm"/>
      <style:text-properties style:font-name="游ゴシック" fo:font-style="normal" officeooo:paragraph-rsid="012f6ba9" style:font-name-asian="游ゴシック" style:language-asian="ja" style:country-asian="JP" style:font-style-asian="normal" style:font-style-complex="normal"/>
    </style:style>
    <style:style style:name="P576" style:family="paragraph" style:parent-style-name="Table_20_Contents">
      <style:paragraph-properties style:line-height-at-least="0cm"/>
      <style:text-properties style:font-name="游ゴシック" fo:font-style="normal" officeooo:paragraph-rsid="0130dc35" style:font-name-asian="游ゴシック" style:language-asian="ja" style:country-asian="JP" style:font-style-asian="normal" style:font-style-complex="normal"/>
    </style:style>
    <style:style style:name="P577" style:family="paragraph" style:parent-style-name="Table_20_Contents">
      <style:paragraph-properties style:line-height-at-least="0cm"/>
      <style:text-properties style:font-name="游ゴシック" fo:font-style="normal" officeooo:paragraph-rsid="0110b931" style:font-name-asian="游ゴシック" style:language-asian="ja" style:country-asian="JP" style:font-style-asian="normal" style:font-style-complex="normal"/>
    </style:style>
    <style:style style:name="P578" style:family="paragraph" style:parent-style-name="Table_20_Contents">
      <style:paragraph-properties style:line-height-at-least="0cm"/>
      <style:text-properties style:font-name="游ゴシック" fo:font-style="normal" officeooo:rsid="0175cc94" officeooo:paragraph-rsid="0175cc94" style:font-name-asian="游ゴシック" style:language-asian="ja" style:country-asian="JP" style:font-style-asian="normal" style:font-style-complex="normal"/>
    </style:style>
    <style:style style:name="P579" style:family="paragraph" style:parent-style-name="Table_20_Contents">
      <style:paragraph-properties style:line-height-at-least="0cm"/>
      <style:text-properties style:font-name="游ゴシック" fo:font-style="normal" officeooo:rsid="012d2e22" officeooo:paragraph-rsid="012f6ba9" style:font-name-asian="游ゴシック" style:language-asian="ja" style:country-asian="JP" style:font-style-asian="normal" style:font-style-complex="normal"/>
    </style:style>
    <style:style style:name="P580" style:family="paragraph" style:parent-style-name="Table_20_Contents">
      <style:paragraph-properties style:line-height-at-least="0cm"/>
      <style:text-properties style:font-name="游ゴシック" fo:font-style="normal" officeooo:rsid="012d2e22" officeooo:paragraph-rsid="012e4bf8" style:font-name-asian="游ゴシック" style:language-asian="ja" style:country-asian="JP" style:font-style-asian="normal" style:font-style-complex="normal"/>
    </style:style>
    <style:style style:name="P581" style:family="paragraph" style:parent-style-name="Table_20_Contents">
      <style:paragraph-properties style:line-height-at-least="0cm"/>
      <style:text-properties style:font-name="游ゴシック" fo:font-style="normal" officeooo:rsid="012d2e22" officeooo:paragraph-rsid="0130dc35" style:font-name-asian="游ゴシック" style:language-asian="ja" style:country-asian="JP" style:font-style-asian="normal" style:font-style-complex="normal"/>
    </style:style>
    <style:style style:name="P582" style:family="paragraph" style:parent-style-name="Text_20_body">
      <style:paragraph-properties style:line-height-at-least="0cm"/>
      <style:text-properties style:font-name="游ゴシック" fo:font-style="normal" officeooo:rsid="012d2e22" officeooo:paragraph-rsid="012b1923" style:font-name-asian="游ゴシック" style:language-asian="ja" style:country-asian="JP" style:font-style-asian="normal" style:font-style-complex="normal"/>
    </style:style>
    <style:style style:name="P583" style:family="paragraph" style:parent-style-name="Table_20_Contents">
      <style:paragraph-properties style:line-height-at-least="0cm"/>
      <style:text-properties style:font-name="游ゴシック" fo:font-style="italic" officeooo:paragraph-rsid="012d2e22" style:font-name-asian="游ゴシック" style:language-asian="ja" style:country-asian="JP" style:font-style-asian="italic" style:font-style-complex="italic"/>
    </style:style>
    <style:style style:name="P584" style:family="paragraph" style:parent-style-name="Table_20_Contents">
      <style:paragraph-properties style:line-height-at-least="0cm"/>
      <style:text-properties style:font-name="游ゴシック" fo:font-style="italic" officeooo:paragraph-rsid="0055ef95" style:font-name-asian="游ゴシック" style:language-asian="ja" style:country-asian="JP" style:font-style-asian="italic" style:font-style-complex="italic"/>
    </style:style>
    <style:style style:name="P585" style:family="paragraph" style:parent-style-name="Standard">
      <style:paragraph-properties fo:text-align="center" style:justify-single-word="false"/>
      <style:text-properties style:font-name="游ゴシック" fo:font-size="14pt" style:font-name-asian="Noto Sans" style:font-size-asian="14pt" style:font-size-complex="14pt"/>
    </style:style>
    <style:style style:name="P586" style:family="paragraph" style:parent-style-name="Standard">
      <loext:graphic-properties draw:fill="solid" draw:fill-color="#ffffff" draw:opacity="100%"/>
      <style:paragraph-properties fo:background-color="#ffffff"/>
      <style:text-properties fo:color="#000000" loext:opacity="100%" style:font-name="游ゴシック" style:text-underline-style="none" style:font-name-asian="游ゴシック" style:language-asian="ja" style:country-asian="JP"/>
    </style:style>
    <style:style style:name="P587" style:family="paragraph" style:parent-style-name="Standard">
      <style:text-properties fo:color="#000000" loext:opacity="100%" style:font-name="游ゴシック" style:text-underline-style="none" style:font-name-asian="游ゴシック"/>
    </style:style>
    <style:style style:name="P588" style:family="paragraph" style:parent-style-name="Standard">
      <style:text-properties fo:color="#000000" loext:opacity="100%" style:font-name="游ゴシック" style:text-underline-style="none" officeooo:paragraph-rsid="008f4ba2" style:font-name-asian="游ゴシック"/>
    </style:style>
    <style:style style:name="P589" style:family="paragraph" style:parent-style-name="Standard">
      <style:paragraph-properties fo:margin-left="0cm" fo:margin-right="0cm" fo:text-indent="1.482cm" style:auto-text-indent="false"/>
      <style:text-properties fo:color="#000000" loext:opacity="100%" style:font-name="游ゴシック" style:text-underline-style="none" style:font-name-asian="游ゴシック"/>
    </style:style>
    <style:style style:name="P590" style:family="paragraph" style:parent-style-name="Standard">
      <style:paragraph-properties fo:margin-left="0cm" fo:margin-right="0cm" fo:text-indent="0.37cm" style:auto-text-indent="false"/>
      <style:text-properties fo:color="#000000" loext:opacity="100%" style:font-name="游ゴシック" style:text-underline-style="none" style:font-name-asian="游ゴシック"/>
    </style:style>
    <style:style style:name="P591" style:family="paragraph" style:parent-style-name="Standard">
      <style:text-properties fo:color="#000000" loext:opacity="100%" style:font-name="游ゴシック" style:text-underline-style="none" officeooo:paragraph-rsid="000d10c3" style:font-name-asian="游ゴシック"/>
    </style:style>
    <style:style style:name="P592" style:family="paragraph" style:parent-style-name="Standard">
      <style:text-properties fo:color="#000000" loext:opacity="100%" style:font-name="游ゴシック" style:text-underline-style="none" officeooo:paragraph-rsid="01d656de" style:font-name-asian="游ゴシック"/>
    </style:style>
    <style:style style:name="P593" style:family="paragraph" style:parent-style-name="Standard">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594" style:family="paragraph" style:parent-style-name="Standard">
      <style:text-properties fo:color="#000000" loext:opacity="100%" style:font-name="游ゴシック" fo:font-size="10.5pt" fo:language="en" fo:country="US" style:text-underline-style="none" officeooo:rsid="00710d15"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595" style:family="paragraph" style:parent-style-name="Standard">
      <style:text-properties fo:color="#000000" loext:opacity="100%" style:font-name="游ゴシック" fo:font-size="10.5pt" fo:language="en" fo:country="US" style:text-underline-style="none"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596" style:family="paragraph" style:parent-style-name="Standard">
      <style:text-properties fo:color="#000000" loext:opacity="100%" style:font-name="游ゴシック" fo:font-size="10.5pt" fo:language="en" fo:country="US" style:text-underline-style="none" officeooo:rsid="009eef42" officeooo:paragraph-rsid="01a71dd3" style:letter-kerning="true" style:font-name-asian="游ゴシック" style:font-size-asian="10.5pt" style:language-asian="ja" style:country-asian="JP" style:font-name-complex="Century" style:font-size-complex="12pt" style:language-complex="ar" style:country-complex="SA"/>
    </style:style>
    <style:style style:name="P597" style:family="paragraph" style:parent-style-name="Standard">
      <style:text-properties fo:color="#000000" loext:opacity="100%" style:font-name="游ゴシック" fo:font-size="10.5pt" fo:language="en" fo:country="US" style:text-underline-style="none" officeooo:paragraph-rsid="01aa3afa" style:letter-kerning="true" style:font-name-asian="游ゴシック" style:font-size-asian="10.5pt" style:language-asian="ja" style:country-asian="JP" style:font-name-complex="Century" style:font-size-complex="12pt" style:language-complex="ar" style:country-complex="SA"/>
    </style:style>
    <style:style style:name="P598" style:family="paragraph" style:parent-style-name="Standard">
      <style:text-properties fo:color="#000000" loext:opacity="100%" style:font-name="游ゴシック" fo:font-size="10.5pt" fo:language="en" fo:country="US" style:text-underline-style="none" officeooo:paragraph-rsid="01941f24" style:letter-kerning="true" style:font-name-asian="游ゴシック" style:font-size-asian="10.5pt" style:language-asian="ja" style:country-asian="JP" style:font-name-complex="Century" style:font-size-complex="12pt" style:language-complex="ar" style:country-complex="SA"/>
    </style:style>
    <style:style style:name="P599" style:family="paragraph" style:parent-style-name="Standard">
      <style:paragraph-properties style:line-height-at-least="0cm"/>
      <style:text-properties fo:color="#000000" loext:opacity="100%" style:font-name="游ゴシック" fo:font-size="10.5pt" fo:language="en" fo:country="US" style:text-underline-style="none" officeooo:rsid="007468d5" officeooo:paragraph-rsid="017f4699" style:letter-kerning="true" style:font-name-asian="游ゴシック" style:font-size-asian="10.5pt" style:language-asian="ja" style:country-asian="JP" style:font-name-complex="Century" style:font-size-complex="12pt" style:language-complex="ar" style:country-complex="SA"/>
    </style:style>
    <style:style style:name="P600" style:family="paragraph" style:parent-style-name="Table_20_Contents">
      <style:text-properties fo:color="#000000" loext:opacity="100%" style:font-name="游ゴシック" fo:font-size="10.5pt" fo:language="en" fo:country="US" style:text-underline-style="none" officeooo:rsid="019366ce" officeooo:paragraph-rsid="019366ce" style:letter-kerning="true" style:font-name-asian="游ゴシック" style:font-size-asian="10.5pt" style:language-asian="ja" style:country-asian="JP" style:font-name-complex="Century" style:font-size-complex="12pt" style:language-complex="ar" style:country-complex="SA"/>
    </style:style>
    <style:style style:name="P601" style:family="paragraph" style:parent-style-name="Table_20_Contents">
      <style:paragraph-properties style:line-height-at-least="0cm"/>
      <style:text-properties fo:color="#000000" loext:opacity="100%" style:font-name="游ゴシック" fo:font-size="10.5pt" fo:language="en" fo:country="US" style:text-underline-style="none" officeooo:rsid="016cb7b7" officeooo:paragraph-rsid="018bfb4e" style:letter-kerning="true" style:font-name-asian="游ゴシック" style:font-size-asian="10.5pt" style:language-asian="ja" style:country-asian="JP" style:font-name-complex="Century" style:font-size-complex="12pt" style:language-complex="ar" style:country-complex="SA"/>
    </style:style>
    <style:style style:name="P602" style:family="paragraph" style:parent-style-name="Table_20_Contents">
      <style:paragraph-properties style:line-height-at-least="0cm"/>
      <style:text-properties fo:color="#000000" loext:opacity="100%" style:font-name="游ゴシック" fo:font-size="10.5pt" fo:language="en" fo:country="US" style:text-underline-style="none" officeooo:rsid="016cb7b7" officeooo:paragraph-rsid="016cb7b7" style:letter-kerning="true" style:font-name-asian="游ゴシック" style:font-size-asian="10.5pt" style:language-asian="ja" style:country-asian="JP" style:font-name-complex="Century" style:font-size-complex="12pt" style:language-complex="ar" style:country-complex="SA"/>
    </style:style>
    <style:style style:name="P603"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04"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9d4580" style:letter-kerning="true" style:font-name-asian="游ゴシック" style:font-size-asian="10.5pt" style:language-asian="ja" style:country-asian="JP" style:font-name-complex="Century" style:font-size-complex="12pt" style:language-complex="ar" style:country-complex="SA"/>
    </style:style>
    <style:style style:name="P605"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8dd519" style:letter-kerning="true" style:font-name-asian="游ゴシック" style:font-size-asian="10.5pt" style:language-asian="ja" style:country-asian="JP" style:font-name-complex="Century" style:font-size-complex="12pt" style:language-complex="ar" style:country-complex="SA"/>
    </style:style>
    <style:style style:name="P606" style:family="paragraph" style:parent-style-name="Text_20_body">
      <style:paragraph-properties style:line-height-at-least="0cm"/>
      <style:text-properties fo:color="#000000" loext:opacity="100%" style:font-name="游ゴシック" fo:font-size="10.5pt" fo:language="en" fo:country="US" style:text-underline-style="none" officeooo:paragraph-rsid="0071a7c3" style:letter-kerning="true" style:font-name-asian="游ゴシック" style:font-size-asian="10.5pt" style:language-asian="ja" style:country-asian="JP" style:font-name-complex="Century" style:font-size-complex="12pt" style:language-complex="ar" style:country-complex="SA"/>
    </style:style>
    <style:style style:name="P607" style:family="paragraph" style:parent-style-name="Text_20_body">
      <style:paragraph-properties style:line-height-at-least="0cm"/>
      <style:text-properties fo:color="#000000" loext:opacity="100%" style:font-name="游ゴシック" fo:font-size="10.5pt" fo:language="en" fo:country="US" style:text-underline-style="none" officeooo:paragraph-rsid="017f2cca" style:letter-kerning="true" style:font-name-asian="游ゴシック" style:font-size-asian="10.5pt" style:language-asian="ja" style:country-asian="JP" style:font-name-complex="Century" style:font-size-complex="12pt" style:language-complex="ar" style:country-complex="SA"/>
    </style:style>
    <style:style style:name="P608" style:family="paragraph" style:parent-style-name="Text_20_body">
      <style:paragraph-properties style:line-height-at-least="0cm"/>
      <style:text-properties fo:color="#000000" loext:opacity="100%" style:font-name="游ゴシック" fo:font-size="10.5pt" fo:language="en" fo:country="US" style:text-underline-style="none" officeooo:paragraph-rsid="004caf2f" style:letter-kerning="true" style:font-name-asian="游ゴシック" style:font-size-asian="10.5pt" style:language-asian="ja" style:country-asian="JP" style:font-name-complex="Century" style:font-size-complex="12pt" style:language-complex="ar" style:country-complex="SA"/>
    </style:style>
    <style:style style:name="P609" style:family="paragraph" style:parent-style-name="Table_20_Contents">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610" style:family="paragraph" style:parent-style-name="Table_20_Contents">
      <style:text-properties fo:color="#000000" loext:opacity="100%" style:font-name="游ゴシック" fo:font-size="10.5pt" fo:language="en" fo:country="US" style:text-underline-style="none" officeooo:paragraph-rsid="0180985d" style:letter-kerning="true" style:font-name-asian="游ゴシック" style:font-size-asian="10.5pt" style:language-asian="ja" style:country-asian="JP" style:font-name-complex="Century" style:font-size-complex="12pt" style:language-complex="ar" style:country-complex="SA"/>
    </style:style>
    <style:style style:name="P611" style:family="paragraph" style:parent-style-name="Table_20_Contents">
      <style:text-properties fo:color="#000000" loext:opacity="100%" style:font-name="游ゴシック" fo:font-size="10.5pt" fo:language="en" fo:country="US" style:text-underline-style="none" officeooo:rsid="005e9464" officeooo:paragraph-rsid="0195fbe0" style:letter-kerning="true" style:font-name-asian="游ゴシック" style:font-size-asian="10.5pt" style:language-asian="ja" style:country-asian="JP" style:font-name-complex="Century" style:font-size-complex="12pt" style:language-complex="ar" style:country-complex="SA"/>
    </style:style>
    <style:style style:name="P612" style:family="paragraph" style:parent-style-name="Table_20_Contents">
      <style:paragraph-properties style:line-height-at-least="0cm"/>
      <style:text-properties fo:color="#000000" loext:opacity="100%" style:font-name="游ゴシック" fo:font-size="10.5pt" fo:language="en" fo:country="US" style:text-underline-style="none" officeooo:rsid="013d73aa" officeooo:paragraph-rsid="01a99b90" style:letter-kerning="true" style:font-name-asian="游ゴシック" style:font-size-asian="10.5pt" style:language-asian="ja" style:country-asian="JP" style:font-name-complex="Century" style:font-size-complex="12pt" style:language-complex="ar" style:country-complex="SA"/>
    </style:style>
    <style:style style:name="P613" style:family="paragraph" style:parent-style-name="Text_20_body">
      <style:paragraph-properties style:line-height-at-least="0cm"/>
      <style:text-properties fo:color="#000000" loext:opacity="100%" style:font-name="游ゴシック" fo:font-size="10.5pt" fo:language="en" fo:country="US" style:text-underline-style="none" officeooo:rsid="0176f781" officeooo:paragraph-rsid="0176f781" style:letter-kerning="true" style:font-name-asian="游ゴシック" style:font-size-asian="10.5pt" style:language-asian="ja" style:country-asian="JP" style:font-name-complex="Century" style:font-size-complex="12pt" style:language-complex="ar" style:country-complex="SA"/>
    </style:style>
    <style:style style:name="P614" style:family="paragraph" style:parent-style-name="Standard">
      <style:text-properties fo:color="#000000" loext:opacity="100%" style:font-name="游ゴシック" fo:font-size="10.5pt" fo:language="en" fo:country="US" style:text-underline-style="none" fo:font-weight="normal" officeooo:rsid="017b872e" officeooo:paragraph-rsid="017b872e" style:letter-kerning="true" style:font-name-asian="游ゴシック" style:font-size-asian="10.5pt" style:language-asian="ja" style:country-asian="JP" style:font-weight-asian="normal" style:font-name-complex="Century" style:font-size-complex="12pt" style:language-complex="ar" style:country-complex="SA" style:font-weight-complex="normal"/>
    </style:style>
    <style:style style:name="P615" style:family="paragraph" style:parent-style-name="Table_20_Contents">
      <style:paragraph-properties style:line-height-at-least="0cm"/>
      <style:text-properties fo:color="#000000" loext:opacity="100%" style:font-name="游ゴシック" fo:font-size="10.5pt" fo:language="en" fo:country="US" fo:font-style="normal" style:text-underline-style="none" officeooo:rsid="0095fee2" officeooo:paragraph-rsid="0180985d" style:letter-kerning="true" style:font-name-asian="游ゴシック" style:font-size-asian="10.5pt" style:language-asian="ja" style:country-asian="JP" style:font-style-asian="normal" style:font-name-complex="Century" style:font-size-complex="12pt" style:language-complex="ar" style:country-complex="SA" style:font-style-complex="normal"/>
    </style:style>
    <style:style style:name="P616" style:family="paragraph" style:parent-style-name="Text_20_body">
      <style:paragraph-properties style:line-height-at-least="0cm"/>
      <style:text-properties fo:color="#000000" loext:opacity="100%" style:text-position="0% 100%" style:font-name="游ゴシック" fo:font-size="10.5pt" fo:language="en" fo:country="US" fo:font-style="normal" style:text-underline-style="none" officeooo:paragraph-rsid="007ce410" style:letter-kerning="true" style:font-name-asian="游ゴシック" style:font-size-asian="10.5pt" style:language-asian="ja" style:country-asian="JP" style:font-style-asian="normal" style:font-name-complex="Century" style:font-size-complex="12pt" style:language-complex="ar" style:country-complex="SA" style:font-style-complex="normal"/>
    </style:style>
    <style:style style:name="P617" style:family="paragraph" style:parent-style-name="Table_20_Contents">
      <style:paragraph-properties style:line-height-at-least="0cm"/>
      <style:text-properties style:text-position="0% 100%" style:font-name="游ゴシック" fo:font-style="normal" officeooo:paragraph-rsid="00842341" style:font-name-asian="游ゴシック" style:language-asian="ja" style:country-asian="JP" style:font-style-asian="normal" style:font-style-complex="normal"/>
    </style:style>
    <style:style style:name="P618" style:family="paragraph" style:parent-style-name="Table_20_Contents">
      <style:paragraph-properties style:line-height-at-least="0cm"/>
      <style:text-properties style:text-position="0% 100%" style:font-name="游ゴシック" fo:font-style="normal" officeooo:paragraph-rsid="003da1a2" style:font-name-asian="游ゴシック" style:language-asian="ja" style:country-asian="JP" style:font-style-asian="normal" style:font-style-complex="normal"/>
    </style:style>
    <style:style style:name="P619" style:family="paragraph" style:parent-style-name="Standard">
      <style:paragraph-properties fo:margin-left="0.37cm" fo:margin-right="0cm" fo:text-indent="0cm" style:auto-text-indent="false" style:snap-to-layout-grid="false"/>
      <style:text-properties style:font-name="PlemolJP Console Text" style:font-name-asian="PlemolJP Console Text" style:language-asian="ja" style:country-asian="JP"/>
    </style:style>
    <style:style style:name="P620" style:family="paragraph" style:parent-style-name="Standard">
      <style:paragraph-properties fo:margin-left="0.37cm" fo:margin-right="0cm" fo:text-indent="0cm" style:auto-text-indent="false" style:snap-to-layout-grid="false"/>
      <style:text-properties style:font-name="PlemolJP Console Text" style:font-name-asian="PlemolJP Console Text" style:language-asian="ja" style:country-asian="JP" style:font-name-complex="Courier New"/>
    </style:style>
    <style:style style:name="P621"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PlemolJP Console Text" style:language-asian="ja" style:country-asian="JP" style:font-name-complex="Courier New"/>
    </style:style>
    <style:style style:name="P622" style:family="paragraph" style:parent-style-name="Standard">
      <style:paragraph-properties fo:margin-left="0.37cm" fo:margin-right="0cm" fo:text-indent="0cm" style:auto-text-indent="false" style:snap-to-layout-grid="false"/>
      <style:text-properties style:font-name="PlemolJP Console Text" officeooo:paragraph-rsid="002e5e27" style:font-name-asian="PlemolJP Console Text" style:language-asian="ja" style:country-asian="JP" style:font-name-complex="Courier New"/>
    </style:style>
    <style:style style:name="P623" style:family="paragraph" style:parent-style-name="Standard">
      <style:paragraph-properties fo:margin-left="0.37cm" fo:margin-right="0cm" fo:text-indent="0cm" style:auto-text-indent="false" style:snap-to-layout-grid="false"/>
      <style:text-properties style:font-name="PlemolJP Console Text" officeooo:paragraph-rsid="01d656de" style:font-name-asian="PlemolJP Console Text" style:language-asian="ja" style:country-asian="JP" style:font-name-complex="Courier New"/>
    </style:style>
    <style:style style:name="P624" style:family="paragraph" style:parent-style-name="Standard">
      <style:paragraph-properties fo:margin-left="0.37cm" fo:margin-right="0cm" fo:text-align="justify" style:justify-single-word="false" fo:text-indent="0cm" style:auto-text-indent="false" style:snap-to-layout-grid="false"/>
      <style:text-properties style:font-name="PlemolJP Console Text" style:font-name-asian="PlemolJP Console Text" style:language-asian="ja" style:country-asian="JP" style:font-name-complex="Courier New"/>
    </style:style>
    <style:style style:name="P625" style:family="paragraph" style:parent-style-name="Table_20_Contents">
      <style:paragraph-properties style:line-height-at-least="0cm"/>
      <style:text-properties style:font-name="PlemolJP Console Text" officeooo:paragraph-rsid="00660667" style:font-name-asian="PlemolJP Console Text" style:language-asian="ja" style:country-asian="JP"/>
    </style:style>
    <style:style style:name="P626" style:family="paragraph" style:parent-style-name="Table_20_Contents">
      <style:paragraph-properties style:line-height-at-least="0cm"/>
      <style:text-properties style:font-name="PlemolJP Console Text" style:font-name-asian="PlemolJP Console Text" style:language-asian="ja" style:country-asian="JP"/>
    </style:style>
    <style:style style:name="P627" style:family="paragraph" style:parent-style-name="Table_20_Contents">
      <style:paragraph-properties style:line-height-at-least="0cm"/>
      <style:text-properties style:font-name="PlemolJP Console Text" officeooo:paragraph-rsid="0110b931" style:font-name-asian="PlemolJP Console Text" style:language-asian="ja" style:country-asian="JP"/>
    </style:style>
    <style:style style:name="P628" style:family="paragraph" style:parent-style-name="Standard">
      <style:paragraph-properties fo:margin-left="0cm" fo:margin-right="0cm" fo:text-indent="1.482cm" style:auto-text-indent="false"/>
      <style:text-properties style:font-name="PlemolJP Console Text" style:font-name-asian="游ゴシック"/>
    </style:style>
    <style:style style:name="P629" style:family="paragraph" style:parent-style-name="Standard">
      <style:paragraph-properties fo:margin-left="0.37cm" fo:margin-right="0cm" fo:text-indent="0cm" style:auto-text-indent="false" style:snap-to-layout-grid="false"/>
      <style:text-properties style:font-name="PlemolJP Console Text" style:font-name-asian="游ゴシック" style:language-asian="ja" style:country-asian="JP"/>
    </style:style>
    <style:style style:name="P630" style:family="paragraph" style:parent-style-name="Standard">
      <style:paragraph-properties fo:margin-left="0.37cm" fo:margin-right="0cm" fo:text-indent="0cm" style:auto-text-indent="false" style:snap-to-layout-grid="false"/>
      <style:text-properties style:font-name="PlemolJP Console Text" officeooo:paragraph-rsid="000e6c48" style:font-name-asian="游ゴシック" style:language-asian="ja" style:country-asian="JP"/>
    </style:style>
    <style:style style:name="P631"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游ゴシック" style:language-asian="ja" style:country-asian="JP"/>
    </style:style>
    <style:style style:name="P632" style:family="paragraph" style:parent-style-name="Standard">
      <style:paragraph-properties fo:margin-left="0.37cm" fo:margin-right="0cm" fo:text-indent="0cm" style:auto-text-indent="false" style:snap-to-layout-grid="false"/>
      <style:text-properties style:font-name="PlemolJP Console Text" officeooo:paragraph-rsid="00d54860" style:font-name-asian="游ゴシック" style:language-asian="ja" style:country-asian="JP"/>
    </style:style>
    <style:style style:name="P633" style:family="paragraph" style:parent-style-name="Standard">
      <style:paragraph-properties fo:margin-left="0.37cm" fo:margin-right="0cm" fo:text-indent="0cm" style:auto-text-indent="false" style:snap-to-layout-grid="false"/>
      <style:text-properties style:font-name="PlemolJP Console Text" style:font-name-asian="游ゴシック" style:language-asian="ja" style:country-asian="JP" style:font-name-complex="Courier New"/>
    </style:style>
    <style:style style:name="P634"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游ゴシック" style:language-asian="ja" style:country-asian="JP" style:font-name-complex="Courier New"/>
    </style:style>
    <style:style style:name="P635" style:family="paragraph" style:parent-style-name="Standard">
      <style:paragraph-properties fo:margin-left="0.37cm" fo:margin-right="0cm" fo:text-indent="0cm" style:auto-text-indent="false" style:snap-to-layout-grid="false"/>
      <style:text-properties style:font-name="PlemolJP Console Text" officeooo:rsid="008f4ba2" officeooo:paragraph-rsid="008f4ba2" style:font-name-asian="游ゴシック" style:language-asian="ja" style:country-asian="JP"/>
    </style:style>
    <style:style style:name="P636" style:family="paragraph" style:parent-style-name="Table_20_Contents">
      <style:paragraph-properties style:line-height-at-least="0cm"/>
      <style:text-properties style:font-name="PlemolJP Console Text" officeooo:paragraph-rsid="0169fbcc" style:font-name-asian="游ゴシック" style:language-asian="ja" style:country-asian="JP"/>
    </style:style>
    <style:style style:name="P637" style:family="paragraph" style:parent-style-name="Table_20_Contents">
      <style:paragraph-properties style:line-height-at-least="0cm"/>
      <style:text-properties style:font-name="PlemolJP Console Text" officeooo:paragraph-rsid="01d7479b" style:font-name-asian="游ゴシック" style:language-asian="ja" style:country-asian="JP"/>
    </style:style>
    <style:style style:name="P638" style:family="paragraph" style:parent-style-name="Table_20_Contents">
      <style:paragraph-properties style:line-height-at-least="0cm"/>
      <style:text-properties style:font-name="PlemolJP Console Text" officeooo:paragraph-rsid="00bc89bb" style:font-name-asian="游ゴシック" style:language-asian="ja" style:country-asian="JP"/>
    </style:style>
    <style:style style:name="P639" style:family="paragraph" style:parent-style-name="Table_20_Contents">
      <style:paragraph-properties style:line-height-at-least="0cm"/>
      <style:text-properties style:font-name="PlemolJP Console Text" officeooo:paragraph-rsid="00bd0461" style:font-name-asian="游ゴシック" style:language-asian="ja" style:country-asian="JP"/>
    </style:style>
    <style:style style:name="P640" style:family="paragraph" style:parent-style-name="Table_20_Contents">
      <style:paragraph-properties style:line-height-at-least="0cm"/>
      <style:text-properties style:font-name="PlemolJP Console Text" style:font-name-asian="游ゴシック" style:language-asian="ja" style:country-asian="JP"/>
    </style:style>
    <style:style style:name="P641" style:family="paragraph" style:parent-style-name="Table_20_Contents">
      <style:paragraph-properties style:line-height-at-least="0cm"/>
      <style:text-properties style:font-name="PlemolJP Console Text" officeooo:paragraph-rsid="00b847d5" style:font-name-asian="游ゴシック" style:language-asian="ja" style:country-asian="JP"/>
    </style:style>
    <style:style style:name="P642" style:family="paragraph" style:parent-style-name="Text_20_body">
      <style:paragraph-properties style:line-height-at-least="0cm"/>
      <style:text-properties style:font-name="PlemolJP Console Text" officeooo:paragraph-rsid="00b847d5" style:font-name-asian="游ゴシック" style:language-asian="ja" style:country-asian="JP"/>
    </style:style>
    <style:style style:name="P643" style:family="paragraph" style:parent-style-name="Table_20_Contents">
      <style:paragraph-properties style:line-height-at-least="0cm"/>
      <style:text-properties style:font-name="PlemolJP Console Text" officeooo:paragraph-rsid="00bd71ed" style:font-name-asian="游ゴシック" style:language-asian="ja" style:country-asian="JP"/>
    </style:style>
    <style:style style:name="P644" style:family="paragraph" style:parent-style-name="Table_20_Contents">
      <style:paragraph-properties style:line-height-at-least="0cm"/>
      <style:text-properties style:font-name="PlemolJP Console Text" officeooo:paragraph-rsid="004af2f3" style:font-name-asian="游ゴシック" style:language-asian="ja" style:country-asian="JP"/>
    </style:style>
    <style:style style:name="P645" style:family="paragraph" style:parent-style-name="Table_20_Contents">
      <style:paragraph-properties style:line-height-at-least="0cm"/>
      <style:text-properties style:font-name="PlemolJP Console Text" officeooo:paragraph-rsid="00bdc5f9" style:font-name-asian="游ゴシック" style:language-asian="ja" style:country-asian="JP"/>
    </style:style>
    <style:style style:name="P646" style:family="paragraph" style:parent-style-name="Table_20_Contents">
      <style:paragraph-properties style:line-height-at-least="0cm"/>
      <style:text-properties style:font-name="PlemolJP Console Text" officeooo:paragraph-rsid="004bec59" style:font-name-asian="游ゴシック" style:language-asian="ja" style:country-asian="JP"/>
    </style:style>
    <style:style style:name="P647" style:family="paragraph" style:parent-style-name="Text_20_body">
      <style:paragraph-properties style:line-height-at-least="0cm"/>
      <style:text-properties style:font-name="PlemolJP Console Text" officeooo:paragraph-rsid="01941f24" style:font-name-asian="游ゴシック" style:language-asian="ja" style:country-asian="JP"/>
    </style:style>
    <style:style style:name="P648" style:family="paragraph" style:parent-style-name="Table_20_Contents">
      <style:paragraph-properties style:line-height-at-least="0cm"/>
      <style:text-properties style:font-name="PlemolJP Console Text" officeooo:rsid="00b847d5" officeooo:paragraph-rsid="00b847d5" style:font-name-asian="游ゴシック" style:language-asian="ja" style:country-asian="JP"/>
    </style:style>
    <style:style style:name="P649" style:family="paragraph" style:parent-style-name="Table_20_Contents">
      <style:paragraph-properties style:line-height-at-least="0cm"/>
      <style:text-properties style:font-name="PlemolJP Console Text" officeooo:rsid="00bd71ed" officeooo:paragraph-rsid="00bd71ed" style:font-name-asian="游ゴシック" style:language-asian="ja" style:country-asian="JP"/>
    </style:style>
    <style:style style:name="P650" style:family="paragraph" style:parent-style-name="Text_20_body">
      <style:paragraph-properties style:line-height-at-least="0cm"/>
      <style:text-properties style:font-name="PlemolJP Console Text" officeooo:rsid="00bd71ed" officeooo:paragraph-rsid="00bd71ed" style:font-name-asian="游ゴシック" style:language-asian="ja" style:country-asian="JP"/>
    </style:style>
    <style:style style:name="P651" style:family="paragraph" style:parent-style-name="Table_20_Contents">
      <style:paragraph-properties style:line-height-at-least="0cm"/>
      <style:text-properties style:font-name="PlemolJP Console Text" officeooo:rsid="00bd71ed" officeooo:paragraph-rsid="01941f24" style:font-name-asian="游ゴシック" style:language-asian="ja" style:country-asian="JP"/>
    </style:style>
    <style:style style:name="P652" style:family="paragraph" style:parent-style-name="Standard">
      <style:text-properties style:font-name="PlemolJP Console Text" fo:font-style="normal" style:font-name-asian="PlemolJP Console Text" style:font-style-asian="normal" style:font-style-complex="normal"/>
    </style:style>
    <style:style style:name="P653" style:family="paragraph" style:parent-style-name="Standard">
      <style:text-properties style:font-name="PlemolJP Console Text" fo:font-style="normal" officeooo:rsid="010a55f3" officeooo:paragraph-rsid="010a55f3" style:font-name-asian="PlemolJP Console Text" style:font-style-asian="normal" style:font-style-complex="normal"/>
    </style:style>
    <style:style style:name="P654" style:family="paragraph" style:parent-style-name="Standard">
      <style:text-properties style:font-name="PlemolJP Console Text" fo:font-style="normal" officeooo:rsid="007debb3" style:font-name-asian="PlemolJP Console Text" style:font-style-asian="normal" style:font-name-complex="Times New Roman" style:font-style-complex="normal"/>
    </style:style>
    <style:style style:name="P655" style:family="paragraph" style:parent-style-name="Contents_20_1">
      <style:paragraph-properties>
        <style:tab-stops>
          <style:tab-stop style:position="17cm" style:type="right" style:leader-style="dotted" style:leader-text="."/>
        </style:tab-stops>
      </style:paragraph-properties>
    </style:style>
    <style:style style:name="P656" style:family="paragraph" style:parent-style-name="Contents_20_1">
      <style:paragraph-properties fo:break-before="page">
        <style:tab-stops>
          <style:tab-stop style:position="17cm" style:type="right" style:leader-style="dotted" style:leader-text="."/>
        </style:tab-stops>
      </style:paragraph-properties>
    </style:style>
    <style:style style:name="P657" style:family="paragraph" style:parent-style-name="Contents_20_2">
      <style:paragraph-properties>
        <style:tab-stops>
          <style:tab-stop style:position="16.63cm" style:type="right" style:leader-style="dotted" style:leader-text="."/>
        </style:tab-stops>
      </style:paragraph-properties>
    </style:style>
    <style:style style:name="P658" style:family="paragraph" style:parent-style-name="Contents_20_3">
      <style:paragraph-properties>
        <style:tab-stops>
          <style:tab-stop style:position="16.26cm" style:type="right" style:leader-style="dotted" style:leader-text="."/>
        </style:tab-stops>
      </style:paragraph-properties>
    </style:style>
    <style:style style:name="P659" style:family="paragraph" style:parent-style-name="Standard">
      <style:text-properties style:font-name="PlemolJP Text" style:font-name-asian="PlemolJP Text"/>
    </style:style>
    <style:style style:name="P660" style:family="paragraph" style:parent-style-name="Standard">
      <style:text-properties style:font-name="PlemolJP Text" officeooo:rsid="00c188f6" officeooo:paragraph-rsid="00c188f6" style:font-name-asian="PlemolJP Text"/>
    </style:style>
    <style:style style:name="P661" style:family="paragraph" style:parent-style-name="Table_20_Contents">
      <style:paragraph-properties style:line-height-at-least="0cm"/>
      <style:text-properties style:font-name="PlemolJP Text" style:font-name-asian="PlemolJP Text" style:language-asian="ja" style:country-asian="JP"/>
    </style:style>
    <style:style style:name="P662" style:family="paragraph" style:parent-style-name="Table_20_Contents">
      <style:paragraph-properties style:line-height-at-least="0cm"/>
      <style:text-properties style:font-name="PlemolJP Text" officeooo:paragraph-rsid="00ca8229" style:font-name-asian="PlemolJP Text" style:language-asian="ja" style:country-asian="JP"/>
    </style:style>
    <style:style style:name="P663" style:family="paragraph" style:parent-style-name="Table_20_Contents">
      <style:paragraph-properties style:line-height-at-least="0cm"/>
      <style:text-properties style:font-name="PlemolJP Text" officeooo:paragraph-rsid="0168ca09" style:font-name-asian="PlemolJP Text" style:language-asian="ja" style:country-asian="JP"/>
    </style:style>
    <style:style style:name="P664" style:family="paragraph" style:parent-style-name="Table_20_Contents">
      <style:paragraph-properties style:line-height-at-least="0cm"/>
      <style:text-properties style:font-name="PlemolJP Text" officeooo:paragraph-rsid="015e93b7" style:font-name-asian="PlemolJP Text" style:language-asian="ja" style:country-asian="JP"/>
    </style:style>
    <style:style style:name="P665" style:family="paragraph" style:parent-style-name="Table_20_Contents">
      <style:paragraph-properties style:line-height-at-least="0cm"/>
      <style:text-properties style:font-name="PlemolJP Text" officeooo:paragraph-rsid="003b43c3" style:font-name-asian="PlemolJP Text" style:language-asian="ja" style:country-asian="JP"/>
    </style:style>
    <style:style style:name="P666" style:family="paragraph" style:parent-style-name="Table_20_Contents">
      <style:paragraph-properties style:line-height-at-least="0cm"/>
      <style:text-properties style:font-name="PlemolJP Text" officeooo:paragraph-rsid="0106731e" style:font-name-asian="PlemolJP Text" style:language-asian="ja" style:country-asian="JP"/>
    </style:style>
    <style:style style:name="P667" style:family="paragraph" style:parent-style-name="Table_20_Contents">
      <style:paragraph-properties style:line-height-at-least="0cm"/>
      <style:text-properties style:font-name="PlemolJP Text" officeooo:paragraph-rsid="003c0bf1" style:font-name-asian="PlemolJP Text" style:language-asian="ja" style:country-asian="JP"/>
    </style:style>
    <style:style style:name="P668" style:family="paragraph" style:parent-style-name="Table_20_Contents">
      <style:paragraph-properties style:line-height-at-least="0cm"/>
      <style:text-properties style:font-name="PlemolJP Text" officeooo:paragraph-rsid="0071a7c3" style:font-name-asian="PlemolJP Text" style:language-asian="ja" style:country-asian="JP"/>
    </style:style>
    <style:style style:name="P669" style:family="paragraph" style:parent-style-name="Table_20_Contents">
      <style:paragraph-properties style:line-height-at-least="0cm" fo:text-align="start" style:justify-single-word="false"/>
      <style:text-properties style:font-name="PlemolJP Text" style:font-name-asian="PlemolJP Text" style:language-asian="ja" style:country-asian="JP"/>
    </style:style>
    <style:style style:name="P670" style:family="paragraph" style:parent-style-name="Table_20_Contents">
      <style:paragraph-properties style:line-height-at-least="0cm"/>
      <style:text-properties style:font-name="PlemolJP Text" officeooo:paragraph-rsid="005e94ef" style:font-name-asian="PlemolJP Text" style:language-asian="ja" style:country-asian="JP"/>
    </style:style>
    <style:style style:name="P671" style:family="paragraph" style:parent-style-name="Table_20_Contents">
      <style:paragraph-properties style:line-height-at-least="0cm"/>
      <style:text-properties style:font-name="PlemolJP Text" officeooo:paragraph-rsid="00ebcae7" style:font-name-asian="PlemolJP Text" style:language-asian="ja" style:country-asian="JP"/>
    </style:style>
    <style:style style:name="P672" style:family="paragraph" style:parent-style-name="Table_20_Contents">
      <style:paragraph-properties style:line-height-at-least="0cm"/>
      <style:text-properties style:font-name="PlemolJP Text" officeooo:paragraph-rsid="0148bc5f" style:font-name-asian="PlemolJP Text" style:language-asian="ja" style:country-asian="JP"/>
    </style:style>
    <style:style style:name="P673" style:family="paragraph" style:parent-style-name="Table_20_Contents">
      <style:paragraph-properties style:line-height-at-least="0cm"/>
      <style:text-properties style:font-name="PlemolJP Text" officeooo:paragraph-rsid="015a627d" style:font-name-asian="PlemolJP Text" style:language-asian="ja" style:country-asian="JP"/>
    </style:style>
    <style:style style:name="P674" style:family="paragraph" style:parent-style-name="Table_20_Contents">
      <style:paragraph-properties style:line-height-at-least="0cm"/>
      <style:text-properties style:font-name="PlemolJP Text" officeooo:rsid="00cb3a3f" officeooo:paragraph-rsid="00cb3a3f" style:font-name-asian="PlemolJP Text" style:language-asian="ja" style:country-asian="JP"/>
    </style:style>
    <style:style style:name="P675" style:family="paragraph" style:parent-style-name="Text_20_body">
      <style:paragraph-properties style:line-height-at-least="0cm"/>
      <style:text-properties style:font-name="PlemolJP Text" officeooo:rsid="00cb3a3f" officeooo:paragraph-rsid="00f36243" style:font-name-asian="PlemolJP Text" style:language-asian="ja" style:country-asian="JP"/>
    </style:style>
    <style:style style:name="P676" style:family="paragraph" style:parent-style-name="Table_20_Contents">
      <style:paragraph-properties fo:line-height="100%"/>
      <style:text-properties style:font-name="PlemolJP Text" style:font-name-asian="PlemolJP Text" style:language-asian="ja" style:country-asian="JP"/>
    </style:style>
    <style:style style:name="P677" style:family="paragraph" style:parent-style-name="Table_20_Contents">
      <style:paragraph-properties fo:line-height="100%"/>
      <style:text-properties style:font-name="PlemolJP Text" officeooo:paragraph-rsid="0055ef95" style:font-name-asian="PlemolJP Text" style:language-asian="ja" style:country-asian="JP"/>
    </style:style>
    <style:style style:name="P678" style:family="paragraph" style:parent-style-name="Table_20_Contents">
      <style:paragraph-properties fo:line-height="100%"/>
      <style:text-properties style:font-name="PlemolJP Text" officeooo:rsid="0055ef95" officeooo:paragraph-rsid="0055ef95" style:font-name-asian="PlemolJP Text" style:language-asian="ja" style:country-asian="JP"/>
    </style:style>
    <style:style style:name="P679" style:family="paragraph" style:parent-style-name="Text_20_body">
      <style:paragraph-properties style:line-height-at-least="0cm"/>
      <style:text-properties style:font-name="PlemolJP Text" officeooo:rsid="00956c8f" officeooo:paragraph-rsid="00956c8f" style:font-name-asian="PlemolJP Text" style:language-asian="ja" style:country-asian="JP"/>
    </style:style>
    <style:style style:name="P680" style:family="paragraph" style:parent-style-name="Table_20_Contents">
      <style:text-properties style:font-name="PlemolJP Text" style:font-name-asian="PlemolJP Text"/>
    </style:style>
    <style:style style:name="P681" style:family="paragraph" style:parent-style-name="Table_20_Contents">
      <style:text-properties style:font-name="PlemolJP Text" officeooo:paragraph-rsid="0104fac0" style:font-name-asian="PlemolJP Text"/>
    </style:style>
    <style:style style:name="P682" style:family="paragraph" style:parent-style-name="Table_20_Contents">
      <style:text-properties style:font-name="PlemolJP Text" officeooo:paragraph-rsid="00ebcae7" style:font-name-asian="PlemolJP Text"/>
    </style:style>
    <style:style style:name="P683" style:family="paragraph" style:parent-style-name="Table_20_Contents">
      <style:text-properties style:font-name="PlemolJP Text" officeooo:paragraph-rsid="00a5b737" style:font-name-asian="PlemolJP Text"/>
    </style:style>
    <style:style style:name="P684" style:family="paragraph" style:parent-style-name="Table_20_Contents">
      <style:text-properties style:font-name="PlemolJP Text" officeooo:paragraph-rsid="00e628d4" style:font-name-asian="PlemolJP Text"/>
    </style:style>
    <style:style style:name="P685" style:family="paragraph" style:parent-style-name="Table_20_Contents">
      <style:paragraph-properties style:line-height-at-least="0cm"/>
      <style:text-properties style:font-name="PlemolJP Text" officeooo:paragraph-rsid="015a627d" style:font-name-asian="PlemolJP Text"/>
    </style:style>
    <style:style style:name="P686" style:family="paragraph" style:parent-style-name="Table_20_Contents">
      <style:paragraph-properties style:line-height-at-least="0cm"/>
      <style:text-properties style:font-name="PlemolJP Text" style:font-name-asian="游ゴシック" style:language-asian="ja" style:country-asian="JP"/>
    </style:style>
    <style:style style:name="P687" style:family="paragraph" style:parent-style-name="Table_20_Contents">
      <style:paragraph-properties style:line-height-at-least="0cm"/>
      <style:text-properties style:font-name="PlemolJP Text" officeooo:paragraph-rsid="003b43c3" style:font-name-asian="游ゴシック" style:language-asian="ja" style:country-asian="JP"/>
    </style:style>
    <style:style style:name="P688" style:family="paragraph" style:parent-style-name="Table_20_Contents">
      <style:paragraph-properties style:line-height-at-least="0cm"/>
      <style:text-properties style:font-name="PlemolJP Text" officeooo:paragraph-rsid="0104fac0" style:font-name-asian="游ゴシック" style:language-asian="ja" style:country-asian="JP"/>
    </style:style>
    <style:style style:name="P689" style:family="paragraph" style:parent-style-name="Table_20_Contents">
      <style:paragraph-properties style:line-height-at-least="0cm"/>
      <style:text-properties style:font-name="PlemolJP Text" officeooo:paragraph-rsid="0122ae69" style:font-name-asian="游ゴシック" style:language-asian="ja" style:country-asian="JP"/>
    </style:style>
    <style:style style:name="P690" style:family="paragraph" style:parent-style-name="Table_20_Contents">
      <style:paragraph-properties style:line-height-at-least="0cm"/>
      <style:text-properties style:font-name="PlemolJP Text" officeooo:paragraph-rsid="00368ad3" style:font-name-asian="游ゴシック" style:language-asian="ja" style:country-asian="JP"/>
    </style:style>
    <style:style style:name="P691" style:family="paragraph" style:parent-style-name="Table_20_Contents">
      <style:paragraph-properties style:line-height-at-least="0cm"/>
      <style:text-properties style:font-name="PlemolJP Text" officeooo:paragraph-rsid="003c7d1f" style:font-name-asian="游ゴシック" style:language-asian="ja" style:country-asian="JP"/>
    </style:style>
    <style:style style:name="P692" style:family="paragraph" style:parent-style-name="Table_20_Contents">
      <style:paragraph-properties style:line-height-at-least="0cm"/>
      <style:text-properties style:font-name="PlemolJP Text" officeooo:paragraph-rsid="00709b59" style:font-name-asian="游ゴシック" style:language-asian="ja" style:country-asian="JP"/>
    </style:style>
    <style:style style:name="P693" style:family="paragraph" style:parent-style-name="Table_20_Contents">
      <style:paragraph-properties style:line-height-at-least="0cm"/>
      <style:text-properties style:font-name="PlemolJP Text" officeooo:paragraph-rsid="00c8c79e" style:font-name-asian="游ゴシック" style:language-asian="ja" style:country-asian="JP"/>
    </style:style>
    <style:style style:name="P694" style:family="paragraph" style:parent-style-name="Table_20_Contents">
      <style:paragraph-properties style:line-height-at-least="0cm"/>
      <style:text-properties style:font-name="PlemolJP Text" officeooo:paragraph-rsid="006efcd4" style:font-name-asian="游ゴシック" style:language-asian="ja" style:country-asian="JP"/>
    </style:style>
    <style:style style:name="P695" style:family="paragraph" style:parent-style-name="Table_20_Contents">
      <style:paragraph-properties style:line-height-at-least="0cm"/>
      <style:text-properties style:font-name="PlemolJP Text" officeooo:rsid="00710d15" officeooo:paragraph-rsid="00de4ed0" style:font-name-asian="游ゴシック" style:language-asian="ja" style:country-asian="JP"/>
    </style:style>
    <style:style style:name="P696" style:family="paragraph" style:parent-style-name="Table_20_Contents">
      <style:paragraph-properties style:line-height-at-least="0cm"/>
      <style:text-properties style:font-name="PlemolJP Text" officeooo:rsid="00cecbcd" officeooo:paragraph-rsid="00cecbcd" style:font-name-asian="游ゴシック" style:language-asian="ja" style:country-asian="JP"/>
    </style:style>
    <style:style style:name="P697" style:family="paragraph" style:parent-style-name="Text_20_body">
      <style:paragraph-properties style:line-height-at-least="0cm"/>
      <style:text-properties style:font-name="PlemolJP Text" officeooo:rsid="00d03577" officeooo:paragraph-rsid="0106731e" style:font-name-asian="游ゴシック" style:language-asian="ja" style:country-asian="JP"/>
    </style:style>
    <style:style style:name="P698" style:family="paragraph" style:parent-style-name="Table_20_Contents">
      <style:paragraph-properties style:line-height-at-least="0cm"/>
      <style:text-properties style:font-name="PlemolJP Text" style:font-name-asian="游ゴシック"/>
    </style:style>
    <style:style style:name="P699" style:family="paragraph" style:parent-style-name="Text_20_body">
      <style:paragraph-properties style:line-height-at-least="0cm"/>
      <style:text-properties style:font-name="PlemolJP Text" officeooo:paragraph-rsid="0146d8ed" style:font-name-asian="游ゴシック"/>
    </style:style>
    <style:style style:name="P700" style:family="paragraph" style:parent-style-name="Table_20_Contents">
      <style:paragraph-properties style:line-height-at-least="0cm"/>
      <style:text-properties style:font-name="PlemolJP Text" fo:font-style="normal" style:font-name-asian="PlemolJP Text" style:language-asian="ja" style:country-asian="JP" style:font-style-asian="normal" style:font-style-complex="normal"/>
    </style:style>
    <style:style style:name="P701" style:family="paragraph" style:parent-style-name="Standard">
      <style:paragraph-properties fo:margin-left="0cm" fo:margin-right="0cm" fo:text-indent="1.482cm" style:auto-text-indent="false"/>
    </style:style>
    <style:style style:name="P702" style:family="paragraph" style:parent-style-name="Heading_20_1" style:master-page-name="Standard">
      <style:paragraph-properties style:page-number="1"/>
    </style:style>
    <style:style style:name="P703" style:family="paragraph" style:parent-style-name="Heading_20_1" style:master-page-name="_33__20_を変換">
      <style:paragraph-properties style:page-number="auto"/>
    </style:style>
    <style:style style:name="P704" style:family="paragraph" style:parent-style-name="Heading_20_1" style:master-page-name="_37__20_を変換">
      <style:paragraph-properties style:page-number="auto"/>
    </style:style>
    <style:style style:name="P705" style:family="paragraph" style:parent-style-name="Heading_20_1" style:master-page-name="_39__20_を変換">
      <style:paragraph-properties style:page-number="auto"/>
    </style:style>
    <style:style style:name="P706" style:family="paragraph" style:parent-style-name="Heading_20_1" style:master-page-name="_31_0_20_を変換">
      <style:paragraph-properties style:page-number="auto"/>
    </style:style>
    <style:style style:name="P707" style:family="paragraph" style:parent-style-name="Heading_20_2">
      <style:paragraph-properties fo:break-before="page"/>
    </style:style>
    <style:style style:name="P708" style:family="paragraph" style:parent-style-name="Heading_20_2" style:master-page-name="_38__20_を変換">
      <style:paragraph-properties style:page-number="auto"/>
    </style:style>
    <style:style style:name="P709" style:family="paragraph" style:parent-style-name="Heading_20_2">
      <style:text-properties style:font-name="游ゴシック" style:font-name-asian="游ゴシック" style:language-asian="ja" style:country-asian="JP"/>
    </style:style>
    <style:style style:name="P710" style:family="paragraph" style:parent-style-name="Heading_20_2" style:list-style-name="">
      <style:paragraph-properties fo:text-align="justify" style:justify-single-word="false" fo:orphans="0" fo:widows="0" fo:hyphenation-ladder-count="no-limit"/>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711"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712" style:family="paragraph" style:parent-style-name="Heading_20_3">
      <style:paragraph-properties fo:break-before="page"/>
    </style:style>
    <style:style style:name="P713"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714" style:family="paragraph" style:parent-style-name="Heading_20_3" style:list-style-name="">
      <style:paragraph-properties fo:text-align="justify" style:justify-single-word="false" fo:orphans="0" fo:widows="0" fo:hyphenation-ladder-count="no-limit"/>
      <style:text-properties style:font-name="游ゴシック" officeooo:paragraph-rsid="019366ce" style:font-name-asian="游ゴシック" fo:hyphenate="false" fo:hyphenation-remain-char-count="2" fo:hyphenation-push-char-count="2" loext:hyphenation-no-caps="false" loext:hyphenation-no-last-word="false" loext:hyphenation-word-char-count="no-limit" loext:hyphenation-zone="no-limit"/>
    </style:style>
    <style:style style:name="P715" style:family="paragraph" style:parent-style-name="Heading_20_3" style:list-style-name="">
      <style:paragraph-properties fo:text-align="justify" style:justify-single-word="false" fo:orphans="0" fo:widows="0" fo:hyphenation-ladder-count="no-limit"/>
      <style:text-properties style:font-name="游ゴシック" officeooo:paragraph-rsid="0072fa55" style:font-name-asian="游ゴシック" fo:hyphenate="false" fo:hyphenation-remain-char-count="2" fo:hyphenation-push-char-count="2" loext:hyphenation-no-caps="false" loext:hyphenation-no-last-word="false" loext:hyphenation-word-char-count="no-limit" loext:hyphenation-zone="no-limit"/>
    </style:style>
    <style:style style:name="P716" style:family="paragraph" style:parent-style-name="Heading_20_3" style:list-style-name="">
      <style:paragraph-properties fo:text-align="justify" style:justify-single-word="false" fo:orphans="0" fo:widows="0" fo:hyphenation-ladder-count="no-limit"/>
      <style:text-properties style:font-name="游ゴシック" officeooo:paragraph-rsid="018bfb4e" style:font-name-asian="游ゴシック" fo:hyphenate="false" fo:hyphenation-remain-char-count="2" fo:hyphenation-push-char-count="2" loext:hyphenation-no-caps="false" loext:hyphenation-no-last-word="false" loext:hyphenation-word-char-count="no-limit" loext:hyphenation-zone="no-limit"/>
    </style:style>
    <style:style style:name="P717" style:family="paragraph" style:parent-style-name="Heading_20_3" style:list-style-name="">
      <style:paragraph-properties fo:text-align="justify" style:justify-single-word="false" fo:orphans="0" fo:widows="0" fo:hyphenation-ladder-count="no-limit"/>
      <style:text-properties style:font-name="游ゴシック" officeooo:paragraph-rsid="016cb7b7" style:font-name-asian="游ゴシック" fo:hyphenate="false" fo:hyphenation-remain-char-count="2" fo:hyphenation-push-char-count="2" loext:hyphenation-no-caps="false" loext:hyphenation-no-last-word="false" loext:hyphenation-word-char-count="no-limit" loext:hyphenation-zone="no-limit"/>
    </style:style>
    <style:style style:name="P718" style:family="paragraph" style:parent-style-name="Heading_20_3" style:list-style-name="">
      <style:paragraph-properties fo:text-align="justify" style:justify-single-word="false" fo:orphans="0" fo:widows="0" fo:hyphenation-ladder-count="no-limit"/>
      <style:text-properties style:font-name="游ゴシック" officeooo:paragraph-rsid="007ce410" style:font-name-asian="游ゴシック" fo:hyphenate="false" fo:hyphenation-remain-char-count="2" fo:hyphenation-push-char-count="2" loext:hyphenation-no-caps="false" loext:hyphenation-no-last-word="false" loext:hyphenation-word-char-count="no-limit" loext:hyphenation-zone="no-limit"/>
    </style:style>
    <style:style style:name="P719" style:family="paragraph" style:parent-style-name="Heading_20_3" style:list-style-name="">
      <style:paragraph-properties fo:text-align="justify" style:justify-single-word="false" fo:orphans="0" fo:widows="0" fo:hyphenation-ladder-count="no-limit"/>
      <style:text-properties style:font-name="游ゴシック" officeooo:paragraph-rsid="01a3cdb2" style:font-name-asian="游ゴシック" fo:hyphenate="false" fo:hyphenation-remain-char-count="2" fo:hyphenation-push-char-count="2" loext:hyphenation-no-caps="false" loext:hyphenation-no-last-word="false" loext:hyphenation-word-char-count="no-limit" loext:hyphenation-zone="no-limit"/>
    </style:style>
    <style:style style:name="P720" style:family="paragraph" style:parent-style-name="Heading_20_3" style:list-style-name="">
      <style:paragraph-properties fo:text-align="justify" style:justify-single-word="false" fo:orphans="0" fo:widows="0" fo:hyphenation-ladder-count="no-limit"/>
      <style:text-properties style:font-name="游ゴシック" officeooo:paragraph-rsid="0180985d" style:font-name-asian="游ゴシック" fo:hyphenate="false" fo:hyphenation-remain-char-count="2" fo:hyphenation-push-char-count="2" loext:hyphenation-no-caps="false" loext:hyphenation-no-last-word="false" loext:hyphenation-word-char-count="no-limit" loext:hyphenation-zone="no-limit"/>
    </style:style>
    <style:style style:name="P721" style:family="paragraph" style:parent-style-name="Heading_20_3" style:list-style-name="">
      <style:paragraph-properties fo:text-align="justify" style:justify-single-word="false" fo:orphans="0" fo:widows="0" fo:hyphenation-ladder-count="no-limit"/>
      <style:text-properties style:font-name="游ゴシック" officeooo:paragraph-rsid="005e94ef" style:font-name-asian="游ゴシック" fo:hyphenate="false" fo:hyphenation-remain-char-count="2" fo:hyphenation-push-char-count="2" loext:hyphenation-no-caps="false" loext:hyphenation-no-last-word="false" loext:hyphenation-word-char-count="no-limit" loext:hyphenation-zone="no-limit"/>
    </style:style>
    <style:style style:name="P722" style:family="paragraph" style:parent-style-name="Heading_20_3" style:list-style-name="">
      <style:paragraph-properties fo:text-align="justify" style:justify-single-word="false" fo:orphans="0" fo:widows="0" fo:hyphenation-ladder-count="no-limit"/>
      <style:text-properties style:font-name="游ゴシック" officeooo:paragraph-rsid="00cecbcd" style:font-name-asian="游ゴシック" fo:hyphenate="false" fo:hyphenation-remain-char-count="2" fo:hyphenation-push-char-count="2" loext:hyphenation-no-caps="false" loext:hyphenation-no-last-word="false" loext:hyphenation-word-char-count="no-limit" loext:hyphenation-zone="no-limit"/>
    </style:style>
    <style:style style:name="P723" style:family="paragraph" style:parent-style-name="Heading_20_3" style:list-style-name="">
      <style:paragraph-properties fo:text-align="justify" style:justify-single-word="false" fo:orphans="0" fo:widows="0" fo:hyphenation-ladder-count="no-limit"/>
      <style:text-properties style:font-name="游ゴシック" officeooo:paragraph-rsid="0095fee2" style:font-name-asian="游ゴシック" fo:hyphenate="false" fo:hyphenation-remain-char-count="2" fo:hyphenation-push-char-count="2" loext:hyphenation-no-caps="false" loext:hyphenation-no-last-word="false" loext:hyphenation-word-char-count="no-limit" loext:hyphenation-zone="no-limit"/>
    </style:style>
    <style:style style:name="P724" style:family="paragraph" style:parent-style-name="Heading_20_3" style:list-style-name="">
      <style:paragraph-properties fo:text-align="justify" style:justify-single-word="false" fo:orphans="0" fo:widows="0" fo:hyphenation-ladder-count="no-limit"/>
      <style:text-properties style:font-name="游ゴシック" officeooo:paragraph-rsid="0071a7c3" style:font-name-asian="游ゴシック" fo:hyphenate="false" fo:hyphenation-remain-char-count="2" fo:hyphenation-push-char-count="2" loext:hyphenation-no-caps="false" loext:hyphenation-no-last-word="false" loext:hyphenation-word-char-count="no-limit" loext:hyphenation-zone="no-limit"/>
    </style:style>
    <style:style style:name="P725" style:family="paragraph" style:parent-style-name="Heading_20_3" style:list-style-name="">
      <style:paragraph-properties fo:text-align="justify" style:justify-single-word="false" fo:orphans="0" fo:widows="0" fo:hyphenation-ladder-count="no-limit"/>
      <style:text-properties style:font-name="游ゴシック" officeooo:paragraph-rsid="00764715" style:font-name-asian="游ゴシック" fo:hyphenate="false" fo:hyphenation-remain-char-count="2" fo:hyphenation-push-char-count="2" loext:hyphenation-no-caps="false" loext:hyphenation-no-last-word="false" loext:hyphenation-word-char-count="no-limit" loext:hyphenation-zone="no-limit"/>
    </style:style>
    <style:style style:name="P726" style:family="paragraph" style:parent-style-name="Heading_20_3" style:list-style-name="">
      <style:paragraph-properties fo:text-align="justify" style:justify-single-word="false" fo:orphans="0" fo:widows="0" fo:hyphenation-ladder-count="no-limit"/>
      <style:text-properties style:font-name="游ゴシック" officeooo:paragraph-rsid="0132e14b" style:font-name-asian="游ゴシック" fo:hyphenate="false" fo:hyphenation-remain-char-count="2" fo:hyphenation-push-char-count="2" loext:hyphenation-no-caps="false" loext:hyphenation-no-last-word="false" loext:hyphenation-word-char-count="no-limit" loext:hyphenation-zone="no-limit"/>
    </style:style>
    <style:style style:name="P727" style:family="paragraph" style:parent-style-name="Heading_20_3" style:list-style-name="">
      <style:paragraph-properties fo:text-align="justify" style:justify-single-word="false" fo:orphans="0" fo:widows="0" fo:hyphenation-ladder-count="no-limit"/>
      <style:text-properties style:font-name="游ゴシック" officeooo:paragraph-rsid="0085ca38" style:font-name-asian="游ゴシック" fo:hyphenate="false" fo:hyphenation-remain-char-count="2" fo:hyphenation-push-char-count="2" loext:hyphenation-no-caps="false" loext:hyphenation-no-last-word="false" loext:hyphenation-word-char-count="no-limit" loext:hyphenation-zone="no-limit"/>
    </style:style>
    <style:style style:name="P728" style:family="paragraph" style:parent-style-name="Heading_20_3" style:list-style-name="">
      <style:paragraph-properties fo:text-align="justify" style:justify-single-word="false" fo:orphans="0" fo:widows="0" fo:hyphenation-ladder-count="no-limit"/>
      <style:text-properties style:font-name="游ゴシック" officeooo:paragraph-rsid="019e2f7a" style:font-name-asian="游ゴシック" fo:hyphenate="false" fo:hyphenation-remain-char-count="2" fo:hyphenation-push-char-count="2" loext:hyphenation-no-caps="false" loext:hyphenation-no-last-word="false" loext:hyphenation-word-char-count="no-limit" loext:hyphenation-zone="no-limit"/>
    </style:style>
    <style:style style:name="P729" style:family="paragraph" style:parent-style-name="Heading_20_3" style:list-style-name="">
      <style:paragraph-properties fo:text-align="justify" style:justify-single-word="false" fo:orphans="0" fo:widows="0" fo:hyphenation-ladder-count="no-limit"/>
      <style:text-properties style:font-name="游ゴシック" officeooo:paragraph-rsid="006efcd4" style:font-name-asian="游ゴシック" fo:hyphenate="false" fo:hyphenation-remain-char-count="2" fo:hyphenation-push-char-count="2" loext:hyphenation-no-caps="false" loext:hyphenation-no-last-word="false" loext:hyphenation-word-char-count="no-limit" loext:hyphenation-zone="no-limit"/>
    </style:style>
    <style:style style:name="P730" style:family="paragraph" style:parent-style-name="Heading_20_3" style:list-style-name="">
      <style:paragraph-properties fo:text-align="justify" style:justify-single-word="false" fo:orphans="0" fo:widows="0" fo:hyphenation-ladder-count="no-limit"/>
      <style:text-properties style:font-name="游ゴシック" officeooo:paragraph-rsid="00976b48" style:font-name-asian="游ゴシック" fo:hyphenate="false" fo:hyphenation-remain-char-count="2" fo:hyphenation-push-char-count="2" loext:hyphenation-no-caps="false" loext:hyphenation-no-last-word="false" loext:hyphenation-word-char-count="no-limit" loext:hyphenation-zone="no-limit"/>
    </style:style>
    <style:style style:name="P731" style:family="paragraph" style:parent-style-name="Heading_20_3" style:list-style-name="">
      <style:paragraph-properties fo:text-align="justify" style:justify-single-word="false" fo:orphans="0" fo:widows="0" fo:hyphenation-ladder-count="no-limit"/>
      <style:text-properties style:font-name="游ゴシック" officeooo:paragraph-rsid="007468d5" style:font-name-asian="游ゴシック" fo:hyphenate="false" fo:hyphenation-remain-char-count="2" fo:hyphenation-push-char-count="2" loext:hyphenation-no-caps="false" loext:hyphenation-no-last-word="false" loext:hyphenation-word-char-count="no-limit" loext:hyphenation-zone="no-limit"/>
    </style:style>
    <style:style style:name="P732" style:family="paragraph" style:parent-style-name="Heading_20_3" style:list-style-name="">
      <style:paragraph-properties fo:text-align="justify" style:justify-single-word="false" fo:orphans="0" fo:widows="0" fo:hyphenation-ladder-count="no-limit"/>
      <style:text-properties style:font-name="游ゴシック" officeooo:paragraph-rsid="01aa3afa" style:font-name-asian="游ゴシック" fo:hyphenate="false" fo:hyphenation-remain-char-count="2" fo:hyphenation-push-char-count="2" loext:hyphenation-no-caps="false" loext:hyphenation-no-last-word="false" loext:hyphenation-word-char-count="no-limit" loext:hyphenation-zone="no-limit"/>
    </style:style>
    <style:style style:name="P733" style:family="paragraph" style:parent-style-name="Heading_20_3" style:list-style-name="">
      <style:paragraph-properties fo:text-align="justify" style:justify-single-word="false" fo:orphans="0" fo:widows="0" fo:hyphenation-ladder-count="no-limit"/>
      <style:text-properties style:font-name="游ゴシック" officeooo:paragraph-rsid="00877f37" style:font-name-asian="游ゴシック" fo:hyphenate="false" fo:hyphenation-remain-char-count="2" fo:hyphenation-push-char-count="2" loext:hyphenation-no-caps="false" loext:hyphenation-no-last-word="false" loext:hyphenation-word-char-count="no-limit" loext:hyphenation-zone="no-limit"/>
    </style:style>
    <style:style style:name="P734" style:family="paragraph" style:parent-style-name="Heading_20_3" style:list-style-name="">
      <style:paragraph-properties fo:text-align="justify" style:justify-single-word="false" fo:orphans="0" fo:widows="0" fo:hyphenation-ladder-count="no-limit"/>
      <style:text-properties style:font-name="游ゴシック" officeooo:paragraph-rsid="009eef42" style:font-name-asian="游ゴシック" fo:hyphenate="false" fo:hyphenation-remain-char-count="2" fo:hyphenation-push-char-count="2" loext:hyphenation-no-caps="false" loext:hyphenation-no-last-word="false" loext:hyphenation-word-char-count="no-limit" loext:hyphenation-zone="no-limit"/>
    </style:style>
    <style:style style:name="P735" style:family="paragraph" style:parent-style-name="Heading_20_3" style:list-style-name="">
      <style:paragraph-properties fo:text-align="justify" style:justify-single-word="false" fo:orphans="0" fo:widows="0" fo:hyphenation-ladder-count="no-limit"/>
      <style:text-properties style:font-name="游ゴシック" officeooo:paragraph-rsid="0041ffda" style:font-name-asian="游ゴシック" fo:hyphenate="false" fo:hyphenation-remain-char-count="2" fo:hyphenation-push-char-count="2" loext:hyphenation-no-caps="false" loext:hyphenation-no-last-word="false" loext:hyphenation-word-char-count="no-limit" loext:hyphenation-zone="no-limit"/>
    </style:style>
    <style:style style:name="P736" style:family="paragraph" style:parent-style-name="Heading_20_3" style:list-style-name="">
      <style:paragraph-properties fo:text-align="justify" style:justify-single-word="false" fo:orphans="0" fo:widows="0" fo:hyphenation-ladder-count="no-limit"/>
      <style:text-properties style:font-name="游ゴシック" officeooo:paragraph-rsid="017f2cca" style:font-name-asian="游ゴシック" fo:hyphenate="false" fo:hyphenation-remain-char-count="2" fo:hyphenation-push-char-count="2" loext:hyphenation-no-caps="false" loext:hyphenation-no-last-word="false" loext:hyphenation-word-char-count="no-limit" loext:hyphenation-zone="no-limit"/>
    </style:style>
    <style:style style:name="P737" style:family="paragraph" style:parent-style-name="Heading_20_3" style:list-style-name="">
      <style:paragraph-properties fo:text-align="justify" style:justify-single-word="false" fo:orphans="0" fo:widows="0" fo:hyphenation-ladder-count="no-limit"/>
      <style:text-properties style:font-name="游ゴシック" officeooo:paragraph-rsid="01242055" style:font-name-asian="游ゴシック" fo:hyphenate="false" fo:hyphenation-remain-char-count="2" fo:hyphenation-push-char-count="2" loext:hyphenation-no-caps="false" loext:hyphenation-no-last-word="false" loext:hyphenation-word-char-count="no-limit" loext:hyphenation-zone="no-limit"/>
    </style:style>
    <style:style style:name="P738" style:family="paragraph" style:parent-style-name="Heading_20_3" style:list-style-name="">
      <style:paragraph-properties fo:text-align="justify" style:justify-single-word="false" fo:orphans="0" fo:widows="0" fo:hyphenation-ladder-count="no-limit"/>
      <style:text-properties style:font-name="游ゴシック" officeooo:paragraph-rsid="007debb3" style:font-name-asian="游ゴシック" fo:hyphenate="false" fo:hyphenation-remain-char-count="2" fo:hyphenation-push-char-count="2" loext:hyphenation-no-caps="false" loext:hyphenation-no-last-word="false" loext:hyphenation-word-char-count="no-limit" loext:hyphenation-zone="no-limit"/>
    </style:style>
    <style:style style:name="P739" style:family="paragraph" style:parent-style-name="Heading_20_3" style:list-style-name="">
      <style:paragraph-properties fo:text-align="justify" style:justify-single-word="false" fo:orphans="0" fo:widows="0" fo:hyphenation-ladder-count="no-limit"/>
      <style:text-properties style:font-name="游ゴシック" officeooo:paragraph-rsid="0110b931" style:font-name-asian="游ゴシック" fo:hyphenate="false" fo:hyphenation-remain-char-count="2" fo:hyphenation-push-char-count="2" loext:hyphenation-no-caps="false" loext:hyphenation-no-last-word="false" loext:hyphenation-word-char-count="no-limit" loext:hyphenation-zone="no-limit"/>
    </style:style>
    <style:style style:name="P740" style:family="paragraph" style:parent-style-name="Heading_20_3" style:list-style-name="">
      <style:paragraph-properties fo:text-align="justify" style:justify-single-word="false" fo:orphans="0" fo:widows="0" fo:hyphenation-ladder-count="no-limit"/>
      <style:text-properties style:font-name="游ゴシック" officeooo:paragraph-rsid="011212c8" style:font-name-asian="游ゴシック" fo:hyphenate="false" fo:hyphenation-remain-char-count="2" fo:hyphenation-push-char-count="2" loext:hyphenation-no-caps="false" loext:hyphenation-no-last-word="false" loext:hyphenation-word-char-count="no-limit" loext:hyphenation-zone="no-limit"/>
    </style:style>
    <style:style style:name="P741" style:family="paragraph" style:parent-style-name="Heading_20_3" style:list-style-name="">
      <style:paragraph-properties fo:text-align="justify" style:justify-single-word="false" fo:orphans="0" fo:widows="0" fo:hyphenation-ladder-count="no-limit"/>
      <style:text-properties style:font-name="游ゴシック" officeooo:paragraph-rsid="0125e0d1" style:font-name-asian="游ゴシック" fo:hyphenate="false" fo:hyphenation-remain-char-count="2" fo:hyphenation-push-char-count="2" loext:hyphenation-no-caps="false" loext:hyphenation-no-last-word="false" loext:hyphenation-word-char-count="no-limit" loext:hyphenation-zone="no-limit"/>
    </style:style>
    <style:style style:name="P742" style:family="paragraph" style:parent-style-name="Heading_20_3" style:list-style-name="">
      <style:paragraph-properties fo:text-align="justify" style:justify-single-word="false" fo:orphans="0" fo:widows="0" fo:hyphenation-ladder-count="no-limit"/>
      <style:text-properties style:font-name="游ゴシック" officeooo:paragraph-rsid="004746bb" style:font-name-asian="游ゴシック" fo:hyphenate="false" fo:hyphenation-remain-char-count="2" fo:hyphenation-push-char-count="2" loext:hyphenation-no-caps="false" loext:hyphenation-no-last-word="false" loext:hyphenation-word-char-count="no-limit" loext:hyphenation-zone="no-limit"/>
    </style:style>
    <style:style style:name="P743" style:family="paragraph" style:parent-style-name="Heading_20_3" style:list-style-name="">
      <style:paragraph-properties fo:text-align="justify" style:justify-single-word="false" fo:orphans="0" fo:widows="0" fo:hyphenation-ladder-count="no-limit"/>
      <style:text-properties style:font-name="游ゴシック" officeooo:paragraph-rsid="0189f04a" style:font-name-asian="游ゴシック" fo:hyphenate="false" fo:hyphenation-remain-char-count="2" fo:hyphenation-push-char-count="2" loext:hyphenation-no-caps="false" loext:hyphenation-no-last-word="false" loext:hyphenation-word-char-count="no-limit" loext:hyphenation-zone="no-limit"/>
    </style:style>
    <style:style style:name="P744" style:family="paragraph" style:parent-style-name="Heading_20_3" style:list-style-name="">
      <style:paragraph-properties fo:text-align="justify" style:justify-single-word="false" fo:orphans="0" fo:widows="0" fo:hyphenation-ladder-count="no-limit"/>
      <style:text-properties style:font-name="游ゴシック" officeooo:paragraph-rsid="009f51ff" style:font-name-asian="游ゴシック" fo:hyphenate="false" fo:hyphenation-remain-char-count="2" fo:hyphenation-push-char-count="2" loext:hyphenation-no-caps="false" loext:hyphenation-no-last-word="false" loext:hyphenation-word-char-count="no-limit" loext:hyphenation-zone="no-limit"/>
    </style:style>
    <style:style style:name="P745" style:family="paragraph" style:parent-style-name="Heading_20_3" style:list-style-name="">
      <style:paragraph-properties fo:text-align="justify" style:justify-single-word="false" fo:orphans="0" fo:widows="0" fo:hyphenation-ladder-count="no-limit"/>
      <style:text-properties style:font-name="游ゴシック" officeooo:paragraph-rsid="006d5c57" style:font-name-asian="游ゴシック" fo:hyphenate="false" fo:hyphenation-remain-char-count="2" fo:hyphenation-push-char-count="2" loext:hyphenation-no-caps="false" loext:hyphenation-no-last-word="false" loext:hyphenation-word-char-count="no-limit" loext:hyphenation-zone="no-limit"/>
    </style:style>
    <style:style style:name="P746" style:family="paragraph" style:parent-style-name="Heading_20_3" style:list-style-name="">
      <style:paragraph-properties fo:text-align="justify" style:justify-single-word="false" fo:orphans="0" fo:widows="0" fo:hyphenation-ladder-count="no-limit"/>
      <style:text-properties style:font-name="游ゴシック" officeooo:paragraph-rsid="0067eb03" style:font-name-asian="游ゴシック" fo:hyphenate="false" fo:hyphenation-remain-char-count="2" fo:hyphenation-push-char-count="2" loext:hyphenation-no-caps="false" loext:hyphenation-no-last-word="false" loext:hyphenation-word-char-count="no-limit" loext:hyphenation-zone="no-limit"/>
    </style:style>
    <style:style style:name="P747" style:family="paragraph" style:parent-style-name="Heading_20_3" style:list-style-name="">
      <style:paragraph-properties fo:text-align="justify" style:justify-single-word="false" fo:orphans="0" fo:widows="0" fo:hyphenation-ladder-count="no-limit"/>
      <style:text-properties style:font-name="游ゴシック" officeooo:paragraph-rsid="0087cf17" style:font-name-asian="游ゴシック" fo:hyphenate="false" fo:hyphenation-remain-char-count="2" fo:hyphenation-push-char-count="2" loext:hyphenation-no-caps="false" loext:hyphenation-no-last-word="false" loext:hyphenation-word-char-count="no-limit" loext:hyphenation-zone="no-limit"/>
    </style:style>
    <style:style style:name="P748" style:family="paragraph" style:parent-style-name="Heading_20_3" style:list-style-name="">
      <style:paragraph-properties fo:text-align="justify" style:justify-single-word="false" fo:orphans="0" fo:widows="0" fo:hyphenation-ladder-count="no-limit"/>
      <style:text-properties style:font-name="游ゴシック" officeooo:paragraph-rsid="0171b371" style:font-name-asian="游ゴシック" fo:hyphenate="false" fo:hyphenation-remain-char-count="2" fo:hyphenation-push-char-count="2" loext:hyphenation-no-caps="false" loext:hyphenation-no-last-word="false" loext:hyphenation-word-char-count="no-limit" loext:hyphenation-zone="no-limit"/>
    </style:style>
    <style:style style:name="P749" style:family="paragraph" style:parent-style-name="Heading_20_3" style:list-style-name="">
      <style:paragraph-properties fo:text-align="justify" style:justify-single-word="false" fo:orphans="0" fo:widows="0" fo:hyphenation-ladder-count="no-limit"/>
      <style:text-properties style:font-name="游ゴシック" officeooo:paragraph-rsid="00bd71ed" style:font-name-asian="游ゴシック" fo:hyphenate="false" fo:hyphenation-remain-char-count="2" fo:hyphenation-push-char-count="2" loext:hyphenation-no-caps="false" loext:hyphenation-no-last-word="false" loext:hyphenation-word-char-count="no-limit" loext:hyphenation-zone="no-limit"/>
    </style:style>
    <style:style style:name="P750" style:family="paragraph" style:parent-style-name="Heading_20_3" style:list-style-name="">
      <style:paragraph-properties fo:text-align="justify" style:justify-single-word="false" fo:orphans="0" fo:widows="0" fo:hyphenation-ladder-count="no-limit"/>
      <style:text-properties style:font-name="游ゴシック" officeooo:paragraph-rsid="0171729c" style:font-name-asian="游ゴシック" fo:hyphenate="false" fo:hyphenation-remain-char-count="2" fo:hyphenation-push-char-count="2" loext:hyphenation-no-caps="false" loext:hyphenation-no-last-word="false" loext:hyphenation-word-char-count="no-limit" loext:hyphenation-zone="no-limit"/>
    </style:style>
    <style:style style:name="P751" style:family="paragraph" style:parent-style-name="Heading_20_3" style:list-style-name="">
      <style:paragraph-properties fo:text-align="justify" style:justify-single-word="false" fo:orphans="0" fo:widows="0" fo:hyphenation-ladder-count="no-limit"/>
      <style:text-properties style:font-name="游ゴシック" officeooo:paragraph-rsid="019c65e8" style:font-name-asian="游ゴシック" fo:hyphenate="false" fo:hyphenation-remain-char-count="2" fo:hyphenation-push-char-count="2" loext:hyphenation-no-caps="false" loext:hyphenation-no-last-word="false" loext:hyphenation-word-char-count="no-limit" loext:hyphenation-zone="no-limit"/>
    </style:style>
    <style:style style:name="P752" style:family="paragraph" style:parent-style-name="Heading_20_3" style:list-style-name="">
      <style:paragraph-properties fo:text-align="justify" style:justify-single-word="false" fo:orphans="0" fo:widows="0" fo:hyphenation-ladder-count="no-limit"/>
      <style:text-properties style:font-name="游ゴシック" officeooo:paragraph-rsid="01a8d643" style:font-name-asian="游ゴシック" fo:hyphenate="false" fo:hyphenation-remain-char-count="2" fo:hyphenation-push-char-count="2" loext:hyphenation-no-caps="false" loext:hyphenation-no-last-word="false" loext:hyphenation-word-char-count="no-limit" loext:hyphenation-zone="no-limit"/>
    </style:style>
    <style:style style:name="P753" style:family="paragraph" style:parent-style-name="Heading_20_3" style:list-style-name="">
      <style:paragraph-properties fo:text-align="justify" style:justify-single-word="false" fo:orphans="0" fo:widows="0" fo:hyphenation-ladder-count="no-limit"/>
      <style:text-properties style:font-name="游ゴシック" officeooo:paragraph-rsid="009448a0" style:font-name-asian="游ゴシック" fo:hyphenate="false" fo:hyphenation-remain-char-count="2" fo:hyphenation-push-char-count="2" loext:hyphenation-no-caps="false" loext:hyphenation-no-last-word="false" loext:hyphenation-word-char-count="no-limit" loext:hyphenation-zone="no-limit"/>
    </style:style>
    <style:style style:name="P754" style:family="paragraph" style:parent-style-name="Heading_20_3" style:list-style-name="">
      <style:paragraph-properties fo:text-align="justify" style:justify-single-word="false" fo:orphans="0" fo:widows="0" fo:hyphenation-ladder-count="no-limit"/>
      <style:text-properties style:font-name="游ゴシック" officeooo:paragraph-rsid="001f02fd" style:font-name-asian="游ゴシック" fo:hyphenate="false" fo:hyphenation-remain-char-count="2" fo:hyphenation-push-char-count="2" loext:hyphenation-no-caps="false" loext:hyphenation-no-last-word="false" loext:hyphenation-word-char-count="no-limit" loext:hyphenation-zone="no-limit"/>
    </style:style>
    <style:style style:name="P755" style:family="paragraph" style:parent-style-name="Heading_20_3">
      <style:paragraph-properties fo:text-align="justify" style:justify-single-word="false" fo:orphans="0" fo:widows="0" fo:hyphenation-ladder-count="no-limit"/>
      <style:text-properties style:font-name="游ゴシック" officeooo:paragraph-rsid="0178ee1e" style:font-name-asian="游ゴシック" fo:hyphenate="false" fo:hyphenation-remain-char-count="2" fo:hyphenation-push-char-count="2" loext:hyphenation-no-caps="false" loext:hyphenation-no-last-word="false" loext:hyphenation-word-char-count="no-limit" loext:hyphenation-zone="no-limit"/>
    </style:style>
    <style:style style:name="P756" style:family="paragraph" style:parent-style-name="Heading_20_3">
      <style:paragraph-properties fo:text-align="justify" style:justify-single-word="false" fo:orphans="0" fo:widows="0" fo:hyphenation-ladder-count="no-limit"/>
      <style:text-properties style:font-name="游ゴシック" officeooo:paragraph-rsid="005e94ef" style:font-name-asian="游ゴシック" fo:hyphenate="false" fo:hyphenation-remain-char-count="2" fo:hyphenation-push-char-count="2" loext:hyphenation-no-caps="false" loext:hyphenation-no-last-word="false" loext:hyphenation-word-char-count="no-limit" loext:hyphenation-zone="no-limit"/>
    </style:style>
    <style:style style:name="P757" style:family="paragraph" style:parent-style-name="Heading_20_3">
      <style:paragraph-properties>
        <style:tab-stops>
          <style:tab-stop style:position="0cm"/>
        </style:tab-stops>
      </style:paragraph-properties>
      <style:text-properties style:font-name="游ゴシック" style:font-name-asian="游ゴシック"/>
    </style:style>
    <style:style style:name="P758" style:family="paragraph" style:parent-style-name="Heading_20_3">
      <style:text-properties style:font-name="游ゴシック" style:font-name-asian="游ゴシック"/>
    </style:style>
    <style:style style:name="P759" style:family="paragraph" style:parent-style-name="Heading_20_3">
      <style:text-properties style:font-name="游ゴシック" officeooo:paragraph-rsid="00a2d96c" style:font-name-asian="游ゴシック" style:language-asian="ja" style:country-asian="JP"/>
    </style:style>
    <style:style style:name="P760" style:family="paragraph" style:parent-style-name="Heading_20_3" style:list-style-name="">
      <style:paragraph-properties fo:text-align="justify" style:justify-single-word="false" fo:orphans="0" fo:widows="0" fo:hyphenation-ladder-count="no-limit"/>
      <style:text-properties style:font-name="游ゴシック" officeooo:paragraph-rsid="016d8255"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1" style:family="paragraph" style:parent-style-name="Heading_20_3" style:list-style-name="">
      <style:paragraph-properties fo:text-align="justify" style:justify-single-word="false" fo:orphans="0" fo:widows="0" fo:hyphenation-ladder-count="no-limit"/>
      <style:text-properties style:font-name="游ゴシック" officeooo:paragraph-rsid="00a7b48e"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2" style:family="paragraph" style:parent-style-name="Heading_20_3" style:list-style-name="">
      <style:paragraph-properties fo:text-align="justify" style:justify-single-word="false" fo:orphans="0" fo:widows="0" fo:hyphenation-ladder-count="no-limit"/>
      <style:text-properties style:font-name="游ゴシック" officeooo:paragraph-rsid="0122ae6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3" style:family="paragraph" style:parent-style-name="Heading_20_3" style:list-style-name="">
      <style:paragraph-properties fo:text-align="justify" style:justify-single-word="false" fo:orphans="0" fo:widows="0" fo:hyphenation-ladder-count="no-limit"/>
      <style:text-properties style:font-name="游ゴシック" officeooo:paragraph-rsid="00842341"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4" style:family="paragraph" style:parent-style-name="Heading_20_3" style:list-style-name="">
      <style:paragraph-properties fo:text-align="justify" style:justify-single-word="false" fo:orphans="0" fo:widows="0" fo:hyphenation-ladder-count="no-limit"/>
      <style:text-properties style:font-name="游ゴシック" officeooo:paragraph-rsid="003da1a2"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5" style:family="paragraph" style:parent-style-name="Heading_20_3" style:list-style-name="">
      <style:paragraph-properties fo:text-align="justify" style:justify-single-word="false" fo:orphans="0" fo:widows="0" fo:hyphenation-ladder-count="no-limit"/>
      <style:text-properties style:font-name="游ゴシック" officeooo:paragraph-rsid="0071a7c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6" style:family="paragraph" style:parent-style-name="Heading_20_3" style:list-style-name="">
      <style:paragraph-properties fo:text-align="justify" style:justify-single-word="false" fo:orphans="0" fo:widows="0" fo:hyphenation-ladder-count="no-limit"/>
      <style:text-properties style:font-name="游ゴシック" officeooo:paragraph-rsid="01be07c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7" style:family="paragraph" style:parent-style-name="Heading_20_3" style:list-style-name="">
      <style:paragraph-properties fo:text-align="justify" style:justify-single-word="false" fo:orphans="0" fo:widows="0" fo:hyphenation-ladder-count="no-limit"/>
      <style:text-properties style:font-name="游ゴシック" officeooo:paragraph-rsid="009d663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8" style:family="paragraph" style:parent-style-name="Heading_20_3" style:list-style-name="">
      <style:paragraph-properties fo:text-align="justify" style:justify-single-word="false" fo:orphans="0" fo:widows="0" fo:hyphenation-ladder-count="no-limit"/>
      <style:text-properties style:font-name="游ゴシック" officeooo:paragraph-rsid="0055ef95"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9" style:family="paragraph" style:parent-style-name="Heading_20_3" style:list-style-name="">
      <style:paragraph-properties fo:text-align="justify" style:justify-single-word="false" fo:orphans="0" fo:widows="0" fo:hyphenation-ladder-count="no-limit"/>
      <style:text-properties style:font-name="游ゴシック" officeooo:paragraph-rsid="006efcd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0" style:family="paragraph" style:parent-style-name="Heading_20_3" style:list-style-name="">
      <style:paragraph-properties fo:text-align="justify" style:justify-single-word="false" fo:orphans="0" fo:widows="0" fo:hyphenation-ladder-count="no-limit"/>
      <style:text-properties style:font-name="游ゴシック" officeooo:paragraph-rsid="0127db48"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1" style:family="paragraph" style:parent-style-name="Heading_20_3" style:list-style-name="">
      <style:paragraph-properties fo:text-align="justify" style:justify-single-word="false" fo:orphans="0" fo:widows="0" fo:hyphenation-ladder-count="no-limit"/>
      <style:text-properties style:font-name="游ゴシック" officeooo:paragraph-rsid="012f6ba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2" style:family="paragraph" style:parent-style-name="Heading_20_3" style:list-style-name="">
      <style:paragraph-properties fo:text-align="justify" style:justify-single-word="false" fo:orphans="0" fo:widows="0" fo:hyphenation-ladder-count="no-limit"/>
      <style:text-properties style:font-name="游ゴシック" officeooo:paragraph-rsid="0130dc35"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3" style:family="paragraph" style:parent-style-name="Heading_20_3" style:list-style-name="">
      <style:paragraph-properties fo:text-align="justify" style:justify-single-word="false" fo:orphans="0" fo:widows="0" fo:hyphenation-ladder-count="no-limit"/>
      <style:text-properties style:font-name="游ゴシック" officeooo:paragraph-rsid="012e4bf8"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4" style:family="paragraph" style:parent-style-name="Heading_20_3" style:list-style-name="">
      <style:paragraph-properties fo:text-align="justify" style:justify-single-word="false" fo:orphans="0" fo:widows="0" fo:hyphenation-ladder-count="no-limit"/>
      <style:text-properties style:font-name="游ゴシック" officeooo:paragraph-rsid="006c49af"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5" style:family="paragraph" style:parent-style-name="Heading_20_3" style:list-style-name="">
      <style:paragraph-properties fo:text-align="justify" style:justify-single-word="false" fo:orphans="0" fo:widows="0" fo:hyphenation-ladder-count="no-limit"/>
      <style:text-properties style:font-name="游ゴシック" officeooo:paragraph-rsid="009f51ff"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6" style:family="paragraph" style:parent-style-name="Heading_20_3" style:list-style-name="">
      <style:paragraph-properties fo:text-align="justify" style:justify-single-word="false" fo:orphans="0" fo:widows="0" fo:hyphenation-ladder-count="no-limit"/>
      <style:text-properties style:font-name="游ゴシック" officeooo:paragraph-rsid="0169fbcc"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7" style:family="paragraph" style:parent-style-name="Heading_20_3" style:list-style-name="">
      <style:paragraph-properties fo:text-align="justify" style:justify-single-word="false" fo:orphans="0" fo:widows="0" fo:hyphenation-ladder-count="no-limit"/>
      <style:text-properties style:font-name="游ゴシック" officeooo:paragraph-rsid="007cafe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8" style:family="paragraph" style:parent-style-name="Heading_20_3" style:list-style-name="">
      <style:paragraph-properties fo:text-align="justify" style:justify-single-word="false" fo:orphans="0" fo:widows="0" fo:hyphenation-ladder-count="no-limit"/>
      <style:text-properties style:font-name="游ゴシック" officeooo:paragraph-rsid="018a5b0f"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9" style:family="paragraph" style:parent-style-name="Heading_20_3" style:list-style-name="">
      <style:paragraph-properties fo:text-align="justify" style:justify-single-word="false" fo:orphans="0" fo:widows="0" fo:hyphenation-ladder-count="no-limit"/>
      <style:text-properties style:font-name="游ゴシック" officeooo:paragraph-rsid="0175cc9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0" style:family="paragraph" style:parent-style-name="Heading_20_3" style:list-style-name="">
      <style:paragraph-properties fo:text-align="justify" style:justify-single-word="false" fo:orphans="0" fo:widows="0" fo:hyphenation-ladder-count="no-limit"/>
      <style:text-properties style:font-name="游ゴシック" officeooo:paragraph-rsid="007f8ba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1" style:family="paragraph" style:parent-style-name="Heading_20_3" style:list-style-name="">
      <style:paragraph-properties fo:text-align="justify" style:justify-single-word="false" fo:orphans="0" fo:widows="0" fo:hyphenation-ladder-count="no-limit"/>
      <style:text-properties style:font-name="游ゴシック" officeooo:paragraph-rsid="018dd51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2" style:family="paragraph" style:parent-style-name="Heading_20_3" style:list-style-name="">
      <style:paragraph-properties fo:text-align="justify" style:justify-single-word="false" fo:orphans="0" fo:widows="0" fo:hyphenation-ladder-count="no-limit"/>
      <style:text-properties style:font-name="游ゴシック" officeooo:paragraph-rsid="0097330e"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3" style:family="paragraph" style:parent-style-name="Heading_20_3" style:list-style-name="">
      <style:paragraph-properties fo:text-align="justify" style:justify-single-word="false" fo:orphans="0" fo:widows="0" fo:hyphenation-ladder-count="no-limit"/>
      <style:text-properties style:font-name="游ゴシック" officeooo:paragraph-rsid="010f6ece"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4" style:family="paragraph" style:parent-style-name="Heading_20_3">
      <style:text-properties style:font-name="游ゴシック" officeooo:paragraph-rsid="01213ba2" style:font-name-asian="游ゴシック" style:language-asian="ja" style:country-asian="JP"/>
    </style:style>
    <style:style style:name="P785" style:family="paragraph" style:parent-style-name="Heading_20_3">
      <style:text-properties style:font-name="游ゴシック" officeooo:paragraph-rsid="012d2e22" style:font-name-asian="游ゴシック" style:language-asian="ja" style:country-asian="JP"/>
    </style:style>
    <style:style style:name="P786" style:family="paragraph" style:parent-style-name="Heading_20_3">
      <style:text-properties style:font-name="游ゴシック" officeooo:paragraph-rsid="00c47a2f" style:font-name-asian="游ゴシック" style:language-asian="ja" style:country-asian="JP"/>
    </style:style>
    <style:style style:name="P787" style:family="paragraph" style:parent-style-name="Heading_20_3">
      <style:text-properties style:font-name="游ゴシック" officeooo:paragraph-rsid="019d4580" style:font-name-asian="游ゴシック" style:language-asian="ja" style:country-asian="JP"/>
    </style:style>
    <style:style style:name="P788" style:family="paragraph" style:parent-style-name="Heading_20_3">
      <style:text-properties style:font-name="游ゴシック" officeooo:paragraph-rsid="0036c41a" style:font-name-asian="游ゴシック" style:language-asian="ja" style:country-asian="JP"/>
    </style:style>
    <style:style style:name="P789" style:family="paragraph" style:parent-style-name="Heading_20_3">
      <style:text-properties style:font-name="游ゴシック" officeooo:paragraph-rsid="00709b59" style:font-name-asian="游ゴシック" style:language-asian="ja" style:country-asian="JP"/>
    </style:style>
    <style:style style:name="P790" style:family="paragraph" style:parent-style-name="Heading_20_3">
      <style:text-properties style:font-name="游ゴシック" officeooo:rsid="00a5b737" officeooo:paragraph-rsid="00a72be1" style:font-name-asian="游ゴシック" style:language-asian="ja" style:country-asian="JP"/>
    </style:style>
    <style:style style:name="P791" style:family="paragraph" style:parent-style-name="Heading_20_3">
      <style:text-properties style:font-name="游ゴシック" officeooo:paragraph-rsid="010122e8" style:font-name-asian="游ゴシック" style:language-asian="ja" style:country-asian="JP"/>
    </style:style>
    <style:style style:name="P792" style:family="paragraph" style:parent-style-name="Heading_20_3" style:list-style-name="">
      <style:paragraph-properties fo:text-align="justify" style:justify-single-word="false" fo:orphans="0" fo:widows="0" fo:hyphenation-ladder-count="no-limit"/>
      <style:text-properties style:font-name="游ゴシック" officeooo:rsid="0071a7c3" officeooo:paragraph-rsid="0071a7c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93" style:family="paragraph" style:parent-style-name="Heading_20_3" style:list-style-name="">
      <style:paragraph-properties fo:text-align="justify" style:justify-single-word="false" fo:orphans="0" fo:widows="0" fo:hyphenation-ladder-count="no-limit"/>
      <style:text-properties style:font-name="游ゴシック" officeooo:rsid="007debb3" officeooo:paragraph-rsid="007debb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94" style:family="paragraph" style:parent-style-name="Heading_20_3">
      <style:text-properties style:font-name="游ゴシック" officeooo:paragraph-rsid="001f02fd" style:font-name-asian="游ゴシック" style:language-asian="ja" style:country-asian="JP"/>
    </style:style>
    <style:style style:name="P795" style:family="paragraph" style:parent-style-name="Heading_20_3">
      <style:text-properties style:font-name="游ゴシック" style:font-name-asian="游ゴシック" style:language-asian="ja" style:country-asian="JP"/>
    </style:style>
    <style:style style:name="P796" style:family="paragraph" style:parent-style-name="Heading_20_3">
      <style:text-properties style:font-name="游ゴシック" officeooo:paragraph-rsid="00cd1a56" style:font-name-asian="游ゴシック" style:language-asian="ja" style:country-asian="JP"/>
    </style:style>
    <style:style style:name="P797" style:family="paragraph" style:parent-style-name="Heading_20_3">
      <style:text-properties style:font-name="游ゴシック" officeooo:paragraph-rsid="018d6a76" style:font-name-asian="游ゴシック" style:language-asian="ja" style:country-asian="JP"/>
    </style:style>
    <style:style style:name="P798" style:family="paragraph" style:parent-style-name="Heading_20_3">
      <style:text-properties style:font-name="游ゴシック" officeooo:paragraph-rsid="010ac44d" style:font-name-asian="游ゴシック" style:language-asian="ja" style:country-asian="JP"/>
    </style:style>
    <style:style style:name="P799" style:family="paragraph" style:parent-style-name="Heading_20_3">
      <style:text-properties style:font-name="游ゴシック" officeooo:paragraph-rsid="010f6ece" style:font-name-asian="游ゴシック" style:language-asian="ja" style:country-asian="JP"/>
    </style:style>
    <style:style style:name="P800" style:family="paragraph" style:parent-style-name="Heading_20_3">
      <style:text-properties style:font-name="游ゴシック" officeooo:paragraph-rsid="00ca8229" style:font-name-asian="游ゴシック"/>
    </style:style>
    <style:style style:name="P801" style:family="paragraph" style:parent-style-name="Heading_20_3">
      <style:text-properties style:font-name="游ゴシック" officeooo:paragraph-rsid="007ce410" style:font-name-asian="游ゴシック"/>
    </style:style>
    <style:style style:name="P802" style:family="paragraph" style:parent-style-name="Heading_20_3">
      <style:text-properties style:font-name="游ゴシック" officeooo:paragraph-rsid="00181c4e" style:font-name-asian="游ゴシック"/>
    </style:style>
    <style:style style:name="P803" style:family="paragraph" style:parent-style-name="Heading_20_3">
      <style:text-properties style:font-name="游ゴシック" officeooo:paragraph-rsid="00767dd0" style:font-name-asian="游ゴシック"/>
    </style:style>
    <style:style style:name="P804" style:family="paragraph" style:parent-style-name="Heading_20_3">
      <style:text-properties style:font-name="游ゴシック" officeooo:paragraph-rsid="01a3cdb2" style:font-name-asian="游ゴシック"/>
    </style:style>
    <style:style style:name="P805" style:family="paragraph" style:parent-style-name="Heading_20_3">
      <style:text-properties style:font-name="游ゴシック" officeooo:paragraph-rsid="0076c1c0" style:font-name-asian="游ゴシック"/>
    </style:style>
    <style:style style:name="P806" style:family="paragraph" style:parent-style-name="Heading_20_3">
      <style:text-properties style:font-name="游ゴシック" officeooo:paragraph-rsid="003f7e4b" style:font-name-asian="游ゴシック"/>
    </style:style>
    <style:style style:name="P807" style:family="paragraph" style:parent-style-name="Heading_20_3">
      <style:text-properties style:font-name="游ゴシック" officeooo:paragraph-rsid="0175cc94" style:font-name-asian="游ゴシック"/>
    </style:style>
    <style:style style:name="P808" style:family="paragraph" style:parent-style-name="Heading_20_3">
      <style:text-properties style:font-name="游ゴシック" officeooo:paragraph-rsid="00c06d54" style:font-name-asian="游ゴシック"/>
    </style:style>
    <style:style style:name="P809" style:family="paragraph" style:parent-style-name="Heading_20_3">
      <style:text-properties style:font-name="游ゴシック" officeooo:paragraph-rsid="00c188f6" style:font-name-asian="游ゴシック"/>
    </style:style>
    <style:style style:name="P810" style:family="paragraph" style:parent-style-name="Heading_20_3">
      <style:text-properties style:font-name="游ゴシック" officeooo:paragraph-rsid="001f02fd" style:font-name-asian="游ゴシック"/>
    </style:style>
    <style:style style:name="P811" style:family="paragraph" style:parent-style-name="Heading_20_3">
      <style:text-properties style:font-name="游ゴシック" officeooo:paragraph-rsid="0110b931" style:font-name-asian="游ゴシック"/>
    </style:style>
    <style:style style:name="P812" style:family="paragraph" style:parent-style-name="Heading_20_3">
      <style:text-properties style:font-name="游ゴシック" officeooo:paragraph-rsid="00a96d05" style:font-name-asian="游ゴシック"/>
    </style:style>
    <style:style style:name="P813" style:family="paragraph" style:parent-style-name="Heading_20_3">
      <style:text-properties style:font-name="游ゴシック" officeooo:rsid="017ac129" officeooo:paragraph-rsid="017ac129" style:font-name-asian="游ゴシック"/>
    </style:style>
    <style:style style:name="P814" style:family="paragraph" style:parent-style-name="Heading_20_3">
      <style:text-properties style:font-name="游ゴシック" officeooo:paragraph-rsid="00403a64" style:font-name-asian="游ゴシック"/>
    </style:style>
    <style:style style:name="P815" style:family="paragraph" style:parent-style-name="Heading_20_3">
      <style:text-properties style:font-name="游ゴシック" officeooo:paragraph-rsid="00660667" style:font-name-asian="游ゴシック"/>
    </style:style>
    <style:style style:name="P816" style:family="paragraph" style:parent-style-name="Heading_20_3">
      <style:text-properties style:font-name="游ゴシック" officeooo:paragraph-rsid="0044d140" style:font-name-asian="游ゴシック"/>
    </style:style>
    <style:style style:name="P817" style:family="paragraph" style:parent-style-name="Heading_20_3">
      <style:text-properties style:font-name="游ゴシック" officeooo:paragraph-rsid="00bc89bb" style:font-name-asian="游ゴシック"/>
    </style:style>
    <style:style style:name="P818" style:family="paragraph" style:parent-style-name="Heading_20_3">
      <style:text-properties style:font-name="游ゴシック" officeooo:paragraph-rsid="00465a4c" style:font-name-asian="游ゴシック"/>
    </style:style>
    <style:style style:name="P819" style:family="paragraph" style:parent-style-name="Heading_20_3">
      <style:text-properties style:font-name="游ゴシック" officeooo:paragraph-rsid="011212c8" style:font-name-asian="游ゴシック"/>
    </style:style>
    <style:style style:name="P820" style:family="paragraph" style:parent-style-name="Heading_20_3">
      <style:text-properties style:font-name="游ゴシック" officeooo:paragraph-rsid="007debb3" style:font-name-asian="游ゴシック"/>
    </style:style>
    <style:style style:name="P821" style:family="paragraph" style:parent-style-name="Heading_20_3">
      <style:text-properties style:font-name="游ゴシック" officeooo:paragraph-rsid="00b847d5" style:font-name-asian="游ゴシック"/>
    </style:style>
    <style:style style:name="P822" style:family="paragraph" style:parent-style-name="Heading_20_3">
      <style:text-properties style:font-name="游ゴシック" officeooo:paragraph-rsid="0067eb03" style:font-name-asian="游ゴシック"/>
    </style:style>
    <style:style style:name="P823" style:family="paragraph" style:parent-style-name="Heading_20_3">
      <style:text-properties style:font-name="游ゴシック" officeooo:paragraph-rsid="018a5b0f" style:font-name-asian="游ゴシック"/>
    </style:style>
    <style:style style:name="P824" style:family="paragraph" style:parent-style-name="Heading_20_3">
      <style:text-properties style:font-name="游ゴシック" officeooo:paragraph-rsid="006d5c57" style:font-name-asian="游ゴシック"/>
    </style:style>
    <style:style style:name="P825" style:family="paragraph" style:parent-style-name="Heading_20_3">
      <style:text-properties style:font-name="游ゴシック" officeooo:paragraph-rsid="018bfb4e" style:font-name-asian="游ゴシック"/>
    </style:style>
    <style:style style:name="P826" style:family="paragraph" style:parent-style-name="Heading_20_3">
      <style:text-properties style:font-name="游ゴシック" officeooo:paragraph-rsid="004af2f3" style:font-name-asian="游ゴシック"/>
    </style:style>
    <style:style style:name="P827" style:family="paragraph" style:parent-style-name="Heading_20_3">
      <style:paragraph-properties fo:break-before="page"/>
      <style:text-properties officeooo:paragraph-rsid="01be07c9"/>
    </style:style>
    <style:style style:name="P828"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829" style:family="paragraph" style:parent-style-name="Standard" style:master-page-name="目次">
      <style:paragraph-properties fo:text-align="center" style:justify-single-word="false" style:page-number="1"/>
    </style:style>
    <style:style style:name="P830" style:family="paragraph" style:parent-style-name="Standard" style:list-style-name="WW8Num3">
      <style:paragraph-properties>
        <style:tab-stops>
          <style:tab-stop style:position="2.223cm"/>
        </style:tab-stops>
      </style:paragraph-properties>
      <style:text-properties style:font-name="游ゴシック" style:font-name-asian="游ゴシック"/>
    </style:style>
    <style:style style:name="P831" style:family="paragraph" style:parent-style-name="Standard" style:list-style-name="WW8Num4">
      <style:paragraph-properties>
        <style:tab-stops>
          <style:tab-stop style:position="2.223cm"/>
        </style:tab-stops>
      </style:paragraph-properties>
      <style:text-properties style:font-name="游ゴシック" style:font-name-asian="游ゴシック"/>
    </style:style>
    <style:style style:name="P832" style:family="paragraph" style:parent-style-name="Standard" style:list-style-name="WW8Num4">
      <style:paragraph-properties>
        <style:tab-stops>
          <style:tab-stop style:position="2.223cm"/>
        </style:tab-stops>
      </style:paragraph-properties>
      <style:text-properties style:font-name="游ゴシック" officeooo:paragraph-rsid="000b825e" style:font-name-asian="游ゴシック"/>
    </style:style>
    <style:style style:name="P833" style:family="paragraph" style:parent-style-name="Standard" style:list-style-name="WW8Num2">
      <style:paragraph-properties>
        <style:tab-stops>
          <style:tab-stop style:position="2.223cm"/>
        </style:tab-stops>
      </style:paragraph-properties>
      <style:text-properties style:font-name="游ゴシック" style:font-name-asian="游ゴシック"/>
    </style:style>
    <style:style style:name="P834" style:family="paragraph" style:parent-style-name="Standard" style:list-style-name="WW8Num5">
      <style:paragraph-properties>
        <style:tab-stops>
          <style:tab-stop style:position="2.223cm"/>
        </style:tab-stops>
      </style:paragraph-properties>
      <style:text-properties style:font-name="游ゴシック" style:font-name-asian="游ゴシック"/>
    </style:style>
    <style:style style:name="P835" style:family="paragraph" style:parent-style-name="Standard" style:list-style-name="L4">
      <style:paragraph-properties>
        <style:tab-stops>
          <style:tab-stop style:position="0cm"/>
        </style:tab-stops>
      </style:paragraph-properties>
      <style:text-properties style:font-name="游ゴシック" officeooo:paragraph-rsid="00d54860" style:font-name-asian="游ゴシック" style:language-asian="ja" style:country-asian="JP"/>
    </style:style>
    <style:style style:name="P836" style:family="paragraph" style:parent-style-name="Standard" style:list-style-name="L4">
      <style:paragraph-properties>
        <style:tab-stops>
          <style:tab-stop style:position="0cm"/>
        </style:tab-stops>
      </style:paragraph-properties>
      <style:text-properties style:font-name="游ゴシック" style:font-name-asian="游ゴシック" style:language-asian="ja" style:country-asian="JP"/>
    </style:style>
    <style:style style:name="P837" style:family="paragraph" style:parent-style-name="Standard" style:list-style-name="L8">
      <style:paragraph-properties>
        <style:tab-stops>
          <style:tab-stop style:position="0cm"/>
        </style:tab-stops>
      </style:paragraph-properties>
      <style:text-properties style:font-name="游ゴシック" style:font-name-asian="游ゴシック" style:language-asian="ja" style:country-asian="JP"/>
    </style:style>
    <style:style style:name="P838" style:family="paragraph" style:parent-style-name="Standard" style:list-style-name="L5">
      <style:text-properties style:font-name="游ゴシック" style:font-name-asian="游ゴシック" style:language-asian="ja" style:country-asian="JP"/>
    </style:style>
    <style:style style:name="P839" style:family="paragraph" style:parent-style-name="Standard" style:list-style-name="L7">
      <style:paragraph-properties fo:margin-left="1.482cm" fo:margin-right="0cm" fo:text-indent="0cm" style:auto-text-indent="false"/>
      <style:text-properties style:font-name="游ゴシック" style:font-name-asian="游ゴシック" style:language-asian="ja" style:country-asian="JP"/>
    </style:style>
    <style:style style:name="P840" style:family="paragraph" style:parent-style-name="Standard" style:list-style-name="">
      <style:paragraph-properties fo:text-align="justify" style:justify-single-word="false" fo:orphans="0" fo:widows="0" fo:hyphenation-ladder-count="no-limit"/>
      <style:text-properties style:font-name="游ゴシック" officeooo:paragraph-rsid="0129c48b"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41" style:family="paragraph" style:parent-style-name="Standard" style:list-style-name="">
      <style:paragraph-properties fo:text-align="justify" style:justify-single-word="false" fo:orphans="0" fo:widows="0" fo:hyphenation-ladder-count="no-limit"/>
      <style:text-properties style:font-name="游ゴシック" officeooo:paragraph-rsid="00b64b4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42" style:family="paragraph" style:parent-style-name="Standard" style:list-style-name="">
      <style:paragraph-properties fo:text-align="justify" style:justify-single-word="false" fo:orphans="0" fo:widows="0" fo:hyphenation-ladder-count="no-limit"/>
      <style:text-properties style:font-name="游ゴシック" officeooo:paragraph-rsid="0056e5e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43" style:family="paragraph" style:parent-style-name="Standard" style:list-style-name="L5">
      <style:text-properties style:font-name="游ゴシック" style:font-name-asian="游ゴシック"/>
    </style:style>
    <style:style style:name="P844" style:family="paragraph" style:parent-style-name="Standard" style:list-style-name="WW8Num5">
      <style:paragraph-properties>
        <style:tab-stops>
          <style:tab-stop style:position="2.223cm"/>
        </style:tab-stops>
      </style:paragraph-properties>
      <style:text-properties style:font-name="游ゴシック" officeooo:rsid="00bc89bb" officeooo:paragraph-rsid="00bc89bb" style:font-name-asian="游ゴシック"/>
    </style:style>
    <style:style style:name="P845" style:family="paragraph" style:parent-style-name="Standard" style:list-style-name="WW8Num5">
      <style:paragraph-properties>
        <style:tab-stops>
          <style:tab-stop style:position="2.223cm"/>
        </style:tab-stops>
      </style:paragraph-properties>
      <style:text-properties style:font-name="游ゴシック" officeooo:rsid="00bc89bb" officeooo:paragraph-rsid="0171b371" style:font-name-asian="游ゴシック"/>
    </style:style>
    <style:style style:name="P846" style:family="paragraph" style:parent-style-name="Standard" style:list-style-name="L6">
      <style:paragraph-properties fo:margin-left="1.482cm" fo:margin-right="0cm" fo:text-indent="0cm" style:auto-text-indent="false">
        <style:tab-stops>
          <style:tab-stop style:position="0cm"/>
        </style:tab-stops>
      </style:paragraph-properties>
      <style:text-properties style:font-name="游ゴシック" style:font-name-asian="游ゴシック"/>
    </style:style>
    <style:style style:name="P847" style:family="paragraph" style:parent-style-name="Standard" style:list-style-name="L1">
      <style:text-properties style:font-name="游ゴシック" style:font-name-asian="游ゴシック"/>
    </style:style>
    <style:style style:name="P848" style:family="paragraph" style:parent-style-name="Standard" style:list-style-name="">
      <style:paragraph-properties fo:text-align="justify" style:justify-single-word="false" fo:orphans="0" fo:widows="0" fo:hyphenation-ladder-count="no-limit"/>
      <style:text-properties style:font-name="游ゴシック" officeooo:paragraph-rsid="00976b48" style:font-name-asian="游ゴシック" fo:hyphenate="false" fo:hyphenation-remain-char-count="2" fo:hyphenation-push-char-count="2" loext:hyphenation-no-caps="false" loext:hyphenation-no-last-word="false" loext:hyphenation-word-char-count="no-limit" loext:hyphenation-zone="no-limit"/>
    </style:style>
    <style:style style:name="P849" style:family="paragraph" style:parent-style-name="Standard" style:list-style-name="">
      <style:paragraph-properties fo:text-align="justify" style:justify-single-word="false" fo:orphans="0" fo:widows="0" fo:hyphenation-ladder-count="no-limit"/>
      <style:text-properties style:font-name="游ゴシック" officeooo:paragraph-rsid="018a5b0f" style:font-name-asian="游ゴシック" fo:hyphenate="false" fo:hyphenation-remain-char-count="2" fo:hyphenation-push-char-count="2" loext:hyphenation-no-caps="false" loext:hyphenation-no-last-word="false" loext:hyphenation-word-char-count="no-limit" loext:hyphenation-zone="no-limit"/>
    </style:style>
    <style:style style:name="P850"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loext:hyphenation-no-last-word="false" loext:hyphenation-word-char-count="no-limit" loext:hyphenation-zone="no-limit"/>
    </style:style>
    <style:style style:name="P851"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loext:hyphenation-no-last-word="false" loext:hyphenation-word-char-count="no-limit" loext:hyphenation-zone="no-limit"/>
    </style:style>
    <style:style style:name="P852"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loext:hyphenation-no-last-word="false" loext:hyphenation-word-char-count="no-limit" loext:hyphenation-zone="no-limit"/>
    </style:style>
    <style:style style:name="P853" style:family="paragraph" style:parent-style-name="Table_20_Contents" style:list-style-name="L1">
      <style:paragraph-properties style:line-height-at-least="0cm"/>
      <style:text-properties style:font-name="游ゴシック" fo:font-style="normal" style:font-name-asian="游ゴシック" style:language-asian="ja" style:country-asian="JP" style:font-style-asian="normal" style:font-style-complex="normal"/>
    </style:style>
    <style:style style:name="P854" style:family="paragraph" style:parent-style-name="Table_20_Contents" style:list-style-name="L2">
      <style:paragraph-properties style:line-height-at-least="0cm"/>
      <style:text-properties style:font-name="游ゴシック" style:font-name-asian="游ゴシック" style:language-asian="ja" style:country-asian="JP"/>
    </style:style>
    <style:style style:name="P855" style:family="paragraph" style:parent-style-name="Table_20_Contents" style:list-style-name="L2">
      <style:paragraph-properties style:line-height-at-least="0cm"/>
      <style:text-properties style:font-name="游ゴシック" officeooo:paragraph-rsid="005e9464" style:font-name-asian="游ゴシック" style:language-asian="ja" style:country-asian="JP"/>
    </style:style>
    <style:style style:name="P856" style:family="paragraph" style:parent-style-name="Table_20_Contents" style:list-style-name="L3">
      <style:text-properties style:font-name="游ゴシック" style:font-name-asian="游ゴシック"/>
    </style:style>
    <style:style style:name="P857" style:family="paragraph" style:parent-style-name="Text_20_body" style:list-style-name="L3">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858" style:family="paragraph">
      <style:paragraph-properties fo:text-align="center"/>
    </style:style>
    <style:style style:name="P859" style:family="paragraph">
      <loext:graphic-properties draw:fill="none"/>
      <style:paragraph-properties fo:text-align="center"/>
    </style:style>
    <style:style style:name="P860" style:family="paragraph">
      <loext:graphic-properties draw:fill="none" draw:fill-color="#ffffff"/>
      <style:text-properties fo:font-size="8pt" style:font-size-asian="8pt" style:font-size-complex="8pt"/>
    </style:style>
    <style:style style:name="P861" style:family="paragraph">
      <style:paragraph-properties fo:text-align="justify"/>
    </style:style>
    <style:style style:name="P862" style:family="paragraph">
      <loext:graphic-properties draw:fill="none" draw:fill-color="#ffffff"/>
      <style:paragraph-properties fo:text-align="justify"/>
      <style:text-properties fo:font-size="8pt" style:font-size-asian="8pt" style:font-size-complex="8pt"/>
    </style:style>
    <style:style style:name="P863" style:family="paragraph">
      <loext:graphic-properties draw:fill="none"/>
    </style:style>
    <style:style style:name="P864" style:family="paragraph">
      <loext:graphic-properties draw:fill="none" draw:fill-color="#ffffff"/>
      <style:paragraph-properties fo:text-align="center"/>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d4ece" style:language-asian="ja" style:country-asian="JP"/>
    </style:style>
    <style:style style:name="T22" style:family="text">
      <style:text-properties officeooo:rsid="0119dcbe" style:language-asian="ja" style:country-asian="JP"/>
    </style:style>
    <style:style style:name="T23" style:family="text">
      <style:text-properties officeooo:rsid="011aea47" style:language-asian="ja" style:country-asian="JP"/>
    </style:style>
    <style:style style:name="T24" style:family="text">
      <style:text-properties officeooo:rsid="00c47a2f" style:language-asian="ja" style:country-asian="JP"/>
    </style:style>
    <style:style style:name="T25" style:family="text">
      <style:text-properties officeooo:rsid="00f32018" style:language-asian="ja" style:country-asian="JP"/>
    </style:style>
    <style:style style:name="T26" style:family="text">
      <style:text-properties officeooo:rsid="01677e7c" style:language-asian="ja" style:country-asian="JP"/>
    </style:style>
    <style:style style:name="T27" style:family="text">
      <style:text-properties officeooo:rsid="016cb7b7" style:language-asian="ja" style:country-asian="JP"/>
    </style:style>
    <style:style style:name="T28" style:family="text">
      <style:text-properties officeooo:rsid="00842341" style:language-asian="ja" style:country-asian="JP"/>
    </style:style>
    <style:style style:name="T29" style:family="text">
      <style:text-properties officeooo:rsid="0148bc5f" style:language-asian="ja" style:country-asian="JP"/>
    </style:style>
    <style:style style:name="T30" style:family="text">
      <style:text-properties officeooo:rsid="018a5b0f" style:language-asian="ja" style:country-asian="JP"/>
    </style:style>
    <style:style style:name="T31" style:family="text">
      <style:text-properties style:text-underline-style="none"/>
    </style:style>
    <style:style style:name="T32" style:family="text">
      <style:text-properties style:text-underline-style="none" style:language-asian="ja" style:country-asian="JP"/>
    </style:style>
    <style:style style:name="T33" style:family="text">
      <style:text-properties style:text-underline-style="none" officeooo:rsid="00a96d05"/>
    </style:style>
    <style:style style:name="T34" style:family="text">
      <style:text-properties style:text-underline-style="none" officeooo:rsid="010ac44d"/>
    </style:style>
    <style:style style:name="T35" style:family="text">
      <style:text-properties style:use-window-font-color="true" loext:opacity="0%" fo:font-size="10.5pt" fo:language="en" fo:country="US" fo:font-style="italic" officeooo:rsid="0141cd32" style:letter-kerning="true" style:font-size-asian="10.5pt" style:language-asian="ja" style:country-asian="JP" style:font-style-asian="italic" style:font-name-complex="Century" style:font-size-complex="12pt" style:language-complex="ar" style:country-complex="SA" style:font-style-complex="italic"/>
    </style:style>
    <style:style style:name="T36" style:family="text">
      <style:text-properties style:use-window-font-color="true" loext:opacity="0%" fo:font-size="10.5pt" fo:language="en" fo:country="US" fo:font-style="italic" officeooo:rsid="01428ffb" style:letter-kerning="true" style:font-size-asian="10.5pt" style:language-asian="ja" style:country-asian="JP" style:font-style-asian="italic" style:font-name-complex="Century" style:font-size-complex="12pt" style:language-complex="ar" style:country-complex="SA" style:font-style-complex="italic"/>
    </style:style>
    <style:style style:name="T37" style:family="text">
      <style:text-properties style:use-window-font-color="true" loext:opacity="0%" fo:font-size="10.5pt" fo:language="en" fo:country="US" fo:font-style="italic" officeooo:rsid="0146d8ed" style:letter-kerning="true"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loext:opacity="0%" fo:font-size="10.5pt" fo:language="en" fo:country="US" fo:font-style="italic" officeooo:rsid="014758d4" style:letter-kerning="true"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loext:opacity="0%" fo:font-size="10.5pt" fo:language="en" fo:country="US" fo:font-style="italic" officeooo:rsid="01481d62" style:letter-kerning="true"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loext:opacity="0%" fo:font-size="10.5pt" fo:language="en" fo:country="US" fo:font-style="italic" officeooo:rsid="0148bc5f" style:letter-kerning="true"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loext:opacity="0%" fo:font-size="10.5pt" fo:language="en" fo:country="US" style:text-underline-style="none" officeooo:rsid="01428ffb" style:letter-kerning="true" style:font-size-asian="10.5pt" style:language-asian="ja" style:country-asian="JP" style:font-name-complex="Century" style:font-size-complex="12pt" style:language-complex="ar" style:country-complex="SA"/>
    </style:style>
    <style:style style:name="T42" style:family="text">
      <style:text-properties style:use-window-font-color="true" loext:opacity="0%" fo:font-size="10.5pt" fo:language="en" fo:country="US" officeooo:rsid="01436d1a" style:letter-kerning="true" style:font-size-asian="10.5pt" style:font-name-complex="Century" style:font-size-complex="12pt" style:language-complex="ar" style:country-complex="SA"/>
    </style:style>
    <style:style style:name="T43" style:family="text">
      <style:text-properties style:use-window-font-color="true" loext:opacity="0%" fo:font-size="10.5pt" fo:language="en" fo:country="US" officeooo:rsid="0146d8ed" style:letter-kerning="true" style:font-size-asian="10.5pt" style:font-name-complex="Century" style:font-size-complex="12pt" style:language-complex="ar" style:country-complex="SA"/>
    </style:style>
    <style:style style:name="T44" style:family="text">
      <style:text-properties style:use-window-font-color="true" loext:opacity="0%" fo:font-size="10.5pt" fo:language="en" fo:country="US" officeooo:rsid="0146d8ed" style:letter-kerning="true" style:font-size-asian="10.5pt" style:language-asian="ja" style:country-asian="JP" style:font-name-complex="Century" style:font-size-complex="12pt" style:language-complex="ar" style:country-complex="SA"/>
    </style:style>
    <style:style style:name="T45" style:family="text">
      <style:text-properties style:use-window-font-color="true" loext:opacity="0%" fo:font-size="10.5pt" fo:language="en" fo:country="US" officeooo:rsid="0148bc5f" style:letter-kerning="true" style:font-size-asian="10.5pt" style:language-asian="ja" style:country-asian="JP" style:font-name-complex="Century" style:font-size-complex="12pt" style:language-complex="ar" style:country-complex="SA"/>
    </style:style>
    <style:style style:name="T46" style:family="text">
      <style:text-properties style:use-window-font-color="true" loext:opacity="0%" fo:font-size="10.5pt" fo:language="en" fo:country="US" officeooo:rsid="013d73aa" style:letter-kerning="true" style:font-size-asian="10.5pt" style:language-asian="ja" style:country-asian="JP" style:font-name-complex="Century" style:font-size-complex="12pt" style:language-complex="ar" style:country-complex="SA"/>
    </style:style>
    <style:style style:name="T47" style:family="text">
      <style:text-properties style:use-window-font-color="true" loext:opacity="0%" style:font-name="游ゴシック" style:text-underline-style="none" style:font-name-asian="游ゴシック"/>
    </style:style>
    <style:style style:name="T48" style:family="text">
      <style:text-properties style:use-window-font-color="true" loext:opacity="0%" style:font-name="游ゴシック" style:text-underline-style="none" officeooo:rsid="008f4ba2" style:font-name-asian="游ゴシック"/>
    </style:style>
    <style:style style:name="T49" style:family="text">
      <style:text-properties style:use-window-font-color="true" loext:opacity="0%" style:font-name="游ゴシック" style:text-underline-style="none" officeooo:rsid="008f4ba2" style:font-name-asian="游ゴシック" style:font-name-complex="Arial"/>
    </style:style>
    <style:style style:name="T50" style:family="text">
      <style:text-properties style:use-window-font-color="true" loext:opacity="0%" style:font-name="游ゴシック" style:text-underline-style="none" officeooo:rsid="01361fa0" style:font-name-asian="游ゴシック"/>
    </style:style>
    <style:style style:name="T51" style:family="text">
      <style:text-properties style:use-window-font-color="true" loext:opacity="0%" style:font-name="游ゴシック" style:text-underline-style="none" officeooo:rsid="008f4ba2" style:font-name-asian="游ゴシック" style:language-asian="ja" style:country-asian="JP"/>
    </style:style>
    <style:style style:name="T52" style:family="text">
      <style:text-properties style:use-window-font-color="true" loext:opacity="0%" style:font-name="游ゴシック" style:text-underline-style="none" officeooo:rsid="0096c460" style:font-name-asian="游ゴシック" style:language-asian="ja" style:country-asian="JP"/>
    </style:style>
    <style:style style:name="T53" style:family="text">
      <style:text-properties style:use-window-font-color="true" loext:opacity="0%" style:font-name="游ゴシック" style:text-underline-style="none" officeooo:rsid="00972a7f" style:font-name-asian="游ゴシック" style:language-asian="ja" style:country-asian="JP"/>
    </style:style>
    <style:style style:name="T54" style:family="text">
      <style:text-properties fo:font-style="italic" style:font-style-asian="italic" style:font-style-complex="italic"/>
    </style:style>
    <style:style style:name="T55" style:family="text">
      <style:text-properties fo:font-style="italic" officeooo:rsid="0055ef95" style:font-style-asian="italic" style:font-style-complex="italic"/>
    </style:style>
    <style:style style:name="T56" style:family="text">
      <style:text-properties fo:font-style="italic" officeooo:rsid="005f2b63" style:font-style-asian="italic" style:font-style-complex="italic"/>
    </style:style>
    <style:style style:name="T57" style:family="text">
      <style:text-properties fo:font-style="italic" officeooo:rsid="006c49af" style:font-style-asian="italic" style:font-style-complex="italic"/>
    </style:style>
    <style:style style:name="T58" style:family="text">
      <style:text-properties fo:font-style="italic" officeooo:rsid="006efcd4" style:font-style-asian="italic" style:font-style-complex="italic"/>
    </style:style>
    <style:style style:name="T59" style:family="text">
      <style:text-properties fo:font-style="italic" officeooo:rsid="00709b59" style:font-style-asian="italic" style:font-style-complex="italic"/>
    </style:style>
    <style:style style:name="T60" style:family="text">
      <style:text-properties fo:font-style="italic" officeooo:rsid="00710d15" style:font-style-asian="italic" style:font-style-complex="italic"/>
    </style:style>
    <style:style style:name="T61" style:family="text">
      <style:text-properties fo:font-style="italic" officeooo:rsid="0071a7c3" style:font-style-asian="italic" style:font-style-complex="italic"/>
    </style:style>
    <style:style style:name="T62" style:family="text">
      <style:text-properties fo:font-style="italic" officeooo:rsid="0072fa55" style:font-style-asian="italic" style:font-style-complex="italic"/>
    </style:style>
    <style:style style:name="T63" style:family="text">
      <style:text-properties fo:font-style="italic" officeooo:rsid="00767dd0" style:font-style-asian="italic" style:font-style-complex="italic"/>
    </style:style>
    <style:style style:name="T64" style:family="text">
      <style:text-properties fo:font-style="italic" officeooo:rsid="0076c1c0" style:font-style-asian="italic" style:font-style-complex="italic"/>
    </style:style>
    <style:style style:name="T65" style:family="text">
      <style:text-properties fo:font-style="italic" officeooo:rsid="007debb3" style:font-style-asian="italic" style:font-style-complex="italic"/>
    </style:style>
    <style:style style:name="T66" style:family="text">
      <style:text-properties fo:font-style="italic" officeooo:rsid="0083db2e" style:font-style-asian="italic" style:font-style-complex="italic"/>
    </style:style>
    <style:style style:name="T67" style:family="text">
      <style:text-properties fo:font-style="italic" officeooo:rsid="008f4ba2" style:font-style-asian="italic" style:font-style-complex="italic"/>
    </style:style>
    <style:style style:name="T68" style:family="text">
      <style:text-properties fo:font-style="italic" officeooo:rsid="00956c8f" style:font-style-asian="italic" style:font-style-complex="italic"/>
    </style:style>
    <style:style style:name="T69" style:family="text">
      <style:text-properties fo:font-style="italic" officeooo:rsid="0095fee2" style:font-style-asian="italic" style:font-style-complex="italic"/>
    </style:style>
    <style:style style:name="T70" style:family="text">
      <style:text-properties fo:font-style="italic" officeooo:rsid="0097330e" style:font-style-asian="italic" style:font-style-complex="italic"/>
    </style:style>
    <style:style style:name="T71" style:family="text">
      <style:text-properties fo:font-style="italic" officeooo:rsid="00976b48" style:font-style-asian="italic" style:font-style-complex="italic"/>
    </style:style>
    <style:style style:name="T72" style:family="text">
      <style:text-properties fo:font-style="italic" officeooo:rsid="00a0b2f3" style:font-style-asian="italic" style:font-style-complex="italic"/>
    </style:style>
    <style:style style:name="T73" style:family="text">
      <style:text-properties fo:font-style="italic" officeooo:rsid="00a2d96c" style:font-style-asian="italic" style:font-style-complex="italic"/>
    </style:style>
    <style:style style:name="T74" style:family="text">
      <style:text-properties fo:font-style="italic" officeooo:rsid="00a5b737" style:font-style-asian="italic" style:font-style-complex="italic"/>
    </style:style>
    <style:style style:name="T75" style:family="text">
      <style:text-properties fo:font-style="italic" officeooo:rsid="00a7b48e" style:font-style-asian="italic" style:font-style-complex="italic"/>
    </style:style>
    <style:style style:name="T76" style:family="text">
      <style:text-properties fo:font-style="italic" officeooo:rsid="00c06d54" style:font-style-asian="italic" style:font-style-complex="italic"/>
    </style:style>
    <style:style style:name="T77" style:family="text">
      <style:text-properties fo:font-style="italic" officeooo:rsid="00c47a2f" style:font-style-asian="italic" style:font-style-complex="italic"/>
    </style:style>
    <style:style style:name="T78" style:family="text">
      <style:text-properties fo:font-style="italic" officeooo:rsid="00c5e591" style:font-style-asian="italic" style:font-style-complex="italic"/>
    </style:style>
    <style:style style:name="T79" style:family="text">
      <style:text-properties fo:font-style="italic" officeooo:rsid="00764715" style:font-style-asian="italic" style:font-style-complex="italic"/>
    </style:style>
    <style:style style:name="T80" style:family="text">
      <style:text-properties fo:font-style="italic" officeooo:rsid="00765671" style:font-style-asian="italic" style:font-style-complex="italic"/>
    </style:style>
    <style:style style:name="T81" style:family="text">
      <style:text-properties fo:font-style="italic" officeooo:rsid="006ac80d" style:font-style-asian="italic" style:font-style-complex="italic"/>
    </style:style>
    <style:style style:name="T82" style:family="text">
      <style:text-properties fo:font-style="italic" officeooo:rsid="00fd4ece" style:font-style-asian="italic" style:font-style-complex="italic"/>
    </style:style>
    <style:style style:name="T83" style:family="text">
      <style:text-properties fo:font-style="italic" officeooo:rsid="010288e7" style:font-style-asian="italic" style:font-style-complex="italic"/>
    </style:style>
    <style:style style:name="T84" style:family="text">
      <style:text-properties fo:font-style="italic" officeooo:rsid="010ac44d" style:font-style-asian="italic" style:font-style-complex="italic"/>
    </style:style>
    <style:style style:name="T85" style:family="text">
      <style:text-properties fo:font-style="italic" officeooo:rsid="010d8d90" style:font-style-asian="italic" style:font-style-complex="italic"/>
    </style:style>
    <style:style style:name="T86" style:family="text">
      <style:text-properties fo:font-style="italic" officeooo:rsid="01213ba2" style:font-style-asian="italic" style:font-style-complex="italic"/>
    </style:style>
    <style:style style:name="T87" style:family="text">
      <style:text-properties fo:font-style="italic" officeooo:rsid="0122a7de" style:font-style-asian="italic" style:font-style-complex="italic"/>
    </style:style>
    <style:style style:name="T88" style:family="text">
      <style:text-properties fo:font-style="italic" officeooo:rsid="01242055" style:font-style-asian="italic" style:font-style-complex="italic"/>
    </style:style>
    <style:style style:name="T89" style:family="text">
      <style:text-properties fo:font-style="italic" officeooo:rsid="012d2e22" style:font-style-asian="italic" style:font-style-complex="italic"/>
    </style:style>
    <style:style style:name="T90" style:family="text">
      <style:text-properties fo:font-style="italic" officeooo:rsid="01322548" style:font-style-asian="italic" style:font-style-complex="italic"/>
    </style:style>
    <style:style style:name="T91" style:family="text">
      <style:text-properties fo:font-style="italic" officeooo:rsid="0148bc5f" style:font-style-asian="italic" style:font-style-complex="italic"/>
    </style:style>
    <style:style style:name="T92" style:family="text">
      <style:text-properties fo:font-style="italic" officeooo:rsid="015b832d" style:font-style-asian="italic" style:font-style-complex="italic"/>
    </style:style>
    <style:style style:name="T93" style:family="text">
      <style:text-properties fo:font-style="italic" officeooo:rsid="0177eafa" style:font-style-asian="italic" style:font-style-complex="italic"/>
    </style:style>
    <style:style style:name="T94" style:family="text">
      <style:text-properties fo:font-style="italic" officeooo:rsid="0176f781" style:font-style-asian="italic" style:font-style-complex="italic"/>
    </style:style>
    <style:style style:name="T95" style:family="text">
      <style:text-properties fo:font-style="italic" officeooo:rsid="01797e1b" style:font-style-asian="italic" style:font-style-complex="italic"/>
    </style:style>
    <style:style style:name="T96" style:family="text">
      <style:text-properties fo:font-style="italic" officeooo:rsid="017ac129" style:font-style-asian="italic" style:font-style-complex="italic"/>
    </style:style>
    <style:style style:name="T97" style:family="text">
      <style:text-properties fo:font-style="italic" style:text-underline-style="none" style:font-style-asian="italic" style:font-style-complex="italic"/>
    </style:style>
    <style:style style:name="T98" style:family="text">
      <style:text-properties fo:font-style="italic" style:text-underline-style="none" officeooo:rsid="01797e1b" style:font-style-asian="italic" style:font-style-complex="italic"/>
    </style:style>
    <style:style style:name="T99" style:family="text">
      <style:text-properties fo:font-style="italic" style:text-underline-style="none" style:language-asian="ja" style:country-asian="JP" style:font-style-asian="italic" style:font-style-complex="italic"/>
    </style:style>
    <style:style style:name="T100" style:family="text">
      <style:text-properties fo:font-style="italic" style:language-asian="ja" style:country-asian="JP" style:font-style-asian="italic" style:font-style-complex="italic"/>
    </style:style>
    <style:style style:name="T101" style:family="text">
      <style:text-properties fo:font-style="italic" officeooo:rsid="00709b59" style:language-asian="ja" style:country-asian="JP" style:font-style-asian="italic" style:font-style-complex="italic"/>
    </style:style>
    <style:style style:name="T102" style:family="text">
      <style:text-properties fo:font-style="italic" officeooo:rsid="007debb3" style:language-asian="ja" style:country-asian="JP" style:font-style-asian="italic" style:font-style-complex="italic"/>
    </style:style>
    <style:style style:name="T103" style:family="text">
      <style:text-properties fo:font-style="italic" officeooo:rsid="008298dd" style:language-asian="ja" style:country-asian="JP" style:font-style-asian="italic" style:font-style-complex="italic"/>
    </style:style>
    <style:style style:name="T104" style:family="text">
      <style:text-properties fo:font-style="italic" officeooo:rsid="00c47a2f" style:language-asian="ja" style:country-asian="JP" style:font-style-asian="italic" style:font-style-complex="italic"/>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normal" style:font-style-asian="normal" style:font-style-complex="normal"/>
    </style:style>
    <style:style style:name="T107" style:family="text">
      <style:text-properties fo:font-style="normal" officeooo:rsid="0055ef95" style:font-style-asian="normal" style:font-style-complex="normal"/>
    </style:style>
    <style:style style:name="T108" style:family="text">
      <style:text-properties fo:font-style="normal" officeooo:rsid="0056e5e9" style:font-style-asian="normal" style:font-style-complex="normal"/>
    </style:style>
    <style:style style:name="T109" style:family="text">
      <style:text-properties fo:font-style="normal" officeooo:rsid="005e94ef" style:font-style-asian="normal" style:font-style-complex="normal"/>
    </style:style>
    <style:style style:name="T110" style:family="text">
      <style:text-properties fo:font-style="normal" officeooo:rsid="00709b59" style:font-style-asian="normal" style:font-style-complex="normal"/>
    </style:style>
    <style:style style:name="T111" style:family="text">
      <style:text-properties fo:font-style="normal" officeooo:rsid="0071a7c3" style:font-style-asian="normal" style:font-style-complex="normal"/>
    </style:style>
    <style:style style:name="T112" style:family="text">
      <style:text-properties fo:font-style="normal" officeooo:rsid="00856db9" style:font-style-asian="normal" style:font-style-complex="normal"/>
    </style:style>
    <style:style style:name="T113" style:family="text">
      <style:text-properties fo:font-style="normal" officeooo:rsid="00976b48" style:font-style-asian="normal" style:font-style-complex="normal"/>
    </style:style>
    <style:style style:name="T114" style:family="text">
      <style:text-properties fo:font-style="normal" officeooo:rsid="00a0b2f3" style:font-style-asian="normal" style:font-style-complex="normal"/>
    </style:style>
    <style:style style:name="T115" style:family="text">
      <style:text-properties fo:font-style="normal" officeooo:rsid="00a2d96c" style:font-style-asian="normal" style:font-style-complex="normal"/>
    </style:style>
    <style:style style:name="T116" style:family="text">
      <style:text-properties fo:font-style="normal" officeooo:rsid="00a5b737" style:font-style-asian="normal" style:font-style-complex="normal"/>
    </style:style>
    <style:style style:name="T117" style:family="text">
      <style:text-properties fo:font-style="normal" officeooo:rsid="00a7b48e" style:font-style-asian="normal" style:font-style-complex="normal"/>
    </style:style>
    <style:style style:name="T118" style:family="text">
      <style:text-properties fo:font-style="normal" officeooo:rsid="00c5e591" style:font-style-asian="normal" style:font-style-complex="normal"/>
    </style:style>
    <style:style style:name="T119" style:family="text">
      <style:text-properties fo:font-style="normal" officeooo:rsid="00c47a2f" style:font-style-asian="normal" style:font-style-complex="normal"/>
    </style:style>
    <style:style style:name="T120" style:family="text">
      <style:text-properties fo:font-style="normal" officeooo:rsid="010f6ece" style:font-style-asian="normal" style:font-style-complex="normal"/>
    </style:style>
    <style:style style:name="T121" style:family="text">
      <style:text-properties fo:font-style="normal" officeooo:rsid="012d2e22" style:font-style-asian="normal" style:font-style-complex="normal"/>
    </style:style>
    <style:style style:name="T122" style:family="text">
      <style:text-properties fo:font-style="normal" officeooo:rsid="0068e1b1" style:font-style-asian="normal" style:font-style-complex="normal"/>
    </style:style>
    <style:style style:name="T123" style:family="text">
      <style:text-properties fo:font-style="normal" officeooo:rsid="016618e5" style:font-style-asian="normal" style:font-style-complex="normal"/>
    </style:style>
    <style:style style:name="T124" style:family="text">
      <style:text-properties fo:font-style="normal" officeooo:rsid="0189f04a" style:font-style-asian="normal" style:font-style-complex="normal"/>
    </style:style>
    <style:style style:name="T125" style:family="text">
      <style:text-properties fo:font-style="normal" officeooo:rsid="018d6a76" style:font-style-asian="normal" style:font-style-complex="normal"/>
    </style:style>
    <style:style style:name="T126" style:family="text">
      <style:text-properties fo:font-style="normal" officeooo:rsid="019366ce" style:font-style-asian="normal" style:font-style-complex="normal"/>
    </style:style>
    <style:style style:name="T127" style:family="text">
      <style:text-properties fo:font-style="normal" style:language-asian="ja" style:country-asian="JP" style:font-style-asian="normal" style:font-style-complex="normal"/>
    </style:style>
    <style:style style:name="T128" style:family="text">
      <style:text-properties fo:font-style="normal" officeooo:rsid="00709b59" style:language-asian="ja" style:country-asian="JP" style:font-style-asian="normal" style:font-style-complex="normal"/>
    </style:style>
    <style:style style:name="T129" style:family="text">
      <style:text-properties fo:font-style="normal" officeooo:rsid="007aa931" style:language-asian="ja" style:country-asian="JP" style:font-style-asian="normal" style:font-style-complex="normal"/>
    </style:style>
    <style:style style:name="T130" style:family="text">
      <style:text-properties fo:font-style="normal" officeooo:rsid="008298dd" style:language-asian="ja" style:country-asian="JP" style:font-style-asian="normal" style:font-style-complex="normal"/>
    </style:style>
    <style:style style:name="T131" style:family="text">
      <style:text-properties fo:font-style="normal" officeooo:rsid="00c06d54" style:language-asian="ja" style:country-asian="JP" style:font-style-asian="normal" style:font-style-complex="normal"/>
    </style:style>
    <style:style style:name="T132" style:family="text">
      <style:text-properties fo:font-style="normal" officeooo:rsid="00c47a2f" style:language-asian="ja" style:country-asian="JP" style:font-style-asian="normal" style:font-style-complex="normal"/>
    </style:style>
    <style:style style:name="T133" style:family="text">
      <style:text-properties fo:font-style="normal" style:text-underline-style="none" officeooo:rsid="00709b59" style:font-style-asian="normal" style:font-style-complex="normal"/>
    </style:style>
    <style:style style:name="T134" style:family="text">
      <style:text-properties fo:font-weight="normal" style:font-weight-asian="normal" style:font-weight-complex="normal"/>
    </style:style>
    <style:style style:name="T135" style:family="text">
      <style:text-properties style:text-position="sub 58%" fo:font-style="italic" style:font-style-asian="italic" style:font-style-complex="italic"/>
    </style:style>
    <style:style style:name="T136" style:family="text">
      <style:text-properties style:text-position="sub 58%" fo:font-style="italic" officeooo:rsid="015b832d" style:font-style-asian="italic" style:font-style-complex="italic"/>
    </style:style>
    <style:style style:name="T137" style:family="text">
      <style:text-properties style:text-position="sub 58%" fo:font-style="italic" style:language-asian="ja" style:country-asian="JP" style:font-style-asian="italic" style:font-style-complex="italic"/>
    </style:style>
    <style:style style:name="T138" style:family="text">
      <style:text-properties style:text-position="sub 58%" fo:font-size="10.5pt" fo:font-style="italic" style:font-size-asian="10.5pt" style:font-style-asian="italic" style:font-style-complex="italic"/>
    </style:style>
    <style:style style:name="T139" style:family="text">
      <style:text-properties fo:color="#000000" loext:opacity="100%" style:text-underline-style="none"/>
    </style:style>
    <style:style style:name="T140" style:family="text">
      <style:text-properties fo:color="#000000" loext:opacity="100%" style:text-underline-style="none" officeooo:rsid="00877f37"/>
    </style:style>
    <style:style style:name="T141" style:family="text">
      <style:text-properties fo:color="#000000" loext:opacity="1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42" style:family="text">
      <style:text-properties fo:color="#000000" loext:opacity="1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43" style:family="text">
      <style:text-properties fo:color="#000000" loext:opacity="100%" style:font-name="Arial" fo:font-size="12pt" fo:language="en" fo:country="US" style:text-underline-style="none" officeooo:rsid="01715b13" style:letter-kerning="true" style:font-name-asian="Noto Serif CJK JP Medium" style:font-size-asian="12pt" style:language-asian="ja" style:country-asian="JP" style:font-name-complex="Century" style:font-size-complex="12pt" style:language-complex="ar" style:country-complex="SA"/>
    </style:style>
    <style:style style:name="T144" style:family="text">
      <style:text-properties fo:color="#000000" loext:opacity="100%" style:font-name="Arial" fo:font-size="12pt" fo:language="en" fo:country="US" style:text-underline-style="none" officeooo:rsid="01860db5" style:letter-kerning="true" style:font-name-asian="Noto Serif CJK JP Medium" style:font-size-asian="12pt" style:language-asian="ja" style:country-asian="JP" style:font-name-complex="Century" style:font-size-complex="12pt" style:language-complex="ar" style:country-complex="SA"/>
    </style:style>
    <style:style style:name="T145" style:family="text">
      <style:text-properties fo:color="#000000" loext:opacity="100%" style:font-name="Arial" fo:font-size="12pt" fo:language="en" fo:country="US" style:text-underline-style="none" officeooo:rsid="0095fee2" style:letter-kerning="true" style:font-name-asian="Noto Serif CJK JP Medium" style:font-size-asian="12pt" style:language-asian="ja" style:country-asian="JP" style:font-name-complex="Century" style:font-size-complex="12pt" style:language-complex="ar" style:country-complex="SA"/>
    </style:style>
    <style:style style:name="T146" style:family="text">
      <style:text-properties fo:color="#000000" loext:opacity="100%"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147" style:family="text">
      <style:text-properties fo:color="#000000" loext:opacity="100%" style:font-name="Arial" fo:font-size="12pt" fo:language="en" fo:country="US" style:text-underline-style="none" officeooo:rsid="0193023c" style:letter-kerning="true" style:font-name-asian="Noto Serif CJK JP Medium" style:font-size-asian="12pt" style:language-asian="ja" style:country-asian="JP" style:font-name-complex="Century" style:font-size-complex="12pt" style:language-complex="ar" style:country-complex="SA"/>
    </style:style>
    <style:style style:name="T148" style:family="text">
      <style:text-properties fo:color="#000000" loext:opacity="1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49" style:family="text">
      <style:text-properties fo:color="#000000" loext:opacity="100%" style:font-name="Arial" fo:font-size="10.5pt" fo:language="en" fo:country="US" style:text-underline-style="none" officeooo:rsid="01860db5" style:letter-kerning="true" style:font-name-asian="Noto Serif CJK JP Medium" style:font-size-asian="10.5pt" style:language-asian="ja" style:country-asian="JP" style:font-name-complex="Century" style:font-size-complex="12pt" style:language-complex="ar" style:country-complex="SA"/>
    </style:style>
    <style:style style:name="T150" style:family="text">
      <style:text-properties fo:color="#000000" loext:opacity="100%" style:font-name="Arial" fo:font-size="10.5pt" fo:language="en" fo:country="US" style:text-underline-style="none" officeooo:rsid="0193023c" style:letter-kerning="true" style:font-name-asian="Noto Serif CJK JP Medium" style:font-size-asian="10.5pt" style:language-asian="ja" style:country-asian="JP" style:font-name-complex="Century" style:font-size-complex="12pt" style:language-complex="ar" style:country-complex="SA"/>
    </style:style>
    <style:style style:name="T151" style:family="text">
      <style:text-properties fo:color="#000000" loext:opacity="100%" fo:font-size="10.5pt" fo:language="en" fo:country="US" style:text-underline-style="none" style:letter-kerning="true" style:font-size-asian="10.5pt" style:font-name-complex="Century" style:font-size-complex="12pt" style:language-complex="ar" style:country-complex="SA"/>
    </style:style>
    <style:style style:name="T152" style:family="text">
      <style:text-properties fo:color="#000000" loext:opacity="100%" fo:font-size="10.5pt" fo:language="en" fo:country="US" style:text-underline-style="none" officeooo:rsid="0171729c" style:letter-kerning="true" style:font-size-asian="10.5pt" style:font-name-complex="Century" style:font-size-complex="12pt" style:language-complex="ar" style:country-complex="SA"/>
    </style:style>
    <style:style style:name="T153" style:family="text">
      <style:text-properties fo:color="#000000" loext:opacity="100%" fo:font-size="10.5pt" fo:language="en" fo:country="US" style:text-underline-style="none" officeooo:rsid="0171b371" style:letter-kerning="true" style:font-size-asian="10.5pt" style:font-name-complex="Century" style:font-size-complex="12pt" style:language-complex="ar" style:country-complex="SA"/>
    </style:style>
    <style:style style:name="T154" style:family="text">
      <style:text-properties fo:color="#000000" loext:opacity="100%" fo:font-size="10.5pt" fo:language="en" fo:country="US" style:text-underline-style="none" officeooo:rsid="0178ee1e" style:letter-kerning="true" style:font-size-asian="10.5pt" style:font-name-complex="Century" style:font-size-complex="12pt" style:language-complex="ar" style:country-complex="SA"/>
    </style:style>
    <style:style style:name="T155" style:family="text">
      <style:text-properties fo:color="#000000" loext:opacity="100%" fo:font-size="10.5pt" fo:language="en" fo:country="US" style:text-underline-style="none" officeooo:rsid="00710d15" style:letter-kerning="true" style:font-size-asian="10.5pt" style:font-name-complex="Century" style:font-size-complex="12pt" style:language-complex="ar" style:country-complex="SA"/>
    </style:style>
    <style:style style:name="T156" style:family="text">
      <style:text-properties fo:color="#000000" loext:opacity="100%" fo:font-size="10.5pt" fo:language="en" fo:country="US" style:text-underline-style="none" officeooo:rsid="017f2cca" style:letter-kerning="true" style:font-size-asian="10.5pt" style:font-name-complex="Century" style:font-size-complex="12pt" style:language-complex="ar" style:country-complex="SA"/>
    </style:style>
    <style:style style:name="T157" style:family="text">
      <style:text-properties fo:color="#000000" loext:opacity="100%" fo:font-size="10.5pt" fo:language="en" fo:country="US" style:text-underline-style="none" officeooo:rsid="0148bc5f" style:letter-kerning="true" style:font-size-asian="10.5pt" style:font-name-complex="Century" style:font-size-complex="12pt" style:language-complex="ar" style:country-complex="SA"/>
    </style:style>
    <style:style style:name="T158" style:family="text">
      <style:text-properties fo:color="#000000" loext:opacity="100%" fo:font-size="10.5pt" fo:language="en" fo:country="US" style:text-underline-style="none" officeooo:rsid="018d6a76" style:letter-kerning="true" style:font-size-asian="10.5pt" style:font-name-complex="Century" style:font-size-complex="12pt" style:language-complex="ar" style:country-complex="SA"/>
    </style:style>
    <style:style style:name="T159" style:family="text">
      <style:text-properties fo:color="#000000" loext:opacity="100%" fo:font-size="10.5pt" fo:language="en" fo:country="US" style:text-underline-style="none" officeooo:rsid="018dd519" style:letter-kerning="true" style:font-size-asian="10.5pt" style:font-name-complex="Century" style:font-size-complex="12pt" style:language-complex="ar" style:country-complex="SA"/>
    </style:style>
    <style:style style:name="T160" style:family="text">
      <style:text-properties fo:color="#000000" loext:opacity="100%" fo:font-size="10.5pt" fo:language="en" fo:country="US" style:text-underline-style="none" officeooo:rsid="00bd71ed" style:letter-kerning="true" style:font-size-asian="10.5pt" style:font-name-complex="Century" style:font-size-complex="12pt" style:language-complex="ar" style:country-complex="SA"/>
    </style:style>
    <style:style style:name="T161" style:family="text">
      <style:text-properties fo:color="#000000" loext:opacity="100%" fo:font-size="10.5pt" fo:language="en" fo:country="US" style:text-underline-style="none" officeooo:rsid="010ac44d" style:letter-kerning="true" style:font-size-asian="10.5pt" style:font-name-complex="Century" style:font-size-complex="12pt" style:language-complex="ar" style:country-complex="SA"/>
    </style:style>
    <style:style style:name="T162" style:family="text">
      <style:text-properties fo:color="#000000" loext:opacity="100%" fo:font-size="10.5pt" fo:language="en" fo:country="US" style:text-underline-style="none" officeooo:rsid="01a3cdb2" style:letter-kerning="true" style:font-size-asian="10.5pt" style:font-name-complex="Century" style:font-size-complex="12pt" style:language-complex="ar" style:country-complex="SA"/>
    </style:style>
    <style:style style:name="T163" style:family="text">
      <style:text-properties fo:color="#000000" loext:opacity="100%" fo:font-size="10.5pt" fo:language="en" fo:country="US" style:text-underline-style="none" officeooo:rsid="0097330e" style:letter-kerning="true" style:font-size-asian="10.5pt" style:font-name-complex="Century" style:font-size-complex="12pt" style:language-complex="ar" style:country-complex="SA"/>
    </style:style>
    <style:style style:name="T164" style:family="text">
      <style:text-properties fo:color="#000000" loext:opacity="100%" fo:font-size="10.5pt" fo:language="en" fo:country="US" style:text-underline-style="none" officeooo:rsid="009448a0" style:letter-kerning="true" style:font-size-asian="10.5pt" style:font-name-complex="Century" style:font-size-complex="12pt" style:language-complex="ar" style:country-complex="SA"/>
    </style:style>
    <style:style style:name="T165" style:family="text">
      <style:text-properties fo:color="#000000" loext:opacity="100%" fo:font-size="10.5pt" fo:language="en" fo:country="US" style:text-underline-style="none" style:letter-kerning="true" style:font-size-asian="10.5pt" style:language-asian="ja" style:country-asian="JP" style:font-name-complex="Century" style:font-size-complex="12pt" style:language-complex="ar" style:country-complex="SA"/>
    </style:style>
    <style:style style:name="T166" style:family="text">
      <style:text-properties fo:color="#000000" loext:opacity="100%" fo:font-size="10.5pt" fo:language="en" fo:country="US" style:text-underline-style="none" officeooo:rsid="0176f781" style:letter-kerning="true" style:font-size-asian="10.5pt" style:language-asian="ja" style:country-asian="JP" style:font-name-complex="Century" style:font-size-complex="12pt" style:language-complex="ar" style:country-complex="SA"/>
    </style:style>
    <style:style style:name="T167" style:family="text">
      <style:text-properties fo:color="#000000" loext:opacity="100%" fo:font-size="10.5pt" fo:language="en" fo:country="US" style:text-underline-style="none" officeooo:rsid="00765671" style:letter-kerning="true" style:font-size-asian="10.5pt" style:language-asian="ja" style:country-asian="JP" style:font-name-complex="Century" style:font-size-complex="12pt" style:language-complex="ar" style:country-complex="SA"/>
    </style:style>
    <style:style style:name="T168" style:family="text">
      <style:text-properties fo:color="#000000" loext:opacity="100%" fo:font-size="10.5pt" fo:language="en" fo:country="US" style:text-underline-style="none" officeooo:rsid="0177eafa" style:letter-kerning="true" style:font-size-asian="10.5pt" style:language-asian="ja" style:country-asian="JP" style:font-name-complex="Century" style:font-size-complex="12pt" style:language-complex="ar" style:country-complex="SA"/>
    </style:style>
    <style:style style:name="T169" style:family="text">
      <style:text-properties fo:color="#000000" loext:opacity="100%" fo:font-size="10.5pt" fo:language="en" fo:country="US" style:text-underline-style="none" officeooo:rsid="018a5b0f" style:letter-kerning="true" style:font-size-asian="10.5pt" style:language-asian="ja" style:country-asian="JP" style:font-name-complex="Century" style:font-size-complex="12pt" style:language-complex="ar" style:country-complex="SA"/>
    </style:style>
    <style:style style:name="T170" style:family="text">
      <style:text-properties fo:color="#000000" loext:opacity="100%" fo:font-size="10.5pt" fo:language="en" fo:country="US" style:text-underline-style="none" officeooo:rsid="005e9464" style:letter-kerning="true" style:font-size-asian="10.5pt" style:language-asian="ja" style:country-asian="JP" style:font-name-complex="Century" style:font-size-complex="12pt" style:language-complex="ar" style:country-complex="SA"/>
    </style:style>
    <style:style style:name="T171" style:family="text">
      <style:text-properties fo:color="#000000" loext:opacity="100%" fo:font-size="10.5pt" fo:language="en" fo:country="US" style:text-underline-style="none" officeooo:rsid="006ac80d" style:letter-kerning="true" style:font-size-asian="10.5pt" style:language-asian="ja" style:country-asian="JP" style:font-name-complex="Century" style:font-size-complex="12pt" style:language-complex="ar" style:country-complex="SA"/>
    </style:style>
    <style:style style:name="T172" style:family="text">
      <style:text-properties fo:color="#000000" loext:opacity="100%" fo:font-size="10.5pt" fo:language="en" fo:country="US" style:text-underline-style="none" officeooo:rsid="0188bd0a" style:letter-kerning="true" style:font-size-asian="10.5pt" style:language-asian="ja" style:country-asian="JP" style:font-name-complex="Century" style:font-size-complex="12pt" style:language-complex="ar" style:country-complex="SA"/>
    </style:style>
    <style:style style:name="T173" style:family="text">
      <style:text-properties fo:color="#000000" loext:opacity="100%" fo:font-size="10.5pt" fo:language="en" fo:country="US" style:text-underline-style="none" officeooo:rsid="01577831" style:letter-kerning="true" style:font-size-asian="10.5pt" style:language-asian="ja" style:country-asian="JP" style:font-name-complex="Century" style:font-size-complex="12pt" style:language-complex="ar" style:country-complex="SA"/>
    </style:style>
    <style:style style:name="T174" style:family="text">
      <style:text-properties fo:color="#000000" loext:opacity="100%" fo:font-size="10.5pt" fo:language="en" fo:country="US" style:text-underline-style="none" officeooo:rsid="0095fee2" style:letter-kerning="true" style:font-size-asian="10.5pt" style:language-asian="ja" style:country-asian="JP" style:font-name-complex="Century" style:font-size-complex="12pt" style:language-complex="ar" style:country-complex="SA"/>
    </style:style>
    <style:style style:name="T175" style:family="text">
      <style:text-properties fo:color="#000000" loext:opacity="100%" fo:font-size="10.5pt" fo:language="en" fo:country="US" style:text-underline-style="none" officeooo:rsid="016cb7b7" style:letter-kerning="true" style:font-size-asian="10.5pt" style:language-asian="ja" style:country-asian="JP" style:font-name-complex="Century" style:font-size-complex="12pt" style:language-complex="ar" style:country-complex="SA"/>
    </style:style>
    <style:style style:name="T176" style:family="text">
      <style:text-properties fo:color="#000000" loext:opacity="100%" fo:font-size="10.5pt" fo:language="en" fo:country="US" style:text-underline-style="none" officeooo:rsid="006c49af" style:letter-kerning="true" style:font-size-asian="10.5pt" style:language-asian="ja" style:country-asian="JP" style:font-name-complex="Century" style:font-size-complex="12pt" style:language-complex="ar" style:country-complex="SA"/>
    </style:style>
    <style:style style:name="T177" style:family="text">
      <style:text-properties fo:color="#000000" loext:opacity="100%" fo:font-size="10.5pt" fo:language="en" fo:country="US" style:text-underline-style="none" officeooo:rsid="0178ee1e" style:letter-kerning="true" style:font-size-asian="10.5pt" style:language-asian="ja" style:country-asian="JP" style:font-name-complex="Century" style:font-size-complex="12pt" style:language-complex="ar" style:country-complex="SA"/>
    </style:style>
    <style:style style:name="T178" style:family="text">
      <style:text-properties fo:color="#000000" loext:opacity="100%" fo:font-size="10.5pt" fo:language="en" fo:country="US" style:text-underline-style="none" officeooo:rsid="007468d5" style:letter-kerning="true" style:font-size-asian="10.5pt" style:language-asian="ja" style:country-asian="JP" style:font-name-complex="Century" style:font-size-complex="12pt" style:language-complex="ar" style:country-complex="SA"/>
    </style:style>
    <style:style style:name="T179" style:family="text">
      <style:text-properties fo:color="#000000" loext:opacity="100%" fo:font-size="10.5pt" fo:language="en" fo:country="US" style:text-underline-style="none" officeooo:rsid="017ac129" style:letter-kerning="true" style:font-size-asian="10.5pt" style:language-asian="ja" style:country-asian="JP" style:font-name-complex="Century" style:font-size-complex="12pt" style:language-complex="ar" style:country-complex="SA"/>
    </style:style>
    <style:style style:name="T180" style:family="text">
      <style:text-properties fo:color="#000000" loext:opacity="100%" fo:font-size="10.5pt" fo:language="en" fo:country="US" style:text-underline-style="none" officeooo:rsid="016c093b" style:letter-kerning="true" style:font-size-asian="10.5pt" style:language-asian="ja" style:country-asian="JP" style:font-name-complex="Century" style:font-size-complex="12pt" style:language-complex="ar" style:country-complex="SA"/>
    </style:style>
    <style:style style:name="T181" style:family="text">
      <style:text-properties fo:color="#000000" loext:opacity="100%" fo:font-size="10.5pt" fo:language="en" fo:country="US" style:text-underline-style="none" officeooo:rsid="0171729c" style:letter-kerning="true" style:font-size-asian="10.5pt" style:language-asian="ja" style:country-asian="JP" style:font-name-complex="Century" style:font-size-complex="12pt" style:language-complex="ar" style:country-complex="SA"/>
    </style:style>
    <style:style style:name="T182" style:family="text">
      <style:text-properties fo:color="#000000" loext:opacity="100%" fo:font-size="10.5pt" fo:language="en" fo:country="US" style:text-underline-style="none" officeooo:rsid="019c65e8" style:letter-kerning="true" style:font-size-asian="10.5pt" style:language-asian="ja" style:country-asian="JP" style:font-name-complex="Century" style:font-size-complex="12pt" style:language-complex="ar" style:country-complex="SA"/>
    </style:style>
    <style:style style:name="T183" style:family="text">
      <style:text-properties fo:color="#000000" loext:opacity="100%" fo:font-size="10.5pt" fo:language="en" fo:country="US" style:text-underline-style="none" officeooo:rsid="010ac44d" style:letter-kerning="true" style:font-size-asian="10.5pt" style:language-asian="ja" style:country-asian="JP" style:font-name-complex="Century" style:font-size-complex="12pt" style:language-complex="ar" style:country-complex="SA"/>
    </style:style>
    <style:style style:name="T184" style:family="text">
      <style:text-properties fo:color="#000000" loext:opacity="100%" fo:font-size="10.5pt" fo:language="en" fo:country="US" style:text-underline-style="none" officeooo:rsid="009448a0" style:letter-kerning="true" style:font-size-asian="10.5pt" style:language-asian="ja" style:country-asian="JP" style:font-name-complex="Century" style:font-size-complex="12pt" style:language-complex="ar" style:country-complex="SA"/>
    </style:style>
    <style:style style:name="T185" style:family="text">
      <style:text-properties fo:color="#000000" loext:opacity="100%" fo:font-size="10.5pt" fo:language="en" fo:country="US" fo:font-style="italic" style:text-underline-style="none" style:letter-kerning="true" style:font-size-asian="10.5pt" style:font-style-asian="italic" style:font-name-complex="Century" style:font-size-complex="12pt" style:language-complex="ar" style:country-complex="SA" style:font-style-complex="italic"/>
    </style:style>
    <style:style style:name="T186" style:family="text">
      <style:text-properties fo:color="#000000" loext:opacity="100%"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187" style:family="text">
      <style:text-properties fo:color="#000000" loext:opacity="100%" fo:font-size="10.5pt" fo:language="en" fo:country="US" fo:font-style="italic" style:text-underline-style="none" officeooo:rsid="0189f04a" style:letter-kerning="true" style:font-size-asian="10.5pt" style:font-style-asian="italic" style:font-name-complex="Century" style:font-size-complex="12pt" style:language-complex="ar" style:country-complex="SA" style:font-style-complex="italic"/>
    </style:style>
    <style:style style:name="T188" style:family="text">
      <style:text-properties fo:color="#000000" loext:opacity="100%" fo:font-size="10.5pt" fo:language="en" fo:country="US" fo:font-style="italic" style:text-underline-style="none" officeooo:rsid="019366ce" style:letter-kerning="true" style:font-size-asian="10.5pt" style:font-style-asian="italic" style:font-name-complex="Century" style:font-size-complex="12pt" style:language-complex="ar" style:country-complex="SA" style:font-style-complex="italic"/>
    </style:style>
    <style:style style:name="T189" style:family="text">
      <style:text-properties fo:color="#000000" loext:opacity="100%" fo:font-size="10.5pt" fo:language="en" fo:country="US" fo:font-style="italic" style:text-underline-style="none" officeooo:rsid="00710d15" style:letter-kerning="true" style:font-size-asian="10.5pt" style:font-style-asian="italic" style:font-name-complex="Century" style:font-size-complex="12pt" style:language-complex="ar" style:country-complex="SA" style:font-style-complex="italic"/>
    </style:style>
    <style:style style:name="T190" style:family="text">
      <style:text-properties fo:color="#000000" loext:opacity="100%" fo:font-size="10.5pt" fo:language="en" fo:country="US" fo:font-style="italic" style:text-underline-style="none" officeooo:rsid="010ac44d" style:letter-kerning="true" style:font-size-asian="10.5pt" style:font-style-asian="italic" style:font-name-complex="Century" style:font-size-complex="12pt" style:language-complex="ar" style:country-complex="SA" style:font-style-complex="italic"/>
    </style:style>
    <style:style style:name="T191" style:family="text">
      <style:text-properties fo:color="#000000" loext:opacity="100%" fo:font-size="10.5pt" fo:language="en" fo:country="US" fo:font-style="italic" style:text-underline-style="none" officeooo:rsid="009448a0" style:letter-kerning="true" style:font-size-asian="10.5pt" style:font-style-asian="italic" style:font-name-complex="Century" style:font-size-complex="12pt" style:language-complex="ar" style:country-complex="SA" style:font-style-complex="italic"/>
    </style:style>
    <style:style style:name="T192" style:family="text">
      <style:text-properties fo:color="#000000" loext:opacity="100%" fo:font-size="10.5pt" fo:language="en" fo:country="US" fo:font-style="italic" style:text-underline-style="none" officeooo:rsid="0097330e" style:letter-kerning="true" style:font-size-asian="10.5pt" style:font-style-asian="italic" style:font-name-complex="Century" style:font-size-complex="12pt" style:language-complex="ar" style:country-complex="SA" style:font-style-complex="italic"/>
    </style:style>
    <style:style style:name="T193" style:family="text">
      <style:text-properties fo:color="#000000" loext:opacity="100%"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194" style:family="text">
      <style:text-properties fo:color="#000000" loext:opacity="100%" fo:font-size="10.5pt" fo:language="en" fo:country="US" fo:font-style="italic" style:text-underline-style="none" officeooo:rsid="006ac80d" style:letter-kerning="true" style:font-size-asian="10.5pt" style:language-asian="ja" style:country-asian="JP" style:font-style-asian="italic" style:font-name-complex="Century" style:font-size-complex="12pt" style:language-complex="ar" style:country-complex="SA" style:font-style-complex="italic"/>
    </style:style>
    <style:style style:name="T195" style:family="text">
      <style:text-properties fo:color="#000000" loext:opacity="100%" fo:font-size="10.5pt" fo:language="en" fo:country="US" fo:font-style="italic" style:text-underline-style="none" officeooo:rsid="018a5b0f" style:letter-kerning="true" style:font-size-asian="10.5pt" style:language-asian="ja" style:country-asian="JP" style:font-style-asian="italic" style:font-name-complex="Century" style:font-size-complex="12pt" style:language-complex="ar" style:country-complex="SA" style:font-style-complex="italic"/>
    </style:style>
    <style:style style:name="T196" style:family="text">
      <style:text-properties fo:color="#000000" loext:opacity="100%" fo:font-size="10.5pt" fo:language="en" fo:country="US" fo:font-style="italic" style:text-underline-style="none" officeooo:rsid="016cb7b7" style:letter-kerning="true" style:font-size-asian="10.5pt" style:language-asian="ja" style:country-asian="JP" style:font-style-asian="italic" style:font-name-complex="Century" style:font-size-complex="12pt" style:language-complex="ar" style:country-complex="SA" style:font-style-complex="italic"/>
    </style:style>
    <style:style style:name="T197" style:family="text">
      <style:text-properties fo:color="#000000" loext:opacity="100%" fo:font-size="10.5pt" fo:language="en" fo:country="US" fo:font-style="italic" style:text-underline-style="none" officeooo:rsid="0177eafa" style:letter-kerning="true" style:font-size-asian="10.5pt" style:language-asian="ja" style:country-asian="JP" style:font-style-asian="italic" style:font-name-complex="Century" style:font-size-complex="12pt" style:language-complex="ar" style:country-complex="SA" style:font-style-complex="italic"/>
    </style:style>
    <style:style style:name="T198" style:family="text">
      <style:text-properties fo:color="#000000" loext:opacity="100%" fo:font-size="10.5pt" fo:language="en" fo:country="US" fo:font-style="italic" style:text-underline-style="none" officeooo:rsid="017ac129" style:letter-kerning="true" style:font-size-asian="10.5pt" style:language-asian="ja" style:country-asian="JP" style:font-style-asian="italic" style:font-name-complex="Century" style:font-size-complex="12pt" style:language-complex="ar" style:country-complex="SA" style:font-style-complex="italic"/>
    </style:style>
    <style:style style:name="T199" style:family="text">
      <style:text-properties fo:color="#000000" loext:opacity="100%" fo:font-size="10.5pt" fo:language="en" fo:country="US" fo:font-style="italic" style:text-underline-style="none" officeooo:rsid="00765671" style:letter-kerning="true" style:font-size-asian="10.5pt" style:language-asian="ja" style:country-asian="JP" style:font-style-asian="italic" style:font-name-complex="Century" style:font-size-complex="12pt" style:language-complex="ar" style:country-complex="SA" style:font-style-complex="italic"/>
    </style:style>
    <style:style style:name="T200" style:family="text">
      <style:text-properties fo:color="#000000" loext:opacity="100%" fo:font-size="10.5pt" fo:language="en" fo:country="US" fo:font-style="normal" style:text-underline-style="none" style:letter-kerning="true" style:font-size-asian="10.5pt" style:font-style-asian="normal" style:font-name-complex="Century" style:font-size-complex="12pt" style:language-complex="ar" style:country-complex="SA" style:font-style-complex="normal"/>
    </style:style>
    <style:style style:name="T201" style:family="text">
      <style:text-properties fo:color="#000000" loext:opacity="100%" fo:font-size="10.5pt" fo:language="en" fo:country="US" fo:font-style="normal" style:text-underline-style="none" officeooo:rsid="00710d15" style:letter-kerning="true" style:font-size-asian="10.5pt" style:font-style-asian="normal" style:font-name-complex="Century" style:font-size-complex="12pt" style:language-complex="ar" style:country-complex="SA" style:font-style-complex="normal"/>
    </style:style>
    <style:style style:name="T202" style:family="text">
      <style:text-properties fo:color="#000000" loext:opacity="100%" fo:font-size="10.5pt" fo:language="en" fo:country="US" fo:font-style="normal" style:text-underline-style="none" officeooo:rsid="018d6a76" style:letter-kerning="true" style:font-size-asian="10.5pt" style:font-style-asian="normal" style:font-name-complex="Century" style:font-size-complex="12pt" style:language-complex="ar" style:country-complex="SA" style:font-style-complex="normal"/>
    </style:style>
    <style:style style:name="T203" style:family="text">
      <style:text-properties fo:color="#000000" loext:opacity="100%" fo:font-size="10.5pt" fo:language="en" fo:country="US" fo:font-style="normal" style:text-underline-style="none" officeooo:rsid="018dd519" style:letter-kerning="true" style:font-size-asian="10.5pt" style:font-style-asian="normal" style:font-name-complex="Century" style:font-size-complex="12pt" style:language-complex="ar" style:country-complex="SA" style:font-style-complex="normal"/>
    </style:style>
    <style:style style:name="T204" style:family="text">
      <style:text-properties fo:color="#000000" loext:opacity="100%" fo:font-size="10.5pt" fo:language="en" fo:country="US" fo:font-style="normal" style:text-underline-style="none" style:letter-kerning="true" style:font-size-asian="10.5pt" style:language-asian="ja" style:country-asian="JP" style:font-style-asian="normal" style:font-name-complex="Century" style:font-size-complex="12pt" style:language-complex="ar" style:country-complex="SA" style:font-style-complex="normal"/>
    </style:style>
    <style:style style:name="T205" style:family="text">
      <style:text-properties fo:color="#000000" loext:opacity="100%" style:text-position="sub 58%"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206" style:family="text">
      <style:text-properties fo:color="#000000" loext:opacity="100%" style:text-position="sub 58%"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207" style:family="text">
      <style:text-properties fo:color="#000000" loext:opacity="100%" style:text-position="super 58%"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208" style:family="text">
      <style:text-properties fo:color="#000000" loext:opacity="100%" style:font-name="游ゴシック" style:text-underline-style="none"/>
    </style:style>
    <style:style style:name="T209" style:family="text">
      <style:text-properties fo:color="#000000" loext:opacity="100%" style:font-name="游ゴシック" style:text-underline-style="none" style:font-name-asian="游ゴシック"/>
    </style:style>
    <style:style style:name="T210" style:family="text">
      <style:text-properties fo:color="#000000" loext:opacity="100%" style:font-name="游ゴシック" style:text-underline-style="none" officeooo:rsid="0096c460" style:font-name-asian="游ゴシック" style:language-asian="ja" style:country-asian="JP"/>
    </style:style>
    <style:style style:name="T211" style:family="text">
      <style:text-properties fo:color="#000000" loext:opacity="100%" style:font-name="游ゴシック" style:text-underline-style="none" fo:font-weight="normal" style:font-name-asian="游ゴシック" style:font-weight-asian="normal" style:font-weight-complex="normal"/>
    </style:style>
    <style:style style:name="T212" style:family="text">
      <style:text-properties fo:color="#000000" loext:opacity="100%" style:font-name="Noto Sans" fo:font-style="normal" style:text-underline-style="none" style:font-name-asian="Noto Sans" style:font-style-asian="normal" style:font-style-complex="normal"/>
    </style:style>
    <style:style style:name="T213" style:family="text">
      <style:text-properties fo:color="#000000" loext:opacity="100%" style:font-name="Noto Sans" fo:font-style="normal" style:text-underline-style="none" officeooo:rsid="0067eb03" style:font-name-asian="Noto Sans" style:font-style-asian="normal" style:font-style-complex="normal"/>
    </style:style>
    <style:style style:name="T214" style:family="text">
      <style:text-properties fo:color="#000000" loext:opacity="100%" style:font-name="Noto Sans" fo:font-style="normal" style:text-underline-style="none" style:font-name-asian="Noto Sans" style:language-asian="ja" style:country-asian="JP" style:font-style-asian="normal" style:font-style-complex="normal"/>
    </style:style>
    <style:style style:name="T215" style:family="text">
      <style:text-properties fo:color="#000000" loext:opacity="100%" style:font-name="Noto Sans" style:text-underline-style="none" style:font-name-asian="Noto Sans"/>
    </style:style>
    <style:style style:name="T216" style:family="text">
      <style:text-properties fo:color="#000000" loext:opacity="100%" style:font-name="Noto Sans" style:text-underline-style="none" officeooo:rsid="006c49af" style:font-name-asian="Noto Sans"/>
    </style:style>
    <style:style style:name="T217" style:family="text">
      <style:text-properties fo:color="#000000" loext:opacity="100%" style:font-name="Noto Sans" style:text-underline-style="none" style:font-name-asian="Noto Sans" style:language-asian="ja" style:country-asian="JP"/>
    </style:style>
    <style:style style:name="T218" style:family="text">
      <style:text-properties style:font-name="Arial"/>
    </style:style>
    <style:style style:name="T219" style:family="text">
      <style:text-properties style:font-name="Arial" fo:font-size="12pt" style:font-size-asian="12pt" style:font-size-complex="12pt"/>
    </style:style>
    <style:style style:name="T220" style:family="text">
      <style:text-properties style:font-name="Arial" fo:font-size="12pt" officeooo:rsid="0073bc19" style:font-size-asian="12pt" style:font-size-complex="12pt"/>
    </style:style>
    <style:style style:name="T221" style:family="text">
      <style:text-properties style:font-name="Arial" fo:font-size="12pt" officeooo:rsid="00965acd" style:font-size-asian="12pt" style:font-size-complex="12pt"/>
    </style:style>
    <style:style style:name="T222" style:family="text">
      <style:text-properties style:font-name="Arial" fo:font-size="12pt" officeooo:rsid="00b64b49" style:font-size-asian="12pt" style:font-size-complex="12pt"/>
    </style:style>
    <style:style style:name="T223" style:family="text">
      <style:text-properties style:font-name="Arial" fo:font-size="12pt" officeooo:rsid="011b73de" style:font-size-asian="12pt" style:font-size-complex="12pt"/>
    </style:style>
    <style:style style:name="T224" style:family="text">
      <style:text-properties style:font-name="Arial" fo:font-size="12pt" officeooo:rsid="0095fee2" style:font-size-asian="12pt" style:font-size-complex="12pt"/>
    </style:style>
    <style:style style:name="T225" style:family="text">
      <style:text-properties style:font-name="Arial" fo:font-size="12pt" officeooo:rsid="0119dcbe" style:font-size-asian="12pt" style:font-size-complex="12pt"/>
    </style:style>
    <style:style style:name="T226" style:family="text">
      <style:text-properties style:font-name="Arial" fo:font-size="12pt" officeooo:rsid="00b47190" style:font-size-asian="12pt" style:font-size-complex="12pt"/>
    </style:style>
    <style:style style:name="T227" style:family="text">
      <style:text-properties style:font-name="Arial" fo:font-size="12pt" officeooo:rsid="00f7a068" style:font-size-asian="12pt" style:language-asian="ja" style:country-asian="JP" style:font-size-complex="12pt"/>
    </style:style>
    <style:style style:name="T228" style:family="text">
      <style:text-properties style:font-name="Arial" style:language-asian="ja" style:country-asian="JP"/>
    </style:style>
    <style:style style:name="T229" style:family="text">
      <style:text-properties style:font-name="Arial" officeooo:rsid="01198959" style:language-asian="ja" style:country-asian="JP"/>
    </style:style>
    <style:style style:name="T230" style:family="text">
      <style:text-properties style:text-position="0% 100%" fo:font-style="italic" style:font-style-asian="italic" style:font-style-complex="italic"/>
    </style:style>
    <style:style style:name="T231" style:family="text">
      <style:text-properties style:text-position="0% 100%" fo:font-style="italic" officeooo:rsid="008f4ba2" style:font-style-asian="italic" style:font-style-complex="italic"/>
    </style:style>
    <style:style style:name="T232" style:family="text">
      <style:text-properties style:text-position="0% 100%" fo:font-style="italic" officeooo:rsid="00925fab" style:font-style-asian="italic" style:font-style-complex="italic"/>
    </style:style>
    <style:style style:name="T233" style:family="text">
      <style:text-properties style:text-position="0% 100%" fo:font-style="normal" style:font-style-asian="normal" style:font-style-complex="normal"/>
    </style:style>
    <style:style style:name="T234" style:family="text">
      <style:text-properties style:text-position="0% 100%" fo:font-style="normal" officeooo:rsid="008f4ba2" style:font-style-asian="normal" style:font-style-complex="normal"/>
    </style:style>
    <style:style style:name="T235" style:family="text">
      <style:text-properties style:text-position="0% 100%" fo:font-style="normal" style:language-asian="ja" style:country-asian="JP" style:font-style-asian="normal" style:font-style-complex="normal"/>
    </style:style>
    <style:style style:name="T236" style:family="text">
      <style:text-properties officeooo:rsid="0052c271"/>
    </style:style>
    <style:style style:name="T237" style:family="text">
      <style:text-properties officeooo:rsid="0055ef95"/>
    </style:style>
    <style:style style:name="T238" style:family="text">
      <style:text-properties style:text-position="super 58%" fo:font-style="normal" officeooo:rsid="0056e5e9" style:font-style-asian="normal" style:font-style-complex="normal"/>
    </style:style>
    <style:style style:name="T239" style:family="text">
      <style:text-properties style:text-position="super 58%" officeooo:rsid="00b47190"/>
    </style:style>
    <style:style style:name="T240" style:family="text">
      <style:text-properties style:text-position="super 58%" style:font-name="Arial" fo:font-size="12pt" officeooo:rsid="00b47190" style:font-size-asian="12pt" style:font-size-complex="12pt"/>
    </style:style>
    <style:style style:name="T241" style:family="text">
      <style:text-properties officeooo:rsid="005e9464"/>
    </style:style>
    <style:style style:name="T242" style:family="text">
      <style:text-properties officeooo:rsid="005e94ef"/>
    </style:style>
    <style:style style:name="T243" style:family="text">
      <style:text-properties officeooo:rsid="005f2b63"/>
    </style:style>
    <style:style style:name="T244" style:family="text">
      <style:text-properties officeooo:rsid="00637f86"/>
    </style:style>
    <style:style style:name="T245" style:family="text">
      <style:text-properties officeooo:rsid="00660667"/>
    </style:style>
    <style:style style:name="T246" style:family="text">
      <style:text-properties officeooo:rsid="0067eb03"/>
    </style:style>
    <style:style style:name="T247" style:family="text">
      <style:text-properties officeooo:rsid="0068e1b1"/>
    </style:style>
    <style:style style:name="T248" style:family="text">
      <style:text-properties officeooo:rsid="006ac80d"/>
    </style:style>
    <style:style style:name="T249" style:family="text">
      <style:text-properties officeooo:rsid="006c49af"/>
    </style:style>
    <style:style style:name="T250" style:family="text">
      <style:text-properties officeooo:rsid="006d5c57"/>
    </style:style>
    <style:style style:name="T251" style:family="text">
      <style:text-properties officeooo:rsid="006efcd4"/>
    </style:style>
    <style:style style:name="T252" style:family="text">
      <style:text-properties officeooo:rsid="00709b59"/>
    </style:style>
    <style:style style:name="T253" style:family="text">
      <style:text-properties officeooo:rsid="00710d15"/>
    </style:style>
    <style:style style:name="T254" style:family="text">
      <style:text-properties officeooo:rsid="0071a7c3"/>
    </style:style>
    <style:style style:name="T255" style:family="text">
      <style:text-properties officeooo:rsid="0072fa55"/>
    </style:style>
    <style:style style:name="T256" style:family="text">
      <style:text-properties officeooo:rsid="007468d5"/>
    </style:style>
    <style:style style:name="T257" style:family="text">
      <style:text-properties officeooo:rsid="00764715"/>
    </style:style>
    <style:style style:name="T258" style:family="text">
      <style:text-properties officeooo:rsid="00765671"/>
    </style:style>
    <style:style style:name="T259" style:family="text">
      <style:text-properties officeooo:rsid="00767dd0"/>
    </style:style>
    <style:style style:name="T260" style:family="text">
      <style:text-properties officeooo:rsid="0076c1c0"/>
    </style:style>
    <style:style style:name="T261" style:family="text">
      <style:text-properties officeooo:rsid="00790870"/>
    </style:style>
    <style:style style:name="T262" style:family="text">
      <style:text-properties officeooo:rsid="007aa931"/>
    </style:style>
    <style:style style:name="T263" style:family="text">
      <style:text-properties officeooo:rsid="007b7363"/>
    </style:style>
    <style:style style:name="T264" style:family="text">
      <style:text-properties officeooo:rsid="007debb3"/>
    </style:style>
    <style:style style:name="T265" style:family="text">
      <style:text-properties officeooo:rsid="0083db2e"/>
    </style:style>
    <style:style style:name="T266" style:family="text">
      <style:text-properties officeooo:rsid="00842341"/>
    </style:style>
    <style:style style:name="T267" style:family="text">
      <style:text-properties officeooo:rsid="0085ca38"/>
    </style:style>
    <style:style style:name="T268" style:family="text">
      <style:text-properties officeooo:rsid="00877f37"/>
    </style:style>
    <style:style style:name="T269" style:family="text">
      <style:text-properties officeooo:rsid="008f4ba2"/>
    </style:style>
    <style:style style:name="T270" style:family="text">
      <style:text-properties officeooo:rsid="009112c8"/>
    </style:style>
    <style:style style:name="T271" style:family="text">
      <style:text-properties officeooo:rsid="0092e3d4"/>
    </style:style>
    <style:style style:name="T272" style:family="text">
      <style:text-properties officeooo:rsid="009448a0"/>
    </style:style>
    <style:style style:name="T273" style:family="text">
      <style:text-properties officeooo:rsid="00956c8f"/>
    </style:style>
    <style:style style:name="T274" style:family="text">
      <style:text-properties officeooo:rsid="0095fee2"/>
    </style:style>
    <style:style style:name="T275" style:family="text">
      <style:text-properties officeooo:rsid="00972a7f"/>
    </style:style>
    <style:style style:name="T276" style:family="text">
      <style:text-properties officeooo:rsid="0097330e"/>
    </style:style>
    <style:style style:name="T277" style:family="text">
      <style:text-properties officeooo:rsid="00976b48"/>
    </style:style>
    <style:style style:name="T278" style:family="text">
      <style:text-properties officeooo:rsid="0099d1de"/>
    </style:style>
    <style:style style:name="T279" style:family="text">
      <style:text-properties officeooo:rsid="009d6634"/>
    </style:style>
    <style:style style:name="T280" style:family="text">
      <style:text-properties officeooo:rsid="009f3de0"/>
    </style:style>
    <style:style style:name="T281" style:family="text">
      <style:text-properties officeooo:rsid="009f51ff"/>
    </style:style>
    <style:style style:name="T282" style:family="text">
      <style:text-properties officeooo:rsid="009fe0bd"/>
    </style:style>
    <style:style style:name="T283" style:family="text">
      <style:text-properties officeooo:rsid="00a0b2f3"/>
    </style:style>
    <style:style style:name="T284" style:family="text">
      <style:text-properties officeooo:rsid="00a2d96c"/>
    </style:style>
    <style:style style:name="T285" style:family="text">
      <style:text-properties officeooo:rsid="00a4d5e8"/>
    </style:style>
    <style:style style:name="T286" style:family="text">
      <style:text-properties officeooo:rsid="00a5b737"/>
    </style:style>
    <style:style style:name="T287" style:family="text">
      <style:text-properties officeooo:rsid="00a72be1"/>
    </style:style>
    <style:style style:name="T288" style:family="text">
      <style:text-properties officeooo:rsid="00a96d05"/>
    </style:style>
    <style:style style:name="T289" style:family="text">
      <style:text-properties officeooo:rsid="00b47190"/>
    </style:style>
    <style:style style:name="T290" style:family="text">
      <style:text-properties officeooo:rsid="00b64b49"/>
    </style:style>
    <style:style style:name="T291" style:family="text">
      <style:text-properties officeooo:rsid="00bc89bb"/>
    </style:style>
    <style:style style:name="T292" style:family="text">
      <style:text-properties officeooo:rsid="00bd0461"/>
    </style:style>
    <style:style style:name="T293" style:family="text">
      <style:text-properties officeooo:rsid="00bd71ed"/>
    </style:style>
    <style:style style:name="T294" style:family="text">
      <style:text-properties officeooo:rsid="00c06d54"/>
    </style:style>
    <style:style style:name="T295" style:family="text">
      <style:text-properties officeooo:rsid="00c188f6"/>
    </style:style>
    <style:style style:name="T296" style:family="text">
      <style:text-properties officeooo:rsid="00c47a2f"/>
    </style:style>
    <style:style style:name="T297" style:family="text">
      <style:text-properties officeooo:rsid="00c5e591"/>
    </style:style>
    <style:style style:name="T298" style:family="text">
      <style:text-properties officeooo:rsid="00cecbcd"/>
    </style:style>
    <style:style style:name="T299" style:family="text">
      <style:text-properties style:font-name-complex="Times New Roman"/>
    </style:style>
    <style:style style:name="T300" style:family="text">
      <style:text-properties officeooo:rsid="007debb3" style:font-name-complex="Times New Roman"/>
    </style:style>
    <style:style style:name="T301" style:family="text">
      <style:text-properties officeooo:rsid="010a55f3" style:font-name-complex="Times New Roman"/>
    </style:style>
    <style:style style:name="T302" style:family="text">
      <style:text-properties officeooo:rsid="00f010ce"/>
    </style:style>
    <style:style style:name="T303" style:family="text">
      <style:text-properties officeooo:rsid="00f1d050"/>
    </style:style>
    <style:style style:name="T304" style:family="text">
      <style:text-properties officeooo:rsid="00f32018"/>
    </style:style>
    <style:style style:name="T305" style:family="text">
      <style:text-properties officeooo:rsid="00fa119b"/>
    </style:style>
    <style:style style:name="T306" style:family="text">
      <style:text-properties officeooo:rsid="010288e7"/>
    </style:style>
    <style:style style:name="T307" style:family="text">
      <style:text-properties officeooo:rsid="01032ad6"/>
    </style:style>
    <style:style style:name="T308" style:family="text">
      <style:text-properties officeooo:rsid="010ac44d"/>
    </style:style>
    <style:style style:name="T309" style:family="text">
      <style:text-properties officeooo:rsid="010d8d90"/>
    </style:style>
    <style:style style:name="T310" style:family="text">
      <style:text-properties officeooo:rsid="010f6ece"/>
    </style:style>
    <style:style style:name="T311" style:family="text">
      <style:text-properties officeooo:rsid="011bed8b"/>
    </style:style>
    <style:style style:name="T312" style:family="text">
      <style:text-properties officeooo:rsid="01213ba2"/>
    </style:style>
    <style:style style:name="T313" style:family="text">
      <style:text-properties officeooo:rsid="0122a7de"/>
    </style:style>
    <style:style style:name="T314" style:family="text">
      <style:text-properties officeooo:rsid="0122ae69"/>
    </style:style>
    <style:style style:name="T315" style:family="text">
      <style:text-properties officeooo:rsid="01242055"/>
    </style:style>
    <style:style style:name="T316" style:family="text">
      <style:text-properties officeooo:rsid="0125e0d1"/>
    </style:style>
    <style:style style:name="T317" style:family="text">
      <style:text-properties officeooo:rsid="0127db48"/>
    </style:style>
    <style:style style:name="T318" style:family="text">
      <style:text-properties officeooo:rsid="012d2e22"/>
    </style:style>
    <style:style style:name="T319" style:family="text">
      <style:text-properties officeooo:rsid="01322548"/>
    </style:style>
    <style:style style:name="T320" style:family="text">
      <style:text-properties style:font-name-complex="Arial"/>
    </style:style>
    <style:style style:name="T321" style:family="text">
      <style:text-properties style:font-name-complex="Courier New"/>
    </style:style>
    <style:style style:name="T322" style:family="text">
      <style:text-properties officeooo:rsid="01428ffb"/>
    </style:style>
    <style:style style:name="T323" style:family="text">
      <style:text-properties officeooo:rsid="0148bc5f"/>
    </style:style>
    <style:style style:name="T324" style:family="text">
      <style:text-properties officeooo:rsid="015b832d"/>
    </style:style>
    <style:style style:name="T325" style:family="text">
      <style:text-properties officeooo:rsid="01608ff6"/>
    </style:style>
    <style:style style:name="T326" style:family="text">
      <style:text-properties officeooo:rsid="0168ca09"/>
    </style:style>
    <style:style style:name="T327" style:family="text">
      <style:text-properties officeooo:rsid="016dd34f"/>
    </style:style>
    <style:style style:name="T328" style:family="text">
      <style:text-properties officeooo:rsid="0171729c"/>
    </style:style>
    <style:style style:name="T329" style:family="text">
      <style:text-properties officeooo:rsid="0171b371"/>
    </style:style>
    <style:style style:name="T330" style:family="text">
      <style:text-properties officeooo:rsid="0175cc94"/>
    </style:style>
    <style:style style:name="T331" style:family="text">
      <style:text-properties officeooo:rsid="0176f781"/>
    </style:style>
    <style:style style:name="T332" style:family="text">
      <style:text-properties officeooo:rsid="0177eafa"/>
    </style:style>
    <style:style style:name="T333" style:family="text">
      <style:text-properties officeooo:rsid="01797e1b"/>
    </style:style>
    <style:style style:name="T334" style:family="text">
      <style:text-properties officeooo:rsid="017ac129"/>
    </style:style>
    <style:style style:name="T335" style:family="text">
      <style:text-properties officeooo:rsid="0187d4c8"/>
    </style:style>
    <style:style style:name="T336" style:family="text">
      <style:text-properties officeooo:rsid="018a5b0f"/>
    </style:style>
    <style:style style:name="T337" style:family="text">
      <style:text-properties officeooo:rsid="018bfb4e"/>
    </style:style>
    <style:style style:name="T338" style:family="text">
      <style:text-properties officeooo:rsid="018d6a76"/>
    </style:style>
    <style:style style:name="T339" style:family="text">
      <style:text-properties officeooo:rsid="01941f24"/>
    </style:style>
    <style:style style:name="T340" style:family="text">
      <style:text-properties style:font-name="游ゴシック" style:font-name-asian="游ゴシック"/>
    </style:style>
    <style:style style:name="T341" style:family="text">
      <style:text-properties style:font-name="游ゴシック" officeooo:rsid="0096c460" style:font-name-asian="游ゴシック" style:language-asian="ja" style:country-asian="JP"/>
    </style:style>
    <style:style style:name="T342" style:family="text">
      <style:text-properties style:font-name="游ゴシック" officeooo:rsid="00972a7f" style:font-name-asian="游ゴシック" style:language-asian="ja" style:country-asian="JP"/>
    </style:style>
    <style:style style:name="T343" style:family="text">
      <style:text-properties style:font-name="PlemolJP Console Text"/>
    </style:style>
    <style:style style:name="T344" style:family="text">
      <style:text-properties style:font-name="PlemolJP Console Text" style:font-name-complex="Arial"/>
    </style:style>
    <style:style style:name="T345" style:family="text">
      <style:text-properties style:font-name="PlemolJP Console Text" officeooo:rsid="010ac44d"/>
    </style:style>
    <style:style style:name="T346" style:family="text">
      <style:text-properties style:font-name="PlemolJP Console Text" style:font-name-complex="Courier New"/>
    </style:style>
    <style:style style:name="T347" style:family="text">
      <style:text-properties style:font-name="PlemolJP Console Text" style:language-asian="ja" style:country-asian="JP"/>
    </style:style>
    <style:style style:name="T348" style:family="text">
      <style:text-properties officeooo:rsid="01d656de"/>
    </style:style>
    <style:style style:name="T349"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4">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5">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8">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style:style style:name="gr1"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loext:decorative="false"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loext:decorative="false" style:run-through="foreground"/>
    </style:style>
    <style:style style:name="gr4"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draw:marker-start-width="0.499cm" draw:marker-end-width="0.499cm" draw:fill="none" draw:textarea-horizontal-align="center" draw:textarea-vertical-align="middle" fo:padding-top="0.049cm" fo:padding-bottom="0.049cm" fo:padding-left="0.049cm" fo:padding-right="0.049cm" loext:decorative="false" style:run-through="foreground"/>
    </style:style>
    <style:style style:name="gr6" style:family="graphic">
      <style:graphic-properties loext:decorative="false" style:run-through="foreground"/>
    </style:style>
    <style:style style:name="gr7" style:family="graphic">
      <style:graphic-properties draw:fill="none" draw:textarea-horizontal-align="center" draw:textarea-vertical-align="middle" loext:decorative="false" style:run-through="foreground"/>
    </style:style>
    <style:style style:name="gr8" style:family="graphic">
      <style:graphic-properties draw:stroke="none" svg:stroke-color="#000000" draw:fill="none" draw:fill-color="#ffffff" fo:min-height="0.485cm" loext:decorative="false" style:run-through="foreground"/>
      <style:paragraph-properties style:writing-mode="lr-tb"/>
    </style:style>
    <style:style style:name="gr9" style:family="graphic">
      <style:graphic-properties draw:stroke="none" svg:stroke-color="#000000" draw:fill="none" draw:fill-color="#ffffff" fo:min-height="0.506cm" loext:decorative="false" style:run-through="foreground"/>
      <style:paragraph-properties style:writing-mode="lr-tb"/>
    </style:style>
    <style:style style:name="gr10" style:family="graphic">
      <style:graphic-properties svg:stroke-width="0.101cm" draw:marker-start-width="0.3cm" draw:marker-end="Arrow" draw:marker-end-width="0.3cm" draw:textarea-horizontal-align="center" draw:textarea-vertical-align="middle" fo:padding-top="0.049cm" fo:padding-bottom="0.049cm" fo:padding-left="0.049cm" fo:padding-right="0.049cm" loext:decorative="false" style:run-through="foreground"/>
    </style:style>
    <style:style style:name="gr11" style:family="graphic">
      <style:graphic-properties draw:stroke="none" svg:stroke-color="#000000" draw:fill="none" draw:fill-color="#ffffff" fo:min-height="0.937cm" loext:decorative="false" style:run-through="foreground"/>
      <style:paragraph-properties style:writing-mode="lr-tb"/>
    </style:style>
    <style:style style:name="gr12" style:family="graphic">
      <style:graphic-properties draw:textarea-horizontal-align="justify" draw:textarea-vertical-align="middle" draw:auto-grow-height="false" loext:decorative="false" style:run-through="foreground"/>
    </style:style>
    <style:style style:name="gr13" style:family="graphic">
      <style:graphic-properties draw:stroke="dash" draw:stroke-dash="Ultrafine_20_Dashed" draw:fill="none" draw:textarea-horizontal-align="center" draw:textarea-vertical-align="middle" loext:decorative="false" style:run-through="foreground"/>
    </style:style>
    <style:style style:name="gr14" style:family="graphic">
      <style:graphic-properties style:writing-mode="lr-tb" loext:decorative="false" style:run-through="foreground"/>
    </style:style>
    <style:style style:name="gr15"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loext:decorative="false" style:run-through="foreground"/>
    </style:style>
    <style:style style:name="gr16" style:family="graphic">
      <style:graphic-properties draw:stroke="solid" draw:stroke-dash="Ultrafine_20_Dashed" draw:fill="none" draw:textarea-horizontal-align="center" draw:textarea-vertical-align="middle" loext:decorative="false" style:run-through="foreground"/>
    </style:style>
    <style:style style:name="gr17" style:family="graphic">
      <style:graphic-properties draw:marker-start="Arrow" draw:marker-start-width="0.15cm" draw:marker-end-width="0.15cm" draw:textarea-horizontal-align="center" draw:textarea-vertical-align="middle" loext:decorative="false" style:run-through="foreground"/>
    </style:style>
    <style:style style:name="gr18"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loext:decorative="false"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8"/>
      <text:p text:style-name="P9"/>
      <text:p text:style-name="P9"/>
      <text:p text:style-name="P9"/>
      <text:p text:style-name="P9"/>
      <text:p text:style-name="P9"/>
      <text:p text:style-name="P25">A Programming language <text:span text:style-name="T1">P</text:span>erfume</text:p>
      <text:p text:style-name="P25"/>
      <text:p text:style-name="P25">Language manua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1">SATO Mitsuhide</text:p>
      <text:p text:style-name="P8"><text:span text:style-name="T149">Dec</text:span><text:span text:style-name="T148">.</text:span><text:span text:style-name="T228"> </text:span><text:span text:style-name="T149">23</text:span><text:span text:style-name="T218">, 20</text:span><text:span text:style-name="T229">2</text:span><text:span text:style-name="T150">3</text:span></text:p>
      <text:p text:style-name="P20"/>
      <text:p text:style-name="P7"/>
      <text:p text:style-name="P829"/>
      <text:section text:style-name="Sect1" text:name="セクション1">
        <text:p text:style-name="P585"><text:span text:style-name="T5">－</text:span> 　目　次　 <text:span text:style-name="T5">－</text:span></text:p>
        <text:p text:style-name="P440"/>
        <text:p text:style-name="P586"/>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55"><text:a xlink:type="simple" xlink:href="#__RefHeading__14336_1559979953" text:style-name="Index_20_Link" text:visited-style-name="Index_20_Link">1. はじめに<text:tab/>1</text:a></text:p>
            <text:p text:style-name="P655"><text:a xlink:type="simple" xlink:href="#__RefHeading__14338_1559979953" text:style-name="Index_20_Link" text:visited-style-name="Index_20_Link">2. 概要<text:tab/>2</text:a></text:p>
            <text:p text:style-name="P657"><text:a xlink:type="simple" xlink:href="#__RefHeading__14340_1559979953" text:style-name="Index_20_Link" text:visited-style-name="Index_20_Link">2.1 特徴<text:tab/>2</text:a></text:p>
            <text:p text:style-name="P657"><text:a xlink:type="simple" xlink:href="#__RefHeading__14342_1559979953" text:style-name="Index_20_Link" text:visited-style-name="Index_20_Link">2.2 外観<text:tab/>5</text:a></text:p>
            <text:p text:style-name="P657"><text:a xlink:type="simple" xlink:href="#__RefHeading__14344_1559979953" text:style-name="Index_20_Link" text:visited-style-name="Index_20_Link">2.3 影響を受けた言語<text:tab/>6</text:a></text:p>
            <text:p text:style-name="P655"><text:a xlink:type="simple" xlink:href="#__RefHeading__14346_1559979953" text:style-name="Index_20_Link" text:visited-style-name="Index_20_Link">3. 準備<text:tab/>7</text:a></text:p>
            <text:p text:style-name="P657"><text:a xlink:type="simple" xlink:href="#__RefHeading__14348_1559979953" text:style-name="Index_20_Link" text:visited-style-name="Index_20_Link">3.1 プラットフォーム<text:tab/>7</text:a></text:p>
            <text:p text:style-name="P657"><text:a xlink:type="simple" xlink:href="#__RefHeading__14350_1559979953" text:style-name="Index_20_Link" text:visited-style-name="Index_20_Link">3.2 コンパイル方法<text:tab/>8</text:a></text:p>
            <text:p text:style-name="P657"><text:a xlink:type="simple" xlink:href="#__RefHeading__14352_1559979953" text:style-name="Index_20_Link" text:visited-style-name="Index_20_Link">3.3 処理系の構成<text:tab/>10</text:a></text:p>
            <text:p text:style-name="P658"><text:a xlink:type="simple" xlink:href="#__RefHeading__14354_1559979953" text:style-name="Index_20_Link" text:visited-style-name="Index_20_Link">3.3.1 ファイル構成<text:tab/>10</text:a></text:p>
            <text:p text:style-name="P658"><text:a xlink:type="simple" xlink:href="#__RefHeading__14356_1559979953" text:style-name="Index_20_Link" text:visited-style-name="Index_20_Link">3.3.2 環境変数<text:tab/>10</text:a></text:p>
            <text:p text:style-name="P658"><text:a xlink:type="simple" xlink:href="#__RefHeading__14358_1559979953" text:style-name="Index_20_Link" text:visited-style-name="Index_20_Link">3.3.3 グローバル変数<text:tab/>10</text:a></text:p>
            <text:p text:style-name="P657"><text:a xlink:type="simple" xlink:href="#__RefHeading__14360_1559979953" text:style-name="Index_20_Link" text:visited-style-name="Index_20_Link">3.4 起動<text:tab/>11</text:a></text:p>
            <text:p text:style-name="P657"><text:a xlink:type="simple" xlink:href="#__RefHeading___Toc29445_1664150392" text:style-name="Index_20_Link" text:visited-style-name="Index_20_Link">3.5 最新情報<text:tab/>12</text:a></text:p>
            <text:p text:style-name="P655"><text:a xlink:type="simple" xlink:href="#__RefHeading__14362_1559979953" text:style-name="Index_20_Link" text:visited-style-name="Index_20_Link">4. 言語仕様<text:tab/>13</text:a></text:p>
            <text:p text:style-name="P657"><text:a xlink:type="simple" xlink:href="#__RefHeading__14364_1559979953" text:style-name="Index_20_Link" text:visited-style-name="Index_20_Link">4.1 データ型<text:tab/>13</text:a></text:p>
            <text:p text:style-name="P658"><text:a xlink:type="simple" xlink:href="#__RefHeading__14366_1559979953" text:style-name="Index_20_Link" text:visited-style-name="Index_20_Link">4.1.1 真偽値<text:tab/>13</text:a></text:p>
            <text:p text:style-name="P658"><text:a xlink:type="simple" xlink:href="#__RefHeading__14368_1559979953" text:style-name="Index_20_Link" text:visited-style-name="Index_20_Link">4.1.2 シンボル<text:tab/>13</text:a></text:p>
            <text:p text:style-name="P658"><text:a xlink:type="simple" xlink:href="#__RefHeading__14370_1559979953" text:style-name="Index_20_Link" text:visited-style-name="Index_20_Link">4.1.3 参照<text:tab/>14</text:a></text:p>
            <text:p text:style-name="P658"><text:a xlink:type="simple" xlink:href="#__RefHeading__14372_1559979953" text:style-name="Index_20_Link" text:visited-style-name="Index_20_Link">4.1.4 整数<text:tab/>14</text:a></text:p>
            <text:p text:style-name="P658"><text:a xlink:type="simple" xlink:href="#__RefHeading__14374_1559979953" text:style-name="Index_20_Link" text:visited-style-name="Index_20_Link">4.1.5 実数<text:tab/>15</text:a></text:p>
            <text:p text:style-name="P658"><text:a xlink:type="simple" xlink:href="#__RefHeading__14376_1559979953" text:style-name="Index_20_Link" text:visited-style-name="Index_20_Link">4.1.6 文字列<text:tab/>16</text:a></text:p>
            <text:p text:style-name="P658"><text:a xlink:type="simple" xlink:href="#__RefHeading__14378_1559979953" text:style-name="Index_20_Link" text:visited-style-name="Index_20_Link">4.1.7 正規表現文字列<text:tab/>16</text:a></text:p>
            <text:p text:style-name="P658"><text:a xlink:type="simple" xlink:href="#__RefHeading__14380_1559979953" text:style-name="Index_20_Link" text:visited-style-name="Index_20_Link">4.1.8 リスト<text:tab/>17</text:a></text:p>
            <text:p text:style-name="P658"><text:a xlink:type="simple" xlink:href="#__RefHeading__14382_1559979953" text:style-name="Index_20_Link" text:visited-style-name="Index_20_Link">4.1.9 クロージャ（ブロック）<text:tab/>18</text:a></text:p>
            <text:p text:style-name="P658"><text:a xlink:type="simple" xlink:href="#__RefHeading__14384_1559979953" text:style-name="Index_20_Link" text:visited-style-name="Index_20_Link">4.1.10 評価ブロック<text:tab/>19</text:a></text:p>
            <text:p text:style-name="P658"><text:a xlink:type="simple" xlink:href="#__RefHeading__14386_1559979953" text:style-name="Index_20_Link" text:visited-style-name="Index_20_Link">4.1.11 関数<text:tab/>20</text:a></text:p>
            <text:p text:style-name="P658"><text:a xlink:type="simple" xlink:href="#__RefHeading__14388_1559979953" text:style-name="Index_20_Link" text:visited-style-name="Index_20_Link">4.1.12 オブジェクト<text:tab/>21</text:a></text:p>
            <text:p text:style-name="P658"><text:a xlink:type="simple" xlink:href="#__RefHeading__14390_1559979953" text:style-name="Index_20_Link" text:visited-style-name="Index_20_Link">4.1.13 制御型<text:tab/>21</text:a></text:p>
            <text:p text:style-name="P658"><text:a xlink:type="simple" xlink:href="#__RefHeading__14392_1559979953" text:style-name="Index_20_Link" text:visited-style-name="Index_20_Link">4.1.14 例外<text:tab/>22</text:a></text:p>
            <text:p text:style-name="P658"><text:a xlink:type="simple" xlink:href="#__RefHeading__14394_1559979953" text:style-name="Index_20_Link" text:visited-style-name="Index_20_Link">4.1.15 バインドリスト<text:tab/>22</text:a></text:p>
            <text:p text:style-name="P658"><text:a xlink:type="simple" xlink:href="#__RefHeading__14028_687363010" text:style-name="Index_20_Link" text:visited-style-name="Index_20_Link">4.1.16 辞書型（Dict）<text:tab/>23</text:a></text:p>
            <text:p text:style-name="P658"><text:a xlink:type="simple" xlink:href="#__RefHeading__14030_687363010" text:style-name="Index_20_Link" text:visited-style-name="Index_20_Link">4.1.17 配列型（Vector）<text:tab/>23</text:a></text:p>
            <text:p text:style-name="P658"><text:a xlink:type="simple" xlink:href="#__RefHeading___Toc25275_2707384523" text:style-name="Index_20_Link" text:visited-style-name="Index_20_Link">4.1.18 コルーチン型（Coro）<text:tab/>23</text:a></text:p>
            <text:p text:style-name="P658"><text:a xlink:type="simple" xlink:href="#__RefHeading___Toc26163_3550414430" text:style-name="Index_20_Link" text:visited-style-name="Index_20_Link">4.1.19 バルクデータ型 (Bulk)<text:tab/>23</text:a></text:p>
            <text:p text:style-name="P658"><text:a xlink:type="simple" xlink:href="#__RefHeading___Toc26163_35504144301" text:style-name="Index_20_Link" text:visited-style-name="Index_20_Link">4.1.20 割り込み型 (Intr)<text:tab/>23</text:a></text:p>
            <text:p text:style-name="P657"><text:a xlink:type="simple" xlink:href="#__RefHeading__14396_1559979953" text:style-name="Index_20_Link" text:visited-style-name="Index_20_Link">4.2 組み込みクラス<text:tab/>24</text:a></text:p>
            <text:p text:style-name="P657"><text:a xlink:type="simple" xlink:href="#__RefHeading__14398_1559979953" text:style-name="Index_20_Link" text:visited-style-name="Index_20_Link"><text:soft-page-break/>4.3 プログラムの構成<text:tab/>25</text:a></text:p>
            <text:p text:style-name="P657"><text:a xlink:type="simple" xlink:href="#__RefHeading__14400_1559979953" text:style-name="Index_20_Link" text:visited-style-name="Index_20_Link">4.4 構文規則<text:tab/>27</text:a></text:p>
            <text:p text:style-name="P657"><text:a xlink:type="simple" xlink:href="#__RefHeading__14402_1559979953" text:style-name="Index_20_Link" text:visited-style-name="Index_20_Link">4.5 変数とスコープ<text:tab/>30</text:a></text:p>
            <text:p text:style-name="P657"><text:a xlink:type="simple" xlink:href="#__RefHeading__14404_1559979953" text:style-name="Index_20_Link" text:visited-style-name="Index_20_Link">4.6 関数<text:tab/>33</text:a></text:p>
            <text:p text:style-name="P657"><text:a xlink:type="simple" xlink:href="#__RefHeading__14406_1559979953" text:style-name="Index_20_Link" text:visited-style-name="Index_20_Link">4.7 クラスとしてのオブジェクト<text:tab/>34</text:a></text:p>
            <text:p text:style-name="P657"><text:a xlink:type="simple" xlink:href="#__RefHeading__14408_1559979953" text:style-name="Index_20_Link" text:visited-style-name="Index_20_Link">4.8 オブジェクト<text:tab/>35</text:a></text:p>
            <text:p text:style-name="P657"><text:a xlink:type="simple" xlink:href="#__RefHeading__14410_1559979953" text:style-name="Index_20_Link" text:visited-style-name="Index_20_Link">4.9 メソッド<text:tab/>36</text:a></text:p>
            <text:p text:style-name="P657"><text:a xlink:type="simple" xlink:href="#__RefHeading__14412_1559979953" text:style-name="Index_20_Link" text:visited-style-name="Index_20_Link">4.10 引数<text:tab/>37</text:a></text:p>
            <text:p text:style-name="P657"><text:a xlink:type="simple" xlink:href="#__RefHeading__14414_1559979953" text:style-name="Index_20_Link" text:visited-style-name="Index_20_Link">4.11 マクロ<text:tab/>42</text:a></text:p>
            <text:p text:style-name="P658"><text:a xlink:type="simple" xlink:href="#__RefHeading__14416_1559979953" text:style-name="Index_20_Link" text:visited-style-name="Index_20_Link">4.11.1 getマクロ<text:tab/>42</text:a></text:p>
            <text:p text:style-name="P658"><text:a xlink:type="simple" xlink:href="#__RefHeading__14418_1559979953" text:style-name="Index_20_Link" text:visited-style-name="Index_20_Link">4.11.2 initマクロ<text:tab/>43</text:a></text:p>
            <text:p text:style-name="P658"><text:a xlink:type="simple" xlink:href="#__RefHeading__14420_1559979953" text:style-name="Index_20_Link" text:visited-style-name="Index_20_Link">4.11.3 「:」と「\」<text:tab/>44</text:a></text:p>
            <text:p text:style-name="P658"><text:a xlink:type="simple" xlink:href="#__RefHeading___Toc19461_2135658563" text:style-name="Index_20_Link" text:visited-style-name="Index_20_Link">4.11.4 「:=」と「::=」<text:tab/>44</text:a></text:p>
            <text:p text:style-name="P657"><text:a xlink:type="simple" xlink:href="#__RefHeading__14422_1559979953" text:style-name="Index_20_Link" text:visited-style-name="Index_20_Link">4.12 関数／クラスファイルのオートロード<text:tab/>45</text:a></text:p>
            <text:p text:style-name="P655"><text:a xlink:type="simple" xlink:href="#__RefHeading__14133_1655096004" text:style-name="Index_20_Link" text:visited-style-name="Index_20_Link"><text:span text:style-name="Index_20_Link"/></text:a></text:p>
            <text:p text:style-name="P656"><text:a xlink:type="simple" xlink:href="#__RefHeading__14133_1655096004" text:style-name="Index_20_Link" text:visited-style-name="Index_20_Link">5. リファレンス<text:tab/>46</text:a></text:p>
            <text:p text:style-name="P657"><text:a xlink:type="simple" xlink:href="#__RefHeading__14426_1559979953" text:style-name="Index_20_Link" text:visited-style-name="Index_20_Link">5.1 コマンドリファレンス<text:tab/>47</text:a></text:p>
            <text:p text:style-name="P658"><text:a xlink:type="simple" xlink:href="#__RefHeading__14428_1559979953" text:style-name="Index_20_Link" text:visited-style-name="Index_20_Link">!　<text:tab/>47</text:a></text:p>
            <text:p text:style-name="P658"><text:a xlink:type="simple" xlink:href="#__RefHeading___Toc23671_1636654246" text:style-name="Index_20_Link" text:visited-style-name="Index_20_Link">accept　<text:tab/>48</text:a></text:p>
            <text:p text:style-name="P658"><text:a xlink:type="simple" xlink:href="#__RefHeading__14430_1559979953" text:style-name="Index_20_Link" text:visited-style-name="Index_20_Link">alias　<text:tab/>49</text:a></text:p>
            <text:p text:style-name="P658"><text:a xlink:type="simple" xlink:href="#__RefHeading__14432_1559979953" text:style-name="Index_20_Link" text:visited-style-name="Index_20_Link">and　<text:tab/>50</text:a></text:p>
            <text:p text:style-name="P658"><text:a xlink:type="simple" xlink:href="#__RefHeading___Toc24766_2725568808" text:style-name="Index_20_Link" text:visited-style-name="Index_20_Link">argspec　<text:tab/>51</text:a></text:p>
            <text:p text:style-name="P658"><text:a xlink:type="simple" xlink:href="#__RefHeading___Toc27924_2297371016" text:style-name="Index_20_Link" text:visited-style-name="Index_20_Link">atomic　<text:tab/>52</text:a></text:p>
            <text:p text:style-name="P658"><text:a xlink:type="simple" xlink:href="#__RefHeading___Toc24466_2166227548" text:style-name="Index_20_Link" text:visited-style-name="Index_20_Link">awk　<text:tab/>53</text:a></text:p>
            <text:p text:style-name="P658"><text:a xlink:type="simple" xlink:href="#__RefHeading__14434_1559979953" text:style-name="Index_20_Link" text:visited-style-name="Index_20_Link">begin　<text:tab/>54</text:a></text:p>
            <text:p text:style-name="P658"><text:a xlink:type="simple" xlink:href="#__RefHeading__14352_1847744091" text:style-name="Index_20_Link" text:visited-style-name="Index_20_Link">block? / closure?　<text:tab/>55</text:a></text:p>
            <text:p text:style-name="P658"><text:a xlink:type="simple" xlink:href="#__RefHeading___Toc26165_3550414430" text:style-name="Index_20_Link" text:visited-style-name="Index_20_Link">bool?　<text:tab/>56</text:a></text:p>
            <text:p text:style-name="P658"><text:a xlink:type="simple" xlink:href="#__RefHeading__14436_1559979953" text:style-name="Index_20_Link" text:visited-style-name="Index_20_Link">break　<text:tab/>57</text:a></text:p>
            <text:p text:style-name="P658"><text:a xlink:type="simple" xlink:href="#__RefHeading___Toc26735_3550414430" text:style-name="Index_20_Link" text:visited-style-name="Index_20_Link">bulk　<text:tab/>58</text:a></text:p>
            <text:p text:style-name="P658"><text:a xlink:type="simple" xlink:href="#__RefHeading__14438_1559979953" text:style-name="Index_20_Link" text:visited-style-name="Index_20_Link">call　<text:tab/>59</text:a></text:p>
            <text:p text:style-name="P658"><text:a xlink:type="simple" xlink:href="#__RefHeading__14440_1559979953" text:style-name="Index_20_Link" text:visited-style-name="Index_20_Link">case　<text:tab/>60</text:a></text:p>
            <text:p text:style-name="P658"><text:a xlink:type="simple" xlink:href="#__RefHeading__14442_1559979953" text:style-name="Index_20_Link" text:visited-style-name="Index_20_Link">cd　<text:tab/>61</text:a></text:p>
            <text:p text:style-name="P658"><text:a xlink:type="simple" xlink:href="#__RefHeading__14444_1559979953" text:style-name="Index_20_Link" text:visited-style-name="Index_20_Link">class　<text:tab/>62</text:a></text:p>
            <text:p text:style-name="P658"><text:a xlink:type="simple" xlink:href="#__RefHeading___Toc23915_1636654246" text:style-name="Index_20_Link" text:visited-style-name="Index_20_Link">close　<text:tab/>63</text:a></text:p>
            <text:p text:style-name="P658"><text:a xlink:type="simple" xlink:href="#__RefHeading__14446_1559979953" text:style-name="Index_20_Link" text:visited-style-name="Index_20_Link">cond　<text:tab/>64</text:a></text:p>
            <text:p text:style-name="P658"><text:a xlink:type="simple" xlink:href="#__RefHeading__14908_1847744091" text:style-name="Index_20_Link" text:visited-style-name="Index_20_Link">connect　<text:tab/>65</text:a></text:p>
            <text:p text:style-name="P658"><text:a xlink:type="simple" xlink:href="#__RefHeading__14908_18477440911" text:style-name="Index_20_Link" text:visited-style-name="Index_20_Link">connect?　<text:tab/>66</text:a></text:p>
            <text:p text:style-name="P658"><text:a xlink:type="simple" xlink:href="#__RefHeading__14448_1559979953" text:style-name="Index_20_Link" text:visited-style-name="Index_20_Link">continue　<text:tab/>67</text:a></text:p>
            <text:p text:style-name="P658"><text:a xlink:type="simple" xlink:href="#__RefHeading___Toc26167_3550414430" text:style-name="Index_20_Link" text:visited-style-name="Index_20_Link">control?　<text:tab/>68</text:a></text:p>
            <text:p text:style-name="P658"><text:a xlink:type="simple" xlink:href="#__RefHeading__14910_1847744091" text:style-name="Index_20_Link" text:visited-style-name="Index_20_Link">coro　<text:tab/>69</text:a></text:p>
            <text:p text:style-name="P658"><text:a xlink:type="simple" xlink:href="#__RefHeading___Toc21223_1834471834" text:style-name="Index_20_Link" text:visited-style-name="Index_20_Link">coro-id　<text:tab/>70</text:a></text:p>
            <text:p text:style-name="P658"><text:a xlink:type="simple" xlink:href="#__RefHeading___Toc19463_2135658563" text:style-name="Index_20_Link" text:visited-style-name="Index_20_Link">debug　<text:tab/>71</text:a></text:p>
            <text:p text:style-name="P658"><text:a xlink:type="simple" xlink:href="#__RefHeading___Toc19465_2135658563" text:style-name="Index_20_Link" text:visited-style-name="Index_20_Link">debugger　<text:tab/>72</text:a></text:p>
            <text:p text:style-name="P658"><text:a xlink:type="simple" xlink:href="#__RefHeading__14450_1559979953" text:style-name="Index_20_Link" text:visited-style-name="Index_20_Link">defun　<text:tab/>73</text:a></text:p>
            <text:p text:style-name="P658"><text:a xlink:type="simple" xlink:href="#__RefHeading__14452_1559979953" text:style-name="Index_20_Link" text:visited-style-name="Index_20_Link">defvar　<text:tab/>74</text:a></text:p>
            <text:p text:style-name="P658"><text:a xlink:type="simple" xlink:href="#__RefHeading__14454_1559979953" text:style-name="Index_20_Link" text:visited-style-name="Index_20_Link">defvar?　<text:tab/>75</text:a></text:p>
            <text:p text:style-name="P658"><text:a xlink:type="simple" xlink:href="#__RefHeading__14456_1559979953" text:style-name="Index_20_Link" text:visited-style-name="Index_20_Link">dict　<text:tab/>76</text:a></text:p>
            <text:p text:style-name="P658"><text:a xlink:type="simple" xlink:href="#__RefHeading__14458_1559979953" text:style-name="Index_20_Link" text:visited-style-name="Index_20_Link">dict?　<text:tab/>77</text:a></text:p>
            <text:p text:style-name="P658"><text:a xlink:type="simple" xlink:href="#__RefHeading__14460_1559979953" text:style-name="Index_20_Link" text:visited-style-name="Index_20_Link">dict-class　<text:tab/>78</text:a></text:p>
            <text:p text:style-name="P658"><text:a xlink:type="simple" xlink:href="#__RefHeading___Toc24100_2042234533" text:style-name="Index_20_Link" text:visited-style-name="Index_20_Link">dict-closure　<text:tab/>78</text:a></text:p>
            <text:p text:style-name="P658"><text:a xlink:type="simple" xlink:href="#__RefHeading__14462_1559979953" text:style-name="Index_20_Link" text:visited-style-name="Index_20_Link">dict-func　<text:tab/>78</text:a></text:p>
            <text:p text:style-name="P658"><text:a xlink:type="simple" xlink:href="#__RefHeading__14464_1559979953" text:style-name="Index_20_Link" text:visited-style-name="Index_20_Link">dict-global　<text:tab/>78</text:a></text:p>
            <text:p text:style-name="P658"><text:a xlink:type="simple" xlink:href="#__RefHeading__14466_1559979953" text:style-name="Index_20_Link" text:visited-style-name="Index_20_Link">dict-local　<text:tab/>78</text:a></text:p>
            <text:p text:style-name="P658"><text:a xlink:type="simple" xlink:href="#__RefHeading__14468_1559979953" text:style-name="Index_20_Link" text:visited-style-name="Index_20_Link">dict-object　<text:tab/>78</text:a></text:p>
            <text:p text:style-name="P658"><text:a xlink:type="simple" xlink:href="#__RefHeading___Toc27926_22973710161" text:style-name="Index_20_Link" text:visited-style-name="Index_20_Link">disable-itimer　<text:tab/>79</text:a></text:p>
            <text:p text:style-name="P658"><text:a xlink:type="simple" xlink:href="#__RefHeading___Toc27926_2297371016" text:style-name="Index_20_Link" text:visited-style-name="Index_20_Link">enable-itimer　<text:tab/>80</text:a></text:p>
            <text:p text:style-name="P658"><text:a xlink:type="simple" xlink:href="#__RefHeading___Toc21225_1834471834" text:style-name="Index_20_Link" text:visited-style-name="Index_20_Link"><text:soft-page-break/>eq? / neq?　<text:tab/>81</text:a></text:p>
            <text:p text:style-name="P658"><text:a xlink:type="simple" xlink:href="#__RefHeading__14470_1559979953" text:style-name="Index_20_Link" text:visited-style-name="Index_20_Link">exec　<text:tab/>82</text:a></text:p>
            <text:p text:style-name="P658"><text:a xlink:type="simple" xlink:href="#__RefHeading__14472_1559979953" text:style-name="Index_20_Link" text:visited-style-name="Index_20_Link">exists?　<text:tab/>84</text:a></text:p>
            <text:p text:style-name="P658"><text:a xlink:type="simple" xlink:href="#__RefHeading__14474_1559979953" text:style-name="Index_20_Link" text:visited-style-name="Index_20_Link">exit　<text:tab/>85</text:a></text:p>
            <text:p text:style-name="P658"><text:a xlink:type="simple" xlink:href="#__RefHeading__14476_1559979953" text:style-name="Index_20_Link" text:visited-style-name="Index_20_Link">false　<text:tab/>86</text:a></text:p>
            <text:p text:style-name="P658"><text:a xlink:type="simple" xlink:href="#__RefHeading___Toc19467_2135658563" text:style-name="Index_20_Link" text:visited-style-name="Index_20_Link">false?　<text:tab/>87</text:a></text:p>
            <text:p text:style-name="P658"><text:a xlink:type="simple" xlink:href="#__RefHeading__14478_1559979953" text:style-name="Index_20_Link" text:visited-style-name="Index_20_Link">file　<text:tab/>88</text:a></text:p>
            <text:p text:style-name="P658"><text:a xlink:type="simple" xlink:href="#__RefHeading___Toc21227_1834471834" text:style-name="Index_20_Link" text:visited-style-name="Index_20_Link">fork　<text:tab/>90</text:a></text:p>
            <text:p text:style-name="P658"><text:a xlink:type="simple" xlink:href="#__RefHeading___Toc21227_18344718341" text:style-name="Index_20_Link" text:visited-style-name="Index_20_Link">FCL　<text:tab/>91</text:a></text:p>
            <text:p text:style-name="P658"><text:a xlink:type="simple" xlink:href="#__RefHeading__14480_1559979953" text:style-name="Index_20_Link" text:visited-style-name="Index_20_Link">fork-exec　<text:tab/>92</text:a></text:p>
            <text:p text:style-name="P658"><text:a xlink:type="simple" xlink:href="#__RefHeading__14482_1559979953" text:style-name="Index_20_Link" text:visited-style-name="Index_20_Link">fun　<text:tab/>94</text:a></text:p>
            <text:p text:style-name="P658"><text:a xlink:type="simple" xlink:href="#__RefHeading__14354_1847744091" text:style-name="Index_20_Link" text:visited-style-name="Index_20_Link">func? 　<text:tab/>95</text:a></text:p>
            <text:p text:style-name="P658"><text:a xlink:type="simple" xlink:href="#__RefHeading___Toc21200_780634474" text:style-name="Index_20_Link" text:visited-style-name="Index_20_Link">gc　<text:tab/>96</text:a></text:p>
            <text:p text:style-name="P658"><text:a xlink:type="simple" xlink:href="#__RefHeading__14914_1847744091" text:style-name="Index_20_Link" text:visited-style-name="Index_20_Link">glob　<text:tab/>97</text:a></text:p>
            <text:p text:style-name="P658"><text:a xlink:type="simple" xlink:href="#__RefHeading__14916_1847744091" text:style-name="Index_20_Link" text:visited-style-name="Index_20_Link">goto　<text:tab/>98</text:a></text:p>
            <text:p text:style-name="P658"><text:a xlink:type="simple" xlink:href="#__RefHeading__14484_1559979953" text:style-name="Index_20_Link" text:visited-style-name="Index_20_Link">if　<text:tab/>99</text:a></text:p>
            <text:p text:style-name="P658"><text:a xlink:type="simple" xlink:href="#__RefHeading__14486_1559979953" text:style-name="Index_20_Link" text:visited-style-name="Index_20_Link">info　<text:tab/>100</text:a></text:p>
            <text:p text:style-name="P658"><text:a xlink:type="simple" xlink:href="#__RefHeading__14356_1847744091" text:style-name="Index_20_Link" text:visited-style-name="Index_20_Link">integer?　<text:tab/>101</text:a></text:p>
            <text:p text:style-name="P658"><text:a xlink:type="simple" xlink:href="#__RefHeading__14356_18477440911" text:style-name="Index_20_Link" text:visited-style-name="Index_20_Link">intr?　<text:tab/>102</text:a></text:p>
            <text:p text:style-name="P658"><text:a xlink:type="simple" xlink:href="#__RefHeading__14356_184774409111" text:style-name="Index_20_Link" text:visited-style-name="Index_20_Link">kill / killpg　<text:tab/>103</text:a></text:p>
            <text:p text:style-name="P658"><text:a xlink:type="simple" xlink:href="#__RefHeading__14488_1559979953" text:style-name="Index_20_Link" text:visited-style-name="Index_20_Link">lazy　<text:tab/>104</text:a></text:p>
            <text:p text:style-name="P658"><text:a xlink:type="simple" xlink:href="#__RefHeading__14358_1847744091" text:style-name="Index_20_Link" text:visited-style-name="Index_20_Link">list?　<text:tab/>105</text:a></text:p>
            <text:p text:style-name="P658"><text:a xlink:type="simple" xlink:href="#__RefHeading___Toc19469_2135658563" text:style-name="Index_20_Link" text:visited-style-name="Index_20_Link">load　<text:tab/>106</text:a></text:p>
            <text:p text:style-name="P658"><text:a xlink:type="simple" xlink:href="#__RefHeading__14490_1559979953" text:style-name="Index_20_Link" text:visited-style-name="Index_20_Link">load-class　<text:tab/>107</text:a></text:p>
            <text:p text:style-name="P658"><text:a xlink:type="simple" xlink:href="#__RefHeading___Toc19471_2135658563" text:style-name="Index_20_Link" text:visited-style-name="Index_20_Link">load-func　<text:tab/>108</text:a></text:p>
            <text:p text:style-name="P658"><text:a xlink:type="simple" xlink:href="#__RefHeading__14918_1847744091" text:style-name="Index_20_Link" text:visited-style-name="Index_20_Link">loop　<text:tab/>109</text:a></text:p>
            <text:p text:style-name="P658"><text:a xlink:type="simple" xlink:href="#__RefHeading___Toc19473_2135658563" text:style-name="Index_20_Link" text:visited-style-name="Index_20_Link">make-proxy　<text:tab/>110</text:a></text:p>
            <text:p text:style-name="P658"><text:a xlink:type="simple" xlink:href="#__RefHeading__14492_1559979953" text:style-name="Index_20_Link" text:visited-style-name="Index_20_Link">new　<text:tab/>111</text:a></text:p>
            <text:p text:style-name="P658"><text:a xlink:type="simple" xlink:href="#__RefHeading__14360_1847744091" text:style-name="Index_20_Link" text:visited-style-name="Index_20_Link">nil?　<text:tab/>112</text:a></text:p>
            <text:p text:style-name="P658"><text:a xlink:type="simple" xlink:href="#__RefHeading__14362_1847744091" text:style-name="Index_20_Link" text:visited-style-name="Index_20_Link">object?　<text:tab/>113</text:a></text:p>
            <text:p text:style-name="P658"><text:a xlink:type="simple" xlink:href="#__RefHeading__14494_1559979953" text:style-name="Index_20_Link" text:visited-style-name="Index_20_Link">or　<text:tab/>114</text:a></text:p>
            <text:p text:style-name="P658"><text:a xlink:type="simple" xlink:href="#__RefHeading__14920_1847744091" text:style-name="Index_20_Link" text:visited-style-name="Index_20_Link">pause　<text:tab/>115</text:a></text:p>
            <text:p text:style-name="P658"><text:a xlink:type="simple" xlink:href="#__RefHeading___Toc22365_16366542461" text:style-name="Index_20_Link" text:visited-style-name="Index_20_Link">pid　<text:tab/>116</text:a></text:p>
            <text:p text:style-name="P658"><text:a xlink:type="simple" xlink:href="#__RefHeading___Toc19475_2135658563" text:style-name="Index_20_Link" text:visited-style-name="Index_20_Link">pipe　<text:tab/>117</text:a></text:p>
            <text:p text:style-name="P658"><text:a xlink:type="simple" xlink:href="#__RefHeading__14496_1559979953" text:style-name="Index_20_Link" text:visited-style-name="Index_20_Link">print / println　<text:tab/>118</text:a></text:p>
            <text:p text:style-name="P658"><text:a xlink:type="simple" xlink:href="#__RefHeading__14498_1559979953" text:style-name="Index_20_Link" text:visited-style-name="Index_20_Link">pwd　<text:tab/>119</text:a></text:p>
            <text:p text:style-name="P658"><text:a xlink:type="simple" xlink:href="#__RefHeading__14500_1559979953" text:style-name="Index_20_Link" text:visited-style-name="Index_20_Link">rand　<text:tab/>120</text:a></text:p>
            <text:p text:style-name="P658"><text:a xlink:type="simple" xlink:href="#__RefHeading__14502_1559979953" text:style-name="Index_20_Link" text:visited-style-name="Index_20_Link">read　<text:tab/>121</text:a></text:p>
            <text:p text:style-name="P658"><text:a xlink:type="simple" xlink:href="#__RefHeading__14364_1847744091" text:style-name="Index_20_Link" text:visited-style-name="Index_20_Link">real?　<text:tab/>122</text:a></text:p>
            <text:p text:style-name="P658"><text:a xlink:type="simple" xlink:href="#__RefHeading__14504_1559979953" text:style-name="Index_20_Link" text:visited-style-name="Index_20_Link">redo　<text:tab/>123</text:a></text:p>
            <text:p text:style-name="P658"><text:a xlink:type="simple" xlink:href="#__RefHeading___Toc23052_1636654246" text:style-name="Index_20_Link" text:visited-style-name="Index_20_Link">ref　<text:tab/>124</text:a></text:p>
            <text:p text:style-name="P658"><text:a xlink:type="simple" xlink:href="#__RefHeading__16786_505007155" text:style-name="Index_20_Link" text:visited-style-name="Index_20_Link"><text:soft-page-break/>REM　<text:tab/>125</text:a></text:p>
            <text:p text:style-name="P658"><text:a xlink:type="simple" xlink:href="#__RefHeading__15713_112356151" text:style-name="Index_20_Link" text:visited-style-name="Index_20_Link">resolv-host　<text:tab/>126</text:a></text:p>
            <text:p text:style-name="P658"><text:a xlink:type="simple" xlink:href="#__RefHeading__15715_112356151" text:style-name="Index_20_Link" text:visited-style-name="Index_20_Link">resolv-in-addr　<text:tab/>127</text:a></text:p>
            <text:p text:style-name="P658"><text:a xlink:type="simple" xlink:href="#__RefHeading__14506_1559979953" text:style-name="Index_20_Link" text:visited-style-name="Index_20_Link">result　<text:tab/>128</text:a></text:p>
            <text:p text:style-name="P658"><text:a xlink:type="simple" xlink:href="#__RefHeading__14508_1559979953" text:style-name="Index_20_Link" text:visited-style-name="Index_20_Link">retry　<text:tab/>129</text:a></text:p>
            <text:p text:style-name="P658"><text:a xlink:type="simple" xlink:href="#__RefHeading__14510_1559979953" text:style-name="Index_20_Link" text:visited-style-name="Index_20_Link">return　<text:tab/>130</text:a></text:p>
            <text:p text:style-name="P658"><text:a xlink:type="simple" xlink:href="#__RefHeading__14366_1847744091" text:style-name="Index_20_Link" text:visited-style-name="Index_20_Link">rquote?　<text:tab/>131</text:a></text:p>
            <text:p text:style-name="P658"><text:a xlink:type="simple" xlink:href="#__RefHeading__14512_1559979953" text:style-name="Index_20_Link" text:visited-style-name="Index_20_Link">sdir　<text:tab/>132</text:a></text:p>
            <text:p text:style-name="P658"><text:a xlink:type="simple" xlink:href="#__RefHeading___Toc23917_1636654246" text:style-name="Index_20_Link" text:visited-style-name="Index_20_Link">select　<text:tab/>133</text:a></text:p>
            <text:p text:style-name="P658"><text:a xlink:type="simple" xlink:href="#__RefHeading__14514_1559979953" text:style-name="Index_20_Link" text:visited-style-name="Index_20_Link">self　<text:tab/>134</text:a></text:p>
            <text:p text:style-name="P658"><text:a xlink:type="simple" xlink:href="#__RefHeading__14516_1559979953" text:style-name="Index_20_Link" text:visited-style-name="Index_20_Link">set　<text:tab/>135</text:a></text:p>
            <text:p text:style-name="P658"><text:a xlink:type="simple" xlink:href="#__RefHeading__14518_1559979953" text:style-name="Index_20_Link" text:visited-style-name="Index_20_Link">set?　<text:tab/>136</text:a></text:p>
            <text:p text:style-name="P658"><text:a xlink:type="simple" xlink:href="#__RefHeading___Toc27928_2297371016" text:style-name="Index_20_Link" text:visited-style-name="Index_20_Link">set-itimer　<text:tab/>137</text:a></text:p>
            <text:p text:style-name="P658"><text:a xlink:type="simple" xlink:href="#__RefHeading__14528_15599799531" text:style-name="Index_20_Link" text:visited-style-name="Index_20_Link">set-locale　<text:tab/>138</text:a></text:p>
            <text:p text:style-name="P658"><text:a xlink:type="simple" xlink:href="#__RefHeading__17275_467714174" text:style-name="Index_20_Link" text:visited-style-name="Index_20_Link">setc　<text:tab/>139</text:a></text:p>
            <text:p text:style-name="P658"><text:a xlink:type="simple" xlink:href="#__RefHeading__17277_467714174" text:style-name="Index_20_Link" text:visited-style-name="Index_20_Link">setc?　<text:tab/>140</text:a></text:p>
            <text:p text:style-name="P658"><text:a xlink:type="simple" xlink:href="#__RefHeading__14520_1559979953" text:style-name="Index_20_Link" text:visited-style-name="Index_20_Link">sets　<text:tab/>141</text:a></text:p>
            <text:p text:style-name="P658"><text:a xlink:type="simple" xlink:href="#__RefHeading__14522_1559979953" text:style-name="Index_20_Link" text:visited-style-name="Index_20_Link">sets?　<text:tab/>142</text:a></text:p>
            <text:p text:style-name="P658"><text:a xlink:type="simple" xlink:href="#__RefHeading__17365_467714174" text:style-name="Index_20_Link" text:visited-style-name="Index_20_Link">setvar　<text:tab/>143</text:a></text:p>
            <text:p text:style-name="P658"><text:a xlink:type="simple" xlink:href="#__RefHeading__14526_1559979953" text:style-name="Index_20_Link" text:visited-style-name="Index_20_Link">show-stack　<text:tab/>144</text:a></text:p>
            <text:p text:style-name="P658"><text:a xlink:type="simple" xlink:href="#__RefHeading__14528_1559979953" text:style-name="Index_20_Link" text:visited-style-name="Index_20_Link">sid　<text:tab/>145</text:a></text:p>
            <text:p text:style-name="P658"><text:a xlink:type="simple" xlink:href="#__RefHeading__14530_1559979953" text:style-name="Index_20_Link" text:visited-style-name="Index_20_Link">sleep　<text:tab/>146</text:a></text:p>
            <text:p text:style-name="P658"><text:a xlink:type="simple" xlink:href="#__RefHeading___Toc23919_1636654246" text:style-name="Index_20_Link" text:visited-style-name="Index_20_Link">socket-server　<text:tab/>147</text:a></text:p>
            <text:p text:style-name="P658"><text:a xlink:type="simple" xlink:href="#__RefHeading___Toc24768_2725568808" text:style-name="Index_20_Link" text:visited-style-name="Index_20_Link">spawn　<text:tab/>148</text:a></text:p>
            <text:p text:style-name="P658"><text:a xlink:type="simple" xlink:href="#__RefHeading__14532_1559979953" text:style-name="Index_20_Link" text:visited-style-name="Index_20_Link">stack-trace　<text:tab/>149</text:a></text:p>
            <text:p text:style-name="P658"><text:a xlink:type="simple" xlink:href="#__RefHeading__14368_1847744091" text:style-name="Index_20_Link" text:visited-style-name="Index_20_Link">string?　<text:tab/>150</text:a></text:p>
            <text:p text:style-name="P658"><text:a xlink:type="simple" xlink:href="#__RefHeading___Toc24470_2166227548" text:style-name="Index_20_Link" text:visited-style-name="Index_20_Link">strftime　<text:tab/>151</text:a></text:p>
            <text:p text:style-name="P658"><text:a xlink:type="simple" xlink:href="#__RefHeading___Toc23935_2328418376" text:style-name="Index_20_Link" text:visited-style-name="Index_20_Link">strptime　<text:tab/>152</text:a></text:p>
            <text:p text:style-name="P658"><text:a xlink:type="simple" xlink:href="#__RefHeading__14534_1559979953" text:style-name="Index_20_Link" text:visited-style-name="Index_20_Link">symbol　<text:tab/>153</text:a></text:p>
            <text:p text:style-name="P658"><text:a xlink:type="simple" xlink:href="#__RefHeading__14370_1847744091" text:style-name="Index_20_Link" text:visited-style-name="Index_20_Link">symbol?　<text:tab/>154</text:a></text:p>
            <text:p text:style-name="P658"><text:a xlink:type="simple" xlink:href="#__RefHeading___Toc22365_1636654246" text:style-name="Index_20_Link" text:visited-style-name="Index_20_Link">tag　<text:tab/>155</text:a></text:p>
            <text:p text:style-name="P658"><text:a xlink:type="simple" xlink:href="#__RefHeading__14536_1559979953" text:style-name="Index_20_Link" text:visited-style-name="Index_20_Link">throw　<text:tab/>156</text:a></text:p>
            <text:p text:style-name="P658"><text:a xlink:type="simple" xlink:href="#__RefHeading__14538_1559979953" text:style-name="Index_20_Link" text:visited-style-name="Index_20_Link">time　<text:tab/>157</text:a></text:p>
            <text:p text:style-name="P658"><text:a xlink:type="simple" xlink:href="#__RefHeading___Toc24472_2166227548" text:style-name="Index_20_Link" text:visited-style-name="Index_20_Link">time-of-day　<text:tab/>158</text:a></text:p>
            <text:p text:style-name="P658"><text:a xlink:type="simple" xlink:href="#__RefHeading__14540_1559979953" text:style-name="Index_20_Link" text:visited-style-name="Index_20_Link">trace　<text:tab/>159</text:a></text:p>
            <text:p text:style-name="P658"><text:a xlink:type="simple" xlink:href="#__RefHeading__14542_1559979953" text:style-name="Index_20_Link" text:visited-style-name="Index_20_Link">trap　<text:tab/>160</text:a></text:p>
            <text:p text:style-name="P658"><text:a xlink:type="simple" xlink:href="#__RefHeading__14544_1559979953" text:style-name="Index_20_Link" text:visited-style-name="Index_20_Link">true　<text:tab/>161</text:a></text:p>
            <text:p text:style-name="P658"><text:a xlink:type="simple" xlink:href="#__RefHeading___Toc19477_2135658563" text:style-name="Index_20_Link" text:visited-style-name="Index_20_Link">true?　<text:tab/>162</text:a></text:p>
            <text:p text:style-name="P658"><text:a xlink:type="simple" xlink:href="#__RefHeading__14546_1559979953" text:style-name="Index_20_Link" text:visited-style-name="Index_20_Link">try　<text:tab/>163</text:a></text:p>
            <text:p text:style-name="P658"><text:a xlink:type="simple" xlink:href="#__RefHeading__14548_1559979953" text:style-name="Index_20_Link" text:visited-style-name="Index_20_Link">type?　<text:tab/>164</text:a></text:p>
            <text:p text:style-name="P658"><text:a xlink:type="simple" xlink:href="#__RefHeading__14550_1559979953" text:style-name="Index_20_Link" text:visited-style-name="Index_20_Link">unknown　<text:tab/>165</text:a></text:p>
            <text:p text:style-name="P658"><text:a xlink:type="simple" xlink:href="#__RefHeading__14552_1559979953" text:style-name="Index_20_Link" text:visited-style-name="Index_20_Link"><text:soft-page-break/>unset　<text:tab/>166</text:a></text:p>
            <text:p text:style-name="P658"><text:a xlink:type="simple" xlink:href="#__RefHeading___Toc19479_2135658563" text:style-name="Index_20_Link" text:visited-style-name="Index_20_Link">unsets　<text:tab/>167</text:a></text:p>
            <text:p text:style-name="P658"><text:a xlink:type="simple" xlink:href="#__RefHeading__14554_1559979953" text:style-name="Index_20_Link" text:visited-style-name="Index_20_Link">uplevel　<text:tab/>168</text:a></text:p>
            <text:p text:style-name="P658"><text:a xlink:type="simple" xlink:href="#__RefHeading__14556_1559979953" text:style-name="Index_20_Link" text:visited-style-name="Index_20_Link">vector　<text:tab/>169</text:a></text:p>
            <text:p text:style-name="P658"><text:a xlink:type="simple" xlink:href="#__RefHeading__14558_1559979953" text:style-name="Index_20_Link" text:visited-style-name="Index_20_Link">vector?　<text:tab/>170</text:a></text:p>
            <text:p text:style-name="P658"><text:a xlink:type="simple" xlink:href="#__RefHeading___Toc19481_2135658563" text:style-name="Index_20_Link" text:visited-style-name="Index_20_Link">wait　<text:tab/>171</text:a></text:p>
            <text:p text:style-name="P658"><text:a xlink:type="simple" xlink:href="#__RefHeading___Toc19483_2135658563" text:style-name="Index_20_Link" text:visited-style-name="Index_20_Link">where　<text:tab/>172</text:a></text:p>
            <text:p text:style-name="P658"><text:a xlink:type="simple" xlink:href="#__RefHeading__14560_1559979953" text:style-name="Index_20_Link" text:visited-style-name="Index_20_Link">while　<text:tab/>173</text:a></text:p>
            <text:p text:style-name="P658"><text:a xlink:type="simple" xlink:href="#__RefHeading__14562_1559979953" text:style-name="Index_20_Link" text:visited-style-name="Index_20_Link">yield　<text:tab/>174</text:a></text:p>
            <text:p text:style-name="P657"><text:a xlink:type="simple" xlink:href="#__RefHeading__14564_1559979953" text:style-name="Index_20_Link" text:visited-style-name="Index_20_Link">5.2 クラスリファレンス<text:tab/>175</text:a></text:p>
            <text:p text:style-name="P658"><text:a xlink:type="simple" xlink:href="#__RefHeading___Toc21590_780634474" text:style-name="Index_20_Link" text:visited-style-name="Index_20_Link">Block　<text:tab/>175</text:a></text:p>
            <text:p text:style-name="P658"><text:a xlink:type="simple" xlink:href="#__RefHeading__14582_1559979953" text:style-name="Index_20_Link" text:visited-style-name="Index_20_Link">Block::&gt;&gt;　<text:tab/>176</text:a></text:p>
            <text:p text:style-name="P658"><text:a xlink:type="simple" xlink:href="#__RefHeading___Toc23522_2343755027" text:style-name="Index_20_Link" text:visited-style-name="Index_20_Link">Block::&gt;&gt;&gt;　<text:tab/>177</text:a></text:p>
            <text:p text:style-name="P658"><text:a xlink:type="simple" xlink:href="#__RefHeading__14584_1559979953" text:style-name="Index_20_Link" text:visited-style-name="Index_20_Link">Block::&lt;&lt;　<text:tab/>178</text:a></text:p>
            <text:p text:style-name="P658"><text:a xlink:type="simple" xlink:href="#__RefHeading___Toc23524_2343755027" text:style-name="Index_20_Link" text:visited-style-name="Index_20_Link">Block::&lt;&lt;&lt;　<text:tab/>179</text:a></text:p>
            <text:p text:style-name="P658"><text:a xlink:type="simple" xlink:href="#__RefHeading__14586_1559979953" text:style-name="Index_20_Link" text:visited-style-name="Index_20_Link">Block::eval　<text:tab/>180</text:a></text:p>
            <text:p text:style-name="P658"><text:a xlink:type="simple" xlink:href="#__RefHeading___Toc26169_3550414430" text:style-name="Index_20_Link" text:visited-style-name="Index_20_Link">Bool　<text:tab/>181</text:a></text:p>
            <text:p text:style-name="P658"><text:a xlink:type="simple" xlink:href="#__RefHeading___Toc26171_3550414430" text:style-name="Index_20_Link" text:visited-style-name="Index_20_Link">Bool::??　<text:tab/>182</text:a></text:p>
            <text:p text:style-name="P658"><text:a xlink:type="simple" xlink:href="#__RefHeading___Toc26173_3550414430" text:style-name="Index_20_Link" text:visited-style-name="Index_20_Link">Bool::???　<text:tab/>183</text:a></text:p>
            <text:p text:style-name="P658"><text:a xlink:type="simple" xlink:href="#__RefHeading___Toc26175_3550414430" text:style-name="Index_20_Link" text:visited-style-name="Index_20_Link">Bulk　<text:tab/>184</text:a></text:p>
            <text:p text:style-name="P658"><text:a xlink:type="simple" xlink:href="#__RefHeading___Toc26177_3550414430" text:style-name="Index_20_Link" text:visited-style-name="Index_20_Link">Bulk::append　<text:tab/>185</text:a></text:p>
            <text:p text:style-name="P658"><text:a xlink:type="simple" xlink:href="#__RefHeading___Toc26737_3550414430" text:style-name="Index_20_Link" text:visited-style-name="Index_20_Link">Bulk::base64encode　<text:tab/>186</text:a></text:p>
            <text:p text:style-name="P658"><text:a xlink:type="simple" xlink:href="#__RefHeading___Toc26739_3550414430" text:style-name="Index_20_Link" text:visited-style-name="Index_20_Link">Bulk::base64decode　<text:tab/>187</text:a></text:p>
            <text:p text:style-name="P658"><text:a xlink:type="simple" xlink:href="#__RefHeading___Toc26741_3550414430" text:style-name="Index_20_Link" text:visited-style-name="Index_20_Link">Bulk::capacity　<text:tab/>188</text:a></text:p>
            <text:p text:style-name="P658"><text:a xlink:type="simple" xlink:href="#__RefHeading___Toc26743_3550414430" text:style-name="Index_20_Link" text:visited-style-name="Index_20_Link">Bulk::get　<text:tab/>189</text:a></text:p>
            <text:p text:style-name="P658"><text:a xlink:type="simple" xlink:href="#__RefHeading___Toc26745_3550414430" text:style-name="Index_20_Link" text:visited-style-name="Index_20_Link">Bulk::len　<text:tab/>190</text:a></text:p>
            <text:p text:style-name="P658"><text:a xlink:type="simple" xlink:href="#__RefHeading___Toc26747_3550414430" text:style-name="Index_20_Link" text:visited-style-name="Index_20_Link">Bulk::position　<text:tab/>191</text:a></text:p>
            <text:p text:style-name="P658"><text:a xlink:type="simple" xlink:href="#__RefHeading___Toc26749_3550414430" text:style-name="Index_20_Link" text:visited-style-name="Index_20_Link">Bulk::read　<text:tab/>192</text:a></text:p>
            <text:p text:style-name="P658"><text:a xlink:type="simple" xlink:href="#__RefHeading___Toc26751_3550414430" text:style-name="Index_20_Link" text:visited-style-name="Index_20_Link">Bulk::seek　<text:tab/>193</text:a></text:p>
            <text:p text:style-name="P658"><text:a xlink:type="simple" xlink:href="#__RefHeading___Toc26753_3550414430" text:style-name="Index_20_Link" text:visited-style-name="Index_20_Link">Bulk::set　<text:tab/>194</text:a></text:p>
            <text:p text:style-name="P658"><text:a xlink:type="simple" xlink:href="#__RefHeading___Toc26755_3550414430" text:style-name="Index_20_Link" text:visited-style-name="Index_20_Link">Bulk::truncate　<text:tab/>195</text:a></text:p>
            <text:p text:style-name="P658"><text:a xlink:type="simple" xlink:href="#__RefHeading___Toc26757_3550414430" text:style-name="Index_20_Link" text:visited-style-name="Index_20_Link">Bulk::write　<text:tab/>196</text:a></text:p>
            <text:p text:style-name="P658"><text:a xlink:type="simple" xlink:href="#__RefHeading___Toc21592_780634474" text:style-name="Index_20_Link" text:visited-style-name="Index_20_Link">Coro　<text:tab/>197</text:a></text:p>
            <text:p text:style-name="P658"><text:a xlink:type="simple" xlink:href="#__RefHeading___Toc21202_780634474" text:style-name="Index_20_Link" text:visited-style-name="Index_20_Link">Coro::eval　<text:tab/>198</text:a></text:p>
            <text:p text:style-name="P658"><text:a xlink:type="simple" xlink:href="#__RefHeading___Toc21202_7806344741" text:style-name="Index_20_Link" text:visited-style-name="Index_20_Link">Coro::get-stacktrace　<text:tab/>199</text:a></text:p>
            <text:p text:style-name="P658"><text:a xlink:type="simple" xlink:href="#__RefHeading___Toc19485_2135658563" text:style-name="Index_20_Link" text:visited-style-name="Index_20_Link">Coro::next　<text:tab/>200</text:a></text:p>
            <text:p text:style-name="P658"><text:a xlink:type="simple" xlink:href="#__RefHeading__15719_112356151" text:style-name="Index_20_Link" text:visited-style-name="Index_20_Link">Coro::release　<text:tab/>201</text:a></text:p>
            <text:p text:style-name="P658"><text:a xlink:type="simple" xlink:href="#__RefHeading___Toc21229_1834471834" text:style-name="Index_20_Link" text:visited-style-name="Index_20_Link">Coro::stat　<text:tab/>202</text:a></text:p>
            <text:p text:style-name="P658"><text:a xlink:type="simple" xlink:href="#__RefHeading___Toc21594_780634474" text:style-name="Index_20_Link" text:visited-style-name="Index_20_Link">Dict　<text:tab/>203</text:a></text:p>
            <text:p text:style-name="P658"><text:a xlink:type="simple" xlink:href="#__RefHeading__13974_843795075" text:style-name="Index_20_Link" text:visited-style-name="Index_20_Link">Dict::each　<text:tab/>204</text:a></text:p>
            <text:p text:style-name="P658"><text:a xlink:type="simple" xlink:href="#__RefHeading__14610_1559979953" text:style-name="Index_20_Link" text:visited-style-name="Index_20_Link">Dict::get　<text:tab/>205</text:a></text:p>
            <text:p text:style-name="P658"><text:a xlink:type="simple" xlink:href="#__RefHeading__14612_1559979953" text:style-name="Index_20_Link" text:visited-style-name="Index_20_Link"><text:soft-page-break/>Dict::keys　<text:tab/>206</text:a></text:p>
            <text:p text:style-name="P658"><text:a xlink:type="simple" xlink:href="#__RefHeading__14614_1559979953" text:style-name="Index_20_Link" text:visited-style-name="Index_20_Link">Dict::len　<text:tab/>207</text:a></text:p>
            <text:p text:style-name="P658"><text:a xlink:type="simple" xlink:href="#__RefHeading__14616_1559979953" text:style-name="Index_20_Link" text:visited-style-name="Index_20_Link">Dict::pairs　<text:tab/>208</text:a></text:p>
            <text:p text:style-name="P658"><text:a xlink:type="simple" xlink:href="#__RefHeading__14618_1559979953" text:style-name="Index_20_Link" text:visited-style-name="Index_20_Link">Dict::set　<text:tab/>209</text:a></text:p>
            <text:p text:style-name="P658"><text:a xlink:type="simple" xlink:href="#__RefHeading__14620_1559979953" text:style-name="Index_20_Link" text:visited-style-name="Index_20_Link">Dict::set?　<text:tab/>210</text:a></text:p>
            <text:p text:style-name="P658"><text:a xlink:type="simple" xlink:href="#__RefHeading___Toc25114_2612789494" text:style-name="Index_20_Link" text:visited-style-name="Index_20_Link">Dict::stat　<text:tab/>211</text:a></text:p>
            <text:p text:style-name="P658"><text:a xlink:type="simple" xlink:href="#__RefHeading__14622_1559979953" text:style-name="Index_20_Link" text:visited-style-name="Index_20_Link">Dict::string　<text:tab/>212</text:a></text:p>
            <text:p text:style-name="P658"><text:a xlink:type="simple" xlink:href="#__RefHeading__14624_1559979953" text:style-name="Index_20_Link" text:visited-style-name="Index_20_Link">Dict::unset　<text:tab/>213</text:a></text:p>
            <text:p text:style-name="P658"><text:a xlink:type="simple" xlink:href="#__RefHeading___Toc21596_780634474" text:style-name="Index_20_Link" text:visited-style-name="Index_20_Link">File　<text:tab/>214</text:a></text:p>
            <text:p text:style-name="P658"><text:a xlink:type="simple" xlink:href="#__RefHeading___Toc19487_2135658563" text:style-name="Index_20_Link" text:visited-style-name="Index_20_Link"><text:span text:style-name="T106">File::clear　</text:span><text:tab/>216</text:a></text:p>
            <text:p text:style-name="P658"><text:a xlink:type="simple" xlink:href="#__RefHeading___Toc19489_2135658563" text:style-name="Index_20_Link" text:visited-style-name="Index_20_Link">File::close　<text:tab/>217</text:a></text:p>
            <text:p text:style-name="P658"><text:a xlink:type="simple" xlink:href="#__RefHeading__14588_1559979953" text:style-name="Index_20_Link" text:visited-style-name="Index_20_Link">File::each　<text:tab/>218</text:a></text:p>
            <text:p text:style-name="P658"><text:a xlink:type="simple" xlink:href="#__RefHeading__14590_1559979953" text:style-name="Index_20_Link" text:visited-style-name="Index_20_Link">File::eof?　<text:tab/>219</text:a></text:p>
            <text:p text:style-name="P658"><text:a xlink:type="simple" xlink:href="#__RefHeading___Toc23045_2732400010" text:style-name="Index_20_Link" text:visited-style-name="Index_20_Link">File::fd?　<text:tab/>220</text:a></text:p>
            <text:p text:style-name="P658"><text:a xlink:type="simple" xlink:href="#__RefHeading__14592_1559979953" text:style-name="Index_20_Link" text:visited-style-name="Index_20_Link">File::flush　<text:tab/>221</text:a></text:p>
            <text:p text:style-name="P658"><text:a xlink:type="simple" xlink:href="#__RefHeading__14594_1559979953" text:style-name="Index_20_Link" text:visited-style-name="Index_20_Link">File::gets　<text:tab/>222</text:a></text:p>
            <text:p text:style-name="P658"><text:a xlink:type="simple" xlink:href="#__RefHeading___Toc19513_2135658563111" text:style-name="Index_20_Link" text:visited-style-name="Index_20_Link">File::get-tag　<text:tab/>223</text:a></text:p>
            <text:p text:style-name="P658"><text:a xlink:type="simple" xlink:href="#__RefHeading__14596_1559979953" text:style-name="Index_20_Link" text:visited-style-name="Index_20_Link">File::init　<text:tab/>224</text:a></text:p>
            <text:p text:style-name="P658"><text:a xlink:type="simple" xlink:href="#__RefHeading__14598_1559979953" text:style-name="Index_20_Link" text:visited-style-name="Index_20_Link">File::open　<text:tab/>225</text:a></text:p>
            <text:p text:style-name="P658"><text:a xlink:type="simple" xlink:href="#__RefHeading__14600_1559979953" text:style-name="Index_20_Link" text:visited-style-name="Index_20_Link">File::puts　<text:tab/>226</text:a></text:p>
            <text:p text:style-name="P658"><text:a xlink:type="simple" xlink:href="#__RefHeading__14602_1559979953" text:style-name="Index_20_Link" text:visited-style-name="Index_20_Link">File::ready?　<text:tab/>227</text:a></text:p>
            <text:p text:style-name="P658"><text:a xlink:type="simple" xlink:href="#__RefHeading__14604_1559979953" text:style-name="Index_20_Link" text:visited-style-name="Index_20_Link">File::set!　<text:tab/>228</text:a></text:p>
            <text:p text:style-name="P658"><text:a xlink:type="simple" xlink:href="#__RefHeading___Toc23054_1636654246" text:style-name="Index_20_Link" text:visited-style-name="Index_20_Link">File::set-encoding　<text:tab/>229</text:a></text:p>
            <text:p text:style-name="P658"><text:a xlink:type="simple" xlink:href="#__RefHeading___Toc23056_1636654246" text:style-name="Index_20_Link" text:visited-style-name="Index_20_Link">File::set-input-encoding　<text:tab/>229</text:a></text:p>
            <text:p text:style-name="P658"><text:a xlink:type="simple" xlink:href="#__RefHeading___Toc23058_1636654246" text:style-name="Index_20_Link" text:visited-style-name="Index_20_Link">File::set-output-encoding　<text:tab/>229</text:a></text:p>
            <text:p text:style-name="P658"><text:a xlink:type="simple" xlink:href="#__RefHeading___Toc28737_3565806484" text:style-name="Index_20_Link" text:visited-style-name="Index_20_Link">File::set-ignore-cr　<text:tab/>231</text:a></text:p>
            <text:p text:style-name="P658"><text:a xlink:type="simple" xlink:href="#__RefHeading___Toc19491_2135658563" text:style-name="Index_20_Link" text:visited-style-name="Index_20_Link">File::set-newline　<text:tab/>232</text:a></text:p>
            <text:p text:style-name="P658"><text:a xlink:type="simple" xlink:href="#__RefHeading___Toc19493_2135658563" text:style-name="Index_20_Link" text:visited-style-name="Index_20_Link">File::set-noblock　<text:tab/>233</text:a></text:p>
            <text:p text:style-name="P658"><text:a xlink:type="simple" xlink:href="#__RefHeading___Toc19495_2135658563" text:style-name="Index_20_Link" text:visited-style-name="Index_20_Link">File::set-nobuffer　<text:tab/>234</text:a></text:p>
            <text:p text:style-name="P658"><text:a xlink:type="simple" xlink:href="#__RefHeading___Toc19495_21356585631" text:style-name="Index_20_Link" text:visited-style-name="Index_20_Link">File::set-rawio　<text:tab/>235</text:a></text:p>
            <text:p text:style-name="P658"><text:a xlink:type="simple" xlink:href="#__RefHeading___Toc19495_213565856311" text:style-name="Index_20_Link" text:visited-style-name="Index_20_Link">File::set-readbuffer-max　<text:tab/>236</text:a></text:p>
            <text:p text:style-name="P658"><text:a xlink:type="simple" xlink:href="#__RefHeading___Toc19513_213565856311" text:style-name="Index_20_Link" text:visited-style-name="Index_20_Link">File::set-tag　<text:tab/>237</text:a></text:p>
            <text:p text:style-name="P658"><text:a xlink:type="simple" xlink:href="#__RefHeading__14606_1559979953" text:style-name="Index_20_Link" text:visited-style-name="Index_20_Link">File::stat　<text:tab/>238</text:a></text:p>
            <text:p text:style-name="P658"><text:a xlink:type="simple" xlink:href="#__RefHeading___Toc21598_780634474" text:style-name="Index_20_Link" text:visited-style-name="Index_20_Link">Integer　<text:tab/>240</text:a></text:p>
            <text:p text:style-name="P658"><text:a xlink:type="simple" xlink:href="#__RefHeading__14626_1559979953" text:style-name="Index_20_Link" text:visited-style-name="Index_20_Link">Integer::=　<text:tab/>241</text:a></text:p>
            <text:p text:style-name="P658"><text:a xlink:type="simple" xlink:href="#__RefHeading__14628_1559979953" text:style-name="Index_20_Link" text:visited-style-name="Index_20_Link">Integer::!=　<text:tab/>241</text:a></text:p>
            <text:p text:style-name="P658"><text:a xlink:type="simple" xlink:href="#__RefHeading__14630_1559979953" text:style-name="Index_20_Link" text:visited-style-name="Index_20_Link">Integer::&gt;　<text:tab/>241</text:a></text:p>
            <text:p text:style-name="P658"><text:a xlink:type="simple" xlink:href="#__RefHeading__14632_1559979953" text:style-name="Index_20_Link" text:visited-style-name="Index_20_Link">Integer::&gt;=　<text:tab/>241</text:a></text:p>
            <text:p text:style-name="P658"><text:a xlink:type="simple" xlink:href="#__RefHeading__14634_1559979953" text:style-name="Index_20_Link" text:visited-style-name="Index_20_Link">Integer::&lt;　<text:tab/>241</text:a></text:p>
            <text:p text:style-name="P658"><text:a xlink:type="simple" xlink:href="#__RefHeading__14636_1559979953" text:style-name="Index_20_Link" text:visited-style-name="Index_20_Link">Integer::&lt;=　<text:tab/>241</text:a></text:p>
            <text:p text:style-name="P658"><text:a xlink:type="simple" xlink:href="#__RefHeading__14638_1559979953" text:style-name="Index_20_Link" text:visited-style-name="Index_20_Link">Integer::+　<text:tab/>242</text:a></text:p>
            <text:p text:style-name="P658"><text:a xlink:type="simple" xlink:href="#__RefHeading__14640_1559979953" text:style-name="Index_20_Link" text:visited-style-name="Index_20_Link"><text:soft-page-break/>Integer::-　<text:tab/>242</text:a></text:p>
            <text:p text:style-name="P658"><text:a xlink:type="simple" xlink:href="#__RefHeading__14642_1559979953" text:style-name="Index_20_Link" text:visited-style-name="Index_20_Link">Integer::*　<text:tab/>242</text:a></text:p>
            <text:p text:style-name="P658"><text:a xlink:type="simple" xlink:href="#__RefHeading__14644_1559979953" text:style-name="Index_20_Link" text:visited-style-name="Index_20_Link">Integer::/　<text:tab/>242</text:a></text:p>
            <text:p text:style-name="P658"><text:a xlink:type="simple" xlink:href="#__RefHeading__14646_1559979953" text:style-name="Index_20_Link" text:visited-style-name="Index_20_Link">Integer::%　<text:tab/>242</text:a></text:p>
            <text:p text:style-name="P658"><text:a xlink:type="simple" xlink:href="#__RefHeading__16788_505007155" text:style-name="Index_20_Link" text:visited-style-name="Index_20_Link">Integer::^　<text:tab/>242</text:a></text:p>
            <text:p text:style-name="P658"><text:a xlink:type="simple" xlink:href="#__RefHeading__15721_112356151" text:style-name="Index_20_Link" text:visited-style-name="Index_20_Link">Integer::&amp;&amp;　<text:tab/>243</text:a></text:p>
            <text:p text:style-name="P658"><text:a xlink:type="simple" xlink:href="#__RefHeading__15723_112356151" text:style-name="Index_20_Link" text:visited-style-name="Index_20_Link">Integer::^^　<text:tab/>243</text:a></text:p>
            <text:p text:style-name="P658"><text:a xlink:type="simple" xlink:href="#__RefHeading__15725_112356151" text:style-name="Index_20_Link" text:visited-style-name="Index_20_Link">Integer::||　<text:tab/>243</text:a></text:p>
            <text:p text:style-name="P658"><text:a xlink:type="simple" xlink:href="#__RefHeading__15727_112356151" text:style-name="Index_20_Link" text:visited-style-name="Index_20_Link">Integer::~~　<text:tab/>243</text:a></text:p>
            <text:p text:style-name="P658"><text:a xlink:type="simple" xlink:href="#__RefHeading___Toc27248_3235304836" text:style-name="Index_20_Link" text:visited-style-name="Index_20_Link">Integer::&lt;&lt;　<text:tab/>243</text:a></text:p>
            <text:p text:style-name="P658"><text:a xlink:type="simple" xlink:href="#__RefHeading___Toc27250_3235304836" text:style-name="Index_20_Link" text:visited-style-name="Index_20_Link">Integer::&gt;&gt;　<text:tab/>243</text:a></text:p>
            <text:p text:style-name="P658"><text:a xlink:type="simple" xlink:href="#__RefHeading___Toc27252_3235304836" text:style-name="Index_20_Link" text:visited-style-name="Index_20_Link">Integer::&gt;&gt;&gt;　<text:tab/>243</text:a></text:p>
            <text:p text:style-name="P658"><text:a xlink:type="simple" xlink:href="#__RefHeading__14648_1559979953" text:style-name="Index_20_Link" text:visited-style-name="Index_20_Link">Integer::++　<text:tab/>244</text:a></text:p>
            <text:p text:style-name="P658"><text:a xlink:type="simple" xlink:href="#__RefHeading__14650_1559979953" text:style-name="Index_20_Link" text:visited-style-name="Index_20_Link">Integer::--　<text:tab/>244</text:a></text:p>
            <text:p text:style-name="P658"><text:a xlink:type="simple" xlink:href="#__RefHeading__14652_1559979953" text:style-name="Index_20_Link" text:visited-style-name="Index_20_Link">Integer:: ..　<text:tab/>245</text:a></text:p>
            <text:p text:style-name="P658"><text:a xlink:type="simple" xlink:href="#__RefHeading___Toc23673_1636654246" text:style-name="Index_20_Link" text:visited-style-name="Index_20_Link">Integer::abs　<text:tab/>246</text:a></text:p>
            <text:p text:style-name="P658"><text:a xlink:type="simple" xlink:href="#__RefHeading__14654_1559979953" text:style-name="Index_20_Link" text:visited-style-name="Index_20_Link">Integer::each　<text:tab/>247</text:a></text:p>
            <text:p text:style-name="P658"><text:a xlink:type="simple" xlink:href="#__RefHeading___Toc23675_1636654246" text:style-name="Index_20_Link" text:visited-style-name="Index_20_Link">Integer::neg　<text:tab/>248</text:a></text:p>
            <text:p text:style-name="P658"><text:a xlink:type="simple" xlink:href="#__RefHeading___Toc23677_1636654246" text:style-name="Index_20_Link" text:visited-style-name="Index_20_Link">Integer::nextprime　<text:tab/>249</text:a></text:p>
            <text:p text:style-name="P658"><text:a xlink:type="simple" xlink:href="#__RefHeading__15729_112356151" text:style-name="Index_20_Link" text:visited-style-name="Index_20_Link">Integer::real　<text:tab/>250</text:a></text:p>
            <text:p text:style-name="P658"><text:a xlink:type="simple" xlink:href="#__RefHeading___Toc23679_1636654246" text:style-name="Index_20_Link" text:visited-style-name="Index_20_Link">Integer::sqrt　<text:tab/>251</text:a></text:p>
            <text:p text:style-name="P658"><text:a xlink:type="simple" xlink:href="#__RefHeading___Toc21600_780634474" text:style-name="Index_20_Link" text:visited-style-name="Index_20_Link">List　<text:tab/>252</text:a></text:p>
            <text:p text:style-name="P658"><text:a xlink:type="simple" xlink:href="#__RefHeading__14658_1559979953" text:style-name="Index_20_Link" text:visited-style-name="Index_20_Link">List::-&gt;&gt;　<text:tab/>253</text:a></text:p>
            <text:p text:style-name="P658"><text:a xlink:type="simple" xlink:href="#__RefHeading__14660_1559979953" text:style-name="Index_20_Link" text:visited-style-name="Index_20_Link">List:: .　<text:tab/>254</text:a></text:p>
            <text:p text:style-name="P658"><text:a xlink:type="simple" xlink:href="#__RefHeading__14662_1559979953" text:style-name="Index_20_Link" text:visited-style-name="Index_20_Link">List::&lt;&lt;　<text:tab/>255</text:a></text:p>
            <text:p text:style-name="P658"><text:a xlink:type="simple" xlink:href="#__RefHeading__14664_1559979953" text:style-name="Index_20_Link" text:visited-style-name="Index_20_Link">List::&lt;&lt;-　<text:tab/>256</text:a></text:p>
            <text:p text:style-name="P658"><text:a xlink:type="simple" xlink:href="#__RefHeading__14666_1559979953" text:style-name="Index_20_Link" text:visited-style-name="Index_20_Link">List::&gt;&gt;　<text:tab/>257</text:a></text:p>
            <text:p text:style-name="P658"><text:a xlink:type="simple" xlink:href="#__RefHeading__14668_1559979953" text:style-name="Index_20_Link" text:visited-style-name="Index_20_Link">List::add　<text:tab/>258</text:a></text:p>
            <text:p text:style-name="P658"><text:a xlink:type="simple" xlink:href="#__RefHeading__17991_1692601806" text:style-name="Index_20_Link" text:visited-style-name="Index_20_Link">List::append!　<text:tab/>259</text:a></text:p>
            <text:p text:style-name="P658"><text:a xlink:type="simple" xlink:href="#__RefHeading___Toc29336_4063557345" text:style-name="Index_20_Link" text:visited-style-name="Index_20_Link">List::assoc　<text:tab/>260</text:a></text:p>
            <text:p text:style-name="P658"><text:a xlink:type="simple" xlink:href="#__RefHeading___Toc29338_4063557345" text:style-name="Index_20_Link" text:visited-style-name="Index_20_Link">List::assoc-value　<text:tab/>260</text:a></text:p>
            <text:p text:style-name="P658"><text:a xlink:type="simple" xlink:href="#__RefHeading__14670_1559979953" text:style-name="Index_20_Link" text:visited-style-name="Index_20_Link">List::car / List::item　<text:tab/>261</text:a></text:p>
            <text:p text:style-name="P658"><text:a xlink:type="simple" xlink:href="#__RefHeading__14672_1559979953" text:style-name="Index_20_Link" text:visited-style-name="Index_20_Link">List::cdr / List::next　<text:tab/>262</text:a></text:p>
            <text:p text:style-name="P658"><text:a xlink:type="simple" xlink:href="#__RefHeading__16348_1255925395" text:style-name="Index_20_Link" text:visited-style-name="Index_20_Link">List::clone　<text:tab/>263</text:a></text:p>
            <text:p text:style-name="P658"><text:a xlink:type="simple" xlink:href="#__RefHeading___Toc26179_3550414430" text:style-name="Index_20_Link" text:visited-style-name="Index_20_Link">List::combinations　<text:tab/>264</text:a></text:p>
            <text:p text:style-name="P658"><text:a xlink:type="simple" xlink:href="#__RefHeading___Toc27581_508853781" text:style-name="Index_20_Link" text:visited-style-name="Index_20_Link">List::concat　<text:tab/>265</text:a></text:p>
            <text:p text:style-name="P658"><text:a xlink:type="simple" xlink:href="#__RefHeading___Toc27583_508853781" text:style-name="Index_20_Link" text:visited-style-name="Index_20_Link">List::concat!　<text:tab/>266</text:a></text:p>
            <text:p text:style-name="P658"><text:a xlink:type="simple" xlink:href="#__RefHeading___Toc23583_3919154641" text:style-name="Index_20_Link" text:visited-style-name="Index_20_Link">List::create-block　<text:tab/>267</text:a></text:p>
            <text:p text:style-name="P658"><text:a xlink:type="simple" xlink:href="#__RefHeading__14676_1559979953" text:style-name="Index_20_Link" text:visited-style-name="Index_20_Link">List::delete　<text:tab/>268</text:a></text:p>
            <text:p text:style-name="P658"><text:a xlink:type="simple" xlink:href="#__RefHeading__16350_1255925395" text:style-name="Index_20_Link" text:visited-style-name="Index_20_Link">List::delete!　<text:tab/>269</text:a></text:p>
            <text:p text:style-name="P658"><text:a xlink:type="simple" xlink:href="#__RefHeading__14678_1559979953" text:style-name="Index_20_Link" text:visited-style-name="Index_20_Link">List::each　<text:tab/>270</text:a></text:p>
            <text:p text:style-name="P658"><text:a xlink:type="simple" xlink:href="#__RefHeading__14680_1559979953" text:style-name="Index_20_Link" text:visited-style-name="Index_20_Link"><text:soft-page-break/>List::eval　<text:tab/>271</text:a></text:p>
            <text:p text:style-name="P658"><text:a xlink:type="simple" xlink:href="#__RefHeading__14682_1559979953" text:style-name="Index_20_Link" text:visited-style-name="Index_20_Link">List::filter　<text:tab/>272</text:a></text:p>
            <text:p text:style-name="P658"><text:a xlink:type="simple" xlink:href="#__RefHeading__16352_1255925395" text:style-name="Index_20_Link" text:visited-style-name="Index_20_Link">List::find　<text:tab/>273</text:a></text:p>
            <text:p text:style-name="P658"><text:a xlink:type="simple" xlink:href="#__RefHeading__16354_1255925395" text:style-name="Index_20_Link" text:visited-style-name="Index_20_Link">List::find*　<text:tab/>273</text:a></text:p>
            <text:p text:style-name="P658"><text:a xlink:type="simple" xlink:href="#__RefHeading__14684_1559979953" text:style-name="Index_20_Link" text:visited-style-name="Index_20_Link">List::get　<text:tab/>274</text:a></text:p>
            <text:p text:style-name="P658"><text:a xlink:type="simple" xlink:href="#__RefHeading___Toc21231_1834471834" text:style-name="Index_20_Link" text:visited-style-name="Index_20_Link">List::inject　<text:tab/>275</text:a></text:p>
            <text:p text:style-name="P658"><text:a xlink:type="simple" xlink:href="#__RefHeading__14686_1559979953" text:style-name="Index_20_Link" text:visited-style-name="Index_20_Link">List::insert　<text:tab/>276</text:a></text:p>
            <text:p text:style-name="P658"><text:a xlink:type="simple" xlink:href="#__RefHeading__16356_1255925395" text:style-name="Index_20_Link" text:visited-style-name="Index_20_Link">List::insert!　<text:tab/>277</text:a></text:p>
            <text:p text:style-name="P658"><text:a xlink:type="simple" xlink:href="#__RefHeading__14688_1559979953" text:style-name="Index_20_Link" text:visited-style-name="Index_20_Link">List::join　<text:tab/>278</text:a></text:p>
            <text:p text:style-name="P658"><text:a xlink:type="simple" xlink:href="#__RefHeading__14690_1559979953" text:style-name="Index_20_Link" text:visited-style-name="Index_20_Link">List::last　<text:tab/>279</text:a></text:p>
            <text:p text:style-name="P658"><text:a xlink:type="simple" xlink:href="#__RefHeading__14692_1559979953" text:style-name="Index_20_Link" text:visited-style-name="Index_20_Link">List::len　<text:tab/>280</text:a></text:p>
            <text:p text:style-name="P658"><text:a xlink:type="simple" xlink:href="#__RefHeading___Toc25217_2612789494" text:style-name="Index_20_Link" text:visited-style-name="Index_20_Link">List::map　<text:tab/>281</text:a></text:p>
            <text:p text:style-name="P658"><text:a xlink:type="simple" xlink:href="#__RefHeading___Toc25219_2612789494" text:style-name="Index_20_Link" text:visited-style-name="Index_20_Link">List::max　<text:tab/>282</text:a></text:p>
            <text:p text:style-name="P658"><text:a xlink:type="simple" xlink:href="#__RefHeading__14694_1559979953" text:style-name="Index_20_Link" text:visited-style-name="Index_20_Link">List::min　<text:tab/>283</text:a></text:p>
            <text:p text:style-name="P658"><text:a xlink:type="simple" xlink:href="#__RefHeading___Toc21233_1834471834" text:style-name="Index_20_Link" text:visited-style-name="Index_20_Link">List::null?　<text:tab/>284</text:a></text:p>
            <text:p text:style-name="P658"><text:a xlink:type="simple" xlink:href="#__RefHeading___Toc26181_3550414430" text:style-name="Index_20_Link" text:visited-style-name="Index_20_Link">List::permutations　<text:tab/>285</text:a></text:p>
            <text:p text:style-name="P658"><text:a xlink:type="simple" xlink:href="#__RefHeading__14696_1559979953" text:style-name="Index_20_Link" text:visited-style-name="Index_20_Link">List::reverse　<text:tab/>286</text:a></text:p>
            <text:p text:style-name="P658"><text:a xlink:type="simple" xlink:href="#__RefHeading__14698_1559979953" text:style-name="Index_20_Link" text:visited-style-name="Index_20_Link">List::seek　<text:tab/>287</text:a></text:p>
            <text:p text:style-name="P658"><text:a xlink:type="simple" xlink:href="#__RefHeading___Toc19497_2135658563" text:style-name="Index_20_Link" text:visited-style-name="Index_20_Link">List::set-car!　<text:tab/>288</text:a></text:p>
            <text:p text:style-name="P658"><text:a xlink:type="simple" xlink:href="#__RefHeading___Toc19499_2135658563" text:style-name="Index_20_Link" text:visited-style-name="Index_20_Link">List::set-cdr!　<text:tab/>289</text:a></text:p>
            <text:p text:style-name="P658"><text:a xlink:type="simple" xlink:href="#__RefHeading__14700_1559979953" text:style-name="Index_20_Link" text:visited-style-name="Index_20_Link">List::split　<text:tab/>290</text:a></text:p>
            <text:p text:style-name="P658"><text:a xlink:type="simple" xlink:href="#__RefHeading___Toc21602_780634474" text:style-name="Index_20_Link" text:visited-style-name="Index_20_Link">Object　<text:tab/>291</text:a></text:p>
            <text:p text:style-name="P658"><text:a xlink:type="simple" xlink:href="#__RefHeading__14702_1559979953" text:style-name="Index_20_Link" text:visited-style-name="Index_20_Link">Object::?　<text:tab/>292</text:a></text:p>
            <text:p text:style-name="P658"><text:a xlink:type="simple" xlink:href="#__RefHeading__16358_1255925395" text:style-name="Index_20_Link" text:visited-style-name="Index_20_Link">Object::apply　<text:tab/>293</text:a></text:p>
            <text:p text:style-name="P658"><text:a xlink:type="simple" xlink:href="#__RefHeading__16360_1255925395" text:style-name="Index_20_Link" text:visited-style-name="Index_20_Link">Object::delegate?　<text:tab/>294</text:a></text:p>
            <text:p text:style-name="P658"><text:a xlink:type="simple" xlink:href="#__RefHeading__14706_1559979953" text:style-name="Index_20_Link" text:visited-style-name="Index_20_Link">Object::get / Object::var?　<text:tab/>295</text:a></text:p>
            <text:p text:style-name="P658"><text:a xlink:type="simple" xlink:href="#__RefHeading___Toc27930_2297371016" text:style-name="Index_20_Link" text:visited-style-name="Index_20_Link">Object::hash　<text:tab/>296</text:a></text:p>
            <text:p text:style-name="P658"><text:a xlink:type="simple" xlink:href="#__RefHeading___Toc27930_22973710161" text:style-name="Index_20_Link" text:visited-style-name="Index_20_Link">Object::instance?　<text:tab/>297</text:a></text:p>
            <text:p text:style-name="P658"><text:a xlink:type="simple" xlink:href="#__RefHeading___Toc25116_2612789494" text:style-name="Index_20_Link" text:visited-style-name="Index_20_Link">Object::literal　<text:tab/>298</text:a></text:p>
            <text:p text:style-name="P658"><text:a xlink:type="simple" xlink:href="#__RefHeading__14708_1559979953" text:style-name="Index_20_Link" text:visited-style-name="Index_20_Link">Object::method　<text:tab/>299</text:a></text:p>
            <text:p text:style-name="P658"><text:a xlink:type="simple" xlink:href="#__RefHeading___Toc25118_2612789494" text:style-name="Index_20_Link" text:visited-style-name="Index_20_Link">Object::method?　<text:tab/>300</text:a></text:p>
            <text:p text:style-name="P658"><text:a xlink:type="simple" xlink:href="#__RefHeading__14712_1559979953" text:style-name="Index_20_Link" text:visited-style-name="Index_20_Link">Object::set!　<text:tab/>301</text:a></text:p>
            <text:p text:style-name="P658"><text:a xlink:type="simple" xlink:href="#__RefHeading__14714_1559979953" text:style-name="Index_20_Link" text:visited-style-name="Index_20_Link">Object::string　<text:tab/>302</text:a></text:p>
            <text:p text:style-name="P658"><text:a xlink:type="simple" xlink:href="#__RefHeading__14716_1559979953" text:style-name="Index_20_Link" text:visited-style-name="Index_20_Link">Object::type?　<text:tab/>303</text:a></text:p>
            <text:p text:style-name="P658"><text:a xlink:type="simple" xlink:href="#__RefHeading__14718_1559979953" text:style-name="Index_20_Link" text:visited-style-name="Index_20_Link">Object::vars　<text:tab/>304</text:a></text:p>
            <text:p text:style-name="P658"><text:a xlink:type="simple" xlink:href="#__RefHeading___Toc21604_780634474" text:style-name="Index_20_Link" text:visited-style-name="Index_20_Link">Real　<text:tab/>305</text:a></text:p>
            <text:p text:style-name="P658"><text:a xlink:type="simple" xlink:href="#__RefHeading__14720_1559979953" text:style-name="Index_20_Link" text:visited-style-name="Index_20_Link">Real::!=　<text:tab/>306</text:a></text:p>
            <text:p text:style-name="P658"><text:a xlink:type="simple" xlink:href="#__RefHeading__14722_1559979953" text:style-name="Index_20_Link" text:visited-style-name="Index_20_Link">Real::&lt;　<text:tab/>306</text:a></text:p>
            <text:p text:style-name="P658"><text:a xlink:type="simple" xlink:href="#__RefHeading__14724_1559979953" text:style-name="Index_20_Link" text:visited-style-name="Index_20_Link">Real::&lt;=　<text:tab/>306</text:a></text:p>
            <text:p text:style-name="P658"><text:a xlink:type="simple" xlink:href="#__RefHeading__14726_1559979953" text:style-name="Index_20_Link" text:visited-style-name="Index_20_Link">Real::=　<text:tab/>306</text:a></text:p>
            <text:p text:style-name="P658"><text:a xlink:type="simple" xlink:href="#__RefHeading__14728_1559979953" text:style-name="Index_20_Link" text:visited-style-name="Index_20_Link">Real::&gt;　<text:tab/>306</text:a></text:p>
            <text:p text:style-name="P658"><text:a xlink:type="simple" xlink:href="#__RefHeading__14730_1559979953" text:style-name="Index_20_Link" text:visited-style-name="Index_20_Link"><text:soft-page-break/>Real::&gt;=　<text:tab/>306</text:a></text:p>
            <text:p text:style-name="P658"><text:a xlink:type="simple" xlink:href="#__RefHeading__14732_1559979953" text:style-name="Index_20_Link" text:visited-style-name="Index_20_Link">Real::*　<text:tab/>307</text:a></text:p>
            <text:p text:style-name="P658"><text:a xlink:type="simple" xlink:href="#__RefHeading__14734_1559979953" text:style-name="Index_20_Link" text:visited-style-name="Index_20_Link">Real::+　<text:tab/>307</text:a></text:p>
            <text:p text:style-name="P658"><text:a xlink:type="simple" xlink:href="#__RefHeading__14736_1559979953" text:style-name="Index_20_Link" text:visited-style-name="Index_20_Link">Real::-　<text:tab/>307</text:a></text:p>
            <text:p text:style-name="P658"><text:a xlink:type="simple" xlink:href="#__RefHeading__14738_1559979953" text:style-name="Index_20_Link" text:visited-style-name="Index_20_Link">Real::/　<text:tab/>307</text:a></text:p>
            <text:p text:style-name="P658"><text:a xlink:type="simple" xlink:href="#__RefHeading___Toc23681_1636654246" text:style-name="Index_20_Link" text:visited-style-name="Index_20_Link">Real::abs　<text:tab/>308</text:a></text:p>
            <text:p text:style-name="P658"><text:a xlink:type="simple" xlink:href="#__RefHeading__16790_505007155" text:style-name="Index_20_Link" text:visited-style-name="Index_20_Link">Real::sqrt　<text:tab/>309</text:a></text:p>
            <text:p text:style-name="P658"><text:a xlink:type="simple" xlink:href="#__RefHeading__16792_505007155" text:style-name="Index_20_Link" text:visited-style-name="Index_20_Link">Real::sin　<text:tab/>309</text:a></text:p>
            <text:p text:style-name="P658"><text:a xlink:type="simple" xlink:href="#__RefHeading__16794_505007155" text:style-name="Index_20_Link" text:visited-style-name="Index_20_Link">Real::cos　<text:tab/>309</text:a></text:p>
            <text:p text:style-name="P658"><text:a xlink:type="simple" xlink:href="#__RefHeading__16796_505007155" text:style-name="Index_20_Link" text:visited-style-name="Index_20_Link">Real::tan　<text:tab/>309</text:a></text:p>
            <text:p text:style-name="P658"><text:a xlink:type="simple" xlink:href="#__RefHeading__16798_505007155" text:style-name="Index_20_Link" text:visited-style-name="Index_20_Link">Real::asin　<text:tab/>309</text:a></text:p>
            <text:p text:style-name="P658"><text:a xlink:type="simple" xlink:href="#__RefHeading__16800_505007155" text:style-name="Index_20_Link" text:visited-style-name="Index_20_Link">Real::acos　<text:tab/>309</text:a></text:p>
            <text:p text:style-name="P658"><text:a xlink:type="simple" xlink:href="#__RefHeading__16802_505007155" text:style-name="Index_20_Link" text:visited-style-name="Index_20_Link">Real::atan　<text:tab/>309</text:a></text:p>
            <text:p text:style-name="P658"><text:a xlink:type="simple" xlink:href="#__RefHeading__16804_505007155" text:style-name="Index_20_Link" text:visited-style-name="Index_20_Link">Real::log　<text:tab/>309</text:a></text:p>
            <text:p text:style-name="P658"><text:a xlink:type="simple" xlink:href="#__RefHeading__16806_505007155" text:style-name="Index_20_Link" text:visited-style-name="Index_20_Link">Real::log10　<text:tab/>309</text:a></text:p>
            <text:p text:style-name="P658"><text:a xlink:type="simple" xlink:href="#__RefHeading__16808_505007155" text:style-name="Index_20_Link" text:visited-style-name="Index_20_Link">Real::exp　<text:tab/>309</text:a></text:p>
            <text:p text:style-name="P658"><text:a xlink:type="simple" xlink:href="#__RefHeading__16810_505007155" text:style-name="Index_20_Link" text:visited-style-name="Index_20_Link">Real::exp10　<text:tab/>309</text:a></text:p>
            <text:p text:style-name="P658"><text:a xlink:type="simple" xlink:href="#__RefHeading__16812_505007155" text:style-name="Index_20_Link" text:visited-style-name="Index_20_Link">Real::pow　<text:tab/>309</text:a></text:p>
            <text:p text:style-name="P658"><text:a xlink:type="simple" xlink:href="#__RefHeading__17279_467714174" text:style-name="Index_20_Link" text:visited-style-name="Index_20_Link">Real::int　<text:tab/>310</text:a></text:p>
            <text:p text:style-name="P658"><text:a xlink:type="simple" xlink:href="#__RefHeading___Toc23683_1636654246" text:style-name="Index_20_Link" text:visited-style-name="Index_20_Link">Real::neg　<text:tab/>311</text:a></text:p>
            <text:p text:style-name="P658"><text:a xlink:type="simple" xlink:href="#__RefHeading___Toc23697_3699990215" text:style-name="Index_20_Link" text:visited-style-name="Index_20_Link">Real::inf?　<text:tab/>312</text:a></text:p>
            <text:p text:style-name="P658"><text:a xlink:type="simple" xlink:href="#__RefHeading___Toc23699_3699990215" text:style-name="Index_20_Link" text:visited-style-name="Index_20_Link">Real::nan?　<text:tab/>313</text:a></text:p>
            <text:p text:style-name="P658"><text:a xlink:type="simple" xlink:href="#__RefHeading___Toc21606_780634474" text:style-name="Index_20_Link" text:visited-style-name="Index_20_Link">Stream / NullStream　<text:tab/>314</text:a></text:p>
            <text:p text:style-name="P658"><text:a xlink:type="simple" xlink:href="#__RefHeading___Toc21608_780634474" text:style-name="Index_20_Link" text:visited-style-name="Index_20_Link">Stream::clear　<text:tab/>315</text:a></text:p>
            <text:p text:style-name="P658"><text:a xlink:type="simple" xlink:href="#__RefHeading___Toc21608_7806344741" text:style-name="Index_20_Link" text:visited-style-name="Index_20_Link">Stream::clear-eof　<text:tab/>316</text:a></text:p>
            <text:p text:style-name="P658"><text:a xlink:type="simple" xlink:href="#__RefHeading___Toc19503_2135658563" text:style-name="Index_20_Link" text:visited-style-name="Index_20_Link">Stream::close　<text:tab/>317</text:a></text:p>
            <text:p text:style-name="P658"><text:a xlink:type="simple" xlink:href="#__RefHeading___Toc19813_2135658563" text:style-name="Index_20_Link" text:visited-style-name="Index_20_Link">Stream::each　<text:tab/>318</text:a></text:p>
            <text:p text:style-name="P658"><text:a xlink:type="simple" xlink:href="#__RefHeading__14590_1559979953288" text:style-name="Index_20_Link" text:visited-style-name="Index_20_Link">Stream::eof?　<text:tab/>319</text:a></text:p>
            <text:p text:style-name="P658"><text:a xlink:type="simple" xlink:href="#__RefHeading__14592_1559979953289" text:style-name="Index_20_Link" text:visited-style-name="Index_20_Link">Stream::flush　<text:tab/>320</text:a></text:p>
            <text:p text:style-name="P658"><text:a xlink:type="simple" xlink:href="#__RefHeading___Toc19505_2135658563" text:style-name="Index_20_Link" text:visited-style-name="Index_20_Link">Stream::get-count　<text:tab/>321</text:a></text:p>
            <text:p text:style-name="P658"><text:a xlink:type="simple" xlink:href="#__RefHeading__14594_1559979953290" text:style-name="Index_20_Link" text:visited-style-name="Index_20_Link">Stream::gets　<text:tab/>322</text:a></text:p>
            <text:p text:style-name="P658"><text:a xlink:type="simple" xlink:href="#__RefHeading__14594_15599799532902" text:style-name="Index_20_Link" text:visited-style-name="Index_20_Link">Stream::gets-nowait　<text:tab/>323</text:a></text:p>
            <text:p text:style-name="P658"><text:a xlink:type="simple" xlink:href="#__RefHeading___Toc19513_21356585631111" text:style-name="Index_20_Link" text:visited-style-name="Index_20_Link">Stream::get-tag　<text:tab/>324</text:a></text:p>
            <text:p text:style-name="P658"><text:a xlink:type="simple" xlink:href="#__RefHeading__14596_1559979953291" text:style-name="Index_20_Link" text:visited-style-name="Index_20_Link">Stream::init　<text:tab/>325</text:a></text:p>
            <text:p text:style-name="P658"><text:a xlink:type="simple" xlink:href="#__RefHeading__14600_1559979953293" text:style-name="Index_20_Link" text:visited-style-name="Index_20_Link">Stream::puts　<text:tab/>326</text:a></text:p>
            <text:p text:style-name="P658"><text:a xlink:type="simple" xlink:href="#__RefHeading__14602_1559979953294" text:style-name="Index_20_Link" text:visited-style-name="Index_20_Link">Stream::ready?　<text:tab/>327</text:a></text:p>
            <text:p text:style-name="P658"><text:a xlink:type="simple" xlink:href="#__RefHeading__14602_15599799532941" text:style-name="Index_20_Link" text:visited-style-name="Index_20_Link">Stream::ready-write?　<text:tab/>328</text:a></text:p>
            <text:p text:style-name="P658"><text:a xlink:type="simple" xlink:href="#__RefHeading___Toc19507_2135658563" text:style-name="Index_20_Link" text:visited-style-name="Index_20_Link">Stream::set-comode　<text:tab/>329</text:a></text:p>
            <text:p text:style-name="P658"><text:a xlink:type="simple" xlink:href="#__RefHeading___Toc19509_2135658563" text:style-name="Index_20_Link" text:visited-style-name="Index_20_Link">Stream::set-limit　<text:tab/>330</text:a></text:p>
            <text:p text:style-name="P658"><text:a xlink:type="simple" xlink:href="#__RefHeading___Toc19511_2135658563" text:style-name="Index_20_Link" text:visited-style-name="Index_20_Link">Stream::set-newline　<text:tab/>331</text:a></text:p>
            <text:p text:style-name="P658"><text:a xlink:type="simple" xlink:href="#__RefHeading___Toc19513_2135658563" text:style-name="Index_20_Link" text:visited-style-name="Index_20_Link">Stream::set-nolimit　<text:tab/>332</text:a></text:p>
            <text:p text:style-name="P658"><text:a xlink:type="simple" xlink:href="#__RefHeading___Toc19513_21356585631" text:style-name="Index_20_Link" text:visited-style-name="Index_20_Link"><text:soft-page-break/>Stream::set-tag　<text:tab/>333</text:a></text:p>
            <text:p text:style-name="P658"><text:a xlink:type="simple" xlink:href="#__RefHeading__14606_1559979953296" text:style-name="Index_20_Link" text:visited-style-name="Index_20_Link">Stream::stat　<text:tab/>334</text:a></text:p>
            <text:p text:style-name="P658"><text:a xlink:type="simple" xlink:href="#__RefHeading___Toc21610_780634474" text:style-name="Index_20_Link" text:visited-style-name="Index_20_Link">String　<text:tab/>335</text:a></text:p>
            <text:p text:style-name="P658"><text:a xlink:type="simple" xlink:href="#__RefHeading__14754_1559979953" text:style-name="Index_20_Link" text:visited-style-name="Index_20_Link">String:: .　<text:tab/>336</text:a></text:p>
            <text:p text:style-name="P658"><text:a xlink:type="simple" xlink:href="#__RefHeading__14756_1559979953" text:style-name="Index_20_Link" text:visited-style-name="Index_20_Link">String::=~　<text:tab/>337</text:a></text:p>
            <text:p text:style-name="P658"><text:a xlink:type="simple" xlink:href="#__RefHeading___Toc28798_3106198139" text:style-name="Index_20_Link" text:visited-style-name="Index_20_Link">String::alphabetic?　<text:tab/>338</text:a></text:p>
            <text:p text:style-name="P658"><text:a xlink:type="simple" xlink:href="#__RefHeading___Toc28800_3106198139" text:style-name="Index_20_Link" text:visited-style-name="Index_20_Link">String::alphanumeric?　<text:tab/>339</text:a></text:p>
            <text:p text:style-name="P658"><text:a xlink:type="simple" xlink:href="#__RefHeading__17993_1692601806" text:style-name="Index_20_Link" text:visited-style-name="Index_20_Link">String::append!　<text:tab/>340</text:a></text:p>
            <text:p text:style-name="P658"><text:a xlink:type="simple" xlink:href="#__RefHeading___Toc24476_2166227548" text:style-name="Index_20_Link" text:visited-style-name="Index_20_Link">String::at　<text:tab/>341</text:a></text:p>
            <text:p text:style-name="P658"><text:a xlink:type="simple" xlink:href="#__RefHeading___Toc24476_21662275481" text:style-name="Index_20_Link" text:visited-style-name="Index_20_Link">String::bool　<text:tab/>342</text:a></text:p>
            <text:p text:style-name="P658"><text:a xlink:type="simple" xlink:href="#__RefHeading___Toc22367_1636654246" text:style-name="Index_20_Link" text:visited-style-name="Index_20_Link">String::clean　<text:tab/>343</text:a></text:p>
            <text:p text:style-name="P658"><text:a xlink:type="simple" xlink:href="#__RefHeading___Toc21235_18344718341" text:style-name="Index_20_Link" text:visited-style-name="Index_20_Link">String::display-width　<text:tab/>344</text:a></text:p>
            <text:p text:style-name="P658"><text:a xlink:type="simple" xlink:href="#__RefHeading__14758_1559979953" text:style-name="Index_20_Link" text:visited-style-name="Index_20_Link">String::eval　<text:tab/>345</text:a></text:p>
            <text:p text:style-name="P658"><text:a xlink:type="simple" xlink:href="#__RefHeading___Toc23585_3919154641" text:style-name="Index_20_Link" text:visited-style-name="Index_20_Link">String::expand　<text:tab/>346</text:a></text:p>
            <text:p text:style-name="P658"><text:a xlink:type="simple" xlink:href="#__RefHeading__16362_1255925395" text:style-name="Index_20_Link" text:visited-style-name="Index_20_Link">String::fmt　<text:tab/>347</text:a></text:p>
            <text:p text:style-name="P658"><text:a xlink:type="simple" xlink:href="#__RefHeading__14760_1559979953" text:style-name="Index_20_Link" text:visited-style-name="Index_20_Link">String::int　<text:tab/>348</text:a></text:p>
            <text:p text:style-name="P658"><text:a xlink:type="simple" xlink:href="#__RefHeading__16364_1255925395" text:style-name="Index_20_Link" text:visited-style-name="Index_20_Link">String::number　<text:tab/>348</text:a></text:p>
            <text:p text:style-name="P658"><text:a xlink:type="simple" xlink:href="#__RefHeading__16366_1255925395" text:style-name="Index_20_Link" text:visited-style-name="Index_20_Link">String::real　<text:tab/>348</text:a></text:p>
            <text:p text:style-name="P658"><text:a xlink:type="simple" xlink:href="#__RefHeading__16368_1255925395" text:style-name="Index_20_Link" text:visited-style-name="Index_20_Link">String::rquote　<text:tab/>348</text:a></text:p>
            <text:p text:style-name="P658"><text:a xlink:type="simple" xlink:href="#__RefHeading___Toc21235_1834471834" text:style-name="Index_20_Link" text:visited-style-name="Index_20_Link">String::len　<text:tab/>349</text:a></text:p>
            <text:p text:style-name="P658"><text:a xlink:type="simple" xlink:href="#__RefHeading___Toc30183_618911735" text:style-name="Index_20_Link" text:visited-style-name="Index_20_Link">String::list / String::dict / String::vector　<text:tab/>350</text:a></text:p>
            <text:p text:style-name="P658"><text:a xlink:type="simple" xlink:href="#__RefHeading___Toc22369_1636654246" text:style-name="Index_20_Link" text:visited-style-name="Index_20_Link">String::lower　<text:tab/>351</text:a></text:p>
            <text:p text:style-name="P658"><text:a xlink:type="simple" xlink:href="#__RefHeading___Toc28802_3106198139" text:style-name="Index_20_Link" text:visited-style-name="Index_20_Link">String::numeric?　<text:tab/>352</text:a></text:p>
            <text:p text:style-name="P658"><text:a xlink:type="simple" xlink:href="#__RefHeading___Toc24914_31942128091" text:style-name="Index_20_Link" text:visited-style-name="Index_20_Link">String::repeat　<text:tab/>353</text:a></text:p>
            <text:p text:style-name="P658"><text:a xlink:type="simple" xlink:href="#__RefHeading___Toc24914_3194212809" text:style-name="Index_20_Link" text:visited-style-name="Index_20_Link">String::replace　<text:tab/>354</text:a></text:p>
            <text:p text:style-name="P658"><text:a xlink:type="simple" xlink:href="#__RefHeading___Toc24916_3194212809" text:style-name="Index_20_Link" text:visited-style-name="Index_20_Link">String::split　<text:tab/>355</text:a></text:p>
            <text:p text:style-name="P658"><text:a xlink:type="simple" xlink:href="#__RefHeading__14762_1559979953" text:style-name="Index_20_Link" text:visited-style-name="Index_20_Link">String::sub　<text:tab/>356</text:a></text:p>
            <text:p text:style-name="P658"><text:a xlink:type="simple" xlink:href="#__RefHeading___Toc23060_16366542462" text:style-name="Index_20_Link" text:visited-style-name="Index_20_Link">String::udecode　<text:tab/>357</text:a></text:p>
            <text:p text:style-name="P658"><text:a xlink:type="simple" xlink:href="#__RefHeading___Toc23060_1636654246" text:style-name="Index_20_Link" text:visited-style-name="Index_20_Link">String::uencode　<text:tab/>358</text:a></text:p>
            <text:p text:style-name="P658"><text:a xlink:type="simple" xlink:href="#__RefHeading___Toc23060_16366542461" text:style-name="Index_20_Link" text:visited-style-name="Index_20_Link">String::uexport　<text:tab/>359</text:a></text:p>
            <text:p text:style-name="P658"><text:a xlink:type="simple" xlink:href="#__RefHeading___Toc23062_1636654246" text:style-name="Index_20_Link" text:visited-style-name="Index_20_Link">String::uimport!　<text:tab/>360</text:a></text:p>
            <text:p text:style-name="P658"><text:a xlink:type="simple" xlink:href="#__RefHeading___Toc22371_1636654246" text:style-name="Index_20_Link" text:visited-style-name="Index_20_Link">String::upper　<text:tab/>361</text:a></text:p>
            <text:p text:style-name="P658"><text:a xlink:type="simple" xlink:href="#__RefHeading___Toc21612_780634474" text:style-name="Index_20_Link" text:visited-style-name="Index_20_Link">Vector　<text:tab/>362</text:a></text:p>
            <text:p text:style-name="P658"><text:a xlink:type="simple" xlink:href="#__RefHeading__13976_843795075" text:style-name="Index_20_Link" text:visited-style-name="Index_20_Link">Vector::append!　<text:tab/>363</text:a></text:p>
            <text:p text:style-name="P658"><text:a xlink:type="simple" xlink:href="#__RefHeading__14568_1559979953" text:style-name="Index_20_Link" text:visited-style-name="Index_20_Link">Vector::each　<text:tab/>364</text:a></text:p>
            <text:p text:style-name="P658"><text:a xlink:type="simple" xlink:href="#__RefHeading___Toc25107_2612789494" text:style-name="Index_20_Link" text:visited-style-name="Index_20_Link">Vector::fill　<text:tab/>365</text:a></text:p>
            <text:p text:style-name="P658"><text:a xlink:type="simple" xlink:href="#__RefHeading___Toc25109_2612789494" text:style-name="Index_20_Link" text:visited-style-name="Index_20_Link">Vector::get　<text:tab/>366</text:a></text:p>
            <text:p text:style-name="P658"><text:a xlink:type="simple" xlink:href="#__RefHeading__14572_1559979953" text:style-name="Index_20_Link" text:visited-style-name="Index_20_Link">Vector::last　<text:tab/>367</text:a></text:p>
            <text:p text:style-name="P658"><text:a xlink:type="simple" xlink:href="#__RefHeading__14574_1559979953" text:style-name="Index_20_Link" text:visited-style-name="Index_20_Link">Vector::len　<text:tab/>368</text:a></text:p>
            <text:p text:style-name="P658"><text:a xlink:type="simple" xlink:href="#__RefHeading___Toc25111_2612789494" text:style-name="Index_20_Link" text:visited-style-name="Index_20_Link">Vector::list　<text:tab/>369</text:a></text:p>
            <text:p text:style-name="P658"><text:a xlink:type="simple" xlink:href="#__RefHeading__14576_1559979953" text:style-name="Index_20_Link" text:visited-style-name="Index_20_Link">Vector::resize　<text:tab/>370</text:a></text:p>
            <text:p text:style-name="P658"><text:a xlink:type="simple" xlink:href="#__RefHeading__14578_1559979953" text:style-name="Index_20_Link" text:visited-style-name="Index_20_Link"><text:soft-page-break/>Vector::set　<text:tab/>371</text:a></text:p>
            <text:p text:style-name="P658"><text:a xlink:type="simple" xlink:href="#__RefHeading__14580_1559979953" text:style-name="Index_20_Link" text:visited-style-name="Index_20_Link">Vector::string　<text:tab/>372</text:a></text:p>
            <text:p text:style-name="P658"><text:a xlink:type="simple" xlink:href="#__RefHeading__17281_467714174" text:style-name="Index_20_Link" text:visited-style-name="Index_20_Link">Vector::swap　<text:tab/>373</text:a></text:p>
            <text:p text:style-name="P657"><text:a xlink:type="simple" xlink:href="#__RefHeading__16814_505007155" text:style-name="Index_20_Link" text:visited-style-name="Index_20_Link">5.3 エラー一覧<text:tab/>374</text:a></text:p>
          </text:index-body>
        </text:table-of-content>
      </text:section>
      <text:h text:style-name="P702" text:outline-level="1"><text:bookmark-start text:name="__RefHeading__14336_1559979953"/>1. <text:bookmark-start text:name="_Ref230590922"/>はじめに<text:bookmark-end text:name="__RefHeading__14336_1559979953"/><text:bookmark-end text:name="_Ref230590922"/></text:h>
      <text:p text:style-name="P440"/>
      <text:p text:style-name="P441">　Welcome to Perfume World !!</text:p>
      <text:p text:style-name="P441"/>
      <text:p text:style-name="P442">　日本の某テクノポップユニットが好きすぎて、彼女達のユニット名を自分が作るプログラミング言語の名前にお借りしてしまいました。</text:p>
      <text:p text:style-name="P443"/>
      <text:p text:style-name="P440"><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54"/>
      <text:p text:style-name="P54">　この言語は、以前にtoy-langという名前で公開していました。今回新たに名前を変えて公開致します。</text:p>
      <text:p text:style-name="P54"/>
      <text:p text:style-name="P54">　それでは、どうぞお楽しみ下さい。</text:p>
      <text:p text:style-name="P54"/>
      <text:p text:style-name="P54"/>
      <text:p text:style-name="P54"/>
      <text:p text:style-name="P54"/>
      <text:p text:style-name="P54"/>
      <text:h text:style-name="P703"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440">　<text:span text:style-name="T2">P</text:span>erfumeは、以下のような特徴を持ったプログラミング言語です。</text:p>
      <text:p text:style-name="P440"/>
      <text:list text:style-name="WW8Num3">
        <text:list-item>
          <text:p text:style-name="P830">インタプリタ言語</text:p>
        </text:list-item>
        <text:list-item>
          <text:p text:style-name="P830">シンプルな文法</text:p>
        </text:list-item>
        <text:list-item>
          <text:p text:style-name="P830">プロトタイプベース・ダックタイピングのオブジェクト指向</text:p>
        </text:list-item>
        <text:list-item>
          <text:p text:style-name="P830">C言語による拡張性</text:p>
        </text:list-item>
        <text:list-item>
          <text:p text:style-name="P830">ファーストクラスとしてのクロージャ</text:p>
        </text:list-item>
        <text:list-item>
          <text:p text:style-name="P830">キーワード引数</text:p>
        </text:list-item>
        <text:list-item>
          <text:p text:style-name="P830">コルーチン</text:p>
        </text:list-item>
        <text:list-item>
          <text:p text:style-name="P830">内部Unicode</text:p>
        </text:list-item>
      </text:list>
      <text:p text:style-name="P440"/>
      <text:p text:style-name="P440">(1) インタプリタ言語</text:p>
      <text:p text:style-name="P440">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440"/>
      <text:p text:style-name="P440">(2) シンプルな文法</text:p>
      <text:p text:style-name="P440">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446"/>
      <text:p text:style-name="P446">例えば、以下は<text:span text:style-name="T3">P</text:span>erfumeのif文です。</text:p>
      <text:p text:style-name="P440"/>
      <text:p text:style-name="P440"><text:tab/><text:span text:style-name="T344">if {$i = 1} then: {do-something} else: {do-otherwise};</text:span></text:p>
      <text:p text:style-name="P440"/>
      <text:p text:style-name="P447"><text:span text:style-name="T3">P</text:span>erfumeでは、ifという構文が用意されているわけではありません。この文は、if コマンドの引数として、コンディションを示す位置パラメータである "<text:span text:style-name="T343">{$i = 1}</text:span>" 、コンディションが真の時に実行される"<text:span text:style-name="T343">then: {do-something}</text:span>"キーワード引数、コンディションが偽の時に実行される"<text:span text:style-name="T343">else: {do-otherwise}</text:span>" キーワード引数、という3つのパラメータを持つコマンドの実行と考えることができます。</text:p>
      <text:p text:style-name="P31"/>
      <text:p text:style-name="P448">　各文の終端は <text:span text:style-name="T320">"</text:span><text:span text:style-name="T344">;</text:span><text:span text:style-name="T320">" </text:span>記号で示します。<text:span text:style-name="T320">"</text:span><text:span text:style-name="T344">;</text:span><text:span text:style-name="T320">" </text:span>が現れた時点で、その文を評価するという意味になります。ただし、ブロック（ブロックについては後述しますが、 <text:span text:style-name="T320">"</text:span><text:span text:style-name="T344">{...}</text:span><text:span text:style-name="T320">" </text:span>で囲まれた文の集まりのこと）内の最後の文については、<text:span text:style-name="T320">"</text:span><text:span text:style-name="T344">;</text:span><text:span text:style-name="T320">" </text:span>を省略することが可能です。</text:p>
      <text:p text:style-name="P440"/>
      <text:p text:style-name="P440">(3) ダックタイピングのオブジェクト指向</text:p>
      <text:p text:style-name="P549">　<text:span text:style-name="T3">P</text:span>erfumeは、ダックタイピング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また、実行時に動的にクラスやオブジェクトに対してメソッドを定義することが可能です。</text:p>
      <text:p text:style-name="P440"/>
      <text:p text:style-name="P440">(4) C言語による拡張性</text:p>
      <text:p text:style-name="P440">　<text:span text:style-name="T3">P</text:span>erfumeはC言語により記述されており、比較的簡単にC言語による拡張が可能です。</text:p>
      <text:p text:style-name="P440">　現時点では、実用的なプログラムを作成するために必要な機能はまだまだ足りないですが、必要な機能については比較的簡単に追加することができると思います。</text:p>
      <text:p text:style-name="P440"/>
      <text:p text:style-name="P440">(5) ファーストクラスとしてのクロージャ</text:p>
      <text:p text:style-name="P449">　<text:span text:style-name="T3">P</text:span>erfumeはクロージャを持ちます。クロージャの表現は、ソーススクリプト上で<text:span text:style-name="T320">"</text:span><text:span text:style-name="T344">{...}</text:span><text:span text:style-name="T320">"</text:span>で囲まれた部分です。また、クロージャは、ファーストクラスのデータ型であるため、関数の内外への持ち出しや変数への保持、任意の時点での評価が簡単にできます。</text:p>
      <text:p text:style-name="P440">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440"/>
      <text:p text:style-name="P440">(6) キーワード引数</text:p>
      <text:p text:style-name="P440">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440"/>
      <text:p text:style-name="P31">(7) コルーチン</text:p>
      <text:p text:style-name="P440">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440"/>
      <text:p text:style-name="P440">(8) 内部Unicode</text:p>
      <text:p text:style-name="P440">　<text:span text:style-name="T3">P</text:span>erfumeの内部文字コードは32bitのUnicodeです。ファイルの入出力に際してエンコードが行われます。</text:p>
      <text:p text:style-name="P440"/>
      <text:h text:style-name="P707" text:outline-level="2"><text:bookmark-start text:name="__RefHeading__14342_1559979953"/>2.2 外観<text:bookmark-end text:name="__RefHeading__14342_1559979953"/></text:h>
      <text:p text:style-name="P54">　それでは、<text:span text:style-name="T3">P</text:span>erfumeという言語はどのような外観をしているでしょうか。簡単なサンプルプログラムを以下に示します。</text:p>
      <text:p text:style-name="Standard"/>
      <text:p text:style-name="P55"><text:span text:style-name="T3">P</text:span>erfumeの外観:</text:p>
      <table:table table:name="表14" table:style-name="表14">
        <table:table-column table:style-name="表14.A"/>
        <table:table-row table:style-name="表14.1">
          <table:table-cell table:style-name="表14.A1" office:value-type="string">
            <text:p text:style-name="P619"/>
            <text:p text:style-name="P619">defun grep (pat file) {</text:p>
            <text:p text:style-name="P619"><text:s text:c="4"/>set f [new File];</text:p>
            <text:p text:style-name="P619"><text:s text:c="4"/>try {</text:p>
            <text:p text:style-name="P619"><text:tab/>$f open mode: i $file;</text:p>
            <text:p text:style-name="P619"><text:tab/>set n 1;</text:p>
            <text:p text:style-name="P619"><text:tab/>while {set r [$f gets]} do: {</text:p>
            <text:p text:style-name="P619"><text:tab/> <text:s text:c="3"/>if {$r =~ $pat} then: {</text:p>
            <text:p text:style-name="P619"><text:tab/><text:tab/>print $file ":" $n ": " $r;</text:p>
            <text:p text:style-name="P619"><text:tab/> <text:s text:c="3"/>};</text:p>
            <text:p text:style-name="P619"><text:tab/> <text:s text:c="3"/>$n ++;</text:p>
            <text:p text:style-name="P619"><text:tab/>};</text:p>
            <text:p text:style-name="P619"><text:s text:c="4"/>}</text:p>
            <text:p text:style-name="P619"><text:s text:c="4"/>fin: {</text:p>
            <text:p text:style-name="P619"><text:tab/>$f close;</text:p>
            <text:p text:style-name="P619"><text:s text:c="4"/>};</text:p>
            <text:p text:style-name="P619">}; </text:p>
            <text:p text:style-name="P620"/>
          </table:table-cell>
        </table:table-row>
      </table:table>
      <text:p text:style-name="P58"/>
      <text:p text:style-name="P58">　上記サンプルですが、UNIXのgrepコマンドを真似た関数の定義です。この関数の起動の仕方は、プロンプトに続いて以下のように入力します。</text:p>
      <text:p text:style-name="P58"/>
      <text:p text:style-name="P58"><text:tab/><text:span text:style-name="T343">grep 'pattern' "file-name";</text:span></text:p>
      <text:p text:style-name="P58"/>
      <text:p text:style-name="P58">　外観から読み取れる特徴としては、</text:p>
      <text:list text:style-name="L4">
        <text:list-item>
          <text:list>
            <text:list-item>
              <text:p text:style-name="P835">"<text:span text:style-name="T343">{</text:span>" と "<text:span text:style-name="T343">}</text:span>" で囲まれたC言語のような処理ブロック</text:p>
            </text:list-item>
            <text:list-item>
              <text:p text:style-name="P836">while や if による制御構造</text:p>
            </text:list-item>
            <text:list-item>
              <text:p text:style-name="P836">try による例外処理</text:p>
            </text:list-item>
            <text:list-item>
              <text:p text:style-name="P835">"<text:span text:style-name="T343">=~</text:span>" による正規表現のパターンマッチング</text:p>
            </text:list-item>
            <text:list-item>
              <text:p text:style-name="P835">"<text:span text:style-name="T343">;</text:span>" による文の終端</text:p>
            </text:list-item>
            <text:list-item>
              <text:p text:style-name="P835">UNIXシェルのような "<text:span text:style-name="T343">$</text:span>" 記号による変数の参照</text:p>
            </text:list-item>
            <text:list-item>
              <text:p text:style-name="P836">C言語っぽい演算子</text:p>
            </text:list-item>
          </text:list>
        </text:list-item>
      </text:list>
      <text:p text:style-name="P58">などがあると思います。でも、ある程度の言語の経験のある方はそれほど違和感は無いのではないかと思います。</text:p>
      <text:p text:style-name="P58"/>
      <text:h text:style-name="P707" text:outline-level="2"><text:bookmark-start text:name="__RefHeading__14344_1559979953"/>2.3 影響を受けた言語<text:bookmark-end text:name="__RefHeading__14344_1559979953"/></text:h>
      <text:p text:style-name="P58">　<text:span text:style-name="T3">P</text:span>erfumeは、以下の言語の影響を受けています。</text:p>
      <text:list text:style-name="L5">
        <text:list-item>
          <text:p text:style-name="P843">C言語</text:p>
        </text:list-item>
        <text:list-item>
          <text:p text:style-name="P843">Lisp</text:p>
        </text:list-item>
        <text:list-item>
          <text:p text:style-name="P843">Tcl</text:p>
        </text:list-item>
        <text:list-item>
          <text:p text:style-name="P843">Ruby</text:p>
        </text:list-item>
        <text:list-item>
          <text:p text:style-name="P838">その他</text:p>
        </text:list-item>
      </text:list>
      <text:p text:style-name="P58"/>
      <text:p text:style-name="P5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58">　目指したいところとしては、一番外側の括弧が無く目に優しいLispといった感じでしょうか。</text:p>
      <text:p text:style-name="P58"/>
      <text:p text:style-name="Standard"/>
      <text:h text:style-name="P704" text:outline-level="1"><text:bookmark-start text:name="__RefHeading__14346_1559979953"/>3. 準備<text:bookmark-end text:name="__RefHeading__14346_1559979953"/></text:h>
      <text:h text:style-name="Heading_20_2" text:outline-level="2"><text:bookmark-start text:name="__RefHeading__14348_1559979953"/>3<text:bookmark-start text:name="_Ref230609028"/>.1 プラットフォーム<text:bookmark-end text:name="__RefHeading__14348_1559979953"/><text:bookmark-end text:name="_Ref230609028"/></text:h>
      <text:p text:style-name="P440">　現時点で動作を確認しているプラットフォームは以下のとおりです。</text:p>
      <text:p text:style-name="P440"/>
      <text:list text:style-name="WW8Num4">
        <text:list-item>
          <text:p text:style-name="P831">Ubuntu 8/9 (64bit OS)</text:p>
        </text:list-item>
        <text:list-item>
          <text:p text:style-name="P832">CentOS 6/<text:span text:style-name="T311">8</text:span> (64bit OS)</text:p>
        </text:list-item>
        <text:list-item>
          <text:p text:style-name="P832">FreeBSD 7/8/9/<text:span text:style-name="T259">10/12</text:span> (64bit OS)</text:p>
        </text:list-item>
      </text:list>
      <text:p text:style-name="P444"/>
      <text:p text:style-name="P440">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440"/>
      <text:p text:style-name="P450">　なお、BoehmGCおよびGMPの相性問題により、32bit CPUでは動作できません（ガベージコレクションが正しく動きません）。</text:p>
      <text:p text:style-name="P450"/>
      <text:p text:style-name="P450"/>
      <text:p text:style-name="P440"/>
      <text:p text:style-name="P440"/>
      <text:p text:style-name="P440"/>
      <text:h text:style-name="P707" text:outline-level="2"><text:bookmark-start text:name="__RefHeading__14350_1559979953"/><text:bookmark-start text:name="_Ref230609186"/>3.2 コンパイル方法<text:bookmark-end text:name="__RefHeading__14350_1559979953"/><text:bookmark-end text:name="_Ref230609186"/></text:h>
      <text:p text:style-name="P440">(1) 必要な外部ライブラリの用意</text:p>
      <text:p text:style-name="P440">(1-1) GCに Boehm GC ライブラリを使います<text:span text:style-name="T5">。</text:span>以下のURLよりバージョン<text:span text:style-name="T348">8</text:span>.<text:span text:style-name="T348">2</text:span>.<text:span text:style-name="T348">4</text:span>を入手してインストールしてください。</text:p>
      <text:p text:style-name="P701"><text:a xlink:type="simple" xlink:href="http://www.hpl.hp.com/personal/Hans_Boehm/gc/gc_source/gc-7.1alpha3-080224.tar.gz" text:style-name="Internet_20_link" text:visited-style-name="Visited_20_Internet_20_Link"><text:span text:style-name="Internet_20_link"><text:span text:style-name="T209">http://www.hpl.hp.com/personal/Hans_Boehm/gc/gc_source/</text:span></text:span></text:a><text:span text:style-name="T209"> </text:span></text:p>
      <text:p text:style-name="P587"/>
      <text:p text:style-name="P587">(1-2) 正規表現ライブラリに鬼雲を使わせていただきました。以下のURLよりバージョン 5.15.0を入手してインストールしてください。</text:p>
      <text:p text:style-name="P588"><text:tab/><text:span text:style-name="T269">https://github.com/k-takata/Onigmo</text:span></text:p>
      <text:p text:style-name="P589"/>
      <text:p text:style-name="P592">(1-3) 多倍長整数演算にGMPを利用します。以下のURLからバージョン6.<text:span text:style-name="T348">2</text:span>.0をダウンロードしてインストールします。</text:p>
      <text:p text:style-name="Standard"><text:span text:style-name="T209"><text:tab/></text:span><text:a xlink:type="simple" xlink:href="https://gmplib.org/" text:style-name="Internet_20_link" text:visited-style-name="Visited_20_Internet_20_Link"><text:span text:style-name="T211">https://gmplib.org/</text:span></text:a></text:p>
      <text:p text:style-name="P587"/>
      <text:p text:style-name="P587">(1-4) コルーチンサポートのためのライブラリとしてPCLをインストールします。以下のURLからバージョン1.12を入手してインストールします。</text:p>
      <text:p text:style-name="P550"><text:tab/>http://xmailserver.org/libpcl.html</text:p>
      <text:p text:style-name="P587"/>
      <text:p text:style-name="P587">(2) ソースの入手 </text:p>
      <text:p text:style-name="P590">以下のURLから、<text:span text:style-name="T3">P</text:span>erfumeの配布イメージを入手します。</text:p>
      <text:p text:style-name="P5"><text:span text:style-name="Internet_20_link"><text:span text:style-name="T209"><text:tab/></text:span></text:span><text:a xlink:type="simple" xlink:href="https://github.com/mitchan0321/perfume" text:style-name="Internet_20_link" text:visited-style-name="Visited_20_Internet_20_Link"><text:span text:style-name="Internet_20_link"><text:span text:style-name="T208">https://github.com/mitchan0321/perfume</text:span></text:span></text:a></text:p>
      <text:p text:style-name="P591"/>
      <text:p text:style-name="P450"><text:span text:style-name="T139">画面の右より「Downnload ZIP」を選ぶことによりソース一式がダウンロードでき</text:span>ます。</text:p>
      <text:p text:style-name="P68">ダウンロード後はzipファイルを展開してください。</text:p>
      <text:p text:style-name="P450"/>
      <text:p text:style-name="P451"/>
      <text:p text:style-name="P440">(3) ビルド</text:p>
      <text:p text:style-name="P440">(3-1) 展開したディレクトリに入ります。</text:p>
      <text:p text:style-name="P628">cd perfume-master</text:p>
      <text:p text:style-name="P440"/>
      <text:p text:style-name="P440">(3-2) 必要に応じて、Makefile のPREFIXを調整してください。</text:p>
      <text:p text:style-name="P440"/>
      <text:p text:style-name="P440">(3-3) makeを実行します。</text:p>
      <text:p text:style-name="P628">make</text:p>
      <text:p text:style-name="P440"/>
      <text:p text:style-name="P440">とすると実行ファイルができます。 </text:p>
      <text:p text:style-name="P440"/>
      <text:p text:style-name="P440">(3-4) インストールします。</text:p>
      <text:p text:style-name="P628">make install</text:p>
      <text:p text:style-name="P440"/>
      <text:p text:style-name="P440">とすると、PREFIX にインストールされます。 </text:p>
      <text:p text:style-name="P440"/>
      <text:p text:style-name="P440">(4) テストを実行します。</text:p>
      <text:p text:style-name="P628">cd test</text:p>
      <text:p text:style-name="P628">./testall</text:p>
      <text:p text:style-name="P440"/>
      <text:p text:style-name="P440">とすると、簡単なテストを実行します。全てのテストでOK と出れば大丈夫ですが、リリース<text:span text:style-name="T5">バージョン</text:span>によってはNGとなる項目がある場合もあります。</text:p>
      <text:p text:style-name="P550"/>
      <text:p text:style-name="P551"/>
      <text:p text:style-name="P550"/>
      <text:h text:style-name="P708" text:outline-level="2"><text:bookmark-start text:name="__RefHeading__14352_1559979953"/><text:bookmark-start text:name="_Ref230609206"/>3.3 処理系の構成<text:bookmark-end text:name="__RefHeading__14352_1559979953"/><text:bookmark-end text:name="_Ref230609206"/></text:h>
      <text:p text:style-name="P440">　<text:span text:style-name="T3">P</text:span>erfumeを標準的な構成でインストールした際の処理系の構成について説明します。</text:p>
      <text:p text:style-name="P440"/>
      <text:h text:style-name="Heading_20_3" text:outline-level="3"><text:bookmark-start text:name="__RefHeading__14354_1559979953"/>3.3.1 ファイル構成<text:bookmark-end text:name="__RefHeading__14354_1559979953"/></text:h>
      <text:p text:style-name="P453">$PREFIX <text:s/><text:span text:style-name="T307">(既定値: /usr/local )</text:span></text:p>
      <text:p text:style-name="P453"><text:s text:c="2"/>/bin/perfumesh<text:tab/><text:tab/>…　インタプリタ本体</text:p>
      <text:p text:style-name="P453"><text:s text:c="2"/>/lib/perfume/setup.prfm<text:tab/>…　起動時セットアップスクリプト</text:p>
      <text:p text:style-name="P453"><text:s text:c="2"/>/lib/perfume/lib/<text:tab/><text:tab/>…　ライブラリスクリプトディレクトリ</text:p>
      <text:p text:style-name="P453">$HOME</text:p>
      <text:p text:style-name="P453"><text:s text:c="2"/>/.perfume<text:tab/><text:tab/><text:tab/>…　ユーザ定義のセットアップスクリプト</text:p>
      <text:p text:style-name="P454"/>
      <text:p text:style-name="P454">　$PREFIXは、make時に指定するインストール先ディレクトリです。</text:p>
      <text:p text:style-name="P454">　$HOMEは、ユーザのホームディレクトリです。</text:p>
      <text:p text:style-name="P454"/>
      <text:h text:style-name="Heading_20_3" text:outline-level="3"><text:bookmark-start text:name="__RefHeading__14356_1559979953"/>3.3.2 環境変数<text:bookmark-end text:name="__RefHeading__14356_1559979953"/></text:h>
      <text:p text:style-name="P454">　<text:span text:style-name="T3">P</text:span>erfumeでは、以下の<text:span text:style-name="T5">シェル</text:span>環境変数を参照します。</text:p>
      <text:p text:style-name="P454"/>
      <text:p text:style-name="P455">$HOME<text:tab/><text:tab/><text:tab/><text:tab/> <text:s text:c="2"/>…　ユーザのホームディレクトリです。</text:p>
      <text:p text:style-name="P454"/>
      <text:h text:style-name="Heading_20_3" text:outline-level="3" text:is-list-header="true"><text:bookmark-start text:name="__RefHeading__14358_1559979953"/>3.3.3 グローバル変数<text:bookmark-end text:name="__RefHeading__14358_1559979953"/></text:h>
      <text:p text:style-name="P440">　<text:span text:style-name="T5">以下は、</text:span><text:span text:style-name="T23">P</text:span>erfumeが起動したときにに定義されるグローバル変数です。</text:p>
      <text:p text:style-name="P455"/>
      <text:p text:style-name="P455">HOME<text:tab/>…　ユーザのホームディレクトリです。</text:p>
      <text:p text:style-name="P455">ENV<text:tab/>…　<text:span text:style-name="T5">シェル</text:span>環境変数の<text:span text:style-name="T5">辞書型データ</text:span>です。</text:p>
      <text:p text:style-name="P455">LIB_PATH<text:tab/>…　ライブラリスクリプトが格納されたディレクトリのリストです。</text:p>
      <text:p text:style-name="P455">ARGV<text:tab/>…　インタプリタ起動時の引数リストです。</text:p>
      <text:p text:style-name="P455">VERSION<text:tab/>…　処理系のバージョンです。</text:p>
      <text:p text:style-name="P455">CWD<text:tab/>…　現在のカレントディレクトリです。</text:p>
      <text:p text:style-name="P454"/>
      <text:p text:style-name="P454"/>
      <text:h text:style-name="P707" text:outline-level="2"><text:bookmark-start text:name="__RefHeading__14360_1559979953"/>3.4 起動<text:bookmark-end text:name="__RefHeading__14360_1559979953"/></text:h>
      <text:p text:style-name="P440">　<text:span text:style-name="T3">P</text:span>erfumeのインタプリタを起動するには、UNIX上のシェルからperfumeshコマンドを実行します。</text:p>
      <text:p text:style-name="P440"/>
      <text:p text:style-name="P55">インタプリタの起動:</text:p>
      <table:table table:name="表5" table:style-name="表5">
        <table:table-column table:style-name="表5.A"/>
        <table:table-row table:style-name="表5.1">
          <table:table-cell table:style-name="表5.A1" office:value-type="string">
            <text:p text:style-name="P629"/>
            <text:p text:style-name="P629">$ perfumesh</text:p>
            <text:p text:style-name="P630">Welcome to Perfume World!!</text:p>
            <text:p text:style-name="P630">perfume language interpreter version 1.<text:span text:style-name="T348">9</text:span>.0.</text:p>
            <text:p text:style-name="P629">&gt; </text:p>
            <text:p text:style-name="P633"/>
          </table:table-cell>
        </table:table-row>
      </table:table>
      <text:p text:style-name="P58"/>
      <text:p text:style-name="P58">　プロンプト（ &gt; ）に続いて<text:span text:style-name="T3">P</text:span>erfumeの文を入力することにより、対話的に<text:span text:style-name="T3">P</text:span>erfumeを利用することが可能です。</text:p>
      <text:p text:style-name="P58"/>
      <text:p text:style-name="P58">　バッチ形式で起動する場合は以下のようにperfumeshにスクリプトファイルを指定します。</text:p>
      <text:p text:style-name="P58"/>
      <text:p text:style-name="P55">バッチ形式での起動:</text:p>
      <table:table table:name="表122" table:style-name="表122">
        <table:table-column table:style-name="表122.A"/>
        <table:table-row table:style-name="表122.1">
          <table:table-cell table:style-name="表122.A1" office:value-type="string">
            <text:p text:style-name="P619"/>
            <text:p text:style-name="P619">$ perfumesh file-name.prfm</text:p>
            <text:p text:style-name="P619"><text:s text:c="2"/>... some outputs ...</text:p>
            <text:p text:style-name="P619"/>
            <text:p text:style-name="P619">$</text:p>
            <text:p text:style-name="P620"/>
          </table:table-cell>
        </table:table-row>
      </table:table>
      <text:p text:style-name="P58"/>
      <text:p text:style-name="P12"><text:span text:style-name="Internet_20_link"><text:span text:style-name="T47">　コマンドラインで実行したい命令を指定することもできます。-</text:span></text:span><text:span text:style-name="Internet_20_link"><text:span text:style-name="T48">c </text:span></text:span><text:span text:style-name="Internet_20_link"><text:span text:style-name="T49">"</text:span></text:span><text:span text:style-name="Internet_20_link"><text:span text:style-name="T48">command</text:span></text:span><text:span text:style-name="Internet_20_link"><text:span text:style-name="T49">"</text:span></text:span><text:span text:style-name="Internet_20_link"><text:span text:style-name="T48"> </text:span></text:span><text:span text:style-name="Internet_20_link"><text:span text:style-name="T50">オプション</text:span></text:span><text:span text:style-name="Internet_20_link"><text:span text:style-name="T48">により指定することができます。</text:span></text:span></text:p>
      <text:p text:style-name="P11"><text:span text:style-name="Internet_20_link"><text:span text:style-name="T48"><text:s/></text:span></text:span></text:p>
      <text:p text:style-name="P69">コマンド形式での起動:</text:p>
      <table:table table:name="表193" table:style-name="表193">
        <table:table-column table:style-name="表193.A"/>
        <table:table-row table:style-name="表193.1">
          <table:table-cell table:style-name="表193.A1" office:value-type="string">
            <text:p text:style-name="P631"/>
            <text:p text:style-name="P632">$ perfumesh -c "<text:span text:style-name="T269">pi"</text:span></text:p>
            <text:p text:style-name="P635">31415926.....</text:p>
            <text:p text:style-name="P634"/>
          </table:table-cell>
        </table:table-row>
      </table:table>
      <text:p text:style-name="P11"><text:span text:style-name="Internet_20_link"><text:span text:style-name="T51"/></text:span></text:p>
      <text:p text:style-name="P10"><text:span text:style-name="Internet_20_link"><text:span text:style-name="T47"/></text:span></text:p>
      <text:h text:style-name="P707" text:outline-level="2"><text:bookmark-start text:name="__RefHeading___Toc29445_1664150392"/>3.5 最新情報<text:bookmark-end text:name="__RefHeading___Toc29445_1664150392"/></text:h>
      <text:p text:style-name="P440">　最新情報については、以下のURLをご確認ください。</text:p>
      <text:p text:style-name="P456"/>
      <text:p text:style-name="P456"><text:tab/><text:span text:style-name="T31">https://github.com/mitchan0321/perfume/wiki </text:span></text:p>
      <text:p text:style-name="P24"><text:span text:style-name="Internet_20_link"><text:span text:style-name="T209"/></text:span></text:p>
      <text:h text:style-name="P705"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440">　ここでは、<text:span text:style-name="T3">P</text:span>erfumeの<text:span text:style-name="T5">データ</text:span>型について説明します。</text:p>
      <text:p text:style-name="P440">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440"/>
      <text:h text:style-name="Heading_20_3" text:outline-level="3"><text:bookmark-start text:name="__RefHeading__14366_1559979953"/><text:span text:style-name="T5">4.1</text:span>.1 真偽値<text:bookmark-end text:name="__RefHeading__14366_1559979953"/></text:h>
      <text:p text:style-name="P457">　<text:span text:style-name="T3">P</text:span>erfumeで偽値を表します。プログラムコード上のリテラルでは、偽値を<text:span text:style-name="T347">&lt;nil&gt;</text:span>で表現し、真値を<text:span text:style-name="T347">&lt;t&gt;</text:span>で表現します。</text:p>
      <text:p text:style-name="P457">　<text:span text:style-name="T3">P</text:span>erfumeの真偽値判断の場面では、<text:span text:style-name="T347">&lt;nil&gt;</text:span>以外の全ての値は真として扱われ<text:span text:style-name="T5">、</text:span><text:span text:style-name="T347">&lt;nil&gt;</text:span><text:span text:style-name="T5">は常に偽となります</text:span>。</text:p>
      <text:p text:style-name="P457">　Bool値の導入は、バージョン1.4.0にて行われました。それまではNil型というデータタイプが存在しましたが、現在ではBool型の値のひとつとして&lt;nil&gt;が存在することとなり、Nil型は廃止されました。また、リテラルの表記も<text:span text:style-name="T343">nil</text:span>から<text:span text:style-name="T343">&lt;nil&gt;</text:span>へ、<text:span text:style-name="T343">t</text:span>から<text:span text:style-name="T343">&lt;t&gt;</text:span>へと変化しています。</text:p>
      <text:p text:style-name="P440"/>
      <text:h text:style-name="Heading_20_3" text:outline-level="3"><text:bookmark-start text:name="__RefHeading__14368_1559979953"/>4.1.2 シンボル<text:bookmark-end text:name="__RefHeading__14368_1559979953"/></text:h>
      <text:p text:style-name="P440">　<text:span text:style-name="T3">P</text:span>erfumeのシンボルは、変数名、関数名、クラス名、メソッド名、ハッシュのキー値を表す名前です。名前に使用可能な文字は以下のとおりです。</text:p>
      <text:p text:style-name="P440"/>
      <text:list text:style-name="WW8Num2">
        <text:list-item>
          <text:p text:style-name="P833">A-Z、a-z</text:p>
        </text:list-item>
        <text:list-item>
          <text:p text:style-name="P833">0-9 <text:span text:style-name="T5">（</text:span>ただし、0-9のみで構成される場合は、整数値とみなされます<text:span text:style-name="T5">）</text:span></text:p>
        </text:list-item>
        <text:list-item>
          <text:p text:style-name="P833">! % &amp; - _ = ^ ~ | @ + * &lt; &gt; . / ?</text:p>
        </text:list-item>
      </text:list>
      <text:p text:style-name="P440"/>
      <text:p text:style-name="P440">上記の文字の<text:span text:style-name="T5">1</text:span>文字以上の組み合わせが、<text:span text:style-name="T3">P</text:span>erfumeで有効なシンボルとなります。</text:p>
      <text:p text:style-name="P440"/>
      <text:p text:style-name="P452">例: <text:tab/><text:span text:style-name="T343">name</text:span></text:p>
      <text:p text:style-name="P452"><text:tab/><text:span text:style-name="T343">_123</text:span></text:p>
      <text:p text:style-name="P452"><text:tab/><text:span text:style-name="T343">my-name</text:span></text:p>
      <text:p text:style-name="P440"/>
      <text:p text:style-name="P440"/>
      <text:h text:style-name="P712" text:outline-level="3"><text:bookmark-start text:name="__RefHeading__14370_1559979953"/>4.1.3 参照<text:bookmark-end text:name="__RefHeading__14370_1559979953"/></text:h>
      <text:p text:style-name="P458">　シンボルの先頭に <text:span text:style-name="T5">"</text:span><text:span text:style-name="T343">$</text:span><text:span text:style-name="T5">"</text:span> をつけたものは、シンボルが示す値の参照となります。</text:p>
      <text:p text:style-name="P440"/>
      <text:p text:style-name="P452">例: <text:tab/><text:span text:style-name="T343">$name</text:span></text:p>
      <text:p text:style-name="P452"><text:tab/><text:span text:style-name="T343">$_a</text:span></text:p>
      <text:p text:style-name="P440"/>
      <text:p text:style-name="P460">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440">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440"/>
      <text:h text:style-name="Heading_20_3" text:outline-level="3"><text:bookmark-start text:name="__RefHeading__14372_1559979953"/>4.1.4 整数<text:bookmark-end text:name="__RefHeading__14372_1559979953"/></text:h>
      <text:p text:style-name="P462">　<text:span text:style-name="T3">P</text:span>erfumeの整数は多倍長整数です。メモリの許す限り長い桁を表現することができます。プログラムコード中では10進、8進および、16進での表現が可能です。</text:p>
      <text:p text:style-name="P462">　全桁"0"～"9"の数字であるか、またはこれの先頭に"‐"記号が付いたものは10進となります。先頭が"0o"または"0O"ではじまる"0"～"7"までの数字で構成されるものは8進となります。先頭が"0x"または"0X"ではじまる"0"～"9"までの数字および"a"～"f"または"A"～"F"の文字構成されるものは16進となります。</text:p>
      <text:p text:style-name="P440"/>
      <text:p text:style-name="P452">例: <text:tab/><text:span text:style-name="T343">123</text:span></text:p>
      <text:p text:style-name="P452"><text:tab/><text:span text:style-name="T343">0</text:span></text:p>
      <text:p text:style-name="P452"><text:tab/><text:span text:style-name="T343">-123</text:span></text:p>
      <text:p text:style-name="P452"><text:tab/><text:span text:style-name="T343">0x0000ffff</text:span></text:p>
      <text:p text:style-name="P452"><text:tab/><text:span text:style-name="T343">0o777</text:span></text:p>
      <text:p text:style-name="P440"/>
      <text:h text:style-name="P712" text:outline-level="3"><text:bookmark-start text:name="__RefHeading__14374_1559979953"/>4.1.5 実数<text:bookmark-end text:name="__RefHeading__14374_1559979953"/></text:h>
      <text:p text:style-name="P440">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440"/>
      <text:p text:style-name="P452">例: <text:tab/><text:span text:style-name="T343">.1</text:span></text:p>
      <text:p text:style-name="P452"><text:tab/><text:span text:style-name="T343">1.</text:span></text:p>
      <text:p text:style-name="P452"><text:tab/><text:span text:style-name="T343">.0</text:span></text:p>
      <text:p text:style-name="P452"><text:tab/><text:span text:style-name="T343">3.141592</text:span></text:p>
      <text:p text:style-name="P452"><text:tab/><text:span text:style-name="T343">-123.0</text:span></text:p>
      <text:p text:style-name="P452"><text:tab/><text:span text:style-name="T343">1E10</text:span></text:p>
      <text:p text:style-name="P452"><text:tab/><text:span text:style-name="T343">-1E-10</text:span></text:p>
      <text:p text:style-name="P452"><text:tab/><text:span text:style-name="T343">-.123E3</text:span></text:p>
      <text:p text:style-name="P440"/>
      <text:p text:style-name="P463">　指数表示がない場合は、仮数表示部に小数点<text:span text:style-name="T5">（"</text:span>.<text:span text:style-name="T5">"</text:span> <text:span text:style-name="T5">）</text:span>が必要となります。小数点が無い場合には、整数と判断されます。ただし、<text:span text:style-name="T5">"</text:span>.<text:span text:style-name="T5">" 単体での</text:span>場合、実数ではなく、シンボルとして判断されます。また、指数表示が存在する場合は小数点は不要です。</text:p>
      <text:p text:style-name="P461">　演算の結果により未定義値や無限大となる場合があります。その場合は、未定義値の場合は <text:span text:style-name="T291">Real::nan? により、無限大の場合は Real::inf? により値をチェックすることができます。</text:span></text:p>
      <text:p text:style-name="P440"/>
      <text:p text:style-name="P440"/>
      <text:p text:style-name="P440"/>
      <text:h text:style-name="P712" text:outline-level="3"><text:bookmark-start text:name="__RefHeading__14376_1559979953"/>4.1.6 文字列<text:bookmark-end text:name="__RefHeading__14376_1559979953"/></text:h>
      <text:p text:style-name="P461">　<text:span text:style-name="T3">P</text:span>erfumeの文字列は、ダブルクォート<text:span text:style-name="T5">(</text:span><text:span text:style-name="T347">"</text:span><text:span text:style-name="T5">)</text:span>で囲まれた文字の列です。また、文字列内では、エスケープ記号<text:span text:style-name="T5">（</text:span><text:span text:style-name="T343">\</text:span><text:span text:style-name="T5">）</text:span>で特定の文字コードを表現することが可能です。</text:p>
      <text:p text:style-name="P452"/>
      <text:p text:style-name="P452">例: <text:tab/><text:span text:style-name="T343">"Hello World"</text:span></text:p>
      <text:p text:style-name="P452"><text:tab/><text:span text:style-name="T343">""</text:span></text:p>
      <text:p text:style-name="P452"><text:tab/><text:span text:style-name="T343">"End\n"</text:span></text:p>
      <text:p text:style-name="P440"/>
      <text:p text:style-name="P440">　文字列内で使用可能なエスケープ記号は、以下のとおりです。</text:p>
      <text:p text:style-name="P440"/>
      <text:list xml:id="list3168974011" text:style-name="WW8Num5">
        <text:list-item>
          <text:p text:style-name="P834"><text:span text:style-name="T343">\\</text:span><text:tab/>→ エスケープ記号</text:p>
        </text:list-item>
        <text:list-item>
          <text:p text:style-name="P834"><text:span text:style-name="T343">\t</text:span><text:tab/>→ タブ</text:p>
        </text:list-item>
        <text:list-item>
          <text:p text:style-name="P834"><text:span text:style-name="T343">\n</text:span><text:tab/>→ ラインフィード</text:p>
        </text:list-item>
        <text:list-item>
          <text:p text:style-name="P834"><text:span text:style-name="T343">\r</text:span><text:tab/>→ キャリッジリターン</text:p>
        </text:list-item>
        <text:list-item>
          <text:p text:style-name="P834"><text:span text:style-name="T343">\"</text:span><text:tab/>→ ダブルクオート</text:p>
        </text:list-item>
        <text:list-item>
          <text:p text:style-name="P844"><text:span text:style-name="T343">\</text:span>&lt;改行&gt;<text:tab/>→ 次の行を接続</text:p>
        </text:list-item>
      </text:list>
      <text:p text:style-name="P464"/>
      <text:p text:style-name="P464">　"<text:span text:style-name="T343">\</text:span>&lt;改行&gt;" のエスケープ記号により、ソースコードに収まりきらないような長い行を改行を入れながら表現できます。</text:p>
      <text:p text:style-name="P440"/>
      <text:h text:style-name="Heading_20_3" text:outline-level="3"><text:bookmark-start text:name="__RefHeading__14378_1559979953"/>4.1.7 正規表現文字列<text:bookmark-end text:name="__RefHeading__14378_1559979953"/></text:h>
      <text:p text:style-name="P440">　<text:span text:style-name="T3">P</text:span>erfumeでは正規表現パターンを表すための型を用意しました。正規表現文字列は、文字列と似ていますが、シングルクォート(<text:span text:style-name="T343">'</text:span>)で囲まれた文字列であるところが異なります。また、利用可能なエスケープ記号も異なります。</text:p>
      <text:p text:style-name="P440"/>
      <text:p text:style-name="P452">例: <text:tab/><text:span text:style-name="T343">'[A-z0-9].*'</text:span></text:p>
      <text:p text:style-name="P452"><text:tab/><text:span text:style-name="T343">'\(.*\)'</text:span></text:p>
      <text:p text:style-name="P440"/>
      <text:p text:style-name="P440">　文字列内で使用可能なエスケープ記号は、以下のとおりです。</text:p>
      <text:p text:style-name="P440"/>
      <text:list text:continue-numbering="true" text:style-name="WW8Num5">
        <text:list-item text:start-value="1">
          <text:p text:style-name="P834"><text:span text:style-name="T343">\\</text:span><text:tab/>→ エスケープ記号</text:p>
        </text:list-item>
        <text:list-item>
          <text:p text:style-name="P834"><text:span text:style-name="T343">\'</text:span><text:tab/>→ シングルクォート</text:p>
        </text:list-item>
        <text:list-item>
          <text:p text:style-name="P845"><text:span text:style-name="T343">\</text:span>&lt;改行&gt;<text:tab/>→ 次の行を接続</text:p>
        </text:list-item>
      </text:list>
      <text:p text:style-name="P440"/>
      <text:p text:style-name="P446">文字列とは異なり、上記以外の組み合わせ以外で単独で現れたエスケープ記号は、エスケープ記号そのものを表します。</text:p>
      <text:h text:style-name="Heading_20_3" text:outline-level="3"><text:bookmark-start text:name="__RefHeading__14380_1559979953"/><text:soft-page-break/>4.1.8 リスト<text:bookmark-end text:name="__RefHeading__14380_1559979953"/></text:h>
      <text:p text:style-name="P463">　<text:span text:style-name="T3">P</text:span>erfumeのリストは、<text:span text:style-name="T5">"</text:span><text:span text:style-name="T343">(</text:span><text:span text:style-name="T5">" </text:span>と<text:span text:style-name="T5"> "</text:span><text:span text:style-name="T343">)</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440">　また、Lisp処理系におけるドット対の表記も可能です。この<text:span text:style-name="T5">場合</text:span>は、Lispと同様consセルのcar部、cdr部のそれぞれの要素を<text:span text:style-name="T5">記述</text:span>することが可能です。</text:p>
      <text:p text:style-name="P440"/>
      <text:p text:style-name="P459">例:<text:tab/><text:span text:style-name="T343">()</text:span></text:p>
      <text:p text:style-name="P459"><text:tab/><text:span text:style-name="T343">(a b c)</text:span></text:p>
      <text:p text:style-name="P452"><text:tab/><text:span text:style-name="T343">("a" b 0 (1 2 3))</text:span></text:p>
      <text:p text:style-name="P452"><text:tab/><text:span text:style-name="T343">("a" . {do-something})</text:span></text:p>
      <text:h text:style-name="P713" text:outline-level="3"/>
      <text:h text:style-name="P712" text:outline-level="3"><text:bookmark-start text:name="__RefHeading__14382_1559979953"/>4.1.9 クロージャ<text:span text:style-name="T5">（ブロック）</text:span><text:bookmark-end text:name="__RefHeading__14382_1559979953"/></text:h>
      <text:p text:style-name="P463"><text:span text:style-name="T5">　クロージャを説明する前に、まず、</text:span><text:span text:style-name="T23">P</text:span><text:span text:style-name="T5">erfumeのブロックについて説明します。ブロックとは、"</text:span><text:span text:style-name="T347">{</text:span><text:span text:style-name="T5">" </text:span>と<text:span text:style-name="T5"> "</text:span><text:span text:style-name="T347">}</text:span><text:span text:style-name="T5">" で囲まれた文の集まりです。通常の使い方としては、例えばループの処理部や関数の本体などの一連の処理のかたまりを表わすために使用します。</text:span></text:p>
      <text:p text:style-name="P54"/>
      <text:p text:style-name="P55">ブロックの例:</text:p>
      <table:table table:name="表1" table:style-name="表1">
        <table:table-column table:style-name="表1.A"/>
        <table:table-row table:style-name="表1.1">
          <table:table-cell table:style-name="表1.A1" office:value-type="string">
            <text:p text:style-name="P619"/>
            <text:p text:style-name="P619">set i 0;</text:p>
            <text:p text:style-name="P619">while {$i &lt; 10} do: {</text:p>
            <text:p text:style-name="P619"><text:s text:c="4"/># ループ本体のブロック</text:p>
            <text:p text:style-name="P619"><text:s text:c="4"/>$i ++;</text:p>
            <text:p text:style-name="P619">};</text:p>
            <text:p text:style-name="P619"/>
          </table:table-cell>
        </table:table-row>
      </table:table>
      <text:p text:style-name="P440"/>
      <text:p text:style-name="P463"><text:span text:style-name="T5">　スクリプト上に現れる "</text:span><text:span text:style-name="T347">{</text:span><text:span text:style-name="T5">" </text:span>と<text:span text:style-name="T5"> "</text:span><text:span text:style-name="T347">}</text:span><text:span text:style-name="T5">" で囲まれた部分は全てブロックです。もちろん、ブロックの入れ子も可能です。</text:span></text:p>
      <text:p text:style-name="P54">　これだけだと、見た目ではC言語のブロックとはあまり違いはありません。</text:p>
      <text:p text:style-name="P54"/>
      <text:p text:style-name="P54">　もうひとつ説明すると、<text:span text:style-name="T3">P</text:span>erfumeのブロックは、静的な構造であるということです。それでは、ブロックに対応する動的な構造とはなんでしょうか。それがクロージャです。</text:p>
      <text:p text:style-name="P54">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54">　クロージャを使うと、処理のかたまりと環境のセットを簡単に受け渡したり、別の環境であとから実行するといったことができます。</text:p>
      <text:p text:style-name="P54"/>
      <text:p text:style-name="P55">クロージャによるブロックの持ち出しの例:</text:p>
      <table:table table:name="表2" table:style-name="表2">
        <table:table-column table:style-name="表2.A"/>
        <table:table-row table:style-name="表2.1">
          <table:table-cell table:style-name="表2.A1" office:value-type="string">
            <text:p text:style-name="P619"/>
            <text:p text:style-name="P619">defun foo (x) {return {println $x " world"}};</text:p>
            <text:p text:style-name="P619">set x [foo "hello"];</text:p>
            <text:p text:style-name="P619">println $x<text:tab/><text:tab/><text:tab/># → {println $x " world"}</text:p>
            <text:p text:style-name="P619">$x eval;<text:tab/><text:tab/><text:tab/># → hello world</text:p>
            <text:p text:style-name="P619"/>
          </table:table-cell>
        </table:table-row>
      </table:table>
      <text:h text:style-name="P757" text:outline-level="3"/>
      <text:h text:style-name="P713" text:outline-level="3"/>
      <text:h text:style-name="P712" text:outline-level="3"><text:bookmark-start text:name="__RefHeading__14384_1559979953"/>4.1.10 評価<text:span text:style-name="T5">ブロック</text:span><text:bookmark-end text:name="__RefHeading__14384_1559979953"/></text:h>
      <text:p text:style-name="P463"><text:span text:style-name="T5">　</text:span><text:span text:style-name="T23">P</text:span><text:span text:style-name="T5">erfumeは、文の評価を明示的に示す必要があります。評価ブロックは、"</text:span><text:span text:style-name="T347">[</text:span><text:span text:style-name="T5">" </text:span>と<text:span text:style-name="T5"> "</text:span><text:span text:style-name="T347">]</text:span><text:span text:style-name="T5">" で囲まれた文の集まりです。表記自体はブロックと似ています。スクリプト中で、評価ブロックを含む文に到達したとき、そのコマンドやメソッドの実行に先立ち "</text:span><text:span text:style-name="T347">[</text:span><text:span text:style-name="T5">" </text:span>と<text:span text:style-name="T5"> "</text:span><text:span text:style-name="T347">]</text:span><text:span text:style-name="T5">"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54">　Lispでは、評価は自動的に実行されますが、<text:span text:style-name="T3">P</text:span>erfumeの場合は、プログラマが明示的に示す必要があることがLispとは大きく異なる部分です。</text:p>
      <text:p text:style-name="P54"/>
      <text:p text:style-name="P55">評価ブロックによる置換の例:</text:p>
      <table:table table:name="表3" table:style-name="表3">
        <table:table-column table:style-name="表3.A"/>
        <table:table-row table:style-name="表3.1">
          <table:table-cell table:style-name="表3.A1" office:value-type="string">
            <text:p text:style-name="P619"/>
            <text:p text:style-name="P619">set i 10;</text:p>
            <text:p text:style-name="P619">println [$i ++];<text:tab/><text:tab/># → 11</text:p>
            <text:p text:style-name="P619"/>
          </table:table-cell>
        </table:table-row>
      </table:table>
      <text:p text:style-name="P440"/>
      <text:p text:style-name="P440">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54"/>
      <text:h text:style-name="P712" text:outline-level="3"><text:bookmark-start text:name="__RefHeading__14386_1559979953"/>4.1.11<text:span text:style-name="T5"> </text:span>関数<text:bookmark-end text:name="__RefHeading__14386_1559979953"/></text:h>
      <text:p text:style-name="P54">　<text:span text:style-name="T3">P</text:span>erfumeの関数もまたファーストクラスオブジェクトの性質をもちます。関数は、funコマンド、defunコマンドおよび、Objectクラスのmethodメソッドにより生成されます。</text:p>
      <text:p text:style-name="P54">　funコマンド、defunコマンドおよびmethodメソッドにより生成されるのはすべて関数型のデータであり、生成後の管理のされかたによりその関数がどのように利用されるのかが異なります。</text:p>
      <text:p text:style-name="P54">　funコマンドでは、名前の無い関数を生成することが可能です。</text:p>
      <text:p text:style-name="P54">　defunコマンドでは、名前付きの関数を生成し、グローバルなスコープで関数を名前で呼び出すことができるようになります。</text:p>
      <text:p text:style-name="P54">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54"/>
      <text:h text:style-name="P712" text:outline-level="3"><text:bookmark-start text:name="__RefHeading__14388_1559979953"/>4.1.12 オブジェクト<text:bookmark-end text:name="__RefHeading__14388_1559979953"/></text:h>
      <text:p text:style-name="P440">　<text:span text:style-name="T3">P</text:span>erfumeのオブジェクトは、newコマンドにより生成されます。オブジェクトは、その構成要素として、委譲先のクラス、メンバ変数、メンバ関数を含みます。</text:p>
      <text:p text:style-name="P440">　オブジェクトに対して委譲先のクラスを複数指定することができ、これにより多重継承の仕組みを実現しています。</text:p>
      <text:p text:style-name="P440"/>
      <text:h text:style-name="Heading_20_3" text:outline-level="3"><text:bookmark-start text:name="__RefHeading__14390_1559979953"/>4.1.13 制御型<text:bookmark-end text:name="__RefHeading__14390_1559979953"/></text:h>
      <text:p text:style-name="P426">　<text:span text:style-name="T3">P</text:span>erfumeの制御型は、戻り値を指定して関数を終了したり、ループの実行を中断、再開したりするためのものです。</text:p>
      <text:p text:style-name="P426">　制御型は、以下のコマンドにより生成されます。</text:p>
      <text:p text:style-name="P426"/>
      <text:list text:style-name="L6">
        <text:list-item>
          <text:p text:style-name="P846">return</text:p>
        </text:list-item>
        <text:list-item>
          <text:p text:style-name="P846">break</text:p>
        </text:list-item>
        <text:list-item>
          <text:p text:style-name="P846">continue</text:p>
        </text:list-item>
        <text:list-item>
          <text:p text:style-name="P846">retry</text:p>
        </text:list-item>
        <text:list-item>
          <text:p text:style-name="P846">redo</text:p>
        </text:list-item>
        <text:list-item>
          <text:p text:style-name="P846">goto</text:p>
        </text:list-item>
      </text:list>
      <text:p text:style-name="P427"/>
      <text:p text:style-name="P424">　returnは、関数の実行を中断し、returnの引き数の値を結果として呼び出し元へ返します。</text:p>
      <text:p text:style-name="P425">　breakは、ループの処理を中断します。<text:span text:style-name="T5">引数を</text:span>指定することにより、結果<text:span text:style-name="T5">として値</text:span>を返すことが可能です。</text:p>
      <text:p text:style-name="P425">　continueは、現在のループの処理を中断し、次の要素<text:span text:style-name="T5">から</text:span>処理を<text:span text:style-name="T5">再開</text:span>します。</text:p>
      <text:p text:style-name="P425">　retryは、現在のループの処理を中断し、ループの最初から処理をやり直します。</text:p>
      <text:p text:style-name="P425">　redoは、現在のループの処理を中断し、もう一度同じ要素の処理を再開します。</text:p>
      <text:p text:style-name="P425">　gotoは、現在のスタックフレームのまま、制御を指定した関数に移します。その際、遷移先の関数に対して引数を指定することが可能です。</text:p>
      <text:p text:style-name="P423"/>
      <text:p text:style-name="P440"/>
      <text:h text:style-name="P712" text:outline-level="3"><text:bookmark-start text:name="__RefHeading__14392_1559979953"/>4.1.14<text:span text:style-name="T5"> </text:span>例外<text:bookmark-end text:name="__RefHeading__14392_1559979953"/></text:h>
      <text:p text:style-name="P426">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426">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426">　tryコマンドが例外を捕捉した際に、発生した例外を参照するには、tryコマンドのcatch:ブロックに渡されるバインド変数を使用する必要があります。</text:p>
      <text:p text:style-name="P426">　スクリプト中で例外を明示的に発生させるためには、throwコマンドを使用します。</text:p>
      <text:p text:style-name="P426"/>
      <text:h text:style-name="Heading_20_3" text:outline-level="3"><text:bookmark-start text:name="__RefHeading__14394_1559979953"/>4.1.15 バインドリスト<text:bookmark-end text:name="__RefHeading__14394_1559979953"/></text:h>
      <text:p text:style-name="P428">　バインドリストとは、イテレータを構成するブロックに渡されるバインド変数のリストです。バンドリストは、<text:span text:style-name="T5">"</text:span><text:span text:style-name="T347">|</text:span><text:span text:style-name="T5">" </text:span>と<text:span text:style-name="T5">"</text:span><text:span text:style-name="T347">|</text:span><text:span text:style-name="T5">" とで囲まれたシンボルのリストです。以下は、バインドリストの使用例です。</text:span></text:p>
      <text:p text:style-name="P55"/>
      <text:p text:style-name="P55">バインドリストの例:</text:p>
      <table:table table:name="表4" table:style-name="表4">
        <table:table-column table:style-name="表4.A"/>
        <table:table-row table:style-name="表4.1">
          <table:table-cell table:style-name="表4.A1" office:value-type="string">
            <text:p text:style-name="P619"/>
            <text:p text:style-name="P619">(1 2 3) each do: {| i | <text:tab/><text:tab/># | i | はバインドリスト</text:p>
            <text:p text:style-name="P619"><text:s text:c="4"/>println $i;<text:tab/><text:tab/><text:tab/># iはバインド変数 </text:p>
            <text:p text:style-name="P619">};</text:p>
            <text:p text:style-name="P620"/>
          </table:table-cell>
        </table:table-row>
      </table:table>
      <text:p text:style-name="P58"/>
      <text:p text:style-name="P428"><text:span text:style-name="T5">　</text:span><text:span text:style-name="T23">P</text:span><text:span text:style-name="T5">erfumeの文は、基本的に ";" により終端しますが、バインドリストに関しては例外的に "</text:span><text:span text:style-name="T347">;</text:span><text:span text:style-name="T5">" は不要となっています。</text:span></text:p>
      <text:p text:style-name="P58"/>
      <text:p text:style-name="P59"><text:span text:style-name="T134">注意事項</text:span>　"<text:span text:style-name="T343">|</text:span>" 記号は、シンボル名の一部としても使用可能です。従って、バインドリストを記述する際の "<text:span text:style-name="T343">|</text:span>" の前後には空白文字が必要です。空白が無い場合、前後の文字と合わせてシンボルと判断されてしまいます。</text:p>
      <text:p text:style-name="P60"/>
      <text:p text:style-name="P60"/>
      <text:h text:style-name="P712" text:outline-level="3"><text:bookmark-start text:name="__RefHeading__14028_687363010"/>4.1.16 辞書型（Dict）<text:bookmark-end text:name="__RefHeading__14028_687363010"/></text:h>
      <text:p text:style-name="P34">　辞書型のオブジェクトは、dictコマンドにより生成されます。辞書型のオブジェクトには、複数のキーと値のペアを格納することができ、また、キーを指定してすばやく値を検索することができます。</text:p>
      <text:p text:style-name="P35">　辞書型のデータに対するリテラル表現は現在のところありません。</text:p>
      <text:p text:style-name="P35"/>
      <text:h text:style-name="Heading_20_3" text:outline-level="3"><text:bookmark-start text:name="__RefHeading__14030_687363010"/>4.1.17 配列型（Vector）<text:bookmark-end text:name="__RefHeading__14030_687363010"/></text:h>
      <text:p text:style-name="P5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58">　配列型のデータに対するリテラル表現は現在のところありません。</text:p>
      <text:p text:style-name="P58"/>
      <text:h text:style-name="Heading_20_3" text:outline-level="3"><text:bookmark-start text:name="__RefHeading___Toc25275_2707384523"/>4.1.18 コルーチン型（Coro）<text:bookmark-end text:name="__RefHeading___Toc25275_2707384523"/></text:h>
      <text:p text:style-name="P62">　コルーチン型のオブジェクトは、coroコマンドにより生成されます。コルーチンの生成にあたり、コルーチンとして実行するブロックを指定します。</text:p>
      <text:p text:style-name="P62">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63">　コルーチンは、coroコマンドに指定したブロックのすべてのステートメントを実行するとその寿命が終わります。そのようなコルーチンに対してCoro::nextを実行すると例外が発生します。</text:p>
      <text:p text:style-name="P63">　コルーチンのデータに対するリテラル表現は現在のところありません。</text:p>
      <text:p text:style-name="P63"/>
      <text:h text:style-name="Heading_20_3" text:outline-level="3"><text:bookmark-start text:name="__RefHeading___Toc26163_3550414430"/>4.1.19 バルクデータ型 (Bulk) <text:s/><text:bookmark-end text:name="__RefHeading___Toc26163_3550414430"/></text:h>
      <text:p text:style-name="P64">　バージョン1.4.0からバルクデータ型が導入されました。バルクデータ型を使用することにより、バイナリーデータやバイナリデータでのファイル入出力を行うことができます。</text:p>
      <text:p text:style-name="P64">　バルクデータに対するリテラル表現は現在のところありません。</text:p>
      <text:p text:style-name="P64"/>
      <text:h text:style-name="Heading_20_3" text:outline-level="3"><text:bookmark-start text:name="__RefHeading___Toc26163_35504144301"/><text:span text:style-name="T31">4.1.</text:span><text:span text:style-name="T165">20</text:span> <text:span text:style-name="T165">割り込み</text:span>型 (<text:span text:style-name="T165">Intr</text:span>)<text:bookmark-end text:name="__RefHeading___Toc26163_35504144301"/></text:h>
      <text:p text:style-name="P465"><text:s text:c="2"/><text:span text:style-name="T165">インタプリタにインターバルタイマー割り込みを通知するためのデータ型となります。</text:span><text:span text:style-name="T172">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ext:h text:style-name="P707" text:outline-level="2"><text:bookmark-start text:name="__RefHeading__14396_1559979953"/>4.2<text:bookmark-start text:name="_Ref230609117"/><text:bookmark-start text:name="_Ref230609166"/> <text:span text:style-name="T5">組み込み</text:span>クラス<text:bookmark-end text:name="__RefHeading__14396_1559979953"/><text:bookmark-end text:name="_Ref230609117"/><text:bookmark-end text:name="_Ref230609166"/></text:h>
      <text:p text:style-name="P440">　<text:span text:style-name="T3">P</text:span>erfumeのクラス構成は以下のとおりです。</text:p>
      <text:p text:style-name="P440"/>
      <text:p text:style-name="P466">Object<text:tab/>全てのオブジェクトの基底クラスです。</text:p>
      <text:p text:style-name="P467">Bool<text:tab/>真偽値型のwrapperクラスです。</text:p>
      <text:p text:style-name="P467">Integer<text:tab/>整数型のwrapperクラスです。</text:p>
      <text:p text:style-name="P468">Real<text:tab/>実数型のwrapperクラスです。</text:p>
      <text:p text:style-name="P467">List<text:tab/>リスト型のwrapperクラスです。</text:p>
      <text:p text:style-name="P469">String<text:tab/>文字列型のwrapperクラスです。</text:p>
      <text:p text:style-name="P469">RQuote<text:tab/>正規表現型のwrapperクラスです。</text:p>
      <text:p text:style-name="P469">Block<text:tab/>ブロック（クロージャ）型のwrapperクラスです。</text:p>
      <text:p text:style-name="P470">Dict<text:tab/>辞書型のwrapperクラスです。</text:p>
      <text:p text:style-name="P470">Vector<text:tab/>配列型のwrapperクラスです。</text:p>
      <text:p text:style-name="P471">Bulk<text:tab/>バルク型のwrapperクラスです。</text:p>
      <text:p text:style-name="P445">Functions<text:tab/>名前付き関数が便宜的にメンバとして登録されるクラスです。</text:p>
      <text:p text:style-name="P472">File<text:tab/>ファイル入出力のためのクラスです。</text:p>
      <text:p text:style-name="P470">Coro<text:tab/>コルーチンを実現するためのクラスです。</text:p>
      <text:p text:style-name="P470"/>
      <text:p text:style-name="P473">　<text:span text:style-name="T3">P</text:span>erfumeにおけるwrapperクラスは、基本的なデータ型（<text:span text:style-name="T173">真偽値</text:span>、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427"/>
      <text:p text:style-name="P61"><text:bookmark-end text:name="_Ref230609227"/>　各クラスの詳細については、「5章　リファレンス」を参照して下さい。</text:p>
      <text:p text:style-name="P61"/>
      <text:p text:style-name="P61"/>
      <text:h text:style-name="P707" text:outline-level="2"><text:bookmark-start text:name="__RefHeading__14398_1559979953"/>4.3 プログラムの構成<text:bookmark-end text:name="__RefHeading__14398_1559979953"/></text:h>
      <text:p text:style-name="P70">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343">set i 0;</text:span>" で、2行目は<text:line-break/>"<text:span text:style-name="T343">$i ++;</text:span>"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54"/>
      <text:p text:style-name="P55">スクリプトの例:</text:p>
      <table:table table:name="表6" table:style-name="表6">
        <table:table-column table:style-name="表6.A"/>
        <table:table-row table:style-name="表6.1">
          <table:table-cell table:style-name="表6.A1" office:value-type="string">
            <text:p text:style-name="P629"/>
            <text:p text:style-name="P629">1: set i 0;</text:p>
            <text:p text:style-name="P629">2: $i ++;</text:p>
            <text:p text:style-name="P629">3: if {$i &gt;= 10} then: {</text:p>
            <text:p text:style-name="P629">4: <text:s text:c="4"/>println "$i greater than 10.";</text:p>
            <text:p text:style-name="P629">5: };</text:p>
            <text:p text:style-name="P633"/>
          </table:table-cell>
        </table:table-row>
      </table:table>
      <text:p text:style-name="P58"/>
      <text:p text:style-name="P58"/>
      <text:p text:style-name="P54">(1) コメント</text:p>
      <text:p text:style-name="P71">　<text:span text:style-name="T3">P</text:span>erfumeのコメントは、"<text:span text:style-name="T343">#</text:span>" で始まり、その行の終わりまでとなります。</text:p>
      <text:p text:style-name="P54"/>
      <text:p text:style-name="P55">コメントの例:</text:p>
      <table:table table:name="表12" table:style-name="表12">
        <table:table-column table:style-name="表12.A"/>
        <table:table-row table:style-name="表12.1">
          <table:table-cell table:style-name="表12.A1" office:value-type="string">
            <text:p text:style-name="P619"/>
            <text:p text:style-name="P619"># この行はコメントです。</text:p>
            <text:p text:style-name="P619">set i 0; # シャープ記号(#)から行の最後までがコメントです。</text:p>
            <text:p text:style-name="P620"/>
          </table:table-cell>
        </table:table-row>
      </table:table>
      <text:p text:style-name="P58"/>
      <text:p text:style-name="P58">(2) 文</text:p>
      <text:p text:style-name="P36">　文は、<text:span text:style-name="T3">P</text:span>erfumeの評価の最小単位であり、プログラムのアルゴリズムはスクリプト内の文を先頭から順に評価することで実現します。スクリプト中の各文は、"<text:span text:style-name="T343">;</text:span>" で終端します。</text:p>
      <text:p text:style-name="P54"/>
      <text:p text:style-name="P58">(3) スクリプト</text:p>
      <text:p text:style-name="P54">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54">　スクリプトは、通常はファイルにテキスト形式で記述し、loadコマンドによりインタプリタに読み込み、評価、実行します。</text:p>
      <text:p text:style-name="P58"/>
      <text:p text:style-name="P65">(4) スクリプト/関数の値</text:p>
      <text:p text:style-name="P62">　スクリプトの値は、スクリプトの最後の文が実行された結果となります。また、resultコマンドで明示的に示すことも可能です。文がイテレータブロックの場合は、breakコマンドの引数も値となります。</text:p>
      <text:p text:style-name="P62">　さらに、関数を実行した場合は、returnコマンドにより戻り値を指定することも可能です。</text:p>
      <text:p text:style-name="P58"/>
      <text:p text:style-name="P58"/>
      <text:p text:style-name="P58"/>
      <text:p text:style-name="P58"/>
      <text:h text:style-name="P707" text:outline-level="2"><text:bookmark-start text:name="__RefHeading__14400_1559979953"/><text:span text:style-name="T5">4.4</text:span> <text:span text:style-name="T5">構文規則</text:span><text:bookmark-end text:name="__RefHeading__14400_1559979953"/></text:h>
      <text:p text:style-name="P54">　<text:span text:style-name="T3">P</text:span>erfumeの文は、以下の規則に従い評価されます。</text:p>
      <text:p text:style-name="P54"/>
      <text:list text:style-name="L7">
        <text:list-item>
          <text:p text:style-name="P839">関数　[ 引数　... ]　;<text:tab/><text:tab/><text:tab/><text:tab/>…　構文規則1</text:p>
        </text:list-item>
        <text:list-item>
          <text:p text:style-name="P839">オブジェクト　メソッド　[ 引数　... ]　;<text:tab/>…　構文規則2</text:p>
        </text:list-item>
      </text:list>
      <text:p text:style-name="P54"/>
      <text:p text:style-name="P54">(1) 関数呼び出し</text:p>
      <text:p text:style-name="P54">　構文規則1は、組み込み関数、ユーザ定義関数および、カレントオブジェクトのメソッドを呼び出すための構文です。</text:p>
      <text:p text:style-name="P54">　文の最初のキーワードが評価され、組み込み関数、ユーザ定義関数もしくは、メソッドである場合に、その関数が実行されます。</text:p>
      <text:p text:style-name="P54"/>
      <text:p text:style-name="P55">関数呼び出しの例:</text:p>
      <table:table table:name="表7" table:style-name="表7">
        <table:table-column table:style-name="表7.A"/>
        <table:table-row table:style-name="表7.1">
          <table:table-cell table:style-name="表7.A1" office:value-type="string">
            <text:p text:style-name="P619"/>
            <text:p text:style-name="P619">set x 100;<text:tab/><text:tab/># → 組み込み関数の呼び出し</text:p>
            <text:p text:style-name="P619">foo <text:span text:style-name="T106">”</text:span>a string”;<text:tab/># → ユーザ定義関数の呼び出し</text:p>
            <text:p text:style-name="P620"/>
          </table:table-cell>
        </table:table-row>
      </table:table>
      <text:p text:style-name="P56"/>
      <text:p text:style-name="P56">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6"/>
      <text:p text:style-name="P55">暗黙のメソッド呼び出しの例:</text:p>
      <table:table table:name="表9" table:style-name="表9">
        <table:table-column table:style-name="表9.A"/>
        <table:table-row table:style-name="表9.1">
          <table:table-cell table:style-name="表9.A1" office:value-type="string">
            <text:p text:style-name="P619"/>
            <text:p text:style-name="P619">class F;</text:p>
            <text:p text:style-name="P619">F method m1 (x) {</text:p>
            <text:p text:style-name="P619"><text:s text:c="4"/>m2 $x;<text:tab/><text:tab/># F::m2 の呼び出し</text:p>
            <text:p text:style-name="P620">};</text:p>
            <text:p text:style-name="P624">F method m2 (x) {</text:p>
            <text:p text:style-name="P624"><text:s text:c="3"/>println $x;</text:p>
            <text:p text:style-name="P624">};</text:p>
            <text:p text:style-name="P624"/>
          </table:table-cell>
        </table:table-row>
      </table:table>
      <text:p text:style-name="P56"/>
      <text:p text:style-name="P57">(2) メソッド呼び出し</text:p>
      <text:p text:style-name="P54">　構文規則2は、オブジェクトに対してメソッドを適用するための構文です。</text:p>
      <text:p text:style-name="P54">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6"/>
      <text:p text:style-name="P55">メソッド呼び出しの例:</text:p>
      <table:table table:name="表8" table:style-name="表8">
        <table:table-column table:style-name="表8.A"/>
        <table:table-row table:style-name="表8.1">
          <table:table-cell table:style-name="表8.A1" office:value-type="string">
            <text:p text:style-name="P619"/>
            <text:p text:style-name="P619">class F;</text:p>
            <text:p text:style-name="P620">F method m1 (x) {</text:p>
            <text:p text:style-name="P620"><text:s text:c="4"/>println $x;</text:p>
            <text:p text:style-name="P620">};</text:p>
            <text:p text:style-name="P620">set o [new F];</text:p>
            <text:p text:style-name="P620">$o <text:span text:style-name="T304">m1 </text:span>100;<text:tab/># → 100</text:p>
            <text:p text:style-name="P620"/>
          </table:table-cell>
        </table:table-row>
      </table:table>
      <text:p text:style-name="P58"/>
      <text:p text:style-name="P58">　この呼び出し規則は、組み込みのデータ型でも良く使用します。例えば、整数型に対する演算などは、この呼び出し規則の典型的な例となります。</text:p>
      <text:p text:style-name="P58"/>
      <text:p text:style-name="P55">整数データによるIntegerクラスメソッドの呼び出しの例:</text:p>
      <table:table table:name="表10" table:style-name="表10">
        <table:table-column table:style-name="表10.A"/>
        <table:table-row table:style-name="表10.1">
          <table:table-cell table:style-name="表10.A1" office:value-type="string">
            <text:p text:style-name="P620"/>
            <text:p text:style-name="P620">set i 0;</text:p>
            <text:p text:style-name="P620">$i + 1;<text:tab/># Integer::+ の呼び出し</text:p>
            <text:p text:style-name="P620"/>
          </table:table-cell>
        </table:table-row>
      </table:table>
      <text:p text:style-name="P58"/>
      <text:p text:style-name="P58"/>
      <text:p text:style-name="P65">(3) クラスメソッド呼び出し</text:p>
      <text:p text:style-name="P58">　構文規則2のもうひとつの場合として、文の最初のキーワードがクラス名の場合、そのクラスのメソッドが呼び出されます。</text:p>
      <text:p text:style-name="P58"/>
      <text:p text:style-name="P55">クラスメソッドの呼び出しの例:</text:p>
      <table:table table:name="表11" table:style-name="表11">
        <table:table-column table:style-name="表11.A"/>
        <table:table-row table:style-name="表11.1">
          <table:table-cell table:style-name="表11.A1" office:value-type="string">
            <text:p text:style-name="P620"/>
            <text:p text:style-name="P620">Integer method foo　()　{</text:p>
            <text:p text:style-name="P620"><text:s text:c="4"/># do something</text:p>
            <text:p text:style-name="P620"><text:s text:c="4"/>...</text:p>
            <text:p text:style-name="P620">};</text:p>
            <text:p text:style-name="P620">Integer foo;<text:tab/><text:tab/># クラスメソッドの呼び出し</text:p>
            <text:p text:style-name="P620"/>
          </table:table-cell>
        </table:table-row>
      </table:table>
      <text:p text:style-name="P58"/>
      <text:p text:style-name="P58">　この例のように、組み込みクラスおよび、ユーザ定義のクラスに対して、動的にメソッドを定義することが可能です。</text:p>
      <text:h text:style-name="P707" text:outline-level="2"><text:bookmark-start text:name="__RefHeading__14402_1559979953"/>4.5 変数とスコープ<text:bookmark-end text:name="__RefHeading__14402_1559979953"/></text:h>
      <text:p text:style-name="P54">　<text:span text:style-name="T3">P</text:span>erfumeには、プログラム中で設定したり参照することが可能な変数があります。変数のクラスとしては、ローカル変数、インスタンス変数および、グローバル変数があります。</text:p>
      <text:p text:style-name="P72">　変数の参照は、プログラムのテキスト中で、変数のシンボル名の先頭に"<text:span text:style-name="T343">$</text:span>" を付与することにより行います。各変数クラスに同名の変数が存在した場合、</text:p>
      <text:p text:style-name="P54"/>
      <text:p text:style-name="P54"><text:tab/>ローカル変数　→　インスタンス変数　→　グローバル変数</text:p>
      <text:p text:style-name="P54"/>
      <text:p text:style-name="P54">の順序で変数の検索が行われます。</text:p>
      <text:p text:style-name="P54"/>
      <text:p text:style-name="P54">　<text:span text:style-name="T3">P</text:span>erfumeの変数は動的なものです。スクリプトの任意の時点で任意の型のデータを設定することが可能です。</text:p>
      <text:p text:style-name="P54"/>
      <text:p text:style-name="P54">(1) ローカル変数</text:p>
      <text:p text:style-name="P54">　ローカル変数は、関数の呼び出し毎に生成されるスタック環境です。</text:p>
      <text:p text:style-name="P54"/>
      <text:p text:style-name="P54"><draw:g text:anchor-type="paragraph" draw:z-index="1135" draw:name="シェイプ22" draw:style-name="gr4"><draw:rect draw:style-name="gr5" draw:text-style-name="P859" svg:width="4.476cm" svg:height="3.502cm" svg:x="1.862cm" svg:y="0.499cm"><text:p/></draw:rect><draw:g draw:style-name="gr6"><draw:rect draw:style-name="gr7" draw:text-style-name="P859" svg:width="4.211cm" svg:height="0.773cm" svg:x="1.995cm" svg:y="3.075cm"><text:p/></draw:rect><draw:frame draw:style-name="gr8" draw:text-style-name="P860" svg:width="3.596cm" svg:height="0.486cm" svg:x="2.324cm" svg:y="3.207cm"><draw:text-box><text:p text:style-name="P858"><text:span text:style-name="T349">ローカル変数スロット</text:span></text:p></draw:text-box></draw:frame></draw:g><draw:rect draw:style-name="gr5" draw:text-style-name="P859" svg:width="4.476cm" svg:height="3.546cm" svg:x="9.886cm" svg:y="0.455cm"><text:p/></draw:rect><draw:g draw:style-name="gr6"><draw:rect draw:style-name="gr7" draw:text-style-name="P859" svg:width="4.211cm" svg:height="0.773cm" svg:x="10.02cm" svg:y="3.075cm"><text:p/></draw:rect><draw:frame draw:style-name="gr8" draw:text-style-name="P860" svg:width="3.596cm" svg:height="0.486cm" svg:x="10.35cm" svg:y="3.207cm"><draw:text-box><text:p text:style-name="P858"><text:span text:style-name="T349">ローカル変数スロット</text:span></text:p></draw:text-box></draw:frame></draw:g><draw:frame draw:style-name="gr9" draw:text-style-name="P860" svg:width="3.991cm" svg:height="0.507cm" svg:x="10.308cm" svg:y="4.394cm"><draw:text-box><text:p text:style-name="P858"><text:span text:style-name="T349">ローカル変数スタック</text:span></text:p></draw:text-box></draw:frame><draw:g draw:style-name="gr6"><draw:rect draw:style-name="gr7" draw:text-style-name="P859" svg:width="4.211cm" svg:height="0.773cm" svg:x="10.02cm" svg:y="2.113cm"><text:p/></draw:rect><draw:frame draw:style-name="gr8" draw:text-style-name="P860" svg:width="3.596cm" svg:height="0.486cm" svg:x="10.35cm" svg:y="2.246cm"><draw:text-box><text:p text:style-name="P858"><text:span text:style-name="T349">ローカル変数スロット</text:span></text:p></draw:text-box></draw:frame></draw:g><draw:frame draw:style-name="gr9" draw:text-style-name="P860" svg:width="3.991cm" svg:height="0.507cm" svg:x="2.127cm" svg:y="4.42cm"><draw:text-box><text:p text:style-name="P858"><text:span text:style-name="T349">ローカル変数スタック</text:span></text:p></draw:text-box></draw:frame><draw:g draw:style-name="gr6"><draw:line draw:style-name="gr10" draw:text-style-name="P858" svg:x1="0.441cm" svg:y1="3.584cm" svg:x2="1.521cm" svg:y2="3.584cm"><text:p/></draw:line><draw:frame draw:style-name="gr11" draw:text-style-name="P862" svg:width="1.333cm" svg:height="0.937cm" svg:x="0.333cm" svg:y="3.824cm"><draw:text-box><text:p text:style-name="P861"><text:span text:style-name="T349">スタック</text:span></text:p><text:p text:style-name="P861"><text:span text:style-name="T349">ポインタ</text:span></text:p></draw:text-box></draw:frame></draw:g><draw:g draw:style-name="gr6"><draw:line draw:style-name="gr10" draw:text-style-name="P858" svg:x1="8.447cm" svg:y1="2.57cm" svg:x2="9.527cm" svg:y2="2.57cm"><text:p/></draw:line><draw:frame draw:style-name="gr11" draw:text-style-name="P862" svg:width="1.333cm" svg:height="0.937cm" svg:x="8.336cm" svg:y="2.812cm"><draw:text-box><text:p text:style-name="P861"><text:span text:style-name="T349">スタック</text:span></text:p><text:p text:style-name="P861"><text:span text:style-name="T349">ポインタ</text:span></text:p></draw:text-box></draw:frame></draw:g><draw:g draw:style-name="gr14"><draw:frame draw:style-name="gr9" draw:text-style-name="P860" svg:width="2.867cm" svg:height="0.507cm" svg:x="6.757cm" svg:y="-0.044cm"><draw:text-box><text:p text:style-name="P858"><text:span text:style-name="T349">関数呼び出し</text:span></text:p></draw:text-box></draw:frame><draw:custom-shape draw:style-name="gr12"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14"><draw:frame draw:style-name="gr9" draw:text-style-name="P860" svg:width="2.867cm" svg:height="0.507cm" svg:x="6.757cm" svg:y="4.741cm"><draw:text-box><text:p text:style-name="P858"><text:span text:style-name="T349">関数からの復帰</text:span></text:p></draw:text-box></draw:frame><draw:custom-shape draw:style-name="gr12"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54"/>
      <text:p text:style-name="P54"/>
      <text:p text:style-name="P54"/>
      <text:p text:style-name="P54"/>
      <text:p text:style-name="P54"/>
      <text:p text:style-name="P54"/>
      <text:p text:style-name="P54"/>
      <text:p text:style-name="P54"/>
      <text:p text:style-name="P54"/>
      <text:p text:style-name="P54">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54">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2">　ローカル変数の設定には、setコマンドを使用します。また、ローカル変数がローカル変数スロットに存在するかを調べるには、set? コマンドを使用します。</text:p>
      <text:p text:style-name="P54">　ローカル変数のスコープは関数ローカルになります。ただし、ある関数内では、その外側の静的な（ソースコードで特定される範囲の）変数についてはその関数のスコープに現われ<text:soft-page-break/>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54"/>
      <text:p text:style-name="P54">(2) インスタンス変数</text:p>
      <text:p text:style-name="P54">　インスタンス変数は、オブジェクトが持つ変数です。インスタンス変数は、オブジェクトの生成により、そのオブジェクトの内部に生成されるインスタンス変数スロットに保持されます。</text:p>
      <text:p text:style-name="P54"/>
      <text:p text:style-name="P54"/>
      <text:p text:style-name="P54"><draw:g text:anchor-type="paragraph" draw:z-index="1136" draw:name="シェイプ23" draw:style-name="gr4"><draw:rect draw:style-name="gr5" draw:text-style-name="P859" svg:width="4.476cm" svg:height="3.502cm" svg:x="1.862cm" svg:y="0.499cm"><text:p/></draw:rect><draw:g draw:style-name="gr6"><draw:rect draw:style-name="gr7" draw:text-style-name="P859" svg:width="4.211cm" svg:height="0.773cm" svg:x="1.995cm" svg:y="3.075cm"><text:p/></draw:rect><draw:frame draw:style-name="gr8" draw:text-style-name="P860" svg:width="3.596cm" svg:height="0.486cm" svg:x="2.324cm" svg:y="3.207cm"><draw:text-box><text:p text:style-name="P858"><text:span text:style-name="T349">ローカル変数スロット</text:span></text:p></draw:text-box></draw:frame></draw:g><draw:rect draw:style-name="gr5" draw:text-style-name="P859" svg:width="4.476cm" svg:height="3.546cm" svg:x="9.886cm" svg:y="0.455cm"><text:p/></draw:rect><draw:g draw:style-name="gr6"><draw:rect draw:style-name="gr7" draw:text-style-name="P859" svg:width="4.211cm" svg:height="0.773cm" svg:x="10.02cm" svg:y="3.075cm"><text:p/></draw:rect><draw:frame draw:style-name="gr8" draw:text-style-name="P860" svg:width="3.596cm" svg:height="0.486cm" svg:x="10.35cm" svg:y="3.207cm"><draw:text-box><text:p text:style-name="P858"><text:span text:style-name="T349">ローカル変数スロット</text:span></text:p></draw:text-box></draw:frame></draw:g><draw:frame draw:style-name="gr9" draw:text-style-name="P860" svg:width="3.991cm" svg:height="0.507cm" svg:x="10.308cm" svg:y="4.394cm"><draw:text-box><text:p text:style-name="P858"><text:span text:style-name="T349">ローカル変数スタック</text:span></text:p></draw:text-box></draw:frame><draw:g draw:style-name="gr6"><draw:rect draw:style-name="gr7" draw:text-style-name="P859" svg:width="4.211cm" svg:height="0.773cm" svg:x="10.02cm" svg:y="2.113cm"><text:p/></draw:rect><draw:frame draw:style-name="gr8" draw:text-style-name="P860" svg:width="3.596cm" svg:height="0.486cm" svg:x="10.35cm" svg:y="2.246cm"><draw:text-box><text:p text:style-name="P858"><text:span text:style-name="T349">ローカル変数スロット</text:span></text:p></draw:text-box></draw:frame></draw:g><draw:frame draw:style-name="gr9" draw:text-style-name="P860" svg:width="3.991cm" svg:height="0.507cm" svg:x="2.127cm" svg:y="4.42cm"><draw:text-box><text:p text:style-name="P858"><text:span text:style-name="T349">ローカル変数スタック</text:span></text:p></draw:text-box></draw:frame><draw:g draw:style-name="gr6"><draw:line draw:style-name="gr10" draw:text-style-name="P858" svg:x1="0.441cm" svg:y1="3.584cm" svg:x2="1.521cm" svg:y2="3.584cm"><text:p/></draw:line><draw:frame draw:style-name="gr11" draw:text-style-name="P862" svg:width="1.333cm" svg:height="0.937cm" svg:x="0.333cm" svg:y="3.824cm"><draw:text-box><text:p text:style-name="P861"><text:span text:style-name="T349">スタック</text:span></text:p><text:p text:style-name="P861"><text:span text:style-name="T349">ポインタ</text:span></text:p></draw:text-box></draw:frame></draw:g><draw:g draw:style-name="gr6"><draw:line draw:style-name="gr10" draw:text-style-name="P858" svg:x1="8.447cm" svg:y1="2.57cm" svg:x2="9.527cm" svg:y2="2.57cm"><text:p/></draw:line><draw:frame draw:style-name="gr11" draw:text-style-name="P862" svg:width="1.333cm" svg:height="0.937cm" svg:x="8.336cm" svg:y="2.812cm"><draw:text-box><text:p text:style-name="P861"><text:span text:style-name="T349">スタック</text:span></text:p><text:p text:style-name="P861"><text:span text:style-name="T349">ポインタ</text:span></text:p></draw:text-box></draw:frame></draw:g><draw:frame draw:style-name="gr9" draw:text-style-name="P860" svg:width="2.867cm" svg:height="0.507cm" svg:x="6.757cm" svg:y="-0.044cm"><draw:text-box><text:p text:style-name="P858"><text:span text:style-name="T349">メソッド呼び出し</text:span></text:p></draw:text-box></draw:frame><draw:custom-shape draw:style-name="gr12"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5" draw:text-style-name="P859" svg:width="4.476cm" svg:height="3.502cm" svg:x="1.862cm" svg:y="8.215cm"><text:p/></draw:rect><draw:rect draw:style-name="gr13" draw:text-style-name="P859" svg:width="4.211cm" svg:height="0.773cm" svg:x="1.995cm" svg:y="10.79cm"><text:p/></draw:rect><draw:frame draw:style-name="gr8" draw:text-style-name="P860" svg:width="4.079cm" svg:height="0.486cm" svg:x="2.127cm" svg:y="10.922cm"><draw:text-box><text:p text:style-name="P858"><text:span text:style-name="T349">インスタンス変数スロット</text:span></text:p></draw:text-box></draw:frame><draw:rect draw:style-name="gr5" draw:text-style-name="P859" svg:width="4.476cm" svg:height="3.546cm" svg:x="9.886cm" svg:y="8.17cm"><text:p/></draw:rect><draw:rect draw:style-name="gr13" draw:text-style-name="P859" svg:width="4.211cm" svg:height="0.773cm" svg:x="10.02cm" svg:y="10.79cm"><text:p/></draw:rect><draw:frame draw:style-name="gr8" draw:text-style-name="P860" svg:width="3.991cm" svg:height="0.486cm" svg:x="10.131cm" svg:y="10.922cm"><draw:text-box><text:p text:style-name="P858"><text:span text:style-name="T349">インスタンス変数スロット</text:span></text:p></draw:text-box></draw:frame><draw:frame draw:style-name="gr9" draw:text-style-name="P860" svg:width="3.991cm" svg:height="0.507cm" svg:x="10.308cm" svg:y="12.109cm"><draw:text-box><text:p text:style-name="P858"><text:span text:style-name="T349">オブジェクトスタック</text:span></text:p></draw:text-box></draw:frame><draw:rect draw:style-name="gr13" draw:text-style-name="P859" svg:width="4.211cm" svg:height="0.773cm" svg:x="10.02cm" svg:y="9.828cm"><text:p/></draw:rect><draw:frame draw:style-name="gr8" draw:text-style-name="P860" svg:width="3.97cm" svg:height="0.486cm" svg:x="10.131cm" svg:y="9.961cm"><draw:text-box><text:p text:style-name="P858"><text:span text:style-name="T349">インスタンス変数スロット</text:span></text:p></draw:text-box></draw:frame><draw:frame draw:style-name="gr9" draw:text-style-name="P860" svg:width="3.991cm" svg:height="0.507cm" svg:x="2.127cm" svg:y="12.136cm"><draw:text-box><text:p text:style-name="P858"><text:span text:style-name="T349">オブジェクトスタック</text:span></text:p></draw:text-box></draw:frame><draw:g draw:style-name="gr6"><draw:line draw:style-name="gr10" draw:text-style-name="P858" svg:x1="0.441cm" svg:y1="11.298cm" svg:x2="1.521cm" svg:y2="11.298cm"><text:p/></draw:line><draw:frame draw:style-name="gr11" draw:text-style-name="P862" svg:width="1.333cm" svg:height="0.937cm" svg:x="0.333cm" svg:y="11.539cm"><draw:text-box><text:p text:style-name="P861"><text:span text:style-name="T349">スタック</text:span></text:p><text:p text:style-name="P861"><text:span text:style-name="T349">ポインタ</text:span></text:p></draw:text-box></draw:frame></draw:g><draw:g draw:style-name="gr6"><draw:line draw:style-name="gr10" draw:text-style-name="P858" svg:x1="8.447cm" svg:y1="10.285cm" svg:x2="9.527cm" svg:y2="10.285cm"><text:p/></draw:line><draw:frame draw:style-name="gr11" draw:text-style-name="P862" svg:width="1.333cm" svg:height="0.937cm" svg:x="8.336cm" svg:y="10.527cm"><draw:text-box><text:p text:style-name="P861"><text:span text:style-name="T349">スタック</text:span></text:p><text:p text:style-name="P861"><text:span text:style-name="T349">ポインタ</text:span></text:p></draw:text-box></draw:frame></draw:g><draw:frame draw:style-name="gr9" draw:text-style-name="P860" svg:width="2.867cm" svg:height="0.507cm" svg:x="6.757cm" svg:y="12.457cm"><draw:text-box><text:p text:style-name="P858"><text:span text:style-name="T349">メソッドからの復帰</text:span></text:p></draw:text-box></draw:frame><draw:custom-shape draw:style-name="gr12"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14"><draw:custom-shape draw:style-name="gr15" draw:text-style-name="P863"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860" svg:width="2.867cm" svg:height="0.507cm" svg:x="8.279cm" svg:y="5.486cm"><draw:text-box><text:p text:style-name="P858"><text:span text:style-name="T349">オブジェクト</text:span></text:p></draw:text-box></draw:frame><draw:rect draw:style-name="gr16" draw:text-style-name="P859" svg:width="4.211cm" svg:height="0.773cm" svg:x="7.595cm" svg:y="6.119cm"><text:p/></draw:rect><draw:frame draw:style-name="gr8" draw:text-style-name="P860" svg:width="3.97cm" svg:height="0.486cm" svg:x="7.706cm" svg:y="6.265cm"><draw:text-box><text:p text:style-name="P858"><text:span text:style-name="T349">インスタンス変数スロット</text:span></text:p></draw:text-box></draw:frame></draw:g><draw:path draw:style-name="gr17" draw:text-style-name="P858" svg:width="3.304cm" svg:height="3.703cm" svg:x="11.804cm" svg:y="6.435cm" svg:viewBox="0 0 3305 3704" svg:d="M0 0c131 23 2540 707 3022 1302s239 1212 65 1564-686 708-947 838"><text:p/></draw:path></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3"><text:soft-page-break/>　インスタンス変数の設定には、setsコマンドを使用します。また、インスタンス変数がインスタンス変数スロットに存在するかを調べるには、sets? コマンドを使用します。</text:p>
      <text:p text:style-name="P74">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74"/>
      <text:p text:style-name="P74">(3) グローバル変数</text:p>
      <text:p text:style-name="P54">　<text:span text:style-name="T3">P</text:span>erfumeのグローバル変数は、スクリプト中の全ての場所からの設定、変更および参照が可能です。</text:p>
      <text:p text:style-name="P72">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72">　グローバル変数の参照については、ローカル変数やインスタンス変数と同様に"$" により行います。</text:p>
      <text:p text:style-name="P54">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54"/>
      <text:p text:style-name="P54"/>
      <text:h text:style-name="P707" text:outline-level="2"><text:bookmark-start text:name="__RefHeading__14404_1559979953"/>4.6 関数<text:bookmark-end text:name="__RefHeading__14404_1559979953"/></text:h>
      <text:p text:style-name="P54">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2">　名前なし関数の生成は、funコマンドを使用します。名前なし関数の呼び出しは、変数の参照や、関数からの戻り値を実行するなどの方法があります。</text:p>
      <text:p text:style-name="P54"/>
      <text:p text:style-name="P55">名前なし関数呼び出しの例:</text:p>
      <table:table table:name="Table1" table:style-name="Table1">
        <table:table-column table:style-name="Table1.A"/>
        <table:table-row table:style-name="Table1.1">
          <table:table-cell table:style-name="Table1.A1" office:value-type="string">
            <text:p text:style-name="P620"/>
            <text:p text:style-name="P620">set foo [fun (i) {$i + 1}];</text:p>
            <text:p text:style-name="P620">$foo 100;<text:tab/><text:tab/># 名前なし関数の呼び出し</text:p>
            <text:p text:style-name="P620"/>
          </table:table-cell>
        </table:table-row>
      </table:table>
      <text:p text:style-name="P62"/>
      <text:p text:style-name="P62">　名前つき関数の定義は、defunコマンドを使用します。呼び出しは、関数名を指定することにより行います。</text:p>
      <text:p text:style-name="P58"/>
      <text:p text:style-name="P55">名前つき関数呼び出しの例:</text:p>
      <table:table table:name="Table2" table:style-name="Table2">
        <table:table-column table:style-name="Table2.A"/>
        <table:table-row table:style-name="Table2.1">
          <table:table-cell table:style-name="Table2.A1" office:value-type="string">
            <text:p text:style-name="P620"/>
            <text:p text:style-name="P620">defun foo (i) {$i + 1};</text:p>
            <text:p text:style-name="P620">foo 100;<text:tab/># 名前つき関数の呼び出し</text:p>
            <text:p text:style-name="P620"/>
          </table:table-cell>
        </table:table-row>
      </table:table>
      <text:p text:style-name="P58"/>
      <text:h text:style-name="P707" text:outline-level="2"><text:bookmark-start text:name="__RefHeading__14406_1559979953"/>4.7 クラス<text:span text:style-name="T5">としてのオブジェクト</text:span><text:bookmark-end text:name="__RefHeading__14406_1559979953"/></text:h>
      <text:p text:style-name="P440">　<text:span text:style-name="T3">P</text:span>erfumeのクラスは、オブジェクトをクラスの辞書へ名前をつけて登録したものに過ぎません。クラスという言葉は、便宜的なものであり、実態はオブジェクトそのものです。</text:p>
      <text:p text:style-name="P440">　クラス（としてのオブジェクト）の目的は、他のクラスを定義する際のテンプレートとして名前を参照するためと、オブジェクトを生成するためのデレゲートクラスを指定するためにあります。</text:p>
      <text:p text:style-name="P474">　クラスは、<text:span text:style-name="T5">classコマンドで生成します。本コマンドでクラスを定義する際に、デレゲートクラスを指定することができます。</text:span></text:p>
      <text:p text:style-name="P54">　デレゲートクラスとは、普通の言葉で言うところの親クラスのことで、<text:span text:style-name="T3">P</text:span>erfumeの場合はこれを複数指定することが可能であり、多重継承が可能です。</text:p>
      <text:p text:style-name="P54"/>
      <text:p text:style-name="P55">クラス定義の例:</text:p>
      <table:table table:name="Table3" table:style-name="Table3">
        <table:table-column table:style-name="Table3.A"/>
        <table:table-row table:style-name="Table3.1">
          <table:table-cell table:style-name="Table3.A1" office:value-type="string">
            <text:p text:style-name="P620"/>
            <text:p text:style-name="P620"># 単純なクラスを定義(デフォルトで Object クラスがデレゲートクラスとなる)</text:p>
            <text:p text:style-name="P620">class bar;</text:p>
            <text:p text:style-name="P620"/>
            <text:p text:style-name="P620"># クラスfooを定義(bar, baz クラスにデレゲートする)</text:p>
            <text:p text:style-name="P620">class foo bar delegate: (baz);</text:p>
            <text:p text:style-name="P620"/>
          </table:table-cell>
        </table:table-row>
      </table:table>
      <text:p text:style-name="P58"/>
      <text:h text:style-name="P707" text:outline-level="2"><text:bookmark-start text:name="__RefHeading__14408_1559979953"/>4.8 オブジェクト<text:bookmark-end text:name="__RefHeading__14408_1559979953"/></text:h>
      <text:p text:style-name="P54">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54">　<text:span text:style-name="T3">P</text:span>erfumeのオブジェクトは動的なもので、実行中にメソッドの定義が可能です。</text:p>
      <text:p text:style-name="P72">　オブジェクトは、newコマンドにより生成されます。オプションとして既定のクラスを指定することにより、クラスからオブジェクトを生成する仕組みと似た動作をさせることも可能です。</text:p>
      <text:p text:style-name="P54"/>
      <text:p text:style-name="P55">オブジェクト生成の例:</text:p>
      <table:table table:name="表13" table:style-name="表13">
        <table:table-column table:style-name="表13.A"/>
        <table:table-row table:style-name="表13.1">
          <table:table-cell table:style-name="表13.A1" office:value-type="string">
            <text:p text:style-name="P620"/>
            <text:p text:style-name="P623"># 単純なオブジェクトの生成</text:p>
            <text:p text:style-name="P623"># デフォルトでは Object クラスのインスタンスとなる</text:p>
            <text:p text:style-name="P623">set o [new];</text:p>
            <text:p text:style-name="P620"/>
            <text:p text:style-name="P620"># クラスを指定してオブジェクトを生成</text:p>
            <text:p text:style-name="P620"><text:span text:style-name="T31">set o [new foo]</text:span>;</text:p>
            <text:p text:style-name="P620"/>
          </table:table-cell>
        </table:table-row>
      </table:table>
      <text:p text:style-name="P58"/>
      <text:h text:style-name="P709" text:outline-level="2"/>
      <text:h text:style-name="P707" text:outline-level="2"><text:bookmark-start text:name="__RefHeading__14410_1559979953"/>4.9 メソッド<text:bookmark-end text:name="__RefHeading__14410_1559979953"/></text:h>
      <text:p text:style-name="P54">　<text:span text:style-name="T3">P</text:span>erfumeのメソッドは、オブジェクトのメンバとして登録された関数のことです。メソッドは、クラスおよびオブジェクトに対して定義することができます。</text:p>
      <text:p text:style-name="P72">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54"/>
      <text:p text:style-name="P55">メソッド定義の例:</text:p>
      <table:table table:name="表16" table:style-name="表16">
        <table:table-column table:style-name="表16.A"/>
        <table:table-row table:style-name="表16.1">
          <table:table-cell table:style-name="表16.A1" office:value-type="string">
            <text:p text:style-name="P620"/>
            <text:p text:style-name="P620"># ユーザ定義クラスにメソッドを定義する</text:p>
            <text:p text:style-name="P621">class MyClass;</text:p>
            <text:p text:style-name="P620">MyClass method foo(x) {println $x};</text:p>
            <text:p text:style-name="P620"/>
            <text:p text:style-name="P620"># オブジェクトに対してメソッドを定義する</text:p>
            <text:p text:style-name="P620">set x [new MyClass];</text:p>
            <text:p text:style-name="P620">$x method bar(x) {println $x};</text:p>
            <text:p text:style-name="P620"/>
            <text:p text:style-name="P620"># wrapper 組み込みのクラスに独自のメソッドを定義する</text:p>
            <text:p text:style-name="P620">List method print () {println [self]};</text:p>
            <text:p text:style-name="P620">(a b c) print;<text:tab/># → ”(a b c)”</text:p>
            <text:p text:style-name="P620"/>
          </table:table-cell>
        </table:table-row>
      </table:table>
      <text:p text:style-name="P58"/>
      <text:p text:style-name="P54">　メソッドの呼び出しは、オブジェクトにメソッド名を指定することにより行うか、もしくは、そのオブジェクトのメソッドが実行中の場合は、直接メソッド名を指定することにより行います。</text:p>
      <text:p text:style-name="P54"/>
      <text:p text:style-name="P55">メソッド呼び出しの例:</text:p>
      <table:table table:name="表17" table:style-name="表17">
        <table:table-column table:style-name="表17.A"/>
        <table:table-row table:style-name="表17.1">
          <table:table-cell table:style-name="表17.A1" office:value-type="string">
            <text:p text:style-name="P620"/>
            <text:p text:style-name="P620"># クラス/メソッドを定義し、オブジェクトを生成</text:p>
            <text:p text:style-name="P620">class MyClass;</text:p>
            <text:p text:style-name="P620">MyClass method foo(x) {println $x};</text:p>
            <text:p text:style-name="P620">set x [new MyClass];</text:p>
            <text:p text:style-name="P620"/>
            <text:p text:style-name="P620"># メソッドの呼び出し</text:p>
            <text:p text:style-name="P620">$x foo ”abc”;<text:tab/><text:tab/># → ”abc”</text:p>
            <text:p text:style-name="P620"/>
          </table:table-cell>
        </table:table-row>
      </table:table>
      <text:h text:style-name="P711" text:outline-level="2"/>
      <text:h text:style-name="P707" text:outline-level="2"><text:bookmark-start text:name="__RefHeading__14412_1559979953"/>4.10 引数<text:bookmark-end text:name="__RefHeading__14412_1559979953"/></text:h>
      <text:p text:style-name="P75">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343">(</text:span>" と"<text:span text:style-name="T343">)</text:span>"で囲まれた部分に記述します。</text:p>
      <text:p text:style-name="P54">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54"/>
      <text:p text:style-name="P55">仮引数と実引数の例:</text:p>
      <table:table table:name="表18" table:style-name="表18">
        <table:table-column table:style-name="表18.A"/>
        <table:table-row table:style-name="表18.1">
          <table:table-cell table:style-name="表18.A1" office:value-type="string">
            <text:p text:style-name="P620"/>
            <text:p text:style-name="P620"># 関数定義における仮引数</text:p>
            <text:p text:style-name="P620">defun foo (x y z) {...};<text:tab/># x, y, z が仮引数</text:p>
            <text:p text:style-name="P620"/>
            <text:p text:style-name="P620"># 関数呼び出しにおける実引数</text:p>
            <text:p text:style-name="P620">foo 1 "abc" (a b c);<text:tab/># 1, ”abc”, (a b c) が実引数</text:p>
            <text:p text:style-name="P620"/>
          </table:table-cell>
        </table:table-row>
      </table:table>
      <text:p text:style-name="P58"/>
      <text:p text:style-name="P58">　<text:span text:style-name="T4">P</text:span>erfumeでの引数の指定の方法にはいくつかのルールがあります。</text:p>
      <text:list text:style-name="L8">
        <text:list-item>
          <text:p text:style-name="P837">位置引数</text:p>
        </text:list-item>
        <text:list-item>
          <text:p text:style-name="P837">キーワード引数</text:p>
        </text:list-item>
        <text:list-item>
          <text:p text:style-name="P837">スイッチ引数</text:p>
        </text:list-item>
        <text:list-item>
          <text:p text:style-name="P837">可変長引数</text:p>
        </text:list-item>
        <text:list-item>
          <text:p text:style-name="P837">遅延評価引数</text:p>
        </text:list-item>
        <text:list-item>
          <text:p text:style-name="P837">全引数</text:p>
        </text:list-item>
      </text:list>
      <text:p text:style-name="P54"/>
      <text:p text:style-name="P54">上記の各引数のそれぞれは、ひとつの関数およびメソッドの定義内で組み合わせて指定することが可能です。以下、それぞれの引数について説明します。</text:p>
      <text:p text:style-name="P54"/>
      <text:p text:style-name="P76">(1) 位置引数</text:p>
      <text:p text:style-name="P54">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58"/>
      <text:p text:style-name="P55">位置引数の例:</text:p>
      <table:table table:name="表19" table:style-name="表19">
        <table:table-column table:style-name="表19.A"/>
        <table:table-row table:style-name="表19.1">
          <table:table-cell table:style-name="表19.A1" office:value-type="string">
            <text:p text:style-name="P620"/>
            <text:p text:style-name="P620"># 位置引数の定義</text:p>
            <text:p text:style-name="P620">defun foo (x y z) {...};<text:tab/># x, y, z が仮引数</text:p>
            <text:p text:style-name="P620"/>
            <text:p text:style-name="P620"># 位置引数を指定して関数を呼び出す</text:p>
            <text:p text:style-name="P620">foo 1 "abc" (a b c);<text:tab/># 1, "abc", (a b c) が実引数</text:p>
            <text:p text:style-name="P620"/>
          </table:table-cell>
        </table:table-row>
      </table:table>
      <text:p text:style-name="P58"/>
      <text:p text:style-name="P58">上記の例の場合、関数fooが呼び出された際には、x に 1が、y に "abc" が、そして、z にリストとして (a b c) がそれぞれ渡されます。</text:p>
      <text:p text:style-name="P58"/>
      <text:p text:style-name="P77">(2) キーワード引数</text:p>
      <text:p text:style-name="P77">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78">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77">　呼び出し時にキーワード引数が指定されなかった場合は、関数側のシンボルは設定されません。そのため関数側では、キーワード引数が与えられているかどうかを知るために、</text:p>
      <text:p text:style-name="P79">set? コマンドを使って調べる必要があります。</text:p>
      <text:p text:style-name="P77"/>
      <text:p text:style-name="P80"/>
      <text:p text:style-name="P55">キーワード引数の例:</text:p>
      <table:table table:name="表20" table:style-name="表20">
        <table:table-column table:style-name="表20.A"/>
        <table:table-row table:style-name="表20.1">
          <table:table-cell table:style-name="表20.A1" office:value-type="string">
            <text:p text:style-name="P620"/>
            <text:p text:style-name="P620"># キーワード引数の定義</text:p>
            <text:p text:style-name="P620">defun if (cond then: then-body else: else-body) {...};</text:p>
            <text:p text:style-name="P620"/>
            <text:p text:style-name="P620"># キーワード引数を指定して関数を呼び出す</text:p>
            <text:p text:style-name="P620">if $x then: {set i 0} # then: キーワード引数を指定、else: は未設定</text:p>
            <text:p text:style-name="P620"/>
          </table:table-cell>
        </table:table-row>
      </table:table>
      <text:p text:style-name="P81"/>
      <text:p text:style-name="P81">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81"/>
      <text:p text:style-name="P81">(3) スイッチ引数</text:p>
      <text:p text:style-name="P81">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81"/>
      <text:p text:style-name="P55">スイッチ引数の例:</text:p>
      <table:table table:name="表21" table:style-name="表21">
        <table:table-column table:style-name="表21.A"/>
        <table:table-row table:style-name="表21.1">
          <table:table-cell table:style-name="表21.A1" office:value-type="string">
            <text:p text:style-name="P620"/>
            <text:p text:style-name="P620"># キーワード引数の定義</text:p>
            <text:p text:style-name="P620">defun foo (nocase: case-switch) {...};</text:p>
            <text:p text:style-name="P620"/>
            <text:p text:style-name="P620"># スイッチ引数を指定して関数を呼び出す</text:p>
            <text:p text:style-name="P622">foo :switch;<text:tab/># foo の case-switch には非nilが設定される</text:p>
            <text:p text:style-name="P620">foo;<text:tab/><text:tab/><text:tab/># foo の case-switch には値が設定されない</text:p>
            <text:p text:style-name="P620"/>
          </table:table-cell>
        </table:table-row>
      </table:table>
      <text:p text:style-name="P81"/>
      <text:p text:style-name="P76">(4) 可変長引数</text:p>
      <text:p text:style-name="P89">　位置引数は、仮引数と実引数の数が一致する必要があります。実引数として任意個数の引数を渡したい場合は、キーワードパラメータとして「<text:span text:style-name="T321">args:</text:span> シンボル名」を指定します。このようにすると、位置引数より多い実引数の残りすべては、関数が呼び出された際に<text:span text:style-name="T321">args:</text:span> キーワード引数のシンボル名にリストとして設定されます。</text:p>
      <text:p text:style-name="P54"/>
      <text:p text:style-name="P55">可変長引数の例:</text:p>
      <table:table table:name="表22" table:style-name="表22">
        <table:table-column table:style-name="表22.A"/>
        <table:table-row table:style-name="表22.1">
          <table:table-cell table:style-name="表22.A1" office:value-type="string">
            <text:p text:style-name="P620"/>
            <text:p text:style-name="P620"># 可変長引数を利用した関数の呼び出し</text:p>
            <text:p text:style-name="P620">foo 1 2 3;</text:p>
            <text:p text:style-name="P620"/>
            <text:p text:style-name="P620"># 可変長引数の定義と動作</text:p>
            <text:p text:style-name="P620">defun foo (a args: rest-parameters) {</text:p>
            <text:p text:style-name="P620"><text:s text:c="2"/>println $a;<text:tab/><text:tab/><text:tab/><text:tab/># → 1</text:p>
            <text:p text:style-name="P620"><text:s text:c="2"/>println $rest-parameters<text:tab/><text:tab/># → (2 3)</text:p>
            <text:p text:style-name="P620">};</text:p>
            <text:p text:style-name="P620"/>
          </table:table-cell>
        </table:table-row>
      </table:table>
      <text:p text:style-name="P81"/>
      <text:p text:style-name="P81">　可変長引数と位置引数を同時に指定する際には、実引数の個数は最低限仮引数で定義した個数が必要です。</text:p>
      <text:p text:style-name="P81"/>
      <text:p text:style-name="P81"/>
      <text:p text:style-name="P81"/>
      <text:p text:style-name="P82">(5) 遅延評価引数</text:p>
      <text:p text:style-name="P81">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81"/>
      <text:p text:style-name="P55">遅延評価引数の例:</text:p>
      <table:table table:name="表23" table:style-name="表23">
        <table:table-column table:style-name="表23.A"/>
        <table:table-row table:style-name="表23.1">
          <table:table-cell table:style-name="表23.A1" office:value-type="string">
            <text:p text:style-name="P620"/>
            <text:p text:style-name="P620"># 遅延評価引数の定義</text:p>
            <text:p text:style-name="P620">defun foo (&amp;a) {</text:p>
            <text:p text:style-name="P620"><text:s text:c="2"/>println $a;<text:tab/># → 1 (初回の参照なのでクロージャ{$i ++}が評価される)</text:p>
            <text:p text:style-name="P620"><text:s text:c="2"/>println $a;<text:tab/># → 1 (2回目以降の参照は、最初の評価結果となる)</text:p>
            <text:p text:style-name="P620">};</text:p>
            <text:p text:style-name="P620"/>
            <text:p text:style-name="P620"># 遅延評価引数を用いた関数の呼び出し</text:p>
            <text:p text:style-name="P620">set i 0;</text:p>
            <text:p text:style-name="P620">foo {$i ++};</text:p>
            <text:p text:style-name="P620"/>
          </table:table-cell>
        </table:table-row>
      </table:table>
      <text:p text:style-name="P81"/>
      <text:p text:style-name="P8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81">　遅延評価引数に対して、実引数としてクロージャブロック以外を渡した場合は、通常の変数の参照と同等になります。</text:p>
      <text:p text:style-name="P81"/>
      <text:p text:style-name="P83">(6) 全引数</text:p>
      <text:p text:style-name="P90">　全引数は、仮引数定義にひとつだけ <text:span text:style-name="T321">"</text:span><text:span text:style-name="T346">(*)</text:span><text:span text:style-name="T321">"</text:span> と指定することにより、変数 $* 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81"/>
      <text:p text:style-name="P440"/>
      <text:h text:style-name="P707" text:outline-level="2"><text:bookmark-start text:name="__RefHeading__14414_1559979953"/>4.1<text:span text:style-name="T5">1</text:span> マクロ<text:bookmark-end text:name="__RefHeading__14414_1559979953"/></text:h>
      <text:p text:style-name="P54">　<text:span text:style-name="T4">P</text:span>erfumeには、パーサに組み込みのマクロ的な構文があります。ただし、Lispのようにユーザがマクロを定義することはできません。</text:p>
      <text:p text:style-name="P54"/>
      <text:h text:style-name="Heading_20_3" text:outline-level="3"><text:bookmark-start text:name="__RefHeading__14416_1559979953"/>4.11.1 getマクロ<text:bookmark-end text:name="__RefHeading__14416_1559979953"/></text:h>
      <text:p text:style-name="P54">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81">　getマクロの記法は、文の中で以下のように記述します;</text:p>
      <text:p text:style-name="P81"/>
      <text:p text:style-name="P84"><text:tab/> <text:span text:style-name="T343">object,val</text:span></text:p>
      <text:p text:style-name="P81"/>
      <text:p text:style-name="P81">このように記述した際、実行時には以下のように置換され、オブジェクトのgetメソッドが呼び出されます。</text:p>
      <text:p text:style-name="P81"/>
      <text:p text:style-name="P84"><text:tab/><text:span text:style-name="T343">[object get val]</text:span></text:p>
      <text:p text:style-name="P81"/>
      <text:p text:style-name="P55">getマクロの例:</text:p>
      <table:table table:name="表24" table:style-name="表24">
        <table:table-column table:style-name="表24.A"/>
        <table:table-row table:style-name="表24.1">
          <table:table-cell table:style-name="表24.A1" office:value-type="string">
            <text:p text:style-name="P620"/>
            <text:p text:style-name="P620"># Hashの生成と要素の代入</text:p>
            <text:p text:style-name="P620">set o [dict];</text:p>
            <text:p text:style-name="P620">$o set "foo" 1;</text:p>
            <text:p text:style-name="P620"/>
            <text:p text:style-name="P620"># 要素の参照(通常の記法)</text:p>
            <text:p text:style-name="P620">println [$o get "foo"];<text:tab/># → 1</text:p>
            <text:p text:style-name="P620"/>
            <text:p text:style-name="P620"># 要素の参照(get マクロによる記法)</text:p>
            <text:p text:style-name="P620">println $o,"foo";<text:tab/><text:tab/># → 1</text:p>
            <text:p text:style-name="P620"/>
          </table:table-cell>
        </table:table-row>
      </table:table>
      <text:p text:style-name="P81"/>
      <text:p text:style-name="P81"/>
      <text:h text:style-name="P712" text:outline-level="3"><text:bookmark-start text:name="__RefHeading__14418_1559979953"/>4.11.2 initマクロ<text:bookmark-end text:name="__RefHeading__14418_1559979953"/></text:h>
      <text:p text:style-name="P54">　initマクロは、オブジェクトの生成の際に実行されるコンストラクタ（クラスのinitメソッド）を簡易に呼び出すための糖衣構文です。</text:p>
      <text:p text:style-name="P81">　initマクロの記法は、文の中で以下のように記述します;</text:p>
      <text:p text:style-name="P81"/>
      <text:p text:style-name="P85"><text:tab/><text:span text:style-name="T343">`class-name </text:span><text:span text:style-name="T345">( </text:span><text:span text:style-name="T343">parameter … </text:span><text:span text:style-name="T345">)</text:span></text:p>
      <text:p text:style-name="P81"/>
      <text:p text:style-name="P81">このように記述した際、実行時には以下のように置換され、クラスのinitメソッドが呼び出されます。</text:p>
      <text:p text:style-name="P81"/>
      <text:p text:style-name="P85"><text:tab/><text:span text:style-name="T343">[new class-name init: (parameter … )]</text:span></text:p>
      <text:h text:style-name="P758" text:outline-level="3"/>
      <text:p text:style-name="P55">initマクロの例:</text:p>
      <table:table table:name="表25" table:style-name="表25">
        <table:table-column table:style-name="表25.A"/>
        <table:table-row table:style-name="表25.1">
          <table:table-cell table:style-name="表25.A1" office:value-type="string">
            <text:p text:style-name="P620"/>
            <text:p text:style-name="P620"># クラス定義</text:p>
            <text:p text:style-name="P620">class Foo;</text:p>
            <text:p text:style-name="P620">Foo method init (a) {....};</text:p>
            <text:p text:style-name="P620"/>
            <text:p text:style-name="P620"># オブジェクトの生成(通常)</text:p>
            <text:p text:style-name="P620">set o [new Foo init: (1)];</text:p>
            <text:p text:style-name="P620"/>
            <text:p text:style-name="P620"># オブジェクトの生成(init マクロによる記法)</text:p>
            <text:p text:style-name="P620">set o `Foo <text:span text:style-name="T308">(</text:span>1<text:span text:style-name="T308">)</text:span>;</text:p>
            <text:p text:style-name="P620"/>
          </table:table-cell>
        </table:table-row>
      </table:table>
      <text:p text:style-name="P81"/>
      <text:h text:style-name="P712" text:outline-level="3"><text:bookmark-start text:name="__RefHeading__14420_1559979953"/>4.11.3 「:」と「\」<text:bookmark-end text:name="__RefHeading__14420_1559979953"/></text:h>
      <text:p text:style-name="P86">　構文を補助するためのマクロとして「:」と「\」があります。置換の動作は以下の通りとなります。</text:p>
      <text:p text:style-name="P86"/>
      <text:p text:style-name="P87"><text:tab/><text:span text:style-name="T343">A : B<text:tab/><text:tab/></text:span><text:span text:style-name="T346">→ </text:span><text:span text:style-name="T343"><text:tab/>[A] B</text:span></text:p>
      <text:p text:style-name="P87"><text:tab/><text:span text:style-name="T343">A \ B<text:tab/><text:tab/></text:span><text:span text:style-name="T346">→ </text:span><text:span text:style-name="T343"><text:tab/>B [A] </text:span></text:p>
      <text:p text:style-name="P86"/>
      <text:p text:style-name="P88">　特に「:」に関しては、関数の戻り値のオブジェクトに対してさらにメソッドを適用する場合などで "<text:span text:style-name="T343">[</text:span>" と "<text:span text:style-name="T343">]</text:span>" が多くなる場面では有効です。</text:p>
      <text:p text:style-name="P86"/>
      <text:p text:style-name="P86">　「:」の前後、「\」の前後には必ず空白文字が必要です。</text:p>
      <text:p text:style-name="P86"/>
      <text:p text:style-name="P86">　一つの文に「:」と「\」を混在することも可能ですが、動作が分かりにくくなるためお勧めしません。</text:p>
      <text:p text:style-name="P86"/>
      <text:h text:style-name="Heading_20_3" text:outline-level="3"><text:bookmark-start text:name="__RefHeading___Toc19461_2135658563"/>4.11.4 「:=」と「::=」<text:bookmark-end text:name="__RefHeading___Toc19461_2135658563"/></text:h>
      <text:p text:style-name="P93">　ローカル変数への代入のためのマクロとして、「:=」と「::=」を用意しました。置換の動作は以下の通りとなります。</text:p>
      <text:p text:style-name="P93"/>
      <text:p text:style-name="P93"><text:tab/><text:span text:style-name="T343">s := val<text:tab/>→ <text:tab/>set s val</text:span></text:p>
      <text:p text:style-name="P93"><text:tab/><text:span text:style-name="T343">s ::= val <text:s/><text:tab/>→ <text:tab/>set s [val]</text:span></text:p>
      <text:p text:style-name="P93"/>
      <text:p text:style-name="P93">　「:=」および「::=」の前後には必ず空白文字が必要です。</text:p>
      <text:p text:style-name="P93"/>
      <text:h text:style-name="P710" text:outline-level="2"/>
      <text:h text:style-name="P707"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54">　<text:span text:style-name="T4">P</text:span>erfumeには、関数／クラスファイルのオートロード機能があります。</text:p>
      <text:p text:style-name="P54">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54">　スクリプトファイルの命名規則は、「関数名 + ".prfm"」もしくは「クラス名 + ".prfm"」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54"/>
      <text:p text:style-name="P54"/>
      <text:p text:style-name="P54"/>
      <text:p text:style-name="P54"/>
      <text:h text:style-name="P706" text:outline-level="1"><text:bookmark-start text:name="__RefHeading__14133_1655096004"/>5<text:bookmark-start text:name="_Ref230609241"/>. リファレンス<text:bookmark-end text:name="__RefHeading__14133_1655096004"/></text:h>
      <text:p text:style-name="P58">　本章は、組み込みのコマンドおよびメソッドのリファレンスとなります。</text:p>
      <text:p text:style-name="P58">　本リファレンス中での書式の凡例を以下に示します。</text:p>
      <text:p text:style-name="P58"/>
      <text:p text:style-name="P58">　凡例:</text:p>
      <text:p text:style-name="P58"><text:tab/>command<text:tab/>（正体）スクリプト中でそのものを表記することを表します。</text:p>
      <text:p text:style-name="P58"><text:tab/><text:span text:style-name="T54">value</text:span><text:tab/><text:tab/>（斜体）この位置にパラメータを記述することを表します。</text:p>
      <text:p text:style-name="P58"><text:span text:style-name="T54"><text:tab/>val</text:span> <text:s/>...<text:tab/><text:tab/>直前の引数を繰り返し指定可能なことを表します。</text:p>
      <text:p text:style-name="P58"><text:tab/>[ <text:span text:style-name="T54">val <text:s/></text:span>]<text:tab/><text:tab/>省略可能な引数であることを表します。</text:p>
      <text:p text:style-name="P58"><text:tab/><text:tab/><text:tab/>（評価ブロックの意味ではないことに注意）</text:p>
      <text:p text:style-name="P58"><text:tab/><text:span text:style-name="T54">val1</text:span> |<text:span text:style-name="T54"> val2</text:span><text:tab/>val1またはval2どちらかを選択することを表します。</text:p>
      <text:p text:style-name="P58"><text:tab/>( ... )<text:tab/><text:tab/>引数にリストを与えることを表します。</text:p>
      <text:p text:style-name="P58"><text:tab/>{ ... }<text:tab/><text:tab/>引数にブロックを与えることを表します。</text:p>
      <text:p text:style-name="P58"><text:tab/>{ | <text:span text:style-name="T54">var</text:span> <text:s/>| ... }<text:tab/>引数にバインド変数が受け取り可能なブロックを指定可能で</text:p>
      <text:p text:style-name="P58"><text:tab/><text:tab/><text:tab/>あることを表します。</text:p>
      <text:p text:style-name="P58"><text:tab/>"<text:span text:style-name="T54">val </text:span>"<text:tab/><text:tab/>引数が文字列であることを表します。</text:p>
      <text:p text:style-name="P58"><text:tab/>'<text:span text:style-name="T54">val </text:span><text:span text:style-name="T106">' </text:span><text:span text:style-name="T54"><text:s text:c="3"/></text:span><text:tab/><text:tab/>引数が正規表現文字列であることを表します。</text:p>
      <text:p text:style-name="P66"><text:tab/><text:span text:style-name="T54">class::method</text:span></text:p>
      <text:p text:style-name="P66"><text:tab/><text:tab/><text:tab/>クラスに定義されたメソッドを明示する際の表記です。</text:p>
      <text:p text:style-name="P58"><text:tab/>nil<text:tab/><text:tab/>Bool型の偽値である&lt;nil&gt;を表します。</text:p>
      <text:p text:style-name="P67"><text:tab/>t<text:tab/><text:tab/>Bool型の真値である&lt;t&gt;を表します。</text:p>
      <text:p text:style-name="P67"/>
      <text:p text:style-name="P58"/>
      <text:p text:style-name="P58"/>
      <text:p text:style-name="P58"/>
      <text:h text:style-name="P707" text:outline-level="2"><text:bookmark-start text:name="__RefHeading__14426_1559979953"/><text:bookmark-end text:name="_Ref230609241"/>5.1 コマンドリファレンス<text:bookmark-end text:name="__RefHeading__14426_1559979953"/></text:h>
      <text:p text:style-name="P54"/>
      <text:h text:style-name="Heading_20_3" text:outline-level="3"><text:bookmark-start text:name="__RefHeading__14428_1559979953"/>!　<text:bookmark-end text:name="__RefHeading__14428_1559979953"/></text:h>
      <text:p text:style-name="P54"/>
      <table:table table:name="表81" table:style-name="表81">
        <table:table-column table:style-name="表81.A"/>
        <table:table-column table:style-name="表81.B"/>
        <table:table-row>
          <table:table-cell office:value-type="string">
            <text:p text:style-name="P105">説明</text:p>
          </table:table-cell>
          <table:table-cell office:value-type="string">
            <text:p text:style-name="P105"/>
            <text:p text:style-name="P105">論理否定を返します。</text:p>
          </table:table-cell>
        </table:table-row>
        <table:table-row>
          <table:table-cell office:value-type="string">
            <text:p text:style-name="P105">書式</text:p>
          </table:table-cell>
          <table:table-cell office:value-type="string">
            <text:p text:style-name="P105"/>
            <text:p text:style-name="P105"><text:span text:style-name="T106">! </text:span><text:span text:style-name="T54">val</text:span></text:p>
          </table:table-cell>
        </table:table-row>
        <table:table-row>
          <table:table-cell office:value-type="string">
            <text:p text:style-name="P105">詳細</text:p>
          </table:table-cell>
          <table:table-cell office:value-type="string">
            <text:p text:style-name="P105"/>
            <text:p text:style-name="P105"><text:span text:style-name="T54">val</text:span>の値の論理否定を返します。</text:p>
          </table:table-cell>
        </table:table-row>
        <table:table-row>
          <table:table-cell office:value-type="string">
            <text:p text:style-name="P105">戻り値</text:p>
          </table:table-cell>
          <table:table-cell office:value-type="string">
            <text:p text:style-name="P105"/>
            <text:p text:style-name="P105"><text:span text:style-name="T54">val</text:span>が非nilの場合はnilを、nilの場合はt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1"/>
            <text:p text:style-name="P661">if {! $a} then: {</text:p>
            <text:p text:style-name="P661"><text:s text:c="2"/># $a is false</text:p>
            <text:p text:style-name="P661">} else: {</text:p>
            <text:p text:style-name="P661"><text:s text:c="2"/># $a is true</text:p>
            <text:p text:style-name="P661">};</text:p>
          </table:table-cell>
        </table:table-row>
      </table:table>
      <text:h text:style-name="P712" text:outline-level="3"><text:bookmark-start text:name="__RefHeading___Toc23671_1636654246"/><text:span text:style-name="T14">accept</text:span><text:span text:style-name="T5">　</text:span><text:bookmark-end text:name="__RefHeading___Toc23671_1636654246"/></text:h>
      <text:p text:style-name="P32"/>
      <table:table table:name="表208" table:style-name="表208">
        <table:table-column table:style-name="表208.A"/>
        <table:table-column table:style-name="表208.B"/>
        <table:table-row>
          <table:table-cell office:value-type="string">
            <text:p text:style-name="P106">説明</text:p>
          </table:table-cell>
          <table:table-cell office:value-type="string">
            <text:p text:style-name="P106"/>
            <text:p text:style-name="P106">サーバソケットへの接続要求を受け取ります。</text:p>
          </table:table-cell>
        </table:table-row>
        <table:table-row>
          <table:table-cell office:value-type="string">
            <text:p text:style-name="P106">書式</text:p>
          </table:table-cell>
          <table:table-cell office:value-type="string">
            <text:p text:style-name="P106"/>
            <text:p text:style-name="P106">acccept <text:span text:style-name="T73">fd</text:span></text:p>
          </table:table-cell>
        </table:table-row>
        <table:table-row>
          <table:table-cell office:value-type="string">
            <text:p text:style-name="P106">詳細</text:p>
          </table:table-cell>
          <table:table-cell office:value-type="string">
            <text:p text:style-name="P106"/>
            <text:p text:style-name="P106"><text:span text:style-name="T73">fd</text:span><text:span text:style-name="T115"> はsocket-serverで作成したファイル記述子です</text:span>。このlistenポートに対して外部のクライアントが行った接続要求を受け付け、通信用のファイル記述子とその他接続元情報を返します。</text:p>
            <text:p text:style-name="P107">なお、<text:span text:style-name="T54">fd</text:span>に対して外部クライアントから接続要求があるかどうかの判断は、selectコマンドにて <text:span text:style-name="T54">fd </text:span><text:span text:style-name="T106">への入力があるかを判定することにより行な</text:span><text:span text:style-name="T116">うことで可能です</text:span><text:span text:style-name="T106">。</text:span></text:p>
          </table:table-cell>
        </table:table-row>
        <table:table-row>
          <table:table-cell office:value-type="string">
            <text:p text:style-name="P106">戻り値</text:p>
          </table:table-cell>
          <table:table-cell office:value-type="string">
            <text:p text:style-name="P505"/>
            <text:p text:style-name="P505">accceptの戻り値は、( <text:span text:style-name="T73">client-fd host-address port </text:span><text:span text:style-name="T284">) の形式でクライアント情報が返却されます。</text:span></text:p>
            <text:p text:style-name="P505"><text:span text:style-name="T73">client-fd</text:span><text:span text:style-name="T284"> ... </text:span>外部クライアントとの入出力用ファイル記述子。</text:p>
            <text:p text:style-name="P536"><text:span text:style-name="T54">host-address</text:span> ... 外部クライアントのアドレス情報。32bitのIPv4アドレス（整数値）となります。補助関数<text:span text:style-name="T285">host-address-string によりホスト名のドット表記文字列に変換できます。</text:span></text:p>
            <text:p text:style-name="P505"><text:span text:style-name="T54">port</text:span> ... 接続元ポート。</text:p>
          </table:table-cell>
        </table:table-row>
        <table:table-row>
          <table:table-cell office:value-type="string">
            <text:p text:style-name="P106">例外</text:p>
          </table:table-cell>
          <table:table-cell office:value-type="string">
            <text:p text:style-name="P106"/>
            <text:p text:style-name="P106">ErrSyntax: 書式に誤りがあります。</text:p>
            <text:p text:style-name="P399">ErrSysCall: システムコールの呼び出しでエラーが発生しました。エラー詳細はExceptionのエラー文字列を参照のこと。</text:p>
          </table:table-cell>
        </table:table-row>
        <table:table-row>
          <table:table-cell office:value-type="string">
            <text:p text:style-name="P505">使用例</text:p>
          </table:table-cell>
          <table:table-cell office:value-type="string">
            <text:p text:style-name="P680"/>
            <text:p text:style-name="P680"><text:span text:style-name="T285">set </text:span>s <text:span text:style-name="T285">[</text:span>socket-server 54321<text:span text:style-name="T285">]</text:span>;</text:p>
            <text:p text:style-name="P680"><text:span text:style-name="T285">set </text:span>(client-fd client-addr client-port) <text:span text:style-name="T285">[</text:span>accept $s<text:span text:style-name="T285">]</text:span>;</text:p>
            <text:p text:style-name="P681">println <text:span text:style-name="T5">"</text:span>Connect from <text:span text:style-name="T5">"</text:span> </text:p>
            <text:p text:style-name="P682"><text:s text:c="4"/>[host-address-string $client-addr];</text:p>
            <text:p text:style-name="P680"><text:span text:style-name="T285">set </text:span>f <text:span text:style-name="T285">[</text:span>new File<text:span text:style-name="T285">]</text:span>;</text:p>
            <text:p text:style-name="P680">$f set! $client-fd mode: io;</text:p>
          </table:table-cell>
        </table:table-row>
      </table:table>
      <text:h text:style-name="P759" text:outline-level="3"/>
      <text:h text:style-name="P712" text:outline-level="3"><text:bookmark-start text:name="__RefHeading__14430_1559979953"/><text:span text:style-name="T5">a</text:span>lias<text:span text:style-name="T5">　</text:span><text:bookmark-end text:name="__RefHeading__14430_1559979953"/></text:h>
      <text:p text:style-name="P54"/>
      <table:table table:name="表26" table:style-name="表26">
        <table:table-column table:style-name="表26.A"/>
        <table:table-column table:style-name="表26.B"/>
        <table:table-row>
          <table:table-cell office:value-type="string">
            <text:p text:style-name="P105">説明</text:p>
          </table:table-cell>
          <table:table-cell office:value-type="string">
            <text:p text:style-name="P105"/>
            <text:p text:style-name="P105">変数の別名を作成します。</text:p>
          </table:table-cell>
        </table:table-row>
        <table:table-row>
          <table:table-cell office:value-type="string">
            <text:p text:style-name="P105">書式</text:p>
          </table:table-cell>
          <table:table-cell office:value-type="string">
            <text:p text:style-name="P105"/>
            <text:p text:style-name="P105">alias [ up: <text:span text:style-name="T54">uplevel</text:span> <text:s/>] <text:span text:style-name="T54">orig-var</text:span> <text:s/><text:span text:style-name="T54">new-var</text:span></text:p>
          </table:table-cell>
        </table:table-row>
        <table:table-row>
          <table:table-cell office:value-type="string">
            <text:p text:style-name="P105">詳細</text:p>
          </table:table-cell>
          <table:table-cell office:value-type="string">
            <text:p text:style-name="P105"/>
            <text:p text:style-name="P105"><text:span text:style-name="T54">orig-var</text:span>で指定したローカル変数を<text:span text:style-name="T54">new-var</text:span>でも参照できるようにします。</text:p>
            <text:p text:style-name="P105"><text:span text:style-name="T54">orig-var</text:span>は存在しなくても構いません。<text:span text:style-name="T54">new-var</text:span>が設定された時点で、<text:span text:style-name="T54">orig-var</text:span>も生成されます。</text:p>
            <text:p text:style-name="P105">up: <text:span text:style-name="T54">uplevel</text:span>を省略した場合は、現在のスタック上の<text:span text:style-name="T54">orig-var</text:span>の別名を作成します。<text:span text:style-name="T54">uplevel </text:span>に正の整数を指定した場合には、指定した数分スタックを呼び出し元の方向へ辿り、<text:span text:style-name="T54">orig-var</text:span>の参照をローカルスタックへ作成します。</text:p>
          </table:table-cell>
        </table:table-row>
        <table:table-row>
          <table:table-cell office:value-type="string">
            <text:p text:style-name="P105">戻り値</text:p>
          </table:table-cell>
          <table:table-cell office:value-type="string">
            <text:p text:style-name="P105"/>
            <text:p text:style-name="P105">成功した場合、t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StackUnderflow: uplevelで指定したスタックが存在しません。</text:p>
            <text:p text:style-name="P105">ErrLinkAlias: すでに別名が存在するか別名参照がループしています。</text:p>
          </table:table-cell>
        </table:table-row>
        <table:table-row>
          <table:table-cell office:value-type="string">
            <text:p text:style-name="P105">使用例</text:p>
          </table:table-cell>
          <table:table-cell office:value-type="string">
            <text:p text:style-name="P661"/>
            <text:p text:style-name="P661"># ローカル変数のエイリアスを生成</text:p>
            <text:p text:style-name="P661">set i 0;</text:p>
            <text:p text:style-name="P661">alias i x;</text:p>
            <text:p text:style-name="P661">println $x;<text:tab/><text:tab/># → 0</text:p>
            <text:p text:style-name="P661"/>
            <text:p text:style-name="P661"># シンボル名で引数を与える</text:p>
            <text:p text:style-name="P661">defun foo (s) {</text:p>
            <text:p text:style-name="P661"><text:s text:c="2"/>alias up: 1 $s x;</text:p>
            <text:p text:style-name="P661"><text:s text:c="2"/>println $x;</text:p>
            <text:p text:style-name="P661">};</text:p>
            <text:p text:style-name="P661">set i 1;</text:p>
            <text:p text:style-name="P661">foo i;<text:tab/><text:tab/># → 1</text:p>
          </table:table-cell>
        </table:table-row>
      </table:table>
      <text:p text:style-name="P54"/>
      <text:p text:style-name="P54"/>
      <text:h text:style-name="P712" text:outline-level="3"><text:bookmark-start text:name="__RefHeading__14432_1559979953"/><text:span text:style-name="T5">a</text:span>nd<text:span text:style-name="T5">　</text:span><text:bookmark-end text:name="__RefHeading__14432_1559979953"/></text:h>
      <text:p text:style-name="P54"/>
      <table:table table:name="表27" table:style-name="表27">
        <table:table-column table:style-name="表27.A"/>
        <table:table-column table:style-name="表27.B"/>
        <table:table-row>
          <table:table-cell office:value-type="string">
            <text:p text:style-name="P105">説明</text:p>
          </table:table-cell>
          <table:table-cell office:value-type="string">
            <text:p text:style-name="P105"/>
            <text:p text:style-name="P105">引数の真偽値による論理積を返します。</text:p>
          </table:table-cell>
        </table:table-row>
        <table:table-row>
          <table:table-cell office:value-type="string">
            <text:p text:style-name="P105">書式</text:p>
          </table:table-cell>
          <table:table-cell office:value-type="string">
            <text:p text:style-name="P105"/>
            <text:p text:style-name="P105">and <text:span text:style-name="T54">val </text:span>...</text:p>
          </table:table-cell>
        </table:table-row>
        <table:table-row>
          <table:table-cell office:value-type="string">
            <text:p text:style-name="P105">詳細</text:p>
          </table:table-cell>
          <table:table-cell office:value-type="string">
            <text:p text:style-name="P105"/>
            <text:p text:style-name="P105"><text:span text:style-name="T54">val</text:span>の値がnilである場合偽と判断します。全ての引数についての真偽値を調べ、それら全ての値の論理積を返します。</text:p>
            <text:p text:style-name="P402">ただし、<text:span text:style-name="T54">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style-name="表27.4">
          <table:table-cell office:value-type="string">
            <text:p text:style-name="P105">戻り値</text:p>
          </table:table-cell>
          <table:table-cell office:value-type="string">
            <text:p text:style-name="P105"/>
            <text:p text:style-name="P105">tまたは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6"/>
            <text:p text:style-name="P686">and 0 1 2;<text:tab/><text:tab/># → t</text:p>
            <text:p text:style-name="P686">and 0 1 2 &lt;nil&gt;;<text:tab/># → nil</text:p>
            <text:p text:style-name="P686">and ();<text:tab/><text:tab/># → t</text:p>
          </table:table-cell>
        </table:table-row>
      </table:table>
      <text:h text:style-name="P712" text:outline-level="3"><text:bookmark-start text:name="__RefHeading___Toc24766_2725568808"/><text:span text:style-name="T21">argspec</text:span><text:span text:style-name="T5">　</text:span><text:bookmark-end text:name="__RefHeading___Toc24766_2725568808"/></text:h>
      <text:p text:style-name="P96"/>
      <table:table table:name="表227" table:style-name="表227">
        <table:table-column table:style-name="表227.A"/>
        <table:table-column table:style-name="表227.B"/>
        <table:table-row>
          <table:table-cell office:value-type="string">
            <text:p text:style-name="P108">説明</text:p>
          </table:table-cell>
          <table:table-cell office:value-type="string">
            <text:p text:style-name="P108"/>
            <text:p text:style-name="P108">関数、コマンドの引数定義リストを返します。</text:p>
          </table:table-cell>
        </table:table-row>
        <table:table-row>
          <table:table-cell office:value-type="string">
            <text:p text:style-name="P108">書式</text:p>
          </table:table-cell>
          <table:table-cell office:value-type="string">
            <text:p text:style-name="P108"/>
            <text:p text:style-name="P358">argspec <text:span text:style-name="T54">func</text:span></text:p>
          </table:table-cell>
        </table:table-row>
        <table:table-row>
          <table:table-cell office:value-type="string">
            <text:p text:style-name="P108">詳細</text:p>
          </table:table-cell>
          <table:table-cell office:value-type="string">
            <text:p text:style-name="P108"/>
            <text:p text:style-name="P108"><text:span text:style-name="T82">func </text:span>が持つ引数定義リストを返します。引数定義リストについては、defunコマンドの<text:span text:style-name="T54">argspec</text:span>で指定した引数リストと同じものです。<text:span text:style-name="T54">func</text:span> がnativeコマンドである場合、インタプリタが定義している引数リストを返すため、必ずしも正しいargspecとは限りません。</text:p>
          </table:table-cell>
        </table:table-row>
        <table:table-row>
          <table:table-cell office:value-type="string">
            <text:p text:style-name="P108">戻り値</text:p>
          </table:table-cell>
          <table:table-cell office:value-type="string">
            <text:p text:style-name="P108"/>
            <text:p text:style-name="P108">引数リスト。</text:p>
          </table:table-cell>
        </table:table-row>
        <table:table-row>
          <table:table-cell office:value-type="string">
            <text:p text:style-name="P108">例外</text:p>
          </table:table-cell>
          <table:table-cell office:value-type="string">
            <text:p text:style-name="P108"/>
            <text:p text:style-name="P108">ErrSyntax: 書式に誤りがあります。</text:p>
          </table:table-cell>
        </table:table-row>
        <table:table-row>
          <table:table-cell office:value-type="string">
            <text:p text:style-name="P108">使用例</text:p>
          </table:table-cell>
          <table:table-cell office:value-type="string">
            <text:p text:style-name="P108"/>
            <text:p text:style-name="P109"/>
          </table:table-cell>
        </table:table-row>
      </table:table>
      <text:h text:style-name="P712" text:outline-level="3"><text:bookmark-start text:name="__RefHeading___Toc27924_2297371016"/><text:span text:style-name="T21">atomic</text:span><text:span text:style-name="T5">　</text:span><text:bookmark-end text:name="__RefHeading___Toc27924_2297371016"/></text:h>
      <text:p text:style-name="P97"/>
      <table:table table:name="表258" table:style-name="表258">
        <table:table-column table:style-name="表258.A"/>
        <table:table-column table:style-name="表258.B"/>
        <table:table-row>
          <table:table-cell office:value-type="string">
            <text:p text:style-name="P110">説明</text:p>
          </table:table-cell>
          <table:table-cell office:value-type="string">
            <text:p text:style-name="P110"/>
            <text:p text:style-name="P110">指定したクロージャの割込みをブロックします。</text:p>
          </table:table-cell>
        </table:table-row>
        <table:table-row>
          <table:table-cell office:value-type="string">
            <text:p text:style-name="P110">書式</text:p>
          </table:table-cell>
          <table:table-cell office:value-type="string">
            <text:p text:style-name="P110"/>
            <text:p text:style-name="P359">atomic { <text:span text:style-name="T54">closure</text:span><text:span text:style-name="T106"> <text:s/>}</text:span></text:p>
          </table:table-cell>
        </table:table-row>
        <table:table-row>
          <table:table-cell office:value-type="string">
            <text:p text:style-name="P110">詳細</text:p>
          </table:table-cell>
          <table:table-cell office:value-type="string">
            <text:p text:style-name="P110"/>
            <text:p text:style-name="P110">指定したクロージャ<text:span text:style-name="T54">closure </text:span><text:span text:style-name="T106">をシグナルおよびitimerによる割込みからブロックして実行します。</text:span></text:p>
          </table:table-cell>
        </table:table-row>
        <table:table-row>
          <table:table-cell office:value-type="string">
            <text:p text:style-name="P110">戻り値</text:p>
          </table:table-cell>
          <table:table-cell office:value-type="string">
            <text:p text:style-name="P110"/>
            <text:p text:style-name="P110"><text:span text:style-name="T54">closure </text:span>の戻り値が返ります。</text:p>
          </table:table-cell>
        </table:table-row>
        <table:table-row>
          <table:table-cell office:value-type="string">
            <text:p text:style-name="P110">例外</text:p>
          </table:table-cell>
          <table:table-cell office:value-type="string">
            <text:p text:style-name="P110"/>
            <text:p text:style-name="P110">ErrSyntax: 書式に誤りがあります。</text:p>
          </table:table-cell>
        </table:table-row>
        <table:table-row>
          <table:table-cell office:value-type="string">
            <text:p text:style-name="P110">使用例</text:p>
          </table:table-cell>
          <table:table-cell office:value-type="string">
            <text:p text:style-name="P110"/>
            <text:p text:style-name="P111"/>
          </table:table-cell>
        </table:table-row>
      </table:table>
      <text:h text:style-name="P760" text:outline-level="3"/>
      <text:h text:style-name="P712" text:outline-level="3"><text:bookmark-start text:name="__RefHeading___Toc24466_2166227548"/>awk　<text:bookmark-end text:name="__RefHeading___Toc24466_2166227548"/></text:h>
      <text:p text:style-name="P98"/>
      <table:table table:name="表224" table:style-name="表224">
        <table:table-column table:style-name="表224.A"/>
        <table:table-column table:style-name="表224.B"/>
        <table:table-row>
          <table:table-cell office:value-type="string">
            <text:p text:style-name="P112">説明</text:p>
          </table:table-cell>
          <table:table-cell office:value-type="string">
            <text:p text:style-name="P112"/>
            <text:p text:style-name="P112">awkに似た処理を実行します。</text:p>
          </table:table-cell>
        </table:table-row>
        <table:table-row>
          <table:table-cell office:value-type="string">
            <text:p text:style-name="P112">書式</text:p>
          </table:table-cell>
          <table:table-cell office:value-type="string">
            <text:p text:style-name="P112"/>
            <text:p text:style-name="P113">awk [ sep: <text:span text:style-name="T54">separator</text:span> ] { <text:span text:style-name="T54">block</text:span> } <text:span text:style-name="T54">file ...</text:span></text:p>
          </table:table-cell>
        </table:table-row>
        <table:table-row>
          <table:table-cell office:value-type="string">
            <text:p text:style-name="P112">詳細</text:p>
          </table:table-cell>
          <table:table-cell office:value-type="string">
            <text:p text:style-name="P505"/>
            <text:p text:style-name="P505"><text:span text:style-name="T54">file </text:span><text:span text:style-name="T106">を順番に読み込み、ファイルの各行に対して </text:span><text:span text:style-name="T54">block</text:span><text:span text:style-name="T106"> を実行します。</text:span></text:p>
            <text:p text:style-name="P507"><text:span text:style-name="T54">file</text:span><text:span text:style-name="T106"> がひとつも指定されなかった場合は、標準入力を処理対象とします。</text:span></text:p>
            <text:p text:style-name="P505"><text:span text:style-name="T54">separator</text:span><text:span text:style-name="T106"> 文字が指定されていればその文字にて行を分割します。指定されていない場合は、空白文字で分割します。</text:span></text:p>
            <text:p text:style-name="P505">分割された行は先頭から順にローカル変数$1、$2、$3 ... へ設定されます。</text:p>
            <text:p text:style-name="P505">$0へは読み込んだ行全体が設定されます。</text:p>
            <text:p text:style-name="P505"><text:span text:style-name="T54">block </text:span><text:span text:style-name="T106">内</text:span>ではその他に以下の変数が使えます。</text:p>
            <text:p text:style-name="P505">@FILENAME ... 処理中のファイル名</text:p>
            <text:p text:style-name="P505">@NR ... 現在のレコード番号（1から開始）</text:p>
            <text:p text:style-name="P505">@NF ... 入力レコードが分割された後のフィールド数</text:p>
          </table:table-cell>
        </table:table-row>
        <table:table-row>
          <table:table-cell office:value-type="string">
            <text:p text:style-name="P112">戻り値</text:p>
          </table:table-cell>
          <table:table-cell office:value-type="string">
            <text:p text:style-name="P112"/>
            <text:p text:style-name="P112">最後に実行した<text:span text:style-name="T54">block</text:span>の結果が返ります。</text:p>
          </table:table-cell>
        </table:table-row>
        <table:table-row>
          <table:table-cell office:value-type="string">
            <text:p text:style-name="P112">例外</text:p>
          </table:table-cell>
          <table:table-cell office:value-type="string">
            <text:p text:style-name="P112"/>
            <text:p text:style-name="P112">ErrSyntax: 書式に誤りがあります。</text:p>
          </table:table-cell>
        </table:table-row>
        <table:table-row>
          <table:table-cell office:value-type="string">
            <text:p text:style-name="P112">使用例</text:p>
          </table:table-cell>
          <table:table-cell office:value-type="string">
            <text:p text:style-name="P662"/>
            <text:p text:style-name="P674"># ユーザidをユーザ名にマップする辞書を作成する</text:p>
            <text:p text:style-name="P674">User ::= dict;</text:p>
            <text:p text:style-name="P675">awk sep: ":" {$User set $3 $1} "/etc/passwd";</text:p>
          </table:table-cell>
        </table:table-row>
      </table:table>
      <text:h text:style-name="P800" text:outline-level="3"/>
      <text:h text:style-name="P712" text:outline-level="3"><text:bookmark-start text:name="__RefHeading__14434_1559979953"/>begin　<text:bookmark-end text:name="__RefHeading__14434_1559979953"/></text:h>
      <text:p text:style-name="P54"/>
      <table:table table:name="表116" table:style-name="表116">
        <table:table-column table:style-name="表116.A"/>
        <table:table-column table:style-name="表116.B"/>
        <table:table-row>
          <table:table-cell office:value-type="string">
            <text:p text:style-name="P105">説明</text:p>
          </table:table-cell>
          <table:table-cell office:value-type="string">
            <text:p text:style-name="P105"/>
            <text:p text:style-name="P105">ローカル変数のスコープを制限します。</text:p>
          </table:table-cell>
        </table:table-row>
        <table:table-row>
          <table:table-cell office:value-type="string">
            <text:p text:style-name="P105">書式</text:p>
          </table:table-cell>
          <table:table-cell office:value-type="string">
            <text:p text:style-name="P105"/>
            <text:p text:style-name="P105">begin { <text:span text:style-name="T54">block</text:span> <text:span text:style-name="T106"><text:s/>} <text:s/>[ local: </text:span><text:span text:style-name="T54">dict</text:span><text:span text:style-name="T106"> ] [ :rebase ]</text:span></text:p>
          </table:table-cell>
        </table:table-row>
        <table:table-row>
          <table:table-cell office:value-type="string">
            <text:p text:style-name="P105">詳細</text:p>
          </table:table-cell>
          <table:table-cell office:value-type="string">
            <text:p text:style-name="P105"/>
            <text:p text:style-name="P105"><text:span text:style-name="T54">block</text:span>を実行する際にスコープを制限します。<text:span text:style-name="T54">dict</text:span>を指定した際には、指定した辞書がローカル変数として使用されます。指定しなかった場合には、毎回新規にローカル変数用の環境が作成されます。</text:p>
            <text:p text:style-name="P105">:rebaseを指定した場合には、<text:span text:style-name="T54">block</text:span>が持つクロージャの環境も制限され、上位スコープのローカル環境へのアクセスができなくなります。</text:p>
            <text:p text:style-name="P105">beginの実行中は新たに関数スタックを消費します。</text:p>
            <text:p text:style-name="P105">begin以下のブロックでは、元のスコープからバインド変数を受け取ることが可能です。</text:p>
          </table:table-cell>
        </table:table-row>
        <table:table-row>
          <table:table-cell office:value-type="string">
            <text:p text:style-name="P105">戻り値</text:p>
          </table:table-cell>
          <table:table-cell office:value-type="string">
            <text:p text:style-name="P105"/>
            <text:p text:style-name="P105"><text:span text:style-name="T54">block</text:span>の値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1"/>
            <text:p text:style-name="P661"># 独立したローカル変数</text:p>
            <text:p text:style-name="P661">begin {set i 1};</text:p>
            <text:p text:style-name="P661">println $i;<text:tab/><text:tab/># <text:span text:style-name="T299">→</text:span> ErrNoSuchVariable</text:p>
            <text:p text:style-name="P661"># クロージャ変数の書き換え</text:p>
            <text:p text:style-name="P661">set i 1;</text:p>
            <text:p text:style-name="P661">begin {set i 2};</text:p>
            <text:p text:style-name="P661">println $i;<text:tab/><text:tab/># <text:span text:style-name="T299">→</text:span> 2</text:p>
            <text:p text:style-name="P661"># クロージャ変数も抑止</text:p>
            <text:p text:style-name="P661">set i 1;</text:p>
            <text:p text:style-name="P661">begin {set i 2} :rebase;</text:p>
            <text:p text:style-name="P661">println $i;<text:tab/><text:tab/># <text:span text:style-name="T299">→</text:span> 1</text:p>
            <text:p text:style-name="P661"># バインド変数を<text:span text:style-name="T326">beginブロックの中で</text:span>受け取る</text:p>
            <text:p text:style-name="P661">set x 1;</text:p>
            <text:p text:style-name="P663">yield {begin {| x | println $x}} 100;</text:p>
            <text:p text:style-name="P661"><text:tab/><text:tab/><text:tab/># <text:span text:style-name="T299">→</text:span> 100</text:p>
            <text:p text:style-name="P661">println $x;<text:tab/><text:tab/># <text:span text:style-name="T299">→</text:span> 1</text:p>
          </table:table-cell>
        </table:table-row>
      </table:table>
      <text:h text:style-name="P712" text:outline-level="3"><text:bookmark-start text:name="__RefHeading__14352_1847744091"/>block? <text:s/>/ closure?　<text:bookmark-end text:name="__RefHeading__14352_1847744091"/></text:h>
      <text:p text:style-name="P99"/>
      <table:table table:name="Table26" table:style-name="Table26">
        <table:table-column table:style-name="Table26.A"/>
        <table:table-column table:style-name="Table26.B"/>
        <table:table-row>
          <table:table-cell office:value-type="string">
            <text:p text:style-name="P114">説明</text:p>
          </table:table-cell>
          <table:table-cell office:value-type="string">
            <text:p text:style-name="P114"/>
            <text:p text:style-name="P114">ブロック（クロージャ）であれば真を返します。</text:p>
          </table:table-cell>
        </table:table-row>
        <table:table-row>
          <table:table-cell office:value-type="string">
            <text:p text:style-name="P114">書式</text:p>
          </table:table-cell>
          <table:table-cell office:value-type="string">
            <text:p text:style-name="P114"/>
            <text:p text:style-name="P508"><text:span text:style-name="T5">block? <text:s/></text:span><text:span text:style-name="T100"><text:s/>va</text:span><text:span text:style-name="T35">l</text:span><text:span text:style-name="T100"> </text:span></text:p>
            <text:p text:style-name="P508"><text:span text:style-name="T5">closure? <text:s/></text:span><text:span text:style-name="T100"><text:s/>va</text:span><text:span text:style-name="T35">l</text:span></text:p>
            <text:p text:style-name="P559">※closure? は block? のシノニムです。</text:p>
          </table:table-cell>
        </table:table-row>
        <table:table-row>
          <table:table-cell office:value-type="string">
            <text:p text:style-name="P114">詳細</text:p>
          </table:table-cell>
          <table:table-cell office:value-type="string">
            <text:p text:style-name="P114"/>
            <text:p text:style-name="P508"><text:span text:style-name="T100">va</text:span><text:span text:style-name="T35">l</text:span><text:span text:style-name="T5">がブロック（クロージャ）データであれば真を返します。</text:span></text:p>
          </table:table-cell>
        </table:table-row>
        <table:table-row>
          <table:table-cell office:value-type="string">
            <text:p text:style-name="P114">戻り値</text:p>
          </table:table-cell>
          <table:table-cell office:value-type="string">
            <text:p text:style-name="P114"/>
            <text:p text:style-name="P508"><text:span text:style-name="T100">va</text:span><text:span text:style-name="T35">l</text:span><text:span text:style-name="T5">がブロック（クロージャ）データであれば真を返します。</text:span></text:p>
          </table:table-cell>
        </table:table-row>
        <table:table-row>
          <table:table-cell office:value-type="string">
            <text:p text:style-name="P114">例外</text:p>
          </table:table-cell>
          <table:table-cell office:value-type="string">
            <text:p text:style-name="P114"/>
            <text:p text:style-name="P114">ErrSyntax: 書式に誤りがあります。</text:p>
          </table:table-cell>
        </table:table-row>
        <table:table-row>
          <table:table-cell office:value-type="string">
            <text:p text:style-name="P114">使用例</text:p>
          </table:table-cell>
          <table:table-cell office:value-type="string">
            <text:p text:style-name="P114"/>
            <text:p text:style-name="P114"/>
          </table:table-cell>
        </table:table-row>
      </table:table>
      <text:h text:style-name="P712" text:outline-level="3"><text:bookmark-start text:name="__RefHeading___Toc26165_3550414430"/><text:span text:style-name="T312">bool</text:span>?　<text:bookmark-end text:name="__RefHeading___Toc26165_3550414430"/></text:h>
      <text:p text:style-name="P37"/>
      <table:table table:name="表238" table:style-name="表238">
        <table:table-column table:style-name="表238.A"/>
        <table:table-column table:style-name="表238.B"/>
        <table:table-row>
          <table:table-cell office:value-type="string">
            <text:p text:style-name="P115">説明</text:p>
          </table:table-cell>
          <table:table-cell office:value-type="string">
            <text:p text:style-name="P115"/>
            <text:p text:style-name="P115"><text:span text:style-name="T312">Bool型</text:span>であれば真を返します。</text:p>
          </table:table-cell>
        </table:table-row>
        <table:table-row>
          <table:table-cell office:value-type="string">
            <text:p text:style-name="P115">書式</text:p>
          </table:table-cell>
          <table:table-cell office:value-type="string">
            <text:p text:style-name="P115"/>
            <text:p text:style-name="P509"><text:span text:style-name="T5">bool? <text:s/></text:span><text:span text:style-name="T100"><text:s/>va</text:span><text:span text:style-name="T35">l</text:span><text:span text:style-name="T100"> <text:s/></text:span></text:p>
          </table:table-cell>
        </table:table-row>
        <table:table-row>
          <table:table-cell office:value-type="string">
            <text:p text:style-name="P115">詳細</text:p>
          </table:table-cell>
          <table:table-cell office:value-type="string">
            <text:p text:style-name="P115"/>
            <text:p text:style-name="P509"><text:span text:style-name="T100">va</text:span><text:span text:style-name="T35">l</text:span><text:span text:style-name="T5">がBool型データであれば真を返します。</text:span></text:p>
          </table:table-cell>
        </table:table-row>
        <table:table-row>
          <table:table-cell office:value-type="string">
            <text:p text:style-name="P115">戻り値</text:p>
          </table:table-cell>
          <table:table-cell office:value-type="string">
            <text:p text:style-name="P115"/>
            <text:p text:style-name="P509"><text:span text:style-name="T100">va</text:span><text:span text:style-name="T35">l</text:span><text:span text:style-name="T5">がBool型データであれば真を返します。</text:span></text:p>
          </table:table-cell>
        </table:table-row>
        <table:table-row>
          <table:table-cell office:value-type="string">
            <text:p text:style-name="P115">例外</text:p>
          </table:table-cell>
          <table:table-cell office:value-type="string">
            <text:p text:style-name="P115"/>
            <text:p text:style-name="P115">ErrSyntax: 書式に誤りがあります。</text:p>
          </table:table-cell>
        </table:table-row>
        <table:table-row>
          <table:table-cell office:value-type="string">
            <text:p text:style-name="P115">使用例</text:p>
          </table:table-cell>
          <table:table-cell office:value-type="string">
            <text:p text:style-name="P115"/>
            <text:p text:style-name="P115"/>
          </table:table-cell>
        </table:table-row>
      </table:table>
      <text:h text:style-name="P784" text:outline-level="3"/>
      <text:h text:style-name="P712" text:outline-level="3"><text:bookmark-start text:name="__RefHeading__14436_1559979953"/><text:span text:style-name="T5">b</text:span>reak<text:span text:style-name="T5">　</text:span><text:bookmark-end text:name="__RefHeading__14436_1559979953"/></text:h>
      <text:p text:style-name="P54"/>
      <table:table table:name="表28" table:style-name="表28">
        <table:table-column table:style-name="表28.A"/>
        <table:table-column table:style-name="表28.B"/>
        <table:table-row>
          <table:table-cell office:value-type="string">
            <text:p text:style-name="P105">説明</text:p>
          </table:table-cell>
          <table:table-cell office:value-type="string">
            <text:p text:style-name="P105"/>
            <text:p text:style-name="P105">イテレータを脱出します。</text:p>
          </table:table-cell>
        </table:table-row>
        <table:table-row>
          <table:table-cell office:value-type="string">
            <text:p text:style-name="P105">書式</text:p>
          </table:table-cell>
          <table:table-cell office:value-type="string">
            <text:p text:style-name="P105"/>
            <text:p text:style-name="P105">break [ <text:span text:style-name="T54">val</text:span> ]</text:p>
          </table:table-cell>
        </table:table-row>
        <table:table-row>
          <table:table-cell office:value-type="string">
            <text:p text:style-name="P105">詳細</text:p>
          </table:table-cell>
          <table:table-cell office:value-type="string">
            <text:p text:style-name="P105"/>
            <text:p text:style-name="P105">イテレータを脱出します。<text:span text:style-name="T54">val</text:span>を指定した際には、そのイテレータコマンドの戻り値となります。</text:p>
            <text:p text:style-name="P105">breakが有効なコマンドおよびメソッドは次の通りです: </text:p>
            <text:p text:style-name="P105">while / try / cond / Integer::each / Integer::list / List::each / Vector::each</text:p>
          </table:table-cell>
        </table:table-row>
        <table:table-row>
          <table:table-cell office:value-type="string">
            <text:p text:style-name="P105">戻り値</text:p>
          </table:table-cell>
          <table:table-cell office:value-type="string">
            <text:p text:style-name="P105"/>
            <text:p text:style-name="P105">制御が呼び出し元に戻るため、break自身の戻り値はありません。</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76"/>
            <text:p text:style-name="P676">set i 0;</text:p>
            <text:p text:style-name="P676">while {true} do: {</text:p>
            <text:p text:style-name="P676"><text:s text:c="2"/>if {$i &gt; 10} then: {break};</text:p>
            <text:p text:style-name="P676"><text:s text:c="2"/>$i ++;</text:p>
            <text:p text:style-name="P676">};</text:p>
          </table:table-cell>
        </table:table-row>
      </table:table>
      <text:h text:style-name="P712" text:outline-level="3"><text:bookmark-start text:name="__RefHeading___Toc26735_3550414430"/>bulk　<text:bookmark-end text:name="__RefHeading___Toc26735_3550414430"/></text:h>
      <text:p text:style-name="P38"/>
      <table:table table:name="表245" table:style-name="表245">
        <table:table-column table:style-name="表245.A"/>
        <table:table-column table:style-name="表245.B"/>
        <table:table-row>
          <table:table-cell office:value-type="string">
            <text:p text:style-name="P116">説明</text:p>
          </table:table-cell>
          <table:table-cell office:value-type="string">
            <text:p text:style-name="P116"/>
            <text:p text:style-name="P116"><text:span text:style-name="T312">Bulkデータ型のオブジェクトを</text:span>返します。</text:p>
          </table:table-cell>
        </table:table-row>
        <table:table-row>
          <table:table-cell office:value-type="string">
            <text:p text:style-name="P116">書式</text:p>
          </table:table-cell>
          <table:table-cell office:value-type="string">
            <text:p text:style-name="P116"/>
            <text:p text:style-name="P560">bulk</text:p>
          </table:table-cell>
        </table:table-row>
        <table:table-row>
          <table:table-cell office:value-type="string">
            <text:p text:style-name="P116">詳細</text:p>
          </table:table-cell>
          <table:table-cell office:value-type="string">
            <text:p text:style-name="P583"/>
            <text:p text:style-name="P561"><text:span text:style-name="T312">Bulkデータ型のオブジェクトを生成し</text:span>返します。</text:p>
          </table:table-cell>
        </table:table-row>
        <table:table-row>
          <table:table-cell office:value-type="string">
            <text:p text:style-name="P116">戻り値</text:p>
          </table:table-cell>
          <table:table-cell office:value-type="string">
            <text:p text:style-name="P116"/>
            <text:p text:style-name="P116">Bulkデータ型のオブジェクトを返します。</text:p>
          </table:table-cell>
        </table:table-row>
        <table:table-row>
          <table:table-cell office:value-type="string">
            <text:p text:style-name="P116">例外</text:p>
          </table:table-cell>
          <table:table-cell office:value-type="string">
            <text:p text:style-name="P116"/>
            <text:p text:style-name="P116">ErrSyntax: 書式に誤りがあります。</text:p>
          </table:table-cell>
        </table:table-row>
        <table:table-row>
          <table:table-cell office:value-type="string">
            <text:p text:style-name="P116">使用例</text:p>
          </table:table-cell>
          <table:table-cell office:value-type="string">
            <text:p text:style-name="P116"/>
            <text:p text:style-name="P116"/>
          </table:table-cell>
        </table:table-row>
      </table:table>
      <text:h text:style-name="P785" text:outline-level="3"/>
      <text:h text:style-name="P712" text:outline-level="3"><text:bookmark-start text:name="__RefHeading__14438_1559979953"/><text:span text:style-name="T5">c</text:span>all<text:span text:style-name="T5">　</text:span><text:bookmark-end text:name="__RefHeading__14438_1559979953"/></text:h>
      <text:p text:style-name="P54"/>
      <table:table table:name="表29" table:style-name="表29">
        <table:table-column table:style-name="表29.A"/>
        <table:table-column table:style-name="表29.B"/>
        <table:table-row>
          <table:table-cell office:value-type="string">
            <text:p text:style-name="P105">説明</text:p>
          </table:table-cell>
          <table:table-cell office:value-type="string">
            <text:p text:style-name="P105"/>
            <text:p text:style-name="P105">関数またはメソッドを呼び出します。</text:p>
          </table:table-cell>
        </table:table-row>
        <table:table-row>
          <table:table-cell office:value-type="string">
            <text:p text:style-name="P105">書式</text:p>
          </table:table-cell>
          <table:table-cell office:value-type="string">
            <text:p text:style-name="P105"/>
            <text:p text:style-name="P105">call <text:span text:style-name="T54">fun</text:span> ( <text:span text:style-name="T54">val</text:span> ... )</text:p>
            <text:p text:style-name="P105">call <text:span text:style-name="T54">objec</text:span><text:span text:style-name="T67">t</text:span> ( <text:span text:style-name="T54">method</text:span> <text:span text:style-name="T54">val</text:span> ... )</text:p>
          </table:table-cell>
        </table:table-row>
        <table:table-row>
          <table:table-cell office:value-type="string">
            <text:p text:style-name="P105">詳細</text:p>
          </table:table-cell>
          <table:table-cell office:value-type="string">
            <text:p text:style-name="P105"/>
            <text:p text:style-name="P105">1番目の書式では、関数funを呼び出します。関数の引数は、1引数のリストで指定します。</text:p>
            <text:p text:style-name="P105">2番目の書式では、<text:span text:style-name="T54">object</text:span>の<text:span text:style-name="T54">method</text:span>を呼び出します。</text:p>
            <text:p text:style-name="P105">スクリプトの中で、引数を組み立てて関数を呼び出す際に使用します。</text:p>
          </table:table-cell>
        </table:table-row>
        <table:table-row>
          <table:table-cell office:value-type="string">
            <text:p text:style-name="P105">戻り値</text:p>
          </table:table-cell>
          <table:table-cell office:value-type="string">
            <text:p text:style-name="P105"/>
            <text:p text:style-name="P105">関数の戻り値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呼び出された<text:span text:style-name="T54">fun</text:span>で例外が発生した際には、その例外が返されます。</text:p>
          </table:table-cell>
        </table:table-row>
        <table:table-row>
          <table:table-cell office:value-type="string">
            <text:p text:style-name="P105">使用例</text:p>
          </table:table-cell>
          <table:table-cell office:value-type="string">
            <text:p text:style-name="P686"/>
            <text:p text:style-name="P686">defun foo (x y z) {# do-something};</text:p>
            <text:p text:style-name="P686">set l ();</text:p>
            <text:p text:style-name="P686">$l <text:span text:style-name="T244">append!</text:span> 1;</text:p>
            <text:p text:style-name="P686">$l <text:span text:style-name="T244">append!</text:span> 2;</text:p>
            <text:p text:style-name="P686">$l <text:span text:style-name="T244">append!</text:span> 3;</text:p>
            <text:p text:style-name="P686">call foo $l;<text:tab/># same as: foo 1 2 3;</text:p>
          </table:table-cell>
        </table:table-row>
      </table:table>
      <text:h text:style-name="P758" text:outline-level="3"/>
      <text:h text:style-name="P712" text:outline-level="3"><text:bookmark-start text:name="__RefHeading__14440_1559979953"/><text:span text:style-name="T5">c</text:span>ase<text:span text:style-name="T5">　</text:span><text:bookmark-end text:name="__RefHeading__14440_1559979953"/></text:h>
      <text:p text:style-name="P54"/>
      <table:table table:name="表30" table:style-name="表30">
        <table:table-column table:style-name="表30.A"/>
        <table:table-column table:style-name="表30.B"/>
        <table:table-row>
          <table:table-cell office:value-type="string">
            <text:p text:style-name="P105">説明</text:p>
          </table:table-cell>
          <table:table-cell office:value-type="string">
            <text:p text:style-name="P105"/>
            <text:p text:style-name="P105">値により処理ブロックを選択します。</text:p>
          </table:table-cell>
        </table:table-row>
        <table:table-row>
          <table:table-cell office:value-type="string">
            <text:p text:style-name="P105">書式</text:p>
          </table:table-cell>
          <table:table-cell office:value-type="string">
            <text:p text:style-name="P105"/>
            <text:p text:style-name="P117">case <text:span text:style-name="T54">val pat</text:span><text:span text:style-name="T135">1</text:span> { <text:span text:style-name="T54">body</text:span><text:span text:style-name="T135">1</text:span> } <text:span text:style-name="T324">| </text:span><text:span text:style-name="T92">val</text:span><text:span text:style-name="T136">1</text:span></text:p>
            <text:p text:style-name="P117"><text:tab/>[ <text:span text:style-name="T54">pat</text:span><text:span text:style-name="T135">2</text:span> { <text:span text:style-name="T54">body</text:span><text:span text:style-name="T135">2</text:span> } <text:span text:style-name="T324">| </text:span><text:span text:style-name="T92">val</text:span><text:span text:style-name="T136">2</text:span></text:p>
            <text:p text:style-name="P117"><text:tab/> <text:s text:c="2"/>... </text:p>
            <text:p text:style-name="P117"><text:span text:style-name="T54"><text:tab/> <text:s/>pat</text:span><text:span text:style-name="T136">n</text:span> { <text:span text:style-name="T54">body</text:span><text:span text:style-name="T136">n</text:span> } <text:span text:style-name="T324">| </text:span><text:span text:style-name="T92">val</text:span><text:span text:style-name="T136">n</text:span><text:span text:style-name="T324"> </text:span>]</text:p>
            <text:p text:style-name="P117"><text:tab/>[ <text:span text:style-name="T305">default:</text:span> { <text:span text:style-name="T54">default-body</text:span> } <text:span text:style-name="T324">| </text:span><text:span text:style-name="T92">default-val</text:span> <text:s/>]</text:p>
          </table:table-cell>
        </table:table-row>
        <table:table-row>
          <table:table-cell office:value-type="string">
            <text:p text:style-name="P105">詳細</text:p>
          </table:table-cell>
          <table:table-cell office:value-type="string">
            <text:p text:style-name="P105"/>
            <text:p text:style-name="P105"><text:span text:style-name="T54">val</text:span>で与えられたデータの文字列表現が、<text:span text:style-name="T54">pat</text:span><text:span text:style-name="T135">1 </text:span><text:span text:style-name="T54">, pat</text:span><text:span text:style-name="T135">2</text:span><text:span text:style-name="T54"> ...</text:span> の文字列表現に完全一致した場合、次の引数の処理ブロックを実行または値を選択します。</text:p>
            <text:p text:style-name="P118">マッチするパターンが無い場合、<text:span text:style-name="T305">default:</text:span> が定義されていれば <text:span text:style-name="T54">default-body</text:span>を実行または <text:span text:style-name="T54">defau-val </text:span>を選択します。</text:p>
            <text:p text:style-name="P105"><text:span text:style-name="T31">注意</text:span>: caseコマンドのブロック中では、制御コマンドはそのまま呼び出し元へ返されます。</text:p>
          </table:table-cell>
        </table:table-row>
        <table:table-row>
          <table:table-cell office:value-type="string">
            <text:p text:style-name="P105">戻り値</text:p>
          </table:table-cell>
          <table:table-cell office:value-type="string">
            <text:p text:style-name="P105"/>
            <text:p text:style-name="P105">実行された処理ブロックの値とな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1"/>
            <text:p text:style-name="P661">case $i</text:p>
            <text:p text:style-name="P661"><text:s text:c="2"/>0 {println "zero"}</text:p>
            <text:p text:style-name="P661"><text:s text:c="2"/>1 {println "one"}</text:p>
            <text:p text:style-name="P661"><text:s text:c="2"/>default: {println "other"};</text:p>
          </table:table-cell>
        </table:table-row>
      </table:table>
      <text:h text:style-name="P758" text:outline-level="3"/>
      <text:h text:style-name="P712" text:outline-level="3"><text:bookmark-start text:name="__RefHeading__14442_1559979953"/>cd<text:span text:style-name="T5">　</text:span><text:bookmark-end text:name="__RefHeading__14442_1559979953"/></text:h>
      <text:p text:style-name="P54"/>
      <table:table table:name="表31" table:style-name="表31">
        <table:table-column table:style-name="表31.A"/>
        <table:table-column table:style-name="表31.B"/>
        <table:table-row>
          <table:table-cell office:value-type="string">
            <text:p text:style-name="P105">説明</text:p>
          </table:table-cell>
          <table:table-cell office:value-type="string">
            <text:p text:style-name="P105"/>
            <text:p text:style-name="P105">カレントワーキングディレクトを変更します。</text:p>
          </table:table-cell>
        </table:table-row>
        <table:table-row>
          <table:table-cell office:value-type="string">
            <text:p text:style-name="P105">書式</text:p>
          </table:table-cell>
          <table:table-cell office:value-type="string">
            <text:p text:style-name="P105"/>
            <text:p text:style-name="P119">cd [ "<text:span text:style-name="T54">directory </text:span><text:span text:style-name="T106">" </text:span>]</text:p>
          </table:table-cell>
        </table:table-row>
        <table:table-row>
          <table:table-cell office:value-type="string">
            <text:p text:style-name="P105">詳細</text:p>
          </table:table-cell>
          <table:table-cell office:value-type="string">
            <text:p text:style-name="P105"/>
            <text:p text:style-name="P105"><text:span text:style-name="T54">directory</text:span>にカレントワーキングディレクトリを変更します。パラメータを省略した場合、ユーザのホームディレクトリに変更します。</text:p>
            <text:p text:style-name="P120">ディレクトリの変更に成功した場合、グローバル変数 CWD に現在のディレクトリが設定されます。</text:p>
            <text:p text:style-name="P121">ファイル名のエンコーディングについては、グローバル変数 DEFAULT_DIRENT_ENCODING により指定します。既定値はUTF-8です。</text:p>
          </table:table-cell>
        </table:table-row>
        <table:table-row>
          <table:table-cell office:value-type="string">
            <text:p text:style-name="P105">戻り値</text:p>
          </table:table-cell>
          <table:table-cell office:value-type="string">
            <text:p text:style-name="P105"/>
            <text:p text:style-name="P105">コマンド実行後の絶対パス文字列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SysCall: システムコールの呼び出しでエラーが発生しました。エラー詳細はExceptionのエラー文字列を参照のこと。</text:p>
          </table:table-cell>
        </table:table-row>
        <table:table-row>
          <table:table-cell office:value-type="string">
            <text:p text:style-name="P105">使用例</text:p>
          </table:table-cell>
          <table:table-cell office:value-type="string">
            <text:p text:style-name="P686"/>
            <text:p text:style-name="P686">cd "/";</text:p>
          </table:table-cell>
        </table:table-row>
      </table:table>
      <text:h text:style-name="P758" text:outline-level="3"/>
      <text:h text:style-name="P712" text:outline-level="3"><text:bookmark-start text:name="__RefHeading__14444_1559979953"/>class<text:span text:style-name="T5">　</text:span><text:bookmark-end text:name="__RefHeading__14444_1559979953"/></text:h>
      <text:p text:style-name="P54"/>
      <table:table table:name="表32" table:style-name="表32">
        <table:table-column table:style-name="表32.A"/>
        <table:table-column table:style-name="表32.B"/>
        <table:table-row>
          <table:table-cell office:value-type="string">
            <text:p text:style-name="P105">説明</text:p>
          </table:table-cell>
          <table:table-cell office:value-type="string">
            <text:p text:style-name="P105"/>
            <text:p text:style-name="P105">クラスを定義します。</text:p>
          </table:table-cell>
        </table:table-row>
        <table:table-row>
          <table:table-cell office:value-type="string">
            <text:p text:style-name="P105">書式</text:p>
          </table:table-cell>
          <table:table-cell office:value-type="string">
            <text:p text:style-name="P105"/>
            <text:p text:style-name="P105">class <text:span text:style-name="T54">name</text:span> [ <text:span text:style-name="T54">parent-class</text:span> ] [ delegate: ( <text:span text:style-name="T54">additional-class ... </text:span>) ]</text:p>
          </table:table-cell>
        </table:table-row>
        <table:table-row>
          <table:table-cell office:value-type="string">
            <text:p text:style-name="P105">詳細</text:p>
          </table:table-cell>
          <table:table-cell office:value-type="string">
            <text:p text:style-name="P105"/>
            <text:p text:style-name="P105">クラス名<text:span text:style-name="T54">name</text:span><text:span text:style-name="T106">を新規に定義します。</text:span></text:p>
            <text:p text:style-name="P105"><text:span text:style-name="T54">parent-class</text:span><text:span text:style-name="T106">には、親クラスを指定します。省略した場合は、既定クラスとしてObjectクラスが親クラスとなります。</text:span></text:p>
            <text:p text:style-name="P105"><text:span text:style-name="T106">さらにいくつかの親クラスを指定するためには、</text:span><text:span text:style-name="T54">additional-class </text:span><text:span text:style-name="T106">に列挙することにより行います。</text:span></text:p>
            <text:p text:style-name="P105"><text:span text:style-name="T54">parent-class</text:span><text:span text:style-name="T106">および、</text:span><text:span text:style-name="T54">additional-class</text:span><text:span text:style-name="T106">を複数指定した場合のメソッドの探索順は、</text:span></text:p>
            <text:list xml:id="list856997723" text:style-name="L1">
              <text:list-item>
                <text:p text:style-name="P853">自オブジェクトのメソッド</text:p>
              </text:list-item>
              <text:list-item>
                <text:p text:style-name="P847"><text:span text:style-name="T54">parent-class</text:span><text:span text:style-name="T106">およびその親クラスのメソッド</text:span></text:p>
              </text:list-item>
              <text:list-item>
                <text:p text:style-name="P847"><text:span text:style-name="T106">最初の</text:span><text:span text:style-name="T54">additional-class</text:span><text:span text:style-name="T106">およびその親クラスのメソッド</text:span></text:p>
              </text:list-item>
              <text:list-item>
                <text:p text:style-name="P847"><text:span text:style-name="T106">次の</text:span><text:span text:style-name="T54">additional-class</text:span><text:span text:style-name="T106">およびその親クラスのメソッド</text:span></text:p>
              </text:list-item>
              <text:list-item>
                <text:p text:style-name="P853">...</text:p>
              </text:list-item>
            </text:list>
            <text:p text:style-name="P562">となります。</text:p>
          </table:table-cell>
        </table:table-row>
        <table:table-row>
          <table:table-cell office:value-type="string">
            <text:p text:style-name="P105">戻り値</text:p>
          </table:table-cell>
          <table:table-cell office:value-type="string">
            <text:p text:style-name="P105"/>
            <text:p text:style-name="P105">生成されたクラスオブジェクト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Class: 親クラスが存在しません。</text:p>
          </table:table-cell>
        </table:table-row>
        <table:table-row>
          <table:table-cell office:value-type="string">
            <text:p text:style-name="P105">使用例</text:p>
          </table:table-cell>
          <table:table-cell office:value-type="string">
            <text:p text:style-name="P661"/>
            <text:p text:style-name="P661">class foo;<text:tab/><text:tab/># Object が親クラス</text:p>
            <text:p text:style-name="P661">class foo bar;<text:tab/># bar が親クラス</text:p>
            <text:p text:style-name="P661">class foo bar delegate: (x y);</text:p>
            <text:p text:style-name="P661"><text:tab/><text:tab/><text:tab/># bar / x / y が親クラス</text:p>
          </table:table-cell>
        </table:table-row>
      </table:table>
      <text:h text:style-name="P758" text:outline-level="3"/>
      <text:h text:style-name="P712" text:outline-level="3"><text:bookmark-start text:name="__RefHeading___Toc23915_1636654246"/><text:span text:style-name="T16">close</text:span><text:span text:style-name="T5">　</text:span><text:bookmark-end text:name="__RefHeading___Toc23915_1636654246"/></text:h>
      <text:p text:style-name="P100"/>
      <table:table table:name="表211" table:style-name="表211">
        <table:table-column table:style-name="表211.A"/>
        <table:table-column table:style-name="表211.B"/>
        <table:table-row>
          <table:table-cell office:value-type="string">
            <text:p text:style-name="P122">説明</text:p>
          </table:table-cell>
          <table:table-cell office:value-type="string">
            <text:p text:style-name="P122"/>
            <text:p text:style-name="P122">ファイル記述子をクローズします。</text:p>
          </table:table-cell>
        </table:table-row>
        <table:table-row>
          <table:table-cell office:value-type="string">
            <text:p text:style-name="P122">書式</text:p>
          </table:table-cell>
          <table:table-cell office:value-type="string">
            <text:p text:style-name="P122"/>
            <text:p text:style-name="P122">c<text:span text:style-name="T117">lose </text:span><text:span text:style-name="T75">fd</text:span></text:p>
          </table:table-cell>
        </table:table-row>
        <table:table-row>
          <table:table-cell office:value-type="string">
            <text:p text:style-name="P122">詳細</text:p>
          </table:table-cell>
          <table:table-cell office:value-type="string">
            <text:p text:style-name="P122"/>
            <text:p text:style-name="P362"><text:span text:style-name="T54">fd</text:span>をクローズします。<text:span text:style-name="T54">fd </text:span>は、socket-serer、accept、connect で得られたファイル記述子です。</text:p>
          </table:table-cell>
        </table:table-row>
        <table:table-row>
          <table:table-cell office:value-type="string">
            <text:p text:style-name="P122">戻り値</text:p>
          </table:table-cell>
          <table:table-cell office:value-type="string">
            <text:p text:style-name="P122"/>
            <text:p text:style-name="P122">成功した場合は0を返します。</text:p>
          </table:table-cell>
        </table:table-row>
        <table:table-row>
          <table:table-cell office:value-type="string">
            <text:p text:style-name="P122">例外</text:p>
          </table:table-cell>
          <table:table-cell office:value-type="string">
            <text:p text:style-name="P122"/>
            <text:p text:style-name="P122">ErrSyntax: 書式に誤りがあります。</text:p>
            <text:p text:style-name="P400">ErrSysCall: システムコールの呼び出しでエラーが発生しました。エラー詳細はExceptionのエラー文字列を参照のこと。</text:p>
          </table:table-cell>
        </table:table-row>
        <table:table-row>
          <table:table-cell office:value-type="string">
            <text:p text:style-name="P122">使用例</text:p>
          </table:table-cell>
          <table:table-cell office:value-type="string">
            <text:p text:style-name="P122"/>
            <text:p text:style-name="P123"/>
          </table:table-cell>
        </table:table-row>
      </table:table>
      <text:h text:style-name="P761" text:outline-level="3"/>
      <text:h text:style-name="P712" text:outline-level="3"><text:bookmark-start text:name="__RefHeading__14446_1559979953"/>cond<text:span text:style-name="T5">　</text:span><text:bookmark-end text:name="__RefHeading__14446_1559979953"/></text:h>
      <text:p text:style-name="P54"/>
      <table:table table:name="表33" table:style-name="表33">
        <table:table-column table:style-name="表33.A"/>
        <table:table-column table:style-name="表33.B"/>
        <table:table-row>
          <table:table-cell office:value-type="string">
            <text:p text:style-name="P105">説明</text:p>
          </table:table-cell>
          <table:table-cell office:value-type="string">
            <text:p text:style-name="P105"/>
            <text:p text:style-name="P105">条件により処理ブロックを選択します。</text:p>
          </table:table-cell>
        </table:table-row>
        <table:table-row>
          <table:table-cell office:value-type="string">
            <text:p text:style-name="P105">書式</text:p>
          </table:table-cell>
          <table:table-cell office:value-type="string">
            <text:p text:style-name="P105"/>
            <text:p text:style-name="P105">cond <text:span text:style-name="T54">exp</text:span><text:span text:style-name="T135">1 <text:s/></text:span><text:span text:style-name="T54">block</text:span><text:span text:style-name="T135">1</text:span><text:span text:style-name="T54"> <text:s/></text:span><text:span text:style-name="T106">[ </text:span><text:span text:style-name="T54">exp</text:span><text:span text:style-name="T135">2 </text:span><text:span text:style-name="T54"><text:s/>block</text:span><text:span text:style-name="T135">2 </text:span><text:span text:style-name="T106"><text:s/>] ...</text:span></text:p>
            <text:p text:style-name="P105"><text:span text:style-name="T106"><text:tab/></text:span><text:span text:style-name="T54">exp</text:span><text:span text:style-name="T135">n</text:span><text:span text:style-name="T54"> </text:span><text:span text:style-name="T106">: </text:span><text:span text:style-name="T54">value</text:span><text:span text:style-name="T106"> | { <text:s/></text:span><text:span text:style-name="T54">block</text:span><text:span text:style-name="T106"> }</text:span></text:p>
            <text:p text:style-name="P105"><text:span text:style-name="T106"><text:tab/></text:span><text:span text:style-name="T54">block</text:span><text:span text:style-name="T135">n</text:span><text:span text:style-name="T106"> : </text:span><text:span text:style-name="T54">value</text:span><text:span text:style-name="T106"> | { | </text:span><text:span text:style-name="T54">result</text:span><text:span text:style-name="T106"> | </text:span><text:span text:style-name="T54">block</text:span><text:span text:style-name="T106"> }</text:span></text:p>
          </table:table-cell>
        </table:table-row>
        <table:table-row>
          <table:table-cell office:value-type="string">
            <text:p text:style-name="P105">詳細</text:p>
          </table:table-cell>
          <table:table-cell office:value-type="string">
            <text:p text:style-name="P105"/>
            <text:p text:style-name="P105"><text:span text:style-name="T54">exp</text:span><text:span text:style-name="T135">n</text:span>を評価し、非nilの場合<text:span text:style-name="T54">block</text:span><text:span text:style-name="T135">n</text:span>を実行します。評価順序は<text:span text:style-name="T54">exp</text:span><text:span text:style-name="T135">1</text:span> → <text:span text:style-name="T54">exp</text:span><text:span text:style-name="T135">2 </text:span><text:s/>... となり、順に全ての<text:span text:style-name="T54">exp</text:span>と<text:span text:style-name="T54">block</text:span>の評価、実行を行います。ただし、<text:span text:style-name="T54">block</text:span>の中で<text:span text:style-name="T54">break</text:span>が呼ばれた際は、評価はその時点で終了します。</text:p>
            <text:p text:style-name="P105"><text:span text:style-name="T54">exp</text:span>は、値もしくは処理ブロックを指定します。処理ブロックの場合は、そのブロックを実行した結果がnilかどうかを判定します。</text:p>
            <text:p text:style-name="P105"><text:span text:style-name="T54">block</text:span>は、値もしくは処理ブロックを指定します。処理ブロックを指定した場合は、そのブロックを実行します。また、バインドリストを指定すると、直前に評価した<text:span text:style-name="T54">exp</text:span>の結果を<text:span text:style-name="T54">result</text:span>として受け取ることができます。</text:p>
          </table:table-cell>
        </table:table-row>
        <table:table-row>
          <table:table-cell office:value-type="string">
            <text:p text:style-name="P105">戻り値</text:p>
          </table:table-cell>
          <table:table-cell office:value-type="string">
            <text:p text:style-name="P105"/>
            <text:p text:style-name="P105">最後に評価された<text:span text:style-name="T54">block</text:span>の値とな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1"/>
            <text:p text:style-name="P661">1 .. 100 do: {| i |</text:p>
            <text:p text:style-name="P664"><text:s text:c="2"/>cond</text:p>
            <text:p text:style-name="P664"><text:s text:c="7"/>{[$i % 15] = 0} {break "FizzBuzz”}</text:p>
            <text:p text:style-name="P661"><text:s text:c="7"/>{[$i % 3] = 0} <text:s/>{break "Fizz"}</text:p>
            <text:p text:style-name="P661"><text:s text:c="7"/>{[$i % 5] = 0} <text:s/>{break "Buzz"}</text:p>
            <text:p text:style-name="P664"><text:s text:c="7"/><text:span text:style-name="T322">&lt;</text:span>t<text:span text:style-name="T322">&gt;</text:span> <text:s text:c="12"/>$i</text:p>
            <text:p text:style-name="P664"><text:s text:c="2"/>;</text:p>
            <text:p text:style-name="P661">};</text:p>
          </table:table-cell>
        </table:table-row>
      </table:table>
      <text:h text:style-name="P712" text:outline-level="3"><text:bookmark-start text:name="__RefHeading__14908_1847744091"/>connect　<text:bookmark-end text:name="__RefHeading__14908_1847744091"/></text:h>
      <text:p text:style-name="P101"/>
      <table:table table:name="Table36" table:style-name="Table36">
        <table:table-column table:style-name="Table36.A"/>
        <table:table-column table:style-name="Table36.B"/>
        <table:table-row>
          <table:table-cell office:value-type="string">
            <text:p text:style-name="P124">説明</text:p>
          </table:table-cell>
          <table:table-cell office:value-type="string">
            <text:p text:style-name="P124"/>
            <text:p text:style-name="P124">IPv4クライアントとしてリモートサーバに接続します。</text:p>
          </table:table-cell>
        </table:table-row>
        <table:table-row>
          <table:table-cell office:value-type="string">
            <text:p text:style-name="P124">書式</text:p>
          </table:table-cell>
          <table:table-cell office:value-type="string">
            <text:p text:style-name="P124"/>
            <text:p text:style-name="P268">connect<text:span text:style-name="T54"> <text:s/>host-address</text:span><text:span text:style-name="T135"> </text:span><text:span text:style-name="T54"><text:s/>port</text:span><text:span text:style-name="T106"> </text:span><text:span text:style-name="T114">[ bind-port: </text:span><text:span text:style-name="T72">src-port</text:span><text:span text:style-name="T114"> ]</text:span></text:p>
            <text:p text:style-name="P268"><text:s text:c="2"/><text:span text:style-name="T114"><text:s text:c="2"/>[ bind-address: </text:span><text:span text:style-name="T72">src-address</text:span><text:span text:style-name="T114"> ] </text:span><text:span text:style-name="T126">[ :noblock ]</text:span></text:p>
          </table:table-cell>
        </table:table-row>
        <table:table-row>
          <table:table-cell office:value-type="string">
            <text:p text:style-name="P124">詳細</text:p>
          </table:table-cell>
          <table:table-cell office:value-type="string">
            <text:p text:style-name="P505"/>
            <text:p text:style-name="P505">IPv4クライアントとして、リモートサーバを示す<text:span text:style-name="T54">host-address</text:span>に対してポート<text:span text:style-name="T54">port</text:span>でTCP接続し<text:span text:style-name="T165">、socketのファイル記述子を返します。</text:span></text:p>
            <text:p text:style-name="P505"><text:span text:style-name="T54">src-port</text:span>を指定することによりsource portを指定することができます。また、<text:span text:style-name="T54">src-adddresss</text:span>を指定することによりsource adddresssを指定することができます。</text:p>
            <text:p text:style-name="P528"><text:span text:style-name="T54">host-address</text:span> および <text:span text:style-name="T54">src-address </text:span>はIPv4アドレス（32ビット）の整数値となります。FQDN名やドットアドレス表記の文字列で表現されたホストを解決しIPv4アドレスに変換するために<text:span text:style-name="T283">resolv-host関数を使用します。</text:span></text:p>
            <text:p text:style-name="P547">:noblock <text:span text:style-name="T165">を指定した場合、connectは対向のサーバと接続するまでの間ブロックせずに、すぐにsocketのファイル記述しを返します。この場合、実際に接続されたかどうかを検証するためにconnect? コマンドを使用します。</text:span></text:p>
          </table:table-cell>
        </table:table-row>
        <table:table-row>
          <table:table-cell office:value-type="string">
            <text:p text:style-name="P124">戻り値</text:p>
          </table:table-cell>
          <table:table-cell office:value-type="string">
            <text:p text:style-name="P124"/>
            <text:p text:style-name="P124">正常に接続できた場合、socketのファイル記述子を返します。</text:p>
          </table:table-cell>
        </table:table-row>
        <table:table-row>
          <table:table-cell office:value-type="string">
            <text:p text:style-name="P124">例外</text:p>
          </table:table-cell>
          <table:table-cell office:value-type="string">
            <text:p text:style-name="P124"/>
            <text:p text:style-name="P124">ErrSyntax: 書式に誤りがあります。</text:p>
          </table:table-cell>
        </table:table-row>
        <table:table-row>
          <table:table-cell office:value-type="string">
            <text:p text:style-name="P124">使用例</text:p>
          </table:table-cell>
          <table:table-cell office:value-type="string">
            <text:p text:style-name="P687"/>
            <text:p text:style-name="P688">set fd [connect [resolv-host "192.168.1.1"] 80];</text:p>
          </table:table-cell>
        </table:table-row>
        <table:table-row>
          <table:table-cell office:value-type="string">
            <text:p text:style-name="P124">関連項目</text:p>
          </table:table-cell>
          <table:table-cell office:value-type="string">
            <text:p text:style-name="P124"/>
            <text:p text:style-name="P124">resolv-host</text:p>
            <text:p text:style-name="P124">resolv-in-addr</text:p>
            <text:p text:style-name="P404">connect?</text:p>
          </table:table-cell>
        </table:table-row>
      </table:table>
      <text:h text:style-name="P712" text:outline-level="3"><text:bookmark-start text:name="__RefHeading__14908_18477440911"/>connect<text:span text:style-name="T165">?</text:span>　<text:bookmark-end text:name="__RefHeading__14908_18477440911"/></text:h>
      <text:p text:style-name="P102"/>
      <table:table table:name="表280" table:style-name="表280">
        <table:table-column table:style-name="表280.A"/>
        <table:table-column table:style-name="表280.B"/>
        <table:table-row>
          <table:table-cell office:value-type="string">
            <text:p text:style-name="P125">説明</text:p>
          </table:table-cell>
          <table:table-cell office:value-type="string">
            <text:p text:style-name="P125"/>
            <text:p text:style-name="P125"><text:span text:style-name="T151">socket記述子の接続が確立されているかを確認します</text:span>。</text:p>
          </table:table-cell>
        </table:table-row>
        <table:table-row>
          <table:table-cell office:value-type="string">
            <text:p text:style-name="P125">書式</text:p>
          </table:table-cell>
          <table:table-cell office:value-type="string">
            <text:p text:style-name="P125"/>
            <text:p text:style-name="P125">connect<text:span text:style-name="T151">?</text:span><text:span text:style-name="T54"> <text:s/></text:span><text:span text:style-name="T188">socket-fd</text:span></text:p>
          </table:table-cell>
        </table:table-row>
        <table:table-row>
          <table:table-cell office:value-type="string">
            <text:p text:style-name="P125">詳細</text:p>
          </table:table-cell>
          <table:table-cell office:value-type="string">
            <text:p text:style-name="P600"/>
            <text:p text:style-name="P547"><text:span text:style-name="T165">connectから返却された</text:span><text:span text:style-name="T193">socket-fd</text:span><text:span text:style-name="T165"> について、サーバーとの接続が確立されているかの状態を返します。</text:span></text:p>
          </table:table-cell>
        </table:table-row>
        <table:table-row>
          <table:table-cell office:value-type="string">
            <text:p text:style-name="P125">戻り値</text:p>
          </table:table-cell>
          <table:table-cell office:value-type="string">
            <text:p text:style-name="P125"/>
            <text:p text:style-name="P125"><text:span text:style-name="T151">サーバーとの接続が確立している場合はt</text:span>を返します。<text:span text:style-name="T151">まだ接続が確立していない場合はnilを返します。</text:span></text:p>
          </table:table-cell>
        </table:table-row>
        <table:table-row>
          <table:table-cell office:value-type="string">
            <text:p text:style-name="P125">例外</text:p>
          </table:table-cell>
          <table:table-cell office:value-type="string">
            <text:p text:style-name="P125"/>
            <text:p text:style-name="P125">ErrSyntax: 書式に誤りがあります。</text:p>
          </table:table-cell>
        </table:table-row>
        <table:table-row>
          <table:table-cell office:value-type="string">
            <text:p text:style-name="P125">使用例</text:p>
          </table:table-cell>
          <table:table-cell office:value-type="string">
            <text:p text:style-name="P125"/>
            <text:p text:style-name="P125"/>
          </table:table-cell>
        </table:table-row>
        <table:table-row>
          <table:table-cell office:value-type="string">
            <text:p text:style-name="P125">関連項目</text:p>
          </table:table-cell>
          <table:table-cell office:value-type="string">
            <text:p text:style-name="P125"/>
            <text:p text:style-name="P404">connect</text:p>
          </table:table-cell>
        </table:table-row>
      </table:table>
      <text:h text:style-name="P714" text:outline-level="3"/>
      <text:h text:style-name="P712" text:outline-level="3"><text:bookmark-start text:name="__RefHeading__14448_1559979953"/>continue<text:span text:style-name="T5">　</text:span><text:bookmark-end text:name="__RefHeading__14448_1559979953"/></text:h>
      <text:p text:style-name="P54"/>
      <table:table table:name="表34" table:style-name="表34">
        <table:table-column table:style-name="表34.A"/>
        <table:table-column table:style-name="表34.B"/>
        <table:table-row>
          <table:table-cell office:value-type="string">
            <text:p text:style-name="P105">説明</text:p>
          </table:table-cell>
          <table:table-cell office:value-type="string">
            <text:p text:style-name="P105"/>
            <text:p text:style-name="P105">イテレータの次の要素に制御を渡します。</text:p>
          </table:table-cell>
        </table:table-row>
        <table:table-row>
          <table:table-cell office:value-type="string">
            <text:p text:style-name="P105">書式</text:p>
          </table:table-cell>
          <table:table-cell office:value-type="string">
            <text:p text:style-name="P105"/>
            <text:p text:style-name="P105">continue</text:p>
          </table:table-cell>
        </table:table-row>
        <table:table-row>
          <table:table-cell office:value-type="string">
            <text:p text:style-name="P105">詳細</text:p>
          </table:table-cell>
          <table:table-cell office:value-type="string">
            <text:p text:style-name="P105"/>
            <text:p text:style-name="P105">イテレータの現在の要素の処理を終了し、次の要素に制御を渡します。</text:p>
            <text:p text:style-name="P105">continueが有効なコマンドおよびメソッドは次の通りです: </text:p>
            <text:p text:style-name="P105">while / Integer::each / Integer::list / List::each / Vector::each</text:p>
          </table:table-cell>
        </table:table-row>
        <table:table-row>
          <table:table-cell office:value-type="string">
            <text:p text:style-name="P105">戻り値</text:p>
          </table:table-cell>
          <table:table-cell office:value-type="string">
            <text:p text:style-name="P105"/>
            <text:p text:style-name="P105">制御が呼び出し元に戻るため、continue自身の戻り値はありません。</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76"/>
            <text:p text:style-name="P676">set i 0;</text:p>
            <text:p text:style-name="P676">while {true} do: {</text:p>
            <text:p text:style-name="P676"><text:s text:c="2"/>$i ++;</text:p>
            <text:p text:style-name="P676"><text:s text:c="2"/>if {[$i % 2] = 0} then: {continue};</text:p>
            <text:p text:style-name="P676"><text:s text:c="2"/>println $i;</text:p>
            <text:p text:style-name="P676">};</text:p>
          </table:table-cell>
        </table:table-row>
      </table:table>
      <text:h text:style-name="P712" text:outline-level="3"><text:bookmark-start text:name="__RefHeading___Toc26167_3550414430"/>con<text:span text:style-name="T313">trol?</text:span><text:span text:style-name="T5">　</text:span><text:bookmark-end text:name="__RefHeading___Toc26167_3550414430"/></text:h>
      <text:p text:style-name="P103"/>
      <table:table table:name="表239" table:style-name="表239">
        <table:table-column table:style-name="表239.A"/>
        <table:table-column table:style-name="表239.B"/>
        <table:table-row>
          <table:table-cell office:value-type="string">
            <text:p text:style-name="P126">説明</text:p>
          </table:table-cell>
          <table:table-cell office:value-type="string">
            <text:p text:style-name="P126"/>
            <text:p text:style-name="P126">コントロールデータの場合真を返す。</text:p>
          </table:table-cell>
        </table:table-row>
        <table:table-row>
          <table:table-cell office:value-type="string">
            <text:p text:style-name="P126">書式</text:p>
          </table:table-cell>
          <table:table-cell office:value-type="string">
            <text:p text:style-name="P126"/>
            <text:p text:style-name="P126">con<text:span text:style-name="T106">trol? </text:span><text:span text:style-name="T87">val</text:span></text:p>
          </table:table-cell>
        </table:table-row>
        <table:table-row>
          <table:table-cell office:value-type="string">
            <text:p text:style-name="P126">詳細</text:p>
          </table:table-cell>
          <table:table-cell office:value-type="string">
            <text:p text:style-name="P126"/>
            <text:p text:style-name="P405"><text:span text:style-name="T54">val</text:span>がコントロールデータの場合真を返します。</text:p>
          </table:table-cell>
        </table:table-row>
        <table:table-row>
          <table:table-cell office:value-type="string">
            <text:p text:style-name="P126">戻り値</text:p>
          </table:table-cell>
          <table:table-cell office:value-type="string">
            <text:p text:style-name="P126"/>
            <text:p text:style-name="P405"><text:span text:style-name="T54">val</text:span>がコントロールデータの場合真を返します。</text:p>
          </table:table-cell>
        </table:table-row>
        <table:table-row>
          <table:table-cell office:value-type="string">
            <text:p text:style-name="P126">例外</text:p>
          </table:table-cell>
          <table:table-cell office:value-type="string">
            <text:p text:style-name="P126"/>
            <text:p text:style-name="P126">ErrSyntax: 書式に誤りがあります。</text:p>
          </table:table-cell>
        </table:table-row>
        <table:table-row>
          <table:table-cell office:value-type="string">
            <text:p text:style-name="P126">使用例</text:p>
          </table:table-cell>
          <table:table-cell office:value-type="string">
            <text:p text:style-name="P689"/>
            <text:p text:style-name="P689">control? <text:span text:style-name="T314">[break]; <text:s text:c="2"/># → t</text:span></text:p>
          </table:table-cell>
        </table:table-row>
      </table:table>
      <text:h text:style-name="P762" text:outline-level="3"/>
      <text:h text:style-name="P712" text:outline-level="3"><text:bookmark-start text:name="__RefHeading__14910_1847744091"/>coro　<text:bookmark-end text:name="__RefHeading__14910_1847744091"/></text:h>
      <text:p text:style-name="P101"/>
      <table:table table:name="Table37" table:style-name="Table37">
        <table:table-column table:style-name="Table37.A"/>
        <table:table-column table:style-name="Table37.B"/>
        <table:table-row>
          <table:table-cell office:value-type="string">
            <text:p text:style-name="P124">説明</text:p>
          </table:table-cell>
          <table:table-cell office:value-type="string">
            <text:p text:style-name="P124"/>
            <text:p text:style-name="P124">コルーチンを生成します。</text:p>
          </table:table-cell>
        </table:table-row>
        <table:table-row>
          <table:table-cell office:value-type="string">
            <text:p text:style-name="P124">書式</text:p>
          </table:table-cell>
          <table:table-cell office:value-type="string">
            <text:p text:style-name="P124"/>
            <text:p text:style-name="P124"><text:span text:style-name="T106">coro <text:s/>{ </text:span><text:span text:style-name="T54">block</text:span><text:span text:style-name="T106"> }</text:span></text:p>
          </table:table-cell>
        </table:table-row>
        <table:table-row>
          <table:table-cell office:value-type="string">
            <text:p text:style-name="P124">詳細</text:p>
          </table:table-cell>
          <table:table-cell office:value-type="string">
            <text:p text:style-name="P124"/>
            <text:p text:style-name="P124">blockで示すスクリプトをコルーチン型データとして生成し、実行する準備を行います。</text:p>
            <text:p text:style-name="P104">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124">戻り値</text:p>
          </table:table-cell>
          <table:table-cell office:value-type="string">
            <text:p text:style-name="P124"/>
            <text:p text:style-name="P124">コルーチン型データを返します。</text:p>
          </table:table-cell>
        </table:table-row>
        <table:table-row>
          <table:table-cell office:value-type="string">
            <text:p text:style-name="P124">例外</text:p>
          </table:table-cell>
          <table:table-cell office:value-type="string">
            <text:p text:style-name="P124"/>
            <text:p text:style-name="P124">ErrSyntax: 書式に誤りがあります。</text:p>
            <text:p text:style-name="P124">ErrCreateCoroutine: コルーチンが生成できませんでした。</text:p>
          </table:table-cell>
        </table:table-row>
        <table:table-row>
          <table:table-cell office:value-type="string">
            <text:p text:style-name="P124">使用例</text:p>
          </table:table-cell>
          <table:table-cell office:value-type="string">
            <text:p text:style-name="P665"/>
            <text:p text:style-name="P665">set c [coro {</text:p>
            <text:p text:style-name="P666"><text:s text:c="2"/>println "1st step";</text:p>
            <text:p text:style-name="P665"><text:s text:c="2"/>pause;</text:p>
            <text:p text:style-name="P666"><text:s text:c="2"/>println "2nd step";</text:p>
            <text:p text:style-name="P665">}];</text:p>
            <text:p text:style-name="P666">$c next; # → "1st step"</text:p>
            <text:p text:style-name="P666">$c next; # → "2nd step"</text:p>
            <text:p text:style-name="P667">$c release;</text:p>
          </table:table-cell>
        </table:table-row>
        <table:table-row>
          <table:table-cell office:value-type="string">
            <text:p text:style-name="P124">関連項目</text:p>
          </table:table-cell>
          <table:table-cell office:value-type="string">
            <text:p text:style-name="P124"/>
            <text:p text:style-name="P128">Coro::next</text:p>
            <text:p text:style-name="P128">Coro::release</text:p>
            <text:p text:style-name="P128">pause</text:p>
          </table:table-cell>
        </table:table-row>
      </table:table>
      <text:h text:style-name="P712" text:outline-level="3"><text:bookmark-start text:name="__RefHeading___Toc21223_1834471834"/>coro-id　<text:bookmark-end text:name="__RefHeading___Toc21223_1834471834"/></text:h>
      <text:p text:style-name="P269"/>
      <table:table table:name="表180" table:style-name="表180">
        <table:table-column table:style-name="表180.A"/>
        <table:table-column table:style-name="表180.B"/>
        <table:table-row>
          <table:table-cell office:value-type="string">
            <text:p text:style-name="P129">説明</text:p>
          </table:table-cell>
          <table:table-cell office:value-type="string">
            <text:p text:style-name="P129"/>
            <text:p text:style-name="P129">現在のコルーチンidを返します。</text:p>
          </table:table-cell>
        </table:table-row>
        <table:table-row>
          <table:table-cell office:value-type="string">
            <text:p text:style-name="P129">書式</text:p>
          </table:table-cell>
          <table:table-cell office:value-type="string">
            <text:p text:style-name="P129"/>
            <text:p text:style-name="P563"><text:span text:style-name="T322">c</text:span>oro-id</text:p>
          </table:table-cell>
        </table:table-row>
        <table:table-row>
          <table:table-cell office:value-type="string">
            <text:p text:style-name="P129">詳細</text:p>
          </table:table-cell>
          <table:table-cell office:value-type="string">
            <text:p text:style-name="P129"/>
            <text:p text:style-name="P129">現在のコルーチンidを返します。</text:p>
          </table:table-cell>
        </table:table-row>
        <table:table-row>
          <table:table-cell office:value-type="string">
            <text:p text:style-name="P129">戻り値</text:p>
          </table:table-cell>
          <table:table-cell office:value-type="string">
            <text:p text:style-name="P129"/>
            <text:p text:style-name="P129">整数値でコルーチンidを返します。</text:p>
          </table:table-cell>
        </table:table-row>
        <table:table-row>
          <table:table-cell office:value-type="string">
            <text:p text:style-name="P129">例外</text:p>
          </table:table-cell>
          <table:table-cell office:value-type="string">
            <text:p text:style-name="P129"/>
            <text:p text:style-name="P129">ErrSyntax: 書式に誤りがあります。</text:p>
          </table:table-cell>
        </table:table-row>
        <table:table-row>
          <table:table-cell office:value-type="string">
            <text:p text:style-name="P129">使用例</text:p>
          </table:table-cell>
          <table:table-cell office:value-type="string">
            <text:p text:style-name="P129"/>
            <text:p text:style-name="P130"/>
          </table:table-cell>
        </table:table-row>
        <table:table-row>
          <table:table-cell office:value-type="string">
            <text:p text:style-name="P129">関連項目</text:p>
          </table:table-cell>
          <table:table-cell office:value-type="string">
            <text:p text:style-name="P129"/>
            <text:p text:style-name="P129">coro</text:p>
          </table:table-cell>
        </table:table-row>
      </table:table>
      <text:h text:style-name="P801" text:outline-level="3"/>
      <text:h text:style-name="P712" text:outline-level="3"><text:bookmark-start text:name="__RefHeading___Toc19463_2135658563"/>debug<text:span text:style-name="T5">　</text:span><text:bookmark-end text:name="__RefHeading___Toc19463_2135658563"/></text:h>
      <text:p text:style-name="P270"/>
      <table:table table:name="表167" table:style-name="表167">
        <table:table-column table:style-name="表167.A"/>
        <table:table-column table:style-name="表167.B"/>
        <table:table-row>
          <table:table-cell table:style-name="表167.A1" office:value-type="string">
            <text:p text:style-name="P131">説明</text:p>
          </table:table-cell>
          <table:table-cell table:style-name="表167.A1" office:value-type="string">
            <text:p text:style-name="P131"/>
            <text:p text:style-name="P131">デバッグレベルを変更します。</text:p>
          </table:table-cell>
        </table:table-row>
        <table:table-row>
          <table:table-cell table:style-name="表167.A1" office:value-type="string">
            <text:p text:style-name="P131">書式</text:p>
          </table:table-cell>
          <table:table-cell table:style-name="表167.A1" office:value-type="string">
            <text:p text:style-name="P564"/>
            <text:p text:style-name="P564">debug <text:span text:style-name="T255">[ </text:span><text:span text:style-name="T62">val</text:span><text:span text:style-name="T255"> <text:s/>]</text:span></text:p>
          </table:table-cell>
        </table:table-row>
        <table:table-row>
          <table:table-cell table:style-name="表167.A1" office:value-type="string">
            <text:p text:style-name="P131">詳細</text:p>
          </table:table-cell>
          <table:table-cell table:style-name="表167.A1" office:value-type="string">
            <text:p text:style-name="P131"/>
            <text:p text:style-name="P94">デバッグレベルを<text:span text:style-name="T54">val</text:span>に変更します。<text:span text:style-name="T54">val</text:span>が省略された場合は現在のデバッグレベルを返します。デバッグレベル0は非デバッグモード、0以外はデバッグモードとなります。</text:p>
          </table:table-cell>
        </table:table-row>
        <table:table-row>
          <table:table-cell table:style-name="表167.A1" office:value-type="string">
            <text:p text:style-name="P131">戻り値</text:p>
          </table:table-cell>
          <table:table-cell table:style-name="表167.A1" office:value-type="string">
            <text:p text:style-name="P131"/>
            <text:p text:style-name="P131">最新のデバッグレベルを返します。</text:p>
          </table:table-cell>
        </table:table-row>
        <table:table-row>
          <table:table-cell table:style-name="表167.A1" office:value-type="string">
            <text:p text:style-name="P131">例外</text:p>
          </table:table-cell>
          <table:table-cell table:style-name="表167.A1" office:value-type="string">
            <text:p text:style-name="P131"/>
            <text:p text:style-name="P131">ErrSyntax: 書式に誤りがあります。</text:p>
          </table:table-cell>
        </table:table-row>
        <table:table-row>
          <table:table-cell table:style-name="表167.A1" office:value-type="string">
            <text:p text:style-name="P131">使用例</text:p>
          </table:table-cell>
          <table:table-cell table:style-name="表167.A1" office:value-type="string">
            <text:p text:style-name="P131"/>
            <text:p text:style-name="P132"/>
          </table:table-cell>
        </table:table-row>
        <table:table-row>
          <table:table-cell table:style-name="表167.A1" office:value-type="string">
            <text:p text:style-name="P131">関連</text:p>
          </table:table-cell>
          <table:table-cell table:style-name="表167.A1" office:value-type="string">
            <text:p text:style-name="P131"/>
            <text:p text:style-name="P132">debugger</text:p>
          </table:table-cell>
        </table:table-row>
      </table:table>
      <text:h text:style-name="P712" text:outline-level="3"><text:bookmark-start text:name="__RefHeading___Toc19465_2135658563"/>debugger<text:span text:style-name="T5">　</text:span><text:bookmark-end text:name="__RefHeading___Toc19465_2135658563"/></text:h>
      <text:p text:style-name="P270"/>
      <table:table table:name="表168" table:style-name="表168">
        <table:table-column table:style-name="表168.A"/>
        <table:table-column table:style-name="表168.B"/>
        <table:table-row>
          <table:table-cell table:style-name="表168.A1" office:value-type="string">
            <text:p text:style-name="P131">説明</text:p>
          </table:table-cell>
          <table:table-cell table:style-name="表168.A1" office:value-type="string">
            <text:p text:style-name="P131"/>
            <text:p text:style-name="P131">デバッガを起動します。</text:p>
          </table:table-cell>
        </table:table-row>
        <table:table-row>
          <table:table-cell table:style-name="表168.A1" office:value-type="string">
            <text:p text:style-name="P131">書式</text:p>
          </table:table-cell>
          <table:table-cell table:style-name="表168.A1" office:value-type="string">
            <text:p text:style-name="P564"/>
            <text:p text:style-name="P564">debugger <text:span text:style-name="T255">[ :off ]</text:span></text:p>
          </table:table-cell>
        </table:table-row>
        <table:table-row>
          <table:table-cell table:style-name="表168.A1" office:value-type="string">
            <text:p text:style-name="P131">詳細</text:p>
          </table:table-cell>
          <table:table-cell table:style-name="表168.A1" office:value-type="string">
            <text:p text:style-name="P131"/>
            <text:p text:style-name="P94">デバッガを起動します。オプションの :off を指定すると終了します。</text:p>
            <text:p text:style-name="P95">詳細はデバッガコマンドの .h を参照してください。</text:p>
          </table:table-cell>
        </table:table-row>
        <table:table-row>
          <table:table-cell table:style-name="表168.A1" office:value-type="string">
            <text:p text:style-name="P131">戻り値</text:p>
          </table:table-cell>
          <table:table-cell table:style-name="表168.A1" office:value-type="string">
            <text:p text:style-name="P131"/>
            <text:p text:style-name="P131"/>
          </table:table-cell>
        </table:table-row>
        <table:table-row>
          <table:table-cell table:style-name="表168.A1" office:value-type="string">
            <text:p text:style-name="P131">例外</text:p>
          </table:table-cell>
          <table:table-cell table:style-name="表168.A1" office:value-type="string">
            <text:p text:style-name="P131"/>
            <text:p text:style-name="P132"/>
          </table:table-cell>
        </table:table-row>
        <table:table-row>
          <table:table-cell table:style-name="表168.A1" office:value-type="string">
            <text:p text:style-name="P131">使用例</text:p>
          </table:table-cell>
          <table:table-cell table:style-name="表168.A1" office:value-type="string">
            <text:p text:style-name="P131"/>
            <text:p text:style-name="P132"/>
          </table:table-cell>
        </table:table-row>
        <table:table-row>
          <table:table-cell table:style-name="表168.A1" office:value-type="string">
            <text:p text:style-name="P131">関連</text:p>
          </table:table-cell>
          <table:table-cell table:style-name="表168.A1" office:value-type="string">
            <text:p text:style-name="P131"/>
            <text:p text:style-name="P132">debug</text:p>
          </table:table-cell>
        </table:table-row>
      </table:table>
      <text:h text:style-name="P715" text:outline-level="3"/>
      <text:h text:style-name="P712" text:outline-level="3"><text:bookmark-start text:name="__RefHeading__14450_1559979953"/>defun<text:span text:style-name="T5">　</text:span><text:bookmark-end text:name="__RefHeading__14450_1559979953"/></text:h>
      <text:p text:style-name="P270"/>
      <table:table table:name="表35" table:style-name="表35">
        <table:table-column table:style-name="表35.A"/>
        <table:table-column table:style-name="表35.B"/>
        <table:table-row>
          <table:table-cell office:value-type="string">
            <text:p text:style-name="P105">説明</text:p>
          </table:table-cell>
          <table:table-cell office:value-type="string">
            <text:p text:style-name="P105"/>
            <text:p text:style-name="P105">関数を定義します。</text:p>
          </table:table-cell>
        </table:table-row>
        <table:table-row>
          <table:table-cell office:value-type="string">
            <text:p text:style-name="P105">書式</text:p>
          </table:table-cell>
          <table:table-cell office:value-type="string">
            <text:p text:style-name="P105"/>
            <text:p text:style-name="P105">defun <text:span text:style-name="T54">name</text:span> ( <text:span text:style-name="T54">argspec</text:span> ) { <text:span text:style-name="T54">body</text:span> }</text:p>
            <text:p text:style-name="P133"><text:tab/><text:span text:style-name="T54">argspec</text:span> : [ <text:span text:style-name="T54">posargs</text:span> ... ] [ <text:span text:style-name="T54">keyword</text:span><text:span text:style-name="T106">: </text:span><text:span text:style-name="T54">keyargs </text:span>... ] </text:p>
            <text:p text:style-name="P133"><text:tab/><text:tab/>[ args: <text:span text:style-name="T54">restarg</text:span> ] <text:s/><text:span text:style-name="T259">| <text:s/>*</text:span></text:p>
            <text:p text:style-name="P105"><text:tab/><text:span text:style-name="T54">posargs</text:span> : <text:span text:style-name="T54">symbol</text:span> | &amp;<text:span text:style-name="T54">symbol</text:span></text:p>
            <text:p text:style-name="P105"><text:tab/><text:span text:style-name="T54">keyargs</text:span> : <text:span text:style-name="T54">symbol</text:span> | &amp;<text:span text:style-name="T54">symbol</text:span></text:p>
            <text:p text:style-name="P105"><text:span text:style-name="T54"><text:tab/>restarg </text:span><text:span text:style-name="T106">:</text:span><text:span text:style-name="T54"> symbol</text:span></text:p>
          </table:table-cell>
        </table:table-row>
        <table:table-row>
          <table:table-cell office:value-type="string">
            <text:p text:style-name="P105">詳細</text:p>
          </table:table-cell>
          <table:table-cell office:value-type="string">
            <text:p text:style-name="P105"/>
            <text:p text:style-name="P105">名前つき関数<text:span text:style-name="T54">name</text:span>を定義します。引数定義<text:span text:style-name="T54">argspec</text:span>に関しては、「4.10 引数」を参照ください。</text:p>
            <text:p text:style-name="P105"><text:span text:style-name="T54">body</text:span>には、関数本体のスクリプトを記述します。</text:p>
          </table:table-cell>
        </table:table-row>
        <table:table-row>
          <table:table-cell office:value-type="string">
            <text:p text:style-name="P105">戻り値</text:p>
          </table:table-cell>
          <table:table-cell office:value-type="string">
            <text:p text:style-name="P105"/>
            <text:p text:style-name="P105">定義された関数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1"/>
            <text:p text:style-name="P661">defun fact (n) {</text:p>
            <text:p text:style-name="P661"><text:s text:c="4"/>if {$n &lt; 1}</text:p>
            <text:p text:style-name="P661"><text:s text:c="4"/>then: 1</text:p>
            <text:p text:style-name="P661"><text:s text:c="4"/>else: {</text:p>
            <text:p text:style-name="P661"><text:tab/>$n * [fact [$n - 1]];</text:p>
            <text:p text:style-name="P661"><text:s text:c="4"/>};</text:p>
            <text:p text:style-name="P661">};</text:p>
          </table:table-cell>
        </table:table-row>
      </table:table>
      <text:h text:style-name="P758" text:outline-level="3"/>
      <text:h text:style-name="P712" text:outline-level="3"><text:bookmark-start text:name="__RefHeading__14452_1559979953"/>defvar<text:span text:style-name="T5">　</text:span><text:bookmark-end text:name="__RefHeading__14452_1559979953"/></text:h>
      <text:p text:style-name="P54"/>
      <table:table table:name="表36" table:style-name="表36">
        <table:table-column table:style-name="表36.A"/>
        <table:table-column table:style-name="表36.B"/>
        <table:table-row>
          <table:table-cell office:value-type="string">
            <text:p text:style-name="P105">説明</text:p>
          </table:table-cell>
          <table:table-cell office:value-type="string">
            <text:p text:style-name="P105"/>
            <text:p text:style-name="P105">グローバル変数を定義します。</text:p>
          </table:table-cell>
        </table:table-row>
        <table:table-row>
          <table:table-cell office:value-type="string">
            <text:p text:style-name="P105">書式</text:p>
          </table:table-cell>
          <table:table-cell office:value-type="string">
            <text:p text:style-name="P105"/>
            <text:p text:style-name="P105">defvar <text:span text:style-name="T54">var </text:span><text:span text:style-name="T106">[ </text:span><text:span text:style-name="T54">val </text:span><text:span text:style-name="T106">]</text:span></text:p>
          </table:table-cell>
        </table:table-row>
        <table:table-row>
          <table:table-cell office:value-type="string">
            <text:p text:style-name="P105">詳細</text:p>
          </table:table-cell>
          <table:table-cell office:value-type="string">
            <text:p text:style-name="P105"/>
            <text:p text:style-name="P105">グローバル変数<text:span text:style-name="T54">var</text:span>を定義し、値を<text:span text:style-name="T54">val</text:span>とします。<text:span text:style-name="T54">val</text:span>が省略された場合は、変数<text:span text:style-name="T54">var</text:span>の値を返します。</text:p>
            <text:p text:style-name="P105">すでに<text:span text:style-name="T54">var</text:span>が定義されている場合はエラーとなります。</text:p>
          </table:table-cell>
        </table:table-row>
        <table:table-row>
          <table:table-cell office:value-type="string">
            <text:p text:style-name="P105">戻り値</text:p>
          </table:table-cell>
          <table:table-cell office:value-type="string">
            <text:p text:style-name="P105"/>
            <text:p text:style-name="P105"><text:span text:style-name="T54">var</text:span>の値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SuchVariable: 変数が存在しません。</text:p>
            <text:p text:style-name="P105">ErrAlreadyExists: 既に変数が存在します。</text:p>
          </table:table-cell>
        </table:table-row>
        <table:table-row>
          <table:table-cell office:value-type="string">
            <text:p text:style-name="P105">使用例</text:p>
          </table:table-cell>
          <table:table-cell office:value-type="string">
            <text:p text:style-name="P686"/>
            <text:p text:style-name="P686">defvar FOO "X";<text:tab/># → "X"</text:p>
            <text:p text:style-name="P686">defvar FOO;<text:tab/><text:tab/># → "X"</text:p>
          </table:table-cell>
        </table:table-row>
      </table:table>
      <text:h text:style-name="P758" text:outline-level="3"/>
      <text:h text:style-name="P712" text:outline-level="3"><text:bookmark-start text:name="__RefHeading__14454_1559979953"/>defvar?<text:span text:style-name="T5">　</text:span><text:bookmark-end text:name="__RefHeading__14454_1559979953"/></text:h>
      <text:p text:style-name="P54"/>
      <table:table table:name="表37" table:style-name="表37">
        <table:table-column table:style-name="表37.A"/>
        <table:table-column table:style-name="表37.B"/>
        <table:table-row>
          <table:table-cell office:value-type="string">
            <text:p text:style-name="P105">説明</text:p>
          </table:table-cell>
          <table:table-cell office:value-type="string">
            <text:p text:style-name="P105"/>
            <text:p text:style-name="P562">グローバル変数が定義されているか調べます。</text:p>
          </table:table-cell>
        </table:table-row>
        <table:table-row>
          <table:table-cell office:value-type="string">
            <text:p text:style-name="P105">書式</text:p>
          </table:table-cell>
          <table:table-cell office:value-type="string">
            <text:p text:style-name="P105"/>
            <text:p text:style-name="P105">defvar? <text:span text:style-name="T54">var</text:span></text:p>
          </table:table-cell>
        </table:table-row>
        <table:table-row>
          <table:table-cell office:value-type="string">
            <text:p text:style-name="P105">詳細</text:p>
          </table:table-cell>
          <table:table-cell office:value-type="string">
            <text:p text:style-name="P105"/>
            <text:p text:style-name="P105">グローバル変数<text:span text:style-name="T54">var</text:span>が設定されているかを調べ、tまたはnilを返します。</text:p>
          </table:table-cell>
        </table:table-row>
        <table:table-row>
          <table:table-cell office:value-type="string">
            <text:p text:style-name="P105">戻り値</text:p>
          </table:table-cell>
          <table:table-cell office:value-type="string">
            <text:p text:style-name="P105"/>
            <text:p text:style-name="P105">グローバル変数<text:span text:style-name="T54">var</text:span>が定義されている場合tを返します。定義されていない場合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6"/>
            <text:p text:style-name="P686">defvar FOO "X";</text:p>
            <text:p text:style-name="P686">defvar? FOO;<text:tab/><text:tab/># → t</text:p>
          </table:table-cell>
        </table:table-row>
      </table:table>
      <text:h text:style-name="P712" text:outline-level="3"><text:bookmark-start text:name="__RefHeading__14456_1559979953"/>dict<text:span text:style-name="T5">　</text:span><text:bookmark-end text:name="__RefHeading__14456_1559979953"/></text:h>
      <text:p text:style-name="P271"/>
      <table:table table:name="Table4" table:style-name="Table4">
        <table:table-column table:style-name="Table4.A"/>
        <table:table-column table:style-name="Table4.B"/>
        <table:table-row>
          <table:table-cell office:value-type="string">
            <text:p text:style-name="P134">説明</text:p>
          </table:table-cell>
          <table:table-cell office:value-type="string">
            <text:p text:style-name="P134"/>
            <text:p text:style-name="P134">新しい辞書型データを生成し返します。</text:p>
          </table:table-cell>
        </table:table-row>
        <table:table-row>
          <table:table-cell office:value-type="string">
            <text:p text:style-name="P134">書式</text:p>
          </table:table-cell>
          <table:table-cell office:value-type="string">
            <text:p text:style-name="P134"/>
            <text:p text:style-name="P134">dict <text:span text:style-name="T106">[ </text:span><text:span text:style-name="T54">val</text:span><text:span text:style-name="T106"> ]</text:span></text:p>
          </table:table-cell>
        </table:table-row>
        <table:table-row>
          <table:table-cell office:value-type="string">
            <text:p text:style-name="P134">詳細</text:p>
          </table:table-cell>
          <table:table-cell office:value-type="string">
            <text:p text:style-name="P134"/>
            <text:p text:style-name="P510"><text:span text:style-name="T32">新しい辞書型データを生成します。valが指定された場合は、valの内容が初期設定されます。</text:span><text:span text:style-name="T99">val</text:span><text:span text:style-name="T32">の書式は、( ( key . </text:span><text:span text:style-name="T41">v</text:span><text:span text:style-name="T32">al ) ( key . val ) ... ) です。</text:span></text:p>
          </table:table-cell>
        </table:table-row>
        <table:table-row>
          <table:table-cell office:value-type="string">
            <text:p text:style-name="P134">戻り値</text:p>
          </table:table-cell>
          <table:table-cell office:value-type="string">
            <text:p text:style-name="P134"/>
            <text:p text:style-name="P134">辞書型のデータを返します。</text:p>
          </table:table-cell>
        </table:table-row>
        <table:table-row>
          <table:table-cell office:value-type="string">
            <text:p text:style-name="P134">例外</text:p>
          </table:table-cell>
          <table:table-cell office:value-type="string">
            <text:p text:style-name="P134"/>
            <text:p text:style-name="P134">ErrSyntax: 書式に誤りがあります。</text:p>
          </table:table-cell>
        </table:table-row>
        <table:table-row>
          <table:table-cell office:value-type="string">
            <text:p text:style-name="P134">使用例</text:p>
          </table:table-cell>
          <table:table-cell office:value-type="string">
            <text:p text:style-name="P134"/>
            <text:p text:style-name="P134"/>
          </table:table-cell>
        </table:table-row>
      </table:table>
      <text:h text:style-name="P712" text:outline-level="3"><text:bookmark-start text:name="__RefHeading__14458_1559979953"/>dict?<text:span text:style-name="T5">　</text:span><text:bookmark-end text:name="__RefHeading__14458_1559979953"/></text:h>
      <text:p text:style-name="P272"/>
      <table:table table:name="Table6" table:style-name="Table6">
        <table:table-column table:style-name="Table6.A"/>
        <table:table-column table:style-name="Table6.B"/>
        <table:table-row>
          <table:table-cell office:value-type="string">
            <text:p text:style-name="P135">説明</text:p>
          </table:table-cell>
          <table:table-cell office:value-type="string">
            <text:p text:style-name="P135"/>
            <text:p text:style-name="P135">辞書型データであれば真を返します。</text:p>
          </table:table-cell>
        </table:table-row>
        <table:table-row>
          <table:table-cell office:value-type="string">
            <text:p text:style-name="P135">書式</text:p>
          </table:table-cell>
          <table:table-cell office:value-type="string">
            <text:p text:style-name="P135"/>
            <text:p text:style-name="P135">dict? <text:span text:style-name="T54">val</text:span></text:p>
          </table:table-cell>
        </table:table-row>
        <table:table-row>
          <table:table-cell office:value-type="string">
            <text:p text:style-name="P135">詳細</text:p>
          </table:table-cell>
          <table:table-cell office:value-type="string">
            <text:p text:style-name="P135"/>
            <text:p text:style-name="P554"><text:span text:style-name="T54">val</text:span>が辞書であれば真を返します。</text:p>
          </table:table-cell>
        </table:table-row>
        <table:table-row>
          <table:table-cell office:value-type="string">
            <text:p text:style-name="P135">戻り値</text:p>
          </table:table-cell>
          <table:table-cell office:value-type="string">
            <text:p text:style-name="P135"/>
            <text:p text:style-name="P135"><text:span text:style-name="T97">val</text:span><text:span text:style-name="T31">が辞書であれば真を返します</text:span>。</text:p>
          </table:table-cell>
        </table:table-row>
        <table:table-row>
          <table:table-cell office:value-type="string">
            <text:p text:style-name="P135">例外</text:p>
          </table:table-cell>
          <table:table-cell office:value-type="string">
            <text:p text:style-name="P135"/>
            <text:p text:style-name="P135"/>
          </table:table-cell>
        </table:table-row>
        <table:table-row>
          <table:table-cell office:value-type="string">
            <text:p text:style-name="P135">使用例</text:p>
          </table:table-cell>
          <table:table-cell office:value-type="string">
            <text:p text:style-name="P135"/>
            <text:p text:style-name="P135"/>
          </table:table-cell>
        </table:table-row>
      </table:table>
      <text:h text:style-name="P712"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786" text:outline-level="3"/>
      <table:table table:name="Table5" table:style-name="Table5">
        <table:table-column table:style-name="Table5.A"/>
        <table:table-column table:style-name="Table5.B"/>
        <table:table-row>
          <table:table-cell office:value-type="string">
            <text:p text:style-name="P134">説明</text:p>
          </table:table-cell>
          <table:table-cell office:value-type="string">
            <text:p text:style-name="P134"/>
            <text:p text:style-name="P134">辞書データを返します。</text:p>
          </table:table-cell>
        </table:table-row>
        <table:table-row>
          <table:table-cell office:value-type="string">
            <text:p text:style-name="P134">書式</text:p>
          </table:table-cell>
          <table:table-cell office:value-type="string">
            <text:p text:style-name="P134"/>
            <text:p text:style-name="P134">dict<text:span text:style-name="T106">-class</text:span></text:p>
            <text:p text:style-name="P136"><text:span text:style-name="T119">dict-closure { </text:span><text:span text:style-name="T77">block</text:span><text:span text:style-name="T119"> }</text:span></text:p>
            <text:p text:style-name="P136">dict<text:span text:style-name="T106">-func</text:span></text:p>
            <text:p text:style-name="P135">dict<text:span text:style-name="T106">-global</text:span></text:p>
            <text:p text:style-name="P135">dict<text:span text:style-name="T106">-local</text:span></text:p>
            <text:p text:style-name="P135">dict<text:span text:style-name="T106">-object</text:span></text:p>
          </table:table-cell>
        </table:table-row>
        <table:table-row>
          <table:table-cell office:value-type="string">
            <text:p text:style-name="P134">詳細</text:p>
          </table:table-cell>
          <table:table-cell office:value-type="string">
            <text:p text:style-name="P134"/>
            <text:p text:style-name="P134">dict<text:span text:style-name="T106">-class　<text:tab/>クラス辞書を返します。</text:span></text:p>
            <text:p text:style-name="P505"><text:span text:style-name="T106">dict-closure <text:s/><text:tab/></text:span><text:span text:style-name="T54">block</text:span><text:span text:style-name="T106"> が環境として持つスタック辞書を返します。</text:span></text:p>
            <text:p text:style-name="P505">dict<text:span text:style-name="T106">-func　 <text:tab/>関数辞書を返します。</text:span></text:p>
            <text:p text:style-name="P135">dict<text:span text:style-name="T106">-global <text:s/><text:tab/>グローバル変数辞書を返します。</text:span></text:p>
            <text:p text:style-name="P135">dict<text:span text:style-name="T106">-local　 <text:tab/>ローカル変数辞書を返します。</text:span></text:p>
            <text:p text:style-name="P135">dict<text:span text:style-name="T106">-object <text:s text:c="2"/><text:tab/>カレントのオブジェクト変数スロット辞書を返します。</text:span></text:p>
          </table:table-cell>
        </table:table-row>
        <table:table-row>
          <table:table-cell office:value-type="string">
            <text:p text:style-name="P134">戻り値</text:p>
          </table:table-cell>
          <table:table-cell office:value-type="string">
            <text:p text:style-name="P134"/>
            <text:p text:style-name="P134">システムの辞書のデータを返します。</text:p>
          </table:table-cell>
        </table:table-row>
        <table:table-row>
          <table:table-cell office:value-type="string">
            <text:p text:style-name="P134">例外</text:p>
          </table:table-cell>
          <table:table-cell office:value-type="string">
            <text:p text:style-name="P134"/>
            <text:p text:style-name="P134"/>
          </table:table-cell>
        </table:table-row>
        <table:table-row>
          <table:table-cell office:value-type="string">
            <text:p text:style-name="P134">使用例</text:p>
          </table:table-cell>
          <table:table-cell office:value-type="string">
            <text:p text:style-name="P134"/>
            <text:p text:style-name="P134"/>
          </table:table-cell>
        </table:table-row>
      </table:table>
      <text:h text:style-name="P802" text:outline-level="3"/>
      <text:p text:style-name="P430"/>
      <text:h text:style-name="P712" text:outline-level="3"><text:bookmark-start text:name="__RefHeading___Toc27926_22973710161"/><text:span text:style-name="T337">disable</text:span>-itimer<text:span text:style-name="T5">　</text:span><text:bookmark-end text:name="__RefHeading___Toc27926_22973710161"/></text:h>
      <text:p text:style-name="P273"/>
      <table:table table:name="表277" table:style-name="表277">
        <table:table-column table:style-name="表277.A"/>
        <table:table-column table:style-name="表277.B"/>
        <table:table-row>
          <table:table-cell office:value-type="string">
            <text:p text:style-name="P137">説明</text:p>
          </table:table-cell>
          <table:table-cell office:value-type="string">
            <text:p text:style-name="P137"/>
            <text:p text:style-name="P565">インターバルタイマーを<text:span text:style-name="T151">無効</text:span>化します。</text:p>
          </table:table-cell>
        </table:table-row>
        <table:table-row>
          <table:table-cell office:value-type="string">
            <text:p text:style-name="P137">書式</text:p>
          </table:table-cell>
          <table:table-cell office:value-type="string">
            <text:p text:style-name="P137"/>
            <text:p text:style-name="P511"><text:span text:style-name="T165">dis</text:span><text:span text:style-name="T5">able-</text:span><text:span text:style-name="T27">itimer</text:span></text:p>
          </table:table-cell>
        </table:table-row>
        <table:table-row>
          <table:table-cell office:value-type="string">
            <text:p text:style-name="P137">詳細</text:p>
          </table:table-cell>
          <table:table-cell office:value-type="string">
            <text:p text:style-name="P137"/>
            <text:p text:style-name="P601">set-itimerで設定したインターバルタイマーを無効化します。この呼び出し以降、インターバルタイマーによる割込みが発生した時にコルーチンのコンテキストにある場合、そのコルーチンはレジューム(pause)しなくなります。</text:p>
          </table:table-cell>
        </table:table-row>
        <table:table-row>
          <table:table-cell office:value-type="string">
            <text:p text:style-name="P137">戻り値</text:p>
          </table:table-cell>
          <table:table-cell office:value-type="string">
            <text:p text:style-name="P137"/>
            <text:p text:style-name="P137">tを返します。</text:p>
          </table:table-cell>
        </table:table-row>
        <table:table-row>
          <table:table-cell office:value-type="string">
            <text:p text:style-name="P137">例外</text:p>
          </table:table-cell>
          <table:table-cell office:value-type="string">
            <text:p text:style-name="P137"/>
            <text:p text:style-name="P137">ErrSyntax: 書式に誤りがあります。</text:p>
          </table:table-cell>
        </table:table-row>
        <table:table-row>
          <table:table-cell office:value-type="string">
            <text:p text:style-name="P137">使用例</text:p>
          </table:table-cell>
          <table:table-cell office:value-type="string">
            <text:p text:style-name="P137"/>
            <text:p text:style-name="P137"/>
          </table:table-cell>
        </table:table-row>
      </table:table>
      <text:h text:style-name="P716" text:outline-level="3"/>
      <text:h text:style-name="P712" text:outline-level="3"><text:bookmark-start text:name="__RefHeading___Toc27926_2297371016"/>enable-itimer<text:span text:style-name="T5">　</text:span><text:bookmark-end text:name="__RefHeading___Toc27926_2297371016"/></text:h>
      <text:p text:style-name="P274"/>
      <table:table table:name="表257" table:style-name="表257">
        <table:table-column table:style-name="表257.A"/>
        <table:table-column table:style-name="表257.B"/>
        <table:table-row>
          <table:table-cell office:value-type="string">
            <text:p text:style-name="P138">説明</text:p>
          </table:table-cell>
          <table:table-cell office:value-type="string">
            <text:p text:style-name="P138"/>
            <text:p text:style-name="P566">インターバルタイマーを有効化します。</text:p>
          </table:table-cell>
        </table:table-row>
        <table:table-row>
          <table:table-cell office:value-type="string">
            <text:p text:style-name="P138">書式</text:p>
          </table:table-cell>
          <table:table-cell office:value-type="string">
            <text:p text:style-name="P138"/>
            <text:p text:style-name="P512"><text:span text:style-name="T5">enable-</text:span><text:span text:style-name="T27">itimer</text:span></text:p>
          </table:table-cell>
        </table:table-row>
        <table:table-row>
          <table:table-cell office:value-type="string">
            <text:p text:style-name="P138">詳細</text:p>
          </table:table-cell>
          <table:table-cell office:value-type="string">
            <text:p text:style-name="P138"/>
            <text:p text:style-name="P602">set-itimerで設定したインターバルタイマーを有効化します。この呼び出し以降、インターバルタイマーによる割込みが発生した時にコルーチンのコンテキストにある場合、そのコルーチンはレジューム(pause)します。</text:p>
          </table:table-cell>
        </table:table-row>
        <table:table-row>
          <table:table-cell office:value-type="string">
            <text:p text:style-name="P138">戻り値</text:p>
          </table:table-cell>
          <table:table-cell office:value-type="string">
            <text:p text:style-name="P138"/>
            <text:p text:style-name="P138">tを返します。</text:p>
          </table:table-cell>
        </table:table-row>
        <table:table-row>
          <table:table-cell office:value-type="string">
            <text:p text:style-name="P138">例外</text:p>
          </table:table-cell>
          <table:table-cell office:value-type="string">
            <text:p text:style-name="P138"/>
            <text:p text:style-name="P138">ErrSyntax: 書式に誤りがあります。</text:p>
          </table:table-cell>
        </table:table-row>
        <table:table-row>
          <table:table-cell office:value-type="string">
            <text:p text:style-name="P138">使用例</text:p>
          </table:table-cell>
          <table:table-cell office:value-type="string">
            <text:p text:style-name="P138"/>
            <text:p text:style-name="P138"/>
          </table:table-cell>
        </table:table-row>
      </table:table>
      <text:h text:style-name="P717" text:outline-level="3"/>
      <text:h text:style-name="P712" text:outline-level="3"><text:bookmark-start text:name="__RefHeading___Toc21225_1834471834"/>eq?<text:span text:style-name="T165"> / neq?</text:span><text:span text:style-name="T5">　</text:span><text:bookmark-end text:name="__RefHeading___Toc21225_1834471834"/></text:h>
      <text:p text:style-name="P269"/>
      <table:table table:name="表182" table:style-name="表182">
        <table:table-column table:style-name="表182.A"/>
        <table:table-column table:style-name="表182.B"/>
        <table:table-row>
          <table:table-cell office:value-type="string">
            <text:p text:style-name="P129">説明</text:p>
          </table:table-cell>
          <table:table-cell office:value-type="string">
            <text:p text:style-name="P129"/>
            <text:p text:style-name="P563">ふたつのオブジェクトが等しいか比較します。</text:p>
          </table:table-cell>
        </table:table-row>
        <table:table-row>
          <table:table-cell office:value-type="string">
            <text:p text:style-name="P129">書式</text:p>
          </table:table-cell>
          <table:table-cell office:value-type="string">
            <text:p text:style-name="P129"/>
            <text:p text:style-name="P513"><text:span text:style-name="T5">eq? </text:span><text:span text:style-name="T100">va</text:span><text:span text:style-name="T36">l</text:span><text:span text:style-name="T137">1</text:span><text:span text:style-name="T100"> va</text:span><text:span text:style-name="T36">l</text:span><text:span text:style-name="T137">2</text:span><text:span text:style-name="T206"> </text:span></text:p>
            <text:p text:style-name="P514"><text:span text:style-name="T165">n</text:span><text:span text:style-name="T5">eq? </text:span><text:span text:style-name="T100">va</text:span><text:span text:style-name="T36">l</text:span><text:span text:style-name="T137">1</text:span><text:span text:style-name="T100"> va</text:span><text:span text:style-name="T36">l</text:span><text:span text:style-name="T137">2</text:span><text:span text:style-name="T206"> </text:span></text:p>
          </table:table-cell>
        </table:table-row>
        <table:table-row>
          <table:table-cell office:value-type="string">
            <text:p text:style-name="P129">詳細</text:p>
          </table:table-cell>
          <table:table-cell office:value-type="string">
            <text:p text:style-name="P129"/>
            <text:p text:style-name="P513"><text:span text:style-name="T5">ふたつのオブジェクト</text:span><text:span text:style-name="T100">va</text:span><text:span text:style-name="T36">l</text:span><text:span text:style-name="T137">1</text:span><text:span text:style-name="T100"> va</text:span><text:span text:style-name="T36">l</text:span><text:span text:style-name="T137">2 <text:s/></text:span><text:span text:style-name="T235">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ext:p text:style-name="P616">neq? の場合は、eq? と逆の結果となります。</text:p>
          </table:table-cell>
        </table:table-row>
        <table:table-row>
          <table:table-cell office:value-type="string">
            <text:p text:style-name="P129">戻り値</text:p>
          </table:table-cell>
          <table:table-cell office:value-type="string">
            <text:p text:style-name="P129"/>
            <text:p text:style-name="P129"><text:span text:style-name="T151">eq? は</text:span>等しければ真を返します。</text:p>
            <text:p text:style-name="P139"><text:span text:style-name="T151">neq? は</text:span>等し<text:span text:style-name="T151">くな</text:span>ければ真を返します。</text:p>
          </table:table-cell>
        </table:table-row>
        <table:table-row>
          <table:table-cell office:value-type="string">
            <text:p text:style-name="P129">例外</text:p>
          </table:table-cell>
          <table:table-cell office:value-type="string">
            <text:p text:style-name="P129"/>
            <text:p text:style-name="P129">ErrSyntax: 書式に誤りがあります。</text:p>
          </table:table-cell>
        </table:table-row>
        <table:table-row>
          <table:table-cell office:value-type="string">
            <text:p text:style-name="P129">使用例</text:p>
          </table:table-cell>
          <table:table-cell office:value-type="string">
            <text:p text:style-name="P129"/>
            <text:p text:style-name="P129"/>
          </table:table-cell>
        </table:table-row>
      </table:table>
      <text:h text:style-name="P718" text:outline-level="3"/>
      <text:h text:style-name="P712" text:outline-level="3"><text:bookmark-start text:name="__RefHeading__14470_1559979953"/>exec<text:span text:style-name="T5">　</text:span><text:bookmark-end text:name="__RefHeading__14470_1559979953"/></text:h>
      <text:p text:style-name="P269"/>
      <table:table table:name="表117" table:style-name="表117">
        <table:table-column table:style-name="表117.A"/>
        <table:table-column table:style-name="表117.B"/>
        <table:table-row>
          <table:table-cell table:style-name="表117.A1" office:value-type="string">
            <text:p text:style-name="P105">説明</text:p>
          </table:table-cell>
          <table:table-cell table:style-name="表117.A1" office:value-type="string">
            <text:p text:style-name="P105"/>
            <text:p text:style-name="P105">外部プロセスを起動します。</text:p>
          </table:table-cell>
        </table:table-row>
        <table:table-row>
          <table:table-cell table:style-name="表117.A1" office:value-type="string">
            <text:p text:style-name="P105">書式</text:p>
          </table:table-cell>
          <table:table-cell table:style-name="表117.A1" office:value-type="string">
            <text:p text:style-name="P105"/>
            <text:p text:style-name="P265">exec <text:span text:style-name="T151">[ proc-enc: </text:span><text:span text:style-name="T185">encoding</text:span><text:span text:style-name="T151"> ] [ err-to: </text:span><text:span text:style-name="T185">err-fd</text:span><text:span text:style-name="T151"> ] [ pid-proc: </text:span><text:span text:style-name="T185">body</text:span><text:span text:style-name="T151"> ] </text:span></text:p>
            <text:p text:style-name="P265"><text:span text:style-name="T151"><text:s text:c="4"/>[ environ: </text:span><text:span text:style-name="T185">env</text:span><text:span text:style-name="T151"> ]</text:span><text:span text:style-name="T185"> </text:span><text:span text:style-name="T200">[ verbose: </text:span><text:span text:style-name="T185">vbody</text:span><text:span text:style-name="T200"> ] [ :pty ] [ :bg ] </text:span><text:span text:style-name="T54">program</text:span> <text:span text:style-name="T54">args</text:span> ...</text:p>
          </table:table-cell>
        </table:table-row>
        <table:table-row>
          <table:table-cell table:style-name="表117.A1" office:value-type="string">
            <text:p text:style-name="P105">詳細</text:p>
          </table:table-cell>
          <table:table-cell table:style-name="表117.A1" office:value-type="string">
            <text:p text:style-name="P105"/>
            <text:p text:style-name="P105">外部プログラム<text:span text:style-name="T54">program</text:span>を引数<text:span text:style-name="T54">args</text:span>とともに実行します。<text:span text:style-name="T97">program</text:span>、<text:span text:style-name="T54">args</text:span>ともに、指定した値は<text:span text:style-name="T322">Object::</text:span>stringの呼び出しにより文字列化されます。</text:p>
            <text:p text:style-name="P105">外部プログラムは子プロセスとして実行されます。<text:span text:style-name="T4">P</text:span>erfume自身は親プロセスとして、子プロセスが終了するのを待ちます。</text:p>
            <text:p text:style-name="P440">外部プロセスに対して標準入出力を指定する場合は、pipeコマンドを使用します。</text:p>
            <text:p text:style-name="P440"><text:span text:style-name="T185">encoding</text:span><text:span text:style-name="T151">によりプロセス側の文字エンコーディングを指定することができます。</text:span></text:p>
            <text:p text:style-name="P593">erro-to: により、プロセスのエラー出力の出力先ファイルを指定できます。</text:p>
            <text:p text:style-name="P593">pid-proc: により、生成した子プロセスのpidを受け取るブロックを指定できます。</text:p>
            <text:p text:style-name="P440"><text:span text:style-name="T165">environ: により子プロセスに環境変数リストを渡すことができます。</text:span><text:span text:style-name="T193">env</text:span><text:span text:style-name="T165">の形式は ("変数名=値" ... ) となります。</text:span></text:p>
            <text:p text:style-name="P593">veerbose: によりコマンド起動時の詳細メッセージを表示するブロックを指定できます。</text:p>
            <text:p text:style-name="P593">:pty を指定することにより、子プロセスとの通信にptyを使用するようになります。使用しない場合はpipeが使用されます。ptyを使用することにより、子プロセスに対してttyの制御文字ができるようになります。</text:p>
            <text:p text:style-name="P593">:bg を指定することにより、子プロセスをバックグラウンドで実行します。このとき、execコマンドは常に0を返します。</text:p>
          </table:table-cell>
        </table:table-row>
        <table:table-row>
          <table:table-cell table:style-name="表117.A1" office:value-type="string">
            <text:p text:style-name="P105">戻り値</text:p>
          </table:table-cell>
          <table:table-cell table:style-name="表117.A1" office:value-type="string">
            <text:p text:style-name="P105"/>
            <text:p text:style-name="P105">子プロセスの終了ステータスが整数値で返ります。</text:p>
          </table:table-cell>
        </table:table-row>
        <table:table-row>
          <table:table-cell table:style-name="表117.A1" office:value-type="string">
            <text:p text:style-name="P105">例外</text:p>
          </table:table-cell>
          <table:table-cell table:style-name="表117.A1" office:value-type="string">
            <text:p text:style-name="P105"/>
            <text:p text:style-name="P105">ErrSyntax: 書式に誤りがあります。</text:p>
          </table:table-cell>
        </table:table-row>
        <table:table-row table:style-name="表117.6">
          <table:table-cell table:style-name="表117.A1" office:value-type="string">
            <text:p text:style-name="P105">使用例</text:p>
          </table:table-cell>
          <table:table-cell table:style-name="表117.A1" office:value-type="string">
            <text:p text:style-name="P686"/>
            <text:p text:style-name="P686">exec ls -l;</text:p>
            <text:p text:style-name="P267"/>
          </table:table-cell>
        </table:table-row>
        <text:soft-page-break/>
        <table:table-row table:style-name="表117.7">
          <table:table-cell table:style-name="表117.A1" office:value-type="string">
            <text:p text:style-name="P105">関連</text:p>
          </table:table-cell>
          <table:table-cell table:style-name="表117.A1" office:value-type="string">
            <text:p text:style-name="P105"/>
            <text:p text:style-name="P267">pipe</text:p>
          </table:table-cell>
        </table:table-row>
      </table:table>
      <text:h text:style-name="P758" text:outline-level="3"/>
      <text:h text:style-name="P712" text:outline-level="3"><text:bookmark-start text:name="__RefHeading__14472_1559979953"/>exists?<text:span text:style-name="T5">　</text:span><text:bookmark-end text:name="__RefHeading__14472_1559979953"/></text:h>
      <text:p text:style-name="P54"/>
      <table:table table:name="表38" table:style-name="表38">
        <table:table-column table:style-name="表38.A"/>
        <table:table-column table:style-name="表38.B"/>
        <table:table-row>
          <table:table-cell office:value-type="string">
            <text:p text:style-name="P105">説明</text:p>
          </table:table-cell>
          <table:table-cell office:value-type="string">
            <text:p text:style-name="P105"/>
            <text:p text:style-name="P105">変数が定義されているか調べます。</text:p>
          </table:table-cell>
        </table:table-row>
        <table:table-row>
          <table:table-cell office:value-type="string">
            <text:p text:style-name="P105">書式</text:p>
          </table:table-cell>
          <table:table-cell office:value-type="string">
            <text:p text:style-name="P105"/>
            <text:p text:style-name="P105">exists? <text:span text:style-name="T54">var</text:span></text:p>
          </table:table-cell>
        </table:table-row>
        <table:table-row>
          <table:table-cell office:value-type="string">
            <text:p text:style-name="P105">詳細</text:p>
          </table:table-cell>
          <table:table-cell office:value-type="string">
            <text:p text:style-name="P105"/>
            <text:p text:style-name="P105">変数<text:span text:style-name="T54">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105">戻り値</text:p>
          </table:table-cell>
          <table:table-cell office:value-type="string">
            <text:p text:style-name="P105"/>
            <text:p text:style-name="P105">変数<text:span text:style-name="T54">var</text:span>が定義されている場合tを返します。定義されていない場合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6"/>
            <text:p text:style-name="P686">exists? foo;</text:p>
          </table:table-cell>
        </table:table-row>
      </table:table>
      <text:h text:style-name="P758" text:outline-level="3"/>
      <text:h text:style-name="P712" text:outline-level="3"><text:bookmark-start text:name="__RefHeading__14474_1559979953"/>exit<text:span text:style-name="T5">　</text:span><text:bookmark-end text:name="__RefHeading__14474_1559979953"/></text:h>
      <text:p text:style-name="P54"/>
      <table:table table:name="表39" table:style-name="表39">
        <table:table-column table:style-name="表39.A"/>
        <table:table-column table:style-name="表39.B"/>
        <table:table-row>
          <table:table-cell office:value-type="string">
            <text:p text:style-name="P105">説明</text:p>
          </table:table-cell>
          <table:table-cell office:value-type="string">
            <text:p text:style-name="P105"/>
            <text:p text:style-name="P105"><text:span text:style-name="T4">P</text:span>erfumeインタプリタを終了します。</text:p>
          </table:table-cell>
        </table:table-row>
        <table:table-row>
          <table:table-cell office:value-type="string">
            <text:p text:style-name="P105">書式</text:p>
          </table:table-cell>
          <table:table-cell office:value-type="string">
            <text:p text:style-name="P105"/>
            <text:p text:style-name="P105">exit [ <text:span text:style-name="T54">status</text:span> ]</text:p>
          </table:table-cell>
        </table:table-row>
        <table:table-row>
          <table:table-cell office:value-type="string">
            <text:p text:style-name="P105">詳細</text:p>
          </table:table-cell>
          <table:table-cell office:value-type="string">
            <text:p text:style-name="P105"/>
            <text:p text:style-name="P105"><text:span text:style-name="T4">P</text:span>erfumeインタプリタを終了します。<text:span text:style-name="T54">status</text:span>を0-255の値の範囲で指定すると、プロセスの終了ステータスとなります。省略した場合は0となります。</text:p>
          </table:table-cell>
        </table:table-row>
        <table:table-row>
          <table:table-cell office:value-type="string">
            <text:p text:style-name="P105">戻り値</text:p>
          </table:table-cell>
          <table:table-cell office:value-type="string">
            <text:p text:style-name="P105"/>
            <text:p text:style-name="P105">ありません。</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6"/>
            <text:p text:style-name="P686">exit 1;</text:p>
          </table:table-cell>
        </table:table-row>
      </table:table>
      <text:h text:style-name="P758" text:outline-level="3"/>
      <text:h text:style-name="P712" text:outline-level="3"><text:bookmark-start text:name="__RefHeading__14476_1559979953"/>false<text:span text:style-name="T5">　</text:span><text:bookmark-end text:name="__RefHeading__14476_1559979953"/></text:h>
      <text:p text:style-name="P54"/>
      <table:table table:name="表40" table:style-name="表40">
        <table:table-column table:style-name="表40.A"/>
        <table:table-column table:style-name="表40.B"/>
        <table:table-row>
          <table:table-cell office:value-type="string">
            <text:p text:style-name="P105">説明</text:p>
          </table:table-cell>
          <table:table-cell office:value-type="string">
            <text:p text:style-name="P105"/>
            <text:p text:style-name="P105">nilを返します。</text:p>
          </table:table-cell>
        </table:table-row>
        <table:table-row>
          <table:table-cell office:value-type="string">
            <text:p text:style-name="P105">書式</text:p>
          </table:table-cell>
          <table:table-cell office:value-type="string">
            <text:p text:style-name="P105"/>
            <text:p text:style-name="P105">false</text:p>
          </table:table-cell>
        </table:table-row>
        <table:table-row>
          <table:table-cell office:value-type="string">
            <text:p text:style-name="P105">詳細</text:p>
          </table:table-cell>
          <table:table-cell office:value-type="string">
            <text:p text:style-name="P105"/>
            <text:p text:style-name="P105">nilを返します。</text:p>
          </table:table-cell>
        </table:table-row>
        <table:table-row>
          <table:table-cell office:value-type="string">
            <text:p text:style-name="P105">戻り値</text:p>
          </table:table-cell>
          <table:table-cell office:value-type="string">
            <text:p text:style-name="P105"/>
            <text:p text:style-name="P105">常にnilを返します。</text:p>
          </table:table-cell>
        </table:table-row>
        <table:table-row>
          <table:table-cell office:value-type="string">
            <text:p text:style-name="P105">例外</text:p>
          </table:table-cell>
          <table:table-cell office:value-type="string">
            <text:p text:style-name="P105"/>
            <text:p text:style-name="P105">ありません。</text:p>
          </table:table-cell>
        </table:table-row>
        <table:table-row>
          <table:table-cell office:value-type="string">
            <text:p text:style-name="P105">使用例</text:p>
          </table:table-cell>
          <table:table-cell office:value-type="string">
            <text:p text:style-name="P686"/>
            <text:p text:style-name="P686">false;</text:p>
          </table:table-cell>
        </table:table-row>
      </table:table>
      <text:h text:style-name="P712" text:outline-level="3"><text:bookmark-start text:name="__RefHeading___Toc19467_2135658563"/>false?<text:span text:style-name="T5">　</text:span><text:bookmark-end text:name="__RefHeading___Toc19467_2135658563"/></text:h>
      <text:p text:style-name="P275"/>
      <table:table table:name="表173" table:style-name="表173">
        <table:table-column table:style-name="表173.A"/>
        <table:table-column table:style-name="表173.B"/>
        <table:table-row>
          <table:table-cell office:value-type="string">
            <text:p text:style-name="P133">説明</text:p>
          </table:table-cell>
          <table:table-cell office:value-type="string">
            <text:p text:style-name="P133"/>
            <text:p text:style-name="P133">falseであればtを返します。</text:p>
          </table:table-cell>
        </table:table-row>
        <table:table-row>
          <table:table-cell office:value-type="string">
            <text:p text:style-name="P133">書式</text:p>
          </table:table-cell>
          <table:table-cell office:value-type="string">
            <text:p text:style-name="P133"/>
            <text:p text:style-name="P133">false? <text:span text:style-name="T63">var</text:span></text:p>
          </table:table-cell>
        </table:table-row>
        <table:table-row>
          <table:table-cell office:value-type="string">
            <text:p text:style-name="P133">詳細</text:p>
          </table:table-cell>
          <table:table-cell office:value-type="string">
            <text:p text:style-name="P133"/>
            <text:p text:style-name="P91">変数<text:span text:style-name="T54">var</text:span>がスコープに存在しないか存在してnilのときにtを返します。</text:p>
          </table:table-cell>
        </table:table-row>
        <table:table-row>
          <table:table-cell office:value-type="string">
            <text:p text:style-name="P133">戻り値</text:p>
          </table:table-cell>
          <table:table-cell office:value-type="string">
            <text:p text:style-name="P133"/>
            <text:p text:style-name="P91">変数<text:span text:style-name="T54">var</text:span>がスコープに存在しないか存在してnilのときにtを返します。</text:p>
          </table:table-cell>
        </table:table-row>
        <table:table-row>
          <table:table-cell office:value-type="string">
            <text:p text:style-name="P133">例外</text:p>
          </table:table-cell>
          <table:table-cell office:value-type="string">
            <text:p text:style-name="P133"/>
            <text:p text:style-name="P133">ありません。</text:p>
          </table:table-cell>
        </table:table-row>
        <table:table-row>
          <table:table-cell office:value-type="string">
            <text:p text:style-name="P133">使用例</text:p>
          </table:table-cell>
          <table:table-cell office:value-type="string">
            <text:p text:style-name="P133"/>
            <text:p text:style-name="P133"/>
          </table:table-cell>
        </table:table-row>
      </table:table>
      <text:h text:style-name="P803" text:outline-level="3"/>
      <text:h text:style-name="P712" text:outline-level="3"><text:bookmark-start text:name="__RefHeading__14478_1559979953"/>file<text:span text:style-name="T5">　</text:span><text:bookmark-end text:name="__RefHeading__14478_1559979953"/></text:h>
      <text:p text:style-name="P54"/>
      <table:table table:name="表41" table:style-name="表41">
        <table:table-column table:style-name="表41.A"/>
        <table:table-column table:style-name="表41.B"/>
        <table:table-row>
          <table:table-cell office:value-type="string">
            <text:p text:style-name="P105">説明</text:p>
          </table:table-cell>
          <table:table-cell office:value-type="string">
            <text:p text:style-name="P105"/>
            <text:p text:style-name="P105">ファイルに関する調査および操作を行います。</text:p>
          </table:table-cell>
        </table:table-row>
        <table:table-row>
          <table:table-cell office:value-type="string">
            <text:p text:style-name="P505">書式</text:p>
          </table:table-cell>
          <table:table-cell office:value-type="string">
            <text:p text:style-name="P505"/>
            <text:p text:style-name="P505">file ?</text:p>
            <text:p text:style-name="P529">file exists?<text:span text:style-name="T132"> "</text:span><text:span text:style-name="T104">file </text:span><text:span text:style-name="T132">"</text:span></text:p>
            <text:p text:style-name="P529">file dir?<text:span text:style-name="T132"> "</text:span><text:span text:style-name="T104">file </text:span><text:span text:style-name="T132">"</text:span></text:p>
            <text:p text:style-name="P529">file read?<text:span text:style-name="T132"> "</text:span><text:span text:style-name="T104">file </text:span><text:span text:style-name="T132">"</text:span></text:p>
            <text:p text:style-name="P529">file write?<text:span text:style-name="T132"> "</text:span><text:span text:style-name="T104">file </text:span><text:span text:style-name="T132">"</text:span></text:p>
            <text:p text:style-name="P529">file exec?<text:span text:style-name="T132"> "</text:span><text:span text:style-name="T104">file </text:span><text:span text:style-name="T132">"</text:span></text:p>
            <text:p text:style-name="P506">file<text:span text:style-name="T296"> stat </text:span><text:span text:style-name="T24">"</text:span><text:span text:style-name="T77">file </text:span><text:span text:style-name="T132">"</text:span></text:p>
            <text:p text:style-name="P530">file<text:span text:style-name="T296"> </text:span><text:span text:style-name="T335">r</text:span><text:span text:style-name="T296">stat </text:span><text:span text:style-name="T24">"</text:span><text:span text:style-name="T77">file </text:span><text:span text:style-name="T132">"</text:span></text:p>
            <text:p text:style-name="P530">file list [ <text:span text:style-name="T5">"</text:span><text:span text:style-name="T54">directory </text:span><text:span text:style-name="T132">" </text:span>]</text:p>
            <text:p text:style-name="P529">file<text:span text:style-name="T296"> rm</text:span><text:span text:style-name="T132"> "</text:span><text:span text:style-name="T104">file </text:span><text:span text:style-name="T132">"</text:span></text:p>
            <text:p text:style-name="P506">file rmdir <text:span text:style-name="T5">"</text:span><text:span text:style-name="T54">directory </text:span><text:span text:style-name="T127">"</text:span></text:p>
            <text:p text:style-name="P506">file<text:span text:style-name="T296"> rename </text:span><text:span text:style-name="T132">"</text:span><text:span text:style-name="T78">from-</text:span><text:span text:style-name="T77">file </text:span><text:span text:style-name="T132">"</text:span><text:span text:style-name="T119"> <text:s/></text:span><text:span text:style-name="T132">"</text:span><text:span text:style-name="T78">to-</text:span><text:span text:style-name="T77">file </text:span><text:span text:style-name="T132">"</text:span></text:p>
            <text:p text:style-name="P531">file mkdir <text:span text:style-name="T5">"</text:span><text:span text:style-name="T54">directory </text:span><text:span text:style-name="T127">"</text:span><text:span text:style-name="T100"> <text:s/></text:span><text:span text:style-name="T54">mode</text:span></text:p>
            <text:p text:style-name="P531"><text:span text:style-name="T106">file </text:span><text:span text:style-name="T118">chmod</text:span><text:span text:style-name="T106"> </text:span><text:span text:style-name="T127">"</text:span><text:span text:style-name="T78">file </text:span><text:span text:style-name="T127">" </text:span><text:span text:style-name="T54">mode</text:span></text:p>
          </table:table-cell>
        </table:table-row>
        <table:table-row>
          <table:table-cell office:value-type="string">
            <text:p text:style-name="P105">詳細</text:p>
          </table:table-cell>
          <table:table-cell office:value-type="string">
            <text:p text:style-name="P505"/>
            <text:p text:style-name="P505">ファイルの調査および操作を行います。第1引数により目的の動作を指定します。以下、第1引数の値による動作を説明します。</text:p>
            <text:p text:style-name="P505">? … ヘルプを表示します。</text:p>
            <text:p text:style-name="P505">exists? ... 第2引数で指定したファイルが存在する場合、tを返します。</text:p>
            <text:p text:style-name="P505">dir? ... 第2引数で指定したファイルがディレクトリの場合、tを返します。</text:p>
            <text:p text:style-name="P505">read? ... 第2引数で指定したファイルが読込み可能な場合、tを返します。</text:p>
            <text:p text:style-name="P505">write? ... 第2引数で指定したファイルが書込み可能な場合、tを返します。</text:p>
            <text:p text:style-name="P505">exec? ... 第2引数で指定したファイルが実行可能な場合、tを返します。</text:p>
            <text:p text:style-name="P505"><text:span text:style-name="T304">exists? / dir? / read? / write? / exec? / exists? はい</text:span>ずれもt以外の場合はnilを返します。</text:p>
            <text:p text:style-name="P532"><text:span text:style-name="T297">stat</text:span> ... 第2引数で指定したファイルのステータスのリストを返します。ファイルのステータス<text:span text:style-name="T42">の例を以下に示します</text:span>。</text:p>
            <text:p text:style-name="P533">((dev-major . 0) (dev-mainor . 2) (inode . 2251799813904373) </text:p>
            <text:p text:style-name="P533"><text:s/>(mode . 16877) (link . 1) (uid . 1000) (gid . 1000) (device . 0) </text:p>
            <text:p text:style-name="P533"><text:s/>(size . 4096) (block-size . 4096) (blocks . 0) (atime . 1512798475) </text:p>
            <text:p text:style-name="P535"><text:s/>(mtime . 1544184546) (ctime . 1544184546) (type . <text:span text:style-name="T5">"</text:span>d<text:span text:style-name="T5">"</text:span>) (perm . 493)</text:p>
            <text:p text:style-name="P535"><text:soft-page-break/><text:s/><text:span text:style-name="T304">(symbolic-link . </text:span><text:span text:style-name="T25">"</text:span><text:span text:style-name="T304">symlink-name</text:span><text:span text:style-name="T25">"</text:span><text:span text:style-name="T304">)</text:span>)</text:p>
            <text:p text:style-name="P506">詳細については、fstat(2)を参照してください。typeとpermについては、modeから求めた値が設定されます。<text:span text:style-name="T304">symbolic-linkはtypeが </text:span><text:span text:style-name="T25">"</text:span><text:span text:style-name="T304">l</text:span><text:span text:style-name="T25">"</text:span><text:span text:style-name="T304"> の時に設定されます。</text:span></text:p>
            <text:p text:style-name="P475">rstat<text:span text:style-name="T165">はstatと同じですが、指定されたpathがsymbolic linkの場合はファイルの実態の情報を返します。</text:span><text:span text:style-name="T172">symbolic-linkは設定されません。pathが存在しない場合は、ErrFileAccessが返されます。</text:span></text:p>
            <text:p text:style-name="P440">list ... 第2引数で指定したディレクトリのエントリ一覧のリストを返します。第2引数を省略した場合は、<text:span text:style-name="T5">"</text:span>.<text:span text:style-name="T5">"</text:span> （カレントディレクトリ）となります。</text:p>
            <text:p text:style-name="P505"><text:span text:style-name="T297">rm</text:span> ... <text:span text:style-name="T5">第2引数で指定したファイルを削除します。成功するとtが返ります。</text:span></text:p>
            <text:p text:style-name="P505"><text:span text:style-name="T297">rmdir</text:span> ... <text:span text:style-name="T5">第2引数で指定したディレクトリを削除します。成功するとtが返ります。</text:span></text:p>
            <text:p text:style-name="P505"><text:span text:style-name="T297">rename</text:span> ... <text:span text:style-name="T5">第2引数で指定したファイル名を第3引数で指定したファイル名に変更します。成功するとtが返ります。</text:span></text:p>
            <text:p text:style-name="P505"><text:span text:style-name="T297">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505"><text:span text:style-name="T297">chmod</text:span> ... <text:span text:style-name="T5">第2引数で指定したファイルのパーミッションを第3引数で指定したパーミッションに変更します。成功するとtが返ります。</text:span></text:p>
            <text:p text:style-name="P537">各ファイル名の文字コードエンコーディングは、グローバル変数DEFAULT_DIRENT_ENCODINGにより指定します。<text:span text:style-name="T5">既定</text:span>値はUTF-8です。</text:p>
          </table:table-cell>
        </table:table-row>
        <table:table-row>
          <table:table-cell office:value-type="string">
            <text:p text:style-name="P105">戻り値</text:p>
          </table:table-cell>
          <table:table-cell office:value-type="string">
            <text:p text:style-name="P105"/>
            <text:p text:style-name="P105">詳細を参照のこと。</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FileAccess: ファイルアクセス権限がありません。</text:p>
            <text:p text:style-name="P140">ErrSysCall: ファイルアクセス時にシステムコールでエラーが発生しました。</text:p>
          </table:table-cell>
        </table:table-row>
        <table:table-row>
          <table:table-cell office:value-type="string">
            <text:p text:style-name="P105">使用例</text:p>
          </table:table-cell>
          <table:table-cell office:value-type="string">
            <text:p text:style-name="P661"/>
            <text:p text:style-name="P661">file exists? "foo.txt";</text:p>
            <text:p text:style-name="P661"><text:tab/><text:tab/># <text:span text:style-name="T299">→</text:span> t or nil</text:p>
            <text:p text:style-name="P661">file list "/";</text:p>
            <text:p text:style-name="P661"><text:tab/><text:tab/># <text:span text:style-name="T299">→</text:span> return root directory files <text:span text:style-name="T325">list</text:span></text:p>
          </table:table-cell>
        </table:table-row>
      </table:table>
      <text:h text:style-name="P758" text:outline-level="3"/>
      <text:h text:style-name="P712" text:outline-level="3"><text:bookmark-start text:name="__RefHeading___Toc21227_1834471834"/>fork<text:span text:style-name="T5">　</text:span><text:bookmark-end text:name="__RefHeading___Toc21227_1834471834"/></text:h>
      <text:p text:style-name="P269"/>
      <table:table table:name="表183" table:style-name="表183">
        <table:table-column table:style-name="表183.A"/>
        <table:table-column table:style-name="表183.B"/>
        <table:table-row>
          <table:table-cell table:style-name="表183.A1" office:value-type="string">
            <text:p text:style-name="P129">説明</text:p>
          </table:table-cell>
          <table:table-cell table:style-name="表183.A1" office:value-type="string">
            <text:p text:style-name="P129"/>
            <text:p text:style-name="P129">プロセスを生成します。</text:p>
          </table:table-cell>
        </table:table-row>
        <table:table-row>
          <table:table-cell table:style-name="表183.A1" office:value-type="string">
            <text:p text:style-name="P129">書式</text:p>
          </table:table-cell>
          <table:table-cell table:style-name="表183.A1" office:value-type="string">
            <text:p text:style-name="P129"/>
            <text:p text:style-name="P129">fork</text:p>
          </table:table-cell>
        </table:table-row>
        <table:table-row>
          <table:table-cell table:style-name="表183.A1" office:value-type="string">
            <text:p text:style-name="P129">詳細</text:p>
          </table:table-cell>
          <table:table-cell table:style-name="表183.A1" office:value-type="string">
            <text:p text:style-name="P129"/>
            <text:p text:style-name="P129">UNIXプロセスを生成します。</text:p>
          </table:table-cell>
        </table:table-row>
        <table:table-row>
          <table:table-cell table:style-name="表183.A1" office:value-type="string">
            <text:p text:style-name="P129">戻り値</text:p>
          </table:table-cell>
          <table:table-cell table:style-name="表183.A1" office:value-type="string">
            <text:p text:style-name="P476"/>
            <text:p text:style-name="P476">親プロセスの場合は子プロセスのプロセスidが返ります。子プロセスの場合は0が返ります。</text:p>
          </table:table-cell>
        </table:table-row>
        <table:table-row>
          <table:table-cell table:style-name="表183.A1" office:value-type="string">
            <text:p text:style-name="P129">例外</text:p>
          </table:table-cell>
          <table:table-cell table:style-name="表183.A1" office:value-type="string">
            <text:p text:style-name="P129"/>
            <text:p text:style-name="P129">ErrSyntax: 書式に誤りがあります。</text:p>
            <text:p text:style-name="P129">ErrSysCall: システムコールでエラーが発生しました。</text:p>
          </table:table-cell>
        </table:table-row>
        <table:table-row>
          <table:table-cell table:style-name="表183.A1" office:value-type="string">
            <text:p text:style-name="P129">使用例</text:p>
          </table:table-cell>
          <table:table-cell table:style-name="表183.A1" office:value-type="string">
            <text:p text:style-name="P129"/>
            <text:p text:style-name="P129"/>
          </table:table-cell>
        </table:table-row>
        <table:table-row>
          <table:table-cell table:style-name="表183.A1" office:value-type="string">
            <text:p text:style-name="P129">関連</text:p>
          </table:table-cell>
          <table:table-cell table:style-name="表183.A1" office:value-type="string">
            <text:p text:style-name="P440"/>
            <text:p text:style-name="P440">fork-exec</text:p>
            <text:p text:style-name="P440">wait</text:p>
          </table:table-cell>
        </table:table-row>
      </table:table>
      <text:h text:style-name="P718" text:outline-level="3"/>
      <text:h text:style-name="P712" text:outline-level="3"><text:bookmark-start text:name="__RefHeading___Toc21227_18344718341"/><text:span text:style-name="T165">FCL</text:span><text:span text:style-name="T5">　</text:span><text:bookmark-end text:name="__RefHeading___Toc21227_18344718341"/></text:h>
      <text:p text:style-name="P276"/>
      <table:table table:name="表284" table:style-name="表284">
        <table:table-column table:style-name="表284.A"/>
        <table:table-column table:style-name="表284.B"/>
        <table:table-row>
          <table:table-cell table:style-name="表284.A1" office:value-type="string">
            <text:p text:style-name="P142">説明</text:p>
          </table:table-cell>
          <table:table-cell table:style-name="表284.A1" office:value-type="string">
            <text:p text:style-name="P142"/>
            <text:p text:style-name="P603">フォント補正ライブラリ(Font Calibration Library)です。</text:p>
          </table:table-cell>
        </table:table-row>
        <table:table-row>
          <table:table-cell table:style-name="表284.A1" office:value-type="string">
            <text:p text:style-name="P142">書式</text:p>
          </table:table-cell>
          <table:table-cell table:style-name="表284.A1" office:value-type="string">
            <text:p text:style-name="P142"/>
            <text:p text:style-name="P363">load-font-calib "<text:span text:style-name="T54">font-calibration-file-path </text:span><text:span text:style-name="T106">"</text:span></text:p>
            <text:p text:style-name="P364">reset-font-calib</text:p>
          </table:table-cell>
        </table:table-row>
        <table:table-row>
          <table:table-cell table:style-name="表284.A1" office:value-type="string">
            <text:p text:style-name="P142">詳細</text:p>
          </table:table-cell>
          <table:table-cell table:style-name="表284.A1" office:value-type="string">
            <text:p text:style-name="P505"/>
            <text:p text:style-name="P505"><text:span text:style-name="T151">フォント補正ライブラリ(Font Calibration Library)</text:span><text:span text:style-name="T162">を呼び出します。</text:span></text:p>
            <text:p text:style-name="P505"><text:span text:style-name="T151">load-font-calib </text:span><text:span text:style-name="T165">コマンド</text:span><text:span text:style-name="T151">は、</text:span><text:span text:style-name="T165">フォント補正ファイルとして</text:span><text:span text:style-name="T185">font-calibration-file-path </text:span><text:span text:style-name="T200">ファイルを読み込みフォント補正機能を有効にします。フォント補正ファイルは、フォントの各コードポイントの文字についての文字幅情報を持ち、フォント補正ライブラリの関数fcl_get_width(3) を呼び出すことによりこの値を返します。</text:span></text:p>
            <text:p text:style-name="P609">reset-font-calibコマンドはフォント補正機能を無効にします。</text:p>
          </table:table-cell>
        </table:table-row>
        <table:table-row>
          <table:table-cell table:style-name="表284.A1" office:value-type="string">
            <text:p text:style-name="P142">戻り値</text:p>
          </table:table-cell>
          <table:table-cell table:style-name="表284.A1" office:value-type="string">
            <text:p text:style-name="P477"/>
            <text:p text:style-name="P594">load-font-calibコマンドはフォント補正ファイルを読み込めた場合はtを返し、正しく読み込めなかった場合はnilを返します。</text:p>
            <text:p text:style-name="P594">reset-font-calibコマンドは常にtを返します。</text:p>
          </table:table-cell>
        </table:table-row>
        <table:table-row>
          <table:table-cell table:style-name="表284.A1" office:value-type="string">
            <text:p text:style-name="P142">例外</text:p>
          </table:table-cell>
          <table:table-cell table:style-name="表284.A1" office:value-type="string">
            <text:p text:style-name="P142"/>
            <text:p text:style-name="P142">ErrSyntax: 書式に誤りがあります。</text:p>
          </table:table-cell>
        </table:table-row>
        <table:table-row>
          <table:table-cell table:style-name="表284.A1" office:value-type="string">
            <text:p text:style-name="P142">使用例</text:p>
          </table:table-cell>
          <table:table-cell table:style-name="表284.A1" office:value-type="string">
            <text:p text:style-name="P142"/>
            <text:p text:style-name="P142"/>
          </table:table-cell>
        </table:table-row>
        <table:table-row>
          <table:table-cell table:style-name="表284.A1" office:value-type="string">
            <text:p text:style-name="P142">関連</text:p>
          </table:table-cell>
          <table:table-cell table:style-name="表284.A1" office:value-type="string">
            <text:p text:style-name="P432"/>
            <text:p text:style-name="P595">FCLの機能を有効にするためには、パッケージビルド時にMakefileにて</text:p>
            <text:p text:style-name="P595"><text:s text:c="4"/>NCURSES = yes </text:p>
            <text:p text:style-name="P595">を指定する必要があります。</text:p>
            <text:p text:style-name="P595">フォント補正ファイルのサンプルとして、misc/default.fcab ファイルがあります。</text:p>
          </table:table-cell>
        </table:table-row>
      </table:table>
      <text:h text:style-name="P804" text:outline-level="3"/>
      <text:h text:style-name="P719" text:outline-level="3"/>
      <text:h text:style-name="P712" text:outline-level="3"><text:bookmark-start text:name="__RefHeading__14480_1559979953"/>fork-exec<text:span text:style-name="T5">　</text:span><text:bookmark-end text:name="__RefHeading__14480_1559979953"/></text:h>
      <text:p text:style-name="P276"/>
      <table:table table:name="表42" table:style-name="表42">
        <table:table-column table:style-name="表42.A"/>
        <table:table-column table:style-name="表42.B"/>
        <table:table-row>
          <table:table-cell table:style-name="表42.A1" office:value-type="string">
            <text:p text:style-name="P105">説明</text:p>
          </table:table-cell>
          <table:table-cell table:style-name="表42.A1" office:value-type="string">
            <text:p text:style-name="P105"/>
            <text:p text:style-name="P105">プロセスを生成し外部プログラムを実行します。</text:p>
          </table:table-cell>
        </table:table-row>
        <table:table-row>
          <table:table-cell table:style-name="表42.A1" office:value-type="string">
            <text:p text:style-name="P105">書式</text:p>
          </table:table-cell>
          <table:table-cell table:style-name="表42.A1" office:value-type="string">
            <text:p text:style-name="P105"/>
            <text:p text:style-name="P143">fork-exec <text:span text:style-name="T253">[ </text:span><text:span text:style-name="T155">:</text:span><text:span text:style-name="T201">pty</text:span><text:span text:style-name="T253"> </text:span><text:span text:style-name="T155">] [ :</text:span><text:span text:style-name="T201">environ </text:span><text:span text:style-name="T189">env</text:span><text:span text:style-name="T155"> ] </text:span><text:span text:style-name="T54">command</text:span> <text:s/><text:span text:style-name="T253">[ </text:span><text:span text:style-name="T60">args</text:span><text:span text:style-name="T253"> … <text:s/>| ( </text:span><text:span text:style-name="T60">args</text:span><text:span text:style-name="T253"> … <text:s/>) ]</text:span></text:p>
          </table:table-cell>
        </table:table-row>
        <table:table-row>
          <table:table-cell table:style-name="表42.A1" office:value-type="string">
            <text:p text:style-name="P105">詳細</text:p>
          </table:table-cell>
          <table:table-cell table:style-name="表42.A1" office:value-type="string">
            <text:p text:style-name="P105"/>
            <text:p text:style-name="P105">UNIXプロセスを生成し、子プロセスとして <text:span text:style-name="T60">command</text:span><text:span text:style-name="T253"> を</text:span><text:span text:style-name="T60">args </text:span><text:span text:style-name="T253">引数を伴い実行します。子プロセスのプロセスidと標準入出力ファイル記述子が返され、子プロセスは並行して動作します。</text:span></text:p>
            <text:p text:style-name="P440">子プロセスに渡される標準入力、標準出力<text:span text:style-name="T5">および、エラー出力</text:span>はインタプリタと接続されたpipeとのチャネルとなります。</text:p>
            <text:p text:style-name="P538">親プロセスは子プロセスの終了をwaitコマンドで完了させる必要があります。</text:p>
            <text:p text:style-name="P539"><text:span text:style-name="T204">:pty </text:span><text:span text:style-name="T165">オプションを指定した場合、子プロセスの標準入出力はptyを通して行われます（実験的な機能）。ptyを使用することにより、子プロセスに対してttyの制御文字ができるようになります。</text:span></text:p>
            <text:p text:style-name="P539"><text:span text:style-name="T165">environ: により子プロセスに環境変数リストを渡すことができます。</text:span><text:span text:style-name="T193">env</text:span><text:span text:style-name="T165">の形式は ("変数名=値" ... ) となります。</text:span></text:p>
            <text:p text:style-name="P539">コマンド名および引数の文字コードエンコーディングは、グローバル変数DEFAULT_DIRENT_ENCODINGにより指定します。<text:span text:style-name="T5">既定</text:span>値はUTF-8です。</text:p>
          </table:table-cell>
        </table:table-row>
        <table:table-row>
          <table:table-cell table:style-name="表42.A1" office:value-type="string">
            <text:p text:style-name="P105">戻り値</text:p>
          </table:table-cell>
          <table:table-cell table:style-name="表42.A1" office:value-type="string">
            <text:p text:style-name="P440"/>
            <text:p text:style-name="P440">以下の形式のリストが返ります。</text:p>
            <text:p text:style-name="P413">((pid . <text:span text:style-name="T54">PID</text:span> ) (left . <text:span text:style-name="T54">OUTPUT-FD</text:span> ) (right . <text:span text:style-name="T54">INPUT-FD</text:span> ) </text:p>
            <text:p text:style-name="P413"><text:s/>(<text:span text:style-name="T306">error</text:span> . <text:span text:style-name="T83">ERROR</text:span><text:span text:style-name="T54">-FD</text:span> ))</text:p>
            <text:p text:style-name="P478"><text:span text:style-name="T54">PID</text:span> … 子プロセスのプロセスid</text:p>
            <text:p text:style-name="P478"><text:span text:style-name="T54">OUTPUT-FD</text:span> … 親プロセスから子プロセスの標準入力へデータを渡すためのファイル記述子。</text:p>
            <text:p text:style-name="P478"><text:span text:style-name="T54">INPUT-FD</text:span> … 子プロセスの標準出力から親プロセスへデータを渡すためのファイル記述子。</text:p>
            <text:p text:style-name="P480"><text:span text:style-name="T54">ERROR-FD</text:span> … 子プロセスのエラー出力から親プロセスへデータを渡すためのファイル記述子。</text:p>
          </table:table-cell>
        </table:table-row>
        <table:table-row>
          <table:table-cell table:style-name="表42.A1" office:value-type="string">
            <text:p text:style-name="P105">例外</text:p>
          </table:table-cell>
          <table:table-cell table:style-name="表42.A1" office:value-type="string">
            <text:p text:style-name="P105"/>
            <text:p text:style-name="P105">ErrSyntax: 書式に誤りがあります。</text:p>
            <text:p text:style-name="P265">ErrSysCall: システムコールでエラーが発生しました。</text:p>
          </table:table-cell>
        </table:table-row>
        <table:table-row>
          <table:table-cell table:style-name="表42.A1" office:value-type="string">
            <text:p text:style-name="P105">使用例</text:p>
          </table:table-cell>
          <table:table-cell table:style-name="表42.A1" office:value-type="string">
            <text:p text:style-name="P105"/>
            <text:p text:style-name="P267"><text:soft-page-break/></text:p>
          </table:table-cell>
        </table:table-row>
        <table:table-row>
          <table:table-cell table:style-name="表42.A1" office:value-type="string">
            <text:p text:style-name="P105">関連</text:p>
          </table:table-cell>
          <table:table-cell table:style-name="表42.A1" office:value-type="string">
            <text:p text:style-name="P440"/>
            <text:p text:style-name="P440">fork</text:p>
            <text:p text:style-name="P440">spawn</text:p>
            <text:p text:style-name="P440">wait</text:p>
          </table:table-cell>
        </table:table-row>
      </table:table>
      <text:h text:style-name="P758" text:outline-level="3"/>
      <text:h text:style-name="P712" text:outline-level="3"><text:bookmark-start text:name="__RefHeading__14482_1559979953"/>fun<text:span text:style-name="T5">　</text:span><text:bookmark-end text:name="__RefHeading__14482_1559979953"/></text:h>
      <text:p text:style-name="P54"/>
      <table:table table:name="表43" table:style-name="表43">
        <table:table-column table:style-name="表43.A"/>
        <table:table-column table:style-name="表43.B"/>
        <table:table-row>
          <table:table-cell office:value-type="string">
            <text:p text:style-name="P105">説明</text:p>
          </table:table-cell>
          <table:table-cell office:value-type="string">
            <text:p text:style-name="P105"/>
            <text:p text:style-name="P105">無名の関数を定義します。</text:p>
          </table:table-cell>
        </table:table-row>
        <table:table-row>
          <table:table-cell office:value-type="string">
            <text:p text:style-name="P105">書式</text:p>
          </table:table-cell>
          <table:table-cell office:value-type="string">
            <text:p text:style-name="P105"/>
            <text:p text:style-name="P105">fun ( <text:span text:style-name="T54">argspec</text:span> ) { <text:span text:style-name="T54">body</text:span> }</text:p>
            <text:p text:style-name="P144"><text:tab/><text:span text:style-name="T54">argspec</text:span> : [ <text:span text:style-name="T54">posargs</text:span> ... ] [ <text:span text:style-name="T54">keyword</text:span><text:span text:style-name="T106">: </text:span><text:span text:style-name="T54">keyargs </text:span>... ]</text:p>
            <text:p text:style-name="P144"><text:tab/><text:tab/>[ args: <text:span text:style-name="T54">restarg</text:span> ] <text:s/><text:span text:style-name="T261">| <text:s/>*</text:span></text:p>
            <text:p text:style-name="P105"><text:tab/><text:span text:style-name="T54">posargs</text:span> : <text:span text:style-name="T54">symbol</text:span> | &amp;<text:span text:style-name="T54">symbol</text:span></text:p>
            <text:p text:style-name="P105"><text:tab/><text:span text:style-name="T54">keyargs</text:span> : <text:span text:style-name="T54">symbol</text:span> | &amp;<text:span text:style-name="T54">symbol</text:span></text:p>
            <text:p text:style-name="P105"><text:span text:style-name="T54"><text:tab/>restarg </text:span><text:span text:style-name="T106">:</text:span><text:span text:style-name="T54"> symbol</text:span></text:p>
          </table:table-cell>
        </table:table-row>
        <table:table-row>
          <table:table-cell office:value-type="string">
            <text:p text:style-name="P105">詳細</text:p>
          </table:table-cell>
          <table:table-cell office:value-type="string">
            <text:p text:style-name="P105"/>
            <text:p text:style-name="P105">名前無し関数を定義します。引数定義<text:span text:style-name="T54">argspec</text:span>に関しては、「4.10 引数」を参照ください。</text:p>
            <text:p text:style-name="P105"><text:span text:style-name="T54">body</text:span>には、関数本体のスクリプトを記述します。</text:p>
          </table:table-cell>
        </table:table-row>
        <table:table-row>
          <table:table-cell office:value-type="string">
            <text:p text:style-name="P105">戻り値</text:p>
          </table:table-cell>
          <table:table-cell office:value-type="string">
            <text:p text:style-name="P105"/>
            <text:p text:style-name="P105">生成された関数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1"/>
            <text:p text:style-name="P661">defun foo (n) {</text:p>
            <text:p text:style-name="P661"><text:s text:c="2"/>fun (i) {$n ++ $i}</text:p>
            <text:p text:style-name="P661">};</text:p>
            <text:p text:style-name="P661">set x [foo 100];</text:p>
            <text:p text:style-name="P661">$x 10;<text:tab/><text:tab/># <text:span text:style-name="T299">→</text:span> 110</text:p>
            <text:p text:style-name="P661">$x 10;<text:tab/><text:tab/># <text:span text:style-name="T299">→</text:span> 120</text:p>
          </table:table-cell>
        </table:table-row>
      </table:table>
      <text:h text:style-name="P712" text:outline-level="3"><text:bookmark-start text:name="__RefHeading__14354_1847744091"/>func? 　<text:bookmark-end text:name="__RefHeading__14354_1847744091"/></text:h>
      <text:p text:style-name="P99"/>
      <table:table table:name="Table27" table:style-name="Table27">
        <table:table-column table:style-name="Table27.A"/>
        <table:table-column table:style-name="Table27.B"/>
        <table:table-row>
          <table:table-cell office:value-type="string">
            <text:p text:style-name="P114">説明</text:p>
          </table:table-cell>
          <table:table-cell office:value-type="string">
            <text:p text:style-name="P114"/>
            <text:p text:style-name="P114">関数型データであれば真を返します。</text:p>
          </table:table-cell>
        </table:table-row>
        <table:table-row>
          <table:table-cell office:value-type="string">
            <text:p text:style-name="P114">書式</text:p>
          </table:table-cell>
          <table:table-cell office:value-type="string">
            <text:p text:style-name="P114"/>
            <text:p text:style-name="P114">func? <text:s/><text:span text:style-name="T54"><text:s/>var <text:s/></text:span></text:p>
          </table:table-cell>
        </table:table-row>
        <table:table-row>
          <table:table-cell office:value-type="string">
            <text:p text:style-name="P114">詳細</text:p>
          </table:table-cell>
          <table:table-cell office:value-type="string">
            <text:p text:style-name="P114"/>
            <text:p text:style-name="P114"><text:span text:style-name="T54">var</text:span>が関数型データであれば真を返します。</text:p>
          </table:table-cell>
        </table:table-row>
        <table:table-row>
          <table:table-cell office:value-type="string">
            <text:p text:style-name="P114">戻り値</text:p>
          </table:table-cell>
          <table:table-cell office:value-type="string">
            <text:p text:style-name="P114"/>
            <text:p text:style-name="P114"><text:span text:style-name="T54">var</text:span>が関数型データであれば真を返します。</text:p>
          </table:table-cell>
        </table:table-row>
        <table:table-row>
          <table:table-cell office:value-type="string">
            <text:p text:style-name="P114">例外</text:p>
          </table:table-cell>
          <table:table-cell office:value-type="string">
            <text:p text:style-name="P114"/>
            <text:p text:style-name="P114">ErrSyntax: 書式に誤りがあります。</text:p>
          </table:table-cell>
        </table:table-row>
        <table:table-row>
          <table:table-cell office:value-type="string">
            <text:p text:style-name="P114">使用例</text:p>
          </table:table-cell>
          <table:table-cell office:value-type="string">
            <text:p text:style-name="P690"/>
            <text:p text:style-name="P690">func? [fun () {}]; <text:s/># → t</text:p>
          </table:table-cell>
        </table:table-row>
      </table:table>
      <text:h text:style-name="P712" text:outline-level="3"><text:bookmark-start text:name="__RefHeading___Toc21200_780634474"/>gc　<text:bookmark-end text:name="__RefHeading___Toc21200_780634474"/></text:h>
      <text:p text:style-name="P277"/>
      <table:table table:name="表192" table:style-name="表192">
        <table:table-column table:style-name="表192.A"/>
        <table:table-column table:style-name="表192.B"/>
        <table:table-row>
          <table:table-cell office:value-type="string">
            <text:p text:style-name="P145">説明</text:p>
          </table:table-cell>
          <table:table-cell office:value-type="string">
            <text:p text:style-name="P145"/>
            <text:p text:style-name="P567">ガベージコレクションを起動します。</text:p>
          </table:table-cell>
        </table:table-row>
        <table:table-row>
          <table:table-cell office:value-type="string">
            <text:p text:style-name="P145">書式</text:p>
          </table:table-cell>
          <table:table-cell office:value-type="string">
            <text:p text:style-name="P145"/>
            <text:p text:style-name="P145">gc</text:p>
          </table:table-cell>
        </table:table-row>
        <table:table-row>
          <table:table-cell office:value-type="string">
            <text:p text:style-name="P145">詳細</text:p>
          </table:table-cell>
          <table:table-cell office:value-type="string">
            <text:p text:style-name="P145"/>
            <text:p text:style-name="P617">ガベージコレクションを起動します。</text:p>
          </table:table-cell>
        </table:table-row>
        <table:table-row>
          <table:table-cell office:value-type="string">
            <text:p text:style-name="P145">戻り値</text:p>
          </table:table-cell>
          <table:table-cell office:value-type="string">
            <text:p text:style-name="P145"/>
            <text:p text:style-name="P145">常にnilを返します。</text:p>
          </table:table-cell>
        </table:table-row>
        <table:table-row>
          <table:table-cell office:value-type="string">
            <text:p text:style-name="P145">例外</text:p>
          </table:table-cell>
          <table:table-cell office:value-type="string">
            <text:p text:style-name="P145"/>
            <text:p text:style-name="P145"/>
          </table:table-cell>
        </table:table-row>
        <table:table-row>
          <table:table-cell office:value-type="string">
            <text:p text:style-name="P145">使用例</text:p>
          </table:table-cell>
          <table:table-cell office:value-type="string">
            <text:p text:style-name="P145"/>
            <text:p text:style-name="P145"/>
          </table:table-cell>
        </table:table-row>
      </table:table>
      <text:h text:style-name="P763" text:outline-level="3"/>
      <text:h text:style-name="P712" text:outline-level="3"><text:bookmark-start text:name="__RefHeading__14914_1847744091"/>g<text:span text:style-name="T266">lob</text:span>　<text:bookmark-end text:name="__RefHeading__14914_1847744091"/></text:h>
      <text:p text:style-name="P277"/>
      <table:table table:name="Table39" table:style-name="Table39">
        <table:table-column table:style-name="Table39.A"/>
        <table:table-column table:style-name="Table39.B"/>
        <table:table-row>
          <table:table-cell office:value-type="string">
            <text:p text:style-name="P146">説明</text:p>
          </table:table-cell>
          <table:table-cell office:value-type="string">
            <text:p text:style-name="P146"/>
            <text:p text:style-name="P568">指定したパスと正規表現でファイルリストを返します。</text:p>
          </table:table-cell>
        </table:table-row>
        <table:table-row>
          <table:table-cell office:value-type="string">
            <text:p text:style-name="P146">書式</text:p>
          </table:table-cell>
          <table:table-cell office:value-type="string">
            <text:p text:style-name="P146"/>
            <text:p text:style-name="P365">glob [ " [ <text:span text:style-name="T54">path</text:span> / ] [ <text:span text:style-name="T54">regex</text:span> ] " ]</text:p>
          </table:table-cell>
        </table:table-row>
        <table:table-row>
          <table:table-cell office:value-type="string">
            <text:p text:style-name="P146">詳細</text:p>
          </table:table-cell>
          <table:table-cell office:value-type="string">
            <text:p text:style-name="P440"/>
            <text:p text:style-name="P440"><text:span text:style-name="T54">path</text:span>により指定したディレクトリ配下にあるファイルを<text:span text:style-name="T54">regex</text:span>によりフィルタし、マッチしたファイル名のリストを返します。</text:p>
            <text:p text:style-name="P440">ファイル名のリストは、指定したpathにより絶対パスまたは相対パスによる表記として返されます。</text:p>
            <text:p text:style-name="P481"><text:span text:style-name="T54">path</text:span>を省略した場合はカレントディレクトリ <text:span text:style-name="T43">"</text:span>./<text:span text:style-name="T43">"</text:span> が指定されたことになります。</text:p>
            <text:p text:style-name="P481"><text:span text:style-name="T54">regex</text:span>を省略した場合は、全てのファイル <text:span text:style-name="T43">"</text:span>.*<text:span text:style-name="T43">"</text:span> が指定されたことになります。</text:p>
            <text:p text:style-name="P482">両方省略された場合は、カレントディレクトリの全てのファイルが指定されたことになります。</text:p>
            <text:p text:style-name="P483">UNIXの同名のライブラリとは異なり、パターンの指定方法は正規表現となります。</text:p>
          </table:table-cell>
        </table:table-row>
        <table:table-row>
          <table:table-cell office:value-type="string">
            <text:p text:style-name="P146">戻り値</text:p>
          </table:table-cell>
          <table:table-cell office:value-type="string">
            <text:p text:style-name="P146"/>
            <text:p text:style-name="P146">ファイル名のリストを返します。</text:p>
          </table:table-cell>
        </table:table-row>
        <table:table-row>
          <table:table-cell office:value-type="string">
            <text:p text:style-name="P146">例外</text:p>
          </table:table-cell>
          <table:table-cell office:value-type="string">
            <text:p text:style-name="P146"/>
            <text:p text:style-name="P146"/>
          </table:table-cell>
        </table:table-row>
        <table:table-row>
          <table:table-cell office:value-type="string">
            <text:p text:style-name="P146">使用例</text:p>
          </table:table-cell>
          <table:table-cell office:value-type="string">
            <text:p text:style-name="P691"/>
            <text:p text:style-name="P699"><text:span text:style-name="T28">g</text:span><text:span text:style-name="T5">lob </text:span><text:span text:style-name="T44">"</text:span><text:span text:style-name="T28">../.*\.[ch]$</text:span><text:span text:style-name="T44">"</text:span></text:p>
          </table:table-cell>
        </table:table-row>
      </table:table>
      <text:h text:style-name="P712" text:outline-level="3"><text:bookmark-start text:name="__RefHeading__14916_1847744091"/>goto　<text:bookmark-end text:name="__RefHeading__14916_1847744091"/></text:h>
      <text:p text:style-name="P278"/>
      <table:table table:name="Table40" table:style-name="Table40">
        <table:table-column table:style-name="Table40.A"/>
        <table:table-column table:style-name="Table40.B"/>
        <table:table-row>
          <table:table-cell office:value-type="string">
            <text:p text:style-name="P147">説明</text:p>
          </table:table-cell>
          <table:table-cell office:value-type="string">
            <text:p text:style-name="P147"/>
            <text:p text:style-name="P569">現在のスタックフレームのまま指定した関数に制御を移します。</text:p>
          </table:table-cell>
        </table:table-row>
        <table:table-row>
          <table:table-cell office:value-type="string">
            <text:p text:style-name="P147">書式</text:p>
          </table:table-cell>
          <table:table-cell office:value-type="string">
            <text:p text:style-name="P147"/>
            <text:p text:style-name="P147">goto <text:span text:style-name="T54">function-name</text:span> [ <text:span text:style-name="T54">args</text:span> ... ]</text:p>
            <text:p text:style-name="P148">goto <text:span text:style-name="T67">object method</text:span> [ <text:span text:style-name="T54">args</text:span> ... ]</text:p>
          </table:table-cell>
        </table:table-row>
        <table:table-row>
          <table:table-cell office:value-type="string">
            <text:p text:style-name="P147">詳細</text:p>
          </table:table-cell>
          <table:table-cell office:value-type="string">
            <text:p text:style-name="P147"/>
            <text:p text:style-name="P147"><text:span text:style-name="T233">現在の呼び出しスタックフレームのまま</text:span><text:span text:style-name="T230">function-name</text:span><text:span text:style-name="T234">または </text:span><text:span text:style-name="T232">object:</text:span><text:span text:style-name="T231">: <text:s/>method </text:span><text:span text:style-name="T233">を呼び出します。</text:span><text:span text:style-name="T230">function-name</text:span><text:span text:style-name="T234">または </text:span><text:span text:style-name="T231">method</text:span><text:span text:style-name="T234"> </text:span><text:span text:style-name="T233">に仮引数が定義されている場合は、</text:span><text:span text:style-name="T230">args</text:span><text:span text:style-name="T233">により与える必要があります。</text:span></text:p>
            <text:p text:style-name="P618">本コマンドにより末尾再帰呼び出しをプログラムレベルで実現できます。</text:p>
          </table:table-cell>
        </table:table-row>
        <table:table-row>
          <table:table-cell office:value-type="string">
            <text:p text:style-name="P147">戻り値</text:p>
          </table:table-cell>
          <table:table-cell office:value-type="string">
            <text:p text:style-name="P147"/>
            <text:p text:style-name="P147">本コマンドの戻り値はありません。</text:p>
          </table:table-cell>
        </table:table-row>
        <table:table-row>
          <table:table-cell office:value-type="string">
            <text:p text:style-name="P147">例外</text:p>
          </table:table-cell>
          <table:table-cell office:value-type="string">
            <text:p text:style-name="P147"/>
            <text:p text:style-name="P147">関数呼び出しに伴うエラーと同等のエラーが発生します（引数の不一致など）。</text:p>
          </table:table-cell>
        </table:table-row>
        <table:table-row>
          <table:table-cell office:value-type="string">
            <text:p text:style-name="P147">使用例</text:p>
          </table:table-cell>
          <table:table-cell office:value-type="string">
            <text:p text:style-name="P147"/>
            <text:p text:style-name="P147"/>
          </table:table-cell>
        </table:table-row>
      </table:table>
      <text:h text:style-name="P764" text:outline-level="3"/>
      <text:h text:style-name="P712" text:outline-level="3"><text:bookmark-start text:name="__RefHeading__14484_1559979953"/>if<text:span text:style-name="T5">　</text:span><text:bookmark-end text:name="__RefHeading__14484_1559979953"/></text:h>
      <text:p text:style-name="P54"/>
      <table:table table:name="表44" table:style-name="表44">
        <table:table-column table:style-name="表44.A"/>
        <table:table-column table:style-name="表44.B"/>
        <table:table-row>
          <table:table-cell office:value-type="string">
            <text:p text:style-name="P105">説明</text:p>
          </table:table-cell>
          <table:table-cell office:value-type="string">
            <text:p text:style-name="P105"/>
            <text:p text:style-name="P105">条件により処理を分岐します。</text:p>
          </table:table-cell>
        </table:table-row>
        <table:table-row>
          <table:table-cell office:value-type="string">
            <text:p text:style-name="P105">書式</text:p>
          </table:table-cell>
          <table:table-cell office:value-type="string">
            <text:p text:style-name="P105"/>
            <text:p text:style-name="P105">if <text:span text:style-name="T54">exp</text:span><text:span text:style-name="T106"> </text:span><text:span text:style-name="T112">[ </text:span><text:span text:style-name="T106">then: </text:span><text:span text:style-name="T54">then-block </text:span><text:span text:style-name="T112">]</text:span><text:span text:style-name="T54"> </text:span><text:span text:style-name="T106">[ else: </text:span><text:span text:style-name="T54">else-block </text:span><text:span text:style-name="T106"><text:s/>] <text:tab/>… (書式1)</text:span></text:p>
            <text:p text:style-name="P127">if <text:span text:style-name="T54">exp</text:span><text:span text:style-name="T106"> </text:span><text:span text:style-name="T54">then-block </text:span><text:span text:style-name="T106">[ </text:span><text:span text:style-name="T54">else-block </text:span><text:span text:style-name="T106"><text:s/>] <text:tab/><text:tab/><text:tab/>… (書式2)</text:span></text:p>
            <text:p text:style-name="P149"><text:span text:style-name="T106"><text:tab/></text:span><text:span text:style-name="T54">exp </text:span><text:span text:style-name="T106">: </text:span><text:span text:style-name="T54">value</text:span><text:span text:style-name="T106"> | { </text:span><text:span text:style-name="T54">block</text:span><text:span text:style-name="T106"> }</text:span></text:p>
            <text:p text:style-name="P105"><text:span text:style-name="T106"><text:tab/></text:span><text:span text:style-name="T54">then-block</text:span><text:span text:style-name="T106"> : </text:span><text:span text:style-name="T54">value</text:span><text:span text:style-name="T106"> | { </text:span><text:span text:style-name="T54">block</text:span><text:span text:style-name="T106"> }</text:span></text:p>
            <text:p text:style-name="P105"><text:span text:style-name="T106"><text:tab/></text:span><text:span text:style-name="T54">else-block</text:span><text:span text:style-name="T106"> : </text:span><text:span text:style-name="T54">value</text:span><text:span text:style-name="T106"> | { </text:span><text:span text:style-name="T54">block</text:span><text:span text:style-name="T106"> }</text:span></text:p>
          </table:table-cell>
        </table:table-row>
        <table:table-row>
          <table:table-cell office:value-type="string">
            <text:p text:style-name="P105">詳細</text:p>
          </table:table-cell>
          <table:table-cell office:value-type="string">
            <text:p text:style-name="P105"/>
            <text:p text:style-name="P105"><text:span text:style-name="T54">exp</text:span>を評価し、非nilの場合<text:span text:style-name="T54">then-block</text:span>を実行します。nilの場合は<text:span text:style-name="T54">else-block</text:span>を実行します。</text:p>
            <text:p text:style-name="P105"><text:span text:style-name="T54">exp</text:span>は、値もしくは処理ブロックを指定します。処理ブロックの場合は、そのブロックを実行した結果がnilかどうかを判定します。</text:p>
            <text:p text:style-name="P105"><text:span text:style-name="T54">then-block</text:span><text:span text:style-name="T106">および</text:span><text:span text:style-name="T54">else-block</text:span>は、値もしくは処理ブロックを指定します。処理ブロックを指定した場合は、そのブロックを実行します。</text:p>
            <text:p text:style-name="P406">書式1と書式2の違いは、ブロックを指定する際にキーワードパラメータを用いるか位置パラメーターを用いるかの違いのみです。位置パラメーターを用いる際は <text:span text:style-name="T54">then-block</text:span> を省略できません。</text:p>
          </table:table-cell>
        </table:table-row>
        <table:table-row>
          <table:table-cell office:value-type="string">
            <text:p text:style-name="P105">戻り値</text:p>
          </table:table-cell>
          <table:table-cell office:value-type="string">
            <text:p text:style-name="P105"/>
            <text:p text:style-name="P105">実行された<text:span text:style-name="T54">then</text:span>-<text:span text:style-name="T54">block</text:span><text:span text:style-name="T106">もしくは</text:span><text:span text:style-name="T54">else-block</text:span>の値となります。実行すべきブロックが指定されていなかった場合は、nil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1"/>
            <text:p text:style-name="P661">if {$i = 0} then: {</text:p>
            <text:p text:style-name="P661"><text:s text:c="2"/># do-something</text:p>
            <text:p text:style-name="P661">} else: {</text:p>
            <text:p text:style-name="P661"><text:s text:c="2"/># do-otherwise</text:p>
            <text:p text:style-name="P661">};<text:line-break/></text:p>
            <text:p text:style-name="P679">if {$i = 0} {# do-something} {# do-otherwise}</text:p>
          </table:table-cell>
        </table:table-row>
      </table:table>
      <text:h text:style-name="P758" text:outline-level="3"/>
      <text:h text:style-name="P712" text:outline-level="3"><text:bookmark-start text:name="__RefHeading__14486_1559979953"/>info<text:span text:style-name="T5">　</text:span><text:bookmark-end text:name="__RefHeading__14486_1559979953"/></text:h>
      <text:p text:style-name="P54"/>
      <table:table table:name="表45" table:style-name="表45">
        <table:table-column table:style-name="表45.A"/>
        <table:table-column table:style-name="表45.B"/>
        <table:table-row>
          <table:table-cell office:value-type="string">
            <text:p text:style-name="P105">説明</text:p>
          </table:table-cell>
          <table:table-cell office:value-type="string">
            <text:p text:style-name="P105"/>
            <text:p text:style-name="P105">インタプリタの情報を返します。</text:p>
          </table:table-cell>
        </table:table-row>
        <table:table-row>
          <table:table-cell office:value-type="string">
            <text:p text:style-name="P105">書式</text:p>
          </table:table-cell>
          <table:table-cell office:value-type="string">
            <text:p text:style-name="P105"/>
            <text:p text:style-name="P105">info local | closure | self | func | class | global | script</text:p>
          </table:table-cell>
        </table:table-row>
        <table:table-row>
          <table:table-cell office:value-type="string">
            <text:p text:style-name="P105">詳細</text:p>
          </table:table-cell>
          <table:table-cell office:value-type="string">
            <text:p text:style-name="P105"/>
            <text:p text:style-name="P105">インタプリタに関する情報をリストで返します。第1引数の内容により動作が変わります。以下、第1引数の内容による機能を示します。</text:p>
            <text:p text:style-name="P105">local ... 現在のローカル変数のシンボルリストを返します。</text:p>
            <text:p text:style-name="P105">closure ... 現在のクロージャのスコープにあるローカル変数のシンボルリストを返します。</text:p>
            <text:p text:style-name="P105">self ... カレントオブジェクトのインスタンス変数のシンボルリストを返します。</text:p>
            <text:p text:style-name="P105">func ... 組み込みコマンド、ユーザ定義関数のシンボルリストを返します。</text:p>
            <text:p text:style-name="P105">class ... クラスのシンボルリストを返します。</text:p>
            <text:p text:style-name="P105">global ... グローバル変数のシンボルリストを返します。</text:p>
            <text:p text:style-name="P105">script ... ロードされたスクリプトのリストを返します。</text:p>
          </table:table-cell>
        </table:table-row>
        <table:table-row>
          <table:table-cell office:value-type="string">
            <text:p text:style-name="P105">戻り値</text:p>
          </table:table-cell>
          <table:table-cell office:value-type="string">
            <text:p text:style-name="P105"/>
            <text:p text:style-name="P105">指定した引数によります。詳細参照のこと。</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1"/>
            <text:p text:style-name="P661"># 全ての変数の一覧をリスト化</text:p>
            <text:p text:style-name="P661">[info local] concat [info closure] [info self] [info global];</text:p>
            <text:p text:style-name="P661"/>
            <text:p text:style-name="P661"># 関数の一覧</text:p>
            <text:p text:style-name="P661">info func;</text:p>
          </table:table-cell>
        </table:table-row>
      </table:table>
      <text:h text:style-name="P712" text:outline-level="3"><text:bookmark-start text:name="__RefHeading__14356_1847744091"/>integer?　<text:bookmark-end text:name="__RefHeading__14356_1847744091"/></text:h>
      <text:p text:style-name="P40"/>
      <table:table table:name="Table28" table:style-name="Table28">
        <table:table-column table:style-name="Table28.A"/>
        <table:table-column table:style-name="Table28.B"/>
        <table:table-row>
          <table:table-cell office:value-type="string">
            <text:p text:style-name="P150">説明</text:p>
          </table:table-cell>
          <table:table-cell office:value-type="string">
            <text:p text:style-name="P150"/>
            <text:p text:style-name="P150">整数型データであれば真を返します。</text:p>
          </table:table-cell>
        </table:table-row>
        <table:table-row>
          <table:table-cell office:value-type="string">
            <text:p text:style-name="P150">書式</text:p>
          </table:table-cell>
          <table:table-cell office:value-type="string">
            <text:p text:style-name="P150"/>
            <text:p text:style-name="P515"><text:span text:style-name="T5">integer? </text:span><text:span text:style-name="T100">va</text:span><text:span text:style-name="T37">l</text:span><text:span text:style-name="T100"> <text:s/></text:span></text:p>
          </table:table-cell>
        </table:table-row>
        <table:table-row>
          <table:table-cell office:value-type="string">
            <text:p text:style-name="P150">詳細</text:p>
          </table:table-cell>
          <table:table-cell office:value-type="string">
            <text:p text:style-name="P150"/>
            <text:p text:style-name="P515"><text:span text:style-name="T100">va</text:span><text:span text:style-name="T37">l</text:span><text:span text:style-name="T5">が整数型データであれば真を返します。</text:span></text:p>
          </table:table-cell>
        </table:table-row>
        <table:table-row>
          <table:table-cell office:value-type="string">
            <text:p text:style-name="P150">戻り値</text:p>
          </table:table-cell>
          <table:table-cell office:value-type="string">
            <text:p text:style-name="P150"/>
            <text:p text:style-name="P515"><text:span text:style-name="T100">va</text:span><text:span text:style-name="T37">l</text:span><text:span text:style-name="T5">が整数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12" text:outline-level="3"><text:bookmark-start text:name="__RefHeading__14356_18477440911"/><text:span text:style-name="T165">intr</text:span>?　<text:bookmark-end text:name="__RefHeading__14356_18477440911"/></text:h>
      <text:p text:style-name="P39"/>
      <table:table table:name="表268" table:style-name="表268">
        <table:table-column table:style-name="表268.A"/>
        <table:table-column table:style-name="表268.B"/>
        <table:table-row>
          <table:table-cell office:value-type="string">
            <text:p text:style-name="P151">説明</text:p>
          </table:table-cell>
          <table:table-cell office:value-type="string">
            <text:p text:style-name="P151"/>
            <text:p text:style-name="P151"><text:span text:style-name="T151">割り込み</text:span>型データであれば真を返します。</text:p>
          </table:table-cell>
        </table:table-row>
        <table:table-row>
          <table:table-cell office:value-type="string">
            <text:p text:style-name="P151">書式</text:p>
          </table:table-cell>
          <table:table-cell office:value-type="string">
            <text:p text:style-name="P151"/>
            <text:p text:style-name="P516"><text:span text:style-name="T165">intr</text:span><text:span text:style-name="T5">? </text:span><text:span text:style-name="T100">va</text:span><text:span text:style-name="T37">l</text:span><text:span text:style-name="T100"> <text:s/></text:span></text:p>
          </table:table-cell>
        </table:table-row>
        <table:table-row>
          <table:table-cell office:value-type="string">
            <text:p text:style-name="P151">詳細</text:p>
          </table:table-cell>
          <table:table-cell office:value-type="string">
            <text:p text:style-name="P151"/>
            <text:p text:style-name="P516"><text:span text:style-name="T100">va</text:span><text:span text:style-name="T37">l</text:span><text:span text:style-name="T5">が</text:span><text:span text:style-name="T165">割り込み</text:span><text:span text:style-name="T5">型データであれば真を返します。</text:span><text:span text:style-name="T193">val</text:span><text:span text:style-name="T165">はインタプリタにインターバルタイマー割り込みを通知するためのデータ型となります。</text:span><text:span text:style-name="T172">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able:table-cell>
        </table:table-row>
        <table:table-row>
          <table:table-cell office:value-type="string">
            <text:p text:style-name="P151">戻り値</text:p>
          </table:table-cell>
          <table:table-cell office:value-type="string">
            <text:p text:style-name="P151"/>
            <text:p text:style-name="P516"><text:span text:style-name="T100">va</text:span><text:span text:style-name="T37">l</text:span><text:span text:style-name="T5">が</text:span><text:span text:style-name="T165">割り込み</text:span><text:span text:style-name="T5">型データであれば真を返します。</text:span></text:p>
          </table:table-cell>
        </table:table-row>
        <table:table-row>
          <table:table-cell office:value-type="string">
            <text:p text:style-name="P151">例外</text:p>
          </table:table-cell>
          <table:table-cell office:value-type="string">
            <text:p text:style-name="P151"/>
            <text:p text:style-name="P151">ErrSyntax: 書式に誤りがあります。</text:p>
          </table:table-cell>
        </table:table-row>
        <table:table-row>
          <table:table-cell office:value-type="string">
            <text:p text:style-name="P151">使用例</text:p>
          </table:table-cell>
          <table:table-cell office:value-type="string">
            <text:p text:style-name="P151"/>
            <text:p text:style-name="P151"/>
          </table:table-cell>
        </table:table-row>
      </table:table>
      <text:h text:style-name="P712" text:outline-level="3"><text:bookmark-start text:name="__RefHeading__14356_184774409111"/><text:span text:style-name="T165">kill / killpg</text:span>　<text:bookmark-end text:name="__RefHeading__14356_184774409111"/></text:h>
      <text:p text:style-name="P39"/>
      <table:table table:name="表282" table:style-name="表282">
        <table:table-column table:style-name="表282.A"/>
        <table:table-column table:style-name="表282.B"/>
        <table:table-row>
          <table:table-cell office:value-type="string">
            <text:p text:style-name="P151">説明</text:p>
          </table:table-cell>
          <table:table-cell office:value-type="string">
            <text:p text:style-name="P151"/>
            <text:p text:style-name="P604">プロセスおよびプロセスグループにシグナルを送ります。</text:p>
          </table:table-cell>
        </table:table-row>
        <table:table-row>
          <table:table-cell office:value-type="string">
            <text:p text:style-name="P151">書式</text:p>
          </table:table-cell>
          <table:table-cell office:value-type="string">
            <text:p text:style-name="P570"/>
            <text:p text:style-name="P557"><text:span text:style-name="T5">kill </text:span><text:span text:style-name="T100">sig pid</text:span></text:p>
            <text:p text:style-name="P558"><text:span text:style-name="T5">killpg </text:span><text:span text:style-name="T100">sig pgid</text:span></text:p>
          </table:table-cell>
        </table:table-row>
        <table:table-row>
          <table:table-cell office:value-type="string">
            <text:p text:style-name="P151">詳細</text:p>
          </table:table-cell>
          <table:table-cell office:value-type="string">
            <text:p text:style-name="P151"/>
            <text:p text:style-name="P540"><text:span text:style-name="T172">k</text:span><text:span text:style-name="T165">ill はプロセス</text:span><text:span text:style-name="T193">pid</text:span><text:span text:style-name="T165">に対してシグナル</text:span><text:span text:style-name="T193">sig</text:span><text:span text:style-name="T165">を送ります。</text:span></text:p>
            <text:p text:style-name="P540"><text:span text:style-name="T172">k</text:span><text:span text:style-name="T165">illpg はプロセスグループ</text:span><text:span text:style-name="T193">pgid</text:span><text:span text:style-name="T165">に対してシグナル</text:span><text:span text:style-name="T193">sig</text:span><text:span text:style-name="T165">を送ります。</text:span></text:p>
          </table:table-cell>
        </table:table-row>
        <table:table-row>
          <table:table-cell office:value-type="string">
            <text:p text:style-name="P151">戻り値</text:p>
          </table:table-cell>
          <table:table-cell office:value-type="string">
            <text:p text:style-name="P151"/>
            <text:p text:style-name="P604">正常にシグナルが送れた場合はtを返します。</text:p>
          </table:table-cell>
        </table:table-row>
        <table:table-row>
          <table:table-cell office:value-type="string">
            <text:p text:style-name="P151">例外</text:p>
          </table:table-cell>
          <table:table-cell office:value-type="string">
            <text:p text:style-name="P151"/>
            <text:p text:style-name="P151">ErrSyntax: 書式に誤りがあります。</text:p>
          </table:table-cell>
        </table:table-row>
        <table:table-row>
          <table:table-cell office:value-type="string">
            <text:p text:style-name="P151">使用例</text:p>
          </table:table-cell>
          <table:table-cell office:value-type="string">
            <text:p text:style-name="P151"/>
            <text:p text:style-name="P151"/>
          </table:table-cell>
        </table:table-row>
      </table:table>
      <text:h text:style-name="P787" text:outline-level="3"/>
      <text:h text:style-name="P712" text:outline-level="3"><text:bookmark-start text:name="__RefHeading__14488_1559979953"/>lazy<text:span text:style-name="T5">　</text:span><text:bookmark-end text:name="__RefHeading__14488_1559979953"/></text:h>
      <text:p text:style-name="P54"/>
      <table:table table:name="表46" table:style-name="表46">
        <table:table-column table:style-name="表46.A"/>
        <table:table-column table:style-name="表46.B"/>
        <table:table-row>
          <table:table-cell office:value-type="string">
            <text:p text:style-name="P105">説明</text:p>
          </table:table-cell>
          <table:table-cell office:value-type="string">
            <text:p text:style-name="P105"/>
            <text:p text:style-name="P105">遅延評価ブロックの生成</text:p>
          </table:table-cell>
        </table:table-row>
        <table:table-row>
          <table:table-cell office:value-type="string">
            <text:p text:style-name="P105">書式</text:p>
          </table:table-cell>
          <table:table-cell office:value-type="string">
            <text:p text:style-name="P105"/>
            <text:p text:style-name="P105">lazy { <text:span text:style-name="T54">block</text:span> }</text:p>
          </table:table-cell>
        </table:table-row>
        <table:table-row>
          <table:table-cell office:value-type="string">
            <text:p text:style-name="P105">詳細</text:p>
          </table:table-cell>
          <table:table-cell office:value-type="string">
            <text:p text:style-name="P105"/>
            <text:p text:style-name="P105">遅延評価ブロックを生成します。lazyコマンドにより生成された<text:span text:style-name="T54">block</text:span>は、次に参照された際に評価されます。そのため、lazyコマンドの戻り値は変数に設定する必要があります。次に、lazyコマンドの戻り値が設定された変数が参照された際は、<text:span text:style-name="T97">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105">戻り値</text:p>
          </table:table-cell>
          <table:table-cell office:value-type="string">
            <text:p text:style-name="P105"/>
            <text:p text:style-name="P105">遅延評価ブロック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6"/>
            <text:p text:style-name="P686">set foo [lazy {println "foo"; result 123}];</text:p>
            <text:p text:style-name="P686">println $foo;<text:tab/><text:tab/># <text:span text:style-name="T299">→</text:span> display "foo" and 123</text:p>
            <text:p text:style-name="P686">println $foo;<text:tab/><text:tab/># <text:span text:style-name="T299">→</text:span> display 123</text:p>
          </table:table-cell>
        </table:table-row>
      </table:table>
      <text:h text:style-name="P712" text:outline-level="3"><text:bookmark-start text:name="__RefHeading__14358_1847744091"/>list?　<text:bookmark-end text:name="__RefHeading__14358_1847744091"/></text:h>
      <text:p text:style-name="P40"/>
      <table:table table:name="Table29" table:style-name="Table29">
        <table:table-column table:style-name="Table29.A"/>
        <table:table-column table:style-name="Table29.B"/>
        <table:table-row>
          <table:table-cell office:value-type="string">
            <text:p text:style-name="P150">説明</text:p>
          </table:table-cell>
          <table:table-cell office:value-type="string">
            <text:p text:style-name="P150"/>
            <text:p text:style-name="P150">リスト型データであれば真を返します。</text:p>
          </table:table-cell>
        </table:table-row>
        <table:table-row>
          <table:table-cell office:value-type="string">
            <text:p text:style-name="P150">書式</text:p>
          </table:table-cell>
          <table:table-cell office:value-type="string">
            <text:p text:style-name="P150"/>
            <text:p text:style-name="P515"><text:span text:style-name="T5">list? </text:span><text:span text:style-name="T100">va</text:span><text:span text:style-name="T37">l</text:span><text:span text:style-name="T100"> <text:s/></text:span></text:p>
          </table:table-cell>
        </table:table-row>
        <table:table-row>
          <table:table-cell office:value-type="string">
            <text:p text:style-name="P150">詳細</text:p>
          </table:table-cell>
          <table:table-cell office:value-type="string">
            <text:p text:style-name="P150"/>
            <text:p text:style-name="P515"><text:span text:style-name="T100">va</text:span><text:span text:style-name="T37">l</text:span><text:span text:style-name="T5">がリスト型データであれば真を返します。</text:span></text:p>
          </table:table-cell>
        </table:table-row>
        <table:table-row>
          <table:table-cell office:value-type="string">
            <text:p text:style-name="P150">戻り値</text:p>
          </table:table-cell>
          <table:table-cell office:value-type="string">
            <text:p text:style-name="P150"/>
            <text:p text:style-name="P515"><text:span text:style-name="T100">va</text:span><text:span text:style-name="T37">l</text:span><text:span text:style-name="T5">がリスト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88" text:outline-level="3"/>
      <text:h text:style-name="P712" text:outline-level="3"><text:bookmark-start text:name="__RefHeading___Toc19469_2135658563"/>load<text:span text:style-name="T5">　</text:span><text:bookmark-end text:name="__RefHeading___Toc19469_2135658563"/></text:h>
      <text:p text:style-name="P279"/>
      <table:table table:name="表156" table:style-name="表156">
        <table:table-column table:style-name="表156.A"/>
        <table:table-column table:style-name="表156.B"/>
        <table:table-row>
          <table:table-cell office:value-type="string">
            <text:p text:style-name="P152">説明</text:p>
          </table:table-cell>
          <table:table-cell office:value-type="string">
            <text:p text:style-name="P152"/>
            <text:p text:style-name="P152">スクリプトをロードします。</text:p>
          </table:table-cell>
        </table:table-row>
        <table:table-row>
          <table:table-cell office:value-type="string">
            <text:p text:style-name="P152">書式</text:p>
          </table:table-cell>
          <table:table-cell office:value-type="string">
            <text:p text:style-name="P152"/>
            <text:p text:style-name="P119">load [ :notrace ] "<text:span text:style-name="T54">script </text:span><text:span text:style-name="T106">"</text:span></text:p>
          </table:table-cell>
        </table:table-row>
        <table:table-row>
          <table:table-cell office:value-type="string">
            <text:p text:style-name="P152">詳細</text:p>
          </table:table-cell>
          <table:table-cell office:value-type="string">
            <text:p text:style-name="P152"/>
            <text:p text:style-name="P154"><text:span text:style-name="T54">script</text:span><text:span text:style-name="T106">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155">:notrace を指定することにより、トレース情報をシステムに残しません。</text:p>
          </table:table-cell>
        </table:table-row>
        <table:table-row>
          <table:table-cell office:value-type="string">
            <text:p text:style-name="P152">戻り値</text:p>
          </table:table-cell>
          <table:table-cell office:value-type="string">
            <text:p text:style-name="P152"/>
            <text:p text:style-name="P152">スクリプトidが返されます。</text:p>
          </table:table-cell>
        </table:table-row>
        <table:table-row>
          <table:table-cell office:value-type="string">
            <text:p text:style-name="P152">例外</text:p>
          </table:table-cell>
          <table:table-cell office:value-type="string">
            <text:p text:style-name="P152"/>
            <text:p text:style-name="P152">ErrSyntax: 書式に誤りがあります。</text:p>
            <text:p text:style-name="P152">ErrFileNotOpen: ファイルがオープンできません。</text:p>
            <text:p text:style-name="P152">WarnParseString: 文字列の終端記号がありません。</text:p>
            <text:p text:style-name="P152">WarnParseClose: リスト、ブロックもしくは、評価ブロックの終端記号がありません。</text:p>
            <text:p text:style-name="P152">ErrParseClose: 括弧の対応が間違っています。</text:p>
          </table:table-cell>
        </table:table-row>
        <table:table-row>
          <table:table-cell office:value-type="string">
            <text:p text:style-name="P152">使用例</text:p>
          </table:table-cell>
          <table:table-cell office:value-type="string">
            <text:p text:style-name="P668"/>
            <text:p text:style-name="P668">load "lib/ls.prfm";</text:p>
          </table:table-cell>
        </table:table-row>
      </table:table>
      <text:h text:style-name="P765" text:outline-level="3"/>
      <text:h text:style-name="P712" text:outline-level="3"><text:bookmark-start text:name="__RefHeading__14490_1559979953"/>load-class<text:span text:style-name="T5">　</text:span><text:bookmark-end text:name="__RefHeading__14490_1559979953"/></text:h>
      <text:p text:style-name="P279"/>
      <table:table table:name="表47" table:style-name="表47">
        <table:table-column table:style-name="表47.A"/>
        <table:table-column table:style-name="表47.B"/>
        <table:table-row>
          <table:table-cell table:style-name="表47.A1" office:value-type="string">
            <text:p text:style-name="P105">説明</text:p>
          </table:table-cell>
          <table:table-cell table:style-name="表47.A1" office:value-type="string">
            <text:p text:style-name="P105"/>
            <text:p text:style-name="P105">クラスをロードします。</text:p>
          </table:table-cell>
        </table:table-row>
        <table:table-row>
          <table:table-cell table:style-name="表47.A1" office:value-type="string">
            <text:p text:style-name="P105">書式</text:p>
          </table:table-cell>
          <table:table-cell table:style-name="表47.A1" office:value-type="string">
            <text:p text:style-name="P105"/>
            <text:p text:style-name="P440">load-<text:span text:style-name="T254">class</text:span> <text:span text:style-name="T254">[ </text:span>:<text:span text:style-name="T254">force ]</text:span> <text:span text:style-name="T61">class</text:span></text:p>
          </table:table-cell>
        </table:table-row>
        <table:table-row>
          <table:table-cell table:style-name="表47.A1" office:value-type="string">
            <text:p text:style-name="P105">詳細</text:p>
          </table:table-cell>
          <table:table-cell table:style-name="表47.A1" office:value-type="string">
            <text:p text:style-name="P105"/>
            <text:p text:style-name="P105"><text:span text:style-name="T61">class</text:span><text:span text:style-name="T106">で示される関数</text:span><text:span text:style-name="T111">クラス</text:span>をロードします。ロードするディレクトリはグローバル変数LIB_PATHで示されるパスのリストを順に試します。</text:p>
            <text:p text:style-name="P267">既にロードされている場合は再度ロードしませんが、:<text:span text:style-name="T254">force オプションを指定すると強制的にロードします。</text:span></text:p>
          </table:table-cell>
        </table:table-row>
        <table:table-row>
          <table:table-cell table:style-name="表47.A1" office:value-type="string">
            <text:p text:style-name="P105">戻り値</text:p>
          </table:table-cell>
          <table:table-cell table:style-name="表47.A1" office:value-type="string">
            <text:p text:style-name="P105"/>
            <text:p text:style-name="P105">tを返します。</text:p>
          </table:table-cell>
        </table:table-row>
        <table:table-row>
          <table:table-cell table:style-name="表47.A1" office:value-type="string">
            <text:p text:style-name="P105">例外</text:p>
          </table:table-cell>
          <table:table-cell table:style-name="表47.A1" office:value-type="string">
            <text:p text:style-name="P105"/>
            <text:p text:style-name="P105">ErrSyntax: 書式に誤りがあります。</text:p>
            <text:p text:style-name="P105">ErrFileNotOpen: ファイルがオープンできません。</text:p>
            <text:p text:style-name="P105">WarnParseString: 文字列の終端記号がありません。</text:p>
            <text:p text:style-name="P105">WarnParseClose: リスト、ブロックもしくは、評価ブロックの終端記号がありません。</text:p>
            <text:p text:style-name="P105">ErrParseClose: 括弧の対応が間違っています。</text:p>
          </table:table-cell>
        </table:table-row>
        <table:table-row>
          <table:table-cell table:style-name="表47.A1" office:value-type="string">
            <text:p text:style-name="P105">使用例</text:p>
          </table:table-cell>
          <table:table-cell table:style-name="表47.A1" office:value-type="string">
            <text:p text:style-name="P105"/>
            <text:p text:style-name="P105"/>
          </table:table-cell>
        </table:table-row>
        <table:table-row>
          <table:table-cell table:style-name="表47.A1" office:value-type="string">
            <text:p text:style-name="P44">関連</text:p>
          </table:table-cell>
          <table:table-cell table:style-name="表47.A1" office:value-type="string">
            <text:p text:style-name="P105"/>
            <text:p text:style-name="P45">load</text:p>
          </table:table-cell>
        </table:table-row>
      </table:table>
      <text:h text:style-name="P827" text:outline-level="3"><text:bookmark-start text:name="__RefHeading___Toc19471_2135658563"/>load-<text:span text:style-name="T254">func</text:span><text:span text:style-name="T5">　</text:span><text:bookmark-end text:name="__RefHeading___Toc19471_2135658563"/></text:h>
      <text:p text:style-name="P357"/>
      <table:table table:name="表163" table:style-name="表163">
        <table:table-column table:style-name="表163.A"/>
        <table:table-column table:style-name="表163.B"/>
        <table:table-row>
          <table:table-cell table:style-name="表163.A1" office:value-type="string">
            <text:p text:style-name="P265">説明</text:p>
          </table:table-cell>
          <table:table-cell table:style-name="表163.A1" office:value-type="string">
            <text:p text:style-name="P265"/>
            <text:p text:style-name="P265">関数をロードします。</text:p>
          </table:table-cell>
        </table:table-row>
        <table:table-row>
          <table:table-cell table:style-name="表163.A1" office:value-type="string">
            <text:p text:style-name="P265">書式</text:p>
          </table:table-cell>
          <table:table-cell table:style-name="表163.A1" office:value-type="string">
            <text:p text:style-name="P265"/>
            <text:p text:style-name="P504">load-<text:span text:style-name="T254">func</text:span> <text:span text:style-name="T254">[ </text:span>:<text:span text:style-name="T254">force ]</text:span> <text:span text:style-name="T54">func</text:span></text:p>
          </table:table-cell>
        </table:table-row>
        <table:table-row>
          <table:table-cell table:style-name="表163.A1" office:value-type="string">
            <text:p text:style-name="P265">詳細</text:p>
          </table:table-cell>
          <table:table-cell table:style-name="表163.A1" office:value-type="string">
            <text:p text:style-name="P265"/>
            <text:p text:style-name="P265"><text:span text:style-name="T61">func</text:span><text:span text:style-name="T106">で示される関数</text:span>ファイルをロードします。ロードするディレクトリはグローバル変数LIB_PATHで示されるパスのリストを順に試します。</text:p>
            <text:p text:style-name="P266">既にロードされている場合は再度ロードしませんが、:<text:span text:style-name="T254">force オプションを指定すると強制的にロードします。</text:span></text:p>
          </table:table-cell>
        </table:table-row>
        <table:table-row>
          <table:table-cell table:style-name="表163.A1" office:value-type="string">
            <text:p text:style-name="P265">戻り値</text:p>
          </table:table-cell>
          <table:table-cell table:style-name="表163.A1" office:value-type="string">
            <text:p text:style-name="P265"/>
            <text:p text:style-name="P265">tを返します。</text:p>
          </table:table-cell>
        </table:table-row>
        <table:table-row>
          <table:table-cell table:style-name="表163.A1" office:value-type="string">
            <text:p text:style-name="P265">例外</text:p>
          </table:table-cell>
          <table:table-cell table:style-name="表163.A1" office:value-type="string">
            <text:p text:style-name="P265"/>
            <text:p text:style-name="P265">ErrSyntax: 書式に誤りがあります。</text:p>
            <text:p text:style-name="P265">ErrFileNotOpen: ファイルがオープンできません。</text:p>
            <text:p text:style-name="P265">WarnParseString: 文字列の終端記号がありません。</text:p>
            <text:p text:style-name="P265">WarnParseClose: リスト、ブロックもしくは、評価ブロックの終端記号がありません。</text:p>
            <text:p text:style-name="P265">ErrParseClose: 括弧の対応が間違っています。</text:p>
          </table:table-cell>
        </table:table-row>
        <table:table-row>
          <table:table-cell table:style-name="表163.A1" office:value-type="string">
            <text:p text:style-name="P265">使用例</text:p>
          </table:table-cell>
          <table:table-cell table:style-name="表163.A1" office:value-type="string">
            <text:p text:style-name="P265"/>
            <text:p text:style-name="P265"/>
          </table:table-cell>
        </table:table-row>
        <table:table-row>
          <table:table-cell table:style-name="表163.A1" office:value-type="string">
            <text:p text:style-name="P46">関連</text:p>
          </table:table-cell>
          <table:table-cell table:style-name="表163.A1" office:value-type="string">
            <text:p text:style-name="P265"/>
            <text:p text:style-name="P47">load</text:p>
          </table:table-cell>
        </table:table-row>
      </table:table>
      <text:h text:style-name="P766" text:outline-level="3"/>
      <text:h text:style-name="P712" text:outline-level="3"><text:bookmark-start text:name="__RefHeading__14918_1847744091"/>loop　<text:bookmark-end text:name="__RefHeading__14918_1847744091"/></text:h>
      <text:p text:style-name="P280"/>
      <table:table table:name="Table41" table:style-name="Table41">
        <table:table-column table:style-name="Table41.A"/>
        <table:table-column table:style-name="Table41.B"/>
        <table:table-row>
          <table:table-cell office:value-type="string">
            <text:p text:style-name="P156">説明</text:p>
          </table:table-cell>
          <table:table-cell office:value-type="string">
            <text:p text:style-name="P156"/>
            <text:p text:style-name="P156">終了条件なしの繰り返し処理を行います。</text:p>
          </table:table-cell>
        </table:table-row>
        <table:table-row>
          <table:table-cell office:value-type="string">
            <text:p text:style-name="P156">書式</text:p>
          </table:table-cell>
          <table:table-cell office:value-type="string">
            <text:p text:style-name="P156"/>
            <text:p text:style-name="P156">loop { <text:span text:style-name="T54">block</text:span> } <text:tab/><text:tab/>… <text:span text:style-name="T274">(書式1)</text:span></text:p>
            <text:p text:style-name="P157">loop do: { <text:span text:style-name="T54">block</text:span> } <text:tab/>… <text:span text:style-name="T274">(書式2)</text:span></text:p>
          </table:table-cell>
        </table:table-row>
        <table:table-row>
          <table:table-cell office:value-type="string">
            <text:p text:style-name="P156">詳細</text:p>
          </table:table-cell>
          <table:table-cell office:value-type="string">
            <text:p text:style-name="P156"/>
            <text:p text:style-name="P156"><text:span text:style-name="T54">block</text:span>を繰り返し実行します。</text:p>
            <text:p text:style-name="P156"><text:span text:style-name="T54">block</text:span>の中では、以下の制御コマンドが使用できます:</text:p>
            <text:p text:style-name="P156">break / continue / redo / retry</text:p>
          </table:table-cell>
        </table:table-row>
        <table:table-row>
          <table:table-cell office:value-type="string">
            <text:p text:style-name="P156">戻り値</text:p>
          </table:table-cell>
          <table:table-cell office:value-type="string">
            <text:p text:style-name="P156"/>
            <text:p text:style-name="P156"><text:span text:style-name="T54">block</text:span>の最後の実行結果（loopコマンドから脱出し次の文に移行できるコマンドはbreakのみとなります）が返ります。</text:p>
          </table:table-cell>
        </table:table-row>
        <table:table-row>
          <table:table-cell office:value-type="string">
            <text:p text:style-name="P156">例外</text:p>
          </table:table-cell>
          <table:table-cell office:value-type="string">
            <text:p text:style-name="P156"/>
            <text:p text:style-name="P156">ErrSyntax: 書式に誤りがあります。</text:p>
          </table:table-cell>
        </table:table-row>
        <table:table-row>
          <table:table-cell office:value-type="string">
            <text:p text:style-name="P156">使用例</text:p>
          </table:table-cell>
          <table:table-cell office:value-type="string">
            <text:p text:style-name="P156"/>
            <text:p text:style-name="P156"/>
          </table:table-cell>
        </table:table-row>
      </table:table>
      <text:h text:style-name="P712" text:outline-level="3"><text:bookmark-start text:name="__RefHeading___Toc19473_2135658563"/>make-proxy　<text:bookmark-end text:name="__RefHeading___Toc19473_2135658563"/></text:h>
      <text:p text:style-name="P281"/>
      <table:table table:name="表176" table:style-name="表176">
        <table:table-column table:style-name="表176.A"/>
        <table:table-column table:style-name="表176.B"/>
        <table:table-row>
          <table:table-cell office:value-type="string">
            <text:p text:style-name="P159">説明</text:p>
          </table:table-cell>
          <table:table-cell office:value-type="string">
            <text:p text:style-name="P159"/>
            <text:p text:style-name="P159">オブジェクトのプロキシオブジェクトを生成します。</text:p>
          </table:table-cell>
        </table:table-row>
        <table:table-row>
          <table:table-cell office:value-type="string">
            <text:p text:style-name="P159">書式</text:p>
          </table:table-cell>
          <table:table-cell office:value-type="string">
            <text:p text:style-name="P159"/>
            <text:p text:style-name="P159"><text:span text:style-name="T260">make-proxy</text:span> <text:span text:style-name="T64">object</text:span></text:p>
          </table:table-cell>
        </table:table-row>
        <table:table-row>
          <table:table-cell office:value-type="string">
            <text:p text:style-name="P159">詳細</text:p>
          </table:table-cell>
          <table:table-cell office:value-type="string">
            <text:p text:style-name="P159"/>
            <text:p text:style-name="P386"><text:span text:style-name="T54">object</text:span>に対するプロキシオブジェクトを新規に生成します。新規に生成されたオブジェクトに対してメソッド呼び出しを行なうと、<text:span text:style-name="T54">object</text:span>の同名メソッドが呼びだされます。</text:p>
          </table:table-cell>
        </table:table-row>
        <table:table-row>
          <table:table-cell office:value-type="string">
            <text:p text:style-name="P159">戻り値</text:p>
          </table:table-cell>
          <table:table-cell office:value-type="string">
            <text:p text:style-name="P159"/>
            <text:p text:style-name="P160">プロキシメソッドを返します。</text:p>
          </table:table-cell>
        </table:table-row>
        <table:table-row>
          <table:table-cell office:value-type="string">
            <text:p text:style-name="P159">例外</text:p>
          </table:table-cell>
          <table:table-cell office:value-type="string">
            <text:p text:style-name="P159"/>
            <text:p text:style-name="P159"/>
          </table:table-cell>
        </table:table-row>
        <table:table-row>
          <table:table-cell office:value-type="string">
            <text:p text:style-name="P159">使用例</text:p>
          </table:table-cell>
          <table:table-cell office:value-type="string">
            <text:p text:style-name="P159"/>
            <text:p text:style-name="P159"/>
          </table:table-cell>
        </table:table-row>
      </table:table>
      <text:h text:style-name="P805" text:outline-level="3"/>
      <text:h text:style-name="P712" text:outline-level="3"><text:bookmark-start text:name="__RefHeading__14492_1559979953"/>new<text:span text:style-name="T5">　</text:span><text:bookmark-end text:name="__RefHeading__14492_1559979953"/></text:h>
      <text:p text:style-name="P54"/>
      <table:table table:name="表48" table:style-name="表48">
        <table:table-column table:style-name="表48.A"/>
        <table:table-column table:style-name="表48.B"/>
        <table:table-row>
          <table:table-cell office:value-type="string">
            <text:p text:style-name="P105">説明</text:p>
          </table:table-cell>
          <table:table-cell office:value-type="string">
            <text:p text:style-name="P105"/>
            <text:p text:style-name="P105">オブジェクトを生成します。</text:p>
          </table:table-cell>
        </table:table-row>
        <table:table-row>
          <table:table-cell office:value-type="string">
            <text:p text:style-name="P105">書式</text:p>
          </table:table-cell>
          <table:table-cell office:value-type="string">
            <text:p text:style-name="P105"/>
            <text:p text:style-name="P105">new [ <text:span text:style-name="T54">parent-class</text:span> ] [ delegate: ( <text:span text:style-name="T54">additional-class ... </text:span>) ] </text:p>
            <text:p text:style-name="P105"><text:tab/>[ init: ( <text:span text:style-name="T54">construct-parameters ... </text:span>) ]</text:p>
          </table:table-cell>
        </table:table-row>
        <table:table-row>
          <table:table-cell office:value-type="string">
            <text:p text:style-name="P105">詳細</text:p>
          </table:table-cell>
          <table:table-cell office:value-type="string">
            <text:p text:style-name="P105"/>
            <text:p text:style-name="P562">オブジェクトを生成します。</text:p>
            <text:p text:style-name="P105"><text:span text:style-name="T54">parent-class</text:span><text:span text:style-name="T106">には、親クラスを指定します。省略した場合は、既定クラスとしてObjectクラスが親クラスとなります。</text:span></text:p>
            <text:p text:style-name="P105"><text:span text:style-name="T106">さらにいくつかの親クラスを指定するためには、</text:span><text:span text:style-name="T54">additional-class </text:span><text:span text:style-name="T106">に列挙することにより行います。</text:span></text:p>
            <text:p text:style-name="P105"><text:span text:style-name="T54">parent-class</text:span><text:span text:style-name="T106">および、</text:span><text:span text:style-name="T54">additional-class</text:span><text:span text:style-name="T106">を複数指定した場合のメソッドの探索順は、</text:span></text:p>
            <text:list text:continue-numbering="true" text:style-name="L1">
              <text:list-item text:start-value="1">
                <text:p text:style-name="P853">自オブジェクトのメソッド</text:p>
              </text:list-item>
              <text:list-item>
                <text:p text:style-name="P847"><text:span text:style-name="T54">parent-class</text:span><text:span text:style-name="T106">およびその親クラスのメソッド</text:span></text:p>
              </text:list-item>
              <text:list-item>
                <text:p text:style-name="P847"><text:span text:style-name="T106">最初の</text:span><text:span text:style-name="T54">additional-class</text:span><text:span text:style-name="T106">およびその親クラスのメソッド</text:span></text:p>
              </text:list-item>
              <text:list-item>
                <text:p text:style-name="P847"><text:span text:style-name="T106">次の</text:span><text:span text:style-name="T54">additional-class</text:span><text:span text:style-name="T106">およびその親クラスのメソッド</text:span></text:p>
              </text:list-item>
              <text:list-item>
                <text:p text:style-name="P853">...</text:p>
              </text:list-item>
            </text:list>
            <text:p text:style-name="P562">となります。</text:p>
            <text:p text:style-name="P562">クラスにinitメソッドが定義されている場合は、<text:span text:style-name="T54">construct-parameters</text:span>を伴ってのinitメソッドの呼び出しが行われます。</text:p>
          </table:table-cell>
        </table:table-row>
        <table:table-row>
          <table:table-cell office:value-type="string">
            <text:p text:style-name="P105">戻り値</text:p>
          </table:table-cell>
          <table:table-cell office:value-type="string">
            <text:p text:style-name="P105"/>
            <text:p text:style-name="P105">生成されたクラスオブジェクト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Class: 親クラスが存在しません。</text:p>
          </table:table-cell>
        </table:table-row>
        <table:table-row>
          <table:table-cell office:value-type="string">
            <text:p text:style-name="P105">使用例</text:p>
          </table:table-cell>
          <table:table-cell office:value-type="string">
            <text:p text:style-name="P661"/>
            <text:p text:style-name="P661">new;<text:tab/><text:tab/><text:tab/># Object が親クラス</text:p>
            <text:p text:style-name="P661">new foo;<text:tab/><text:tab/># foo が親クラス</text:p>
            <text:p text:style-name="P661">new foo delegate: (x y);</text:p>
            <text:p text:style-name="P661"><text:tab/><text:tab/><text:tab/># foo / x / y が親クラス</text:p>
          </table:table-cell>
        </table:table-row>
      </table:table>
      <text:h text:style-name="P712" text:outline-level="3"><text:bookmark-start text:name="__RefHeading__14360_1847744091"/>nil?　<text:bookmark-end text:name="__RefHeading__14360_1847744091"/></text:h>
      <text:p text:style-name="P40"/>
      <table:table table:name="Table30" table:style-name="Table30">
        <table:table-column table:style-name="Table30.A"/>
        <table:table-column table:style-name="Table30.B"/>
        <table:table-row>
          <table:table-cell office:value-type="string">
            <text:p text:style-name="P150">説明</text:p>
          </table:table-cell>
          <table:table-cell office:value-type="string">
            <text:p text:style-name="P150"/>
            <text:p text:style-name="P150">Bool型データでかつ偽値であれば真を返します。</text:p>
          </table:table-cell>
        </table:table-row>
        <table:table-row>
          <table:table-cell office:value-type="string">
            <text:p text:style-name="P150">書式</text:p>
          </table:table-cell>
          <table:table-cell office:value-type="string">
            <text:p text:style-name="P150"/>
            <text:p text:style-name="P150">nil? <text:span text:style-name="T54">va</text:span><text:span text:style-name="T86">l</text:span><text:span text:style-name="T54"> <text:s/></text:span></text:p>
          </table:table-cell>
        </table:table-row>
        <table:table-row>
          <table:table-cell office:value-type="string">
            <text:p text:style-name="P150">詳細</text:p>
          </table:table-cell>
          <table:table-cell office:value-type="string">
            <text:p text:style-name="P150"/>
            <text:p text:style-name="P150"><text:span text:style-name="T54">va</text:span><text:span text:style-name="T86">l</text:span>がnil型データであれば真を返します。</text:p>
          </table:table-cell>
        </table:table-row>
        <table:table-row>
          <table:table-cell office:value-type="string">
            <text:p text:style-name="P150">戻り値</text:p>
          </table:table-cell>
          <table:table-cell office:value-type="string">
            <text:p text:style-name="P150"/>
            <text:p text:style-name="P150"><text:span text:style-name="T54">va</text:span><text:span text:style-name="T86">l</text:span>がnil型データであれば真を返します。</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12" text:outline-level="3"><text:bookmark-start text:name="__RefHeading__14362_1847744091"/>object?　<text:bookmark-end text:name="__RefHeading__14362_1847744091"/></text:h>
      <text:p text:style-name="P40"/>
      <table:table table:name="Table31" table:style-name="Table31">
        <table:table-column table:style-name="Table31.A"/>
        <table:table-column table:style-name="Table31.B"/>
        <table:table-row>
          <table:table-cell office:value-type="string">
            <text:p text:style-name="P150">説明</text:p>
          </table:table-cell>
          <table:table-cell office:value-type="string">
            <text:p text:style-name="P150"/>
            <text:p text:style-name="P150">オブジェクト型データであれば真を返します。</text:p>
          </table:table-cell>
        </table:table-row>
        <table:table-row>
          <table:table-cell office:value-type="string">
            <text:p text:style-name="P150">書式</text:p>
          </table:table-cell>
          <table:table-cell office:value-type="string">
            <text:p text:style-name="P150"/>
            <text:p text:style-name="P515"><text:span text:style-name="T5">object? </text:span><text:span text:style-name="T100">va</text:span><text:span text:style-name="T37">l</text:span><text:span text:style-name="T100"> <text:s/></text:span></text:p>
          </table:table-cell>
        </table:table-row>
        <table:table-row>
          <table:table-cell office:value-type="string">
            <text:p text:style-name="P150">詳細</text:p>
          </table:table-cell>
          <table:table-cell office:value-type="string">
            <text:p text:style-name="P150"/>
            <text:p text:style-name="P515"><text:span text:style-name="T100">va</text:span><text:span text:style-name="T37">l</text:span><text:span text:style-name="T5">がオブジェクト型データであれば真を返します。</text:span></text:p>
          </table:table-cell>
        </table:table-row>
        <table:table-row>
          <table:table-cell office:value-type="string">
            <text:p text:style-name="P150">戻り値</text:p>
          </table:table-cell>
          <table:table-cell office:value-type="string">
            <text:p text:style-name="P150"/>
            <text:p text:style-name="P515"><text:span text:style-name="T100">va</text:span><text:span text:style-name="T37">l</text:span><text:span text:style-name="T5">がオブジェクト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88" text:outline-level="3"/>
      <text:h text:style-name="P712" text:outline-level="3"><text:bookmark-start text:name="__RefHeading__14494_1559979953"/>or<text:span text:style-name="T5">　</text:span><text:bookmark-end text:name="__RefHeading__14494_1559979953"/></text:h>
      <text:p text:style-name="P54"/>
      <table:table table:name="表49" table:style-name="表49">
        <table:table-column table:style-name="表49.A"/>
        <table:table-column table:style-name="表49.B"/>
        <table:table-row>
          <table:table-cell office:value-type="string">
            <text:p text:style-name="P105">説明</text:p>
          </table:table-cell>
          <table:table-cell office:value-type="string">
            <text:p text:style-name="P105"/>
            <text:p text:style-name="P105">引数の真偽値による論理和を返します。</text:p>
          </table:table-cell>
        </table:table-row>
        <table:table-row>
          <table:table-cell office:value-type="string">
            <text:p text:style-name="P105">書式</text:p>
          </table:table-cell>
          <table:table-cell office:value-type="string">
            <text:p text:style-name="P105"/>
            <text:p text:style-name="P105">or <text:span text:style-name="T54">val </text:span>...</text:p>
          </table:table-cell>
        </table:table-row>
        <table:table-row>
          <table:table-cell office:value-type="string">
            <text:p text:style-name="P105">詳細</text:p>
          </table:table-cell>
          <table:table-cell office:value-type="string">
            <text:p text:style-name="P105"/>
            <text:p text:style-name="P105"><text:span text:style-name="T54">val</text:span>の値がnilである場合偽と判断します。全ての引数についての真偽値を調べ、それら全ての値の論理和を返します。</text:p>
            <text:p text:style-name="P403">ただし、<text:span text:style-name="T54">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table-cell office:value-type="string">
            <text:p text:style-name="P105">戻り値</text:p>
          </table:table-cell>
          <table:table-cell office:value-type="string">
            <text:p text:style-name="P105"/>
            <text:p text:style-name="P105">tまたは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6"/>
            <text:p text:style-name="P686">or 0 1 2;<text:tab/><text:tab/># → t</text:p>
            <text:p text:style-name="P686">or 0 1 2 &lt;nil&gt;;<text:tab/># → t</text:p>
            <text:p text:style-name="P686">or ();<text:tab/><text:tab/># → t</text:p>
            <text:p text:style-name="P686">or &lt;nil&gt; &lt;nil&gt;;<text:tab/># → nil</text:p>
          </table:table-cell>
        </table:table-row>
      </table:table>
      <text:h text:style-name="P712" text:outline-level="3"><text:bookmark-start text:name="__RefHeading__14920_1847744091"/>pause　<text:bookmark-end text:name="__RefHeading__14920_1847744091"/></text:h>
      <text:p text:style-name="P280"/>
      <table:table table:name="Table42" table:style-name="Table42">
        <table:table-column table:style-name="Table42.A"/>
        <table:table-column table:style-name="Table42.B"/>
        <table:table-row>
          <table:table-cell office:value-type="string">
            <text:p text:style-name="P156">説明</text:p>
          </table:table-cell>
          <table:table-cell office:value-type="string">
            <text:p text:style-name="P156"/>
            <text:p text:style-name="P156">現在のコルーチンの実行を一時停止します。</text:p>
          </table:table-cell>
        </table:table-row>
        <table:table-row>
          <table:table-cell office:value-type="string">
            <text:p text:style-name="P156">書式</text:p>
          </table:table-cell>
          <table:table-cell office:value-type="string">
            <text:p text:style-name="P156"/>
            <text:p text:style-name="P156"><text:span text:style-name="T106">pause</text:span><text:span text:style-name="T54"> </text:span><text:span text:style-name="T106"><text:s/>[ </text:span><text:span text:style-name="T54">val</text:span><text:span text:style-name="T106"> <text:s/>]</text:span></text:p>
          </table:table-cell>
        </table:table-row>
        <table:table-row>
          <table:table-cell office:value-type="string">
            <text:p text:style-name="P156">詳細</text:p>
          </table:table-cell>
          <table:table-cell office:value-type="string">
            <text:p text:style-name="P156"/>
            <text:p text:style-name="P156">現在のコルーチンの実行を一時停止し、コルーチン呼び出し元に制御を戻します。<text:span text:style-name="T54">val </text:span>を与えると、コルーチン呼び出し元の Coro::next の戻り値として呼び出し元に返ります。</text:p>
          </table:table-cell>
        </table:table-row>
        <table:table-row>
          <table:table-cell office:value-type="string">
            <text:p text:style-name="P156">戻り値</text:p>
          </table:table-cell>
          <table:table-cell office:value-type="string">
            <text:p text:style-name="P156"/>
            <text:p text:style-name="P156">ありません。</text:p>
          </table:table-cell>
        </table:table-row>
        <table:table-row>
          <table:table-cell office:value-type="string">
            <text:p text:style-name="P156">例外</text:p>
          </table:table-cell>
          <table:table-cell office:value-type="string">
            <text:p text:style-name="P156"/>
            <text:p text:style-name="P156">ErrSyntax: 書式に誤りがあります。</text:p>
          </table:table-cell>
        </table:table-row>
        <table:table-row>
          <table:table-cell office:value-type="string">
            <text:p text:style-name="P156">使用例</text:p>
          </table:table-cell>
          <table:table-cell office:value-type="string">
            <text:p text:style-name="P156"/>
            <text:p text:style-name="P156"/>
          </table:table-cell>
        </table:table-row>
        <table:table-row>
          <table:table-cell office:value-type="string">
            <text:p text:style-name="P156">関連項目</text:p>
          </table:table-cell>
          <table:table-cell office:value-type="string">
            <text:p text:style-name="P156"/>
            <text:p text:style-name="P156">coro</text:p>
            <text:p text:style-name="P156">Coro::next</text:p>
            <text:p text:style-name="P156">Coro::release</text:p>
          </table:table-cell>
        </table:table-row>
      </table:table>
      <text:h text:style-name="P712" text:outline-level="3"><text:bookmark-start text:name="__RefHeading___Toc22365_16366542461"/><text:span text:style-name="T174">pid</text:span><text:span text:style-name="T5">　</text:span><text:bookmark-end text:name="__RefHeading___Toc22365_16366542461"/></text:h>
      <text:p text:style-name="P283"/>
      <table:table table:name="表267" table:style-name="表267">
        <table:table-column table:style-name="表267.A"/>
        <table:table-column table:style-name="表267.B"/>
        <table:table-row>
          <table:table-cell office:value-type="string">
            <text:p text:style-name="P161">説明</text:p>
          </table:table-cell>
          <table:table-cell office:value-type="string">
            <text:p text:style-name="P161"/>
            <text:p text:style-name="P161"><text:span text:style-name="T151">自身のプロセスid</text:span>を返します。</text:p>
          </table:table-cell>
        </table:table-row>
        <table:table-row>
          <table:table-cell office:value-type="string">
            <text:p text:style-name="P161">書式</text:p>
          </table:table-cell>
          <table:table-cell office:value-type="string">
            <text:p text:style-name="P161"/>
            <text:p text:style-name="P615">pid</text:p>
          </table:table-cell>
        </table:table-row>
        <table:table-row>
          <table:table-cell office:value-type="string">
            <text:p text:style-name="P161">詳細</text:p>
          </table:table-cell>
          <table:table-cell office:value-type="string">
            <text:p text:style-name="P161"/>
            <text:p text:style-name="P161"><text:span text:style-name="T151">インタプリタ自身のpidを返します</text:span>。</text:p>
          </table:table-cell>
        </table:table-row>
        <table:table-row>
          <table:table-cell office:value-type="string">
            <text:p text:style-name="P541">戻り値</text:p>
          </table:table-cell>
          <table:table-cell office:value-type="string">
            <text:p text:style-name="P541"/>
            <text:p text:style-name="P610">pidを返します。</text:p>
          </table:table-cell>
        </table:table-row>
        <table:table-row>
          <table:table-cell office:value-type="string">
            <text:p text:style-name="P161">例外</text:p>
          </table:table-cell>
          <table:table-cell office:value-type="string">
            <text:p text:style-name="P161"/>
            <text:p text:style-name="P161"/>
          </table:table-cell>
        </table:table-row>
        <table:table-row>
          <table:table-cell office:value-type="string">
            <text:p text:style-name="P161">使用例</text:p>
          </table:table-cell>
          <table:table-cell office:value-type="string">
            <text:p text:style-name="P161"/>
            <text:p text:style-name="P162"/>
          </table:table-cell>
        </table:table-row>
      </table:table>
      <text:h text:style-name="P720" text:outline-level="3"/>
      <text:h text:style-name="P712" text:outline-level="3"><text:bookmark-start text:name="__RefHeading___Toc19475_2135658563"/>pipe　<text:bookmark-end text:name="__RefHeading___Toc19475_2135658563"/></text:h>
      <text:p text:style-name="P41"/>
      <table:table table:name="表146" table:style-name="表146">
        <table:table-column table:style-name="表146.A"/>
        <table:table-column table:style-name="表146.B"/>
        <table:table-row>
          <table:table-cell office:value-type="string">
            <text:p text:style-name="P163">説明</text:p>
          </table:table-cell>
          <table:table-cell office:value-type="string">
            <text:p text:style-name="P163"/>
            <text:p text:style-name="P163">ブロックをパイプライン実行します。</text:p>
          </table:table-cell>
        </table:table-row>
        <table:table-row>
          <table:table-cell office:value-type="string">
            <text:p text:style-name="P163">書式</text:p>
          </table:table-cell>
          <table:table-cell office:value-type="string">
            <text:p text:style-name="P163"/>
            <text:p text:style-name="P517"><text:span text:style-name="T127">pipe</text:span><text:span text:style-name="T100"> </text:span><text:span text:style-name="T127"><text:s/>[ </text:span><text:span text:style-name="T5">in:</text:span><text:span text:style-name="T100"> </text:span><text:span text:style-name="T101">input-file </text:span><text:span text:style-name="T130">|</text:span><text:span text:style-name="T103"> </text:span><text:span text:style-name="T130">( </text:span><text:span text:style-name="T103">input-file-list</text:span><text:span text:style-name="T130"> )</text:span><text:span text:style-name="T127"> ]</text:span></text:p>
            <text:p text:style-name="P518"><text:span text:style-name="T127"><text:tab/>[ </text:span><text:span text:style-name="T128">out</text:span><text:span text:style-name="T127">:</text:span><text:span text:style-name="T100"> </text:span><text:span text:style-name="T101">output-file</text:span><text:span text:style-name="T127"> ] [ :</text:span><text:span text:style-name="T131">append</text:span><text:span text:style-name="T100"> </text:span><text:span text:style-name="T127">] </text:span><text:span text:style-name="T129">{ </text:span><text:span text:style-name="T101">block</text:span><text:span text:style-name="T128"> </text:span><text:span text:style-name="T129">} </text:span><text:span text:style-name="T128">… </text:span></text:p>
          </table:table-cell>
        </table:table-row>
        <table:table-row>
          <table:table-cell office:value-type="string">
            <text:p text:style-name="P163">詳細</text:p>
          </table:table-cell>
          <table:table-cell office:value-type="string">
            <text:p text:style-name="P440"/>
            <text:p text:style-name="P440"><text:span text:style-name="T133">複数の </text:span><text:span text:style-name="T59">block</text:span><text:span text:style-name="T110"> をパイプライン実行します</text:span>。<text:span text:style-name="T59">block</text:span><text:span text:style-name="T252"> のスクリプトは、入力をstdinから入力し、出力をstdout へ出力するものであれば何でもかまいません。</text:span></text:p>
            <text:p text:style-name="P440">前後の<text:span text:style-name="T54">block</text:span><text:span text:style-name="T106">間で、</text:span><text:span text:style-name="T110">stdout から stdin へデータが受け渡されます。</text:span></text:p>
            <text:p text:style-name="P484">最初の入力元はグローバル変数の<text:span text:style-name="T252">stdinです。</text:span><text:span text:style-name="T59">input-file</text:span><text:span text:style-name="T252">により、入力元を任意のファイルパス、オープンされたファイルまたは、オープンされたStreamに指定することができます。</text:span></text:p>
            <text:p text:style-name="P485">入力ファイルはリストで複数与えることも可能です。その際、リストの各要素についてpipeコマンドが再帰的に適用されます。</text:p>
            <text:p text:style-name="P484"><text:span text:style-name="T252">最後の出力先はグローバル変数のstdoutです。</text:span><text:span text:style-name="T59">output-file</text:span><text:span text:style-name="T252"> により出力先を任意のファイルパス、オープンされたファイルまたは、オープンされたStreamに指定することができます。</text:span></text:p>
            <text:p text:style-name="P484">out: オプションにより出力ファイルを指定した場合には :<text:span text:style-name="T294">append オプションを指定可能で、これを指定した場合は</text:span><text:span text:style-name="T76">output-file</text:span><text:span text:style-name="T294"> へは追加書き込みとなります。省略時はファイルが新規に作成されます。</text:span></text:p>
          </table:table-cell>
        </table:table-row>
        <table:table-row>
          <table:table-cell office:value-type="string">
            <text:p text:style-name="P163">戻り値</text:p>
          </table:table-cell>
          <table:table-cell office:value-type="string">
            <text:p text:style-name="P163"/>
            <text:p text:style-name="P163">最後の<text:span text:style-name="T54">block</text:span>により出力された最後の行のオブジェクトを返します。</text:p>
          </table:table-cell>
        </table:table-row>
        <table:table-row>
          <table:table-cell office:value-type="string">
            <text:p text:style-name="P163">例外</text:p>
          </table:table-cell>
          <table:table-cell office:value-type="string">
            <text:p text:style-name="P440"/>
            <text:p text:style-name="P440">ErrSyntax: 書式に誤りがあります。</text:p>
            <text:p text:style-name="P440">ErrPipeBody: パイプの<text:span text:style-name="T54">block</text:span>中でエラーが発生した。</text:p>
            <text:p text:style-name="P478">ReceivePipe: 外部プロセスが異常終了した。</text:p>
          </table:table-cell>
        </table:table-row>
        <table:table-row>
          <table:table-cell office:value-type="string">
            <text:p text:style-name="P163">使用例</text:p>
          </table:table-cell>
          <table:table-cell office:value-type="string">
            <text:p text:style-name="P692"/>
            <text:p text:style-name="P695">pipe in: "foo" {grep 'bar'} {wc}</text:p>
          </table:table-cell>
        </table:table-row>
        <table:table-row>
          <table:table-cell office:value-type="string">
            <text:p text:style-name="P163">関連項目</text:p>
          </table:table-cell>
          <table:table-cell office:value-type="string">
            <text:p text:style-name="P163"/>
            <text:p text:style-name="P163">exec</text:p>
            <text:p text:style-name="P164">glob</text:p>
          </table:table-cell>
        </table:table-row>
      </table:table>
      <text:h text:style-name="P789" text:outline-level="3"/>
      <text:h text:style-name="P712" text:outline-level="3"><text:bookmark-start text:name="__RefHeading__14496_1559979953"/>print / println<text:span text:style-name="T5">　</text:span><text:bookmark-end text:name="__RefHeading__14496_1559979953"/></text:h>
      <text:p text:style-name="P54"/>
      <table:table table:name="表50" table:style-name="表50">
        <table:table-column table:style-name="表50.A"/>
        <table:table-column table:style-name="表50.B"/>
        <table:table-row>
          <table:table-cell office:value-type="string">
            <text:p text:style-name="P105">説明</text:p>
          </table:table-cell>
          <table:table-cell office:value-type="string">
            <text:p text:style-name="P105"/>
            <text:p text:style-name="P105">文字列を印字します。</text:p>
          </table:table-cell>
        </table:table-row>
        <table:table-row>
          <table:table-cell office:value-type="string">
            <text:p text:style-name="P105">書式</text:p>
          </table:table-cell>
          <table:table-cell office:value-type="string">
            <text:p text:style-name="P105"/>
            <text:p text:style-name="P105">print [ file: <text:span text:style-name="T54">file-object</text:span> ] <text:span text:style-name="T54">args</text:span> ...</text:p>
            <text:p text:style-name="P105">println [ file: <text:span text:style-name="T54">file-object </text:span>] <text:span text:style-name="T54">args</text:span> ...</text:p>
          </table:table-cell>
        </table:table-row>
        <table:table-row>
          <table:table-cell office:value-type="string">
            <text:p text:style-name="P105">詳細</text:p>
          </table:table-cell>
          <table:table-cell office:value-type="string">
            <text:p text:style-name="P105"/>
            <text:p text:style-name="P105"><text:span text:style-name="T54">args</text:span>を文字列に変換し、ファイルへ出力します。</text:p>
            <text:p text:style-name="P105">出力先のファイルの指定は以下の通りです。</text:p>
            <text:list xml:id="list3601083612" text:style-name="L2">
              <text:list-item>
                <text:p text:style-name="P854"><text:span text:style-name="T54">file-object</text:span>が指定されていれば、このオブジェクトのputsメソッドを呼び出します。</text:p>
              </text:list-item>
              <text:list-item>
                <text:p text:style-name="P854">ローカル変数またはインスタンス変数に@out変数があれば、このオブジェクトのputsメソッドを呼び出します。</text:p>
              </text:list-item>
              <text:list-item>
                <text:p text:style-name="P854">グローバル変数のstdout変数があれば、このオブジェクトのputsメソッドを呼び出します。</text:p>
              </text:list-item>
            </text:list>
            <text:p text:style-name="P105">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105">戻り値</text:p>
          </table:table-cell>
          <table:table-cell office:value-type="string">
            <text:p text:style-name="P105"/>
            <text:p text:style-name="P105">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SuchVariable: @out変数または、stdout変数が見つかりません。</text:p>
          </table:table-cell>
        </table:table-row>
        <table:table-row>
          <table:table-cell office:value-type="string">
            <text:p text:style-name="P105">使用例</text:p>
          </table:table-cell>
          <table:table-cell office:value-type="string">
            <text:p text:style-name="P686"/>
            <text:p text:style-name="P686">println "Hello world.";</text:p>
            <text:p text:style-name="P686"><text:tab/><text:tab/># <text:span text:style-name="T299">→</text:span> Hello world.</text:p>
            <text:p text:style-name="P686">1 each to: 10 do: {| i | print $i " "}; println;</text:p>
            <text:p text:style-name="P686"><text:tab/><text:tab/># <text:span text:style-name="T299">→</text:span> 1 2 3 4 5 6 7 8 9 10</text:p>
          </table:table-cell>
        </table:table-row>
      </table:table>
      <text:h text:style-name="P758" text:outline-level="3"/>
      <text:h text:style-name="P712" text:outline-level="3"><text:bookmark-start text:name="__RefHeading__14498_1559979953"/>pwd<text:span text:style-name="T5">　</text:span><text:bookmark-end text:name="__RefHeading__14498_1559979953"/></text:h>
      <text:p text:style-name="P54"/>
      <table:table table:name="表51" table:style-name="表51">
        <table:table-column table:style-name="表51.A"/>
        <table:table-column table:style-name="表51.B"/>
        <table:table-row>
          <table:table-cell office:value-type="string">
            <text:p text:style-name="P105">説明</text:p>
          </table:table-cell>
          <table:table-cell office:value-type="string">
            <text:p text:style-name="P105"/>
            <text:p text:style-name="P105">カレントワーキングディレクトリを返します。</text:p>
          </table:table-cell>
        </table:table-row>
        <table:table-row>
          <table:table-cell office:value-type="string">
            <text:p text:style-name="P105">書式</text:p>
          </table:table-cell>
          <table:table-cell office:value-type="string">
            <text:p text:style-name="P105"/>
            <text:p text:style-name="P105">pwd</text:p>
          </table:table-cell>
        </table:table-row>
        <table:table-row>
          <table:table-cell office:value-type="string">
            <text:p text:style-name="P105">詳細</text:p>
          </table:table-cell>
          <table:table-cell office:value-type="string">
            <text:p text:style-name="P105"/>
            <text:p text:style-name="P119">現在のワーキングディレクトリを返します。また、グローバル変数 "CWD" にも同じ値が設定されます。</text:p>
            <text:p text:style-name="P154">ファイル名のエンコーディングについては、グローバル変数 DEFAULT_DIRENT_ENCODING により指定します。既定値はUTF-8です。</text:p>
          </table:table-cell>
        </table:table-row>
        <table:table-row>
          <table:table-cell office:value-type="string">
            <text:p text:style-name="P105">戻り値</text:p>
          </table:table-cell>
          <table:table-cell office:value-type="string">
            <text:p text:style-name="P105"/>
            <text:p text:style-name="P105">カレントワーキングディレクトリ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6"/>
            <text:p text:style-name="P686">pwd;</text:p>
          </table:table-cell>
        </table:table-row>
      </table:table>
      <text:h text:style-name="P758" text:outline-level="3"/>
      <text:h text:style-name="P712" text:outline-level="3"><text:bookmark-start text:name="__RefHeading__14500_1559979953"/>rand<text:span text:style-name="T5">　</text:span><text:bookmark-end text:name="__RefHeading__14500_1559979953"/></text:h>
      <text:p text:style-name="P54"/>
      <table:table table:name="表52" table:style-name="表52">
        <table:table-column table:style-name="表52.A"/>
        <table:table-column table:style-name="表52.B"/>
        <table:table-row>
          <table:table-cell office:value-type="string">
            <text:p text:style-name="P105">説明</text:p>
          </table:table-cell>
          <table:table-cell office:value-type="string">
            <text:p text:style-name="P105"/>
            <text:p text:style-name="P105">乱数を返します。</text:p>
          </table:table-cell>
        </table:table-row>
        <table:table-row>
          <table:table-cell office:value-type="string">
            <text:p text:style-name="P105">書式</text:p>
          </table:table-cell>
          <table:table-cell office:value-type="string">
            <text:p text:style-name="P105"/>
            <text:p text:style-name="P105">rand</text:p>
          </table:table-cell>
        </table:table-row>
        <table:table-row>
          <table:table-cell office:value-type="string">
            <text:p text:style-name="P105">詳細</text:p>
          </table:table-cell>
          <table:table-cell office:value-type="string">
            <text:p text:style-name="P105"/>
            <text:p text:style-name="P105">乱数を返します。</text:p>
          </table:table-cell>
        </table:table-row>
        <table:table-row>
          <table:table-cell office:value-type="string">
            <text:p text:style-name="P105">戻り値</text:p>
          </table:table-cell>
          <table:table-cell office:value-type="string">
            <text:p text:style-name="P105"/>
            <text:p text:style-name="P105">0.0以上 1.0未満の乱数を返します。</text:p>
          </table:table-cell>
        </table:table-row>
        <table:table-row>
          <table:table-cell office:value-type="string">
            <text:p text:style-name="P105">例外</text:p>
          </table:table-cell>
          <table:table-cell office:value-type="string">
            <text:p text:style-name="P105"/>
            <text:p text:style-name="P105">ありません。</text:p>
          </table:table-cell>
        </table:table-row>
        <table:table-row>
          <table:table-cell office:value-type="string">
            <text:p text:style-name="P105">使用例</text:p>
          </table:table-cell>
          <table:table-cell office:value-type="string">
            <text:p text:style-name="P686"/>
            <text:p text:style-name="P686">rand;</text:p>
          </table:table-cell>
        </table:table-row>
      </table:table>
      <text:h text:style-name="P758" text:outline-level="3"/>
      <text:h text:style-name="P712" text:outline-level="3"><text:bookmark-start text:name="__RefHeading__14502_1559979953"/>read<text:span text:style-name="T5">　</text:span><text:bookmark-end text:name="__RefHeading__14502_1559979953"/></text:h>
      <text:p text:style-name="P54"/>
      <table:table table:name="表119" table:style-name="表119">
        <table:table-column table:style-name="表119.A"/>
        <table:table-column table:style-name="表119.B"/>
        <table:table-row>
          <table:table-cell office:value-type="string">
            <text:p text:style-name="P105">説明</text:p>
          </table:table-cell>
          <table:table-cell office:value-type="string">
            <text:p text:style-name="P105"/>
            <text:p text:style-name="P105">文字列を読み込みます。</text:p>
          </table:table-cell>
        </table:table-row>
        <table:table-row>
          <table:table-cell office:value-type="string">
            <text:p text:style-name="P105">書式</text:p>
          </table:table-cell>
          <table:table-cell office:value-type="string">
            <text:p text:style-name="P105"/>
            <text:p text:style-name="P165">read [ file: <text:span text:style-name="T54">file-object</text:span> ] [ :<text:span text:style-name="T241">nonewline</text:span> ] [ :<text:span text:style-name="T241">nocontrol</text:span> ] [ <text:span text:style-name="T54">var</text:span> ]</text:p>
          </table:table-cell>
        </table:table-row>
        <table:table-row>
          <table:table-cell office:value-type="string">
            <text:p text:style-name="P105">詳細</text:p>
          </table:table-cell>
          <table:table-cell office:value-type="string">
            <text:p text:style-name="P165"/>
            <text:p text:style-name="P165">Fileオブジェクトから一行を読み込みます。</text:p>
            <text:p text:style-name="P165">入力元のファイルの指定は以下の通りです。</text:p>
            <text:list text:continue-numbering="true" text:style-name="L2">
              <text:list-item text:start-value="1">
                <text:p text:style-name="P854"><text:span text:style-name="T54">file-object</text:span>が指定されていれば、このオブジェクトのgetsメソッドを呼び出します。</text:p>
              </text:list-item>
              <text:list-item>
                <text:p text:style-name="P854">ローカル変数またはインスタンス変数に@in変数があれば、このオブジェクトのgetsメソッドを呼び出します。</text:p>
              </text:list-item>
              <text:list-item>
                <text:p text:style-name="P855">グローバル変数のstdin変数があれば、このオブジェクトのgetsメソッドを呼び出します。</text:p>
              </text:list-item>
            </text:list>
            <text:p text:style-name="P505"><text:span text:style-name="T54">var</text:span>を指定した場合は、読み込んだ値が変数<text:span text:style-name="T54">var</text:span>に設定されます。</text:p>
            <text:p text:style-name="P505">:<text:span text:style-name="T241">nonewline オプションを指定すると、読み込む文字列内に改行コードが含まれません。</text:span></text:p>
            <text:p text:style-name="P505">:<text:span text:style-name="T241">nocontrol オプションを指定すると、読み込む文字列内に制御コードが含まれません。</text:span></text:p>
          </table:table-cell>
        </table:table-row>
        <table:table-row>
          <table:table-cell office:value-type="string">
            <text:p text:style-name="P105">戻り値</text:p>
          </table:table-cell>
          <table:table-cell office:value-type="string">
            <text:p text:style-name="P105"/>
            <text:p text:style-name="P105">読み込んだ値を返します。ただし、ファイルがEOFに達した場合は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SuchVariable: @in変数または、stdin変数が見つかりません。</text:p>
          </table:table-cell>
        </table:table-row>
        <table:table-row>
          <table:table-cell office:value-type="string">
            <text:p text:style-name="P105">使用例</text:p>
          </table:table-cell>
          <table:table-cell office:value-type="string">
            <text:p text:style-name="P661"/>
            <text:p text:style-name="P661">read a;<text:tab/><text:tab/># 標準入力より変数aに一行読み込む</text:p>
          </table:table-cell>
        </table:table-row>
      </table:table>
      <text:h text:style-name="P712" text:outline-level="3"><text:bookmark-start text:name="__RefHeading__14364_1847744091"/>real?　<text:bookmark-end text:name="__RefHeading__14364_1847744091"/></text:h>
      <text:p text:style-name="P40"/>
      <table:table table:name="Table32" table:style-name="Table32">
        <table:table-column table:style-name="Table32.A"/>
        <table:table-column table:style-name="Table32.B"/>
        <table:table-row>
          <table:table-cell office:value-type="string">
            <text:p text:style-name="P150">説明</text:p>
          </table:table-cell>
          <table:table-cell office:value-type="string">
            <text:p text:style-name="P150"/>
            <text:p text:style-name="P150">実数型データであれば真を返します。</text:p>
          </table:table-cell>
        </table:table-row>
        <table:table-row>
          <table:table-cell office:value-type="string">
            <text:p text:style-name="P150">書式</text:p>
          </table:table-cell>
          <table:table-cell office:value-type="string">
            <text:p text:style-name="P150"/>
            <text:p text:style-name="P515"><text:span text:style-name="T5">real? </text:span><text:span text:style-name="T100">va</text:span><text:span text:style-name="T38">l</text:span><text:span text:style-name="T100"> <text:s/></text:span></text:p>
          </table:table-cell>
        </table:table-row>
        <table:table-row>
          <table:table-cell office:value-type="string">
            <text:p text:style-name="P150">詳細</text:p>
          </table:table-cell>
          <table:table-cell office:value-type="string">
            <text:p text:style-name="P150"/>
            <text:p text:style-name="P515"><text:span text:style-name="T100">va</text:span><text:span text:style-name="T38">l</text:span><text:span text:style-name="T5">が実数型データであれば真を返します。</text:span></text:p>
          </table:table-cell>
        </table:table-row>
        <table:table-row>
          <table:table-cell office:value-type="string">
            <text:p text:style-name="P150">戻り値</text:p>
          </table:table-cell>
          <table:table-cell office:value-type="string">
            <text:p text:style-name="P150"/>
            <text:p text:style-name="P515"><text:span text:style-name="T100">va</text:span><text:span text:style-name="T38">l</text:span><text:span text:style-name="T5">が実数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88" text:outline-level="3"/>
      <text:h text:style-name="P712" text:outline-level="3"><text:bookmark-start text:name="__RefHeading__14504_1559979953"/>redo<text:span text:style-name="T5">　</text:span><text:bookmark-end text:name="__RefHeading__14504_1559979953"/></text:h>
      <text:p text:style-name="P54"/>
      <table:table table:name="表53" table:style-name="表53">
        <table:table-column table:style-name="表53.A"/>
        <table:table-column table:style-name="表53.B"/>
        <table:table-row>
          <table:table-cell office:value-type="string">
            <text:p text:style-name="P105">説明</text:p>
          </table:table-cell>
          <table:table-cell office:value-type="string">
            <text:p text:style-name="P105"/>
            <text:p text:style-name="P105">イテレータの現在の要素に再度制御を移します。</text:p>
          </table:table-cell>
        </table:table-row>
        <table:table-row>
          <table:table-cell office:value-type="string">
            <text:p text:style-name="P105">書式</text:p>
          </table:table-cell>
          <table:table-cell office:value-type="string">
            <text:p text:style-name="P105"/>
            <text:p text:style-name="P105">redo</text:p>
          </table:table-cell>
        </table:table-row>
        <table:table-row>
          <table:table-cell office:value-type="string">
            <text:p text:style-name="P105">詳細</text:p>
          </table:table-cell>
          <table:table-cell office:value-type="string">
            <text:p text:style-name="P105"/>
            <text:p text:style-name="P105">イテレータの現在の要素に制御を移し、再び同じ要素を実行します。</text:p>
            <text:p text:style-name="P105">redoが有効なコマンドおよびメソッドは次の通りです: </text:p>
            <text:p text:style-name="P105">while / Integer::each / Integer::list / List::each / Vector::each</text:p>
          </table:table-cell>
        </table:table-row>
        <table:table-row>
          <table:table-cell office:value-type="string">
            <text:p text:style-name="P105">戻り値</text:p>
          </table:table-cell>
          <table:table-cell office:value-type="string">
            <text:p text:style-name="P105"/>
            <text:p text:style-name="P105">制御がイテレータに戻るため、redo自身の戻り値はありません。</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76"/>
            <text:p text:style-name="P676">set i 0;</text:p>
            <text:p text:style-name="P676">while {true} do: {</text:p>
            <text:p text:style-name="P676"><text:s text:c="2"/>println $i;</text:p>
            <text:p text:style-name="P676"><text:s text:c="2"/>if {$i &gt; 5} then: {redo};</text:p>
            <text:p text:style-name="P676"><text:s text:c="2"/>$i ++;</text:p>
            <text:p text:style-name="P676">};<text:tab/><text:tab/># → 0 1 2 3 4 5 6 6 6 6 6 6 6 6 6 6 ...</text:p>
          </table:table-cell>
        </table:table-row>
      </table:table>
      <text:h text:style-name="P712" text:outline-level="3"><text:bookmark-start text:name="__RefHeading___Toc23052_1636654246"/><text:span text:style-name="T279">ref</text:span>　<text:bookmark-end text:name="__RefHeading___Toc23052_1636654246"/></text:h>
      <text:p text:style-name="P284"/>
      <table:table table:name="表201" table:style-name="表201">
        <table:table-column table:style-name="表201.A"/>
        <table:table-column table:style-name="表201.B"/>
        <table:table-row>
          <table:table-cell office:value-type="string">
            <text:p text:style-name="P166">説明</text:p>
          </table:table-cell>
          <table:table-cell office:value-type="string">
            <text:p text:style-name="P166"/>
            <text:p text:style-name="P166">シンボルから値を参照する。</text:p>
          </table:table-cell>
        </table:table-row>
        <table:table-row>
          <table:table-cell office:value-type="string">
            <text:p text:style-name="P166">書式</text:p>
          </table:table-cell>
          <table:table-cell office:value-type="string">
            <text:p text:style-name="P166"/>
            <text:p text:style-name="P166">ref <text:s/><text:span text:style-name="T54">symbol <text:s/></text:span></text:p>
          </table:table-cell>
        </table:table-row>
        <table:table-row>
          <table:table-cell office:value-type="string">
            <text:p text:style-name="P166">詳細</text:p>
          </table:table-cell>
          <table:table-cell office:value-type="string">
            <text:p text:style-name="P166"/>
            <text:p text:style-name="P166"><text:span text:style-name="T54">symbol</text:span><text:span text:style-name="T106"> を変数名として値を取得する。これは、$</text:span><text:span text:style-name="T54">symbol</text:span><text:span text:style-name="T106"> として値を取得するのと同じです。</text:span></text:p>
          </table:table-cell>
        </table:table-row>
        <table:table-row>
          <table:table-cell office:value-type="string">
            <text:p text:style-name="P166">戻り値</text:p>
          </table:table-cell>
          <table:table-cell office:value-type="string">
            <text:p text:style-name="P166"/>
            <text:p text:style-name="P166"><text:span text:style-name="T54">symbol</text:span> の値を返します。</text:p>
          </table:table-cell>
        </table:table-row>
        <table:table-row>
          <table:table-cell office:value-type="string">
            <text:p text:style-name="P166">例外</text:p>
          </table:table-cell>
          <table:table-cell office:value-type="string">
            <text:p text:style-name="P166"/>
            <text:p text:style-name="P166">ErrSyntax: 書式に誤りがあります。</text:p>
          </table:table-cell>
        </table:table-row>
        <table:table-row>
          <table:table-cell office:value-type="string">
            <text:p text:style-name="P166">使用例</text:p>
          </table:table-cell>
          <table:table-cell office:value-type="string">
            <text:p text:style-name="P166"/>
            <text:p text:style-name="P166"/>
          </table:table-cell>
        </table:table-row>
      </table:table>
      <text:h text:style-name="P767" text:outline-level="3"/>
      <text:h text:style-name="P712" text:outline-level="3"><text:bookmark-start text:name="__RefHeading__16786_505007155"/>REM　<text:bookmark-end text:name="__RefHeading__16786_505007155"/></text:h>
      <text:p text:style-name="P285"/>
      <table:table table:name="表82" table:style-name="表82">
        <table:table-column table:style-name="表82.A"/>
        <table:table-column table:style-name="表82.B"/>
        <table:table-row>
          <table:table-cell office:value-type="string">
            <text:p text:style-name="P167">説明</text:p>
          </table:table-cell>
          <table:table-cell office:value-type="string">
            <text:p text:style-name="P167"/>
            <text:p text:style-name="P167">なにも実行しません。</text:p>
          </table:table-cell>
        </table:table-row>
        <table:table-row>
          <table:table-cell office:value-type="string">
            <text:p text:style-name="P167">書式</text:p>
          </table:table-cell>
          <table:table-cell office:value-type="string">
            <text:p text:style-name="P167"/>
            <text:p text:style-name="P167">REM ...</text:p>
          </table:table-cell>
        </table:table-row>
        <table:table-row>
          <table:table-cell office:value-type="string">
            <text:p text:style-name="P167">詳細</text:p>
          </table:table-cell>
          <table:table-cell office:value-type="string">
            <text:p text:style-name="P167"/>
            <text:p text:style-name="P366">何も実行しません。パラメータには任意のデータを書くことができます。</text:p>
            <text:p text:style-name="P366">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167">戻り値</text:p>
          </table:table-cell>
          <table:table-cell office:value-type="string">
            <text:p text:style-name="P167"/>
            <text:p text:style-name="P167">コメントをエミュレートするため、本コマンドを実行した場合、直前に実行されたコマンドまたは関数のステータスを返します。</text:p>
          </table:table-cell>
        </table:table-row>
        <table:table-row>
          <table:table-cell office:value-type="string">
            <text:p text:style-name="P167">例外</text:p>
          </table:table-cell>
          <table:table-cell office:value-type="string">
            <text:p text:style-name="P167"/>
            <text:p text:style-name="P167"/>
          </table:table-cell>
        </table:table-row>
        <table:table-row>
          <table:table-cell office:value-type="string">
            <text:p text:style-name="P167">使用例</text:p>
          </table:table-cell>
          <table:table-cell office:value-type="string">
            <text:p text:style-name="P677"/>
            <text:p text:style-name="P677"><text:s text:c="4"/>set i 0;</text:p>
            <text:p text:style-name="P677"><text:s text:c="4"/>while {true} do: {</text:p>
            <text:p text:style-name="P677"><text:s text:c="6"/>println $i;</text:p>
            <text:p text:style-name="P677"><text:s text:c="6"/>if {$i &gt; 5} then: {redo};</text:p>
            <text:p text:style-name="P677"><text:s text:c="6"/>$i ++;</text:p>
            <text:p text:style-name="P677"><text:s text:c="4"/>};</text:p>
            <text:p text:style-name="P677"/>
            <text:p text:style-name="P677"># 上記をブロックコメント化</text:p>
            <text:p text:style-name="P677">REM <text:span text:style-name="T237">{</text:span></text:p>
            <text:p text:style-name="P677"><text:s text:c="4"/>set i 0;</text:p>
            <text:p text:style-name="P677"><text:s text:c="4"/>while {true} do: {</text:p>
            <text:p text:style-name="P677"><text:s text:c="6"/>println $i;</text:p>
            <text:p text:style-name="P677"><text:s text:c="6"/>if {$i &gt; 5} then: {redo};</text:p>
            <text:p text:style-name="P677"><text:s text:c="6"/>$i ++;</text:p>
            <text:p text:style-name="P677"><text:s text:c="4"/>};</text:p>
            <text:p text:style-name="P678">};</text:p>
          </table:table-cell>
        </table:table-row>
      </table:table>
      <text:h text:style-name="P768" text:outline-level="3"/>
      <text:h text:style-name="P712" text:outline-level="3"><text:bookmark-start text:name="__RefHeading__15713_112356151"/>resolv-host　<text:bookmark-end text:name="__RefHeading__15713_112356151"/></text:h>
      <text:p text:style-name="P285"/>
      <table:table table:name="Table43" table:style-name="Table43">
        <table:table-column table:style-name="Table43.A"/>
        <table:table-column table:style-name="Table43.B"/>
        <table:table-row>
          <table:table-cell office:value-type="string">
            <text:p text:style-name="P168">説明</text:p>
          </table:table-cell>
          <table:table-cell office:value-type="string">
            <text:p text:style-name="P168"/>
            <text:p text:style-name="P168">ホスト名を名前解決します。</text:p>
          </table:table-cell>
        </table:table-row>
        <table:table-row>
          <table:table-cell office:value-type="string">
            <text:p text:style-name="P168">書式</text:p>
          </table:table-cell>
          <table:table-cell office:value-type="string">
            <text:p text:style-name="P168"/>
            <text:p text:style-name="P168">resolv-host <text:span text:style-name="T54">host-name</text:span></text:p>
          </table:table-cell>
        </table:table-row>
        <table:table-row>
          <table:table-cell office:value-type="string">
            <text:p text:style-name="P168">詳細</text:p>
          </table:table-cell>
          <table:table-cell office:value-type="string">
            <text:p text:style-name="P168"/>
            <text:p text:style-name="P168"><text:span text:style-name="T54">host-name</text:span>をリゾルバ（DNS、hostsなど）で名前解決し、IPv4アドレスを返します。<text:span text:style-name="T54">host-name</text:span>はFQDN名、hosts名または、IPアドレス形式の文字列表現です。</text:p>
          </table:table-cell>
        </table:table-row>
        <table:table-row>
          <table:table-cell office:value-type="string">
            <text:p text:style-name="P168">戻り値</text:p>
          </table:table-cell>
          <table:table-cell office:value-type="string">
            <text:p text:style-name="P168"/>
            <text:p text:style-name="P168">IPv4アドレスを示す整数値が返ります。</text:p>
          </table:table-cell>
        </table:table-row>
        <table:table-row>
          <table:table-cell office:value-type="string">
            <text:p text:style-name="P168">例外</text:p>
          </table:table-cell>
          <table:table-cell office:value-type="string">
            <text:p text:style-name="P168"/>
            <text:p text:style-name="P168">ErrSyntax: 書式に誤りがあります。</text:p>
          </table:table-cell>
        </table:table-row>
        <table:table-row>
          <table:table-cell office:value-type="string">
            <text:p text:style-name="P168">使用例</text:p>
          </table:table-cell>
          <table:table-cell office:value-type="string">
            <text:p text:style-name="P360"/>
            <text:p text:style-name="P360"/>
          </table:table-cell>
        </table:table-row>
        <table:table-row>
          <table:table-cell office:value-type="string">
            <text:p text:style-name="P168">関連項目</text:p>
          </table:table-cell>
          <table:table-cell office:value-type="string">
            <text:p text:style-name="P360"/>
            <text:p text:style-name="P360"><text:span text:style-name="T271">c</text:span>onnect</text:p>
            <text:p text:style-name="P361"><text:span text:style-name="T271">socket-server<text:line-break/></text:span>resolv-in-addr</text:p>
          </table:table-cell>
        </table:table-row>
      </table:table>
      <text:h text:style-name="P712" text:outline-level="3"><text:bookmark-start text:name="__RefHeading__15715_112356151"/>resolv-in-addr　<text:bookmark-end text:name="__RefHeading__15715_112356151"/></text:h>
      <text:p text:style-name="P286"/>
      <table:table table:name="Table44" table:style-name="Table44">
        <table:table-column table:style-name="Table44.A"/>
        <table:table-column table:style-name="Table44.B"/>
        <table:table-row>
          <table:table-cell office:value-type="string">
            <text:p text:style-name="P168">説明</text:p>
          </table:table-cell>
          <table:table-cell office:value-type="string">
            <text:p text:style-name="P168"/>
            <text:p text:style-name="P168">ホスト名を名前解決します。</text:p>
          </table:table-cell>
        </table:table-row>
        <table:table-row>
          <table:table-cell office:value-type="string">
            <text:p text:style-name="P168">書式</text:p>
          </table:table-cell>
          <table:table-cell office:value-type="string">
            <text:p text:style-name="P168"/>
            <text:p text:style-name="P168">resolv-in-addr <text:span text:style-name="T54">host-name</text:span></text:p>
          </table:table-cell>
        </table:table-row>
        <table:table-row>
          <table:table-cell office:value-type="string">
            <text:p text:style-name="P168">詳細</text:p>
          </table:table-cell>
          <table:table-cell office:value-type="string">
            <text:p text:style-name="P168"/>
            <text:p text:style-name="P168"><text:span text:style-name="T54">host-name</text:span>をリゾルバ（DNS、hostsなど）で名前解決し、IPv4アドレスを返します。<text:span text:style-name="T54">host-name</text:span>はFQDN名、hosts名または、IPアドレス形式の文字列表現です。</text:p>
          </table:table-cell>
        </table:table-row>
        <table:table-row>
          <table:table-cell office:value-type="string">
            <text:p text:style-name="P168">戻り値</text:p>
          </table:table-cell>
          <table:table-cell office:value-type="string">
            <text:p text:style-name="P168"/>
            <text:p text:style-name="P168">IPv4アドレスを示す文字列表現が返ります。</text:p>
          </table:table-cell>
        </table:table-row>
        <table:table-row>
          <table:table-cell office:value-type="string">
            <text:p text:style-name="P168">例外</text:p>
          </table:table-cell>
          <table:table-cell office:value-type="string">
            <text:p text:style-name="P168"/>
            <text:p text:style-name="P168">ErrSyntax: 書式に誤りがあります。</text:p>
          </table:table-cell>
        </table:table-row>
        <table:table-row>
          <table:table-cell office:value-type="string">
            <text:p text:style-name="P168">使用例</text:p>
          </table:table-cell>
          <table:table-cell office:value-type="string">
            <text:p text:style-name="P360"/>
            <text:p text:style-name="P360"/>
          </table:table-cell>
        </table:table-row>
        <table:table-row>
          <table:table-cell office:value-type="string">
            <text:p text:style-name="P168">関連項目</text:p>
          </table:table-cell>
          <table:table-cell office:value-type="string">
            <text:p text:style-name="P360"/>
            <text:p text:style-name="P360"><text:span text:style-name="T271">c</text:span>onnect<text:line-break/><text:span text:style-name="T271">socket-server</text:span></text:p>
            <text:p text:style-name="P360">resolv-host</text:p>
          </table:table-cell>
        </table:table-row>
      </table:table>
      <text:h text:style-name="P806" text:outline-level="3"/>
      <text:h text:style-name="P712" text:outline-level="3"><text:bookmark-start text:name="__RefHeading__14506_1559979953"/>result<text:span text:style-name="T5">　</text:span><text:bookmark-end text:name="__RefHeading__14506_1559979953"/></text:h>
      <text:p text:style-name="P54"/>
      <table:table table:name="表54" table:style-name="表54">
        <table:table-column table:style-name="表54.A"/>
        <table:table-column table:style-name="表54.B"/>
        <table:table-row>
          <table:table-cell office:value-type="string">
            <text:p text:style-name="P105">説明</text:p>
          </table:table-cell>
          <table:table-cell office:value-type="string">
            <text:p text:style-name="P105"/>
            <text:p text:style-name="P105">引数を返します。</text:p>
          </table:table-cell>
        </table:table-row>
        <table:table-row>
          <table:table-cell office:value-type="string">
            <text:p text:style-name="P105">書式</text:p>
          </table:table-cell>
          <table:table-cell office:value-type="string">
            <text:p text:style-name="P105"/>
            <text:p text:style-name="P105">result [ <text:span text:style-name="T54">val</text:span> <text:s/>]</text:p>
            <text:p text:style-name="P366">result :last</text:p>
          </table:table-cell>
        </table:table-row>
        <table:table-row>
          <table:table-cell office:value-type="string">
            <text:p text:style-name="P105">詳細</text:p>
          </table:table-cell>
          <table:table-cell office:value-type="string">
            <text:p text:style-name="P105"/>
            <text:p text:style-name="P105">与えられた引数<text:span text:style-name="T54">val </text:span>をそのまま返します。<text:span text:style-name="T54">val</text:span>が指定されなかった場合はnilを返します。</text:p>
            <text:p text:style-name="P366">オプション:lastを指定した場合、直前に実行された行の実行結果を返します。</text:p>
            <text:p text:style-name="P105">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105">戻り値</text:p>
          </table:table-cell>
          <table:table-cell office:value-type="string">
            <text:p text:style-name="P105"/>
            <text:p text:style-name="P105"><text:span text:style-name="T54">val</text:span>を返します。<text:span text:style-name="T54">val</text:span>の指定が無い場合はnilを返します。</text:p>
            <text:p text:style-name="P105">:lastを指定した場合は、直前に実行された<text:span text:style-name="T151">行の</text:span>結果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1"/>
            <text:p text:style-name="P661">set x [if $cond then: {</text:p>
            <text:p text:style-name="P661"><text:s text:c="2"/>do-something;</text:p>
            <text:p text:style-name="P661"><text:s text:c="2"/>result 0;</text:p>
            <text:p text:style-name="P661">} else: {</text:p>
            <text:p text:style-name="P661"><text:s text:c="2"/>do-otherwise;</text:p>
            <text:p text:style-name="P700"><text:s text:c="2"/>result 1;</text:p>
            <text:p text:style-name="P700">}];</text:p>
          </table:table-cell>
        </table:table-row>
      </table:table>
      <text:h text:style-name="P758" text:outline-level="3"/>
      <text:h text:style-name="P712" text:outline-level="3"><text:bookmark-start text:name="__RefHeading__14508_1559979953"/>r<text:span text:style-name="T270">e</text:span>try<text:span text:style-name="T5">　</text:span><text:bookmark-end text:name="__RefHeading__14508_1559979953"/></text:h>
      <text:p text:style-name="P54"/>
      <table:table table:name="表55" table:style-name="表55">
        <table:table-column table:style-name="表55.A"/>
        <table:table-column table:style-name="表55.B"/>
        <table:table-row>
          <table:table-cell office:value-type="string">
            <text:p text:style-name="P105">説明</text:p>
          </table:table-cell>
          <table:table-cell office:value-type="string">
            <text:p text:style-name="P105"/>
            <text:p text:style-name="P105">イテレータの最初の要素に再度制御を移します。</text:p>
          </table:table-cell>
        </table:table-row>
        <table:table-row>
          <table:table-cell office:value-type="string">
            <text:p text:style-name="P105">書式</text:p>
          </table:table-cell>
          <table:table-cell office:value-type="string">
            <text:p text:style-name="P105"/>
            <text:p text:style-name="P105">retry</text:p>
          </table:table-cell>
        </table:table-row>
        <table:table-row>
          <table:table-cell office:value-type="string">
            <text:p text:style-name="P105">詳細</text:p>
          </table:table-cell>
          <table:table-cell office:value-type="string">
            <text:p text:style-name="P105"/>
            <text:p text:style-name="P105">イテレータの最初の要素に制御を移し、再び同じイテレータを最初から実行します。tryコマンドの場合、tryブロックもしくはcatchブロック中でretryが実行された場合、再度tryブロックの実行を行い<text:span text:style-name="T31">ます。</text:span></text:p>
            <text:p text:style-name="P105">retryが有効なコマンドおよびメソッドは次の通りです: </text:p>
            <text:p text:style-name="P105">while / try / Integer::each / Integer::list / List::each / Vector::each</text:p>
          </table:table-cell>
        </table:table-row>
        <table:table-row>
          <table:table-cell office:value-type="string">
            <text:p text:style-name="P105">戻り値</text:p>
          </table:table-cell>
          <table:table-cell office:value-type="string">
            <text:p text:style-name="P105"/>
            <text:p text:style-name="P105">制御がイテレータに戻るため、retry自身の戻り値はありません。</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76"/>
            <text:p text:style-name="P676">1 .. 5 do: {| i |</text:p>
            <text:p text:style-name="P676"><text:s text:c="2"/>println $i;</text:p>
            <text:p text:style-name="P676"><text:s text:c="2"/>if {$i &gt;= 5} then: {retry};</text:p>
            <text:p text:style-name="P676">};<text:tab/><text:tab/># → 1 2 3 4 5 1 2 3 4 5 1 2 3 4 5 ...</text:p>
          </table:table-cell>
        </table:table-row>
      </table:table>
      <text:h text:style-name="P758" text:outline-level="3"/>
      <text:h text:style-name="P712" text:outline-level="3"><text:bookmark-start text:name="__RefHeading__14510_1559979953"/>return<text:span text:style-name="T5">　</text:span><text:bookmark-end text:name="__RefHeading__14510_1559979953"/></text:h>
      <text:p text:style-name="P54"/>
      <table:table table:name="表56" table:style-name="表56">
        <table:table-column table:style-name="表56.A"/>
        <table:table-column table:style-name="表56.B"/>
        <table:table-row>
          <table:table-cell office:value-type="string">
            <text:p text:style-name="P105">説明</text:p>
          </table:table-cell>
          <table:table-cell office:value-type="string">
            <text:p text:style-name="P105"/>
            <text:p text:style-name="P105">関数を終了し呼び出し元に戻ります。</text:p>
          </table:table-cell>
        </table:table-row>
        <table:table-row>
          <table:table-cell office:value-type="string">
            <text:p text:style-name="P105">書式</text:p>
          </table:table-cell>
          <table:table-cell office:value-type="string">
            <text:p text:style-name="P105"/>
            <text:p text:style-name="P105">return [ <text:span text:style-name="T54">val</text:span> <text:s/>]</text:p>
          </table:table-cell>
        </table:table-row>
        <table:table-row>
          <table:table-cell office:value-type="string">
            <text:p text:style-name="P105">詳細</text:p>
          </table:table-cell>
          <table:table-cell office:value-type="string">
            <text:p text:style-name="P105"/>
            <text:p text:style-name="P105">現在の関数呼び出しを終了し、呼び出し元に戻ります。</text:p>
            <text:p text:style-name="P105"><text:span text:style-name="T54">val</text:span>が指定されている場合、関数の戻り値は<text:span text:style-name="T54">val</text:span>となります。指定されていない場合は、関数の戻り値はnilとなります。</text:p>
          </table:table-cell>
        </table:table-row>
        <table:table-row>
          <table:table-cell office:value-type="string">
            <text:p text:style-name="P105">戻り値</text:p>
          </table:table-cell>
          <table:table-cell office:value-type="string">
            <text:p text:style-name="P105"/>
            <text:p text:style-name="P105">呼び出し元に戻るため、このコマンドの戻り値はありません。</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1"/>
            <text:p text:style-name="P661">defun foo (n) {</text:p>
            <text:p text:style-name="P661"><text:s text:c="2"/>set i 0;</text:p>
            <text:p text:style-name="P661"><text:s text:c="2"/>set s 0;</text:p>
            <text:p text:style-name="P661"><text:s text:c="2"/>while {true} do: {</text:p>
            <text:p text:style-name="P700"><text:s text:c="4"/>$s ++ $i;</text:p>
            <text:p text:style-name="P669"><text:s text:c="4"/>$i ++;</text:p>
            <text:p text:style-name="P669"><text:s text:c="4"/>if [$i &gt; $n] then: {return $s};</text:p>
            <text:p text:style-name="P669"><text:s text:c="2"/>};</text:p>
            <text:p text:style-name="P669">};</text:p>
            <text:p text:style-name="P669">foo 100;<text:tab/><text:tab/># <text:span text:style-name="T299">→</text:span> 5050</text:p>
          </table:table-cell>
        </table:table-row>
      </table:table>
      <text:h text:style-name="P712" text:outline-level="3"><text:bookmark-start text:name="__RefHeading__14366_1847744091"/>rquote?　<text:bookmark-end text:name="__RefHeading__14366_1847744091"/></text:h>
      <text:p text:style-name="P40"/>
      <table:table table:name="Table33" table:style-name="Table33">
        <table:table-column table:style-name="Table33.A"/>
        <table:table-column table:style-name="Table33.B"/>
        <table:table-row>
          <table:table-cell office:value-type="string">
            <text:p text:style-name="P150">説明</text:p>
          </table:table-cell>
          <table:table-cell office:value-type="string">
            <text:p text:style-name="P150"/>
            <text:p text:style-name="P150">正規表現型データであれば真を返します。</text:p>
          </table:table-cell>
        </table:table-row>
        <table:table-row>
          <table:table-cell office:value-type="string">
            <text:p text:style-name="P150">書式</text:p>
          </table:table-cell>
          <table:table-cell office:value-type="string">
            <text:p text:style-name="P150"/>
            <text:p text:style-name="P515"><text:span text:style-name="T5">rquote? </text:span><text:span text:style-name="T100">va</text:span><text:span text:style-name="T38">l</text:span><text:span text:style-name="T100"> <text:s/></text:span></text:p>
          </table:table-cell>
        </table:table-row>
        <table:table-row>
          <table:table-cell office:value-type="string">
            <text:p text:style-name="P150">詳細</text:p>
          </table:table-cell>
          <table:table-cell office:value-type="string">
            <text:p text:style-name="P150"/>
            <text:p text:style-name="P515"><text:span text:style-name="T100">va</text:span><text:span text:style-name="T38">l</text:span><text:span text:style-name="T5">が正規表現型データであれば真を返します。</text:span></text:p>
          </table:table-cell>
        </table:table-row>
        <table:table-row>
          <table:table-cell office:value-type="string">
            <text:p text:style-name="P150">戻り値</text:p>
          </table:table-cell>
          <table:table-cell office:value-type="string">
            <text:p text:style-name="P150"/>
            <text:p text:style-name="P515"><text:span text:style-name="T100">va</text:span><text:span text:style-name="T38">l</text:span><text:span text:style-name="T5">が正規表現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88" text:outline-level="3"/>
      <text:h text:style-name="P712" text:outline-level="3"><text:bookmark-start text:name="__RefHeading__14512_1559979953"/>sdir<text:span text:style-name="T5">　</text:span><text:bookmark-end text:name="__RefHeading__14512_1559979953"/></text:h>
      <text:p text:style-name="P54"/>
      <table:table table:name="表57" table:style-name="表57">
        <table:table-column table:style-name="表57.A"/>
        <table:table-column table:style-name="表57.B"/>
        <table:table-row>
          <table:table-cell office:value-type="string">
            <text:p text:style-name="P105">説明</text:p>
          </table:table-cell>
          <table:table-cell office:value-type="string">
            <text:p text:style-name="P105"/>
            <text:p text:style-name="P105">ロード済みスクリプトの一覧を返します。</text:p>
          </table:table-cell>
        </table:table-row>
        <table:table-row>
          <table:table-cell office:value-type="string">
            <text:p text:style-name="P105">書式</text:p>
          </table:table-cell>
          <table:table-cell office:value-type="string">
            <text:p text:style-name="P105"/>
            <text:p text:style-name="P105">sdir</text:p>
          </table:table-cell>
        </table:table-row>
        <table:table-row>
          <table:table-cell office:value-type="string">
            <text:p text:style-name="P105">詳細</text:p>
          </table:table-cell>
          <table:table-cell office:value-type="string">
            <text:p text:style-name="P105"/>
            <text:p text:style-name="P105">loadコマンドおよび、unknownによりロードされたスクリプトの一覧を、スクリプトid、ファイル名のリストの形式で返します。</text:p>
          </table:table-cell>
        </table:table-row>
        <table:table-row>
          <table:table-cell office:value-type="string">
            <text:p text:style-name="P105">戻り値</text:p>
          </table:table-cell>
          <table:table-cell office:value-type="string">
            <text:p text:style-name="P105"/>
            <text:p text:style-name="P105">スクリプトid、ファイル名のリストのリスト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6"/>
            <text:p text:style-name="P686">sdir;</text:p>
          </table:table-cell>
        </table:table-row>
      </table:table>
      <text:h text:style-name="P712" text:outline-level="3"><text:bookmark-start text:name="__RefHeading___Toc23917_1636654246"/>s<text:span text:style-name="T287">elect</text:span><text:span text:style-name="T5">　</text:span><text:bookmark-end text:name="__RefHeading___Toc23917_1636654246"/></text:h>
      <text:p text:style-name="P287"/>
      <table:table table:name="表210" table:style-name="表210">
        <table:table-column table:style-name="表210.A"/>
        <table:table-column table:style-name="表210.B"/>
        <table:table-row>
          <table:table-cell office:value-type="string">
            <text:p text:style-name="P169">説明</text:p>
          </table:table-cell>
          <table:table-cell office:value-type="string">
            <text:p text:style-name="P169"/>
            <text:p text:style-name="P169">ファイル記述子が入出力可能か確認します。</text:p>
          </table:table-cell>
        </table:table-row>
        <table:table-row>
          <table:table-cell office:value-type="string">
            <text:p text:style-name="P169">書式</text:p>
          </table:table-cell>
          <table:table-cell office:value-type="string">
            <text:p text:style-name="P169"/>
            <text:p text:style-name="P367"><text:span text:style-name="T106">select ( </text:span><text:span text:style-name="T54">input-fd </text:span><text:span text:style-name="T106">… ) ( </text:span><text:span text:style-name="T54">output-fd</text:span><text:span text:style-name="T106"> … ) ( </text:span><text:span text:style-name="T54">except-fd</text:span><text:span text:style-name="T106"> … ) </text:span><text:span text:style-name="T54">timeout</text:span></text:p>
          </table:table-cell>
        </table:table-row>
        <table:table-row>
          <table:table-cell office:value-type="string">
            <text:p text:style-name="P169">詳細</text:p>
          </table:table-cell>
          <table:table-cell office:value-type="string">
            <text:p text:style-name="P505"/>
            <text:p text:style-name="P505">それぞれのファイル記述子のリストについて、ブロックせずに入出力が可能かを検査します。</text:p>
            <text:p text:style-name="P505"><text:span text:style-name="T54">input-fd </text:span>はそのファイル記述子に対してブロックせずに入力が可能か（データが発生しているか）を調べます。<text:span text:style-name="T54">output-fd</text:span> はそのファイル記述子に対してブロックせずに出力が可能かを調べます。<text:span text:style-name="T54">except-fd</text:span> は例外が発生しているかを調べます。</text:p>
            <text:p text:style-name="P505"><text:span text:style-name="T54">timeout</text:span> （単位：ミリ秒）により最大待ち時間を指定します。この時間を過ぎても入出力が可能にならなければselectコマンドから戻ります。<text:span text:style-name="T54">timeout</text:span> にnil を設定することによりファイル記述子の状態が変化するまで永久にブロックさせることが可能です。</text:p>
            <text:p text:style-name="P548">socket-server により作成したlistenポートに外部ホストからのコネクション要求があるかを調べるには、socket-serverにより作成されたファイル記述子を<text:span text:style-name="T54">input-fd </text:span>に指定することで可能です。</text:p>
          </table:table-cell>
        </table:table-row>
        <table:table-row>
          <table:table-cell office:value-type="string">
            <text:p text:style-name="P169">戻り値</text:p>
          </table:table-cell>
          <table:table-cell office:value-type="string">
            <text:p text:style-name="P169"/>
            <text:p text:style-name="P368"><text:span text:style-name="T106">selectの戻り値は、(( </text:span><text:span text:style-name="T54">input-fd </text:span><text:span text:style-name="T106">… ) ( </text:span><text:span text:style-name="T54">output-fd</text:span><text:span text:style-name="T106"> … ) ( </text:span><text:span text:style-name="T54">except-fd</text:span><text:span text:style-name="T106"> … )) の形式のリストで、それぞれ最初の要素から順に、入力が可能、出力が可能および、例外の検出が可能になったファイル記述子のリストが返ります。 </text:span></text:p>
          </table:table-cell>
        </table:table-row>
        <table:table-row>
          <table:table-cell office:value-type="string">
            <text:p text:style-name="P169">例外</text:p>
          </table:table-cell>
          <table:table-cell office:value-type="string">
            <text:p text:style-name="P169"/>
            <text:p text:style-name="P169">ErrSyntax: 書式に誤りがあります。</text:p>
            <text:p text:style-name="P400">ErrSysCall: システムコールの呼び出しでエラーが発生しました。エラー詳細はExceptionのエラー文字列を参照のこと。</text:p>
          </table:table-cell>
        </table:table-row>
        <table:table-row>
          <table:table-cell office:value-type="string">
            <text:p text:style-name="P169">使用例</text:p>
          </table:table-cell>
          <table:table-cell office:value-type="string">
            <text:p text:style-name="P169"/>
            <text:p text:style-name="P169"/>
          </table:table-cell>
        </table:table-row>
      </table:table>
      <text:h text:style-name="P790" text:outline-level="3"/>
      <text:h text:style-name="P712" text:outline-level="3"><text:bookmark-start text:name="__RefHeading__14514_1559979953"/>self<text:span text:style-name="T5">　</text:span><text:bookmark-end text:name="__RefHeading__14514_1559979953"/></text:h>
      <text:p text:style-name="P54"/>
      <table:table table:name="表58" table:style-name="表58">
        <table:table-column table:style-name="表58.A"/>
        <table:table-column table:style-name="表58.B"/>
        <table:table-row>
          <table:table-cell office:value-type="string">
            <text:p text:style-name="P105">説明</text:p>
          </table:table-cell>
          <table:table-cell office:value-type="string">
            <text:p text:style-name="P105"/>
            <text:p text:style-name="P105">現在のオブジェクトを返します。</text:p>
          </table:table-cell>
        </table:table-row>
        <table:table-row>
          <table:table-cell office:value-type="string">
            <text:p text:style-name="P105">書式</text:p>
          </table:table-cell>
          <table:table-cell office:value-type="string">
            <text:p text:style-name="P105"/>
            <text:p text:style-name="P105">self</text:p>
          </table:table-cell>
        </table:table-row>
        <table:table-row>
          <table:table-cell office:value-type="string">
            <text:p text:style-name="P105">詳細</text:p>
          </table:table-cell>
          <table:table-cell office:value-type="string">
            <text:p text:style-name="P105"/>
            <text:p text:style-name="P105">現在のオブジェクトスタックのスタックトップにあるオブジェクトを返します。</text:p>
          </table:table-cell>
        </table:table-row>
        <table:table-row>
          <table:table-cell office:value-type="string">
            <text:p text:style-name="P105">戻り値</text:p>
          </table:table-cell>
          <table:table-cell office:value-type="string">
            <text:p text:style-name="P105"/>
            <text:p text:style-name="P105">現在のオブジェクト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1"/>
            <text:p text:style-name="P661"># 自クラスのメソッド内から、自クラスのfooメソッドを呼ぶ</text:p>
            <text:p text:style-name="P661">[self] foo;<text:tab/><text:tab/># → same as: foo;</text:p>
          </table:table-cell>
        </table:table-row>
      </table:table>
      <text:h text:style-name="P758" text:outline-level="3"/>
      <text:h text:style-name="P712" text:outline-level="3"><text:bookmark-start text:name="__RefHeading__14516_1559979953"/>set<text:span text:style-name="T5">　</text:span><text:bookmark-end text:name="__RefHeading__14516_1559979953"/></text:h>
      <text:p text:style-name="P54"/>
      <table:table table:name="表59" table:style-name="表59">
        <table:table-column table:style-name="表59.A"/>
        <table:table-column table:style-name="表59.B"/>
        <table:table-row>
          <table:table-cell office:value-type="string">
            <text:p text:style-name="P105">説明</text:p>
          </table:table-cell>
          <table:table-cell office:value-type="string">
            <text:p text:style-name="P105"/>
            <text:p text:style-name="P105">ローカル変数に値を設定します。</text:p>
          </table:table-cell>
        </table:table-row>
        <table:table-row>
          <table:table-cell office:value-type="string">
            <text:p text:style-name="P105">書式</text:p>
          </table:table-cell>
          <table:table-cell office:value-type="string">
            <text:p text:style-name="P105"/>
            <text:p text:style-name="P170">set <text:span text:style-name="T54">var</text:span> [ <text:span text:style-name="T54">val</text:span> <text:s/>]<text:tab/><text:tab/><text:tab/><text:tab/>… （書式１）</text:p>
            <text:p text:style-name="P170">set (<text:span text:style-name="T54">var</text:span><text:span text:style-name="T138">1</text:span><text:span text:style-name="T54"> var</text:span><text:span text:style-name="T135">2</text:span><text:span text:style-name="T54"> ...</text:span><text:span text:style-name="T106">) </text:span>(<text:span text:style-name="T54">val</text:span><text:span text:style-name="T135">1</text:span><text:span text:style-name="T54"> val</text:span><text:span text:style-name="T135">2</text:span><text:span text:style-name="T54"> ... </text:span><text:span text:style-name="T106">)<text:tab/>… （書式２）</text:span></text:p>
          </table:table-cell>
        </table:table-row>
        <table:table-row>
          <table:table-cell office:value-type="string">
            <text:p text:style-name="P105">詳細</text:p>
          </table:table-cell>
          <table:table-cell office:value-type="string">
            <text:p text:style-name="P105"/>
            <text:p text:style-name="P105">書式１：ローカル変数<text:span text:style-name="T54">var</text:span>に、値<text:span text:style-name="T54">val</text:span>を設定します。<text:span text:style-name="T54">val</text:span>を省略した場合は、<text:span text:style-name="T54">var</text:span>の内容を返します。</text:p>
            <text:p text:style-name="P170">書式２：書式１の呼び出しを<text:span text:style-name="T54">var</text:span><text:span text:style-name="T135">1</text:span> / <text:span text:style-name="T54">val</text:span><text:span text:style-name="T135">1</text:span> , <text:span text:style-name="T54">var</text:span><text:span text:style-name="T135">2</text:span> / <text:span text:style-name="T54">val</text:span><text:span text:style-name="T135">2</text:span> のペアで順次行います。 </text:p>
          </table:table-cell>
        </table:table-row>
        <table:table-row>
          <table:table-cell office:value-type="string">
            <text:p text:style-name="P105">戻り値</text:p>
          </table:table-cell>
          <table:table-cell office:value-type="string">
            <text:p text:style-name="P105"/>
            <text:p text:style-name="P105"><text:span text:style-name="T54">var</text:span>に設定した内容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SuchVariable: 変数が定義されていません。</text:p>
          </table:table-cell>
        </table:table-row>
        <table:table-row>
          <table:table-cell office:value-type="string">
            <text:p text:style-name="P105">使用例</text:p>
          </table:table-cell>
          <table:table-cell office:value-type="string">
            <text:p text:style-name="P661"/>
            <text:p text:style-name="P661">set i 0;<text:tab/><text:tab/><text:tab/># i に整数を設定</text:p>
            <text:p text:style-name="P661">set m "Hello world."<text:tab/># m に文字列を設定</text:p>
            <text:p text:style-name="P661">set s sym<text:tab/><text:tab/><text:tab/># s にシンボルを設定</text:p>
            <text:p text:style-name="P661">set o [new];<text:tab/><text:tab/># o にオブジェクトを設定</text:p>
            <text:p text:style-name="P661">set i;<text:tab/><text:tab/><text:tab/># → 0</text:p>
          </table:table-cell>
        </table:table-row>
      </table:table>
      <text:h text:style-name="P758" text:outline-level="3"/>
      <text:h text:style-name="P712" text:outline-level="3"><text:bookmark-start text:name="__RefHeading__14518_1559979953"/>set?<text:span text:style-name="T5">　</text:span><text:bookmark-end text:name="__RefHeading__14518_1559979953"/></text:h>
      <text:p text:style-name="P54"/>
      <table:table table:name="表60" table:style-name="表60">
        <table:table-column table:style-name="表60.A"/>
        <table:table-column table:style-name="表60.B"/>
        <table:table-row>
          <table:table-cell office:value-type="string">
            <text:p text:style-name="P105">説明</text:p>
          </table:table-cell>
          <table:table-cell office:value-type="string">
            <text:p text:style-name="P105"/>
            <text:p text:style-name="P562">ローカル変数が定義されているか調べます。</text:p>
          </table:table-cell>
        </table:table-row>
        <table:table-row>
          <table:table-cell office:value-type="string">
            <text:p text:style-name="P105">書式</text:p>
          </table:table-cell>
          <table:table-cell office:value-type="string">
            <text:p text:style-name="P105"/>
            <text:p text:style-name="P105">set? <text:span text:style-name="T54">var</text:span></text:p>
          </table:table-cell>
        </table:table-row>
        <table:table-row>
          <table:table-cell office:value-type="string">
            <text:p text:style-name="P105">詳細</text:p>
          </table:table-cell>
          <table:table-cell office:value-type="string">
            <text:p text:style-name="P105"/>
            <text:p text:style-name="P105">ローカル変数<text:span text:style-name="T54">var</text:span>が設定されているかを調べ、tまたはnilを返します。</text:p>
          </table:table-cell>
        </table:table-row>
        <table:table-row>
          <table:table-cell office:value-type="string">
            <text:p text:style-name="P105">戻り値</text:p>
          </table:table-cell>
          <table:table-cell office:value-type="string">
            <text:p text:style-name="P105"/>
            <text:p text:style-name="P105">ローカル変数<text:span text:style-name="T54">var</text:span>が定義されている場合tを返します。定義されていない場合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6"/>
            <text:p text:style-name="P686">set foo "X";</text:p>
            <text:p text:style-name="P686">set? foo;<text:tab/><text:tab/># → t</text:p>
          </table:table-cell>
        </table:table-row>
      </table:table>
      <text:h text:style-name="P712" text:outline-level="3"><text:bookmark-start text:name="__RefHeading___Toc27928_2297371016"/>set-itimer<text:span text:style-name="T5">　</text:span><text:bookmark-end text:name="__RefHeading___Toc27928_2297371016"/></text:h>
      <text:p text:style-name="P274"/>
      <table:table table:name="表226" table:style-name="表226">
        <table:table-column table:style-name="表226.A"/>
        <table:table-column table:style-name="表226.B"/>
        <table:table-row>
          <table:table-cell office:value-type="string">
            <text:p text:style-name="P138">説明</text:p>
          </table:table-cell>
          <table:table-cell office:value-type="string">
            <text:p text:style-name="P138"/>
            <text:p text:style-name="P566">インターバルタイマーを設定します。</text:p>
          </table:table-cell>
        </table:table-row>
        <table:table-row>
          <table:table-cell office:value-type="string">
            <text:p text:style-name="P138">書式</text:p>
          </table:table-cell>
          <table:table-cell office:value-type="string">
            <text:p text:style-name="P138"/>
            <text:p text:style-name="P512"><text:span text:style-name="T5">set-</text:span><text:span text:style-name="T27">itimer</text:span><text:span text:style-name="T5"> </text:span><text:span text:style-name="T196">msec</text:span></text:p>
          </table:table-cell>
        </table:table-row>
        <table:table-row>
          <table:table-cell office:value-type="string">
            <text:p text:style-name="P138">詳細</text:p>
          </table:table-cell>
          <table:table-cell office:value-type="string">
            <text:p text:style-name="P138"/>
            <text:p text:style-name="P512"><text:span text:style-name="T175">インターバルタイマーの周期をmsecミリ秒に設定します</text:span><text:span text:style-name="T5">。</text:span></text:p>
          </table:table-cell>
        </table:table-row>
        <table:table-row>
          <table:table-cell office:value-type="string">
            <text:p text:style-name="P138">戻り値</text:p>
          </table:table-cell>
          <table:table-cell office:value-type="string">
            <text:p text:style-name="P138"/>
            <text:p text:style-name="P138">成功した場合tを返します。</text:p>
          </table:table-cell>
        </table:table-row>
        <table:table-row>
          <table:table-cell office:value-type="string">
            <text:p text:style-name="P138">例外</text:p>
          </table:table-cell>
          <table:table-cell office:value-type="string">
            <text:p text:style-name="P138"/>
            <text:p text:style-name="P138">ErrSyntax: 書式に誤りがあります。</text:p>
          </table:table-cell>
        </table:table-row>
        <table:table-row>
          <table:table-cell office:value-type="string">
            <text:p text:style-name="P138">使用例</text:p>
          </table:table-cell>
          <table:table-cell office:value-type="string">
            <text:p text:style-name="P138"/>
            <text:p text:style-name="P138"/>
          </table:table-cell>
        </table:table-row>
      </table:table>
      <text:h text:style-name="P712" text:outline-level="3"><text:bookmark-start text:name="__RefHeading__14528_15599799531"/><text:span text:style-name="T165">set-locale</text:span><text:span text:style-name="T5">　</text:span><text:bookmark-end text:name="__RefHeading__14528_15599799531"/></text:h>
      <text:p text:style-name="P288"/>
      <table:table table:name="表263" table:style-name="表263">
        <table:table-column table:style-name="表263.A"/>
        <table:table-column table:style-name="表263.B"/>
        <table:table-row>
          <table:table-cell office:value-type="string">
            <text:p text:style-name="P171">説明</text:p>
          </table:table-cell>
          <table:table-cell office:value-type="string">
            <text:p text:style-name="P171"/>
            <text:p text:style-name="P171"><text:span text:style-name="T151">LC_ALLのロケールを設定します</text:span>。</text:p>
          </table:table-cell>
        </table:table-row>
        <table:table-row>
          <table:table-cell office:value-type="string">
            <text:p text:style-name="P171">書式</text:p>
          </table:table-cell>
          <table:table-cell office:value-type="string">
            <text:p text:style-name="P171"/>
            <text:p text:style-name="P578"><text:span text:style-name="T151">s</text:span>et-locale <text:span text:style-name="T105">locale</text:span></text:p>
          </table:table-cell>
        </table:table-row>
        <table:table-row>
          <table:table-cell office:value-type="string">
            <text:p text:style-name="P171">詳細</text:p>
          </table:table-cell>
          <table:table-cell office:value-type="string">
            <text:p text:style-name="P171"/>
            <text:p text:style-name="P369"><text:span text:style-name="T151">ロケールLC_ALLに対して </text:span><text:span text:style-name="T185">locale</text:span><text:span text:style-name="T151"> を設定します。空文字列を指定した場合は、システム環境変数の値が使用されます。</text:span></text:p>
          </table:table-cell>
        </table:table-row>
        <table:table-row>
          <table:table-cell office:value-type="string">
            <text:p text:style-name="P171">戻り値</text:p>
          </table:table-cell>
          <table:table-cell office:value-type="string">
            <text:p text:style-name="P171"/>
            <text:p text:style-name="P171"><text:span text:style-name="T151">ロケールが設定された場合は設定されたロケール文字列を返します</text:span>。<text:span text:style-name="T151">設定が失敗した場合は、nilが返ります。</text:span></text:p>
            <text:p text:style-name="P613">String::display-width の呼び出しに先立ちset-localeコマンドでロケールを設定しておく必要があります。</text:p>
          </table:table-cell>
        </table:table-row>
        <table:table-row>
          <table:table-cell office:value-type="string">
            <text:p text:style-name="P171">例外</text:p>
          </table:table-cell>
          <table:table-cell office:value-type="string">
            <text:p text:style-name="P171"/>
            <text:p text:style-name="P171">ErrSyntax: 書式に誤りがあります。</text:p>
          </table:table-cell>
        </table:table-row>
        <table:table-row>
          <table:table-cell office:value-type="string">
            <text:p text:style-name="P171">使用例</text:p>
          </table:table-cell>
          <table:table-cell office:value-type="string">
            <text:p text:style-name="P171"/>
            <text:p text:style-name="P171"/>
          </table:table-cell>
        </table:table-row>
      </table:table>
      <text:h text:style-name="P807" text:outline-level="3"/>
      <text:h text:style-name="P712" text:outline-level="3"><text:bookmark-start text:name="__RefHeading__17275_467714174"/>set<text:span text:style-name="T242">c</text:span><text:span text:style-name="T5">　</text:span><text:bookmark-end text:name="__RefHeading__17275_467714174"/></text:h>
      <text:p text:style-name="P289"/>
      <table:table table:name="表84" table:style-name="表84">
        <table:table-column table:style-name="表84.A"/>
        <table:table-column table:style-name="表84.B"/>
        <table:table-row>
          <table:table-cell office:value-type="string">
            <text:p text:style-name="P172">説明</text:p>
          </table:table-cell>
          <table:table-cell office:value-type="string">
            <text:p text:style-name="P172"/>
            <text:p text:style-name="P172">クロージャ変数に値を設定します。</text:p>
          </table:table-cell>
        </table:table-row>
        <table:table-row>
          <table:table-cell office:value-type="string">
            <text:p text:style-name="P172">書式</text:p>
          </table:table-cell>
          <table:table-cell office:value-type="string">
            <text:p text:style-name="P172"/>
            <text:p text:style-name="P172">set<text:span text:style-name="T242">c</text:span> <text:span text:style-name="T54">var</text:span> [ <text:span text:style-name="T54">val</text:span> <text:s/>]</text:p>
          </table:table-cell>
        </table:table-row>
        <table:table-row>
          <table:table-cell office:value-type="string">
            <text:p text:style-name="P172">詳細</text:p>
          </table:table-cell>
          <table:table-cell office:value-type="string">
            <text:p text:style-name="P172"/>
            <text:p text:style-name="P172">クロージャ変数<text:span text:style-name="T54">var</text:span>に、値<text:span text:style-name="T54">val</text:span>を設定します。<text:span text:style-name="T54">val</text:span>を省略した場合は、<text:span text:style-name="T54">var</text:span>の内容を返します。</text:p>
            <text:p text:style-name="P505">クロージャ変数は一番内側のスコープから調べられ、見つかった時点の変数が使用されます。</text:p>
            <text:p text:style-name="P290">クロージャ変数のスコープに、該当する <text:span text:style-name="T54">var</text:span><text:span text:style-name="T109"> 変数が存在しない場合は、ErrNoSuchVariableが返ります。</text:span></text:p>
          </table:table-cell>
        </table:table-row>
        <table:table-row>
          <table:table-cell office:value-type="string">
            <text:p text:style-name="P172">戻り値</text:p>
          </table:table-cell>
          <table:table-cell office:value-type="string">
            <text:p text:style-name="P172"/>
            <text:p text:style-name="P172"><text:span text:style-name="T54">var</text:span>に設定した内容を返します。</text:p>
          </table:table-cell>
        </table:table-row>
        <table:table-row>
          <table:table-cell office:value-type="string">
            <text:p text:style-name="P172">例外</text:p>
          </table:table-cell>
          <table:table-cell office:value-type="string">
            <text:p text:style-name="P172"/>
            <text:p text:style-name="P172">ErrSyntax: 書式に誤りがあります。</text:p>
            <text:p text:style-name="P172">ErrNoSuchVariable: 変数が定義されていません。</text:p>
          </table:table-cell>
        </table:table-row>
        <table:table-row>
          <table:table-cell office:value-type="string">
            <text:p text:style-name="P172">使用例</text:p>
          </table:table-cell>
          <table:table-cell office:value-type="string">
            <text:p text:style-name="P670"/>
            <text:p text:style-name="P670">setc i 0;<text:tab/><text:tab/><text:tab/># i に整数を設定</text:p>
            <text:p text:style-name="P670">setc m "Hello world."<text:tab/># m に文字列を設定</text:p>
            <text:p text:style-name="P670">setc s sym<text:tab/><text:tab/><text:tab/># s にシンボルを設定</text:p>
            <text:p text:style-name="P670">setc o [new];<text:tab/><text:tab/># o にオブジェクトを設定</text:p>
            <text:p text:style-name="P670">setc i;<text:tab/><text:tab/><text:tab/># → 0</text:p>
          </table:table-cell>
        </table:table-row>
      </table:table>
      <text:h text:style-name="P712" text:outline-level="3"><text:bookmark-start text:name="__RefHeading__17277_467714174"/>set<text:span text:style-name="T5">c</text:span>?<text:span text:style-name="T5">　</text:span><text:bookmark-end text:name="__RefHeading__17277_467714174"/></text:h>
      <text:p text:style-name="P289"/>
      <table:table table:name="表86" table:style-name="表86">
        <table:table-column table:style-name="表86.A"/>
        <table:table-column table:style-name="表86.B"/>
        <table:table-row>
          <table:table-cell office:value-type="string">
            <text:p text:style-name="P172">説明</text:p>
          </table:table-cell>
          <table:table-cell office:value-type="string">
            <text:p text:style-name="P172"/>
            <text:p text:style-name="P571">クロージャ変数が定義されているか調べます。</text:p>
          </table:table-cell>
        </table:table-row>
        <table:table-row>
          <table:table-cell office:value-type="string">
            <text:p text:style-name="P172">書式</text:p>
          </table:table-cell>
          <table:table-cell office:value-type="string">
            <text:p text:style-name="P172"/>
            <text:p text:style-name="P172">setc? <text:span text:style-name="T54">var</text:span></text:p>
          </table:table-cell>
        </table:table-row>
        <table:table-row>
          <table:table-cell office:value-type="string">
            <text:p text:style-name="P172">詳細</text:p>
          </table:table-cell>
          <table:table-cell office:value-type="string">
            <text:p text:style-name="P172"/>
            <text:p text:style-name="P172">クロージャ変数<text:span text:style-name="T54">var</text:span>が設定されているかを調べ、tまたはnilを返します。</text:p>
          </table:table-cell>
        </table:table-row>
        <table:table-row>
          <table:table-cell office:value-type="string">
            <text:p text:style-name="P172">戻り値</text:p>
          </table:table-cell>
          <table:table-cell office:value-type="string">
            <text:p text:style-name="P172"/>
            <text:p text:style-name="P172">クロージャ変数<text:span text:style-name="T54">var</text:span>が定義されている場合tを返します。定義されていない場合nilを返します。</text:p>
          </table:table-cell>
        </table:table-row>
        <table:table-row>
          <table:table-cell office:value-type="string">
            <text:p text:style-name="P172">例外</text:p>
          </table:table-cell>
          <table:table-cell office:value-type="string">
            <text:p text:style-name="P172"/>
            <text:p text:style-name="P172">ErrSyntax: 書式に誤りがあります。</text:p>
          </table:table-cell>
        </table:table-row>
        <table:table-row>
          <table:table-cell office:value-type="string">
            <text:p text:style-name="P172">使用例</text:p>
          </table:table-cell>
          <table:table-cell office:value-type="string">
            <text:p text:style-name="P172"/>
            <text:p text:style-name="P172"/>
          </table:table-cell>
        </table:table-row>
      </table:table>
      <text:h text:style-name="P721" text:outline-level="3"/>
      <text:h text:style-name="P712" text:outline-level="3"><text:bookmark-start text:name="__RefHeading__14520_1559979953"/>sets<text:span text:style-name="T5">　</text:span><text:bookmark-end text:name="__RefHeading__14520_1559979953"/></text:h>
      <text:p text:style-name="P289"/>
      <table:table table:name="表61" table:style-name="表61">
        <table:table-column table:style-name="表61.A"/>
        <table:table-column table:style-name="表61.B"/>
        <table:table-row>
          <table:table-cell office:value-type="string">
            <text:p text:style-name="P105">説明</text:p>
          </table:table-cell>
          <table:table-cell office:value-type="string">
            <text:p text:style-name="P105"/>
            <text:p text:style-name="P105">インスタンス変数に値を設定します。</text:p>
          </table:table-cell>
        </table:table-row>
        <table:table-row>
          <table:table-cell office:value-type="string">
            <text:p text:style-name="P105">書式</text:p>
          </table:table-cell>
          <table:table-cell office:value-type="string">
            <text:p text:style-name="P105"/>
            <text:p text:style-name="P105">sets <text:span text:style-name="T54">var</text:span> [ <text:span text:style-name="T54">val</text:span> <text:s/>]</text:p>
          </table:table-cell>
        </table:table-row>
        <table:table-row>
          <table:table-cell office:value-type="string">
            <text:p text:style-name="P105">詳細</text:p>
          </table:table-cell>
          <table:table-cell office:value-type="string">
            <text:p text:style-name="P105"/>
            <text:p text:style-name="P105">インスタンス変数<text:span text:style-name="T54">var</text:span>に、値<text:span text:style-name="T54">val</text:span>を設定します。<text:span text:style-name="T54">val</text:span>を省略した場合は、<text:span text:style-name="T54">var</text:span>の内容を返します。</text:p>
          </table:table-cell>
        </table:table-row>
        <table:table-row>
          <table:table-cell office:value-type="string">
            <text:p text:style-name="P105">戻り値</text:p>
          </table:table-cell>
          <table:table-cell office:value-type="string">
            <text:p text:style-name="P105"/>
            <text:p text:style-name="P105"><text:span text:style-name="T54">var</text:span>に設定した内容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SuchVariable: 変数が定義されていません。</text:p>
          </table:table-cell>
        </table:table-row>
        <table:table-row>
          <table:table-cell office:value-type="string">
            <text:p text:style-name="P105">使用例</text:p>
          </table:table-cell>
          <table:table-cell office:value-type="string">
            <text:p text:style-name="P661"/>
            <text:p text:style-name="P661">sets i 0;<text:tab/><text:tab/><text:tab/># i に整数を設定</text:p>
            <text:p text:style-name="P661">sets m "Hello world."<text:tab/># m に文字列を設定</text:p>
            <text:p text:style-name="P661">sets s sym<text:tab/><text:tab/><text:tab/># s にシンボルを設定</text:p>
            <text:p text:style-name="P661">sets o [new];<text:tab/><text:tab/># o にオブジェクトを設定</text:p>
            <text:p text:style-name="P661">sets i;<text:tab/><text:tab/><text:tab/># → 0</text:p>
          </table:table-cell>
        </table:table-row>
      </table:table>
      <text:h text:style-name="P758" text:outline-level="3"/>
      <text:h text:style-name="P712" text:outline-level="3"><text:bookmark-start text:name="__RefHeading__14522_1559979953"/>sets?<text:span text:style-name="T5">　</text:span><text:bookmark-end text:name="__RefHeading__14522_1559979953"/></text:h>
      <text:p text:style-name="P54"/>
      <table:table table:name="表62" table:style-name="表62">
        <table:table-column table:style-name="表62.A"/>
        <table:table-column table:style-name="表62.B"/>
        <table:table-row>
          <table:table-cell office:value-type="string">
            <text:p text:style-name="P105">説明</text:p>
          </table:table-cell>
          <table:table-cell office:value-type="string">
            <text:p text:style-name="P105"/>
            <text:p text:style-name="P562">インスタンス変数が定義されているか調べます。</text:p>
          </table:table-cell>
        </table:table-row>
        <table:table-row>
          <table:table-cell office:value-type="string">
            <text:p text:style-name="P105">書式</text:p>
          </table:table-cell>
          <table:table-cell office:value-type="string">
            <text:p text:style-name="P105"/>
            <text:p text:style-name="P105">sets? <text:span text:style-name="T54">var</text:span></text:p>
          </table:table-cell>
        </table:table-row>
        <table:table-row>
          <table:table-cell office:value-type="string">
            <text:p text:style-name="P105">詳細</text:p>
          </table:table-cell>
          <table:table-cell office:value-type="string">
            <text:p text:style-name="P105"/>
            <text:p text:style-name="P105">インスタンス変数<text:span text:style-name="T54">var</text:span>が設定されているかを調べ、tまたはnilを返します。</text:p>
          </table:table-cell>
        </table:table-row>
        <table:table-row>
          <table:table-cell office:value-type="string">
            <text:p text:style-name="P105">戻り値</text:p>
          </table:table-cell>
          <table:table-cell office:value-type="string">
            <text:p text:style-name="P105"/>
            <text:p text:style-name="P105">インスタンス変数<text:span text:style-name="T54">var</text:span>が定義されている場合tを返します。定義されていない場合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6"/>
            <text:p text:style-name="P686">sets Foo "X";</text:p>
            <text:p text:style-name="P686">sets? Foo;<text:tab/><text:tab/># → t</text:p>
          </table:table-cell>
        </table:table-row>
      </table:table>
      <text:h text:style-name="P758" text:outline-level="3"/>
      <text:h text:style-name="P712" text:outline-level="3"><text:bookmark-start text:name="__RefHeading__17365_467714174"/>setvar<text:span text:style-name="T5">　</text:span><text:bookmark-end text:name="__RefHeading__17365_467714174"/></text:h>
      <text:p text:style-name="P291"/>
      <table:table table:name="表63" table:style-name="表63">
        <table:table-column table:style-name="表63.A"/>
        <table:table-column table:style-name="表63.B"/>
        <table:table-row>
          <table:table-cell office:value-type="string">
            <text:p text:style-name="P105">説明</text:p>
          </table:table-cell>
          <table:table-cell office:value-type="string">
            <text:p text:style-name="P105"/>
            <text:p text:style-name="P105">グローバル変数に値を設定します。</text:p>
          </table:table-cell>
        </table:table-row>
        <table:table-row>
          <table:table-cell office:value-type="string">
            <text:p text:style-name="P105">書式</text:p>
          </table:table-cell>
          <table:table-cell office:value-type="string">
            <text:p text:style-name="P105"/>
            <text:p text:style-name="P173">setvar <text:span text:style-name="T54">var </text:span><text:span text:style-name="T106">[ </text:span><text:span text:style-name="T54">val <text:s/></text:span><text:span text:style-name="T106">]</text:span></text:p>
          </table:table-cell>
        </table:table-row>
        <table:table-row>
          <table:table-cell office:value-type="string">
            <text:p text:style-name="P105">詳細</text:p>
          </table:table-cell>
          <table:table-cell office:value-type="string">
            <text:p text:style-name="P105"/>
            <text:p text:style-name="P105">グローバル変数<text:span text:style-name="T54">var</text:span>を定義し、値を<text:span text:style-name="T54">val</text:span>とします。<text:span text:style-name="T54">val</text:span>が省略された場合は、変数<text:span text:style-name="T54">var</text:span>の値を返します。</text:p>
            <text:p text:style-name="P105"><text:span text:style-name="T54">var</text:span>が定義されていない場合はエラーとなります。</text:p>
          </table:table-cell>
        </table:table-row>
        <table:table-row>
          <table:table-cell office:value-type="string">
            <text:p text:style-name="P105">戻り値</text:p>
          </table:table-cell>
          <table:table-cell office:value-type="string">
            <text:p text:style-name="P105"/>
            <text:p text:style-name="P105"><text:span text:style-name="T54">var</text:span>の値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SuchVariable: 変数が存在しません。</text:p>
          </table:table-cell>
        </table:table-row>
        <table:table-row>
          <table:table-cell office:value-type="string">
            <text:p text:style-name="P105">使用例</text:p>
          </table:table-cell>
          <table:table-cell office:value-type="string">
            <text:p text:style-name="P686"/>
            <text:p text:style-name="P686">defvar FOO "X";<text:tab/># → "X"</text:p>
            <text:p text:style-name="P686">defvar FOO;<text:tab/><text:tab/># → "X"</text:p>
            <text:p text:style-name="P686">setvar FOO "Y";</text:p>
            <text:p text:style-name="P686">setvar FOO;<text:tab/><text:tab/># → "Y"</text:p>
          </table:table-cell>
        </table:table-row>
      </table:table>
      <text:h text:style-name="P758" text:outline-level="3"/>
      <text:h text:style-name="P712" text:outline-level="3"><text:bookmark-start text:name="__RefHeading__14526_1559979953"/>show-stack<text:span text:style-name="T5">　</text:span><text:bookmark-end text:name="__RefHeading__14526_1559979953"/></text:h>
      <text:p text:style-name="P54"/>
      <table:table table:name="表64" table:style-name="表64">
        <table:table-column table:style-name="表64.A"/>
        <table:table-column table:style-name="表64.B"/>
        <table:table-row>
          <table:table-cell office:value-type="string">
            <text:p text:style-name="P105">説明</text:p>
          </table:table-cell>
          <table:table-cell office:value-type="string">
            <text:p text:style-name="P105"/>
            <text:p text:style-name="P105">スタック情報を返します。</text:p>
          </table:table-cell>
        </table:table-row>
        <table:table-row>
          <table:table-cell office:value-type="string">
            <text:p text:style-name="P105">書式</text:p>
          </table:table-cell>
          <table:table-cell office:value-type="string">
            <text:p text:style-name="P105"/>
            <text:p text:style-name="P105">show-stack</text:p>
          </table:table-cell>
        </table:table-row>
        <table:table-row>
          <table:table-cell office:value-type="string">
            <text:p text:style-name="P105">詳細</text:p>
          </table:table-cell>
          <table:table-cell office:value-type="string">
            <text:p text:style-name="P105"/>
            <text:p text:style-name="P105">stack-traceを呼んだ時点のスタック情報を返します。</text:p>
          </table:table-cell>
        </table:table-row>
        <table:table-row>
          <table:table-cell office:value-type="string">
            <text:p text:style-name="P105">戻り値</text:p>
          </table:table-cell>
          <table:table-cell office:value-type="string">
            <text:p text:style-name="P105"/>
            <text:p text:style-name="P105">スタック情報のリスト。</text:p>
            <text:p text:style-name="P105">返されるリストの書式は以下の通りとなります:</text:p>
            <text:p text:style-name="P174">((stack_size . x) (cur_obj_stack . y) (cur_func_stack . z))</text:p>
            <text:p text:style-name="P105">x ... スタックサイズ </text:p>
            <text:p text:style-name="P105">y ... 現在のオブジェクトスタック消費数</text:p>
            <text:p text:style-name="P105">z ... 現在の関数スタック消費数</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6"/>
            <text:p text:style-name="P686">show-stack</text:p>
          </table:table-cell>
        </table:table-row>
      </table:table>
      <text:h text:style-name="P758" text:outline-level="3"/>
      <text:h text:style-name="P712" text:outline-level="3"><text:bookmark-start text:name="__RefHeading__14528_1559979953"/>sid<text:span text:style-name="T5">　</text:span><text:bookmark-end text:name="__RefHeading__14528_1559979953"/></text:h>
      <text:p text:style-name="P54"/>
      <table:table table:name="表65" table:style-name="表65">
        <table:table-column table:style-name="表65.A"/>
        <table:table-column table:style-name="表65.B"/>
        <table:table-row>
          <table:table-cell office:value-type="string">
            <text:p text:style-name="P105">説明</text:p>
          </table:table-cell>
          <table:table-cell office:value-type="string">
            <text:p text:style-name="P105"/>
            <text:p text:style-name="P105">関数が定義されたスクリプトのスクリプトIDを返します。</text:p>
          </table:table-cell>
        </table:table-row>
        <table:table-row>
          <table:table-cell office:value-type="string">
            <text:p text:style-name="P105">書式</text:p>
          </table:table-cell>
          <table:table-cell office:value-type="string">
            <text:p text:style-name="P105"/>
            <text:p text:style-name="P105">sid <text:span text:style-name="T54">func</text:span></text:p>
          </table:table-cell>
        </table:table-row>
        <table:table-row>
          <table:table-cell office:value-type="string">
            <text:p text:style-name="P105">詳細</text:p>
          </table:table-cell>
          <table:table-cell office:value-type="string">
            <text:p text:style-name="P105"/>
            <text:p text:style-name="P105"><text:span text:style-name="T54">func</text:span>で指定した関数が定義されているスクリプトを調べるために、関数のスクリプトIDを返します。</text:p>
          </table:table-cell>
        </table:table-row>
        <table:table-row>
          <table:table-cell office:value-type="string">
            <text:p text:style-name="P105">戻り値</text:p>
          </table:table-cell>
          <table:table-cell office:value-type="string">
            <text:p text:style-name="P105"/>
            <text:p text:style-name="P105">スクリプトIDを返します。<text:span text:style-name="T54">func</text:span>が存在しない場合、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6"/>
            <text:p text:style-name="P686">sid foo;</text:p>
          </table:table-cell>
        </table:table-row>
      </table:table>
      <text:h text:style-name="P758" text:outline-level="3"/>
      <text:h text:style-name="P712" text:outline-level="3"><text:bookmark-start text:name="__RefHeading__14530_1559979953"/>sleep<text:span text:style-name="T5">　</text:span><text:bookmark-end text:name="__RefHeading__14530_1559979953"/></text:h>
      <text:p text:style-name="P54"/>
      <table:table table:name="表66" table:style-name="表66">
        <table:table-column table:style-name="表66.A"/>
        <table:table-column table:style-name="表66.B"/>
        <table:table-row>
          <table:table-cell office:value-type="string">
            <text:p text:style-name="P105">説明</text:p>
          </table:table-cell>
          <table:table-cell office:value-type="string">
            <text:p text:style-name="P105"/>
            <text:p text:style-name="P105">プロセスをスリープします。</text:p>
          </table:table-cell>
        </table:table-row>
        <table:table-row>
          <table:table-cell office:value-type="string">
            <text:p text:style-name="P105">書式</text:p>
          </table:table-cell>
          <table:table-cell office:value-type="string">
            <text:p text:style-name="P105"/>
            <text:p text:style-name="P105">sleep <text:span text:style-name="T54">msecs</text:span></text:p>
          </table:table-cell>
        </table:table-row>
        <table:table-row>
          <table:table-cell office:value-type="string">
            <text:p text:style-name="P105">詳細</text:p>
          </table:table-cell>
          <table:table-cell office:value-type="string">
            <text:p text:style-name="P105"/>
            <text:p text:style-name="P105"><text:span text:style-name="T54">msecs</text:span>で指定したミリ秒時間、プロセスをスリープします。</text:p>
          </table:table-cell>
        </table:table-row>
        <table:table-row>
          <table:table-cell office:value-type="string">
            <text:p text:style-name="P105">戻り値</text:p>
          </table:table-cell>
          <table:table-cell office:value-type="string">
            <text:p text:style-name="P105"/>
            <text:p text:style-name="P105">t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6"/>
            <text:p text:style-name="P686">sleep 1000;<text:tab/># → sleep 1 sec</text:p>
          </table:table-cell>
        </table:table-row>
      </table:table>
      <text:h text:style-name="P712" text:outline-level="3"><text:bookmark-start text:name="__RefHeading___Toc23919_1636654246"/><text:span text:style-name="T15">socket-server</text:span><text:span text:style-name="T5">　</text:span><text:bookmark-end text:name="__RefHeading___Toc23919_1636654246"/></text:h>
      <text:p text:style-name="P292"/>
      <table:table table:name="表209" table:style-name="表209">
        <table:table-column table:style-name="表209.A"/>
        <table:table-column table:style-name="表209.B"/>
        <table:table-row>
          <table:table-cell office:value-type="string">
            <text:p text:style-name="P176">説明</text:p>
          </table:table-cell>
          <table:table-cell office:value-type="string">
            <text:p text:style-name="P176"/>
            <text:p text:style-name="P176">サーバソケットを作成します。</text:p>
          </table:table-cell>
        </table:table-row>
        <table:table-row>
          <table:table-cell office:value-type="string">
            <text:p text:style-name="P176">書式</text:p>
          </table:table-cell>
          <table:table-cell office:value-type="string">
            <text:p text:style-name="P176"/>
            <text:p text:style-name="P42"><text:span text:style-name="T115">s</text:span><text:span text:style-name="T106">ocket-server </text:span><text:span text:style-name="T54">port</text:span><text:span text:style-name="T106"> [ bind-address: </text:span><text:span text:style-name="T54">host-address</text:span><text:span text:style-name="T106"> ]</text:span></text:p>
          </table:table-cell>
        </table:table-row>
        <table:table-row>
          <table:table-cell office:value-type="string">
            <text:p text:style-name="P176">詳細</text:p>
          </table:table-cell>
          <table:table-cell office:value-type="string">
            <text:p text:style-name="P505"/>
            <text:p text:style-name="P505"><text:span text:style-name="T116">TCP/IPサーバのlistenポートを作成し、外部クライアントから接続要求を受け付けます</text:span><text:span text:style-name="T106">。</text:span><text:span text:style-name="T54">port</text:span><text:span text:style-name="T106"> は接続を受け付けるTCP/IPのポート番号となります。</text:span></text:p>
            <text:p text:style-name="P505"><text:span text:style-name="T74">host-address</text:span><text:span text:style-name="T116"> を指定することにより、特定の自ホストアドレス宛のlistenポートが作成可能となります。</text:span><text:span text:style-name="T74">host-address</text:span><text:span text:style-name="T116"> はそのOSの環境で有効なアドレスでなければなりません。</text:span></text:p>
          </table:table-cell>
        </table:table-row>
        <table:table-row>
          <table:table-cell office:value-type="string">
            <text:p text:style-name="P176">戻り値</text:p>
          </table:table-cell>
          <table:table-cell office:value-type="string">
            <text:p text:style-name="P542"/>
            <text:p text:style-name="P542"><text:span text:style-name="T286">socke-server</text:span>の戻り値は、<text:span text:style-name="T286">accept可能なファイル記述子です。</text:span></text:p>
          </table:table-cell>
        </table:table-row>
        <table:table-row>
          <table:table-cell office:value-type="string">
            <text:p text:style-name="P176">例外</text:p>
          </table:table-cell>
          <table:table-cell office:value-type="string">
            <text:p text:style-name="P176"/>
            <text:p text:style-name="P176">ErrSyntax: 書式に誤りがあります。</text:p>
            <text:p text:style-name="P401">ErrSysCall: システムコールの呼び出しでエラーが発生しました。エラー詳細はExceptionのエラー文字列を参照のこと。</text:p>
          </table:table-cell>
        </table:table-row>
        <table:table-row>
          <table:table-cell office:value-type="string">
            <text:p text:style-name="P542">使用例</text:p>
          </table:table-cell>
          <table:table-cell office:value-type="string">
            <text:p text:style-name="P683"/>
            <text:p text:style-name="P683"><text:span text:style-name="T285">set </text:span>s <text:span text:style-name="T285">[</text:span>socket-server 54321<text:span text:style-name="T285">]</text:span>;</text:p>
            <text:p text:style-name="P683"><text:span text:style-name="T285">set </text:span>(client-fd client-addr client-port) <text:span text:style-name="T285">[</text:span>accept $s<text:span text:style-name="T285">]</text:span>;</text:p>
            <text:p text:style-name="P684">println "Connect from " </text:p>
            <text:p text:style-name="P684"><text:s text:c="4"/>[host-address-string $client-addr];</text:p>
            <text:p text:style-name="P683"><text:span text:style-name="T285">set </text:span>f <text:span text:style-name="T285">[</text:span>new File<text:span text:style-name="T285">]</text:span>;</text:p>
            <text:p text:style-name="P683">$f set! $client-fd mode: io; </text:p>
            <text:p text:style-name="P542"/>
          </table:table-cell>
        </table:table-row>
      </table:table>
      <text:h text:style-name="P712" text:outline-level="3"><text:bookmark-start text:name="__RefHeading___Toc24768_2725568808"/>spawn　<text:bookmark-end text:name="__RefHeading___Toc24768_2725568808"/></text:h>
      <text:p text:style-name="P43"/>
      <table:table table:name="表228" table:style-name="表228">
        <table:table-column table:style-name="表228.A"/>
        <table:table-column table:style-name="表228.B"/>
        <table:table-row>
          <table:table-cell table:style-name="表228.A1" office:value-type="string">
            <text:p text:style-name="P177">説明</text:p>
          </table:table-cell>
          <table:table-cell table:style-name="表228.A1" office:value-type="string">
            <text:p text:style-name="P177"/>
            <text:p text:style-name="P177">プロセスを生成し外部プログラムを実行します。</text:p>
          </table:table-cell>
        </table:table-row>
        <table:table-row>
          <table:table-cell table:style-name="表228.A1" office:value-type="string">
            <text:p text:style-name="P177">書式</text:p>
          </table:table-cell>
          <table:table-cell table:style-name="表228.A1" office:value-type="string">
            <text:p text:style-name="P177"/>
            <text:p text:style-name="P177">spawn <text:span text:style-name="T54">command</text:span> <text:s/><text:span text:style-name="T253">[ </text:span><text:span text:style-name="T60">args</text:span><text:span text:style-name="T253"> … <text:s/>| ( </text:span><text:span text:style-name="T60">args</text:span><text:span text:style-name="T253"> … <text:s/>) ]</text:span></text:p>
          </table:table-cell>
        </table:table-row>
        <table:table-row>
          <table:table-cell table:style-name="表228.A1" office:value-type="string">
            <text:p text:style-name="P177">詳細</text:p>
          </table:table-cell>
          <table:table-cell table:style-name="表228.A1" office:value-type="string">
            <text:p text:style-name="P177"/>
            <text:p text:style-name="P177">UNIXプロセスを生成し、子プロセスとして <text:span text:style-name="T60">command</text:span><text:span text:style-name="T253"> を</text:span><text:span text:style-name="T60">args </text:span><text:span text:style-name="T253">引数を伴い実行します。子プロセスが完了するまで制御は戻りません。</text:span></text:p>
            <text:p text:style-name="P486">子プロセスには、インタプリタが持っている標準入力、標準出力および、エラー出力がそのまま継承されます。</text:p>
            <text:p text:style-name="P486">fork-exec と異なり、子プロセスとは標準入出力を使った情報のやり取りはできません。</text:p>
            <text:p text:style-name="P537">コマンド名および引数の文字コードエンコーディングは、グローバル変数DEFAULT_DIRENT_ENCODINGにより指定します。<text:span text:style-name="T5">既定</text:span>値はUTF-8です。</text:p>
          </table:table-cell>
        </table:table-row>
        <table:table-row>
          <table:table-cell table:style-name="表228.A1" office:value-type="string">
            <text:p text:style-name="P177">戻り値</text:p>
          </table:table-cell>
          <table:table-cell table:style-name="表228.A1" office:value-type="string">
            <text:p text:style-name="P486"/>
            <text:p text:style-name="P479">子プロセスの終了コードが返ります。</text:p>
          </table:table-cell>
        </table:table-row>
        <table:table-row>
          <table:table-cell table:style-name="表228.A1" office:value-type="string">
            <text:p text:style-name="P177">例外</text:p>
          </table:table-cell>
          <table:table-cell table:style-name="表228.A1" office:value-type="string">
            <text:p text:style-name="P177"/>
            <text:p text:style-name="P177">ErrSyntax: 書式に誤りがあります。</text:p>
            <text:p text:style-name="P177">ErrSysCall: システムコールでエラーが発生しました。</text:p>
          </table:table-cell>
        </table:table-row>
        <table:table-row>
          <table:table-cell table:style-name="表228.A1" office:value-type="string">
            <text:p text:style-name="P177">使用例</text:p>
          </table:table-cell>
          <table:table-cell table:style-name="表228.A1" office:value-type="string">
            <text:p text:style-name="P177"/>
            <text:p text:style-name="P177"/>
          </table:table-cell>
        </table:table-row>
        <table:table-row>
          <table:table-cell table:style-name="表228.A1" office:value-type="string">
            <text:p text:style-name="P177">関連</text:p>
          </table:table-cell>
          <table:table-cell table:style-name="表228.A1" office:value-type="string">
            <text:p text:style-name="P486"/>
            <text:p text:style-name="P486">fork</text:p>
            <text:p text:style-name="P486">fork-exec</text:p>
          </table:table-cell>
        </table:table-row>
      </table:table>
      <text:h text:style-name="P791" text:outline-level="3"/>
      <text:h text:style-name="P712" text:outline-level="3"><text:bookmark-start text:name="__RefHeading__14532_1559979953"/>stack-trace<text:span text:style-name="T5">　</text:span><text:bookmark-end text:name="__RefHeading__14532_1559979953"/></text:h>
      <text:p text:style-name="P54"/>
      <table:table table:name="表67" table:style-name="表67">
        <table:table-column table:style-name="表67.A"/>
        <table:table-column table:style-name="表67.B"/>
        <table:table-row>
          <table:table-cell office:value-type="string">
            <text:p text:style-name="P105">説明</text:p>
          </table:table-cell>
          <table:table-cell office:value-type="string">
            <text:p text:style-name="P105"/>
            <text:p text:style-name="P105">スタックトレース情報を返します。</text:p>
          </table:table-cell>
        </table:table-row>
        <table:table-row>
          <table:table-cell office:value-type="string">
            <text:p text:style-name="P105">書式</text:p>
          </table:table-cell>
          <table:table-cell office:value-type="string">
            <text:p text:style-name="P105"/>
            <text:p text:style-name="P105">stack-trace</text:p>
          </table:table-cell>
        </table:table-row>
        <table:table-row>
          <table:table-cell office:value-type="string">
            <text:p text:style-name="P105">詳細</text:p>
          </table:table-cell>
          <table:table-cell office:value-type="string">
            <text:p text:style-name="P105"/>
            <text:p text:style-name="P105">stack-traceを呼んだ時点のスタックトレース情報を文字列データで返します。</text:p>
          </table:table-cell>
        </table:table-row>
        <table:table-row>
          <table:table-cell office:value-type="string">
            <text:p text:style-name="P105">戻り値</text:p>
          </table:table-cell>
          <table:table-cell office:value-type="string">
            <text:p text:style-name="P105"/>
            <text:p text:style-name="P105">文字列によるスタックトレース情報。</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6"/>
            <text:p text:style-name="P686">stack-trace;</text:p>
          </table:table-cell>
        </table:table-row>
      </table:table>
      <text:h text:style-name="P712" text:outline-level="3"><text:bookmark-start text:name="__RefHeading__14368_1847744091"/>string?　<text:bookmark-end text:name="__RefHeading__14368_1847744091"/></text:h>
      <text:p text:style-name="P40"/>
      <table:table table:name="Table34" table:style-name="Table34">
        <table:table-column table:style-name="Table34.A"/>
        <table:table-column table:style-name="Table34.B"/>
        <table:table-row>
          <table:table-cell office:value-type="string">
            <text:p text:style-name="P150">説明</text:p>
          </table:table-cell>
          <table:table-cell office:value-type="string">
            <text:p text:style-name="P150"/>
            <text:p text:style-name="P150">文字列型データであれば真を返します。</text:p>
          </table:table-cell>
        </table:table-row>
        <table:table-row>
          <table:table-cell office:value-type="string">
            <text:p text:style-name="P150">書式</text:p>
          </table:table-cell>
          <table:table-cell office:value-type="string">
            <text:p text:style-name="P150"/>
            <text:p text:style-name="P515"><text:span text:style-name="T5">string? </text:span><text:span text:style-name="T100">va</text:span><text:span text:style-name="T39">l</text:span><text:span text:style-name="T100"> <text:s/></text:span></text:p>
          </table:table-cell>
        </table:table-row>
        <table:table-row>
          <table:table-cell office:value-type="string">
            <text:p text:style-name="P150">詳細</text:p>
          </table:table-cell>
          <table:table-cell office:value-type="string">
            <text:p text:style-name="P150"/>
            <text:p text:style-name="P515"><text:span text:style-name="T100">va</text:span><text:span text:style-name="T39">l</text:span><text:span text:style-name="T5">が文字列型データであれば真を返します。</text:span></text:p>
          </table:table-cell>
        </table:table-row>
        <table:table-row>
          <table:table-cell office:value-type="string">
            <text:p text:style-name="P150">戻り値</text:p>
          </table:table-cell>
          <table:table-cell office:value-type="string">
            <text:p text:style-name="P150"/>
            <text:p text:style-name="P515"><text:span text:style-name="T100">va</text:span><text:span text:style-name="T39">l</text:span><text:span text:style-name="T5">が文字列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12" text:outline-level="3"><text:bookmark-start text:name="__RefHeading___Toc24470_2166227548"/>strftime　<text:bookmark-end text:name="__RefHeading___Toc24470_2166227548"/></text:h>
      <text:p text:style-name="P293"/>
      <table:table table:name="表220" table:style-name="表220">
        <table:table-column table:style-name="表220.A"/>
        <table:table-column table:style-name="表220.B"/>
        <table:table-row>
          <table:table-cell office:value-type="string">
            <text:p text:style-name="P140">説明</text:p>
          </table:table-cell>
          <table:table-cell office:value-type="string">
            <text:p text:style-name="P140"/>
            <text:p text:style-name="P140">日付のフォーマットを行います。</text:p>
          </table:table-cell>
        </table:table-row>
        <table:table-row>
          <table:table-cell office:value-type="string">
            <text:p text:style-name="P140">書式</text:p>
          </table:table-cell>
          <table:table-cell office:value-type="string">
            <text:p text:style-name="P140"/>
            <text:p text:style-name="P140">strftime <text:s/><text:span text:style-name="T54">format <text:s/>timeval</text:span></text:p>
          </table:table-cell>
        </table:table-row>
        <table:table-row>
          <table:table-cell office:value-type="string">
            <text:p text:style-name="P140">詳細</text:p>
          </table:table-cell>
          <table:table-cell office:value-type="string">
            <text:p text:style-name="P140"/>
            <text:p text:style-name="P141"><text:span text:style-name="T54">format</text:span> に従い <text:span text:style-name="T54">timeval</text:span> を文字列表記に変換します。フォーマット指定についての詳細はstrftime(3)を参照してください。</text:p>
          </table:table-cell>
        </table:table-row>
        <table:table-row>
          <table:table-cell office:value-type="string">
            <text:p text:style-name="P140">戻り値</text:p>
          </table:table-cell>
          <table:table-cell office:value-type="string">
            <text:p text:style-name="P140"/>
            <text:p text:style-name="P140">日付、時刻の文字列表記が返ります。</text:p>
          </table:table-cell>
        </table:table-row>
        <table:table-row>
          <table:table-cell office:value-type="string">
            <text:p text:style-name="P140">例外</text:p>
          </table:table-cell>
          <table:table-cell office:value-type="string">
            <text:p text:style-name="P140"/>
            <text:p text:style-name="P140">ErrSyntax: 書式に誤りがあります。</text:p>
          </table:table-cell>
        </table:table-row>
        <table:table-row>
          <table:table-cell office:value-type="string">
            <text:p text:style-name="P140">使用例</text:p>
          </table:table-cell>
          <table:table-cell office:value-type="string">
            <text:p text:style-name="P693"/>
            <text:p text:style-name="P696">strftime "%Y/%m/%d %H:%M" [time-of-day];</text:p>
            <text:p text:style-name="P697"># → "2018/12/23 09:45"</text:p>
          </table:table-cell>
        </table:table-row>
        <table:table-row>
          <table:table-cell office:value-type="string">
            <text:p text:style-name="P178">関連項目</text:p>
          </table:table-cell>
          <table:table-cell office:value-type="string">
            <text:p text:style-name="P505"/>
            <text:p text:style-name="P505">time-of-day</text:p>
            <text:p text:style-name="P505">file stat</text:p>
            <text:p text:style-name="P407">strptime</text:p>
          </table:table-cell>
        </table:table-row>
      </table:table>
      <text:h text:style-name="P712" text:outline-level="3"><text:bookmark-start text:name="__RefHeading___Toc23935_2328418376"/>str<text:span text:style-name="T298">p</text:span>time　<text:bookmark-end text:name="__RefHeading___Toc23935_2328418376"/></text:h>
      <text:p text:style-name="P294"/>
      <table:table table:name="表225" table:style-name="表225">
        <table:table-column table:style-name="表225.A"/>
        <table:table-column table:style-name="表225.B"/>
        <table:table-row>
          <table:table-cell office:value-type="string">
            <text:p text:style-name="P180">説明</text:p>
          </table:table-cell>
          <table:table-cell office:value-type="string">
            <text:p text:style-name="P180"/>
            <text:p text:style-name="P180">フォーマットされた日付文字列を時刻に変換します。</text:p>
          </table:table-cell>
        </table:table-row>
        <table:table-row>
          <table:table-cell office:value-type="string">
            <text:p text:style-name="P180">書式</text:p>
          </table:table-cell>
          <table:table-cell office:value-type="string">
            <text:p text:style-name="P180"/>
            <text:p text:style-name="P180">strptime <text:s/><text:span text:style-name="T54">format <text:s/>string-date</text:span></text:p>
          </table:table-cell>
        </table:table-row>
        <table:table-row>
          <table:table-cell office:value-type="string">
            <text:p text:style-name="P180">詳細</text:p>
          </table:table-cell>
          <table:table-cell office:value-type="string">
            <text:p text:style-name="P180"/>
            <text:p text:style-name="P505">このコマンドはstrftimeコマンドの逆の機能となります。</text:p>
            <text:p text:style-name="P505"><text:span text:style-name="T54">format</text:span> に従い <text:span text:style-name="T54">string-date</text:span> を解釈し時刻に変換します。フォーマット指定についての詳細はstrptime(3)を参照してください。</text:p>
          </table:table-cell>
        </table:table-row>
        <table:table-row>
          <table:table-cell office:value-type="string">
            <text:p text:style-name="P180">戻り値</text:p>
          </table:table-cell>
          <table:table-cell office:value-type="string">
            <text:p text:style-name="P180"/>
            <text:p text:style-name="P180">時刻値を表す整数値が返ります。</text:p>
          </table:table-cell>
        </table:table-row>
        <table:table-row>
          <table:table-cell office:value-type="string">
            <text:p text:style-name="P180">例外</text:p>
          </table:table-cell>
          <table:table-cell office:value-type="string">
            <text:p text:style-name="P180"/>
            <text:p text:style-name="P180">ErrSyntax: 書式に誤りがあります。</text:p>
          </table:table-cell>
        </table:table-row>
        <table:table-row>
          <table:table-cell office:value-type="string">
            <text:p text:style-name="P180">使用例</text:p>
          </table:table-cell>
          <table:table-cell office:value-type="string">
            <text:p text:style-name="P180"/>
            <text:p text:style-name="P180"/>
          </table:table-cell>
        </table:table-row>
        <table:table-row>
          <table:table-cell office:value-type="string">
            <text:p text:style-name="P180">関連項目</text:p>
          </table:table-cell>
          <table:table-cell office:value-type="string">
            <text:p text:style-name="P543"/>
            <text:p text:style-name="P543">time-of-day</text:p>
            <text:p text:style-name="P543">strftime</text:p>
          </table:table-cell>
        </table:table-row>
      </table:table>
      <text:h text:style-name="P722" text:outline-level="3"/>
      <text:h text:style-name="P712" text:outline-level="3"><text:bookmark-start text:name="__RefHeading__14534_1559979953"/>symbol<text:span text:style-name="T5">　</text:span><text:bookmark-end text:name="__RefHeading__14534_1559979953"/></text:h>
      <text:p text:style-name="P54"/>
      <table:table table:name="表68" table:style-name="表68">
        <table:table-column table:style-name="表68.A"/>
        <table:table-column table:style-name="表68.B"/>
        <table:table-row>
          <table:table-cell office:value-type="string">
            <text:p text:style-name="P105">説明</text:p>
          </table:table-cell>
          <table:table-cell office:value-type="string">
            <text:p text:style-name="P105"/>
            <text:p text:style-name="P105">文字列からシンボルを生成します。</text:p>
          </table:table-cell>
        </table:table-row>
        <table:table-row>
          <table:table-cell office:value-type="string">
            <text:p text:style-name="P105">書式</text:p>
          </table:table-cell>
          <table:table-cell office:value-type="string">
            <text:p text:style-name="P105"/>
            <text:p text:style-name="P105">symbol <text:span text:style-name="T54">str</text:span></text:p>
          </table:table-cell>
        </table:table-row>
        <table:table-row>
          <table:table-cell office:value-type="string">
            <text:p text:style-name="P105">詳細</text:p>
          </table:table-cell>
          <table:table-cell office:value-type="string">
            <text:p text:style-name="P105"/>
            <text:p text:style-name="P105">文字列<text:span text:style-name="T54">str</text:span>で指定したシンボルを生成します。動的にシンボル名を生成する際に使用します。</text:p>
          </table:table-cell>
        </table:table-row>
        <table:table-row>
          <table:table-cell office:value-type="string">
            <text:p text:style-name="P105">戻り値</text:p>
          </table:table-cell>
          <table:table-cell office:value-type="string">
            <text:p text:style-name="P105"/>
            <text:p text:style-name="P105">シンボル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6"/>
            <text:p text:style-name="P686">set i 0;</text:p>
            <text:p text:style-name="P686">set [symbol ["sym" . $i]] 1;</text:p>
            <text:p text:style-name="P686"><text:tab/># <text:span text:style-name="T299">→</text:span> same as: set sym0 1;</text:p>
          </table:table-cell>
        </table:table-row>
      </table:table>
      <text:h text:style-name="P712" text:outline-level="3"><text:bookmark-start text:name="__RefHeading__14370_1847744091"/>symbol?　<text:bookmark-end text:name="__RefHeading__14370_1847744091"/></text:h>
      <text:p text:style-name="P40"/>
      <table:table table:name="Table35" table:style-name="Table35">
        <table:table-column table:style-name="Table35.A"/>
        <table:table-column table:style-name="Table35.B"/>
        <table:table-row>
          <table:table-cell office:value-type="string">
            <text:p text:style-name="P150">説明</text:p>
          </table:table-cell>
          <table:table-cell office:value-type="string">
            <text:p text:style-name="P150"/>
            <text:p text:style-name="P150">シンボル型データであれば真を返します。</text:p>
          </table:table-cell>
        </table:table-row>
        <table:table-row>
          <table:table-cell office:value-type="string">
            <text:p text:style-name="P150">書式</text:p>
          </table:table-cell>
          <table:table-cell office:value-type="string">
            <text:p text:style-name="P150"/>
            <text:p text:style-name="P515"><text:span text:style-name="T5">symbol? </text:span><text:span text:style-name="T100">va</text:span><text:span text:style-name="T39">l</text:span><text:span text:style-name="T100"> <text:s/></text:span></text:p>
          </table:table-cell>
        </table:table-row>
        <table:table-row>
          <table:table-cell office:value-type="string">
            <text:p text:style-name="P150">詳細</text:p>
          </table:table-cell>
          <table:table-cell office:value-type="string">
            <text:p text:style-name="P150"/>
            <text:p text:style-name="P515"><text:span text:style-name="T100">va</text:span><text:span text:style-name="T39">l</text:span><text:span text:style-name="T5">がシンボル型データであれば真を返します。</text:span></text:p>
          </table:table-cell>
        </table:table-row>
        <table:table-row>
          <table:table-cell office:value-type="string">
            <text:p text:style-name="P150">戻り値</text:p>
          </table:table-cell>
          <table:table-cell office:value-type="string">
            <text:p text:style-name="P150"/>
            <text:p text:style-name="P515"><text:span text:style-name="T100">va</text:span><text:span text:style-name="T39">l</text:span><text:span text:style-name="T5">がシンボル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88" text:outline-level="3"/>
      <text:h text:style-name="P712" text:outline-level="3"><text:bookmark-start text:name="__RefHeading___Toc22365_1636654246"/><text:span text:style-name="T12">tag</text:span><text:span text:style-name="T5">　</text:span><text:bookmark-end text:name="__RefHeading___Toc22365_1636654246"/></text:h>
      <text:p text:style-name="P295"/>
      <table:table table:name="表197" table:style-name="表197">
        <table:table-column table:style-name="表197.A"/>
        <table:table-column table:style-name="表197.B"/>
        <table:table-row>
          <table:table-cell office:value-type="string">
            <text:p text:style-name="P157">説明</text:p>
          </table:table-cell>
          <table:table-cell office:value-type="string">
            <text:p text:style-name="P157"/>
            <text:p text:style-name="P157">データに付けられたタグを返します。</text:p>
          </table:table-cell>
        </table:table-row>
        <table:table-row>
          <table:table-cell office:value-type="string">
            <text:p text:style-name="P157">書式</text:p>
          </table:table-cell>
          <table:table-cell office:value-type="string">
            <text:p text:style-name="P157"/>
            <text:p text:style-name="P370"><text:span text:style-name="T106">tag </text:span><text:span text:style-name="T54">value</text:span></text:p>
          </table:table-cell>
        </table:table-row>
        <table:table-row>
          <table:table-cell office:value-type="string">
            <text:p text:style-name="P157">詳細</text:p>
          </table:table-cell>
          <table:table-cell office:value-type="string">
            <text:p text:style-name="P157"/>
            <text:p text:style-name="P157"><text:span text:style-name="T69">value</text:span><text:span text:style-name="T274"> に付けられたタグのリストを返します</text:span>。</text:p>
          </table:table-cell>
        </table:table-row>
        <table:table-row>
          <table:table-cell office:value-type="string">
            <text:p text:style-name="P505">戻り値</text:p>
          </table:table-cell>
          <table:table-cell office:value-type="string">
            <text:p text:style-name="P505"/>
            <text:p text:style-name="P505">以下のようなリストが返ります。</text:p>
            <text:p text:style-name="P534">((TAG . STRING) (SCRIPT_ID . 0) (PARAM_NO . 0) (ATTR . ()))</text:p>
            <text:p text:style-name="P544">これらの意味については types.h を参照して下さい。</text:p>
          </table:table-cell>
        </table:table-row>
        <table:table-row>
          <table:table-cell office:value-type="string">
            <text:p text:style-name="P157">例外</text:p>
          </table:table-cell>
          <table:table-cell office:value-type="string">
            <text:p text:style-name="P157"/>
            <text:p text:style-name="P157">ErrSyntax: 書式に誤りがあります。</text:p>
          </table:table-cell>
        </table:table-row>
        <table:table-row>
          <table:table-cell office:value-type="string">
            <text:p text:style-name="P157">使用例</text:p>
          </table:table-cell>
          <table:table-cell office:value-type="string">
            <text:p text:style-name="P157"/>
            <text:p text:style-name="P158"/>
          </table:table-cell>
        </table:table-row>
      </table:table>
      <text:h text:style-name="P723" text:outline-level="3"/>
      <text:h text:style-name="P712" text:outline-level="3"><text:bookmark-start text:name="__RefHeading__14536_1559979953"/>throw<text:span text:style-name="T5">　</text:span><text:bookmark-end text:name="__RefHeading__14536_1559979953"/></text:h>
      <text:p text:style-name="P54"/>
      <table:table table:name="表69" table:style-name="表69">
        <table:table-column table:style-name="表69.A"/>
        <table:table-column table:style-name="表69.B"/>
        <table:table-row>
          <table:table-cell office:value-type="string">
            <text:p text:style-name="P105">説明</text:p>
          </table:table-cell>
          <table:table-cell office:value-type="string">
            <text:p text:style-name="P105"/>
            <text:p text:style-name="P105">例外を発生します。</text:p>
          </table:table-cell>
        </table:table-row>
        <table:table-row>
          <table:table-cell office:value-type="string">
            <text:p text:style-name="P105">書式</text:p>
          </table:table-cell>
          <table:table-cell office:value-type="string">
            <text:p text:style-name="P105"/>
            <text:p text:style-name="P105">throw <text:span text:style-name="T54">exp</text:span> [ <text:span text:style-name="T54">message <text:s/></text:span><text:span text:style-name="T106">]</text:span></text:p>
            <text:p text:style-name="P105">throw ( <text:span text:style-name="T54">exp</text:span> . [ <text:span text:style-name="T54">message </text:span><text:span text:style-name="T106">]</text:span> )</text:p>
          </table:table-cell>
        </table:table-row>
        <table:table-row>
          <table:table-cell office:value-type="string">
            <text:p text:style-name="P105">詳細</text:p>
          </table:table-cell>
          <table:table-cell office:value-type="string">
            <text:p text:style-name="P105"/>
            <text:p text:style-name="P105">例外<text:span text:style-name="T54">exp</text:span>を発生します。詳細メッセージとして<text:span text:style-name="T54">message</text:span>を指定します。</text:p>
            <text:p text:style-name="P105">2番目の書式は、tryコマンドで例外をキャッチした際にバインド変数で渡される例外をthrowする際に使用できます。</text:p>
          </table:table-cell>
        </table:table-row>
        <table:table-row>
          <table:table-cell office:value-type="string">
            <text:p text:style-name="P105">戻り値</text:p>
          </table:table-cell>
          <table:table-cell office:value-type="string">
            <text:p text:style-name="P105"/>
            <text:p text:style-name="P105">例外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1"/>
            <text:p text:style-name="P661">try {</text:p>
            <text:p text:style-name="P661"><text:s text:c="4"/># do-something</text:p>
            <text:p text:style-name="P661">} catch: {| e |</text:p>
            <text:p text:style-name="P661"><text:s text:c="4"/>throw $e;</text:p>
            <text:p text:style-name="P661">};</text:p>
          </table:table-cell>
        </table:table-row>
      </table:table>
      <text:h text:style-name="P758" text:outline-level="3"/>
      <text:h text:style-name="P712" text:outline-level="3"><text:bookmark-start text:name="__RefHeading__14538_1559979953"/>time<text:span text:style-name="T5">　</text:span><text:bookmark-end text:name="__RefHeading__14538_1559979953"/></text:h>
      <text:p text:style-name="P54"/>
      <table:table table:name="表70" table:style-name="表70">
        <table:table-column table:style-name="表70.A"/>
        <table:table-column table:style-name="表70.B"/>
        <table:table-row>
          <table:table-cell office:value-type="string">
            <text:p text:style-name="P105">説明</text:p>
          </table:table-cell>
          <table:table-cell office:value-type="string">
            <text:p text:style-name="P105"/>
            <text:p text:style-name="P105">ブロックを実行し、実行時間を計測します。</text:p>
          </table:table-cell>
        </table:table-row>
        <table:table-row>
          <table:table-cell office:value-type="string">
            <text:p text:style-name="P105">書式</text:p>
          </table:table-cell>
          <table:table-cell office:value-type="string">
            <text:p text:style-name="P105"/>
            <text:p text:style-name="P149">time [ <text:span text:style-name="T273">count: </text:span><text:span text:style-name="T68">times</text:span><text:span text:style-name="T54"> </text:span><text:span text:style-name="T106">]</text:span> { <text:span text:style-name="T54">block</text:span> <text:s/>}</text:p>
          </table:table-cell>
        </table:table-row>
        <table:table-row>
          <table:table-cell office:value-type="string">
            <text:p text:style-name="P105">詳細</text:p>
          </table:table-cell>
          <table:table-cell office:value-type="string">
            <text:p text:style-name="P105"/>
            <text:p text:style-name="P105"><text:span text:style-name="T54">block</text:span>を実行し、実行時間を出力します。<text:span text:style-name="T68">times</text:span><text:span text:style-name="T273">を指定することにより、同じ</text:span><text:span text:style-name="T68">block</text:span><text:span text:style-name="T273"> を </text:span><text:span text:style-name="T68">times</text:span><text:span text:style-name="T273"> 回実行し、実行時間の最大、最小、平均値を表示します。</text:span></text:p>
          </table:table-cell>
        </table:table-row>
        <table:table-row>
          <table:table-cell office:value-type="string">
            <text:p text:style-name="P105">戻り値</text:p>
          </table:table-cell>
          <table:table-cell office:value-type="string">
            <text:p text:style-name="P105"/>
            <text:p text:style-name="P105"><text:span text:style-name="T54">block</text:span>の実行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6"/>
            <text:p text:style-name="P686">time {tarai 12 6 0};</text:p>
          </table:table-cell>
        </table:table-row>
      </table:table>
      <text:h text:style-name="P712" text:outline-level="3"><text:bookmark-start text:name="__RefHeading___Toc24472_2166227548"/>time-of-day<text:span text:style-name="T5">　</text:span><text:bookmark-end text:name="__RefHeading___Toc24472_2166227548"/></text:h>
      <text:p text:style-name="P296"/>
      <table:table table:name="表222" table:style-name="表222">
        <table:table-column table:style-name="表222.A"/>
        <table:table-column table:style-name="表222.B"/>
        <table:table-row>
          <table:table-cell office:value-type="string">
            <text:p text:style-name="P178">説明</text:p>
          </table:table-cell>
          <table:table-cell office:value-type="string">
            <text:p text:style-name="P178"/>
            <text:p text:style-name="P178">現在時刻を取得します。</text:p>
          </table:table-cell>
        </table:table-row>
        <table:table-row>
          <table:table-cell office:value-type="string">
            <text:p text:style-name="P178">書式</text:p>
          </table:table-cell>
          <table:table-cell office:value-type="string">
            <text:p text:style-name="P178"/>
            <text:p text:style-name="P178">time-of-day <text:span text:style-name="T327">[ :msec ]</text:span></text:p>
          </table:table-cell>
        </table:table-row>
        <table:table-row>
          <table:table-cell office:value-type="string">
            <text:p text:style-name="P178">詳細</text:p>
          </table:table-cell>
          <table:table-cell office:value-type="string">
            <text:p text:style-name="P178"/>
            <text:p text:style-name="P178">マシンの現在時刻が整数値で返ります。値はUNIX時間によるものです。すなわち、UTCの1970年1月1日0：00からの経過秒数となります。</text:p>
            <text:p text:style-name="P179">オプションの :<text:span text:style-name="T327">msec を指定することにより、ミリ秒単位で時刻を返します。</text:span></text:p>
          </table:table-cell>
        </table:table-row>
        <table:table-row>
          <table:table-cell office:value-type="string">
            <text:p text:style-name="P178">戻り値</text:p>
          </table:table-cell>
          <table:table-cell office:value-type="string">
            <text:p text:style-name="P178"/>
            <text:p text:style-name="P178">時刻を表す整数値が返ります。</text:p>
          </table:table-cell>
        </table:table-row>
        <table:table-row>
          <table:table-cell office:value-type="string">
            <text:p text:style-name="P178">例外</text:p>
          </table:table-cell>
          <table:table-cell office:value-type="string">
            <text:p text:style-name="P178"/>
            <text:p text:style-name="P178">ErrSyntax: 書式に誤りがあります。</text:p>
          </table:table-cell>
        </table:table-row>
        <table:table-row>
          <table:table-cell office:value-type="string">
            <text:p text:style-name="P178">使用例</text:p>
          </table:table-cell>
          <table:table-cell office:value-type="string">
            <text:p text:style-name="P178"/>
            <text:p text:style-name="P178"/>
          </table:table-cell>
        </table:table-row>
        <table:table-row>
          <table:table-cell office:value-type="string">
            <text:p text:style-name="P178">関連項目</text:p>
          </table:table-cell>
          <table:table-cell office:value-type="string">
            <text:p text:style-name="P505"/>
            <text:p text:style-name="P505">strftime</text:p>
          </table:table-cell>
        </table:table-row>
      </table:table>
      <text:h text:style-name="P712" text:outline-level="3"><text:bookmark-start text:name="__RefHeading__14540_1559979953"/>trace<text:span text:style-name="T5">　</text:span><text:bookmark-end text:name="__RefHeading__14540_1559979953"/></text:h>
      <text:p text:style-name="P54"/>
      <table:table table:name="表71" table:style-name="表71">
        <table:table-column table:style-name="表71.A"/>
        <table:table-column table:style-name="表71.B"/>
        <table:table-row>
          <table:table-cell office:value-type="string">
            <text:p text:style-name="P105">説明</text:p>
          </table:table-cell>
          <table:table-cell office:value-type="string">
            <text:p text:style-name="P105"/>
            <text:p text:style-name="P105">スクリプトのトレースを出力します。</text:p>
          </table:table-cell>
        </table:table-row>
        <table:table-row>
          <table:table-cell office:value-type="string">
            <text:p text:style-name="P105">書式</text:p>
          </table:table-cell>
          <table:table-cell office:value-type="string">
            <text:p text:style-name="P105"/>
            <text:p text:style-name="P181">trace [ <text:span text:style-name="T54">level</text:span> <text:s/>]<text:tab/><text:tab/><text:tab/>… （書式１）</text:p>
            <text:p text:style-name="P105">trace [ out: <text:span text:style-name="T54">fd</text:span> <text:s/>] { <text:span text:style-name="T54">block</text:span> <text:s/>}<text:tab/>… （書式２）</text:p>
          </table:table-cell>
        </table:table-row>
        <table:table-row>
          <table:table-cell office:value-type="string">
            <text:p text:style-name="P105">詳細</text:p>
          </table:table-cell>
          <table:table-cell office:value-type="string">
            <text:p text:style-name="P105"/>
            <text:p text:style-name="P105">書式１では、スクリプトのトレースを出力します。<text:span text:style-name="T54">level</text:span> に0を指定するとトレースを停止します。<text:span text:style-name="T54">level</text:span>が1以上でトレースを出力を開始します。<text:span text:style-name="T54">level</text:span>を省略すると、現在のトレースレベルを返します。</text:p>
            <text:p text:style-name="P105">書式２では、指定した<text:span text:style-name="T54">block</text:span>のトレースを出力します。<text:span text:style-name="T54">fd</text:span>を指定することにより、指定のファイルへトレース結果を出力できます。</text:p>
          </table:table-cell>
        </table:table-row>
        <table:table-row>
          <table:table-cell office:value-type="string">
            <text:p text:style-name="P105">戻り値</text:p>
          </table:table-cell>
          <table:table-cell office:value-type="string">
            <text:p text:style-name="P105"/>
            <text:p text:style-name="P105">書式1の場合は、トレースレベルを返します。</text:p>
            <text:p text:style-name="P105">書式2の場合は、<text:span text:style-name="T54">block</text:span>の結果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1"/>
            <text:p text:style-name="P671">trace 1;<text:tab/><text:tab/> <text:s/><text:tab/># 以降のスクリプトの実行をトレースする</text:p>
            <text:p text:style-name="P661">trace {do-something};<text:tab/># do-something の実行をトレースする</text:p>
          </table:table-cell>
        </table:table-row>
      </table:table>
      <text:h text:style-name="P758" text:outline-level="3"/>
      <text:h text:style-name="P712" text:outline-level="3"><text:bookmark-start text:name="__RefHeading__14542_1559979953"/>trap<text:span text:style-name="T5">　</text:span><text:bookmark-end text:name="__RefHeading__14542_1559979953"/></text:h>
      <text:p text:style-name="P54"/>
      <table:table table:name="表72" table:style-name="表72">
        <table:table-column table:style-name="表72.A"/>
        <table:table-column table:style-name="表72.B"/>
        <table:table-row>
          <table:table-cell office:value-type="string">
            <text:p text:style-name="P105">説明</text:p>
          </table:table-cell>
          <table:table-cell office:value-type="string">
            <text:p text:style-name="P105"/>
            <text:p text:style-name="P105">シグナルの処理方法を定義します。</text:p>
          </table:table-cell>
        </table:table-row>
        <table:table-row>
          <table:table-cell office:value-type="string">
            <text:p text:style-name="P105">書式</text:p>
          </table:table-cell>
          <table:table-cell office:value-type="string">
            <text:p text:style-name="P105"/>
            <text:p text:style-name="P105">trap <text:span text:style-name="T54">signal</text:span> <text:s/>[ { <text:span text:style-name="T54">block</text:span> <text:s/>} ]</text:p>
          </table:table-cell>
        </table:table-row>
        <table:table-row>
          <table:table-cell office:value-type="string">
            <text:p text:style-name="P105">詳細</text:p>
          </table:table-cell>
          <table:table-cell office:value-type="string">
            <text:p text:style-name="P105"/>
            <text:p text:style-name="P105">プロセスが<text:span text:style-name="T54">signal</text:span>を受信した際の動作を<text:span text:style-name="T54">block</text:span>として定義します。<text:span text:style-name="T54">block</text:span>が省略された場合は、現在の<text:span text:style-name="T54">block</text:span>を返します。未定義の場合はnilを返します。</text:p>
            <text:p text:style-name="P105"><text:span text:style-name="T54">signal</text:span>としては、以下を指定可能です:</text:p>
            <text:p text:style-name="P105">SIGHUP / SIGINT / SIGQUIT / SIGPIPE / SIGTERM / SIGURG / SIGCHLD / SIGUSR1 / SIGUSR2</text:p>
            <text:p text:style-name="P105">スクリプト実行中にシグナルを受信した際は、現在実行中のスクリプトの実行が中断され、<text:span text:style-name="T54">block</text:span>が実行されます。その後、<text:span text:style-name="T54">block</text:span>の実行結果がそれまで実行していたスクリプトの実行結果となります。</text:p>
          </table:table-cell>
        </table:table-row>
        <table:table-row>
          <table:table-cell office:value-type="string">
            <text:p text:style-name="P105">戻り値</text:p>
          </table:table-cell>
          <table:table-cell office:value-type="string">
            <text:p text:style-name="P105"/>
            <text:p text:style-name="P105"><text:span text:style-name="T54">signal </text:span><text:span text:style-name="T106">に設定された</text:span><text:span text:style-name="T54">block</text:span>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1"/>
            <text:p text:style-name="P661"># ^C を押された際に ReceiveSignal 例外を throw する</text:p>
            <text:p text:style-name="P661">trap SIGINT {throw ReceiveSignal "Recieve SIGINT"};</text:p>
          </table:table-cell>
        </table:table-row>
      </table:table>
      <text:h text:style-name="P758" text:outline-level="3"/>
      <text:h text:style-name="P712" text:outline-level="3"><text:bookmark-start text:name="__RefHeading__14544_1559979953"/>true<text:span text:style-name="T5">　</text:span><text:bookmark-end text:name="__RefHeading__14544_1559979953"/></text:h>
      <text:p text:style-name="P54"/>
      <table:table table:name="表73" table:style-name="表73">
        <table:table-column table:style-name="表73.A"/>
        <table:table-column table:style-name="表73.B"/>
        <table:table-row>
          <table:table-cell office:value-type="string">
            <text:p text:style-name="P105">説明</text:p>
          </table:table-cell>
          <table:table-cell office:value-type="string">
            <text:p text:style-name="P105"/>
            <text:p text:style-name="P105">tを返します。</text:p>
          </table:table-cell>
        </table:table-row>
        <table:table-row>
          <table:table-cell office:value-type="string">
            <text:p text:style-name="P105">書式</text:p>
          </table:table-cell>
          <table:table-cell office:value-type="string">
            <text:p text:style-name="P105"/>
            <text:p text:style-name="P105">true</text:p>
          </table:table-cell>
        </table:table-row>
        <table:table-row>
          <table:table-cell office:value-type="string">
            <text:p text:style-name="P105">詳細</text:p>
          </table:table-cell>
          <table:table-cell office:value-type="string">
            <text:p text:style-name="P105"/>
            <text:p text:style-name="P105">tを返します。</text:p>
          </table:table-cell>
        </table:table-row>
        <table:table-row>
          <table:table-cell office:value-type="string">
            <text:p text:style-name="P105">戻り値</text:p>
          </table:table-cell>
          <table:table-cell office:value-type="string">
            <text:p text:style-name="P105"/>
            <text:p text:style-name="P105">常にtを返します。</text:p>
          </table:table-cell>
        </table:table-row>
        <table:table-row>
          <table:table-cell office:value-type="string">
            <text:p text:style-name="P105">例外</text:p>
          </table:table-cell>
          <table:table-cell office:value-type="string">
            <text:p text:style-name="P105"/>
            <text:p text:style-name="P105">ありません。</text:p>
          </table:table-cell>
        </table:table-row>
        <table:table-row>
          <table:table-cell office:value-type="string">
            <text:p text:style-name="P105">使用例</text:p>
          </table:table-cell>
          <table:table-cell office:value-type="string">
            <text:p text:style-name="P686"/>
            <text:p text:style-name="P686">true;</text:p>
          </table:table-cell>
        </table:table-row>
      </table:table>
      <text:h text:style-name="P712" text:outline-level="3"><text:bookmark-start text:name="__RefHeading___Toc19477_2135658563"/>true?<text:span text:style-name="T5">　</text:span><text:bookmark-end text:name="__RefHeading___Toc19477_2135658563"/></text:h>
      <text:p text:style-name="P275"/>
      <table:table table:name="表174" table:style-name="表174">
        <table:table-column table:style-name="表174.A"/>
        <table:table-column table:style-name="表174.B"/>
        <table:table-row>
          <table:table-cell office:value-type="string">
            <text:p text:style-name="P133">説明</text:p>
          </table:table-cell>
          <table:table-cell office:value-type="string">
            <text:p text:style-name="P133"/>
            <text:p text:style-name="P133">trueであればtを返します。</text:p>
          </table:table-cell>
        </table:table-row>
        <table:table-row>
          <table:table-cell office:value-type="string">
            <text:p text:style-name="P133">書式</text:p>
          </table:table-cell>
          <table:table-cell office:value-type="string">
            <text:p text:style-name="P133"/>
            <text:p text:style-name="P133">true? <text:span text:style-name="T63">var</text:span></text:p>
          </table:table-cell>
        </table:table-row>
        <table:table-row>
          <table:table-cell office:value-type="string">
            <text:p text:style-name="P133">詳細</text:p>
          </table:table-cell>
          <table:table-cell office:value-type="string">
            <text:p text:style-name="P133"/>
            <text:p text:style-name="P91">変数<text:span text:style-name="T54">var</text:span>がスコープに存在し、nilでないときにtを返します。</text:p>
          </table:table-cell>
        </table:table-row>
        <table:table-row>
          <table:table-cell office:value-type="string">
            <text:p text:style-name="P133">戻り値</text:p>
          </table:table-cell>
          <table:table-cell office:value-type="string">
            <text:p text:style-name="P133"/>
            <text:p text:style-name="P91">変数<text:span text:style-name="T54">var</text:span>がスコープに存在し、nilでないときにtを返します。</text:p>
          </table:table-cell>
        </table:table-row>
        <table:table-row>
          <table:table-cell office:value-type="string">
            <text:p text:style-name="P133">例外</text:p>
          </table:table-cell>
          <table:table-cell office:value-type="string">
            <text:p text:style-name="P133"/>
            <text:p text:style-name="P133">ありません。</text:p>
          </table:table-cell>
        </table:table-row>
        <table:table-row>
          <table:table-cell office:value-type="string">
            <text:p text:style-name="P133">使用例</text:p>
          </table:table-cell>
          <table:table-cell office:value-type="string">
            <text:p text:style-name="P133"/>
            <text:p text:style-name="P133"/>
          </table:table-cell>
        </table:table-row>
      </table:table>
      <text:h text:style-name="P803" text:outline-level="3"/>
      <text:h text:style-name="P712" text:outline-level="3"><text:bookmark-start text:name="__RefHeading__14546_1559979953"/>try<text:span text:style-name="T5">　</text:span><text:bookmark-end text:name="__RefHeading__14546_1559979953"/></text:h>
      <text:p text:style-name="P54"/>
      <table:table table:name="表74" table:style-name="表74">
        <table:table-column table:style-name="表74.A"/>
        <table:table-column table:style-name="表74.B"/>
        <table:table-row>
          <table:table-cell office:value-type="string">
            <text:p text:style-name="P105">説明</text:p>
          </table:table-cell>
          <table:table-cell office:value-type="string">
            <text:p text:style-name="P105"/>
            <text:p text:style-name="P105">例外を捕捉します。</text:p>
          </table:table-cell>
        </table:table-row>
        <table:table-row>
          <table:table-cell office:value-type="string">
            <text:p text:style-name="P105">書式</text:p>
          </table:table-cell>
          <table:table-cell office:value-type="string">
            <text:p text:style-name="P105"/>
            <text:p text:style-name="P105">try { <text:span text:style-name="T54">body</text:span> <text:s/>} [ catch: { | <text:span text:style-name="T54">exp</text:span> | <text:span text:style-name="T54">catch-body</text:span> } ] [ fin: { f<text:span text:style-name="T54">in-body</text:span> } ]</text:p>
          </table:table-cell>
        </table:table-row>
        <table:table-row>
          <table:table-cell office:value-type="string">
            <text:p text:style-name="P105">詳細</text:p>
          </table:table-cell>
          <table:table-cell office:value-type="string">
            <text:p text:style-name="P105"/>
            <text:p text:style-name="P105"><text:span text:style-name="T54">body</text:span>を実行し、例外が発生した場合、<text:span text:style-name="T54">catch-body</text:span>を実行します。</text:p>
            <text:p text:style-name="P105">catch: ブロック内に<text:span text:style-name="T54">exp</text:span>を定義した場合は、<text:span text:style-name="T54">catch-body</text:span>内にて発生した例外を参照できます。</text:p>
            <text:p text:style-name="P105"><text:span text:style-name="T54">body</text:span>および<text:span text:style-name="T54">catch-body</text:span>内では、制御コマンドとしてretryが使用可能で、retryコマンドが実行された場合には<text:span text:style-name="T54">body</text:span>を再実行します。</text:p>
            <text:p text:style-name="P105"><text:span text:style-name="T54">catch-body</text:span>内でさらに例外が発生した場合は、その例外が呼び出し元に伝播します。</text:p>
            <text:p text:style-name="P105">catch: ブロックが定義されていない場合は、<text:span text:style-name="T54">body</text:span>内で発生した例外はそのまま呼び出し元に伝播します。例外を単に無視する場合は、catch: ブロックに空のブロックを記述します。</text:p>
            <text:p text:style-name="P408"><text:span text:style-name="T54">fin-body</text:span>は<text:span text:style-name="T54">body</text:span>および<text:span text:style-name="T54">catch-body</text:span>が実行された後の最後に必ず実行されます。ここには、必ず実行しなければいけない後処理などを記述します。</text:p>
          </table:table-cell>
        </table:table-row>
        <table:table-row>
          <table:table-cell office:value-type="string">
            <text:p text:style-name="P105">戻り値</text:p>
          </table:table-cell>
          <table:table-cell office:value-type="string">
            <text:p text:style-name="P105"/>
            <text:p text:style-name="P105"><text:span text:style-name="T54">body</text:span>もしくは<text:span text:style-name="T54">catch-body</text:span>の結果のうち、最後に実行された値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1"/>
            <text:p text:style-name="P661">set f [new File];</text:p>
            <text:p text:style-name="P672">try {</text:p>
            <text:p text:style-name="P672"><text:s text:c="2"/>$f open "foo.txt";</text:p>
            <text:p text:style-name="P659"><text:s text:c="2"/># ファイルが正常にオープンできた時の処理 ...</text:p>
            <text:p text:style-name="P673">}</text:p>
            <text:p text:style-name="P685"><text:span text:style-name="T5">catch: {| e | throw </text:span><text:span text:style-name="T29">Foo</text:span><text:span text:style-name="T45">Error "Error message"</text:span><text:span text:style-name="T5">}</text:span></text:p>
            <text:p text:style-name="P661">fin: {$f close};</text:p>
          </table:table-cell>
        </table:table-row>
      </table:table>
      <text:h text:style-name="P758" text:outline-level="3"/>
      <text:h text:style-name="P712" text:outline-level="3"><text:bookmark-start text:name="__RefHeading__14548_1559979953"/>type?<text:span text:style-name="T5">　</text:span><text:bookmark-end text:name="__RefHeading__14548_1559979953"/></text:h>
      <text:p text:style-name="P54"/>
      <table:table table:name="表75" table:style-name="表75">
        <table:table-column table:style-name="表75.A"/>
        <table:table-column table:style-name="表75.B"/>
        <table:table-row>
          <table:table-cell office:value-type="string">
            <text:p text:style-name="P105">説明</text:p>
          </table:table-cell>
          <table:table-cell office:value-type="string">
            <text:p text:style-name="P105"/>
            <text:p text:style-name="P105">オブジェクトの型名シンボルを返します。</text:p>
          </table:table-cell>
        </table:table-row>
        <table:table-row>
          <table:table-cell office:value-type="string">
            <text:p text:style-name="P105">書式</text:p>
          </table:table-cell>
          <table:table-cell office:value-type="string">
            <text:p text:style-name="P105"/>
            <text:p text:style-name="P105">type? <text:span text:style-name="T54">val</text:span></text:p>
          </table:table-cell>
        </table:table-row>
        <table:table-row>
          <table:table-cell office:value-type="string">
            <text:p text:style-name="P105">詳細</text:p>
          </table:table-cell>
          <table:table-cell office:value-type="string">
            <text:p text:style-name="P105"/>
            <text:p text:style-name="P105"><text:span text:style-name="T54">val</text:span>の型名シンボルを返します。</text:p>
            <text:p text:style-name="P105">型名シンボルには次のものがあります:</text:p>
            <text:p text:style-name="P519"><text:span text:style-name="T45">BOOL</text:span><text:span text:style-name="T5"> / SYMBOL / LIST / INTEGER / REAL / STRING / NATIVE</text:span></text:p>
            <text:p text:style-name="P182"><text:s/>/ OBJECT / CLOSURE / FUNC / RQUOTE / BIND / DICT / VECTOR</text:p>
            <text:p text:style-name="P182"><text:s/>/ COROUTINE / <text:span text:style-name="T323">BULK / CONTROL</text:span><text:span text:style-name="T157"> / INTR</text:span></text:p>
          </table:table-cell>
        </table:table-row>
        <table:table-row>
          <table:table-cell office:value-type="string">
            <text:p text:style-name="P105">戻り値</text:p>
          </table:table-cell>
          <table:table-cell office:value-type="string">
            <text:p text:style-name="P105"/>
            <text:p text:style-name="P105">型名シンボル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6"/>
            <text:p text:style-name="P686">case [type? $o]</text:p>
            <text:p text:style-name="P686">INTEGER {# do-something }</text:p>
            <text:p text:style-name="P686">REAL <text:s text:c="3"/>{# do-something }</text:p>
            <text:p text:style-name="P686">OBJECT <text:s/>{# do-something }</text:p>
            <text:p text:style-name="P698"><text:span text:style-name="T45">default:</text:span><text:span text:style-name="T5">{# do-otherwise };</text:span></text:p>
          </table:table-cell>
        </table:table-row>
      </table:table>
      <text:h text:style-name="P758" text:outline-level="3"/>
      <text:h text:style-name="P712" text:outline-level="3"><text:bookmark-start text:name="__RefHeading__14550_1559979953"/>unknown<text:span text:style-name="T5">　</text:span><text:bookmark-end text:name="__RefHeading__14550_1559979953"/></text:h>
      <text:p text:style-name="P54"/>
      <table:table table:name="表76" table:style-name="表76">
        <table:table-column table:style-name="表76.A"/>
        <table:table-column table:style-name="表76.B"/>
        <table:table-row>
          <table:table-cell office:value-type="string">
            <text:p text:style-name="P105">説明</text:p>
          </table:table-cell>
          <table:table-cell office:value-type="string">
            <text:p text:style-name="P105"/>
            <text:p text:style-name="P105">コマンド未定義時のオートロードドライバです。</text:p>
          </table:table-cell>
        </table:table-row>
        <table:table-row>
          <table:table-cell office:value-type="string">
            <text:p text:style-name="P105">書式</text:p>
          </table:table-cell>
          <table:table-cell office:value-type="string">
            <text:p text:style-name="P105"/>
            <text:p text:style-name="P105">unknown <text:span text:style-name="T54">func</text:span> [ <text:span text:style-name="T54">args</text:span> ... ]</text:p>
          </table:table-cell>
        </table:table-row>
        <table:table-row>
          <table:table-cell office:value-type="string">
            <text:p text:style-name="P105">詳細</text:p>
          </table:table-cell>
          <table:table-cell office:value-type="string">
            <text:p text:style-name="P105"/>
            <text:p text:style-name="P105">コマンド呼び出しにおいて、<text:span text:style-name="T54">func</text:span>が未定義の際に上記の書式によりunknownが呼び出されます。</text:p>
            <text:p text:style-name="P105">unknownが呼び出された際には、グローバル変数LIB_PATHのパス順に<text:span text:style-name="T54">func</text:span>が定義されているファイルを順次ロードし、<text:span text:style-name="T54">func</text:span>を実行します。</text:p>
          </table:table-cell>
        </table:table-row>
        <table:table-row>
          <table:table-cell office:value-type="string">
            <text:p text:style-name="P105">戻り値</text:p>
          </table:table-cell>
          <table:table-cell office:value-type="string">
            <text:p text:style-name="P105"/>
            <text:p text:style-name="P105"><text:span text:style-name="T54">func</text:span>の戻り値になります。</text:p>
          </table:table-cell>
        </table:table-row>
        <table:table-row>
          <table:table-cell office:value-type="string">
            <text:p text:style-name="P105">例外</text:p>
          </table:table-cell>
          <table:table-cell office:value-type="string">
            <text:p text:style-name="P105"/>
            <text:p text:style-name="P105"><text:span text:style-name="T54">func</text:span>の戻り値になります。</text:p>
          </table:table-cell>
        </table:table-row>
        <table:table-row>
          <table:table-cell office:value-type="string">
            <text:p text:style-name="P105">使用例</text:p>
          </table:table-cell>
          <table:table-cell office:value-type="string">
            <text:p text:style-name="P105"/>
            <text:p text:style-name="P105">ユーザスクリプトより呼び出すことはありません。</text:p>
          </table:table-cell>
        </table:table-row>
      </table:table>
      <text:h text:style-name="P758" text:outline-level="3"/>
      <text:h text:style-name="P712" text:outline-level="3"><text:bookmark-start text:name="__RefHeading__14552_1559979953"/>unset<text:span text:style-name="T5">　</text:span><text:bookmark-end text:name="__RefHeading__14552_1559979953"/></text:h>
      <text:p text:style-name="P54"/>
      <table:table table:name="表77" table:style-name="表77">
        <table:table-column table:style-name="表77.A"/>
        <table:table-column table:style-name="表77.B"/>
        <table:table-row>
          <table:table-cell office:value-type="string">
            <text:p text:style-name="P105">説明</text:p>
          </table:table-cell>
          <table:table-cell office:value-type="string">
            <text:p text:style-name="P105"/>
            <text:p text:style-name="P105">ローカル変数を未定義とします。</text:p>
          </table:table-cell>
        </table:table-row>
        <table:table-row>
          <table:table-cell office:value-type="string">
            <text:p text:style-name="P105">書式</text:p>
          </table:table-cell>
          <table:table-cell office:value-type="string">
            <text:p text:style-name="P105"/>
            <text:p text:style-name="P105">unset <text:span text:style-name="T251">[ :silent ] </text:span><text:span text:style-name="T54">var</text:span></text:p>
          </table:table-cell>
        </table:table-row>
        <table:table-row>
          <table:table-cell office:value-type="string">
            <text:p text:style-name="P105">詳細</text:p>
          </table:table-cell>
          <table:table-cell office:value-type="string">
            <text:p text:style-name="P105"/>
            <text:p text:style-name="P105">ローカル変数<text:span text:style-name="T54">var</text:span>を未定義とします。</text:p>
          </table:table-cell>
        </table:table-row>
        <table:table-row>
          <table:table-cell office:value-type="string">
            <text:p text:style-name="P105">戻り値</text:p>
          </table:table-cell>
          <table:table-cell office:value-type="string">
            <text:p text:style-name="P105"/>
            <text:p text:style-name="P105"><text:span text:style-name="T54">var</text:span>が存在する場合、<text:span text:style-name="T54">var</text:span>の値を返します。<text:span text:style-name="T54">var</text:span>が存在しない場合はnilを返します。</text:p>
            <text:p text:style-name="P267">:<text:span text:style-name="T251">silent オプションを指定した場合は、常にnilを返します。</text:span></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6"/>
            <text:p text:style-name="P686">unset foo;</text:p>
          </table:table-cell>
        </table:table-row>
      </table:table>
      <text:h text:style-name="P758" text:outline-level="3"/>
      <text:h text:style-name="P712" text:outline-level="3"><text:bookmark-start text:name="__RefHeading___Toc19479_2135658563"/>unsets<text:span text:style-name="T5">　</text:span><text:bookmark-end text:name="__RefHeading___Toc19479_2135658563"/></text:h>
      <text:p text:style-name="P297"/>
      <table:table table:name="表136" table:style-name="表136">
        <table:table-column table:style-name="表136.A"/>
        <table:table-column table:style-name="表136.B"/>
        <table:table-row>
          <table:table-cell office:value-type="string">
            <text:p text:style-name="P183">説明</text:p>
          </table:table-cell>
          <table:table-cell office:value-type="string">
            <text:p text:style-name="P183"/>
            <text:p text:style-name="P183">インスタンス変数を未定義とします。</text:p>
          </table:table-cell>
        </table:table-row>
        <table:table-row>
          <table:table-cell office:value-type="string">
            <text:p text:style-name="P183">書式</text:p>
          </table:table-cell>
          <table:table-cell office:value-type="string">
            <text:p text:style-name="P183"/>
            <text:p text:style-name="P183">unsets <text:span text:style-name="T54">var</text:span></text:p>
          </table:table-cell>
        </table:table-row>
        <table:table-row>
          <table:table-cell office:value-type="string">
            <text:p text:style-name="P183">詳細</text:p>
          </table:table-cell>
          <table:table-cell office:value-type="string">
            <text:p text:style-name="P183"/>
            <text:p text:style-name="P183">インスタンス変数<text:span text:style-name="T54">var</text:span>を未定義とします。</text:p>
          </table:table-cell>
        </table:table-row>
        <table:table-row>
          <table:table-cell office:value-type="string">
            <text:p text:style-name="P183">戻り値</text:p>
          </table:table-cell>
          <table:table-cell office:value-type="string">
            <text:p text:style-name="P183"/>
            <text:p text:style-name="P183"><text:span text:style-name="T54">var</text:span>が存在する場合、<text:span text:style-name="T54">var</text:span>の値を返します。<text:span text:style-name="T54">var</text:span>が存在しない場合はnilを返します。</text:p>
          </table:table-cell>
        </table:table-row>
        <table:table-row>
          <table:table-cell office:value-type="string">
            <text:p text:style-name="P183">例外</text:p>
          </table:table-cell>
          <table:table-cell office:value-type="string">
            <text:p text:style-name="P183"/>
            <text:p text:style-name="P183">ErrSyntax: 書式に誤りがあります。</text:p>
          </table:table-cell>
        </table:table-row>
        <table:table-row>
          <table:table-cell office:value-type="string">
            <text:p text:style-name="P183">使用例</text:p>
          </table:table-cell>
          <table:table-cell office:value-type="string">
            <text:p text:style-name="P694"/>
            <text:p text:style-name="P694">unsets foo;</text:p>
          </table:table-cell>
        </table:table-row>
      </table:table>
      <text:h text:style-name="P769" text:outline-level="3"/>
      <text:h text:style-name="P712" text:outline-level="3"><text:bookmark-start text:name="__RefHeading__14554_1559979953"/>u<text:span text:style-name="T251">plevel</text:span><text:span text:style-name="T5">　</text:span><text:bookmark-end text:name="__RefHeading__14554_1559979953"/></text:h>
      <text:p text:style-name="P297"/>
      <table:table table:name="表78" table:style-name="表78">
        <table:table-column table:style-name="表78.A"/>
        <table:table-column table:style-name="表78.B"/>
        <table:table-row>
          <table:table-cell office:value-type="string">
            <text:p text:style-name="P105">説明</text:p>
          </table:table-cell>
          <table:table-cell office:value-type="string">
            <text:p text:style-name="P105"/>
            <text:p text:style-name="P105">ひとつ上のスタックで実行します。</text:p>
          </table:table-cell>
        </table:table-row>
        <table:table-row>
          <table:table-cell office:value-type="string">
            <text:p text:style-name="P105">書式</text:p>
          </table:table-cell>
          <table:table-cell office:value-type="string">
            <text:p text:style-name="P105"/>
            <text:p text:style-name="P371">uplevel <text:span text:style-name="T54">block</text:span></text:p>
          </table:table-cell>
        </table:table-row>
        <table:table-row>
          <table:table-cell office:value-type="string">
            <text:p text:style-name="P105">詳細</text:p>
          </table:table-cell>
          <table:table-cell office:value-type="string">
            <text:p text:style-name="P105"/>
            <text:p text:style-name="P105"><text:span text:style-name="T58">block</text:span><text:span text:style-name="T251"> をひとつ上のスタック環境で実行します</text:span>。</text:p>
          </table:table-cell>
        </table:table-row>
        <table:table-row>
          <table:table-cell office:value-type="string">
            <text:p text:style-name="P105">戻り値</text:p>
          </table:table-cell>
          <table:table-cell office:value-type="string">
            <text:p text:style-name="P105"/>
            <text:p text:style-name="P105">blockの実行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372">ErrStackUnderflow: 上のスタックがありません。</text:p>
          </table:table-cell>
        </table:table-row>
        <table:table-row table:style-name="表78.6">
          <table:table-cell office:value-type="string">
            <text:p text:style-name="P440">使用例</text:p>
          </table:table-cell>
          <table:table-cell office:value-type="string">
            <text:p text:style-name="P440"/>
            <text:p text:style-name="P440"/>
          </table:table-cell>
        </table:table-row>
      </table:table>
      <text:h text:style-name="P712" text:outline-level="3"><text:bookmark-start text:name="__RefHeading__14556_1559979953"/>vector　<text:bookmark-end text:name="__RefHeading__14556_1559979953"/></text:h>
      <text:p text:style-name="P298"/>
      <table:table table:name="Table7" table:style-name="Table7">
        <table:table-column table:style-name="Table7.A"/>
        <table:table-column table:style-name="Table7.B"/>
        <table:table-row>
          <table:table-cell office:value-type="string">
            <text:p text:style-name="P184">説明</text:p>
          </table:table-cell>
          <table:table-cell office:value-type="string">
            <text:p text:style-name="P184"/>
            <text:p text:style-name="P184">配列型データを新規に生成します。</text:p>
          </table:table-cell>
        </table:table-row>
        <table:table-row>
          <table:table-cell office:value-type="string">
            <text:p text:style-name="P184">書式</text:p>
          </table:table-cell>
          <table:table-cell office:value-type="string">
            <text:p text:style-name="P184"/>
            <text:p text:style-name="P520"><text:span text:style-name="T5">vector [ </text:span><text:span text:style-name="T100">va</text:span><text:span text:style-name="T40">l</text:span><text:span text:style-name="T100"> <text:s/></text:span><text:span text:style-name="T127">]</text:span></text:p>
          </table:table-cell>
        </table:table-row>
        <table:table-row>
          <table:table-cell office:value-type="string">
            <text:p text:style-name="P184">詳細</text:p>
          </table:table-cell>
          <table:table-cell office:value-type="string">
            <text:p text:style-name="P184"/>
            <text:p text:style-name="P520"><text:span text:style-name="T5">配列型データを生成します。</text:span><text:span text:style-name="T100">va</text:span><text:span text:style-name="T40">l</text:span><text:span text:style-name="T5">が</text:span><text:span text:style-name="T29">リストで</text:span><text:span text:style-name="T5">指定された場合は</text:span><text:span text:style-name="T100">va</text:span><text:span text:style-name="T40">l</text:span><text:span text:style-name="T5">の内容で配列が初期設定されます。</text:span></text:p>
          </table:table-cell>
        </table:table-row>
        <table:table-row>
          <table:table-cell office:value-type="string">
            <text:p text:style-name="P184">戻り値</text:p>
          </table:table-cell>
          <table:table-cell office:value-type="string">
            <text:p text:style-name="P184"/>
            <text:p text:style-name="P184">配列型データを返します。</text:p>
          </table:table-cell>
        </table:table-row>
        <table:table-row>
          <table:table-cell office:value-type="string">
            <text:p text:style-name="P184">例外</text:p>
          </table:table-cell>
          <table:table-cell office:value-type="string">
            <text:p text:style-name="P184"/>
            <text:p text:style-name="P184">ErrSyntax: 書式に誤りがあります。</text:p>
          </table:table-cell>
        </table:table-row>
        <table:table-row>
          <table:table-cell office:value-type="string">
            <text:p text:style-name="P184">使用例</text:p>
          </table:table-cell>
          <table:table-cell office:value-type="string">
            <text:p text:style-name="P184"/>
            <text:p text:style-name="P184"/>
          </table:table-cell>
        </table:table-row>
      </table:table>
      <text:h text:style-name="P712" text:outline-level="3"><text:bookmark-start text:name="__RefHeading__14558_1559979953"/>vector?　<text:bookmark-end text:name="__RefHeading__14558_1559979953"/></text:h>
      <text:p text:style-name="P298"/>
      <table:table table:name="Table8" table:style-name="Table8">
        <table:table-column table:style-name="Table8.A"/>
        <table:table-column table:style-name="Table8.B"/>
        <table:table-row>
          <table:table-cell office:value-type="string">
            <text:p text:style-name="P184">説明</text:p>
          </table:table-cell>
          <table:table-cell office:value-type="string">
            <text:p text:style-name="P184"/>
            <text:p text:style-name="P184">配列型データであれば真を返します。</text:p>
          </table:table-cell>
        </table:table-row>
        <table:table-row>
          <table:table-cell office:value-type="string">
            <text:p text:style-name="P184">書式</text:p>
          </table:table-cell>
          <table:table-cell office:value-type="string">
            <text:p text:style-name="P184"/>
            <text:p text:style-name="P184">vector? <text:span text:style-name="T54">va</text:span><text:span text:style-name="T91">l</text:span><text:span text:style-name="T54"> </text:span></text:p>
          </table:table-cell>
        </table:table-row>
        <table:table-row>
          <table:table-cell office:value-type="string">
            <text:p text:style-name="P184">詳細</text:p>
          </table:table-cell>
          <table:table-cell office:value-type="string">
            <text:p text:style-name="P184"/>
            <text:p text:style-name="P520"><text:span text:style-name="T100">va</text:span><text:span text:style-name="T40">l</text:span><text:span text:style-name="T5">が配列型データであれば真を返します。</text:span></text:p>
          </table:table-cell>
        </table:table-row>
        <table:table-row>
          <table:table-cell office:value-type="string">
            <text:p text:style-name="P184">戻り値</text:p>
          </table:table-cell>
          <table:table-cell office:value-type="string">
            <text:p text:style-name="P184"/>
            <text:p text:style-name="P520"><text:span text:style-name="T100">va</text:span><text:span text:style-name="T40">l</text:span><text:span text:style-name="T5">が配列型データであれば真を返します。</text:span></text:p>
          </table:table-cell>
        </table:table-row>
        <table:table-row>
          <table:table-cell office:value-type="string">
            <text:p text:style-name="P184">例外</text:p>
          </table:table-cell>
          <table:table-cell office:value-type="string">
            <text:p text:style-name="P184"/>
            <text:p text:style-name="P184">ErrSyntax: 書式に誤りがあります。</text:p>
          </table:table-cell>
        </table:table-row>
        <table:table-row>
          <table:table-cell office:value-type="string">
            <text:p text:style-name="P184">使用例</text:p>
          </table:table-cell>
          <table:table-cell office:value-type="string">
            <text:p text:style-name="P184"/>
            <text:p text:style-name="P184"/>
          </table:table-cell>
        </table:table-row>
      </table:table>
      <text:h text:style-name="P792" text:outline-level="3"/>
      <text:h text:style-name="P712" text:outline-level="3"><text:bookmark-start text:name="__RefHeading___Toc19481_2135658563"/><text:span text:style-name="T10">wait</text:span><text:span text:style-name="T5">　</text:span><text:bookmark-end text:name="__RefHeading___Toc19481_2135658563"/></text:h>
      <text:p text:style-name="P279"/>
      <table:table table:name="表151" table:style-name="表151">
        <table:table-column table:style-name="表151.A"/>
        <table:table-column table:style-name="表151.B"/>
        <table:table-row>
          <table:table-cell table:style-name="表151.A1" office:value-type="string">
            <text:p text:style-name="P152">説明</text:p>
          </table:table-cell>
          <table:table-cell table:style-name="表151.A1" office:value-type="string">
            <text:p text:style-name="P152"/>
            <text:p text:style-name="P152">子プロセスの終了を待ちます。</text:p>
          </table:table-cell>
        </table:table-row>
        <table:table-row>
          <table:table-cell table:style-name="表151.A1" office:value-type="string">
            <text:p text:style-name="P152">書式</text:p>
          </table:table-cell>
          <table:table-cell table:style-name="表151.A1" office:value-type="string">
            <text:p text:style-name="P152"/>
            <text:p text:style-name="P152">wait <text:span text:style-name="T151">[ :noblock ] </text:span><text:span text:style-name="T61">pid</text:span></text:p>
          </table:table-cell>
        </table:table-row>
        <table:table-row>
          <table:table-cell table:style-name="表151.A1" office:value-type="string">
            <text:p text:style-name="P152">詳細</text:p>
          </table:table-cell>
          <table:table-cell table:style-name="表151.A1" office:value-type="string">
            <text:p text:style-name="P152"/>
            <text:p text:style-name="P152">子プロセス<text:span text:style-name="T54">pid</text:span>の終了を待ちます。<text:span text:style-name="T54">pid</text:span>に-1を指定した場合は、任意の子プロセスの終了を待ちます。</text:p>
            <text:p text:style-name="P606">:noblock を指定した場合は、子プロセスの終了を待たずに戻ります。その際、既に終了した子プロセスのステータスが残っていれば返します。そうでなければ終了ステータスとして (0 0) のリストを返します。</text:p>
          </table:table-cell>
        </table:table-row>
        <table:table-row>
          <table:table-cell table:style-name="表151.A1" office:value-type="string">
            <text:p text:style-name="P152">戻り値</text:p>
          </table:table-cell>
          <table:table-cell table:style-name="表151.A1" office:value-type="string">
            <text:p text:style-name="P505"/>
            <text:p text:style-name="P505">子プロセスの<text:span text:style-name="T151">プロセスIDと</text:span>終了ステータス<text:span text:style-name="T151">のリスト</text:span>が返ります。</text:p>
            <text:p text:style-name="P505">以下の形式のリストです。</text:p>
            <text:p text:style-name="P609"><text:s text:c="2"/>(プロセスID <text:s/>終了コード)</text:p>
          </table:table-cell>
        </table:table-row>
        <table:table-row>
          <table:table-cell table:style-name="表151.A1" office:value-type="string">
            <text:p text:style-name="P152">例外</text:p>
          </table:table-cell>
          <table:table-cell table:style-name="表151.A1" office:value-type="string">
            <text:p text:style-name="P152"/>
            <text:p text:style-name="P152">ErrSyntax: 書式に誤りがあります。</text:p>
          </table:table-cell>
        </table:table-row>
        <table:table-row>
          <table:table-cell table:style-name="表151.A1" office:value-type="string">
            <text:p text:style-name="P152">使用例</text:p>
          </table:table-cell>
          <table:table-cell table:style-name="表151.A1" office:value-type="string">
            <text:p text:style-name="P152"/>
            <text:p text:style-name="P152"/>
          </table:table-cell>
        </table:table-row>
        <table:table-row>
          <table:table-cell table:style-name="表151.A1" office:value-type="string">
            <text:p text:style-name="P44">関連</text:p>
          </table:table-cell>
          <table:table-cell table:style-name="表151.A1" office:value-type="string">
            <text:p text:style-name="P152"/>
            <text:p text:style-name="P153">fork-exec</text:p>
          </table:table-cell>
        </table:table-row>
      </table:table>
      <text:h text:style-name="P724" text:outline-level="3"/>
      <text:h text:style-name="P712" text:outline-level="3"><text:bookmark-start text:name="__RefHeading___Toc19483_2135658563"/>wh<text:span text:style-name="T257">ere</text:span><text:span text:style-name="T5">　</text:span><text:bookmark-end text:name="__RefHeading___Toc19483_2135658563"/></text:h>
      <text:p text:style-name="P299"/>
      <table:table table:name="表172" table:style-name="表172">
        <table:table-column table:style-name="表172.A"/>
        <table:table-column table:style-name="表172.B"/>
        <table:table-row>
          <table:table-cell office:value-type="string">
            <text:p text:style-name="P185">説明</text:p>
          </table:table-cell>
          <table:table-cell office:value-type="string">
            <text:p text:style-name="P185"/>
            <text:p text:style-name="P185">スタック情報を返します。</text:p>
          </table:table-cell>
        </table:table-row>
        <table:table-row>
          <table:table-cell office:value-type="string">
            <text:p text:style-name="P185">書式</text:p>
          </table:table-cell>
          <table:table-cell office:value-type="string">
            <text:p text:style-name="P185"/>
            <text:p text:style-name="P185">where <text:span text:style-name="T262">[ :top ]</text:span></text:p>
          </table:table-cell>
        </table:table-row>
        <table:table-row>
          <table:table-cell office:value-type="string">
            <text:p text:style-name="P185">詳細</text:p>
          </table:table-cell>
          <table:table-cell office:value-type="string">
            <text:p text:style-name="P185"/>
            <text:p text:style-name="P185">呼びだした時点の全スタックフレームをリストで返します。オプション :<text:span text:style-name="T262">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185">戻り値</text:p>
          </table:table-cell>
          <table:table-cell office:value-type="string">
            <text:p text:style-name="P440"/>
            <text:p text:style-name="P440">以下の形式のリストを返します。</text:p>
            <text:p text:style-name="P414"><text:span text:style-name="T257">(</text:span>((index . <text:span text:style-name="T54">INDEX </text:span>) (line . <text:span text:style-name="T54">LINE </text:span>) (object . <text:span text:style-name="T54">OBJECT </text:span>)</text:p>
            <text:p text:style-name="P414">(function . <text:span text:style-name="T54">FUNC</text:span><text:span text:style-name="T79">TION </text:span><text:span text:style-name="T257">) (statement . </text:span><text:span text:style-name="T79">STATEMENT </text:span><text:span text:style-name="T257">)</text:span></text:p>
            <text:p text:style-name="P415"><text:span text:style-name="T257">(local . </text:span><text:span text:style-name="T79">LOCAL </text:span><text:span text:style-name="T257">) (path . </text:span><text:span text:style-name="T79">PATH </text:span><text:span text:style-name="T257">)) …)</text:span></text:p>
            <text:p text:style-name="P487"><text:span text:style-name="T54">INDEX</text:span> … スタックの位置情報を示します。0からの整数です。</text:p>
            <text:p text:style-name="P487"><text:span text:style-name="T54">LINE</text:span> … ソースの行番号を示します。</text:p>
            <text:p text:style-name="P487"><text:span text:style-name="T54">OBJECT</text:span> … オブジェクトを返します。 </text:p>
            <text:p text:style-name="P487"><text:span text:style-name="T54">FUNCTION</text:span> … 関数、メソッドを返します。</text:p>
            <text:p text:style-name="P487"><text:span text:style-name="T54">STATEMENT</text:span> … 実行中のステートメントを返します。</text:p>
            <text:p text:style-name="P487"><text:span text:style-name="T54">LOCAL</text:span> … ローカル変数辞書を返します。</text:p>
            <text:p text:style-name="P487"><text:span text:style-name="T54">PATH</text:span> … ソースファイルのパスを返します。</text:p>
          </table:table-cell>
        </table:table-row>
        <table:table-row>
          <table:table-cell office:value-type="string">
            <text:p text:style-name="P185">例外</text:p>
          </table:table-cell>
          <table:table-cell office:value-type="string">
            <text:p text:style-name="P185"/>
            <text:p text:style-name="P185">ErrSyntax: 書式に誤りがあります。</text:p>
          </table:table-cell>
        </table:table-row>
        <table:table-row>
          <table:table-cell office:value-type="string">
            <text:p text:style-name="P185">使用例</text:p>
          </table:table-cell>
          <table:table-cell office:value-type="string">
            <text:p text:style-name="P185"/>
            <text:p text:style-name="P186"/>
          </table:table-cell>
        </table:table-row>
      </table:table>
      <text:h text:style-name="P725" text:outline-level="3"/>
      <text:h text:style-name="P712" text:outline-level="3"><text:bookmark-start text:name="__RefHeading__14560_1559979953"/>while<text:span text:style-name="T5">　</text:span><text:bookmark-end text:name="__RefHeading__14560_1559979953"/></text:h>
      <text:p text:style-name="P299"/>
      <table:table table:name="表79" table:style-name="表79">
        <table:table-column table:style-name="表79.A"/>
        <table:table-column table:style-name="表79.B"/>
        <table:table-row>
          <table:table-cell office:value-type="string">
            <text:p text:style-name="P105">説明</text:p>
          </table:table-cell>
          <table:table-cell office:value-type="string">
            <text:p text:style-name="P105"/>
            <text:p text:style-name="P105">繰り返し処理を行います。</text:p>
          </table:table-cell>
        </table:table-row>
        <table:table-row>
          <table:table-cell office:value-type="string">
            <text:p text:style-name="P105">書式</text:p>
          </table:table-cell>
          <table:table-cell office:value-type="string">
            <text:p text:style-name="P105"/>
            <text:p text:style-name="P105">while { <text:span text:style-name="T54">cond-block</text:span> } do: { <text:span text:style-name="T54">block</text:span> }</text:p>
          </table:table-cell>
        </table:table-row>
        <table:table-row>
          <table:table-cell office:value-type="string">
            <text:p text:style-name="P105">詳細</text:p>
          </table:table-cell>
          <table:table-cell office:value-type="string">
            <text:p text:style-name="P105"/>
            <text:p text:style-name="P105"><text:span text:style-name="T54">cond-block</text:span>の評価結果が非nilの間、<text:span text:style-name="T54">block</text:span>を繰り返し実行します。</text:p>
            <text:p text:style-name="P105"><text:span text:style-name="T54">block</text:span>の中では、以下の制御コマンドが使用できます:</text:p>
            <text:p text:style-name="P105">break / continue / redo / retry</text:p>
          </table:table-cell>
        </table:table-row>
        <table:table-row>
          <table:table-cell office:value-type="string">
            <text:p text:style-name="P105">戻り値</text:p>
          </table:table-cell>
          <table:table-cell office:value-type="string">
            <text:p text:style-name="P105"/>
            <text:p text:style-name="P105"><text:span text:style-name="T54">block</text:span>の最後の実行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1"/>
            <text:p text:style-name="P661">set i 0;</text:p>
            <text:p text:style-name="P661">while {$i &lt; 10} do: {</text:p>
            <text:p text:style-name="P661"><text:s text:c="2"/># do-something</text:p>
            <text:p text:style-name="P661"><text:s text:c="2"/>$i ++;</text:p>
            <text:p text:style-name="P661">};</text:p>
          </table:table-cell>
        </table:table-row>
      </table:table>
      <text:h text:style-name="P758" text:outline-level="3"/>
      <text:h text:style-name="P712" text:outline-level="3"><text:bookmark-start text:name="__RefHeading__14562_1559979953"/>yield<text:span text:style-name="T5">　</text:span><text:bookmark-end text:name="__RefHeading__14562_1559979953"/></text:h>
      <text:p text:style-name="P54"/>
      <table:table table:name="表80" table:style-name="表80">
        <table:table-column table:style-name="表80.A"/>
        <table:table-column table:style-name="表80.B"/>
        <table:table-row>
          <table:table-cell office:value-type="string">
            <text:p text:style-name="P105">説明</text:p>
          </table:table-cell>
          <table:table-cell office:value-type="string">
            <text:p text:style-name="P105"/>
            <text:p text:style-name="P105">イテレータブロックを実行します。</text:p>
          </table:table-cell>
        </table:table-row>
        <table:table-row>
          <table:table-cell office:value-type="string">
            <text:p text:style-name="P105">書式</text:p>
          </table:table-cell>
          <table:table-cell office:value-type="string">
            <text:p text:style-name="P105"/>
            <text:p text:style-name="P105">yield { | <text:span text:style-name="T54">var</text:span> | <text:span text:style-name="T54">block</text:span> <text:s/>} [ <text:span text:style-name="T54">arg</text:span> ... ]</text:p>
          </table:table-cell>
        </table:table-row>
        <table:table-row>
          <table:table-cell office:value-type="string">
            <text:p text:style-name="P105">詳細</text:p>
          </table:table-cell>
          <table:table-cell office:value-type="string">
            <text:p text:style-name="P105"/>
            <text:p text:style-name="P187"><text:span text:style-name="T54">block</text:span>をイテレータブロックとして実行します。その際<text:span text:style-name="T54">arg</text:span>をバインドリストの値として渡し、<text:span text:style-name="T54">block</text:span>の中では変数<text:span text:style-name="T54">var</text:span>により参照できます。</text:p>
          </table:table-cell>
        </table:table-row>
        <table:table-row>
          <table:table-cell office:value-type="string">
            <text:p text:style-name="P105">戻り値</text:p>
          </table:table-cell>
          <table:table-cell office:value-type="string">
            <text:p text:style-name="P105"/>
            <text:p text:style-name="P105"><text:span text:style-name="T54">block</text:span>の実行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1"/>
            <text:p text:style-name="P661">defun foo-loop (body times) {</text:p>
            <text:p text:style-name="P661"><text:s text:c="2"/>set i 0;</text:p>
            <text:p text:style-name="P661"><text:s text:c="2"/>while {$i &lt; $times} do: {</text:p>
            <text:p text:style-name="P661"><text:s text:c="4"/>yield $body $i;</text:p>
            <text:p text:style-name="P661"><text:s text:c="4"/>$i ++;</text:p>
            <text:p text:style-name="P661"><text:s text:c="2"/>};</text:p>
            <text:p text:style-name="P661">};</text:p>
            <text:p text:style-name="P661">foo-loop {| i | println $i} 10;</text:p>
          </table:table-cell>
        </table:table-row>
      </table:table>
      <text:h text:style-name="P758" text:outline-level="3"/>
      <text:p text:style-name="P54"/>
      <text:p text:style-name="P54"/>
      <text:p text:style-name="P54"/>
      <text:p text:style-name="P76"/>
      <text:h text:style-name="Heading_20_2" text:outline-level="2" text:is-list-header="true"><text:bookmark-start text:name="__RefHeading__14564_1559979953"/>5.2 クラスリファレンス<text:bookmark-end text:name="__RefHeading__14564_1559979953"/></text:h>
      <text:p text:style-name="P54"/>
      <text:h text:style-name="Heading_20_3" text:outline-level="3"><text:bookmark-start text:name="__RefHeading___Toc21590_780634474"/>Block<text:span text:style-name="T5">　</text:span><text:bookmark-end text:name="__RefHeading___Toc21590_780634474"/></text:h>
      <text:p text:style-name="P300"/>
      <text:p text:style-name="P440">　Blockクラスは、クロージャデータ型のWrapperクラスです。クロージャのリテラルに対してメソッドを指定することにより呼びだします。</text:p>
      <text:p text:style-name="P440"/>
      <text:h text:style-name="P712" text:outline-level="3"><text:bookmark-start text:name="__RefHeading__14582_1559979953"/>Block::&gt;&gt;<text:span text:style-name="T5">　</text:span><text:bookmark-end text:name="__RefHeading__14582_1559979953"/></text:h>
      <text:p text:style-name="P300"/>
      <table:table table:name="表92" table:style-name="表92">
        <table:table-column table:style-name="表92.A"/>
        <table:table-column table:style-name="表92.B"/>
        <table:table-row>
          <table:table-cell office:value-type="string">
            <text:p text:style-name="P105">説明</text:p>
          </table:table-cell>
          <table:table-cell office:value-type="string">
            <text:p text:style-name="P105"/>
            <text:p text:style-name="P105">Blockを実行し、結果をファイルへ出力します。</text:p>
          </table:table-cell>
        </table:table-row>
        <table:table-row>
          <table:table-cell office:value-type="string">
            <text:p text:style-name="P105">書式</text:p>
          </table:table-cell>
          <table:table-cell office:value-type="string">
            <text:p text:style-name="P105"/>
            <text:p text:style-name="P119">Block &gt;&gt; "<text:span text:style-name="T54">file-name </text:span><text:span text:style-name="T106">"</text:span></text:p>
          </table:table-cell>
        </table:table-row>
        <table:table-row>
          <table:table-cell office:value-type="string">
            <text:p text:style-name="P105">詳細</text:p>
          </table:table-cell>
          <table:table-cell office:value-type="string">
            <text:p text:style-name="P105"/>
            <text:p text:style-name="P105">Blockを評価、実行し、スクリプト中での標準出力を<text:span text:style-name="T54">file-name</text:span>ファイルへ出力します。ファイルは0バイトに切り詰められた後に新規に作成されます。</text:p>
          </table:table-cell>
        </table:table-row>
        <table:table-row>
          <table:table-cell office:value-type="string">
            <text:p text:style-name="P105">戻り値</text:p>
          </table:table-cell>
          <table:table-cell office:value-type="string">
            <text:p text:style-name="P105"/>
            <text:p text:style-name="P105">スクリプトの実行結果を値として返し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2" text:outline-level="3"><text:bookmark-start text:name="__RefHeading___Toc23522_2343755027"/>Block::&gt;&gt;&gt;<text:span text:style-name="T5">　</text:span><text:bookmark-end text:name="__RefHeading___Toc23522_2343755027"/></text:h>
      <text:p text:style-name="P301"/>
      <table:table table:name="表218" table:style-name="表218">
        <table:table-column table:style-name="表218.A"/>
        <table:table-column table:style-name="表218.B"/>
        <table:table-row>
          <table:table-cell office:value-type="string">
            <text:p text:style-name="P188">説明</text:p>
          </table:table-cell>
          <table:table-cell office:value-type="string">
            <text:p text:style-name="P188"/>
            <text:p text:style-name="P188">Blockを実行し、結果をファイルへ出力します。</text:p>
          </table:table-cell>
        </table:table-row>
        <table:table-row>
          <table:table-cell office:value-type="string">
            <text:p text:style-name="P188">書式</text:p>
          </table:table-cell>
          <table:table-cell office:value-type="string">
            <text:p text:style-name="P188"/>
            <text:p text:style-name="P119">Block &gt;<text:span text:style-name="T295">&gt;</text:span>&gt; <text:span text:style-name="T106">"</text:span><text:span text:style-name="T54">file-name </text:span><text:span text:style-name="T106">"</text:span></text:p>
          </table:table-cell>
        </table:table-row>
        <table:table-row>
          <table:table-cell office:value-type="string">
            <text:p text:style-name="P188">詳細</text:p>
          </table:table-cell>
          <table:table-cell office:value-type="string">
            <text:p text:style-name="P188"/>
            <text:p text:style-name="P188">Blockを評価、実行し、スクリプト中での標準出力を<text:span text:style-name="T54">file-name</text:span>ファイルへ出力します。ファイルが存在する場合、既存のファイルに追記されます。</text:p>
          </table:table-cell>
        </table:table-row>
        <table:table-row>
          <table:table-cell office:value-type="string">
            <text:p text:style-name="P188">戻り値</text:p>
          </table:table-cell>
          <table:table-cell office:value-type="string">
            <text:p text:style-name="P188"/>
            <text:p text:style-name="P188">スクリプトの実行結果を値として返します。</text:p>
          </table:table-cell>
        </table:table-row>
        <table:table-row>
          <table:table-cell office:value-type="string">
            <text:p text:style-name="P188">例外</text:p>
          </table:table-cell>
          <table:table-cell office:value-type="string">
            <text:p text:style-name="P188"/>
            <text:p text:style-name="P188"/>
          </table:table-cell>
        </table:table-row>
        <table:table-row>
          <table:table-cell office:value-type="string">
            <text:p text:style-name="P188">使用例</text:p>
          </table:table-cell>
          <table:table-cell office:value-type="string">
            <text:p text:style-name="P188"/>
            <text:p text:style-name="P188"/>
          </table:table-cell>
        </table:table-row>
      </table:table>
      <text:h text:style-name="P808" text:outline-level="3"/>
      <text:h text:style-name="P712" text:outline-level="3"><text:bookmark-start text:name="__RefHeading__14584_1559979953"/>Block::&lt;&lt;<text:span text:style-name="T5">　</text:span><text:bookmark-end text:name="__RefHeading__14584_1559979953"/></text:h>
      <text:p text:style-name="P54"/>
      <table:table table:name="表120" table:style-name="表120">
        <table:table-column table:style-name="表120.A"/>
        <table:table-column table:style-name="表120.B"/>
        <table:table-row>
          <table:table-cell office:value-type="string">
            <text:p text:style-name="P105">説明</text:p>
          </table:table-cell>
          <table:table-cell office:value-type="string">
            <text:p text:style-name="P105"/>
            <text:p text:style-name="P105">ファイルから入力を行いBlockを実行します。</text:p>
          </table:table-cell>
        </table:table-row>
        <table:table-row>
          <table:table-cell office:value-type="string">
            <text:p text:style-name="P105">書式</text:p>
          </table:table-cell>
          <table:table-cell office:value-type="string">
            <text:p text:style-name="P105"/>
            <text:p text:style-name="P119">Block &lt;&lt; <text:span text:style-name="T106">"</text:span><text:span text:style-name="T54">file-name</text:span> <text:span text:style-name="T106">"</text:span></text:p>
          </table:table-cell>
        </table:table-row>
        <table:table-row>
          <table:table-cell office:value-type="string">
            <text:p text:style-name="P105">詳細</text:p>
          </table:table-cell>
          <table:table-cell office:value-type="string">
            <text:p text:style-name="P105"/>
            <text:p text:style-name="P105">Blockを評価、実行します。スクリプト中での標準入力は<text:span text:style-name="T54">file-name</text:span>から行います。</text:p>
          </table:table-cell>
        </table:table-row>
        <table:table-row>
          <table:table-cell office:value-type="string">
            <text:p text:style-name="P105">戻り値</text:p>
          </table:table-cell>
          <table:table-cell office:value-type="string">
            <text:p text:style-name="P105"/>
            <text:p text:style-name="P105">スクリプトの実行結果を値として返し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2" text:outline-level="3"><text:bookmark-start text:name="__RefHeading___Toc23524_2343755027"/>Block::&lt;&lt;&lt;<text:span text:style-name="T5">　</text:span><text:bookmark-end text:name="__RefHeading___Toc23524_2343755027"/></text:h>
      <text:p text:style-name="P302"/>
      <table:table table:name="表219" table:style-name="表219">
        <table:table-column table:style-name="表219.A"/>
        <table:table-column table:style-name="表219.B"/>
        <table:table-row>
          <table:table-cell office:value-type="string">
            <text:p text:style-name="P189">説明</text:p>
          </table:table-cell>
          <table:table-cell office:value-type="string">
            <text:p text:style-name="P189"/>
            <text:p text:style-name="P189">文字列から入力を行いBlockを実行します。</text:p>
          </table:table-cell>
        </table:table-row>
        <table:table-row>
          <table:table-cell office:value-type="string">
            <text:p text:style-name="P189">書式</text:p>
          </table:table-cell>
          <table:table-cell office:value-type="string">
            <text:p text:style-name="P189"/>
            <text:p text:style-name="P119">Block &lt;<text:span text:style-name="T295">&lt;</text:span>&lt; <text:span text:style-name="T106">"</text:span><text:span text:style-name="T54">string</text:span> <text:span text:style-name="T106">"</text:span></text:p>
          </table:table-cell>
        </table:table-row>
        <table:table-row>
          <table:table-cell office:value-type="string">
            <text:p text:style-name="P189">詳細</text:p>
          </table:table-cell>
          <table:table-cell office:value-type="string">
            <text:p text:style-name="P189"/>
            <text:p text:style-name="P189">Blockを評価、実行します。スクリプト中での標準入力は<text:span text:style-name="T54">string </text:span>から行います。<text:span text:style-name="T54">string</text:span> 中の改行で区切られた各要素を1行として処理します。</text:p>
          </table:table-cell>
        </table:table-row>
        <table:table-row>
          <table:table-cell office:value-type="string">
            <text:p text:style-name="P189">戻り値</text:p>
          </table:table-cell>
          <table:table-cell office:value-type="string">
            <text:p text:style-name="P189"/>
            <text:p text:style-name="P189">スクリプトの実行結果を値として返します。</text:p>
          </table:table-cell>
        </table:table-row>
        <table:table-row>
          <table:table-cell office:value-type="string">
            <text:p text:style-name="P189">例外</text:p>
          </table:table-cell>
          <table:table-cell office:value-type="string">
            <text:p text:style-name="P189"/>
            <text:p text:style-name="P189"/>
          </table:table-cell>
        </table:table-row>
        <table:table-row>
          <table:table-cell office:value-type="string">
            <text:p text:style-name="P189">使用例</text:p>
          </table:table-cell>
          <table:table-cell office:value-type="string">
            <text:p text:style-name="P659"/>
            <text:p text:style-name="P659">{cat} &lt;&lt;&lt; "a</text:p>
            <text:p text:style-name="P659">b</text:p>
            <text:p text:style-name="P659">c"</text:p>
            <text:p text:style-name="P660"># 出力結果</text:p>
            <text:p text:style-name="P660">a</text:p>
            <text:p text:style-name="P660">b</text:p>
            <text:p text:style-name="P660">c</text:p>
            <text:p text:style-name="P488"/>
          </table:table-cell>
        </table:table-row>
      </table:table>
      <text:h text:style-name="P809" text:outline-level="3"/>
      <text:h text:style-name="P712" text:outline-level="3"><text:bookmark-start text:name="__RefHeading__14586_1559979953"/>Block::eval<text:span text:style-name="T5">　</text:span><text:bookmark-end text:name="__RefHeading__14586_1559979953"/></text:h>
      <text:p text:style-name="P54"/>
      <table:table table:name="表93" table:style-name="表93">
        <table:table-column table:style-name="表93.A"/>
        <table:table-column table:style-name="表93.B"/>
        <table:table-row>
          <table:table-cell office:value-type="string">
            <text:p text:style-name="P105">説明</text:p>
          </table:table-cell>
          <table:table-cell office:value-type="string">
            <text:p text:style-name="P105"/>
            <text:p text:style-name="P105">ブロックを評価します。</text:p>
          </table:table-cell>
        </table:table-row>
        <table:table-row>
          <table:table-cell office:value-type="string">
            <text:p text:style-name="P105">書式</text:p>
          </table:table-cell>
          <table:table-cell office:value-type="string">
            <text:p text:style-name="P105"/>
            <text:p text:style-name="P105">Block eval</text:p>
          </table:table-cell>
        </table:table-row>
        <table:table-row>
          <table:table-cell office:value-type="string">
            <text:p text:style-name="P105">詳細</text:p>
          </table:table-cell>
          <table:table-cell office:value-type="string">
            <text:p text:style-name="P105"/>
            <text:p text:style-name="P105">Blockを評価します。Blockの評価はBlockが作られた環境で実行されます。すなわち、クロージャとして評価が行われます。</text:p>
          </table:table-cell>
        </table:table-row>
        <table:table-row>
          <table:table-cell office:value-type="string">
            <text:p text:style-name="P105">戻り値</text:p>
          </table:table-cell>
          <table:table-cell office:value-type="string">
            <text:p text:style-name="P105"/>
            <text:p text:style-name="P105">Blockの実行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2" text:outline-level="3"><text:bookmark-start text:name="__RefHeading___Toc26169_3550414430"/><text:span text:style-name="T317">Bool</text:span>　<text:bookmark-end text:name="__RefHeading___Toc26169_3550414430"/></text:h>
      <text:p text:style-name="P303"/>
      <text:p text:style-name="P489">　<text:span text:style-name="T317">Bool</text:span>クラスは、真偽値を表すBOOLデータタイプのWrappperクラスです。真偽値のプログラムスクリプト中でのリテラル表現は、真値が&lt;t&gt;、偽値が&lt;nil&gt;となります。</text:p>
      <text:p text:style-name="P489"/>
      <text:h text:style-name="P712" text:outline-level="3"><text:bookmark-start text:name="__RefHeading___Toc26171_3550414430"/>Bool::??<text:span text:style-name="T5">　</text:span><text:bookmark-end text:name="__RefHeading___Toc26171_3550414430"/></text:h>
      <text:p text:style-name="P303"/>
      <table:table table:name="表243" table:style-name="表243">
        <table:table-column table:style-name="表243.A"/>
        <table:table-column table:style-name="表243.B"/>
        <table:table-row>
          <table:table-cell office:value-type="string">
            <text:p text:style-name="P190">説明</text:p>
          </table:table-cell>
          <table:table-cell office:value-type="string">
            <text:p text:style-name="P190"/>
            <text:p text:style-name="P190">nil結合演算子です。</text:p>
          </table:table-cell>
        </table:table-row>
        <table:table-row>
          <table:table-cell office:value-type="string">
            <text:p text:style-name="P190">書式</text:p>
          </table:table-cell>
          <table:table-cell office:value-type="string">
            <text:p text:style-name="P190"/>
            <text:p text:style-name="P190">Bool ?? [ <text:span text:style-name="T54">val</text:span> | <text:span text:style-name="T54">block</text:span><text:span text:style-name="T106"> ]</text:span></text:p>
          </table:table-cell>
        </table:table-row>
        <table:table-row>
          <table:table-cell office:value-type="string">
            <text:p text:style-name="P190">詳細</text:p>
          </table:table-cell>
          <table:table-cell office:value-type="string">
            <text:p text:style-name="P190"/>
            <text:p text:style-name="P191">自身の値（自身がブロックの場合はその評価後の値）が偽の時に値<text:span text:style-name="T54">val</text:span>またはブロック<text:span text:style-name="T54">block</text:span>の実行結果の値となります。それ以外は自身の値を返します。</text:p>
          </table:table-cell>
        </table:table-row>
        <table:table-row>
          <table:table-cell office:value-type="string">
            <text:p text:style-name="P190">戻り値</text:p>
          </table:table-cell>
          <table:table-cell office:value-type="string">
            <text:p text:style-name="P190"/>
            <text:p text:style-name="P190">自身の値もしくは<text:span text:style-name="T54">val</text:span>もしくは<text:span text:style-name="T54">block</text:span>の実行結果。</text:p>
          </table:table-cell>
        </table:table-row>
        <table:table-row>
          <table:table-cell office:value-type="string">
            <text:p text:style-name="P190">例外</text:p>
          </table:table-cell>
          <table:table-cell office:value-type="string">
            <text:p text:style-name="P190"/>
            <text:p text:style-name="P190">ErrSyntax: 書式に誤りがあります。</text:p>
          </table:table-cell>
        </table:table-row>
        <table:table-row>
          <table:table-cell office:value-type="string">
            <text:p text:style-name="P190">使用例</text:p>
          </table:table-cell>
          <table:table-cell office:value-type="string">
            <text:p text:style-name="P190"/>
            <text:p text:style-name="P190"/>
          </table:table-cell>
        </table:table-row>
      </table:table>
      <text:h text:style-name="P770" text:outline-level="3"/>
      <text:h text:style-name="P712" text:outline-level="3"><text:bookmark-start text:name="__RefHeading___Toc26173_3550414430"/>Bool::???<text:span text:style-name="T5">　</text:span><text:bookmark-end text:name="__RefHeading___Toc26173_3550414430"/></text:h>
      <text:p text:style-name="P304"/>
      <table:table table:name="表244" table:style-name="表244">
        <table:table-column table:style-name="表244.A"/>
        <table:table-column table:style-name="表244.B"/>
        <table:table-row>
          <table:table-cell office:value-type="string">
            <text:p text:style-name="P191">説明</text:p>
          </table:table-cell>
          <table:table-cell office:value-type="string">
            <text:p text:style-name="P191"/>
            <text:p text:style-name="P191">三項演算子です。</text:p>
          </table:table-cell>
        </table:table-row>
        <table:table-row>
          <table:table-cell office:value-type="string">
            <text:p text:style-name="P191">書式</text:p>
          </table:table-cell>
          <table:table-cell office:value-type="string">
            <text:p text:style-name="P191"/>
            <text:p text:style-name="P191">Bool ??? <text:s/>[ <text:span text:style-name="T54">then-val</text:span> | <text:span text:style-name="T54">then-block</text:span><text:span text:style-name="T106"> ] [ </text:span><text:span text:style-name="T54">else-val</text:span><text:span text:style-name="T106"> | </text:span><text:span text:style-name="T54">else-block</text:span><text:span text:style-name="T106"> ]</text:span><text:span text:style-name="T54"> </text:span></text:p>
          </table:table-cell>
        </table:table-row>
        <table:table-row>
          <table:table-cell office:value-type="string">
            <text:p text:style-name="P191">詳細</text:p>
          </table:table-cell>
          <table:table-cell office:value-type="string">
            <text:p text:style-name="P191"/>
            <text:p text:style-name="P191">自身の値（自身がブロックの場合はその評価後の値）が真の時に<text:span text:style-name="T54">then-val</text:span>またはブロック<text:span text:style-name="T54">then-block</text:span>の実行結果の値となります。それ以外は<text:span text:style-name="T54">else-val</text:span><text:span text:style-name="T106">またはブロック</text:span><text:span text:style-name="T54">else-block</text:span><text:span text:style-name="T106">の実行結果の値となります。</text:span></text:p>
          </table:table-cell>
        </table:table-row>
        <table:table-row>
          <table:table-cell office:value-type="string">
            <text:p text:style-name="P191">戻り値</text:p>
          </table:table-cell>
          <table:table-cell office:value-type="string">
            <text:p text:style-name="P191"/>
            <text:p text:style-name="P191"><text:span text:style-name="T54">then-val</text:span> または <text:span text:style-name="T54">else-val</text:span>。もしくは<text:span text:style-name="T105">then-block</text:span>の実行結果または<text:span text:style-name="T54">else-block</text:span>の実行結果。</text:p>
          </table:table-cell>
        </table:table-row>
        <table:table-row>
          <table:table-cell office:value-type="string">
            <text:p text:style-name="P191">例外</text:p>
          </table:table-cell>
          <table:table-cell office:value-type="string">
            <text:p text:style-name="P191"/>
            <text:p text:style-name="P191">ErrSyntax: 書式に誤りがあります。</text:p>
          </table:table-cell>
        </table:table-row>
        <table:table-row>
          <table:table-cell office:value-type="string">
            <text:p text:style-name="P191">使用例</text:p>
          </table:table-cell>
          <table:table-cell office:value-type="string">
            <text:p text:style-name="P191"/>
            <text:p text:style-name="P191"/>
          </table:table-cell>
        </table:table-row>
      </table:table>
      <text:h text:style-name="P712" text:outline-level="3"><text:bookmark-start text:name="__RefHeading___Toc26175_3550414430"/>Bulk　<text:bookmark-end text:name="__RefHeading___Toc26175_3550414430"/></text:h>
      <text:p text:style-name="P305"/>
      <text:p text:style-name="P490">　<text:span text:style-name="T317">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3"><text:span text:style-name="T340">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209">File::fd?により取得したファイル記述子を与えることにより</text:span></text:a><text:span text:style-name="T340">バイナリーファイルの入出力を行います。</text:span></text:p>
      <text:h text:style-name="P840" text:outline-level="3"/>
      <text:h text:style-name="P840" text:outline-level="3"/>
      <text:h text:style-name="P712" text:outline-level="3"><text:bookmark-start text:name="__RefHeading___Toc26177_3550414430"/>Bulk::append<text:span text:style-name="T5">　</text:span><text:bookmark-end text:name="__RefHeading___Toc26177_3550414430"/></text:h>
      <text:p text:style-name="P306"/>
      <table:table table:name="表242" table:style-name="表242">
        <table:table-column table:style-name="表242.A"/>
        <table:table-column table:style-name="表242.B"/>
        <table:table-row>
          <table:table-cell office:value-type="string">
            <text:p text:style-name="P192">説明</text:p>
          </table:table-cell>
          <table:table-cell office:value-type="string">
            <text:p text:style-name="P192"/>
            <text:p text:style-name="P192"><text:span text:style-name="T318">Bulkデータの最後にバイトデータを追加します</text:span>。</text:p>
          </table:table-cell>
        </table:table-row>
        <table:table-row>
          <table:table-cell office:value-type="string">
            <text:p text:style-name="P192">書式</text:p>
          </table:table-cell>
          <table:table-cell office:value-type="string">
            <text:p text:style-name="P192"/>
            <text:p text:style-name="P572">Bulk <text:span text:style-name="T318">append </text:span><text:span text:style-name="T89">val</text:span><text:span text:style-name="T318"> | ( </text:span><text:span text:style-name="T89">val</text:span><text:span text:style-name="T318"> … )</text:span></text:p>
          </table:table-cell>
        </table:table-row>
        <table:table-row>
          <table:table-cell office:value-type="string">
            <text:p text:style-name="P192">詳細</text:p>
          </table:table-cell>
          <table:table-cell office:value-type="string">
            <text:p text:style-name="P192"/>
            <text:p text:style-name="P192"><text:span text:style-name="T121">Bulkデータの最後にバイト値</text:span><text:span text:style-name="T89">val</text:span><text:span text:style-name="T121">を追加します</text:span><text:span text:style-name="T106">。</text:span><text:span text:style-name="T89">val</text:span><text:span text:style-name="T121">は0から255までの整数値です。引数をリストで与えた場合は、リストの要素を順に追加します。</text:span></text:p>
            <text:p text:style-name="P582">appendによりBulkのキャパシティ（容量）は自動的に拡張されます。</text:p>
          </table:table-cell>
        </table:table-row>
        <table:table-row>
          <table:table-cell office:value-type="string">
            <text:p text:style-name="P192">戻り値</text:p>
          </table:table-cell>
          <table:table-cell office:value-type="string">
            <text:p text:style-name="P192"/>
            <text:p text:style-name="P572">成功した場合tを返します。</text:p>
          </table:table-cell>
        </table:table-row>
        <table:table-row>
          <table:table-cell office:value-type="string">
            <text:p text:style-name="P192">例外</text:p>
          </table:table-cell>
          <table:table-cell office:value-type="string">
            <text:p text:style-name="P192"/>
            <text:p text:style-name="P192">ErrSyntax: 書式に誤りがあります。</text:p>
          </table:table-cell>
        </table:table-row>
        <table:table-row>
          <table:table-cell office:value-type="string">
            <text:p text:style-name="P192">使用例</text:p>
          </table:table-cell>
          <table:table-cell office:value-type="string">
            <text:p text:style-name="P192"/>
            <text:p text:style-name="P192"/>
          </table:table-cell>
        </table:table-row>
      </table:table>
      <text:h text:style-name="P712" text:outline-level="3"><text:bookmark-start text:name="__RefHeading___Toc26737_3550414430"/>Bulk::base64encode<text:span text:style-name="T5">　</text:span><text:bookmark-end text:name="__RefHeading___Toc26737_3550414430"/></text:h>
      <text:p text:style-name="P307"/>
      <table:table table:name="表255" table:style-name="表255">
        <table:table-column table:style-name="表255.A"/>
        <table:table-column table:style-name="表255.B"/>
        <table:table-row>
          <table:table-cell office:value-type="string">
            <text:p text:style-name="P193">説明</text:p>
          </table:table-cell>
          <table:table-cell office:value-type="string">
            <text:p text:style-name="P193"/>
            <text:p text:style-name="P193"><text:span text:style-name="T318">Bulkデータをbase64エンコードするイテレータです</text:span>。</text:p>
          </table:table-cell>
        </table:table-row>
        <table:table-row>
          <table:table-cell office:value-type="string">
            <text:p text:style-name="P193">書式</text:p>
          </table:table-cell>
          <table:table-cell office:value-type="string">
            <text:p text:style-name="P193"/>
            <text:p text:style-name="P573">Bulk <text:span text:style-name="T319">base64encode { | </text:span><text:span text:style-name="T90">b64str</text:span><text:span text:style-name="T319"> | </text:span><text:span text:style-name="T90">body</text:span><text:span text:style-name="T319"> }</text:span></text:p>
          </table:table-cell>
        </table:table-row>
        <table:table-row>
          <table:table-cell office:value-type="string">
            <text:p text:style-name="P193">詳細</text:p>
          </table:table-cell>
          <table:table-cell office:value-type="string">
            <text:p text:style-name="P193"/>
            <text:p text:style-name="P193"><text:span text:style-name="T121">Bulkデータをbase64エンコードします。イテレータ形式のメソッドになるため、Bulkの先頭から57バイト単位でエンコードされた結果が、文字列</text:span><text:span text:style-name="T89">b64str</text:span><text:span text:style-name="T121">として</text:span><text:span text:style-name="T89">body</text:span><text:span text:style-name="T121">に渡されます。</text:span></text:p>
          </table:table-cell>
        </table:table-row>
        <table:table-row>
          <table:table-cell office:value-type="string">
            <text:p text:style-name="P193">戻り値</text:p>
          </table:table-cell>
          <table:table-cell office:value-type="string">
            <text:p text:style-name="P193"/>
            <text:p text:style-name="P573">戻り値は<text:span text:style-name="T54">body</text:span>の実行結果となります。</text:p>
          </table:table-cell>
        </table:table-row>
        <table:table-row>
          <table:table-cell office:value-type="string">
            <text:p text:style-name="P193">例外</text:p>
          </table:table-cell>
          <table:table-cell office:value-type="string">
            <text:p text:style-name="P193"/>
            <text:p text:style-name="P193">ErrSyntax: 書式に誤りがあります。</text:p>
          </table:table-cell>
        </table:table-row>
        <table:table-row>
          <table:table-cell office:value-type="string">
            <text:p text:style-name="P193">使用例</text:p>
          </table:table-cell>
          <table:table-cell office:value-type="string">
            <text:p text:style-name="P193"/>
            <text:p text:style-name="P193"/>
          </table:table-cell>
        </table:table-row>
      </table:table>
      <text:h text:style-name="P712" text:outline-level="3"><text:bookmark-start text:name="__RefHeading___Toc26739_3550414430"/>Bulk::base64decode<text:span text:style-name="T5">　</text:span><text:bookmark-end text:name="__RefHeading___Toc26739_3550414430"/></text:h>
      <text:p text:style-name="P308"/>
      <table:table table:name="表256" table:style-name="表256">
        <table:table-column table:style-name="表256.A"/>
        <table:table-column table:style-name="表256.B"/>
        <table:table-row>
          <table:table-cell office:value-type="string">
            <text:p text:style-name="P194">説明</text:p>
          </table:table-cell>
          <table:table-cell office:value-type="string">
            <text:p text:style-name="P194"/>
            <text:p text:style-name="P194"><text:span text:style-name="T318">base64文字列をデーコードしBulkに取り込みます</text:span>。</text:p>
          </table:table-cell>
        </table:table-row>
        <table:table-row>
          <table:table-cell office:value-type="string">
            <text:p text:style-name="P194">書式</text:p>
          </table:table-cell>
          <table:table-cell office:value-type="string">
            <text:p text:style-name="P194"/>
            <text:p text:style-name="P574">Bulk <text:span text:style-name="T319">base64decode </text:span><text:span text:style-name="T90">val</text:span></text:p>
          </table:table-cell>
        </table:table-row>
        <table:table-row>
          <table:table-cell office:value-type="string">
            <text:p text:style-name="P194">詳細</text:p>
          </table:table-cell>
          <table:table-cell office:value-type="string">
            <text:p text:style-name="P194"/>
            <text:p text:style-name="P194"><text:span text:style-name="T89">val</text:span><text:span text:style-name="T121">をbase64文字列としてデーコードし、Bulkへ取り込みます。もしbase64文字列が複数行に渡る場合は順次本メソッドを呼び出します。</text:span></text:p>
          </table:table-cell>
        </table:table-row>
        <table:table-row>
          <table:table-cell office:value-type="string">
            <text:p text:style-name="P194">戻り値</text:p>
          </table:table-cell>
          <table:table-cell office:value-type="string">
            <text:p text:style-name="P194"/>
            <text:p text:style-name="P574">デコードに成功した場合はtを返します。</text:p>
          </table:table-cell>
        </table:table-row>
        <table:table-row>
          <table:table-cell office:value-type="string">
            <text:p text:style-name="P194">例外</text:p>
          </table:table-cell>
          <table:table-cell office:value-type="string">
            <text:p text:style-name="P194"/>
            <text:p text:style-name="P194">ErrSyntax: 書式に誤りがあります。base64の書式に誤りがあります。</text:p>
          </table:table-cell>
        </table:table-row>
        <table:table-row>
          <table:table-cell office:value-type="string">
            <text:p text:style-name="P194">使用例</text:p>
          </table:table-cell>
          <table:table-cell office:value-type="string">
            <text:p text:style-name="P194"/>
            <text:p text:style-name="P194"/>
          </table:table-cell>
        </table:table-row>
      </table:table>
      <text:h text:style-name="P726" text:outline-level="3"/>
      <text:h text:style-name="P712" text:outline-level="3"><text:bookmark-start text:name="__RefHeading___Toc26741_3550414430"/>Bulk::capacity<text:span text:style-name="T5">　</text:span><text:bookmark-end text:name="__RefHeading___Toc26741_3550414430"/></text:h>
      <text:p text:style-name="P309"/>
      <table:table table:name="表250" table:style-name="表250">
        <table:table-column table:style-name="表250.A"/>
        <table:table-column table:style-name="表250.B"/>
        <table:table-row>
          <table:table-cell office:value-type="string">
            <text:p text:style-name="P195">説明</text:p>
          </table:table-cell>
          <table:table-cell office:value-type="string">
            <text:p text:style-name="P195"/>
            <text:p text:style-name="P195"><text:span text:style-name="T318">Bulkデータの割当容量を返します</text:span>。</text:p>
          </table:table-cell>
        </table:table-row>
        <table:table-row>
          <table:table-cell office:value-type="string">
            <text:p text:style-name="P195">書式</text:p>
          </table:table-cell>
          <table:table-cell office:value-type="string">
            <text:p text:style-name="P195"/>
            <text:p text:style-name="P575">Bulk capacity</text:p>
          </table:table-cell>
        </table:table-row>
        <table:table-row>
          <table:table-cell office:value-type="string">
            <text:p text:style-name="P195">詳細</text:p>
          </table:table-cell>
          <table:table-cell office:value-type="string">
            <text:p text:style-name="P195"/>
            <text:p text:style-name="P579">Bulkデータの現在の割当容量バイト数で返します。この値は、Bulk::apppnedの呼び出しの際に容量が不足している場合は自動的に拡張されます。</text:p>
          </table:table-cell>
        </table:table-row>
        <table:table-row>
          <table:table-cell office:value-type="string">
            <text:p text:style-name="P195">戻り値</text:p>
          </table:table-cell>
          <table:table-cell office:value-type="string">
            <text:p text:style-name="P195"/>
            <text:p text:style-name="P575">Bulkデータの割当容量をバイト数で返します。</text:p>
          </table:table-cell>
        </table:table-row>
        <table:table-row>
          <table:table-cell office:value-type="string">
            <text:p text:style-name="P195">例外</text:p>
          </table:table-cell>
          <table:table-cell office:value-type="string">
            <text:p text:style-name="P195"/>
            <text:p text:style-name="P195">ErrSyntax: 書式に誤りがあります。</text:p>
          </table:table-cell>
        </table:table-row>
        <table:table-row>
          <table:table-cell office:value-type="string">
            <text:p text:style-name="P195">使用例</text:p>
          </table:table-cell>
          <table:table-cell office:value-type="string">
            <text:p text:style-name="P195"/>
            <text:p text:style-name="P195"/>
          </table:table-cell>
        </table:table-row>
      </table:table>
      <text:h text:style-name="P771" text:outline-level="3"/>
      <text:h text:style-name="P712" text:outline-level="3"><text:bookmark-start text:name="__RefHeading___Toc26743_3550414430"/>Bulk::get<text:span text:style-name="T5">　</text:span><text:bookmark-end text:name="__RefHeading___Toc26743_3550414430"/></text:h>
      <text:p text:style-name="P310"/>
      <table:table table:name="表246" table:style-name="表246">
        <table:table-column table:style-name="表246.A"/>
        <table:table-column table:style-name="表246.B"/>
        <table:table-row>
          <table:table-cell office:value-type="string">
            <text:p text:style-name="P196">説明</text:p>
          </table:table-cell>
          <table:table-cell office:value-type="string">
            <text:p text:style-name="P196"/>
            <text:p text:style-name="P196"><text:span text:style-name="T318">Bulkデータの現在位置の値を返します</text:span>。</text:p>
          </table:table-cell>
        </table:table-row>
        <table:table-row>
          <table:table-cell office:value-type="string">
            <text:p text:style-name="P196">書式</text:p>
          </table:table-cell>
          <table:table-cell office:value-type="string">
            <text:p text:style-name="P196"/>
            <text:p text:style-name="P561">Bulk get</text:p>
          </table:table-cell>
        </table:table-row>
        <table:table-row>
          <table:table-cell office:value-type="string">
            <text:p text:style-name="P196">詳細</text:p>
          </table:table-cell>
          <table:table-cell office:value-type="string">
            <text:p text:style-name="P196"/>
            <text:p text:style-name="P580">Bulkデータの現在位置の値を返します。値はバイト値で0から255の整数です。この呼び出しにより現在位置はひとつ進みます。</text:p>
          </table:table-cell>
        </table:table-row>
        <table:table-row>
          <table:table-cell office:value-type="string">
            <text:p text:style-name="P196">戻り値</text:p>
          </table:table-cell>
          <table:table-cell office:value-type="string">
            <text:p text:style-name="P196"/>
            <text:p text:style-name="P561">整数値を返します。現在位置にデータが存在しない場合はnilを返します。</text:p>
          </table:table-cell>
        </table:table-row>
        <table:table-row>
          <table:table-cell office:value-type="string">
            <text:p text:style-name="P196">例外</text:p>
          </table:table-cell>
          <table:table-cell office:value-type="string">
            <text:p text:style-name="P196"/>
            <text:p text:style-name="P196">ErrSyntax: 書式に誤りがあります。</text:p>
          </table:table-cell>
        </table:table-row>
        <table:table-row>
          <table:table-cell office:value-type="string">
            <text:p text:style-name="P196">使用例</text:p>
          </table:table-cell>
          <table:table-cell office:value-type="string">
            <text:p text:style-name="P196"/>
            <text:p text:style-name="P196"/>
          </table:table-cell>
        </table:table-row>
      </table:table>
      <text:h text:style-name="P712" text:outline-level="3"><text:bookmark-start text:name="__RefHeading___Toc26745_3550414430"/>Bulk::len<text:span text:style-name="T5">　</text:span><text:bookmark-end text:name="__RefHeading___Toc26745_3550414430"/></text:h>
      <text:p text:style-name="P309"/>
      <table:table table:name="表249" table:style-name="表249">
        <table:table-column table:style-name="表249.A"/>
        <table:table-column table:style-name="表249.B"/>
        <table:table-row>
          <table:table-cell office:value-type="string">
            <text:p text:style-name="P195">説明</text:p>
          </table:table-cell>
          <table:table-cell office:value-type="string">
            <text:p text:style-name="P195"/>
            <text:p text:style-name="P195"><text:span text:style-name="T318">Bulkデータのサイズを返します</text:span>。</text:p>
          </table:table-cell>
        </table:table-row>
        <table:table-row>
          <table:table-cell office:value-type="string">
            <text:p text:style-name="P195">書式</text:p>
          </table:table-cell>
          <table:table-cell office:value-type="string">
            <text:p text:style-name="P195"/>
            <text:p text:style-name="P575">Bulk len</text:p>
          </table:table-cell>
        </table:table-row>
        <table:table-row>
          <table:table-cell office:value-type="string">
            <text:p text:style-name="P195">詳細</text:p>
          </table:table-cell>
          <table:table-cell office:value-type="string">
            <text:p text:style-name="P195"/>
            <text:p text:style-name="P579">Bulkデータの現在の大きさをバイト数で返します。</text:p>
          </table:table-cell>
        </table:table-row>
        <table:table-row>
          <table:table-cell office:value-type="string">
            <text:p text:style-name="P195">戻り値</text:p>
          </table:table-cell>
          <table:table-cell office:value-type="string">
            <text:p text:style-name="P195"/>
            <text:p text:style-name="P575">Bulkデータのサイズをバイト数で返します。</text:p>
          </table:table-cell>
        </table:table-row>
        <table:table-row>
          <table:table-cell office:value-type="string">
            <text:p text:style-name="P195">例外</text:p>
          </table:table-cell>
          <table:table-cell office:value-type="string">
            <text:p text:style-name="P195"/>
            <text:p text:style-name="P195">ErrSyntax: 書式に誤りがあります。</text:p>
          </table:table-cell>
        </table:table-row>
        <table:table-row>
          <table:table-cell office:value-type="string">
            <text:p text:style-name="P195">使用例</text:p>
          </table:table-cell>
          <table:table-cell office:value-type="string">
            <text:p text:style-name="P195"/>
            <text:p text:style-name="P195"/>
          </table:table-cell>
        </table:table-row>
      </table:table>
      <text:h text:style-name="P712" text:outline-level="3"><text:bookmark-start text:name="__RefHeading___Toc26747_3550414430"/>Bulk::position<text:span text:style-name="T5">　</text:span><text:bookmark-end text:name="__RefHeading___Toc26747_3550414430"/></text:h>
      <text:p text:style-name="P311"/>
      <table:table table:name="表252" table:style-name="表252">
        <table:table-column table:style-name="表252.A"/>
        <table:table-column table:style-name="表252.B"/>
        <table:table-row>
          <table:table-cell office:value-type="string">
            <text:p text:style-name="P197">説明</text:p>
          </table:table-cell>
          <table:table-cell office:value-type="string">
            <text:p text:style-name="P197"/>
            <text:p text:style-name="P197"><text:span text:style-name="T318">Bulkデータの現在位置を返します</text:span>。</text:p>
          </table:table-cell>
        </table:table-row>
        <table:table-row>
          <table:table-cell office:value-type="string">
            <text:p text:style-name="P197">書式</text:p>
          </table:table-cell>
          <table:table-cell office:value-type="string">
            <text:p text:style-name="P197"/>
            <text:p text:style-name="P576">Bulk position</text:p>
          </table:table-cell>
        </table:table-row>
        <table:table-row>
          <table:table-cell office:value-type="string">
            <text:p text:style-name="P197">詳細</text:p>
          </table:table-cell>
          <table:table-cell office:value-type="string">
            <text:p text:style-name="P197"/>
            <text:p text:style-name="P581">Bulkデータの現在位置を返します。</text:p>
          </table:table-cell>
        </table:table-row>
        <table:table-row>
          <table:table-cell office:value-type="string">
            <text:p text:style-name="P197">戻り値</text:p>
          </table:table-cell>
          <table:table-cell office:value-type="string">
            <text:p text:style-name="P197"/>
            <text:p text:style-name="P576">Bulkデータの現在位置を返します。</text:p>
          </table:table-cell>
        </table:table-row>
        <table:table-row>
          <table:table-cell office:value-type="string">
            <text:p text:style-name="P197">例外</text:p>
          </table:table-cell>
          <table:table-cell office:value-type="string">
            <text:p text:style-name="P197"/>
            <text:p text:style-name="P197">ErrSyntax: 書式に誤りがあります。</text:p>
          </table:table-cell>
        </table:table-row>
        <table:table-row>
          <table:table-cell office:value-type="string">
            <text:p text:style-name="P197">使用例</text:p>
          </table:table-cell>
          <table:table-cell office:value-type="string">
            <text:p text:style-name="P197"/>
            <text:p text:style-name="P197"/>
          </table:table-cell>
        </table:table-row>
      </table:table>
      <text:h text:style-name="P712" text:outline-level="3"><text:bookmark-start text:name="__RefHeading___Toc26749_3550414430"/>Bulk::read<text:span text:style-name="T5">　</text:span><text:bookmark-end text:name="__RefHeading___Toc26749_3550414430"/></text:h>
      <text:p text:style-name="P311"/>
      <table:table table:name="表253" table:style-name="表253">
        <table:table-column table:style-name="表253.A"/>
        <table:table-column table:style-name="表253.B"/>
        <table:table-row>
          <table:table-cell office:value-type="string">
            <text:p text:style-name="P197">説明</text:p>
          </table:table-cell>
          <table:table-cell office:value-type="string">
            <text:p text:style-name="P197"/>
            <text:p text:style-name="P197"><text:span text:style-name="T318">Bulkにファイルからデータを読み込みます</text:span>。</text:p>
          </table:table-cell>
        </table:table-row>
        <table:table-row>
          <table:table-cell office:value-type="string">
            <text:p text:style-name="P197">書式</text:p>
          </table:table-cell>
          <table:table-cell office:value-type="string">
            <text:p text:style-name="P197"/>
            <text:p text:style-name="P576">Bulk read <text:span text:style-name="T54">fd</text:span></text:p>
          </table:table-cell>
        </table:table-row>
        <table:table-row>
          <table:table-cell office:value-type="string">
            <text:p text:style-name="P197">詳細</text:p>
          </table:table-cell>
          <table:table-cell office:value-type="string">
            <text:p text:style-name="P197"/>
            <text:p text:style-name="P197"><text:span text:style-name="T121">Bulkにファイル記述子</text:span><text:span text:style-name="T89">fd</text:span><text:span text:style-name="T121">からデータ読み込みます。</text:span><text:span text:style-name="T89">fd</text:span><text:span text:style-name="T121">は、File::fd?により取得したファイル記述子を使用します。</text:span><text:span text:style-name="T89">fd</text:span><text:span text:style-name="T121">は事前に読み込みモードにてオープンされている必要があります。</text:span></text:p>
          </table:table-cell>
        </table:table-row>
        <table:table-row>
          <table:table-cell office:value-type="string">
            <text:p text:style-name="P197">戻り値</text:p>
          </table:table-cell>
          <table:table-cell office:value-type="string">
            <text:p text:style-name="P197"/>
            <text:p text:style-name="P576">Bulkに読み込んだファイルのバイト数を返します。</text:p>
          </table:table-cell>
        </table:table-row>
        <table:table-row>
          <table:table-cell office:value-type="string">
            <text:p text:style-name="P197">例外</text:p>
          </table:table-cell>
          <table:table-cell office:value-type="string">
            <text:p text:style-name="P197"/>
            <text:p text:style-name="P197">ErrSyntax: 書式に誤りがあります。</text:p>
            <text:p text:style-name="P197">ErrFileAcccesss: ファイルが読み込めません。</text:p>
          </table:table-cell>
        </table:table-row>
        <table:table-row>
          <table:table-cell office:value-type="string">
            <text:p text:style-name="P197">使用例</text:p>
          </table:table-cell>
          <table:table-cell office:value-type="string">
            <text:p text:style-name="P197"/>
            <text:p text:style-name="P197"/>
          </table:table-cell>
        </table:table-row>
      </table:table>
      <text:h text:style-name="P772" text:outline-level="3"/>
      <text:h text:style-name="P712" text:outline-level="3"><text:bookmark-start text:name="__RefHeading___Toc26751_3550414430"/>Bulk::seek<text:span text:style-name="T5">　</text:span><text:bookmark-end text:name="__RefHeading___Toc26751_3550414430"/></text:h>
      <text:p text:style-name="P310"/>
      <table:table table:name="表248" table:style-name="表248">
        <table:table-column table:style-name="表248.A"/>
        <table:table-column table:style-name="表248.B"/>
        <table:table-row>
          <table:table-cell office:value-type="string">
            <text:p text:style-name="P196">説明</text:p>
          </table:table-cell>
          <table:table-cell office:value-type="string">
            <text:p text:style-name="P196"/>
            <text:p text:style-name="P196"><text:span text:style-name="T318">Bulkデータの現在位置を設定します</text:span>。</text:p>
          </table:table-cell>
        </table:table-row>
        <table:table-row>
          <table:table-cell office:value-type="string">
            <text:p text:style-name="P196">書式</text:p>
          </table:table-cell>
          <table:table-cell office:value-type="string">
            <text:p text:style-name="P196"/>
            <text:p text:style-name="P561">Bulk seek <text:span text:style-name="T54">val</text:span></text:p>
          </table:table-cell>
        </table:table-row>
        <table:table-row>
          <table:table-cell office:value-type="string">
            <text:p text:style-name="P196">詳細</text:p>
          </table:table-cell>
          <table:table-cell office:value-type="string">
            <text:p text:style-name="P196"/>
            <text:p text:style-name="P196"><text:span text:style-name="T121">Bulkデータの現在位置を値</text:span><text:span text:style-name="T89">val</text:span><text:span text:style-name="T121">に設定します。</text:span></text:p>
          </table:table-cell>
        </table:table-row>
        <table:table-row>
          <table:table-cell office:value-type="string">
            <text:p text:style-name="P196">戻り値</text:p>
          </table:table-cell>
          <table:table-cell office:value-type="string">
            <text:p text:style-name="P196"/>
            <text:p text:style-name="P561">成功した場合元の位置を返します。指定した位置が存在しない場合はnilを返します。</text:p>
          </table:table-cell>
        </table:table-row>
        <table:table-row>
          <table:table-cell office:value-type="string">
            <text:p text:style-name="P196">例外</text:p>
          </table:table-cell>
          <table:table-cell office:value-type="string">
            <text:p text:style-name="P196"/>
            <text:p text:style-name="P196">ErrSyntax: 書式に誤りがあります。</text:p>
          </table:table-cell>
        </table:table-row>
        <table:table-row>
          <table:table-cell office:value-type="string">
            <text:p text:style-name="P196">使用例</text:p>
          </table:table-cell>
          <table:table-cell office:value-type="string">
            <text:p text:style-name="P196"/>
            <text:p text:style-name="P196"/>
          </table:table-cell>
        </table:table-row>
      </table:table>
      <text:h text:style-name="P773" text:outline-level="3"/>
      <text:h text:style-name="P712" text:outline-level="3"><text:bookmark-start text:name="__RefHeading___Toc26753_3550414430"/>Bulk::set<text:span text:style-name="T5">　</text:span><text:bookmark-end text:name="__RefHeading___Toc26753_3550414430"/></text:h>
      <text:p text:style-name="P310"/>
      <table:table table:name="表247" table:style-name="表247">
        <table:table-column table:style-name="表247.A"/>
        <table:table-column table:style-name="表247.B"/>
        <table:table-row>
          <table:table-cell office:value-type="string">
            <text:p text:style-name="P196">説明</text:p>
          </table:table-cell>
          <table:table-cell office:value-type="string">
            <text:p text:style-name="P196"/>
            <text:p text:style-name="P196"><text:span text:style-name="T318">Bulkデータの現在位置に値を設定します</text:span>。</text:p>
          </table:table-cell>
        </table:table-row>
        <table:table-row>
          <table:table-cell office:value-type="string">
            <text:p text:style-name="P196">書式</text:p>
          </table:table-cell>
          <table:table-cell office:value-type="string">
            <text:p text:style-name="P196"/>
            <text:p text:style-name="P561">Bulk set <text:span text:style-name="T54">val</text:span></text:p>
          </table:table-cell>
        </table:table-row>
        <table:table-row>
          <table:table-cell office:value-type="string">
            <text:p text:style-name="P196">詳細</text:p>
          </table:table-cell>
          <table:table-cell office:value-type="string">
            <text:p text:style-name="P196"/>
            <text:p text:style-name="P196"><text:span text:style-name="T121">Bulkデータの現在位置に値</text:span><text:span text:style-name="T89">val</text:span><text:span text:style-name="T121">を設定します。値はバイト値で0から255の整数です。この呼び出しにより現在位置はひとつ進みます。</text:span></text:p>
          </table:table-cell>
        </table:table-row>
        <table:table-row>
          <table:table-cell office:value-type="string">
            <text:p text:style-name="P196">戻り値</text:p>
          </table:table-cell>
          <table:table-cell office:value-type="string">
            <text:p text:style-name="P196"/>
            <text:p text:style-name="P561">成功した場合tを返します。現在位置にデータが設定できない場合はnilを返します。</text:p>
          </table:table-cell>
        </table:table-row>
        <table:table-row>
          <table:table-cell office:value-type="string">
            <text:p text:style-name="P196">例外</text:p>
          </table:table-cell>
          <table:table-cell office:value-type="string">
            <text:p text:style-name="P196"/>
            <text:p text:style-name="P196">ErrSyntax: 書式に誤りがあります。</text:p>
          </table:table-cell>
        </table:table-row>
        <table:table-row>
          <table:table-cell office:value-type="string">
            <text:p text:style-name="P196">使用例</text:p>
          </table:table-cell>
          <table:table-cell office:value-type="string">
            <text:p text:style-name="P196"/>
            <text:p text:style-name="P196"/>
          </table:table-cell>
        </table:table-row>
      </table:table>
      <text:h text:style-name="P712" text:outline-level="3"><text:bookmark-start text:name="__RefHeading___Toc26755_3550414430"/>Bulk::truncate<text:span text:style-name="T5">　</text:span><text:bookmark-end text:name="__RefHeading___Toc26755_3550414430"/></text:h>
      <text:p text:style-name="P309"/>
      <table:table table:name="表251" table:style-name="表251">
        <table:table-column table:style-name="表251.A"/>
        <table:table-column table:style-name="表251.B"/>
        <table:table-row>
          <table:table-cell office:value-type="string">
            <text:p text:style-name="P195">説明</text:p>
          </table:table-cell>
          <table:table-cell office:value-type="string">
            <text:p text:style-name="P195"/>
            <text:p text:style-name="P195"><text:span text:style-name="T318">Bulkデータのデータ量を切り詰めます</text:span>。</text:p>
          </table:table-cell>
        </table:table-row>
        <table:table-row>
          <table:table-cell office:value-type="string">
            <text:p text:style-name="P195">書式</text:p>
          </table:table-cell>
          <table:table-cell office:value-type="string">
            <text:p text:style-name="P195"/>
            <text:p text:style-name="P575">Bulk truncate <text:span text:style-name="T54">val</text:span></text:p>
          </table:table-cell>
        </table:table-row>
        <table:table-row>
          <table:table-cell office:value-type="string">
            <text:p text:style-name="P195">詳細</text:p>
          </table:table-cell>
          <table:table-cell office:value-type="string">
            <text:p text:style-name="P195"/>
            <text:p text:style-name="P195"><text:span text:style-name="T121">Bulkデータの現在のサイズを</text:span><text:span text:style-name="T89">val</text:span><text:span text:style-name="T121">の値に縮小します。valの値は0以上Bulk::len以下である必要があります。</text:span></text:p>
          </table:table-cell>
        </table:table-row>
        <table:table-row>
          <table:table-cell office:value-type="string">
            <text:p text:style-name="P195">戻り値</text:p>
          </table:table-cell>
          <table:table-cell office:value-type="string">
            <text:p text:style-name="P195"/>
            <text:p text:style-name="P575">新しく設定されたBulkデータのサイズを返します。失敗した場合はnilを返します。</text:p>
          </table:table-cell>
        </table:table-row>
        <table:table-row>
          <table:table-cell office:value-type="string">
            <text:p text:style-name="P195">例外</text:p>
          </table:table-cell>
          <table:table-cell office:value-type="string">
            <text:p text:style-name="P195"/>
            <text:p text:style-name="P195">ErrSyntax: 書式に誤りがあります。</text:p>
          </table:table-cell>
        </table:table-row>
        <table:table-row>
          <table:table-cell office:value-type="string">
            <text:p text:style-name="P195">使用例</text:p>
          </table:table-cell>
          <table:table-cell office:value-type="string">
            <text:p text:style-name="P195"/>
            <text:p text:style-name="P195"/>
          </table:table-cell>
        </table:table-row>
      </table:table>
      <text:h text:style-name="P712" text:outline-level="3"><text:bookmark-start text:name="__RefHeading___Toc26757_3550414430"/>Bulk::write<text:span text:style-name="T5">　</text:span><text:bookmark-end text:name="__RefHeading___Toc26757_3550414430"/></text:h>
      <text:p text:style-name="P311"/>
      <table:table table:name="表254" table:style-name="表254">
        <table:table-column table:style-name="表254.A"/>
        <table:table-column table:style-name="表254.B"/>
        <table:table-row>
          <table:table-cell office:value-type="string">
            <text:p text:style-name="P197">説明</text:p>
          </table:table-cell>
          <table:table-cell office:value-type="string">
            <text:p text:style-name="P197"/>
            <text:p text:style-name="P197"><text:span text:style-name="T318">Bulkからファイルにデータを書き込みます</text:span>。</text:p>
          </table:table-cell>
        </table:table-row>
        <table:table-row>
          <table:table-cell office:value-type="string">
            <text:p text:style-name="P197">書式</text:p>
          </table:table-cell>
          <table:table-cell office:value-type="string">
            <text:p text:style-name="P197"/>
            <text:p text:style-name="P576">Bulk write <text:span text:style-name="T54">fd start-index end-index</text:span></text:p>
          </table:table-cell>
        </table:table-row>
        <table:table-row>
          <table:table-cell office:value-type="string">
            <text:p text:style-name="P197">詳細</text:p>
          </table:table-cell>
          <table:table-cell office:value-type="string">
            <text:p text:style-name="P197"/>
            <text:p text:style-name="P193"><text:span text:style-name="T121">Bulkからファイル記述子</text:span><text:span text:style-name="T89">fd</text:span><text:span text:style-name="T121">にデータ書き込みます。</text:span><text:span text:style-name="T89">fd</text:span><text:span text:style-name="T121">は、File::fd?により取得したファイル記述子を使用します。</text:span><text:span text:style-name="T89">fd</text:span><text:span text:style-name="T121">は事前に書き込みモードにてオープンされている必要があります。</text:span></text:p>
            <text:p text:style-name="P193"><text:span text:style-name="T89">start-index</text:span><text:span text:style-name="T121">はBulk内の書き込み開始位置（始点は0）を示します。</text:span></text:p>
            <text:p text:style-name="P193"><text:span text:style-name="T89">end-index</text:span><text:span text:style-name="T121">はBulk内の書き込み終了位置を示します。ただし0を指定した場合はBulkの終端を意味します。</text:span></text:p>
          </table:table-cell>
        </table:table-row>
        <table:table-row>
          <table:table-cell office:value-type="string">
            <text:p text:style-name="P197">戻り値</text:p>
          </table:table-cell>
          <table:table-cell office:value-type="string">
            <text:p text:style-name="P197"/>
            <text:p text:style-name="P576">Bulkからファイルに書き込んだバイト数を返します。</text:p>
          </table:table-cell>
        </table:table-row>
        <table:table-row>
          <table:table-cell office:value-type="string">
            <text:p text:style-name="P197">例外</text:p>
          </table:table-cell>
          <table:table-cell office:value-type="string">
            <text:p text:style-name="P197"/>
            <text:p text:style-name="P197">ErrSyntax: 書式に誤りがあります。</text:p>
            <text:p text:style-name="P197">ErrFileAcccesss: ファイルに書き込めません。</text:p>
          </table:table-cell>
        </table:table-row>
        <table:table-row>
          <table:table-cell office:value-type="string">
            <text:p text:style-name="P197">使用例</text:p>
          </table:table-cell>
          <table:table-cell office:value-type="string">
            <text:p text:style-name="P197"/>
            <text:p text:style-name="P197"/>
          </table:table-cell>
        </table:table-row>
      </table:table>
      <text:h text:style-name="P772" text:outline-level="3"/>
      <text:h text:style-name="P712" text:outline-level="3"><text:bookmark-start text:name="__RefHeading___Toc21592_780634474"/>Coro　<text:bookmark-end text:name="__RefHeading___Toc21592_780634474"/></text:h>
      <text:p text:style-name="P300"/>
      <text:p text:style-name="P491">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491">　コルーチンを生成するためには<text:span text:style-name="T267">coroコマンドを使用します。coroコマンドの戻り値がコルーチンの実体となり、この戻り値に対してCoroクラスのメソッドを呼び出します。</text:span></text:p>
      <text:p text:style-name="P491">　関連するコマンドとして、<text:span text:style-name="T267">coro、pauseがあります。</text:span></text:p>
      <text:p text:style-name="P491"/>
      <text:h text:style-name="P727" text:outline-level="3"/>
      <text:h text:style-name="P712" text:outline-level="3"><text:bookmark-start text:name="__RefHeading___Toc21202_780634474"/>Coro::eval<text:span text:style-name="T5">　</text:span><text:bookmark-end text:name="__RefHeading___Toc21202_780634474"/></text:h>
      <text:p text:style-name="P300"/>
      <table:table table:name="表191" table:style-name="表191">
        <table:table-column table:style-name="表191.A"/>
        <table:table-column table:style-name="表191.B"/>
        <table:table-row>
          <table:table-cell office:value-type="string">
            <text:p text:style-name="P198">説明</text:p>
          </table:table-cell>
          <table:table-cell office:value-type="string">
            <text:p text:style-name="P198"/>
            <text:p text:style-name="P198">コルーチンの環境でブロックを実行します。</text:p>
          </table:table-cell>
        </table:table-row>
        <table:table-row>
          <table:table-cell office:value-type="string">
            <text:p text:style-name="P198">書式</text:p>
          </table:table-cell>
          <table:table-cell office:value-type="string">
            <text:p text:style-name="P198"/>
            <text:p text:style-name="P198">Coro <text:span text:style-name="T265">eval { </text:span><text:span text:style-name="T66">block</text:span><text:span text:style-name="T265"> }</text:span></text:p>
          </table:table-cell>
        </table:table-row>
        <table:table-row>
          <table:table-cell office:value-type="string">
            <text:p text:style-name="P198">詳細</text:p>
          </table:table-cell>
          <table:table-cell office:value-type="string">
            <text:p text:style-name="P198"/>
            <text:p text:style-name="P198">コルーチンの環境で<text:span text:style-name="T54">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198">戻り値</text:p>
          </table:table-cell>
          <table:table-cell office:value-type="string">
            <text:p text:style-name="P198"/>
            <text:p text:style-name="P198"><text:span text:style-name="T54">block</text:span>の戻り値を返します。</text:p>
          </table:table-cell>
        </table:table-row>
        <table:table-row>
          <table:table-cell office:value-type="string">
            <text:p text:style-name="P198">例外</text:p>
          </table:table-cell>
          <table:table-cell office:value-type="string">
            <text:p text:style-name="P198"/>
            <text:p text:style-name="P198">ErrSyntax: 書式に誤りがあります。</text:p>
          </table:table-cell>
        </table:table-row>
        <table:table-row>
          <table:table-cell office:value-type="string">
            <text:p text:style-name="P198">使用例</text:p>
          </table:table-cell>
          <table:table-cell office:value-type="string">
            <text:p text:style-name="P198"/>
            <text:p text:style-name="P198"/>
          </table:table-cell>
        </table:table-row>
        <table:table-row>
          <table:table-cell office:value-type="string">
            <text:p text:style-name="P198">関連項目</text:p>
          </table:table-cell>
          <table:table-cell office:value-type="string">
            <text:p text:style-name="P198"/>
            <text:p text:style-name="P198">coro</text:p>
            <text:p text:style-name="P198">pause</text:p>
            <text:p text:style-name="P198">Coro::release</text:p>
          </table:table-cell>
        </table:table-row>
      </table:table>
      <text:h text:style-name="P712" text:outline-level="3"><text:bookmark-start text:name="__RefHeading___Toc21202_7806344741"/>Coro::<text:span text:style-name="T165">get-stacktrace</text:span><text:span text:style-name="T5">　</text:span><text:bookmark-end text:name="__RefHeading___Toc21202_7806344741"/></text:h>
      <text:p text:style-name="P312"/>
      <table:table table:name="表283" table:style-name="表283">
        <table:table-column table:style-name="表283.A"/>
        <table:table-column table:style-name="表283.B"/>
        <table:table-row>
          <table:table-cell office:value-type="string">
            <text:p text:style-name="P199">説明</text:p>
          </table:table-cell>
          <table:table-cell office:value-type="string">
            <text:p text:style-name="P199"/>
            <text:p text:style-name="P199">コルーチン<text:span text:style-name="T151">でエラーが発生した際のスタックトレースを取得します</text:span>。</text:p>
          </table:table-cell>
        </table:table-row>
        <table:table-row>
          <table:table-cell office:value-type="string">
            <text:p text:style-name="P199">書式</text:p>
          </table:table-cell>
          <table:table-cell office:value-type="string">
            <text:p text:style-name="P199"/>
            <text:p text:style-name="P199">Coro <text:span text:style-name="T151">get-stacktrace</text:span></text:p>
          </table:table-cell>
        </table:table-row>
        <table:table-row>
          <table:table-cell office:value-type="string">
            <text:p text:style-name="P199">詳細</text:p>
          </table:table-cell>
          <table:table-cell office:value-type="string">
            <text:p text:style-name="P199"/>
            <text:p text:style-name="P199"><text:span text:style-name="T151">コルーチンを実行中にエラーが発生した際のスタックトレース文字列を返します</text:span>。</text:p>
          </table:table-cell>
        </table:table-row>
        <table:table-row>
          <table:table-cell office:value-type="string">
            <text:p text:style-name="P199">戻り値</text:p>
          </table:table-cell>
          <table:table-cell office:value-type="string">
            <text:p text:style-name="P199"/>
            <text:p text:style-name="P199"><text:span text:style-name="T151">スタックトレース文字列が帰ります</text:span>。</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row>
          <table:table-cell office:value-type="string">
            <text:p text:style-name="P199">関連項目</text:p>
          </table:table-cell>
          <table:table-cell office:value-type="string">
            <text:p text:style-name="P199"/>
            <text:p text:style-name="P199"/>
          </table:table-cell>
        </table:table-row>
      </table:table>
      <text:h text:style-name="P728" text:outline-level="3"/>
      <text:h text:style-name="P712" text:outline-level="3"><text:bookmark-start text:name="__RefHeading___Toc19485_2135658563"/>Coro::next<text:span text:style-name="T5">　</text:span><text:bookmark-end text:name="__RefHeading___Toc19485_2135658563"/></text:h>
      <text:p text:style-name="P74"/>
      <table:table table:name="表129" table:style-name="表129">
        <table:table-column table:style-name="表129.A"/>
        <table:table-column table:style-name="表129.B"/>
        <table:table-row>
          <table:table-cell office:value-type="string">
            <text:p text:style-name="P183">説明</text:p>
          </table:table-cell>
          <table:table-cell office:value-type="string">
            <text:p text:style-name="P183"/>
            <text:p text:style-name="P183">コルーチンに制御を移します。</text:p>
          </table:table-cell>
        </table:table-row>
        <table:table-row>
          <table:table-cell office:value-type="string">
            <text:p text:style-name="P183">書式</text:p>
          </table:table-cell>
          <table:table-cell office:value-type="string">
            <text:p text:style-name="P183"/>
            <text:p text:style-name="P183">Coro next</text:p>
          </table:table-cell>
        </table:table-row>
        <table:table-row>
          <table:table-cell office:value-type="string">
            <text:p text:style-name="P183">詳細</text:p>
          </table:table-cell>
          <table:table-cell office:value-type="string">
            <text:p text:style-name="P183"/>
            <text:p text:style-name="P183">コルーチンに制御を移します。</text:p>
          </table:table-cell>
        </table:table-row>
        <table:table-row>
          <table:table-cell office:value-type="string">
            <text:p text:style-name="P183">戻り値</text:p>
          </table:table-cell>
          <table:table-cell office:value-type="string">
            <text:p text:style-name="P183"/>
            <text:p text:style-name="P183">呼び出したコルーチンがpauseコマンドで与えた値が、呼び出したコルーチンの一時終了後に返ります。</text:p>
          </table:table-cell>
        </table:table-row>
        <table:table-row>
          <table:table-cell office:value-type="string">
            <text:p text:style-name="P183">例外</text:p>
          </table:table-cell>
          <table:table-cell office:value-type="string">
            <text:p text:style-name="P183"/>
            <text:p text:style-name="P183">ErrSyntax: 書式に誤りがあります。</text:p>
            <text:p text:style-name="P183">ErrCoroutineOutOfLife: コルーチンの寿命が切れています。</text:p>
          </table:table-cell>
        </table:table-row>
        <table:table-row>
          <table:table-cell office:value-type="string">
            <text:p text:style-name="P183">使用例</text:p>
          </table:table-cell>
          <table:table-cell office:value-type="string">
            <text:p text:style-name="P183"/>
            <text:p text:style-name="P183"/>
          </table:table-cell>
        </table:table-row>
        <table:table-row>
          <table:table-cell office:value-type="string">
            <text:p text:style-name="P183">関連項目</text:p>
          </table:table-cell>
          <table:table-cell office:value-type="string">
            <text:p text:style-name="P183"/>
            <text:p text:style-name="P183">coro</text:p>
            <text:p text:style-name="P183">pause</text:p>
            <text:p text:style-name="P183">Coro::release</text:p>
          </table:table-cell>
        </table:table-row>
      </table:table>
      <text:h text:style-name="P729" text:outline-level="3"/>
      <text:h text:style-name="P712" text:outline-level="3"><text:bookmark-start text:name="__RefHeading__15719_112356151"/>Coro::release<text:span text:style-name="T5">　</text:span><text:bookmark-end text:name="__RefHeading__15719_112356151"/></text:h>
      <text:p text:style-name="P313"/>
      <table:table table:name="Table46" table:style-name="Table46">
        <table:table-column table:style-name="Table46.A"/>
        <table:table-column table:style-name="Table46.B"/>
        <table:table-row>
          <table:table-cell office:value-type="string">
            <text:p text:style-name="P200">説明</text:p>
          </table:table-cell>
          <table:table-cell office:value-type="string">
            <text:p text:style-name="P200"/>
            <text:p text:style-name="P200">コルーチンを開放します。</text:p>
          </table:table-cell>
        </table:table-row>
        <table:table-row>
          <table:table-cell office:value-type="string">
            <text:p text:style-name="P200">書式</text:p>
          </table:table-cell>
          <table:table-cell office:value-type="string">
            <text:p text:style-name="P200"/>
            <text:p text:style-name="P200">Coro release</text:p>
          </table:table-cell>
        </table:table-row>
        <table:table-row>
          <table:table-cell office:value-type="string">
            <text:p text:style-name="P200">詳細</text:p>
          </table:table-cell>
          <table:table-cell office:value-type="string">
            <text:p text:style-name="P200"/>
            <text:p text:style-name="P200">コルーチンのリソースを開放します。</text:p>
          </table:table-cell>
        </table:table-row>
        <table:table-row>
          <table:table-cell office:value-type="string">
            <text:p text:style-name="P200">戻り値</text:p>
          </table:table-cell>
          <table:table-cell office:value-type="string">
            <text:p text:style-name="P200"/>
            <text:p text:style-name="P200">常にnilが返ります。</text:p>
          </table:table-cell>
        </table:table-row>
        <table:table-row>
          <table:table-cell office:value-type="string">
            <text:p text:style-name="P200">例外</text:p>
          </table:table-cell>
          <table:table-cell office:value-type="string">
            <text:p text:style-name="P200"/>
            <text:p text:style-name="P200">ErrSyntax: 書式に誤りがあります。</text:p>
          </table:table-cell>
        </table:table-row>
        <table:table-row>
          <table:table-cell office:value-type="string">
            <text:p text:style-name="P200">使用例</text:p>
          </table:table-cell>
          <table:table-cell office:value-type="string">
            <text:p text:style-name="P200"/>
            <text:p text:style-name="P200"/>
          </table:table-cell>
        </table:table-row>
        <table:table-row>
          <table:table-cell office:value-type="string">
            <text:p text:style-name="P200">関連項目</text:p>
          </table:table-cell>
          <table:table-cell office:value-type="string">
            <text:p text:style-name="P200"/>
            <text:p text:style-name="P200">coro</text:p>
            <text:p text:style-name="P200">pause</text:p>
            <text:p text:style-name="P200">Coro::next</text:p>
          </table:table-cell>
        </table:table-row>
      </table:table>
      <text:h text:style-name="P712" text:outline-level="3"><text:bookmark-start text:name="__RefHeading___Toc21229_1834471834"/>Coro::<text:span text:style-name="T251">stat</text:span><text:span text:style-name="T5">　</text:span><text:bookmark-end text:name="__RefHeading___Toc21229_1834471834"/></text:h>
      <text:p text:style-name="P269"/>
      <table:table table:name="表187" table:style-name="表187">
        <table:table-column table:style-name="表187.A"/>
        <table:table-column table:style-name="表187.B"/>
        <table:table-row>
          <table:table-cell office:value-type="string">
            <text:p text:style-name="P129">説明</text:p>
          </table:table-cell>
          <table:table-cell office:value-type="string">
            <text:p text:style-name="P129"/>
            <text:p text:style-name="P129">コルーチンの状態を返します。</text:p>
          </table:table-cell>
        </table:table-row>
        <table:table-row>
          <table:table-cell office:value-type="string">
            <text:p text:style-name="P129">書式</text:p>
          </table:table-cell>
          <table:table-cell office:value-type="string">
            <text:p text:style-name="P129"/>
            <text:p text:style-name="P129">Coro stat</text:p>
          </table:table-cell>
        </table:table-row>
        <table:table-row>
          <table:table-cell office:value-type="string">
            <text:p text:style-name="P129">詳細</text:p>
          </table:table-cell>
          <table:table-cell office:value-type="string">
            <text:p text:style-name="P129"/>
            <text:p text:style-name="P129">コルーチンの状態を返します。</text:p>
          </table:table-cell>
        </table:table-row>
        <table:table-row>
          <table:table-cell office:value-type="string">
            <text:p text:style-name="P129">戻り値</text:p>
          </table:table-cell>
          <table:table-cell office:value-type="string">
            <text:p text:style-name="P429"/>
            <text:p text:style-name="P429">以下の値を返します。</text:p>
            <text:p text:style-name="P429">INIT … コルーチンが生成された状態。</text:p>
            <text:p text:style-name="P429">RUN … コルーチンが実行中。</text:p>
            <text:p text:style-name="P429">DONE … コルーチンが終了した。</text:p>
          </table:table-cell>
        </table:table-row>
        <table:table-row>
          <table:table-cell office:value-type="string">
            <text:p text:style-name="P129">例外</text:p>
          </table:table-cell>
          <table:table-cell office:value-type="string">
            <text:p text:style-name="P129"/>
            <text:p text:style-name="P129">ErrSyntax: 書式に誤りがあります。</text:p>
          </table:table-cell>
        </table:table-row>
        <table:table-row>
          <table:table-cell office:value-type="string">
            <text:p text:style-name="P129">使用例</text:p>
          </table:table-cell>
          <table:table-cell office:value-type="string">
            <text:p text:style-name="P129"/>
            <text:p text:style-name="P129"/>
          </table:table-cell>
        </table:table-row>
        <table:table-row>
          <table:table-cell office:value-type="string">
            <text:p text:style-name="P129">関連項目</text:p>
          </table:table-cell>
          <table:table-cell office:value-type="string">
            <text:p text:style-name="P129"/>
            <text:p text:style-name="P129">coro</text:p>
            <text:p text:style-name="P129">pause</text:p>
            <text:p text:style-name="P129">Coro::next</text:p>
            <text:p text:style-name="P130">Coro::release</text:p>
          </table:table-cell>
        </table:table-row>
      </table:table>
      <text:h text:style-name="P793" text:outline-level="3"/>
      <text:h text:style-name="P712" text:outline-level="3"><text:bookmark-start text:name="__RefHeading___Toc21594_780634474"/>Dict　<text:bookmark-end text:name="__RefHeading___Toc21594_780634474"/></text:h>
      <text:p text:style-name="P300"/>
      <text:p text:style-name="P491">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491">　辞書を生成するためにはdict<text:span text:style-name="T267">コマンドを使用します。dictコマンドの戻り値が辞書の実体となり、この戻り値に対してDictクラスのメソッドを呼び出します。</text:span></text:p>
      <text:p text:style-name="P491">　関連するコマンドとして、dict、dict?、dict-class、dict-func、dict-global、dict-local、dict-objectがあります。</text:p>
      <text:h text:style-name="P727" text:outline-level="3"/>
      <text:h text:style-name="P712" text:outline-level="3"><text:bookmark-start text:name="__RefHeading__13974_843795075"/>Dict::each<text:span text:style-name="T5">　</text:span><text:bookmark-end text:name="__RefHeading__13974_843795075"/></text:h>
      <text:p text:style-name="P300"/>
      <table:table table:name="Table17" table:style-name="Table17">
        <table:table-column table:style-name="Table17.A"/>
        <table:table-column table:style-name="Table17.B"/>
        <table:table-row>
          <table:table-cell office:value-type="string">
            <text:p text:style-name="P201">説明</text:p>
          </table:table-cell>
          <table:table-cell office:value-type="string">
            <text:p text:style-name="P201"/>
            <text:p text:style-name="P201">dictオブジェクトのイテレータです。</text:p>
          </table:table-cell>
        </table:table-row>
        <table:table-row>
          <table:table-cell office:value-type="string">
            <text:p text:style-name="P201">書式</text:p>
          </table:table-cell>
          <table:table-cell office:value-type="string">
            <text:p text:style-name="P201"/>
            <text:p text:style-name="P201">Dict each do: { | <text:span text:style-name="T54">key</text:span> <text:span text:style-name="T54">value</text:span> | <text:span text:style-name="T54">block</text:span> }</text:p>
          </table:table-cell>
        </table:table-row>
        <table:table-row>
          <table:table-cell office:value-type="string">
            <text:p text:style-name="P201">詳細</text:p>
          </table:table-cell>
          <table:table-cell office:value-type="string">
            <text:p text:style-name="P201"/>
            <text:p text:style-name="P201">Dictオブジェクトのイテレータです。Dictに保存されているデータに対してdo: ブロックが実行されます。<text:span text:style-name="T54">block</text:span>が実行される際、ハッシュのキー値として<text:span text:style-name="T54">key</text:span>が、値として<text:span text:style-name="T54">value</text:span>が渡されます。</text:p>
          </table:table-cell>
        </table:table-row>
        <table:table-row>
          <table:table-cell office:value-type="string">
            <text:p text:style-name="P201">戻り値</text:p>
          </table:table-cell>
          <table:table-cell office:value-type="string">
            <text:p text:style-name="P201"/>
            <text:p text:style-name="P201">最後に実行されたblockの戻り値が返ります。</text:p>
          </table:table-cell>
        </table:table-row>
        <table:table-row>
          <table:table-cell office:value-type="string">
            <text:p text:style-name="P201">例外</text:p>
          </table:table-cell>
          <table:table-cell office:value-type="string">
            <text:p text:style-name="P201"/>
            <text:p text:style-name="P201"/>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0" text:outline-level="3"/>
      <text:h text:style-name="P712" text:outline-level="3"><text:bookmark-start text:name="__RefHeading__14610_1559979953"/>Dict::get<text:span text:style-name="T5">　</text:span><text:bookmark-end text:name="__RefHeading__14610_1559979953"/></text:h>
      <text:p text:style-name="P49"/>
      <table:table table:name="Table18" table:style-name="Table18">
        <table:table-column table:style-name="Table18.A"/>
        <table:table-column table:style-name="Table18.B"/>
        <table:table-row>
          <table:table-cell office:value-type="string">
            <text:p text:style-name="P201">説明</text:p>
          </table:table-cell>
          <table:table-cell office:value-type="string">
            <text:p text:style-name="P201"/>
            <text:p text:style-name="P201">Dictオブジェクトから、キーを指定して値を取得します。</text:p>
          </table:table-cell>
        </table:table-row>
        <table:table-row>
          <table:table-cell office:value-type="string">
            <text:p text:style-name="P201">書式</text:p>
          </table:table-cell>
          <table:table-cell office:value-type="string">
            <text:p text:style-name="P201"/>
            <text:p text:style-name="P201">Dict get <text:span text:style-name="T54">key</text:span></text:p>
          </table:table-cell>
        </table:table-row>
        <table:table-row>
          <table:table-cell office:value-type="string">
            <text:p text:style-name="P201">詳細</text:p>
          </table:table-cell>
          <table:table-cell office:value-type="string">
            <text:p text:style-name="P201"/>
            <text:p text:style-name="P201">Dictオブジェクトから、<text:span text:style-name="T54">key</text:span>を指定して値を取得します。<text:span text:style-name="T54">key</text:span>が設定されていない場合はnilを返します。<text:span text:style-name="T54">key</text:span>は常に文字列に変換されます。</text:p>
          </table:table-cell>
        </table:table-row>
        <table:table-row>
          <table:table-cell office:value-type="string">
            <text:p text:style-name="P201">戻り値</text:p>
          </table:table-cell>
          <table:table-cell office:value-type="string">
            <text:p text:style-name="P201"/>
            <text:p text:style-name="P201">keyに対応する値を返します。対応する値が設定されていない場合はnil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0" text:outline-level="3"/>
      <text:h text:style-name="P712" text:outline-level="3"><text:bookmark-start text:name="__RefHeading__14612_1559979953"/>Dict::keys<text:span text:style-name="T5">　</text:span><text:bookmark-end text:name="__RefHeading__14612_1559979953"/></text:h>
      <text:p text:style-name="P49"/>
      <table:table table:name="Table19" table:style-name="Table19">
        <table:table-column table:style-name="Table19.A"/>
        <table:table-column table:style-name="Table19.B"/>
        <table:table-row>
          <table:table-cell office:value-type="string">
            <text:p text:style-name="P201">説明</text:p>
          </table:table-cell>
          <table:table-cell office:value-type="string">
            <text:p text:style-name="P201"/>
            <text:p text:style-name="P201">dictオブジェクトのキー値のリストを返します。</text:p>
          </table:table-cell>
        </table:table-row>
        <table:table-row>
          <table:table-cell office:value-type="string">
            <text:p text:style-name="P201">書式</text:p>
          </table:table-cell>
          <table:table-cell office:value-type="string">
            <text:p text:style-name="P201"/>
            <text:p text:style-name="P201">Dict keys <text:span text:style-name="T282">[ :string ]</text:span></text:p>
          </table:table-cell>
        </table:table-row>
        <table:table-row>
          <table:table-cell office:value-type="string">
            <text:p text:style-name="P201">詳細</text:p>
          </table:table-cell>
          <table:table-cell office:value-type="string">
            <text:p text:style-name="P201"/>
            <text:p text:style-name="P201">Dictオブジェクトの全てのキー値をリストとして返します。オプションの :<text:span text:style-name="T282">string を指定した場合、キー値のデータ型は文字列型となります。指定しない場合はシンボル型となります。</text:span></text:p>
          </table:table-cell>
        </table:table-row>
        <table:table-row>
          <table:table-cell office:value-type="string">
            <text:p text:style-name="P201">戻り値</text:p>
          </table:table-cell>
          <table:table-cell office:value-type="string">
            <text:p text:style-name="P201"/>
            <text:p text:style-name="P201">Dictオブジェクトのキー値のリストが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0" text:outline-level="3"/>
      <text:h text:style-name="P712" text:outline-level="3"><text:bookmark-start text:name="__RefHeading__14614_1559979953"/>Dict::len<text:span text:style-name="T5">　</text:span><text:bookmark-end text:name="__RefHeading__14614_1559979953"/></text:h>
      <text:p text:style-name="P49"/>
      <table:table table:name="Table20" table:style-name="Table20">
        <table:table-column table:style-name="Table20.A"/>
        <table:table-column table:style-name="Table20.B"/>
        <table:table-row>
          <table:table-cell office:value-type="string">
            <text:p text:style-name="P201">説明</text:p>
          </table:table-cell>
          <table:table-cell office:value-type="string">
            <text:p text:style-name="P201"/>
            <text:p text:style-name="P201">Dictオブジェクトの要素数を返します。</text:p>
          </table:table-cell>
        </table:table-row>
        <table:table-row>
          <table:table-cell office:value-type="string">
            <text:p text:style-name="P201">書式</text:p>
          </table:table-cell>
          <table:table-cell office:value-type="string">
            <text:p text:style-name="P201"/>
            <text:p text:style-name="P201">Dict len</text:p>
          </table:table-cell>
        </table:table-row>
        <table:table-row>
          <table:table-cell office:value-type="string">
            <text:p text:style-name="P201">詳細</text:p>
          </table:table-cell>
          <table:table-cell office:value-type="string">
            <text:p text:style-name="P201"/>
            <text:p text:style-name="P201">Dictオブジェクトに格納されている要素の数を返します。</text:p>
          </table:table-cell>
        </table:table-row>
        <table:table-row>
          <table:table-cell office:value-type="string">
            <text:p text:style-name="P201">戻り値</text:p>
          </table:table-cell>
          <table:table-cell office:value-type="string">
            <text:p text:style-name="P201"/>
            <text:p text:style-name="P201">Dictオブジェクトに格納されている要素の数が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0" text:outline-level="3"/>
      <text:h text:style-name="P712" text:outline-level="3"><text:bookmark-start text:name="__RefHeading__14616_1559979953"/>Dict::pairs<text:span text:style-name="T5">　</text:span><text:bookmark-end text:name="__RefHeading__14616_1559979953"/></text:h>
      <text:p text:style-name="P49"/>
      <table:table table:name="Table21" table:style-name="Table21">
        <table:table-column table:style-name="Table21.A"/>
        <table:table-column table:style-name="Table21.B"/>
        <table:table-row>
          <table:table-cell office:value-type="string">
            <text:p text:style-name="P201">説明</text:p>
          </table:table-cell>
          <table:table-cell office:value-type="string">
            <text:p text:style-name="P201"/>
            <text:p text:style-name="P201">Dictオブジェクトに格納されたキー値、値のドット対をリストで返します。</text:p>
          </table:table-cell>
        </table:table-row>
        <table:table-row>
          <table:table-cell office:value-type="string">
            <text:p text:style-name="P201">書式</text:p>
          </table:table-cell>
          <table:table-cell office:value-type="string">
            <text:p text:style-name="P201"/>
            <text:p text:style-name="P201">Dict pairs <text:span text:style-name="T282">[ :string ]</text:span></text:p>
          </table:table-cell>
        </table:table-row>
        <table:table-row>
          <table:table-cell office:value-type="string">
            <text:p text:style-name="P201">詳細</text:p>
          </table:table-cell>
          <table:table-cell office:value-type="string">
            <text:p text:style-name="P201"/>
            <text:p text:style-name="P203">Dictオブジェクトに格納されたキー値、値のドット対を作成し、その全要素をリストとして返します。オプションの :<text:span text:style-name="T282">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201">戻り値</text:p>
          </table:table-cell>
          <table:table-cell office:value-type="string">
            <text:p text:style-name="P201"/>
            <text:p text:style-name="P201">Dictオブジェクトの全要素のキー値、値のドット対がリストで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0" text:outline-level="3"/>
      <text:h text:style-name="P712" text:outline-level="3"><text:bookmark-start text:name="__RefHeading__14618_1559979953"/>Dict::set<text:span text:style-name="T5">　</text:span><text:bookmark-end text:name="__RefHeading__14618_1559979953"/></text:h>
      <text:p text:style-name="P49"/>
      <table:table table:name="Table22" table:style-name="Table22">
        <table:table-column table:style-name="Table22.A"/>
        <table:table-column table:style-name="Table22.B"/>
        <table:table-row>
          <table:table-cell office:value-type="string">
            <text:p text:style-name="P201">説明</text:p>
          </table:table-cell>
          <table:table-cell office:value-type="string">
            <text:p text:style-name="P201"/>
            <text:p text:style-name="P201">Dictオブジェクトに、キーを指定して値を設定します。</text:p>
          </table:table-cell>
        </table:table-row>
        <table:table-row>
          <table:table-cell office:value-type="string">
            <text:p text:style-name="P201">書式</text:p>
          </table:table-cell>
          <table:table-cell office:value-type="string">
            <text:p text:style-name="P201"/>
            <text:p text:style-name="P201">Dict set <text:span text:style-name="T54">key value</text:span></text:p>
          </table:table-cell>
        </table:table-row>
        <table:table-row>
          <table:table-cell office:value-type="string">
            <text:p text:style-name="P201">詳細</text:p>
          </table:table-cell>
          <table:table-cell office:value-type="string">
            <text:p text:style-name="P201"/>
            <text:p text:style-name="P201">Dictオブジェクトに、<text:span text:style-name="T54">key</text:span>を指定して値<text:span text:style-name="T54">value</text:span>を設定します。すでに<text:span text:style-name="T54">key</text:span>が存在する場合は<text:span text:style-name="T54">value</text:span>で上書きされます。<text:span text:style-name="T54">key</text:span>値は常に文字列に変換されます。</text:p>
          </table:table-cell>
        </table:table-row>
        <table:table-row>
          <table:table-cell office:value-type="string">
            <text:p text:style-name="P201">戻り値</text:p>
          </table:table-cell>
          <table:table-cell office:value-type="string">
            <text:p text:style-name="P201"/>
            <text:p text:style-name="P201"><text:span text:style-name="T106">常に</text:span><text:span text:style-name="T54">value</text:span>が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0" text:outline-level="3"/>
      <text:h text:style-name="P712" text:outline-level="3"><text:bookmark-start text:name="__RefHeading__14620_1559979953"/>Dict::set?<text:span text:style-name="T5">　</text:span><text:bookmark-end text:name="__RefHeading__14620_1559979953"/></text:h>
      <text:p text:style-name="P49"/>
      <table:table table:name="Table23" table:style-name="Table23">
        <table:table-column table:style-name="Table23.A"/>
        <table:table-column table:style-name="Table23.B"/>
        <table:table-row>
          <table:table-cell office:value-type="string">
            <text:p text:style-name="P201">説明</text:p>
          </table:table-cell>
          <table:table-cell office:value-type="string">
            <text:p text:style-name="P201"/>
            <text:p text:style-name="P201">Dictオブジェクトにキー値が設定されているか調べます。</text:p>
          </table:table-cell>
        </table:table-row>
        <table:table-row>
          <table:table-cell office:value-type="string">
            <text:p text:style-name="P201">書式</text:p>
          </table:table-cell>
          <table:table-cell office:value-type="string">
            <text:p text:style-name="P201"/>
            <text:p text:style-name="P201">Dict set? <text:span text:style-name="T54">key</text:span></text:p>
          </table:table-cell>
        </table:table-row>
        <table:table-row>
          <table:table-cell office:value-type="string">
            <text:p text:style-name="P201">詳細</text:p>
          </table:table-cell>
          <table:table-cell office:value-type="string">
            <text:p text:style-name="P201"/>
            <text:p text:style-name="P201">Dictオブジェクトにキー値として<text:span text:style-name="T54">key</text:span>が設定されているかを調べます。</text:p>
          </table:table-cell>
        </table:table-row>
        <table:table-row>
          <table:table-cell office:value-type="string">
            <text:p text:style-name="P201">戻り値</text:p>
          </table:table-cell>
          <table:table-cell office:value-type="string">
            <text:p text:style-name="P201"/>
            <text:p text:style-name="P201">キー値として<text:span text:style-name="T54">key</text:span>が設定されている場合はtを返します。設定されていない場合はnil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712" text:outline-level="3"><text:bookmark-start text:name="__RefHeading___Toc25114_2612789494"/>Dict::stat<text:span text:style-name="T5">　</text:span><text:bookmark-end text:name="__RefHeading___Toc25114_2612789494"/></text:h>
      <text:p text:style-name="P314"/>
      <table:table table:name="表232" table:style-name="表232">
        <table:table-column table:style-name="表232.A"/>
        <table:table-column table:style-name="表232.B"/>
        <table:table-row>
          <table:table-cell office:value-type="string">
            <text:p text:style-name="P204">説明</text:p>
          </table:table-cell>
          <table:table-cell office:value-type="string">
            <text:p text:style-name="P204"/>
            <text:p text:style-name="P204">Dictオブジェクト統計を返します。</text:p>
          </table:table-cell>
        </table:table-row>
        <table:table-row>
          <table:table-cell office:value-type="string">
            <text:p text:style-name="P204">書式</text:p>
          </table:table-cell>
          <table:table-cell office:value-type="string">
            <text:p text:style-name="P204"/>
            <text:p text:style-name="P204">Dict stat</text:p>
          </table:table-cell>
        </table:table-row>
        <table:table-row>
          <table:table-cell office:value-type="string">
            <text:p text:style-name="P204">詳細</text:p>
          </table:table-cell>
          <table:table-cell office:value-type="string">
            <text:p text:style-name="P204"/>
            <text:p text:style-name="P204">Dictオブジェクト統計情報を返します。要素数とバケットサイズがリストで返却されます。</text:p>
          </table:table-cell>
        </table:table-row>
        <table:table-row>
          <table:table-cell office:value-type="string">
            <text:p text:style-name="P204">戻り値</text:p>
          </table:table-cell>
          <table:table-cell office:value-type="string">
            <text:p text:style-name="P204"/>
            <text:p text:style-name="P204">要素数とバケットサイズのリストが返ります。</text:p>
          </table:table-cell>
        </table:table-row>
        <table:table-row>
          <table:table-cell office:value-type="string">
            <text:p text:style-name="P204">例外</text:p>
          </table:table-cell>
          <table:table-cell office:value-type="string">
            <text:p text:style-name="P204"/>
            <text:p text:style-name="P204">ErrSyntax: 書式に誤りがあります。</text:p>
          </table:table-cell>
        </table:table-row>
        <table:table-row>
          <table:table-cell office:value-type="string">
            <text:p text:style-name="P204">使用例</text:p>
          </table:table-cell>
          <table:table-cell office:value-type="string">
            <text:p text:style-name="P204"/>
            <text:p text:style-name="P204"/>
          </table:table-cell>
        </table:table-row>
      </table:table>
      <text:h text:style-name="P811" text:outline-level="3"/>
      <text:h text:style-name="P712" text:outline-level="3"><text:bookmark-start text:name="__RefHeading__14622_1559979953"/>Dict::string<text:span text:style-name="T5">　</text:span><text:bookmark-end text:name="__RefHeading__14622_1559979953"/></text:h>
      <text:p text:style-name="P49"/>
      <table:table table:name="Table24" table:style-name="Table24">
        <table:table-column table:style-name="Table24.A"/>
        <table:table-column table:style-name="Table24.B"/>
        <table:table-row>
          <table:table-cell office:value-type="string">
            <text:p text:style-name="P201">説明</text:p>
          </table:table-cell>
          <table:table-cell office:value-type="string">
            <text:p text:style-name="P201"/>
            <text:p text:style-name="P201">Dictオブジェクトの文字列表現を返します。</text:p>
          </table:table-cell>
        </table:table-row>
        <table:table-row>
          <table:table-cell office:value-type="string">
            <text:p text:style-name="P201">書式</text:p>
          </table:table-cell>
          <table:table-cell office:value-type="string">
            <text:p text:style-name="P201"/>
            <text:p text:style-name="P201">Dict string</text:p>
          </table:table-cell>
        </table:table-row>
        <table:table-row>
          <table:table-cell office:value-type="string">
            <text:p text:style-name="P201">詳細</text:p>
          </table:table-cell>
          <table:table-cell office:value-type="string">
            <text:p text:style-name="P201"/>
            <text:p text:style-name="P201">Dictオブジェクトの文字列表現を返します。</text:p>
          </table:table-cell>
        </table:table-row>
        <table:table-row>
          <table:table-cell office:value-type="string">
            <text:p text:style-name="P201">戻り値</text:p>
          </table:table-cell>
          <table:table-cell office:value-type="string">
            <text:p text:style-name="P201"/>
            <text:p text:style-name="P201">Dictオブジェクトの文字列表現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0" text:outline-level="3"/>
      <text:h text:style-name="P712" text:outline-level="3"><text:bookmark-start text:name="__RefHeading__14624_1559979953"/>Dict::unset<text:span text:style-name="T5">　</text:span><text:bookmark-end text:name="__RefHeading__14624_1559979953"/></text:h>
      <text:p text:style-name="P49"/>
      <table:table table:name="Table25" table:style-name="Table25">
        <table:table-column table:style-name="Table25.A"/>
        <table:table-column table:style-name="Table25.B"/>
        <table:table-row>
          <table:table-cell office:value-type="string">
            <text:p text:style-name="P201">説明</text:p>
          </table:table-cell>
          <table:table-cell office:value-type="string">
            <text:p text:style-name="P201"/>
            <text:p text:style-name="P201">Dictオブジェクトに設定されたキー値を削除します。</text:p>
          </table:table-cell>
        </table:table-row>
        <table:table-row>
          <table:table-cell office:value-type="string">
            <text:p text:style-name="P201">書式</text:p>
          </table:table-cell>
          <table:table-cell office:value-type="string">
            <text:p text:style-name="P201"/>
            <text:p text:style-name="P201">Dict unset <text:span text:style-name="T54">key</text:span></text:p>
          </table:table-cell>
        </table:table-row>
        <table:table-row>
          <table:table-cell office:value-type="string">
            <text:p text:style-name="P201">詳細</text:p>
          </table:table-cell>
          <table:table-cell office:value-type="string">
            <text:p text:style-name="P201"/>
            <text:p text:style-name="P201">Dictオブジェクトに設定された値をキー値<text:span text:style-name="T54">key</text:span>を指定して削除します。</text:p>
          </table:table-cell>
        </table:table-row>
        <table:table-row>
          <table:table-cell office:value-type="string">
            <text:p text:style-name="P201">戻り値</text:p>
          </table:table-cell>
          <table:table-cell office:value-type="string">
            <text:p text:style-name="P201"/>
            <text:p text:style-name="P201"><text:span text:style-name="T54">key</text:span>に設定されていた値を返します。<text:span text:style-name="T54">key</text:span>が存在しない場合はnil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794" text:outline-level="3"/>
      <text:h text:style-name="P712" text:outline-level="3"><text:bookmark-start text:name="__RefHeading___Toc21596_780634474"/>File　<text:bookmark-end text:name="__RefHeading___Toc21596_780634474"/></text:h>
      <text:p text:style-name="P300"/>
      <text:p text:style-name="P491">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492">　Fileオブジェクトを生成するためにはnew File<text:span text:style-name="T267">を実行します。</text:span></text:p>
      <text:p text:style-name="P492">　<text:span text:style-name="T4">P</text:span>erfumeでのファイルの入出力はすべてテキストファイルを想定しています。入力の際は、改行までを１単位として読み込みます。出力の際は、最後に改行を付加します。</text:p>
      <text:p text:style-name="P492">しかし、プログラムで処理する際は、改行コードが邪魔になることが多いため、Fileオブジェクトのプロパティにはnewlineを設定することができます。</text:p>
      <text:p text:style-name="P491">入力用ファイルには、デフォルトでnewlineが<text:span text:style-name="T268">nil</text:span>に設定され、改行コードは取り除かれます。出力用ファイルにはデフォルトでnewlineがtに設定され、自動的に改行が付加されます。</text:p>
      <text:p text:style-name="P491">また、入出力の際の<text:span text:style-name="T268">File::puts、File::getsには :nonewline オプションを指定することが可能で、明示的に改行の有無を指定することが可能です。</text:span></text:p>
      <text:p text:style-name="P493">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494"/>
      <text:p text:style-name="P494">　ファイル入出力にあたり、文字のエンコード／デコードを行なうのはFileクラスになります。エンコーディングについては、現時点でUTF-8、EUC-JP、Shift-JIS<text:span text:style-name="T165">およびそれぞれに対してエラーを許容するUTF-8/F、EUC-JP/F、Shift-JIS/F</text:span>が利用できます。<text:span text:style-name="T165">UTF-8を指定して誤ったUTF-8ストリームを読み込んだ場合、即時エラーを返します。</text:span></text:p>
      <text:p text:style-name="P494"><text:span text:style-name="T165">UTF-8/Fは、誤ったバイトシーケンスのUTF-8ストリームを読み込んだ際も最後までエンコードを試みます。ただし、エンコードでエラーが発生した場合、読み込んだ文字列の中身は信用しないでください。バイトストリームにエラーが含まれるかどうかは、File::statのプロパティである</text:span><text:span text:style-name="T166">encode-errorを確認します。同様にEUC-JP/F、Shift-JIS/Fについても同様に、それぞれのエンコードされたシーケンスにエラーがある場合でも最後までエンコードを試みます。</text:span></text:p>
      <text:p text:style-name="P495">　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により指定され、ファイル名に対するエンコーディングの<text:span text:style-name="T5">既定</text:span>値はDEFAULT_DIRENT_ENCODINGにより指定されます。</text:p>
      <text:p text:style-name="P495"><text:soft-page-break/><text:span text:style-name="T165">　</text:span>エンコーディングにRAWを指定することにより、エンコードを実施せずファイルの内容をバイトストリームとして取り扱うことが可能です。<text:span text:style-name="T165">RAWエンコードで読み込まれたファイルの中身は、バイトストリーム文字列となります。これをアプリケーションでデコードする方法として、String::udecodeがあります。また逆にUnicode文字列（いわゆる通常の文字列）を特定のエンコードでエンコーディングを行うために String::uencodeがあります。</text:span></text:p>
      <text:p text:style-name="P596"/>
      <text:p text:style-name="P491">　関連するコマンドとして、print、println、readがあります。</text:p>
      <text:h text:style-name="P712" text:outline-level="3"><text:a xlink:type="simple" xlink:href="../../../:clear" text:style-name="Internet_20_link" text:visited-style-name="Visited_20_Internet_20_Link"><text:bookmark-start text:name="__RefHeading___Toc19487_2135658563"/><text:span text:style-name="T212">File::</text:span><text:span text:style-name="T213">clear</text:span></text:a><text:span text:style-name="T214">　</text:span><text:bookmark-end text:name="__RefHeading___Toc19487_2135658563"/></text:h>
      <text:p text:style-name="P300"/>
      <table:table table:name="表91" table:style-name="表91">
        <table:table-column table:style-name="表91.A"/>
        <table:table-column table:style-name="表91.B"/>
        <table:table-row>
          <table:table-cell office:value-type="string">
            <text:p text:style-name="P205">説明</text:p>
          </table:table-cell>
          <table:table-cell office:value-type="string">
            <text:p text:style-name="P205"/>
            <text:p text:style-name="P205">ファイルのエラーをリセットします。</text:p>
          </table:table-cell>
        </table:table-row>
        <table:table-row>
          <table:table-cell office:value-type="string">
            <text:p text:style-name="P205">書式</text:p>
          </table:table-cell>
          <table:table-cell office:value-type="string">
            <text:p text:style-name="P205"/>
            <text:p text:style-name="P205">File <text:span text:style-name="T246">clear</text:span></text:p>
          </table:table-cell>
        </table:table-row>
        <table:table-row>
          <table:table-cell office:value-type="string">
            <text:p text:style-name="P205">詳細</text:p>
          </table:table-cell>
          <table:table-cell office:value-type="string">
            <text:p text:style-name="P205"/>
            <text:p text:style-name="P205">ファイルの入出力で発生したエラーをリセットします。標準入力の読み込みで発生したeof (Control-D押下時<text:span text:style-name="T246">) を本メソッドによりクリアできます。</text:span></text:p>
          </table:table-cell>
        </table:table-row>
        <table:table-row>
          <table:table-cell office:value-type="string">
            <text:p text:style-name="P205">戻り値</text:p>
          </table:table-cell>
          <table:table-cell office:value-type="string">
            <text:p text:style-name="P205"/>
            <text:p text:style-name="P205"><text:span text:style-name="T246">tを返します</text:span>。</text:p>
          </table:table-cell>
        </table:table-row>
        <table:table-row>
          <table:table-cell office:value-type="string">
            <text:p text:style-name="P205">例外</text:p>
          </table:table-cell>
          <table:table-cell office:value-type="string">
            <text:p text:style-name="P205"/>
            <text:p text:style-name="P205"/>
          </table:table-cell>
        </table:table-row>
        <table:table-row>
          <table:table-cell office:value-type="string">
            <text:p text:style-name="P205">使用例</text:p>
          </table:table-cell>
          <table:table-cell office:value-type="string">
            <text:p text:style-name="P205"/>
            <text:p text:style-name="P205"/>
          </table:table-cell>
        </table:table-row>
      </table:table>
      <text:h text:style-name="P712" text:outline-level="3"><text:a xlink:type="simple" xlink:href="../../../:close" text:style-name="Internet_20_link" text:visited-style-name="Visited_20_Internet_20_Link"><text:bookmark-start text:name="__RefHeading___Toc19489_2135658563"/><text:span text:style-name="T215">File::</text:span><text:span text:style-name="T216">close</text:span></text:a><text:span text:style-name="T217">　</text:span><text:bookmark-end text:name="__RefHeading___Toc19489_2135658563"/></text:h>
      <text:p text:style-name="P315"/>
      <table:table table:name="表112" table:style-name="表112">
        <table:table-column table:style-name="表112.A"/>
        <table:table-column table:style-name="表112.B"/>
        <table:table-row>
          <table:table-cell office:value-type="string">
            <text:p text:style-name="P206">説明</text:p>
          </table:table-cell>
          <table:table-cell office:value-type="string">
            <text:p text:style-name="P206"/>
            <text:p text:style-name="P206">ファイルをクローズします。</text:p>
          </table:table-cell>
        </table:table-row>
        <table:table-row>
          <table:table-cell office:value-type="string">
            <text:p text:style-name="P206">書式</text:p>
          </table:table-cell>
          <table:table-cell office:value-type="string">
            <text:p text:style-name="P206"/>
            <text:p text:style-name="P206">File <text:span text:style-name="T249">close</text:span></text:p>
          </table:table-cell>
        </table:table-row>
        <table:table-row>
          <table:table-cell office:value-type="string">
            <text:p text:style-name="P206">詳細</text:p>
          </table:table-cell>
          <table:table-cell office:value-type="string">
            <text:p text:style-name="P206"/>
            <text:p text:style-name="P206">ファイルをクローズします。</text:p>
          </table:table-cell>
        </table:table-row>
        <table:table-row>
          <table:table-cell office:value-type="string">
            <text:p text:style-name="P206">戻り値</text:p>
          </table:table-cell>
          <table:table-cell office:value-type="string">
            <text:p text:style-name="P206"/>
            <text:p text:style-name="P373">tを返します。</text:p>
          </table:table-cell>
        </table:table-row>
        <table:table-row>
          <table:table-cell office:value-type="string">
            <text:p text:style-name="P206">例外</text:p>
          </table:table-cell>
          <table:table-cell office:value-type="string">
            <text:p text:style-name="P206"/>
            <text:p text:style-name="P206">ErrSyntax: 書式に誤りがあります。</text:p>
          </table:table-cell>
        </table:table-row>
        <table:table-row>
          <table:table-cell office:value-type="string">
            <text:p text:style-name="P206">使用例</text:p>
          </table:table-cell>
          <table:table-cell office:value-type="string">
            <text:p text:style-name="P206"/>
            <text:p text:style-name="P206"/>
          </table:table-cell>
        </table:table-row>
      </table:table>
      <text:h text:style-name="P774" text:outline-level="3"/>
      <text:h text:style-name="P712" text:outline-level="3"><text:a xlink:type="simple" xlink:href="../../../:each" text:style-name="Internet_20_link" text:visited-style-name="Visited_20_Internet_20_Link"><text:bookmark-start text:name="__RefHeading__14588_1559979953"/><text:span text:style-name="T215">File::each</text:span></text:a><text:span text:style-name="T217">　</text:span><text:bookmark-end text:name="__RefHeading__14588_1559979953"/></text:h>
      <text:p text:style-name="P316"/>
      <table:table table:name="表83" table:style-name="表83">
        <table:table-column table:style-name="表83.A"/>
        <table:table-column table:style-name="表83.B"/>
        <table:table-row>
          <table:table-cell office:value-type="string">
            <text:p text:style-name="P105">説明</text:p>
          </table:table-cell>
          <table:table-cell office:value-type="string">
            <text:p text:style-name="P105"/>
            <text:p text:style-name="P105">ファイルのイテレータです。</text:p>
          </table:table-cell>
        </table:table-row>
        <table:table-row>
          <table:table-cell office:value-type="string">
            <text:p text:style-name="P105">書式</text:p>
          </table:table-cell>
          <table:table-cell office:value-type="string">
            <text:p text:style-name="P105"/>
            <text:p text:style-name="P105">File each do: { | <text:span text:style-name="T54">var</text:span> | <text:span text:style-name="T54">block</text:span> <text:s/>}</text:p>
          </table:table-cell>
        </table:table-row>
        <table:table-row>
          <table:table-cell office:value-type="string">
            <text:p text:style-name="P105">詳細</text:p>
          </table:table-cell>
          <table:table-cell office:value-type="string">
            <text:p text:style-name="P105"/>
            <text:p text:style-name="P105">ファイルの各行を順に読み込み、blockを実行します。ファイルから読み込んだデータは、文字列として<text:span text:style-name="T54">var</text:span>に設定されます。</text:p>
          </table:table-cell>
        </table:table-row>
        <table:table-row>
          <table:table-cell office:value-type="string">
            <text:p text:style-name="P105">戻り値</text:p>
          </table:table-cell>
          <table:table-cell office:value-type="string">
            <text:p text:style-name="P105"/>
            <text:p text:style-name="P105">最後に実行した<text:span text:style-name="T54">block</text:span>の値が返り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95" text:outline-level="3"/>
      <text:h text:style-name="P712" text:outline-level="3"><text:bookmark-start text:name="__RefHeading__14590_1559979953"/><text:span text:style-name="T31">File::eof?</text:span><text:span text:style-name="T32">　</text:span><text:bookmark-end text:name="__RefHeading__14590_1559979953"/></text:h>
      <text:p text:style-name="P552"/>
      <table:table table:name="表95" table:style-name="表95">
        <table:table-column table:style-name="表95.A"/>
        <table:table-column table:style-name="表95.B"/>
        <table:table-row>
          <table:table-cell office:value-type="string">
            <text:p text:style-name="P105">説明</text:p>
          </table:table-cell>
          <table:table-cell office:value-type="string">
            <text:p text:style-name="P105"/>
            <text:p text:style-name="P105">ファイルの終了を調べます。</text:p>
          </table:table-cell>
        </table:table-row>
        <table:table-row>
          <table:table-cell office:value-type="string">
            <text:p text:style-name="P105">書式</text:p>
          </table:table-cell>
          <table:table-cell office:value-type="string">
            <text:p text:style-name="P105"/>
            <text:p text:style-name="P105">File eof?</text:p>
          </table:table-cell>
        </table:table-row>
        <table:table-row>
          <table:table-cell office:value-type="string">
            <text:p text:style-name="P105">詳細</text:p>
          </table:table-cell>
          <table:table-cell office:value-type="string">
            <text:p text:style-name="P105"/>
            <text:p text:style-name="P105">オープンされたファイル記述子がeofに到達しているかを調べます。</text:p>
          </table:table-cell>
        </table:table-row>
        <table:table-row>
          <table:table-cell office:value-type="string">
            <text:p text:style-name="P105">戻り値</text:p>
          </table:table-cell>
          <table:table-cell office:value-type="string">
            <text:p text:style-name="P105"/>
            <text:p text:style-name="P105">ファイルがeofに達していな場合はnilを、eofに達している場合はtを返します。</text:p>
          </table:table-cell>
        </table:table-row>
        <table:table-row>
          <table:table-cell office:value-type="string">
            <text:p text:style-name="P105">例外</text:p>
          </table:table-cell>
          <table:table-cell office:value-type="string">
            <text:p text:style-name="P105"/>
            <text:p text:style-name="P105">ErrFileAccess: ファイルがオープンされていません。</text:p>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2" text:outline-level="3"><text:bookmark-start text:name="__RefHeading___Toc23045_2732400010"/><text:span text:style-name="T31">File::f</text:span><text:span text:style-name="T33">d</text:span><text:span text:style-name="T31">?</text:span><text:span text:style-name="T32">　</text:span><text:bookmark-end text:name="__RefHeading___Toc23045_2732400010"/></text:h>
      <text:p text:style-name="P553"/>
      <table:table table:name="表212" table:style-name="表212">
        <table:table-column table:style-name="表212.A"/>
        <table:table-column table:style-name="表212.B"/>
        <table:table-row>
          <table:table-cell office:value-type="string">
            <text:p text:style-name="P207">説明</text:p>
          </table:table-cell>
          <table:table-cell office:value-type="string">
            <text:p text:style-name="P207"/>
            <text:p text:style-name="P207">ファイルのディスクリプタを調べます。</text:p>
          </table:table-cell>
        </table:table-row>
        <table:table-row>
          <table:table-cell office:value-type="string">
            <text:p text:style-name="P207">書式</text:p>
          </table:table-cell>
          <table:table-cell office:value-type="string">
            <text:p text:style-name="P207"/>
            <text:p text:style-name="P207">File f<text:span text:style-name="T288">d</text:span>?</text:p>
          </table:table-cell>
        </table:table-row>
        <table:table-row>
          <table:table-cell office:value-type="string">
            <text:p text:style-name="P207">詳細</text:p>
          </table:table-cell>
          <table:table-cell office:value-type="string">
            <text:p text:style-name="P207"/>
            <text:p text:style-name="P207">ファイルオブジェクトがオープンしているファイルのディスクリプタを返します。</text:p>
          </table:table-cell>
        </table:table-row>
        <table:table-row>
          <table:table-cell office:value-type="string">
            <text:p text:style-name="P207">戻り値</text:p>
          </table:table-cell>
          <table:table-cell office:value-type="string">
            <text:p text:style-name="P207"/>
            <text:p text:style-name="P207">オープンしているファイルディスクリプタの整数値が返ります。</text:p>
          </table:table-cell>
        </table:table-row>
        <table:table-row>
          <table:table-cell office:value-type="string">
            <text:p text:style-name="P207">例外</text:p>
          </table:table-cell>
          <table:table-cell office:value-type="string">
            <text:p text:style-name="P207"/>
            <text:p text:style-name="P207">ErrFileNotOpen: ファイルがオープンされていません。</text:p>
            <text:p text:style-name="P207">ErrSyntax: 書式に誤りがあります。</text:p>
          </table:table-cell>
        </table:table-row>
        <table:table-row>
          <table:table-cell office:value-type="string">
            <text:p text:style-name="P207">使用例</text:p>
          </table:table-cell>
          <table:table-cell office:value-type="string">
            <text:p text:style-name="P207"/>
            <text:p text:style-name="P207"/>
          </table:table-cell>
        </table:table-row>
      </table:table>
      <text:h text:style-name="P812" text:outline-level="3"/>
      <text:h text:style-name="P712" text:outline-level="3"><text:bookmark-start text:name="__RefHeading__14592_1559979953"/>File::flush<text:span text:style-name="T5">　</text:span><text:bookmark-end text:name="__RefHeading__14592_1559979953"/></text:h>
      <text:p text:style-name="P54"/>
      <table:table table:name="表96" table:style-name="表96">
        <table:table-column table:style-name="表96.A"/>
        <table:table-column table:style-name="表96.B"/>
        <table:table-row>
          <table:table-cell office:value-type="string">
            <text:p text:style-name="P105">説明</text:p>
          </table:table-cell>
          <table:table-cell office:value-type="string">
            <text:p text:style-name="P105"/>
            <text:p text:style-name="P105">ファイルのバッファキャッシュを書き込みます。</text:p>
          </table:table-cell>
        </table:table-row>
        <table:table-row>
          <table:table-cell office:value-type="string">
            <text:p text:style-name="P105">書式</text:p>
          </table:table-cell>
          <table:table-cell office:value-type="string">
            <text:p text:style-name="P105"/>
            <text:p text:style-name="P105">File flush</text:p>
          </table:table-cell>
        </table:table-row>
        <table:table-row>
          <table:table-cell office:value-type="string">
            <text:p text:style-name="P105">詳細</text:p>
          </table:table-cell>
          <table:table-cell office:value-type="string">
            <text:p text:style-name="P105"/>
            <text:p text:style-name="P105">書き込みモードでオープンされているファイルのバッファキャッシュを書き込みます。</text:p>
          </table:table-cell>
        </table:table-row>
        <table:table-row>
          <table:table-cell office:value-type="string">
            <text:p text:style-name="P105">戻り値</text:p>
          </table:table-cell>
          <table:table-cell office:value-type="string">
            <text:p text:style-name="P105"/>
            <text:p text:style-name="P105">tを返します。</text:p>
          </table:table-cell>
        </table:table-row>
        <table:table-row>
          <table:table-cell office:value-type="string">
            <text:p text:style-name="P105">例外</text:p>
          </table:table-cell>
          <table:table-cell office:value-type="string">
            <text:p text:style-name="P105"/>
            <text:p text:style-name="P105">ErrFileAccess: ファイルのオープンモードがoもしくはaではありません。</text:p>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8" text:outline-level="3"/>
      <text:h text:style-name="P712" text:outline-level="3"><text:bookmark-start text:name="__RefHeading__14594_1559979953"/>File::gets<text:span text:style-name="T5">　</text:span><text:bookmark-end text:name="__RefHeading__14594_1559979953"/></text:h>
      <text:p text:style-name="P54"/>
      <table:table table:name="表97" table:style-name="表97">
        <table:table-column table:style-name="表97.A"/>
        <table:table-column table:style-name="表97.B"/>
        <table:table-row>
          <table:table-cell office:value-type="string">
            <text:p text:style-name="P105">説明</text:p>
          </table:table-cell>
          <table:table-cell office:value-type="string">
            <text:p text:style-name="P105"/>
            <text:p text:style-name="P105">ファイルから1行読み込みます。</text:p>
          </table:table-cell>
        </table:table-row>
        <table:table-row>
          <table:table-cell office:value-type="string">
            <text:p text:style-name="P105">書式</text:p>
          </table:table-cell>
          <table:table-cell office:value-type="string">
            <text:p text:style-name="P105"/>
            <text:p text:style-name="P165">File gets [ :<text:span text:style-name="T241">nonewline</text:span> ] [ :<text:span text:style-name="T241">nocontrol</text:span> ] </text:p>
          </table:table-cell>
        </table:table-row>
        <table:table-row>
          <table:table-cell office:value-type="string">
            <text:p text:style-name="P105">詳細</text:p>
          </table:table-cell>
          <table:table-cell office:value-type="string">
            <text:p text:style-name="P505"/>
            <text:p text:style-name="P505">オープンされているファイルから1行（改行を含んだ改行までの文字列）を読み込み、読み込んだ値を文字列型のデータとして返します。</text:p>
            <text:p text:style-name="P505">:<text:span text:style-name="T241">nonewline オプションを指定すると、読み込む文字列内に改行コードが含まれません。</text:span></text:p>
            <text:p text:style-name="P505">:<text:span text:style-name="T241">nocontrol オプションを指定すると、読み込む文字列内に制御コードが含まれません。</text:span></text:p>
            <text:p text:style-name="P505">set-newline がnilの場合は、読み込む文字列に改行コードが含まれません。</text:p>
            <text:p text:style-name="P609">set-rawioがtに設定されている場合、getsはシステムコールのread(2)を用いてファイルまたはソケットからの入力を行います。またこのモードの場合はエンコーディングは常にRAWモードとなり、バイトストリーム文字列を返します。raw IOモードの際はプログラム側でString::udecodeを用いて文字のデコードを行う必要があります。またraw IOモードの際は、ソケット通信のように対向側から切断された場合、サイズ0の読み込み結果が返ってきますが、このときFile::getsはnilを返却します。これによりソケットのクローズの判定ができるようになります。</text:p>
          </table:table-cell>
        </table:table-row>
        <table:table-row>
          <table:table-cell office:value-type="string">
            <text:p text:style-name="P105">戻り値</text:p>
          </table:table-cell>
          <table:table-cell office:value-type="string">
            <text:p text:style-name="P105"/>
            <text:p text:style-name="P105">ファイルから改行まで読み込んで、その内容を文字列型として返します。eofに到達している場合はnilを返します。</text:p>
          </table:table-cell>
        </table:table-row>
        <table:table-row>
          <table:table-cell office:value-type="string">
            <text:p text:style-name="P105">例外</text:p>
          </table:table-cell>
          <table:table-cell office:value-type="string">
            <text:p text:style-name="P440"/>
            <text:p text:style-name="P440">ErrFileAccess: ファイルがオープンされていません。</text:p>
            <text:p text:style-name="P440">ErrFileAccess: ファイルのオープンモードがiではありません。</text:p>
            <text:p text:style-name="P496">ErrIOAgain: <text:span text:style-name="T165">この例外は発生しなくなりました。</text:span></text:p>
            <text:p text:style-name="P440">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8" text:outline-level="3"/>
      <text:p text:style-name="P440"/>
      <text:h text:style-name="P712" text:outline-level="3"><text:bookmark-start text:name="__RefHeading___Toc19513_2135658563111"/><text:span text:style-name="T165">File</text:span>::<text:span text:style-name="T165">g</text:span><text:span text:style-name="T249">et-</text:span><text:span text:style-name="T176">tag</text:span><text:span text:style-name="T5">　</text:span><text:bookmark-end text:name="__RefHeading___Toc19513_2135658563111"/></text:h>
      <text:p text:style-name="P273"/>
      <table:table table:name="表275" table:style-name="表275">
        <table:table-column table:style-name="表275.A"/>
        <table:table-column table:style-name="表275.B"/>
        <table:table-row>
          <table:table-cell office:value-type="string">
            <text:p text:style-name="P137">説明</text:p>
          </table:table-cell>
          <table:table-cell office:value-type="string">
            <text:p text:style-name="P137"/>
            <text:p text:style-name="P137"><text:span text:style-name="T151">Fileのtagを返します</text:span>。</text:p>
          </table:table-cell>
        </table:table-row>
        <table:table-row>
          <table:table-cell office:value-type="string">
            <text:p text:style-name="P137">書式</text:p>
          </table:table-cell>
          <table:table-cell office:value-type="string">
            <text:p text:style-name="P137"/>
            <text:p text:style-name="P137"><text:span text:style-name="T151">File</text:span> <text:span text:style-name="T151">g</text:span>et-<text:span text:style-name="T151">tag</text:span></text:p>
          </table:table-cell>
        </table:table-row>
        <table:table-row>
          <table:table-cell office:value-type="string">
            <text:p text:style-name="P137">詳細</text:p>
          </table:table-cell>
          <table:table-cell office:value-type="string">
            <text:p text:style-name="P137"/>
            <text:p text:style-name="P137"><text:span text:style-name="T151">Fileに設定されたオブジェクト識別用のtagを返し</text:span>ます。</text:p>
          </table:table-cell>
        </table:table-row>
        <table:table-row>
          <table:table-cell office:value-type="string">
            <text:p text:style-name="P137">戻り値</text:p>
          </table:table-cell>
          <table:table-cell office:value-type="string">
            <text:p text:style-name="P431"/>
            <text:p text:style-name="P431"><text:span text:style-name="T165">設定された</text:span><text:span text:style-name="T193">tag</text:span><text:span text:style-name="T165">を返します。</text:span></text:p>
          </table:table-cell>
        </table:table-row>
        <table:table-row>
          <table:table-cell office:value-type="string">
            <text:p text:style-name="P137">例外</text:p>
          </table:table-cell>
          <table:table-cell office:value-type="string">
            <text:p text:style-name="P137"/>
            <text:p text:style-name="P137"/>
          </table:table-cell>
        </table:table-row>
        <table:table-row>
          <table:table-cell office:value-type="string">
            <text:p text:style-name="P137">使用例</text:p>
          </table:table-cell>
          <table:table-cell office:value-type="string">
            <text:p text:style-name="P137"/>
            <text:p text:style-name="P137"/>
          </table:table-cell>
        </table:table-row>
      </table:table>
      <text:h text:style-name="P716" text:outline-level="3"/>
      <text:h text:style-name="P712" text:outline-level="3"><text:bookmark-start text:name="__RefHeading__14596_1559979953"/>File::init<text:span text:style-name="T5">　</text:span><text:bookmark-end text:name="__RefHeading__14596_1559979953"/></text:h>
      <text:p text:style-name="P54"/>
      <table:table table:name="表98" table:style-name="表98">
        <table:table-column table:style-name="表98.A"/>
        <table:table-column table:style-name="表98.B"/>
        <table:table-row>
          <table:table-cell office:value-type="string">
            <text:p text:style-name="P105">説明</text:p>
          </table:table-cell>
          <table:table-cell office:value-type="string">
            <text:p text:style-name="P105"/>
            <text:p text:style-name="P105">ファイルオブジェクトのコンストラクタ</text:p>
          </table:table-cell>
        </table:table-row>
        <table:table-row>
          <table:table-cell office:value-type="string">
            <text:p text:style-name="P105">書式</text:p>
          </table:table-cell>
          <table:table-cell office:value-type="string">
            <text:p text:style-name="P105"/>
            <text:p text:style-name="P119">new File init: ("<text:span text:style-name="T54">file-name </text:span><text:span text:style-name="T106">"</text:span> mode: [ i | o | a <text:span text:style-name="T278">| io </text:span>] )</text:p>
          </table:table-cell>
        </table:table-row>
        <table:table-row>
          <table:table-cell office:value-type="string">
            <text:p text:style-name="P105">詳細</text:p>
          </table:table-cell>
          <table:table-cell office:value-type="string">
            <text:p text:style-name="P105"/>
            <text:p text:style-name="P105">ファイルオブジェクトを生成します。パラメータの詳細は File::openを参照願います。</text:p>
          </table:table-cell>
        </table:table-row>
        <table:table-row>
          <table:table-cell office:value-type="string">
            <text:p text:style-name="P105">戻り値</text:p>
          </table:table-cell>
          <table:table-cell office:value-type="string">
            <text:p text:style-name="P105"/>
            <text:p text:style-name="P105">ファイルオブジェクト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8" text:outline-level="3"/>
      <text:h text:style-name="P712" text:outline-level="3"><text:bookmark-start text:name="__RefHeading__14598_1559979953"/>File::open<text:span text:style-name="T5">　</text:span><text:bookmark-end text:name="__RefHeading__14598_1559979953"/></text:h>
      <text:p text:style-name="P54"/>
      <table:table table:name="表99" table:style-name="表99">
        <table:table-column table:style-name="表99.A"/>
        <table:table-column table:style-name="表99.B"/>
        <table:table-row>
          <table:table-cell office:value-type="string">
            <text:p text:style-name="P105">説明</text:p>
          </table:table-cell>
          <table:table-cell office:value-type="string">
            <text:p text:style-name="P105"/>
            <text:p text:style-name="P105">ファイルをオープンします。</text:p>
          </table:table-cell>
        </table:table-row>
        <table:table-row>
          <table:table-cell office:value-type="string">
            <text:p text:style-name="P105">書式</text:p>
          </table:table-cell>
          <table:table-cell office:value-type="string">
            <text:p text:style-name="P105"/>
            <text:p text:style-name="P119">File open "<text:span text:style-name="T54">file-name</text:span><text:span text:style-name="T106">"</text:span> [ mode: i | o | a <text:span text:style-name="T276">| io </text:span>]</text:p>
          </table:table-cell>
        </table:table-row>
        <table:table-row>
          <table:table-cell office:value-type="string">
            <text:p text:style-name="P105">詳細</text:p>
          </table:table-cell>
          <table:table-cell office:value-type="string">
            <text:p text:style-name="P105"/>
            <text:p text:style-name="P105">ファイル <text:span text:style-name="T54">file-name</text:span> をオープンします。オープンモードを mode: パラメータで指定します。以下の値が指定可能です。</text:p>
            <text:p text:style-name="P105">i : 入力モードでオープンします。</text:p>
            <text:p text:style-name="P105">o : 出力モードでオープンします。</text:p>
            <text:p text:style-name="P105">a : 追加出力モードでオープンします。</text:p>
            <text:p text:style-name="P208"><text:span text:style-name="T276">io</text:span> : 入力出力両用モードでオープンします。</text:p>
            <text:p text:style-name="P105">mode: パラメータを省略した場合は、i が指定されたことと同じでになります。</text:p>
            <text:p text:style-name="P155">ファイル名のエンコーディングについては、グローバル変数 DEFAULT_DIRENT_ENCODING により指定します。既定値はUTF-8です。</text:p>
          </table:table-cell>
        </table:table-row>
        <table:table-row>
          <table:table-cell office:value-type="string">
            <text:p text:style-name="P105">戻り値</text:p>
          </table:table-cell>
          <table:table-cell office:value-type="string">
            <text:p text:style-name="P105"/>
            <text:p text:style-name="P105">成功した場合tを返します。</text:p>
          </table:table-cell>
        </table:table-row>
        <table:table-row>
          <table:table-cell office:value-type="string">
            <text:p text:style-name="P105">例外</text:p>
          </table:table-cell>
          <table:table-cell office:value-type="string">
            <text:p text:style-name="P105"/>
            <text:p text:style-name="P105">ErrFileNotOpen: ファイルがオープンできませんでした。オープンに失敗した原因はメッセージ文字列で示されます。</text:p>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8" text:outline-level="3"/>
      <text:h text:style-name="P712" text:outline-level="3"><text:bookmark-start text:name="__RefHeading__14600_1559979953"/>File::puts<text:span text:style-name="T5">　</text:span><text:bookmark-end text:name="__RefHeading__14600_1559979953"/></text:h>
      <text:p text:style-name="P54"/>
      <table:table table:name="表100" table:style-name="表100">
        <table:table-column table:style-name="表100.A"/>
        <table:table-column table:style-name="表100.B"/>
        <table:table-row>
          <table:table-cell office:value-type="string">
            <text:p text:style-name="P105">説明</text:p>
          </table:table-cell>
          <table:table-cell office:value-type="string">
            <text:p text:style-name="P105"/>
            <text:p text:style-name="P105">ファイルに文字列を出力します。</text:p>
          </table:table-cell>
        </table:table-row>
        <table:table-row>
          <table:table-cell office:value-type="string">
            <text:p text:style-name="P105">書式</text:p>
          </table:table-cell>
          <table:table-cell office:value-type="string">
            <text:p text:style-name="P105"/>
            <text:p text:style-name="P105">File puts <text:span text:style-name="T247">[ </text:span><text:span text:style-name="T122">:nonewline</text:span><text:span text:style-name="T247"> ] </text:span><text:span text:style-name="T54">val </text:span><text:s/>[ <text:span text:style-name="T54">val</text:span> ... ]</text:p>
          </table:table-cell>
        </table:table-row>
        <table:table-row>
          <table:table-cell office:value-type="string">
            <text:p text:style-name="P105">詳細</text:p>
          </table:table-cell>
          <table:table-cell office:value-type="string">
            <text:p text:style-name="P440"/>
            <text:p text:style-name="P440">ファイルに<text:span text:style-name="T54">val </text:span>を出力します。<text:span text:style-name="T54">val </text:span>は、文字列型に変換されて出力されます。</text:p>
            <text:p text:style-name="P440"><text:span text:style-name="T106">:</text:span><text:span text:style-name="T122">nonewline </text:span><text:span text:style-name="T247">を指定した場合、行末に改行は出力されません。</text:span></text:p>
            <text:p text:style-name="P440">set-newline がnilの場合は、出力する文字列に改行コードが含まれません。</text:p>
          </table:table-cell>
        </table:table-row>
        <table:table-row>
          <table:table-cell office:value-type="string">
            <text:p text:style-name="P105">戻り値</text:p>
          </table:table-cell>
          <table:table-cell office:value-type="string">
            <text:p text:style-name="P105"/>
            <text:p text:style-name="P105">成功した場合tを返します。</text:p>
          </table:table-cell>
        </table:table-row>
        <table:table-row>
          <table:table-cell office:value-type="string">
            <text:p text:style-name="P105">例外</text:p>
          </table:table-cell>
          <table:table-cell office:value-type="string">
            <text:p text:style-name="P105"/>
            <text:p text:style-name="P105">ErrFileNotOpen: ファイルがオープンされていません。もしくはファイルのオープンモードがoもしくはaではありません。</text:p>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8" text:outline-level="3"/>
      <text:h text:style-name="P712" text:outline-level="3"><text:bookmark-start text:name="__RefHeading__14602_1559979953"/>File::ready?<text:span text:style-name="T5">　</text:span><text:bookmark-end text:name="__RefHeading__14602_1559979953"/></text:h>
      <text:p text:style-name="P54"/>
      <table:table table:name="表101" table:style-name="表101">
        <table:table-column table:style-name="表101.A"/>
        <table:table-column table:style-name="表101.B"/>
        <table:table-row>
          <table:table-cell office:value-type="string">
            <text:p text:style-name="P105">説明</text:p>
          </table:table-cell>
          <table:table-cell office:value-type="string">
            <text:p text:style-name="P105"/>
            <text:p text:style-name="P105">ファイルが入出力可能か調べます。</text:p>
          </table:table-cell>
        </table:table-row>
        <table:table-row>
          <table:table-cell office:value-type="string">
            <text:p text:style-name="P105">書式</text:p>
          </table:table-cell>
          <table:table-cell office:value-type="string">
            <text:p text:style-name="P105"/>
            <text:p text:style-name="P105">File <text:span text:style-name="T259">[ timeout: </text:span><text:span text:style-name="T63">msec</text:span><text:span text:style-name="T259"> ] </text:span>ready?</text:p>
          </table:table-cell>
        </table:table-row>
        <table:table-row>
          <table:table-cell office:value-type="string">
            <text:p text:style-name="P105">詳細</text:p>
          </table:table-cell>
          <table:table-cell office:value-type="string">
            <text:p text:style-name="P105"/>
            <text:p text:style-name="P105">ファイルが入出力可能か調べます。このメソッドは、ファイル記述子に対してselect(2)システムコールを使用しています。</text:p>
            <text:p text:style-name="P92">timeout: オプションを指定した場合、<text:span text:style-name="T54">msec</text:span>ミリ秒待った後入出力が可能にならなければnilを返します。</text:p>
          </table:table-cell>
        </table:table-row>
        <table:table-row>
          <table:table-cell office:value-type="string">
            <text:p text:style-name="P105">戻り値</text:p>
          </table:table-cell>
          <table:table-cell office:value-type="string">
            <text:p text:style-name="P105"/>
            <text:p text:style-name="P105">現在のファイルが入出力可能であればtを、入出力ができなければ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8" text:outline-level="3"/>
      <text:h text:style-name="P712" text:outline-level="3"><text:bookmark-start text:name="__RefHeading__14604_1559979953"/>File::set!<text:span text:style-name="T5">　</text:span><text:bookmark-end text:name="__RefHeading__14604_1559979953"/></text:h>
      <text:p text:style-name="P54"/>
      <table:table table:name="表102" table:style-name="表102">
        <table:table-column table:style-name="表102.A"/>
        <table:table-column table:style-name="表102.B"/>
        <table:table-row>
          <table:table-cell office:value-type="string">
            <text:p text:style-name="P105">説明</text:p>
          </table:table-cell>
          <table:table-cell office:value-type="string">
            <text:p text:style-name="P105"/>
            <text:p text:style-name="P105">ファイルオブジェクトにファイル記述子を設定します。</text:p>
          </table:table-cell>
        </table:table-row>
        <table:table-row>
          <table:table-cell office:value-type="string">
            <text:p text:style-name="P105">書式</text:p>
          </table:table-cell>
          <table:table-cell office:value-type="string">
            <text:p text:style-name="P105"/>
            <text:p text:style-name="P209">File set! <text:span text:style-name="T54">desc</text:span> [ mode: i | o | a <text:span text:style-name="T276">| io </text:span>]</text:p>
          </table:table-cell>
        </table:table-row>
        <table:table-row>
          <table:table-cell office:value-type="string">
            <text:p text:style-name="P105">詳細</text:p>
          </table:table-cell>
          <table:table-cell office:value-type="string">
            <text:p text:style-name="P105"/>
            <text:p text:style-name="P105">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table-cell office:value-type="string">
            <text:p text:style-name="P105">戻り値</text:p>
          </table:table-cell>
          <table:table-cell office:value-type="string">
            <text:p text:style-name="P105"/>
            <text:p text:style-name="P105">成功した場合t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2" text:outline-level="3"><text:bookmark-start text:name="__RefHeading___Toc23054_1636654246"/>File::set-<text:span text:style-name="T277">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317"/>
      <table:table table:name="表200" table:style-name="表200">
        <table:table-column table:style-name="表200.A"/>
        <table:table-column table:style-name="表200.B"/>
        <table:table-row>
          <table:table-cell office:value-type="string">
            <text:p text:style-name="P210">説明</text:p>
          </table:table-cell>
          <table:table-cell office:value-type="string">
            <text:p text:style-name="P210"/>
            <text:p text:style-name="P210">ファイル入出力の際の文字コードのエンコーディングを指定します。</text:p>
          </table:table-cell>
        </table:table-row>
        <table:table-row>
          <table:table-cell office:value-type="string">
            <text:p text:style-name="P210">書式</text:p>
          </table:table-cell>
          <table:table-cell office:value-type="string">
            <text:p text:style-name="P210"/>
            <text:p text:style-name="P210">File set-<text:span text:style-name="T277">encoding </text:span><text:span text:style-name="T71">enc</text:span></text:p>
            <text:p text:style-name="P210"><text:span text:style-name="T113">File set-input-encoding </text:span><text:span text:style-name="T71">enc</text:span></text:p>
            <text:p text:style-name="P210"><text:span text:style-name="T113">File set-output-encoding </text:span><text:span text:style-name="T71">enc</text:span></text:p>
          </table:table-cell>
        </table:table-row>
        <table:table-row>
          <table:table-cell office:value-type="string">
            <text:p text:style-name="P210">詳細</text:p>
          </table:table-cell>
          <table:table-cell office:value-type="string">
            <text:p text:style-name="P505"/>
            <text:p text:style-name="P545">ファイルとの入出力の際の文字コードのエンコーディングを指定します。<text:span text:style-name="T71">enc</text:span><text:span text:style-name="T277"> には次のシンボルが指定可能です。</text:span></text:p>
            <text:p text:style-name="P505">RAW … 文字エンコーディングを使用せずバイトストリームとして入出力を行います。</text:p>
            <text:p text:style-name="P505">UTF-8 … UTF-8エンコーディングを使用します。</text:p>
            <text:p text:style-name="P505">EUC-JP … EUC-JPエンコーディングを使用します。</text:p>
            <text:p text:style-name="P505">Shift-JIS … Shift-JISエンコーディングを使用します。</text:p>
            <text:p text:style-name="P546">以下のエンコーディングは、バイトストリーム中のエラーを許容し、最後までエンコードした結果を返します。</text:p>
            <text:p text:style-name="P546">UTF-8/F … UTF-8エンコーディングを使用します。</text:p>
            <text:p text:style-name="P546">EUC-JP/F … EUC-JPエンコーディングを使用します。</text:p>
            <text:p text:style-name="P546">Shift-JIS/F … Shift-JISエンコーディングを使用します。</text:p>
            <text:p text:style-name="P546">エンコーディングは、入力および出力を個別に設定できます。</text:p>
            <text:p text:style-name="P505">set-encoding を使用すると、入力および出力のエンコーディングを同時に指定できます。set-input-encoding および set-output-encoding は、入力と出力のエンコーディングを個別に指定する際に使用します。</text:p>
            <text:p text:style-name="P505">Fileオブジェクトを生成した際のエンコーディングは、グローバル変数 DEFAULT_FILE_ENCODING の値が使用されます。</text:p>
          </table:table-cell>
        </table:table-row>
        <table:table-row>
          <table:table-cell office:value-type="string">
            <text:p text:style-name="P210">戻り値</text:p>
          </table:table-cell>
          <table:table-cell office:value-type="string">
            <text:p text:style-name="P210"/>
            <text:p text:style-name="P210">成功した場合指定したエンコーディングを示すシンボルを返します。</text:p>
          </table:table-cell>
        </table:table-row>
        <table:table-row>
          <table:table-cell office:value-type="string">
            <text:p text:style-name="P210">例外</text:p>
          </table:table-cell>
          <table:table-cell office:value-type="string">
            <text:p text:style-name="P210"/>
            <text:p text:style-name="P210">ErrSyntax: 書式に誤りがあります。</text:p>
            <text:p text:style-name="P211"/>
            <text:p text:style-name="P211"><text:soft-page-break/></text:p>
          </table:table-cell>
        </table:table-row>
        <table:table-row>
          <table:table-cell office:value-type="string">
            <text:p text:style-name="P210">使用例</text:p>
          </table:table-cell>
          <table:table-cell office:value-type="string">
            <text:p text:style-name="P210"/>
            <text:p text:style-name="P210"/>
          </table:table-cell>
        </table:table-row>
      </table:table>
      <text:h text:style-name="P730" text:outline-level="3"/>
      <text:h text:style-name="P848" text:outline-level="3"/>
      <text:h text:style-name="P712" text:outline-level="3"><text:bookmark-start text:name="__RefHeading___Toc28737_3565806484"/>File::set-<text:span text:style-name="T177">ignore</text:span><text:span text:style-name="T332">-cr</text:span><text:span text:style-name="T256">　</text:span><text:bookmark-end text:name="__RefHeading___Toc28737_3565806484"/></text:h>
      <text:p text:style-name="P434"/>
      <table:table table:name="表264" table:style-name="表264">
        <table:table-column table:style-name="表264.A"/>
        <table:table-column table:style-name="表264.B"/>
        <table:table-row>
          <table:table-cell office:value-type="string">
            <text:p text:style-name="P212">説明</text:p>
          </table:table-cell>
          <table:table-cell office:value-type="string">
            <text:p text:style-name="P212"/>
            <text:p text:style-name="P212">ファイルオブジェクト<text:span text:style-name="T151">に対してDOS形式の入力の際のCR除去を行います</text:span>。</text:p>
          </table:table-cell>
        </table:table-row>
        <table:table-row>
          <table:table-cell office:value-type="string">
            <text:p text:style-name="P212">書式</text:p>
          </table:table-cell>
          <table:table-cell office:value-type="string">
            <text:p text:style-name="P212"/>
            <text:p text:style-name="P212">File set-<text:span text:style-name="T154">ignore</text:span><text:span text:style-name="T332">-cr </text:span><text:span text:style-name="T333">t | nil</text:span></text:p>
          </table:table-cell>
        </table:table-row>
        <table:table-row>
          <table:table-cell office:value-type="string">
            <text:p text:style-name="P212">詳細</text:p>
          </table:table-cell>
          <table:table-cell office:value-type="string">
            <text:p text:style-name="P434"/>
            <text:p text:style-name="P434"><text:span text:style-name="T165">tを設定することで、</text:span>ファイルオブジェクト<text:span text:style-name="T165">に対してDOS形式のレコードを読み込んだ際、CRを除去することを指定します</text:span>。</text:p>
          </table:table-cell>
        </table:table-row>
        <table:table-row>
          <table:table-cell office:value-type="string">
            <text:p text:style-name="P212">戻り値</text:p>
          </table:table-cell>
          <table:table-cell office:value-type="string">
            <text:p text:style-name="P374"/>
            <text:p text:style-name="P375"><text:span text:style-name="T151">設定された場合</text:span>tを返します。<text:span text:style-name="T151">設定が解除された場合nilを返します。</text:span></text:p>
          </table:table-cell>
        </table:table-row>
        <table:table-row>
          <table:table-cell office:value-type="string">
            <text:p text:style-name="P212">例外</text:p>
          </table:table-cell>
          <table:table-cell office:value-type="string">
            <text:p text:style-name="P212"/>
            <text:p text:style-name="P212">ErrSyntax: 書式に誤りがあります。</text:p>
          </table:table-cell>
        </table:table-row>
        <table:table-row>
          <table:table-cell office:value-type="string">
            <text:p text:style-name="P212">使用例</text:p>
          </table:table-cell>
          <table:table-cell office:value-type="string">
            <text:p text:style-name="P212"/>
            <text:p text:style-name="P212"/>
          </table:table-cell>
        </table:table-row>
      </table:table>
      <text:h text:style-name="P755" text:outline-level="3"/>
      <text:h text:style-name="P712" text:outline-level="3"><text:bookmark-start text:name="__RefHeading___Toc19491_2135658563"/>File::set-<text:span text:style-name="T256">newline</text:span><text:span text:style-name="T5">　</text:span><text:bookmark-end text:name="__RefHeading___Toc19491_2135658563"/></text:h>
      <text:p text:style-name="P318"/>
      <table:table table:name="表169" table:style-name="表169">
        <table:table-column table:style-name="表169.A"/>
        <table:table-column table:style-name="表169.B"/>
        <table:table-row>
          <table:table-cell office:value-type="string">
            <text:p text:style-name="P213">説明</text:p>
          </table:table-cell>
          <table:table-cell office:value-type="string">
            <text:p text:style-name="P213"/>
            <text:p text:style-name="P213">ファイルオブジェクトの改行入出力モードを設定します。</text:p>
          </table:table-cell>
        </table:table-row>
        <table:table-row>
          <table:table-cell office:value-type="string">
            <text:p text:style-name="P213">書式</text:p>
          </table:table-cell>
          <table:table-cell office:value-type="string">
            <text:p text:style-name="P213"/>
            <text:p text:style-name="P213">File set-newline <text:span text:style-name="T256">t | nil</text:span></text:p>
          </table:table-cell>
        </table:table-row>
        <table:table-row>
          <table:table-cell office:value-type="string">
            <text:p text:style-name="P213">詳細</text:p>
          </table:table-cell>
          <table:table-cell office:value-type="string">
            <text:p text:style-name="P440"/>
            <text:p text:style-name="P440">ファイルオブジェクトの改行入出力モードを設定します。</text:p>
            <text:p text:style-name="P440">tを指定した場合、gets では改行を読み込み、putsでは改行を出力します。</text:p>
            <text:p text:style-name="P440">nilを指定した場合、getsでは改行を取り除き、putsでは改行を出力しません。</text:p>
            <text:p text:style-name="P440">インタプリタ起動時は、stdinは<text:span text:style-name="T256">set-newline nilに、stdout は set-newline tに初期設定されます。</text:span></text:p>
          </table:table-cell>
        </table:table-row>
        <table:table-row>
          <table:table-cell office:value-type="string">
            <text:p text:style-name="P213">戻り値</text:p>
          </table:table-cell>
          <table:table-cell office:value-type="string">
            <text:p text:style-name="P376"/>
            <text:p text:style-name="P377">tまたはnil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12" text:outline-level="3"><text:bookmark-start text:name="__RefHeading___Toc19493_2135658563"/><text:span text:style-name="T139">File::set-</text:span><text:span text:style-name="T140">noblock</text:span>　<text:bookmark-end text:name="__RefHeading___Toc19493_2135658563"/></text:h>
      <text:p text:style-name="P440"/>
      <table:table table:name="表171" table:style-name="表171">
        <table:table-column table:style-name="表171.A"/>
        <table:table-column table:style-name="表171.B"/>
        <table:table-row>
          <table:table-cell office:value-type="string">
            <text:p text:style-name="P213">説明</text:p>
          </table:table-cell>
          <table:table-cell office:value-type="string">
            <text:p text:style-name="P213"/>
            <text:p text:style-name="P213">ファイルオブジェクトに対して非ブロックI/Oを設定します。</text:p>
          </table:table-cell>
        </table:table-row>
        <table:table-row>
          <table:table-cell office:value-type="string">
            <text:p text:style-name="P213">書式</text:p>
          </table:table-cell>
          <table:table-cell office:value-type="string">
            <text:p text:style-name="P213"/>
            <text:p text:style-name="P213">File set-no<text:span text:style-name="T256">block t | nil</text:span></text:p>
          </table:table-cell>
        </table:table-row>
        <table:table-row>
          <table:table-cell office:value-type="string">
            <text:p text:style-name="P213">詳細</text:p>
          </table:table-cell>
          <table:table-cell office:value-type="string">
            <text:p text:style-name="P497"/>
            <text:p text:style-name="P497">tを設定するとファイルオブジェクトに対して非ブロックI/Oを設定します。この場合、ファイルの入出力（puts/gets)を呼び出した際に<text:span text:style-name="T165">データ</text:span>の準備ができていない場合は<text:span text:style-name="T165">その時点までのデータをアプリケーションに返します。またこの場合、File::statのearly-exitフラグがtとなり、LFの入力を待たずに復帰したことをアプリケーションに知らせます。</text:span></text:p>
            <text:p text:style-name="P496">nilを設定すると通常のI/O（ブロックI/O）を設定します。この場合は、ファイル入出力（puts/gets）を呼びだした際に<text:span text:style-name="T165">データ</text:span>の準備ができていない場合は<text:span text:style-name="T165">データが到着する</text:span>まで待ちます。</text:p>
          </table:table-cell>
        </table:table-row>
        <table:table-row>
          <table:table-cell office:value-type="string">
            <text:p text:style-name="P213">戻り値</text:p>
          </table:table-cell>
          <table:table-cell office:value-type="string">
            <text:p text:style-name="P376"/>
            <text:p text:style-name="P377">tまたはnil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31" text:outline-level="3"/>
      <text:h text:style-name="P712" text:outline-level="3"><text:bookmark-start text:name="__RefHeading___Toc19495_2135658563"/>File::set-<text:span text:style-name="T256">nobuffer　</text:span><text:bookmark-end text:name="__RefHeading___Toc19495_2135658563"/></text:h>
      <text:p text:style-name="P440"/>
      <table:table table:name="表170" table:style-name="表170">
        <table:table-column table:style-name="表170.A"/>
        <table:table-column table:style-name="表170.B"/>
        <table:table-row>
          <table:table-cell office:value-type="string">
            <text:p text:style-name="P213">説明</text:p>
          </table:table-cell>
          <table:table-cell office:value-type="string">
            <text:p text:style-name="P213"/>
            <text:p text:style-name="P213">ファイルオブジェクトのバッファを無効化します。</text:p>
          </table:table-cell>
        </table:table-row>
        <table:table-row>
          <table:table-cell office:value-type="string">
            <text:p text:style-name="P213">書式</text:p>
          </table:table-cell>
          <table:table-cell office:value-type="string">
            <text:p text:style-name="P213"/>
            <text:p text:style-name="P213">File set-nobuffer</text:p>
          </table:table-cell>
        </table:table-row>
        <table:table-row>
          <table:table-cell office:value-type="string">
            <text:p text:style-name="P213">詳細</text:p>
          </table:table-cell>
          <table:table-cell office:value-type="string">
            <text:p text:style-name="P497"/>
            <text:p text:style-name="P497">ファイルオブジェクトのバッファリングを無効化します。あるファイルオブジェクトに対して本メソッドを呼ぶと、そのファイルオブジェクトについては再びバッファリングを有効にすることはできません。</text:p>
          </table:table-cell>
        </table:table-row>
        <table:table-row>
          <table:table-cell office:value-type="string">
            <text:p text:style-name="P213">戻り値</text:p>
          </table:table-cell>
          <table:table-cell office:value-type="string">
            <text:p text:style-name="P376"/>
            <text:p text:style-name="P377">t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12" text:outline-level="3"><text:bookmark-start text:name="__RefHeading___Toc19495_21356585631"/>File::set-<text:span text:style-name="T165">r</text:span><text:span text:style-name="T178">awio</text:span><text:span text:style-name="T256">　</text:span><text:bookmark-end text:name="__RefHeading___Toc19495_21356585631"/></text:h>
      <text:p text:style-name="P435"/>
      <table:table table:name="表265" table:style-name="表265">
        <table:table-column table:style-name="表265.A"/>
        <table:table-column table:style-name="表265.B"/>
        <table:table-row>
          <table:table-cell office:value-type="string">
            <text:p text:style-name="P214">説明</text:p>
          </table:table-cell>
          <table:table-cell office:value-type="string">
            <text:p text:style-name="P214"/>
            <text:p text:style-name="P214">ファイル<text:span text:style-name="T151">のraw IOモードを設定します。</text:span></text:p>
          </table:table-cell>
        </table:table-row>
        <table:table-row>
          <table:table-cell office:value-type="string">
            <text:p text:style-name="P214">書式</text:p>
          </table:table-cell>
          <table:table-cell office:value-type="string">
            <text:p text:style-name="P214"/>
            <text:p text:style-name="P214">File set-<text:span text:style-name="T151">rawio t | nil</text:span></text:p>
          </table:table-cell>
        </table:table-row>
        <table:table-row>
          <table:table-cell office:value-type="string">
            <text:p text:style-name="P214">詳細</text:p>
          </table:table-cell>
          <table:table-cell office:value-type="string">
            <text:p text:style-name="P435"/>
            <text:p text:style-name="P435">ファイル<text:span text:style-name="T165">のraw IOを設定します。ファイルオブジェクト生成時の規定値はnilです。</text:span></text:p>
            <text:p text:style-name="P597">tに設定することにより、File::getsの際にraw IOモードとなります。詳細はFile::getsのページを参照してください。</text:p>
          </table:table-cell>
        </table:table-row>
        <table:table-row>
          <table:table-cell office:value-type="string">
            <text:p text:style-name="P214">戻り値</text:p>
          </table:table-cell>
          <table:table-cell office:value-type="string">
            <text:p text:style-name="P378"/>
            <text:p text:style-name="P379"><text:span text:style-name="T151">指定した</text:span>t<text:span text:style-name="T151">またはnil</text:span>を返します。</text:p>
          </table:table-cell>
        </table:table-row>
        <table:table-row>
          <table:table-cell office:value-type="string">
            <text:p text:style-name="P214">例外</text:p>
          </table:table-cell>
          <table:table-cell office:value-type="string">
            <text:p text:style-name="P214"/>
            <text:p text:style-name="P214">ErrSyntax: 書式に誤りがあります。</text:p>
          </table:table-cell>
        </table:table-row>
        <table:table-row>
          <table:table-cell office:value-type="string">
            <text:p text:style-name="P214">使用例</text:p>
          </table:table-cell>
          <table:table-cell office:value-type="string">
            <text:p text:style-name="P214"/>
            <text:p text:style-name="P214"/>
          </table:table-cell>
        </table:table-row>
      </table:table>
      <text:h text:style-name="P732" text:outline-level="3"/>
      <text:h text:style-name="P712" text:outline-level="3"><text:bookmark-start text:name="__RefHeading___Toc19495_213565856311"/>File::set-<text:span text:style-name="T165">read</text:span><text:span text:style-name="T256">buffer</text:span><text:span text:style-name="T178">-max</text:span><text:span text:style-name="T256">　</text:span><text:bookmark-end text:name="__RefHeading___Toc19495_213565856311"/></text:h>
      <text:p text:style-name="P435"/>
      <table:table table:name="表287" table:style-name="表287">
        <table:table-column table:style-name="表287.A"/>
        <table:table-column table:style-name="表287.B"/>
        <table:table-row>
          <table:table-cell office:value-type="string">
            <text:p text:style-name="P214">説明</text:p>
          </table:table-cell>
          <table:table-cell office:value-type="string">
            <text:p text:style-name="P214"/>
            <text:p text:style-name="P214">ファイルオブジェクトの<text:span text:style-name="T151">最大入力文字数を設定します。</text:span></text:p>
          </table:table-cell>
        </table:table-row>
        <table:table-row>
          <table:table-cell office:value-type="string">
            <text:p text:style-name="P214">書式</text:p>
          </table:table-cell>
          <table:table-cell office:value-type="string">
            <text:p text:style-name="P214"/>
            <text:p text:style-name="P214">File set-<text:span text:style-name="T151">read</text:span>buffer<text:span text:style-name="T151">-max</text:span></text:p>
          </table:table-cell>
        </table:table-row>
        <table:table-row>
          <table:table-cell office:value-type="string">
            <text:p text:style-name="P214">詳細</text:p>
          </table:table-cell>
          <table:table-cell office:value-type="string">
            <text:p text:style-name="P435"/>
            <text:p text:style-name="P435">ファイルオブジェクトの<text:span text:style-name="T165">最大入力文字数を設定します。デフォルトは0で、LFが読み込まれるまでgetsはブロックします。0以外の正の数値が指定された場合、getsでの入力において指定された文字数を超えた場合、LFの入力を待たずにアプリケーションに復帰します。その場合、File::statのearly-exitフラグがtとなります。</text:span></text:p>
          </table:table-cell>
        </table:table-row>
        <table:table-row>
          <table:table-cell office:value-type="string">
            <text:p text:style-name="P214">戻り値</text:p>
          </table:table-cell>
          <table:table-cell office:value-type="string">
            <text:p text:style-name="P378"/>
            <text:p text:style-name="P379">tを返します。</text:p>
          </table:table-cell>
        </table:table-row>
        <table:table-row>
          <table:table-cell office:value-type="string">
            <text:p text:style-name="P214">例外</text:p>
          </table:table-cell>
          <table:table-cell office:value-type="string">
            <text:p text:style-name="P214"/>
            <text:p text:style-name="P214">ErrSyntax: 書式に誤りがあります。</text:p>
          </table:table-cell>
        </table:table-row>
        <table:table-row>
          <table:table-cell office:value-type="string">
            <text:p text:style-name="P214">使用例</text:p>
          </table:table-cell>
          <table:table-cell office:value-type="string">
            <text:p text:style-name="P214"/>
            <text:p text:style-name="P214"/>
          </table:table-cell>
        </table:table-row>
      </table:table>
      <text:h text:style-name="P732" text:outline-level="3"/>
      <text:h text:style-name="P712" text:outline-level="3"><text:bookmark-start text:name="__RefHeading___Toc19513_213565856311"/><text:span text:style-name="T165">File</text:span>::<text:span text:style-name="T249">set-</text:span><text:span text:style-name="T176">tag</text:span><text:span text:style-name="T5">　</text:span><text:bookmark-end text:name="__RefHeading___Toc19513_213565856311"/></text:h>
      <text:p text:style-name="P273"/>
      <table:table table:name="表274" table:style-name="表274">
        <table:table-column table:style-name="表274.A"/>
        <table:table-column table:style-name="表274.B"/>
        <table:table-row>
          <table:table-cell office:value-type="string">
            <text:p text:style-name="P137">説明</text:p>
          </table:table-cell>
          <table:table-cell office:value-type="string">
            <text:p text:style-name="P137"/>
            <text:p text:style-name="P137"><text:span text:style-name="T151">Fileにtagを設定します</text:span>。</text:p>
          </table:table-cell>
        </table:table-row>
        <table:table-row>
          <table:table-cell office:value-type="string">
            <text:p text:style-name="P137">書式</text:p>
          </table:table-cell>
          <table:table-cell office:value-type="string">
            <text:p text:style-name="P137"/>
            <text:p text:style-name="P137"><text:span text:style-name="T151">File</text:span> set-<text:span text:style-name="T151">tag </text:span><text:span text:style-name="T185">val</text:span></text:p>
          </table:table-cell>
        </table:table-row>
        <table:table-row>
          <table:table-cell office:value-type="string">
            <text:p text:style-name="P137">詳細</text:p>
          </table:table-cell>
          <table:table-cell office:value-type="string">
            <text:p text:style-name="P137"/>
            <text:p text:style-name="P137"><text:span text:style-name="T151">Fileにオブジェクト識別用のtagとして</text:span><text:span text:style-name="T185">val</text:span><text:span text:style-name="T151"> を</text:span>設定します。</text:p>
          </table:table-cell>
        </table:table-row>
        <table:table-row>
          <table:table-cell office:value-type="string">
            <text:p text:style-name="P137">戻り値</text:p>
          </table:table-cell>
          <table:table-cell office:value-type="string">
            <text:p text:style-name="P431"/>
            <text:p text:style-name="P431"><text:span text:style-name="T165">設定された</text:span><text:span text:style-name="T193">val</text:span><text:span text:style-name="T165">を返します。</text:span></text:p>
          </table:table-cell>
        </table:table-row>
        <table:table-row>
          <table:table-cell office:value-type="string">
            <text:p text:style-name="P137">例外</text:p>
          </table:table-cell>
          <table:table-cell office:value-type="string">
            <text:p text:style-name="P137"/>
            <text:p text:style-name="P137"/>
          </table:table-cell>
        </table:table-row>
        <table:table-row>
          <table:table-cell office:value-type="string">
            <text:p text:style-name="P137">使用例</text:p>
          </table:table-cell>
          <table:table-cell office:value-type="string">
            <text:p text:style-name="P137"/>
            <text:p text:style-name="P137"/>
          </table:table-cell>
        </table:table-row>
      </table:table>
      <text:h text:style-name="P716" text:outline-level="3"/>
      <text:h text:style-name="P712" text:outline-level="3"><text:bookmark-start text:name="__RefHeading__14606_1559979953"/>File::stat<text:span text:style-name="T5">　</text:span><text:bookmark-end text:name="__RefHeading__14606_1559979953"/></text:h>
      <text:p text:style-name="P54"/>
      <table:table table:name="表103" table:style-name="表103">
        <table:table-column table:style-name="表103.A"/>
        <table:table-column table:style-name="表103.B"/>
        <table:table-row>
          <table:table-cell office:value-type="string">
            <text:p text:style-name="P105">説明</text:p>
          </table:table-cell>
          <table:table-cell office:value-type="string">
            <text:p text:style-name="P105"/>
            <text:p text:style-name="P105">ファイルの状態を返します。</text:p>
          </table:table-cell>
        </table:table-row>
        <table:table-row>
          <table:table-cell office:value-type="string">
            <text:p text:style-name="P105">書式</text:p>
          </table:table-cell>
          <table:table-cell office:value-type="string">
            <text:p text:style-name="P105"/>
            <text:p text:style-name="P105">File stat</text:p>
          </table:table-cell>
        </table:table-row>
        <table:table-row>
          <table:table-cell office:value-type="string">
            <text:p text:style-name="P105">詳細</text:p>
          </table:table-cell>
          <table:table-cell office:value-type="string">
            <text:p text:style-name="P440"/>
            <text:p text:style-name="P440">ファイルの詳細をリストで返します。リストの詳細は以下のとおりです。</text:p>
            <text:p text:style-name="P416">((fd . <text:span text:style-name="T54">FD</text:span> ) (mode . <text:span text:style-name="T54">MODE</text:span> ) (path . <text:span text:style-name="T54">PATH</text:span> ) (eof . <text:span text:style-name="T54">EOF</text:span> )</text:p>
            <text:p text:style-name="P419"><text:s/><text:span text:style-name="T258">(newline . </text:span><text:span text:style-name="T80">NEWLINE</text:span><text:span text:style-name="T258"> ) (noblock . </text:span><text:span text:style-name="T80">NOBLOCK</text:span><text:span text:style-name="T258"> ) <text:s/></text:span></text:p>
            <text:p text:style-name="P420"><text:span text:style-name="T258"><text:s/>(</text:span><text:span text:style-name="T332">input-encoding</text:span><text:span text:style-name="T258"> . </text:span><text:span text:style-name="T93">INPUT_ENCODING</text:span><text:span text:style-name="T258"> )</text:span></text:p>
            <text:p text:style-name="P420"><text:span text:style-name="T258"><text:s/>(</text:span><text:span text:style-name="T167">output-</text:span><text:span text:style-name="T168">encoding</text:span><text:span text:style-name="T258"> . </text:span><text:span text:style-name="T93">OUTPUT_ENCODING</text:span><text:span text:style-name="T258"> ) </text:span></text:p>
            <text:p text:style-name="P420"><text:span text:style-name="T258"><text:s/>(</text:span><text:span text:style-name="T333">ignore</text:span><text:span text:style-name="T331">-cr</text:span><text:span text:style-name="T258"> . <text:s/></text:span><text:span text:style-name="T98">IGNORE</text:span><text:span text:style-name="T93">-</text:span><text:span text:style-name="T94">CR</text:span><text:span text:style-name="T331"> </text:span><text:span text:style-name="T258">) <text:s/>(</text:span><text:span text:style-name="T332">include-cr</text:span><text:span text:style-name="T258"> . <text:s/></text:span><text:span text:style-name="T93">INCLUDE-CR</text:span><text:span text:style-name="T258"> ) </text:span></text:p>
            <text:p text:style-name="P421"><text:span text:style-name="T258"><text:s/>(</text:span><text:span text:style-name="T167">encode-error</text:span><text:span text:style-name="T258"> . <text:s/></text:span><text:span text:style-name="T197">ENC-ERROR</text:span><text:span text:style-name="T258"> ) (</text:span><text:span text:style-name="T334">early</text:span><text:span text:style-name="T167">-</text:span><text:span text:style-name="T179">exit</text:span><text:span text:style-name="T258"> . <text:s/></text:span><text:span text:style-name="T96">EARLY</text:span><text:span text:style-name="T197">-</text:span><text:span text:style-name="T198">EXIT</text:span><text:span text:style-name="T258"> )</text:span></text:p>
            <text:p text:style-name="P422"><text:s/><text:span text:style-name="T258">(</text:span><text:span text:style-name="T334">readbuffer</text:span><text:span text:style-name="T167">-</text:span><text:span text:style-name="T179">max</text:span><text:span text:style-name="T258"> . <text:s/></text:span><text:span text:style-name="T198">BUFFER</text:span><text:span text:style-name="T197">-</text:span><text:span text:style-name="T198">SIZE</text:span><text:span text:style-name="T258"> )</text:span><text:span text:style-name="T167"> (</text:span><text:span text:style-name="T179">tag</text:span><text:span text:style-name="T167"> . <text:s/></text:span><text:span text:style-name="T198">TAG</text:span><text:span text:style-name="T167"> ) (rawio . <text:s/></text:span><text:span text:style-name="T199">RAWIO</text:span><text:span text:style-name="T167"> )</text:span>)</text:p>
            <text:p text:style-name="P440"><text:span text:style-name="T54">FD</text:span> ... ファイルディスクリプタの値<text:span text:style-name="T165">。</text:span></text:p>
            <text:p text:style-name="P440"><text:span text:style-name="T54">MODE</text:span> ... ファイルのオープンモード<text:span text:style-name="T165">。i、o、io、aのいずれか。</text:span></text:p>
            <text:p text:style-name="P440"><text:span text:style-name="T54">PATH</text:span> ... ファイルパス<text:span text:style-name="T165">。</text:span></text:p>
            <text:p text:style-name="P440"><text:span text:style-name="T54">EOF</text:span> ... EOF の場合にt<text:span text:style-name="T165">が設定される。File::clearでリセットができる。</text:span></text:p>
            <text:p text:style-name="P440"><text:span text:style-name="T54">NEWLINE</text:span> … 改行コード<text:span text:style-name="T165">(LF)</text:span>を含むときにt<text:span text:style-name="T165">を指定する。</text:span></text:p>
            <text:p text:style-name="P440"><text:span text:style-name="T54">NOBLOCK</text:span> … 非ブロックモードのときにt<text:span text:style-name="T165">を指定する。tの場合、入力がLFを含まず、かつ後続のデータが無かった場合にアプリケーションに復帰し、その際</text:span><text:span text:style-name="T193">EARLY-EXIT</text:span><text:span text:style-name="T165"> が設定される。</text:span></text:p>
            <text:p text:style-name="P498"><text:span text:style-name="T54">INPUT_ENCODING</text:span> … <text:span text:style-name="T165">入力のエンコーディング。</text:span></text:p>
            <text:p text:style-name="P498"><text:span text:style-name="T193">OUTPUT_ENCODING</text:span><text:span text:style-name="T165"> … 出力のエンコーディング。</text:span></text:p>
            <text:p text:style-name="P498"><text:span text:style-name="T95">IGNORE</text:span><text:span text:style-name="T54">-CR</text:span> … <text:span text:style-name="T165">読み込んだ行のCRを無視するときにtを指定する。</text:span></text:p>
            <text:p text:style-name="P498"><text:span text:style-name="T193">INCLUDE-CR </text:span><text:span text:style-name="T165">… 読み込んだ行にCRが含まれていたらtが設定される。</text:span></text:p>
            <text:p text:style-name="P498"><text:span text:style-name="T193">ENC-ERROR</text:span><text:span text:style-name="T165"> … UTF-8Fの場合、読み込んだバイトストリームに誤ったUTF-8文字が含まれていた場合tが設定される。</text:span></text:p>
            <text:p text:style-name="P499"><text:span text:style-name="T193">EARLY-EXIT</text:span><text:span text:style-name="T165"> … </text:span><text:span text:style-name="T193">NOBLOCK</text:span><text:span text:style-name="T165"> が設定されているかまたは、</text:span><text:span text:style-name="T193">BUFFER-SIZE</text:span><text:span text:style-name="T165"> を満了してアプリケーションに復帰しLFまで読み込まなかったことを示すときにtが設定される。</text:span></text:p>
            <text:p text:style-name="P555"><text:span text:style-name="T193">BUFFER-SIZE</text:span><text:span text:style-name="T165"> … 通常getsはLFまで読んだ後アプリケーションに復帰するが、このプロパティに0以外を指定することにより、この文字数を超えた場合LFを待たずに復帰する。その場合、</text:span><text:span text:style-name="T193">EARLY-EXIT</text:span><text:span text:style-name="T165"> にtが設定される。</text:span></text:p>
            <text:p text:style-name="P614"><text:span text:style-name="T54">TAG</text:span> … Fileに設定されたtagが返される。</text:p>
            <text:p text:style-name="P614"><text:soft-page-break/><text:span text:style-name="T54">RAWIO</text:span> ... raw IOモードのときはtが設定される。</text:p>
          </table:table-cell>
        </table:table-row>
        <table:table-row>
          <table:table-cell office:value-type="string">
            <text:p text:style-name="P105">戻り値</text:p>
          </table:table-cell>
          <table:table-cell office:value-type="string">
            <text:p text:style-name="P105"/>
            <text:p text:style-name="P105">ファイルの状態リストを返します。詳細を参照ください。</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
      <text:h text:style-name="P813" text:outline-level="3"/>
      <text:h text:style-name="P712" text:outline-level="3"><text:bookmark-start text:name="__RefHeading___Toc21598_780634474"/>Integer　<text:bookmark-end text:name="__RefHeading___Toc21598_780634474"/></text:h>
      <text:p text:style-name="P319"/>
      <text:p text:style-name="P492">　Integerクラスは、整数データ型のWrapperクラスです。整数リテラルに対してメソッドを指定することにより呼びだします。</text:p>
      <text:p text:style-name="P492">　Perfumeの整数データ型は、多倍長整数となります。メモリの許す限り大きな整数を現すことが可能です。</text:p>
      <text:h text:style-name="P733" text:outline-level="3"/>
      <text:h text:style-name="P712"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54"/>
      <table:table table:name="表114" table:style-name="表114">
        <table:table-column table:style-name="表114.A"/>
        <table:table-column table:style-name="表114.B"/>
        <table:table-row>
          <table:table-cell office:value-type="string">
            <text:p text:style-name="P105">説明</text:p>
          </table:table-cell>
          <table:table-cell office:value-type="string">
            <text:p text:style-name="P105"/>
            <text:p text:style-name="P105">整数の比較を行います。</text:p>
          </table:table-cell>
        </table:table-row>
        <table:table-row>
          <table:table-cell office:value-type="string">
            <text:p text:style-name="P105">書式</text:p>
          </table:table-cell>
          <table:table-cell office:value-type="string">
            <text:p text:style-name="P105"/>
            <text:p text:style-name="P105">Integer = <text:span text:style-name="T54">val</text:span></text:p>
            <text:p text:style-name="P105">Integer != <text:span text:style-name="T54">val</text:span></text:p>
            <text:p text:style-name="P105">Integer &gt; <text:span text:style-name="T54">val</text:span></text:p>
            <text:p text:style-name="P105">Integer &gt;= <text:span text:style-name="T54">val</text:span></text:p>
            <text:p text:style-name="P105">Integer &lt; <text:span text:style-name="T54">val</text:span></text:p>
            <text:p text:style-name="P105">Integer &lt;= <text:span text:style-name="T54">val</text:span></text:p>
          </table:table-cell>
        </table:table-row>
        <table:table-row>
          <table:table-cell office:value-type="string">
            <text:p text:style-name="P105">詳細</text:p>
          </table:table-cell>
          <table:table-cell office:value-type="string">
            <text:p text:style-name="P105"/>
            <text:p text:style-name="P105">Integerと<text:span text:style-name="T54">val</text:span>の比較を行います。</text:p>
            <text:p text:style-name="P105">= 等しい場合真</text:p>
            <text:p text:style-name="P105">!= 等しくない場合真</text:p>
            <text:p text:style-name="P105">&gt; より大きい場合真</text:p>
            <text:p text:style-name="P105">&gt;= より大きいか等しい場合真</text:p>
            <text:p text:style-name="P105">&lt; より小さい場合真</text:p>
            <text:p text:style-name="P105">&lt;= より小さいか等しい場合真</text:p>
          </table:table-cell>
        </table:table-row>
        <table:table-row>
          <table:table-cell office:value-type="string">
            <text:p text:style-name="P105">戻り値</text:p>
          </table:table-cell>
          <table:table-cell office:value-type="string">
            <text:p text:style-name="P105"/>
            <text:p text:style-name="P105">比較の結果、真の場合はtを返します。偽の場合は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8" text:outline-level="3"/>
      <text:h text:style-name="P712"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285"/>
      <table:table table:name="表115" table:style-name="表115">
        <table:table-column table:style-name="表115.A"/>
        <table:table-column table:style-name="表115.B"/>
        <table:table-row>
          <table:table-cell office:value-type="string">
            <text:p text:style-name="P105">説明</text:p>
          </table:table-cell>
          <table:table-cell office:value-type="string">
            <text:p text:style-name="P105"/>
            <text:p text:style-name="P105">整数演算を行います。</text:p>
          </table:table-cell>
        </table:table-row>
        <table:table-row>
          <table:table-cell office:value-type="string">
            <text:p text:style-name="P105">書式</text:p>
          </table:table-cell>
          <table:table-cell office:value-type="string">
            <text:p text:style-name="P105"/>
            <text:p text:style-name="P105">Integer + <text:span text:style-name="T54">val</text:span></text:p>
            <text:p text:style-name="P105">Integer – <text:span text:style-name="T54">val</text:span></text:p>
            <text:p text:style-name="P105">Integer * <text:span text:style-name="T54">val</text:span></text:p>
            <text:p text:style-name="P105">Integer / <text:span text:style-name="T54">val</text:span></text:p>
            <text:p text:style-name="P167">Integer % <text:span text:style-name="T54">val</text:span></text:p>
            <text:p text:style-name="P584">Integer ^ val</text:p>
          </table:table-cell>
        </table:table-row>
        <table:table-row>
          <table:table-cell office:value-type="string">
            <text:p text:style-name="P105">詳細</text:p>
          </table:table-cell>
          <table:table-cell office:value-type="string">
            <text:p text:style-name="P105"/>
            <text:p text:style-name="P105">Integerと<text:span text:style-name="T54">val</text:span>の演算を行います。</text:p>
            <text:p text:style-name="P105">+ 加算</text:p>
            <text:p text:style-name="P105">- 減算</text:p>
            <text:p text:style-name="P105">* 乗算</text:p>
            <text:p text:style-name="P105">/ 除算</text:p>
            <text:p text:style-name="P105">% 剰余</text:p>
            <text:p text:style-name="P105">^ べき乗</text:p>
          </table:table-cell>
        </table:table-row>
        <table:table-row>
          <table:table-cell office:value-type="string">
            <text:p text:style-name="P105">戻り値</text:p>
          </table:table-cell>
          <table:table-cell office:value-type="string">
            <text:p text:style-name="P105"/>
            <text:p text:style-name="P105">Integerと<text:span text:style-name="T54">val</text:span>の演算結果を返します。<text:span text:style-name="T54">val</text:span>は整数値もしくは実数を指定可能です。</text:p>
            <text:p text:style-name="P105">結果は整数型となります。<text:span text:style-name="T54">val</text:span>に実数型を指定した場合も整数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2"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320"/>
      <table:table table:name="Table47" table:style-name="Table47">
        <table:table-column table:style-name="Table47.A"/>
        <table:table-column table:style-name="Table47.B"/>
        <table:table-row>
          <table:table-cell office:value-type="string">
            <text:p text:style-name="P200">説明</text:p>
          </table:table-cell>
          <table:table-cell office:value-type="string">
            <text:p text:style-name="P200"/>
            <text:p text:style-name="P200">論理演算を行います。</text:p>
          </table:table-cell>
        </table:table-row>
        <table:table-row>
          <table:table-cell office:value-type="string">
            <text:p text:style-name="P200">書式</text:p>
          </table:table-cell>
          <table:table-cell office:value-type="string">
            <text:p text:style-name="P200"/>
            <text:p text:style-name="P200">Integer &amp;&amp; <text:span text:style-name="T54">val</text:span></text:p>
            <text:p text:style-name="P200">Integer ^^ <text:span text:style-name="T54">val</text:span></text:p>
            <text:p text:style-name="P200">Integer || <text:span text:style-name="T54">val</text:span></text:p>
            <text:p text:style-name="P200">Integer <text:span text:style-name="T54">~~</text:span></text:p>
            <text:p text:style-name="P215"><text:span text:style-name="T106">Integer &lt;&lt; </text:span><text:span text:style-name="T54">val</text:span></text:p>
            <text:p text:style-name="P215"><text:span text:style-name="T106">Integer &gt;&gt; </text:span><text:span text:style-name="T54">val</text:span></text:p>
            <text:p text:style-name="P215"><text:span text:style-name="T106">Integer &gt;&gt;&gt;</text:span><text:span text:style-name="T54"> val</text:span></text:p>
          </table:table-cell>
        </table:table-row>
        <table:table-row>
          <table:table-cell office:value-type="string">
            <text:p text:style-name="P200">詳細</text:p>
          </table:table-cell>
          <table:table-cell office:value-type="string">
            <text:p text:style-name="P440"/>
            <text:p text:style-name="P440">Integerと<text:span text:style-name="T54">val</text:span>の論理演算を行います。</text:p>
            <text:p text:style-name="P440">&amp;&amp; 論理積</text:p>
            <text:p text:style-name="P440">^^ 排他的論理和</text:p>
            <text:p text:style-name="P440">|| <text:s/>論理和</text:p>
            <text:p text:style-name="P440">~~ 論理否定</text:p>
            <text:p text:style-name="P440">&lt;&lt; 左シフト</text:p>
            <text:p text:style-name="P440">&gt;&gt; 算術右シフト</text:p>
            <text:p text:style-name="P440">&gt;&gt;&gt; 論理右シフト</text:p>
          </table:table-cell>
        </table:table-row>
        <table:table-row>
          <table:table-cell office:value-type="string">
            <text:p text:style-name="P200">戻り値</text:p>
          </table:table-cell>
          <table:table-cell office:value-type="string">
            <text:p text:style-name="P200"/>
            <text:p text:style-name="P200">Integerと<text:span text:style-name="T54">val</text:span>の論理演算結果を返します。<text:span text:style-name="T54">val</text:span>は整数値を指定可能です。</text:p>
            <text:p text:style-name="P200">内部は多倍長整数のため、64ビット整数に変換して計算します。</text:p>
          </table:table-cell>
        </table:table-row>
        <table:table-row>
          <table:table-cell office:value-type="string">
            <text:p text:style-name="P200">例外</text:p>
          </table:table-cell>
          <table:table-cell office:value-type="string">
            <text:p text:style-name="P200"/>
            <text:p text:style-name="P200">ErrSyntax: 書式に誤りがあります。</text:p>
          </table:table-cell>
        </table:table-row>
        <table:table-row>
          <table:table-cell office:value-type="string">
            <text:p text:style-name="P200">使用例</text:p>
          </table:table-cell>
          <table:table-cell office:value-type="string">
            <text:p text:style-name="P200"/>
            <text:p text:style-name="P200"/>
          </table:table-cell>
        </table:table-row>
      </table:table>
      <text:h text:style-name="P814" text:outline-level="3"/>
      <text:h text:style-name="P712"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54"/>
      <table:table table:name="表118" table:style-name="表118">
        <table:table-column table:style-name="表118.A"/>
        <table:table-column table:style-name="表118.B"/>
        <table:table-row>
          <table:table-cell office:value-type="string">
            <text:p text:style-name="P105">説明</text:p>
          </table:table-cell>
          <table:table-cell office:value-type="string">
            <text:p text:style-name="P105"/>
            <text:p text:style-name="P105">Integerデータをインクリメント/デクリメントします。</text:p>
          </table:table-cell>
        </table:table-row>
        <table:table-row>
          <table:table-cell office:value-type="string">
            <text:p text:style-name="P105">書式</text:p>
          </table:table-cell>
          <table:table-cell office:value-type="string">
            <text:p text:style-name="P105"/>
            <text:p text:style-name="P105">Integer ++ [ <text:span text:style-name="T54">val</text:span> <text:s/>]</text:p>
            <text:p text:style-name="P105">Integer -- [ <text:span text:style-name="T54">val</text:span> <text:s/>]</text:p>
          </table:table-cell>
        </table:table-row>
        <table:table-row>
          <table:table-cell office:value-type="string">
            <text:p text:style-name="P105">詳細</text:p>
          </table:table-cell>
          <table:table-cell office:value-type="string">
            <text:p text:style-name="P105"/>
            <text:p text:style-name="P105">Integerデータをインクリメント/デクリメントします。<text:span text:style-name="T54">val</text:span>を指定すると<text:span text:style-name="T54">val</text:span>の値だけインクリメント/デクリメントされます。省略した場合は1となります。</text:p>
            <text:p text:style-name="P105">このメソッドは、変数に保持された値が直接変更されます。</text:p>
          </table:table-cell>
        </table:table-row>
        <table:table-row>
          <table:table-cell office:value-type="string">
            <text:p text:style-name="P105">戻り値</text:p>
          </table:table-cell>
          <table:table-cell office:value-type="string">
            <text:p text:style-name="P105"/>
            <text:p text:style-name="P105">インクリメント/デクリメントされた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6"/>
            <text:p text:style-name="P686"># incriment valiable</text:p>
            <text:p text:style-name="P686">set i 0;</text:p>
            <text:p text:style-name="P686">$i ++;</text:p>
            <text:p text:style-name="P686"># same as</text:p>
            <text:p text:style-name="P686">set i 0;</text:p>
            <text:p text:style-name="P686">set i [$i + 1];</text:p>
          </table:table-cell>
        </table:table-row>
      </table:table>
      <text:h text:style-name="P758" text:outline-level="3"/>
      <text:h text:style-name="P712" text:outline-level="3"><text:bookmark-start text:name="__RefHeading__14652_1559979953"/>Integer:: ..<text:span text:style-name="T5">　</text:span><text:bookmark-end text:name="__RefHeading__14652_1559979953"/></text:h>
      <text:p text:style-name="P54"/>
      <table:table table:name="表121" table:style-name="表121">
        <table:table-column table:style-name="表121.A"/>
        <table:table-column table:style-name="表121.B"/>
        <table:table-row>
          <table:table-cell office:value-type="string">
            <text:p text:style-name="P105">説明</text:p>
          </table:table-cell>
          <table:table-cell office:value-type="string">
            <text:p text:style-name="P105"/>
            <text:p text:style-name="P105">Integerのリストを返します。</text:p>
          </table:table-cell>
        </table:table-row>
        <table:table-row>
          <table:table-cell office:value-type="string">
            <text:p text:style-name="P105">書式</text:p>
          </table:table-cell>
          <table:table-cell office:value-type="string">
            <text:p text:style-name="P105"/>
            <text:p text:style-name="P105">Integer .. <text:span text:style-name="T54">to-val</text:span><text:span text:style-name="T106"> <text:s/>[ do: { | </text:span><text:span text:style-name="T54">var</text:span><text:span text:style-name="T106"> | <text:s/></text:span><text:span text:style-name="T54">block</text:span><text:span text:style-name="T106"> } ]</text:span></text:p>
          </table:table-cell>
        </table:table-row>
        <table:table-row>
          <table:table-cell office:value-type="string">
            <text:p text:style-name="P105">詳細</text:p>
          </table:table-cell>
          <table:table-cell office:value-type="string">
            <text:p text:style-name="P105"/>
            <text:p text:style-name="P105">Integerから<text:span text:style-name="T54">to-val</text:span>までの値をリストで返します。do: ブロックを指定した場合、整数の各値が<text:span text:style-name="T54">block</text:span>書かれた処理を経てリストとなります。ブロックには、各整数の要素が<text:span text:style-name="T54">var</text:span>で渡されます。</text:p>
          </table:table-cell>
        </table:table-row>
        <table:table-row>
          <table:table-cell office:value-type="string">
            <text:p text:style-name="P105">戻り値</text:p>
          </table:table-cell>
          <table:table-cell office:value-type="string">
            <text:p text:style-name="P105"/>
            <text:p text:style-name="P105">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1"/>
            <text:p text:style-name="P661"># 0から20までの偶数のリストを返します。</text:p>
            <text:p text:style-name="P661">0 .. 10 do: {| i | $i * 2};</text:p>
          </table:table-cell>
        </table:table-row>
      </table:table>
      <text:h text:style-name="P758" text:outline-level="3"/>
      <text:h text:style-name="P712" text:outline-level="3"><text:bookmark-start text:name="__RefHeading___Toc23673_1636654246"/>Integer::abs<text:span text:style-name="T5">　</text:span><text:bookmark-end text:name="__RefHeading___Toc23673_1636654246"/></text:h>
      <text:p text:style-name="P321"/>
      <table:table table:name="表202" table:style-name="表202">
        <table:table-column table:style-name="表202.A"/>
        <table:table-column table:style-name="表202.B"/>
        <table:table-row>
          <table:table-cell office:value-type="string">
            <text:p text:style-name="P216">説明</text:p>
          </table:table-cell>
          <table:table-cell office:value-type="string">
            <text:p text:style-name="P216"/>
            <text:p text:style-name="P380">絶対値を返します。</text:p>
          </table:table-cell>
        </table:table-row>
        <table:table-row>
          <table:table-cell office:value-type="string">
            <text:p text:style-name="P216">書式</text:p>
          </table:table-cell>
          <table:table-cell office:value-type="string">
            <text:p text:style-name="P216"/>
            <text:p text:style-name="P216">Integer abs</text:p>
          </table:table-cell>
        </table:table-row>
        <table:table-row>
          <table:table-cell office:value-type="string">
            <text:p text:style-name="P216">詳細</text:p>
          </table:table-cell>
          <table:table-cell office:value-type="string">
            <text:p text:style-name="P216"/>
            <text:p text:style-name="P216">Integerの値の絶対値を返します。</text:p>
          </table:table-cell>
        </table:table-row>
        <table:table-row>
          <table:table-cell office:value-type="string">
            <text:p text:style-name="P216">戻り値</text:p>
          </table:table-cell>
          <table:table-cell office:value-type="string">
            <text:p text:style-name="P216"/>
            <text:p text:style-name="P217">Integerの値の絶対値が返ります。</text:p>
          </table:table-cell>
        </table:table-row>
        <table:table-row>
          <table:table-cell office:value-type="string">
            <text:p text:style-name="P216">例外</text:p>
          </table:table-cell>
          <table:table-cell office:value-type="string">
            <text:p text:style-name="P216"/>
            <text:p text:style-name="P216">ErrSyntax: 書式に誤りがあります。</text:p>
          </table:table-cell>
        </table:table-row>
        <table:table-row>
          <table:table-cell office:value-type="string">
            <text:p text:style-name="P216">使用例</text:p>
          </table:table-cell>
          <table:table-cell office:value-type="string">
            <text:p text:style-name="P216"/>
            <text:p text:style-name="P216"/>
          </table:table-cell>
        </table:table-row>
      </table:table>
      <text:h text:style-name="P734" text:outline-level="3"/>
      <text:h text:style-name="P712" text:outline-level="3"><text:bookmark-start text:name="__RefHeading__14654_1559979953"/>Integer::each<text:span text:style-name="T5">　</text:span><text:bookmark-end text:name="__RefHeading__14654_1559979953"/></text:h>
      <text:p text:style-name="P54"/>
      <table:table table:name="表128" table:style-name="表128">
        <table:table-column table:style-name="表128.A"/>
        <table:table-column table:style-name="表128.B"/>
        <table:table-row>
          <table:table-cell office:value-type="string">
            <text:p text:style-name="P105">説明</text:p>
          </table:table-cell>
          <table:table-cell office:value-type="string">
            <text:p text:style-name="P105"/>
            <text:p text:style-name="P105">Integerのイテレータです。</text:p>
          </table:table-cell>
        </table:table-row>
        <table:table-row>
          <table:table-cell office:value-type="string">
            <text:p text:style-name="P105">書式</text:p>
          </table:table-cell>
          <table:table-cell office:value-type="string">
            <text:p text:style-name="P105"/>
            <text:p text:style-name="P105">Integer each to: <text:span text:style-name="T54">to-val</text:span> <text:s/>do: { | <text:span text:style-name="T54">var</text:span> | <text:span text:style-name="T54">block</text:span> }</text:p>
          </table:table-cell>
        </table:table-row>
        <table:table-row>
          <table:table-cell office:value-type="string">
            <text:p text:style-name="P105">詳細</text:p>
          </table:table-cell>
          <table:table-cell office:value-type="string">
            <text:p text:style-name="P105"/>
            <text:p text:style-name="P105">Integerの値から<text:span text:style-name="T54">to-val</text:span>までの整数値のイテレータです。各整数値ごとに <text:span text:style-name="T54">block</text:span> ブロックが呼び出されます。ブロックの呼び出しに際してバインド変数<text:span text:style-name="T54">var</text:span>が渡されます。</text:p>
          </table:table-cell>
        </table:table-row>
        <table:table-row>
          <table:table-cell office:value-type="string">
            <text:p text:style-name="P105">戻り値</text:p>
          </table:table-cell>
          <table:table-cell office:value-type="string">
            <text:p text:style-name="P105"/>
            <text:p text:style-name="P105">最後に実行された<text:span text:style-name="T54">block</text:span>の値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1"/>
            <text:p text:style-name="P661"># 1から10までを表示する</text:p>
            <text:p text:style-name="P661">1 each to: 10 do: {| i | println $i};</text:p>
          </table:table-cell>
        </table:table-row>
      </table:table>
      <text:h text:style-name="P712" text:outline-level="3"><text:bookmark-start text:name="__RefHeading___Toc23675_1636654246"/>Integer::<text:span text:style-name="T280">neg</text:span><text:span text:style-name="T5">　</text:span><text:bookmark-end text:name="__RefHeading___Toc23675_1636654246"/></text:h>
      <text:p text:style-name="P322"/>
      <table:table table:name="表203" table:style-name="表203">
        <table:table-column table:style-name="表203.A"/>
        <table:table-column table:style-name="表203.B"/>
        <table:table-row>
          <table:table-cell office:value-type="string">
            <text:p text:style-name="P218">説明</text:p>
          </table:table-cell>
          <table:table-cell office:value-type="string">
            <text:p text:style-name="P218"/>
            <text:p text:style-name="P381">負を返します。</text:p>
          </table:table-cell>
        </table:table-row>
        <table:table-row>
          <table:table-cell office:value-type="string">
            <text:p text:style-name="P218">書式</text:p>
          </table:table-cell>
          <table:table-cell office:value-type="string">
            <text:p text:style-name="P218"/>
            <text:p text:style-name="P218">Integer neg</text:p>
          </table:table-cell>
        </table:table-row>
        <table:table-row>
          <table:table-cell office:value-type="string">
            <text:p text:style-name="P218">詳細</text:p>
          </table:table-cell>
          <table:table-cell office:value-type="string">
            <text:p text:style-name="P218"/>
            <text:p text:style-name="P218">Integerの値の負数を返します。</text:p>
          </table:table-cell>
        </table:table-row>
        <table:table-row>
          <table:table-cell office:value-type="string">
            <text:p text:style-name="P218">戻り値</text:p>
          </table:table-cell>
          <table:table-cell office:value-type="string">
            <text:p text:style-name="P218"/>
            <text:p text:style-name="P218">Integerの値の負数が返り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table-cell office:value-type="string">
            <text:p text:style-name="P218">使用例</text:p>
          </table:table-cell>
          <table:table-cell office:value-type="string">
            <text:p text:style-name="P218"/>
            <text:p text:style-name="P218"/>
          </table:table-cell>
        </table:table-row>
      </table:table>
      <text:h text:style-name="P712" text:outline-level="3"><text:bookmark-start text:name="__RefHeading___Toc23677_1636654246"/>Integer::<text:span text:style-name="T280">nextprime</text:span><text:span text:style-name="T5">　</text:span><text:bookmark-end text:name="__RefHeading___Toc23677_1636654246"/></text:h>
      <text:p text:style-name="P322"/>
      <table:table table:name="表204" table:style-name="表204">
        <table:table-column table:style-name="表204.A"/>
        <table:table-column table:style-name="表204.B"/>
        <table:table-row>
          <table:table-cell office:value-type="string">
            <text:p text:style-name="P218">説明</text:p>
          </table:table-cell>
          <table:table-cell office:value-type="string">
            <text:p text:style-name="P218"/>
            <text:p text:style-name="P381">次の素数を返します。</text:p>
          </table:table-cell>
        </table:table-row>
        <table:table-row>
          <table:table-cell office:value-type="string">
            <text:p text:style-name="P218">書式</text:p>
          </table:table-cell>
          <table:table-cell office:value-type="string">
            <text:p text:style-name="P218"/>
            <text:p text:style-name="P218">Integer <text:span text:style-name="T281">nextprime</text:span></text:p>
          </table:table-cell>
        </table:table-row>
        <table:table-row>
          <table:table-cell office:value-type="string">
            <text:p text:style-name="P218">詳細</text:p>
          </table:table-cell>
          <table:table-cell office:value-type="string">
            <text:p text:style-name="P218"/>
            <text:p text:style-name="P218">Integerの値の次の素数を返します。</text:p>
          </table:table-cell>
        </table:table-row>
        <table:table-row>
          <table:table-cell office:value-type="string">
            <text:p text:style-name="P218">戻り値</text:p>
          </table:table-cell>
          <table:table-cell office:value-type="string">
            <text:p text:style-name="P218"/>
            <text:p text:style-name="P218">Integerの値の次の素数が返り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table-cell office:value-type="string">
            <text:p text:style-name="P218">使用例</text:p>
          </table:table-cell>
          <table:table-cell office:value-type="string">
            <text:p text:style-name="P218"/>
            <text:p text:style-name="P218"/>
          </table:table-cell>
        </table:table-row>
      </table:table>
      <text:h text:style-name="P775" text:outline-level="3"/>
      <text:h text:style-name="P712" text:outline-level="3"><text:bookmark-start text:name="__RefHeading__15729_112356151"/>Integer::real<text:span text:style-name="T5">　</text:span><text:bookmark-end text:name="__RefHeading__15729_112356151"/></text:h>
      <text:p text:style-name="P323"/>
      <table:table table:name="Table48" table:style-name="Table48">
        <table:table-column table:style-name="Table48.A"/>
        <table:table-column table:style-name="Table48.B"/>
        <table:table-row>
          <table:table-cell office:value-type="string">
            <text:p text:style-name="P219">説明</text:p>
          </table:table-cell>
          <table:table-cell office:value-type="string">
            <text:p text:style-name="P219"/>
            <text:p text:style-name="P219">実数値を返します。</text:p>
          </table:table-cell>
        </table:table-row>
        <table:table-row>
          <table:table-cell office:value-type="string">
            <text:p text:style-name="P219">書式</text:p>
          </table:table-cell>
          <table:table-cell office:value-type="string">
            <text:p text:style-name="P219"/>
            <text:p text:style-name="P219">Integer real</text:p>
          </table:table-cell>
        </table:table-row>
        <table:table-row>
          <table:table-cell office:value-type="string">
            <text:p text:style-name="P219">詳細</text:p>
          </table:table-cell>
          <table:table-cell office:value-type="string">
            <text:p text:style-name="P219"/>
            <text:p text:style-name="P219">実数値に変換した値を返します。</text:p>
          </table:table-cell>
        </table:table-row>
        <table:table-row>
          <table:table-cell office:value-type="string">
            <text:p text:style-name="P219">戻り値</text:p>
          </table:table-cell>
          <table:table-cell office:value-type="string">
            <text:p text:style-name="P219"/>
            <text:p text:style-name="P219">実数値が返ります。</text:p>
          </table:table-cell>
        </table:table-row>
        <table:table-row>
          <table:table-cell office:value-type="string">
            <text:p text:style-name="P219">例外</text:p>
          </table:table-cell>
          <table:table-cell office:value-type="string">
            <text:p text:style-name="P219"/>
            <text:p text:style-name="P219">ErrSyntax: 書式に誤りがあります。</text:p>
          </table:table-cell>
        </table:table-row>
        <table:table-row>
          <table:table-cell office:value-type="string">
            <text:p text:style-name="P219">使用例</text:p>
          </table:table-cell>
          <table:table-cell office:value-type="string">
            <text:p text:style-name="P219"/>
            <text:p text:style-name="P219"/>
          </table:table-cell>
        </table:table-row>
      </table:table>
      <text:h text:style-name="P735" text:outline-level="3"/>
      <text:h text:style-name="P712" text:outline-level="3"><text:bookmark-start text:name="__RefHeading___Toc23679_1636654246"/>Integer::<text:span text:style-name="T281">sqrt</text:span><text:span text:style-name="T5">　</text:span><text:bookmark-end text:name="__RefHeading___Toc23679_1636654246"/></text:h>
      <text:p text:style-name="P322"/>
      <table:table table:name="表205" table:style-name="表205">
        <table:table-column table:style-name="表205.A"/>
        <table:table-column table:style-name="表205.B"/>
        <table:table-row>
          <table:table-cell office:value-type="string">
            <text:p text:style-name="P218">説明</text:p>
          </table:table-cell>
          <table:table-cell office:value-type="string">
            <text:p text:style-name="P218"/>
            <text:p text:style-name="P381">平方根を返します。</text:p>
          </table:table-cell>
        </table:table-row>
        <table:table-row>
          <table:table-cell office:value-type="string">
            <text:p text:style-name="P218">書式</text:p>
          </table:table-cell>
          <table:table-cell office:value-type="string">
            <text:p text:style-name="P218"/>
            <text:p text:style-name="P218">Integer sqrt</text:p>
          </table:table-cell>
        </table:table-row>
        <table:table-row>
          <table:table-cell office:value-type="string">
            <text:p text:style-name="P218">詳細</text:p>
          </table:table-cell>
          <table:table-cell office:value-type="string">
            <text:p text:style-name="P218"/>
            <text:p text:style-name="P218">Integerの値の平方根を返します。結果は、平方根の実数値を超えない最大の整数となります。</text:p>
          </table:table-cell>
        </table:table-row>
        <table:table-row>
          <table:table-cell office:value-type="string">
            <text:p text:style-name="P218">戻り値</text:p>
          </table:table-cell>
          <table:table-cell office:value-type="string">
            <text:p text:style-name="P218"/>
            <text:p text:style-name="P218">Integerの値の平方根が返り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table-cell office:value-type="string">
            <text:p text:style-name="P218">使用例</text:p>
          </table:table-cell>
          <table:table-cell office:value-type="string">
            <text:p text:style-name="P218"/>
            <text:p text:style-name="P218"/>
          </table:table-cell>
        </table:table-row>
      </table:table>
      <text:h text:style-name="P775" text:outline-level="3"/>
      <text:h text:style-name="P712" text:outline-level="3"><text:bookmark-start text:name="__RefHeading___Toc21600_780634474"/>List　<text:bookmark-end text:name="__RefHeading___Toc21600_780634474"/></text:h>
      <text:p text:style-name="P319"/>
      <text:p text:style-name="P492">　Listクラスは、リストデータ型のWrapperクラスです。リストリテラルに対してメソッドを指定することにより呼びだします。</text:p>
      <text:h text:style-name="P733" text:outline-level="3"/>
      <text:h text:style-name="P712" text:outline-level="3"><text:bookmark-start text:name="__RefHeading__14658_1559979953"/>List::-&gt;&gt;<text:span text:style-name="T5">　</text:span><text:bookmark-end text:name="__RefHeading__14658_1559979953"/></text:h>
      <text:p text:style-name="P319"/>
      <table:table table:name="表130" table:style-name="表130">
        <table:table-column table:style-name="表130.A"/>
        <table:table-column table:style-name="表130.B"/>
        <table:table-row>
          <table:table-cell office:value-type="string">
            <text:p text:style-name="P105">説明</text:p>
          </table:table-cell>
          <table:table-cell office:value-type="string">
            <text:p text:style-name="P105"/>
            <text:p text:style-name="P105">リストから要素をpopします。</text:p>
          </table:table-cell>
        </table:table-row>
        <table:table-row>
          <table:table-cell office:value-type="string">
            <text:p text:style-name="P105">書式</text:p>
          </table:table-cell>
          <table:table-cell office:value-type="string">
            <text:p text:style-name="P105"/>
            <text:p text:style-name="P105">List -&gt;&gt;</text:p>
          </table:table-cell>
        </table:table-row>
        <table:table-row>
          <table:table-cell office:value-type="string">
            <text:p text:style-name="P105">詳細</text:p>
          </table:table-cell>
          <table:table-cell office:value-type="string">
            <text:p text:style-name="P105"/>
            <text:p text:style-name="P105">Listから要素をpopし、その値を返します。変数の場合は、変数のリストの最後の要素が削除されます。</text:p>
          </table:table-cell>
        </table:table-row>
        <table:table-row>
          <table:table-cell office:value-type="string">
            <text:p text:style-name="P105">戻り値</text:p>
          </table:table-cell>
          <table:table-cell office:value-type="string">
            <text:p text:style-name="P105"/>
            <text:p text:style-name="P105">Listの最後の値を返し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686"/>
            <text:p text:style-name="P686">set l (1 2 3);</text:p>
            <text:p text:style-name="P686">$l -&gt;&gt;;<text:tab/><text:tab/># <text:span text:style-name="T299">→</text:span> 3</text:p>
            <text:p text:style-name="P686">println $l;<text:tab/><text:tab/># <text:span text:style-name="T299">→</text:span> (1 2)</text:p>
          </table:table-cell>
        </table:table-row>
      </table:table>
      <text:h text:style-name="P758" text:outline-level="3"/>
      <text:h text:style-name="P712" text:outline-level="3"><text:bookmark-start text:name="__RefHeading__14660_1559979953"/>List:: .<text:span text:style-name="T5">　</text:span><text:bookmark-end text:name="__RefHeading__14660_1559979953"/></text:h>
      <text:p text:style-name="P54"/>
      <table:table table:name="表131" table:style-name="表131">
        <table:table-column table:style-name="表131.A"/>
        <table:table-column table:style-name="表131.B"/>
        <table:table-row>
          <table:table-cell office:value-type="string">
            <text:p text:style-name="P105">説明</text:p>
          </table:table-cell>
          <table:table-cell office:value-type="string">
            <text:p text:style-name="P105"/>
            <text:p text:style-name="P105">リストに新たな要素を追加し、新しいリストを返します。</text:p>
          </table:table-cell>
        </table:table-row>
        <table:table-row>
          <table:table-cell office:value-type="string">
            <text:p text:style-name="P105">書式</text:p>
          </table:table-cell>
          <table:table-cell office:value-type="string">
            <text:p text:style-name="P105"/>
            <text:p text:style-name="P105">List . <text:span text:style-name="T54">val</text:span> <text:s/>[ <text:span text:style-name="T54">val</text:span> ... ]</text:p>
          </table:table-cell>
        </table:table-row>
        <table:table-row>
          <table:table-cell office:value-type="string">
            <text:p text:style-name="P105">詳細</text:p>
          </table:table-cell>
          <table:table-cell office:value-type="string">
            <text:p text:style-name="P105"/>
            <text:p text:style-name="P105">新たなリストを作成し、リストの要素に<text:span text:style-name="T54">val</text:span>を追加し返します。</text:p>
          </table:table-cell>
        </table:table-row>
        <table:table-row>
          <table:table-cell office:value-type="string">
            <text:p text:style-name="P105">戻り値</text:p>
          </table:table-cell>
          <table:table-cell office:value-type="string">
            <text:p text:style-name="P105"/>
            <text:p text:style-name="P105">Listに<text:span text:style-name="T54">val</text:span>が追加された新しいリスト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6"/>
            <text:p text:style-name="P686">set l (1 2 3);</text:p>
            <text:p text:style-name="P686">$l . 4;<text:tab/># <text:span text:style-name="T299">→</text:span> (1 2 3 4)</text:p>
            <text:p text:style-name="P686">$l . (1 2)<text:tab/># <text:span text:style-name="T299">→</text:span> (1 2 3 (1 2))</text:p>
            <text:p text:style-name="P686">println $l<text:tab/># <text:span text:style-name="T299">→</text:span> (1 2 3)</text:p>
          </table:table-cell>
        </table:table-row>
      </table:table>
      <text:h text:style-name="P758" text:outline-level="3"/>
      <text:h text:style-name="P712" text:outline-level="3"><text:bookmark-start text:name="__RefHeading__14662_1559979953"/>List::&lt;&lt;<text:span text:style-name="T5">　</text:span><text:bookmark-end text:name="__RefHeading__14662_1559979953"/></text:h>
      <text:p text:style-name="P54"/>
      <table:table table:name="表132" table:style-name="表132">
        <table:table-column table:style-name="表132.A"/>
        <table:table-column table:style-name="表132.B"/>
        <table:table-row>
          <table:table-cell office:value-type="string">
            <text:p text:style-name="P105">説明</text:p>
          </table:table-cell>
          <table:table-cell office:value-type="string">
            <text:p text:style-name="P105"/>
            <text:p text:style-name="P105">リストに値をunshiftします。</text:p>
          </table:table-cell>
        </table:table-row>
        <table:table-row>
          <table:table-cell office:value-type="string">
            <text:p text:style-name="P105">書式</text:p>
          </table:table-cell>
          <table:table-cell office:value-type="string">
            <text:p text:style-name="P105"/>
            <text:p text:style-name="P105">List &lt;&lt; <text:span text:style-name="T54">val</text:span></text:p>
          </table:table-cell>
        </table:table-row>
        <table:table-row>
          <table:table-cell office:value-type="string">
            <text:p text:style-name="P105">詳細</text:p>
          </table:table-cell>
          <table:table-cell office:value-type="string">
            <text:p text:style-name="P105"/>
            <text:p text:style-name="P105">Listに<text:span text:style-name="T54">val</text:span>をunshiftします。<text:span text:style-name="T54">val</text:span>はListの先頭に追加されます。変数の場合は、変数のリストの最初に要素が追加されます。</text:p>
          </table:table-cell>
        </table:table-row>
        <table:table-row>
          <table:table-cell office:value-type="string">
            <text:p text:style-name="P105">戻り値</text:p>
          </table:table-cell>
          <table:table-cell office:value-type="string">
            <text:p text:style-name="P105"/>
            <text:p text:style-name="P105"><text:span text:style-name="T54">val</text:span>がリストに追加された後のリストが返り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686"/>
            <text:p text:style-name="P686">set l (1 2 3);</text:p>
            <text:p text:style-name="P686">$l &lt;&lt; 100;<text:tab/><text:tab/># <text:span text:style-name="T299">→</text:span> (100 1 2 3)</text:p>
            <text:p text:style-name="P686">println $l;<text:tab/><text:tab/># <text:span text:style-name="T299">→</text:span> (100 1 2 3)</text:p>
          </table:table-cell>
        </table:table-row>
      </table:table>
      <text:h text:style-name="P758" text:outline-level="3"/>
      <text:h text:style-name="P712" text:outline-level="3"><text:bookmark-start text:name="__RefHeading__14664_1559979953"/>List::&lt;&lt;-<text:span text:style-name="T5">　</text:span><text:bookmark-end text:name="__RefHeading__14664_1559979953"/></text:h>
      <text:p text:style-name="P54"/>
      <table:table table:name="表133" table:style-name="表133">
        <table:table-column table:style-name="表133.A"/>
        <table:table-column table:style-name="表133.B"/>
        <table:table-row>
          <table:table-cell office:value-type="string">
            <text:p text:style-name="P105">説明</text:p>
          </table:table-cell>
          <table:table-cell office:value-type="string">
            <text:p text:style-name="P105"/>
            <text:p text:style-name="P105">リストへ要素をpushします。</text:p>
          </table:table-cell>
        </table:table-row>
        <table:table-row>
          <table:table-cell office:value-type="string">
            <text:p text:style-name="P105">書式</text:p>
          </table:table-cell>
          <table:table-cell office:value-type="string">
            <text:p text:style-name="P105"/>
            <text:p text:style-name="P105">List &lt;&lt;-</text:p>
          </table:table-cell>
        </table:table-row>
        <table:table-row>
          <table:table-cell office:value-type="string">
            <text:p text:style-name="P105">詳細</text:p>
          </table:table-cell>
          <table:table-cell office:value-type="string">
            <text:p text:style-name="P105"/>
            <text:p text:style-name="P105">Listへ<text:span text:style-name="T54">val</text:span>をpushします。<text:span text:style-name="T54">val</text:span>はListの最後に追加されます。変数の場合は、変数のリストの最後に要素が追加されます。</text:p>
          </table:table-cell>
        </table:table-row>
        <table:table-row>
          <table:table-cell office:value-type="string">
            <text:p text:style-name="P105">戻り値</text:p>
          </table:table-cell>
          <table:table-cell office:value-type="string">
            <text:p text:style-name="P105"/>
            <text:p text:style-name="P105"><text:span text:style-name="T54">val</text:span>がリストに追加された後のリストが返り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686"/>
            <text:p text:style-name="P686">set l (1 2 3);</text:p>
            <text:p text:style-name="P686">$l &lt;&lt;- 100;<text:tab/><text:tab/># <text:span text:style-name="T299">→</text:span> (1 2 3 100)</text:p>
            <text:p text:style-name="P686">println $l;<text:tab/><text:tab/># <text:span text:style-name="T299">→</text:span> (1 2 3 100)</text:p>
          </table:table-cell>
        </table:table-row>
      </table:table>
      <text:h text:style-name="P758" text:outline-level="3"/>
      <text:h text:style-name="P712" text:outline-level="3"><text:bookmark-start text:name="__RefHeading__14666_1559979953"/>List::&gt;&gt;<text:span text:style-name="T5">　</text:span><text:bookmark-end text:name="__RefHeading__14666_1559979953"/></text:h>
      <text:p text:style-name="P54"/>
      <table:table table:name="表134" table:style-name="表134">
        <table:table-column table:style-name="表134.A"/>
        <table:table-column table:style-name="表134.B"/>
        <table:table-row>
          <table:table-cell office:value-type="string">
            <text:p text:style-name="P105">説明</text:p>
          </table:table-cell>
          <table:table-cell office:value-type="string">
            <text:p text:style-name="P105"/>
            <text:p text:style-name="P105">リストから要素をshiftします。</text:p>
          </table:table-cell>
        </table:table-row>
        <table:table-row>
          <table:table-cell office:value-type="string">
            <text:p text:style-name="P105">書式</text:p>
          </table:table-cell>
          <table:table-cell office:value-type="string">
            <text:p text:style-name="P105"/>
            <text:p text:style-name="P105">List &gt;&gt;</text:p>
          </table:table-cell>
        </table:table-row>
        <table:table-row>
          <table:table-cell office:value-type="string">
            <text:p text:style-name="P105">詳細</text:p>
          </table:table-cell>
          <table:table-cell office:value-type="string">
            <text:p text:style-name="P105"/>
            <text:p text:style-name="P105">Listから要素をshiftし、その値を返します。変数の場合は、変数のリストの最初の要素が削除されます。</text:p>
          </table:table-cell>
        </table:table-row>
        <table:table-row>
          <table:table-cell office:value-type="string">
            <text:p text:style-name="P105">戻り値</text:p>
          </table:table-cell>
          <table:table-cell office:value-type="string">
            <text:p text:style-name="P105"/>
            <text:p text:style-name="P105">Listの最初の値を返し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686"/>
            <text:p text:style-name="P686">set l (1 2 3);</text:p>
            <text:p text:style-name="P686">$l &gt;&gt;;<text:tab/><text:tab/><text:tab/># <text:span text:style-name="T299">→</text:span> 1</text:p>
            <text:p text:style-name="P686">println $l;<text:tab/><text:tab/># <text:span text:style-name="T299">→</text:span> (2 3)</text:p>
          </table:table-cell>
        </table:table-row>
      </table:table>
      <text:h text:style-name="P758" text:outline-level="3"/>
      <text:h text:style-name="P712" text:outline-level="3"><text:bookmark-start text:name="__RefHeading__14668_1559979953"/>List::add<text:span text:style-name="T5">　</text:span><text:bookmark-end text:name="__RefHeading__14668_1559979953"/></text:h>
      <text:p text:style-name="P54"/>
      <table:table table:name="表135" table:style-name="表135">
        <table:table-column table:style-name="表135.A"/>
        <table:table-column table:style-name="表135.B"/>
        <table:table-row>
          <table:table-cell office:value-type="string">
            <text:p text:style-name="P105">説明</text:p>
          </table:table-cell>
          <table:table-cell office:value-type="string">
            <text:p text:style-name="P105"/>
            <text:p text:style-name="P105">リストに要素を追加します。</text:p>
          </table:table-cell>
        </table:table-row>
        <table:table-row>
          <table:table-cell office:value-type="string">
            <text:p text:style-name="P105">書式</text:p>
          </table:table-cell>
          <table:table-cell office:value-type="string">
            <text:p text:style-name="P105"/>
            <text:p text:style-name="P105">List add <text:span text:style-name="T54">val</text:span><text:span text:style-name="T106"> <text:s/>[ </text:span><text:span text:style-name="T54">val</text:span><text:span text:style-name="T106"> ... ]</text:span></text:p>
          </table:table-cell>
        </table:table-row>
        <table:table-row>
          <table:table-cell office:value-type="string">
            <text:p text:style-name="P105">詳細</text:p>
          </table:table-cell>
          <table:table-cell office:value-type="string">
            <text:p text:style-name="P105"/>
            <text:p text:style-name="P105">Listの最後に<text:span text:style-name="T54">val</text:span>を追加します。Listが変数の場合、変数自体が変更されます。</text:p>
          </table:table-cell>
        </table:table-row>
        <table:table-row>
          <table:table-cell office:value-type="string">
            <text:p text:style-name="P105">戻り値</text:p>
          </table:table-cell>
          <table:table-cell office:value-type="string">
            <text:p text:style-name="P105"/>
            <text:p text:style-name="P105"><text:span text:style-name="T54">val</text:span>追加された後のリスト全体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6"/>
            <text:p text:style-name="P686">set l ();</text:p>
            <text:p text:style-name="P686">$l <text:span text:style-name="T244">add</text:span> a;<text:tab/># <text:span text:style-name="T299">→</text:span> (a)</text:p>
            <text:p text:style-name="P686">$l <text:span text:style-name="T244">add</text:span> b;<text:tab/># <text:span text:style-name="T299">→</text:span> (a b)</text:p>
            <text:p text:style-name="P686">println $l;<text:tab/># <text:span text:style-name="T299">→</text:span> (a b)</text:p>
          </table:table-cell>
        </table:table-row>
      </table:table>
      <text:h text:style-name="P712" text:outline-level="3"><text:bookmark-start text:name="__RefHeading__17991_1692601806"/>List::append!<text:span text:style-name="T5">　</text:span><text:bookmark-end text:name="__RefHeading__17991_1692601806"/></text:h>
      <text:p text:style-name="P324"/>
      <table:table table:name="表89" table:style-name="表89">
        <table:table-column table:style-name="表89.A"/>
        <table:table-column table:style-name="表89.B"/>
        <table:table-row>
          <table:table-cell office:value-type="string">
            <text:p text:style-name="P220">説明</text:p>
          </table:table-cell>
          <table:table-cell office:value-type="string">
            <text:p text:style-name="P220"/>
            <text:p text:style-name="P220">リストに要素を追加します。</text:p>
          </table:table-cell>
        </table:table-row>
        <table:table-row>
          <table:table-cell office:value-type="string">
            <text:p text:style-name="P220">書式</text:p>
          </table:table-cell>
          <table:table-cell office:value-type="string">
            <text:p text:style-name="P220"/>
            <text:p text:style-name="P220">List append! <text:span text:style-name="T54">val</text:span><text:span text:style-name="T106"> <text:s/>[ </text:span><text:span text:style-name="T54">val</text:span><text:span text:style-name="T106"> ... ]</text:span></text:p>
          </table:table-cell>
        </table:table-row>
        <table:table-row>
          <table:table-cell office:value-type="string">
            <text:p text:style-name="P220">詳細</text:p>
          </table:table-cell>
          <table:table-cell office:value-type="string">
            <text:p text:style-name="P220"/>
            <text:p text:style-name="P220">Listの最後に<text:span text:style-name="T54">val</text:span>を追加します。Listが変数の場合、変数自体が変更されます。</text:p>
          </table:table-cell>
        </table:table-row>
        <table:table-row>
          <table:table-cell office:value-type="string">
            <text:p text:style-name="P220">戻り値</text:p>
          </table:table-cell>
          <table:table-cell office:value-type="string">
            <text:p text:style-name="P220"/>
            <text:p text:style-name="P220">追加された最後の要素がリストで返ります。この性質により、連続してリストを追加する際の処理時間を節約することができます。</text:p>
          </table:table-cell>
        </table:table-row>
        <table:table-row>
          <table:table-cell office:value-type="string">
            <text:p text:style-name="P220">例外</text:p>
          </table:table-cell>
          <table:table-cell office:value-type="string">
            <text:p text:style-name="P220"/>
            <text:p text:style-name="P220">ErrSyntax: 書式に誤りがあります。</text:p>
          </table:table-cell>
        </table:table-row>
        <table:table-row table:style-name="表89.6">
          <table:table-cell office:value-type="string">
            <text:p text:style-name="P220">使用例</text:p>
          </table:table-cell>
          <table:table-cell office:value-type="string">
            <text:p text:style-name="P625"/>
            <text:p text:style-name="P625">set l ();</text:p>
            <text:p text:style-name="P625">$l <text:span text:style-name="T244">append!</text:span> a;<text:tab/># <text:span text:style-name="T299">→</text:span> (a)</text:p>
            <text:p text:style-name="P625">$l <text:span text:style-name="T244">append!</text:span> b;<text:tab/># <text:span text:style-name="T299">→</text:span> (b)</text:p>
            <text:p text:style-name="P625">println $l;<text:tab/><text:tab/># <text:span text:style-name="T299">→</text:span> (a b)</text:p>
            <text:p text:style-name="P625"/>
            <text:p text:style-name="P625"># 戻り値を利用した例</text:p>
            <text:p text:style-name="P625">set orig ();</text:p>
            <text:p text:style-name="P625">set dest $orig;</text:p>
            <text:p text:style-name="P625">1 each to: 10 do: {| i |</text:p>
            <text:p text:style-name="P625"><text:s text:c="2"/>set dest [$dest <text:span text:style-name="T244">append!</text:span> $i];</text:p>
            <text:p text:style-name="P625">};</text:p>
            <text:p text:style-name="P625">println $orig;<text:tab/># <text:span text:style-name="T299">→</text:span> (1 2 3 4 5 6 7 8 9 10)</text:p>
          </table:table-cell>
        </table:table-row>
      </table:table>
      <text:h text:style-name="P815" text:outline-level="3"/>
      <text:h text:style-name="P712" text:outline-level="3"><text:bookmark-start text:name="__RefHeading___Toc29336_4063557345"/>List::<text:span text:style-name="T165">assoc　</text:span><text:bookmark-end text:name="__RefHeading___Toc29336_4063557345"/></text:h>
      <text:h text:style-name="Heading_20_3" text:outline-level="3"><text:bookmark-start text:name="__RefHeading___Toc29338_4063557345"/><text:span text:style-name="T165">List::assoc-value</text:span><text:span text:style-name="T5">　</text:span><text:bookmark-end text:name="__RefHeading___Toc29338_4063557345"/></text:h>
      <text:p text:style-name="P325"/>
      <table:table table:name="表266" table:style-name="表266">
        <table:table-column table:style-name="表266.A"/>
        <table:table-column table:style-name="表266.B"/>
        <table:table-row>
          <table:table-cell office:value-type="string">
            <text:p text:style-name="P221">説明</text:p>
          </table:table-cell>
          <table:table-cell office:value-type="string">
            <text:p text:style-name="Table_20_Contents"/>
            <text:p text:style-name="Table_20_Contents"><text:span text:style-name="T151">連想リストから値を検索します</text:span>。</text:p>
          </table:table-cell>
        </table:table-row>
        <table:table-row>
          <table:table-cell office:value-type="string">
            <text:p text:style-name="P221">書式</text:p>
          </table:table-cell>
          <table:table-cell office:value-type="string">
            <text:p text:style-name="P221"/>
            <text:p text:style-name="P221">List <text:span text:style-name="T151">assoc</text:span> <text:span text:style-name="T54">va</text:span><text:span text:style-name="T185">r</text:span></text:p>
            <text:p text:style-name="P221">List <text:span text:style-name="T151">assoc-value</text:span> <text:span text:style-name="T54">va</text:span><text:span text:style-name="T185">r</text:span></text:p>
          </table:table-cell>
        </table:table-row>
        <table:table-row>
          <table:table-cell office:value-type="string">
            <text:p text:style-name="P221">詳細</text:p>
          </table:table-cell>
          <table:table-cell office:value-type="string">
            <text:p text:style-name="P221"/>
            <text:p text:style-name="P221"><text:span text:style-name="T156">((</text:span><text:span text:style-name="T186">var</text:span><text:span text:style-name="T205">1</text:span><text:span text:style-name="T156"> . </text:span><text:span text:style-name="T186">val</text:span><text:span text:style-name="T205">1</text:span><text:span text:style-name="T156"> ) (</text:span><text:span text:style-name="T186">var</text:span><text:span text:style-name="T205">2</text:span><text:span text:style-name="T156"> . </text:span><text:span text:style-name="T186">val</text:span><text:span text:style-name="T205">2</text:span><text:span text:style-name="T156">) <text:s/>… ) 形式の</text:span><text:span text:style-name="T151">連想リストから </text:span><text:span text:style-name="T185">var</text:span><text:span text:style-name="T151"> を検索し、assocの場合はリストの要素、assoc-valueの場合は値を返します。見つからなかった場合はnilを返します。</text:span></text:p>
            <text:p text:style-name="P607">assoc-valueがnilを返した場合、データがnilであるのか検索で見つからなかったのかが判断できないため、これを判断する必要がある場合はassocを使用します。</text:p>
          </table:table-cell>
        </table:table-row>
        <table:table-row>
          <table:table-cell office:value-type="string">
            <text:p text:style-name="P221">戻り値</text:p>
          </table:table-cell>
          <table:table-cell office:value-type="string">
            <text:p text:style-name="P221"/>
            <text:p text:style-name="P221"><text:span text:style-name="T151">見つかったリスト(assoc)、または値(assoc-value)が返ります</text:span>。</text:p>
          </table:table-cell>
        </table:table-row>
        <table:table-row>
          <table:table-cell office:value-type="string">
            <text:p text:style-name="P221">例外</text:p>
          </table:table-cell>
          <table:table-cell office:value-type="string">
            <text:p text:style-name="P221"/>
            <text:p text:style-name="P221">ErrSyntax: 書式に誤りがあります。</text:p>
          </table:table-cell>
        </table:table-row>
        <table:table-row>
          <table:table-cell office:value-type="string">
            <text:p text:style-name="P221">使用例</text:p>
          </table:table-cell>
          <table:table-cell office:value-type="string">
            <text:p text:style-name="P221"/>
            <text:p text:style-name="P221"/>
          </table:table-cell>
        </table:table-row>
      </table:table>
      <text:h text:style-name="P736" text:outline-level="3"/>
      <text:h text:style-name="P712" text:outline-level="3"><text:bookmark-start text:name="__RefHeading__14670_1559979953"/>List::car / List::item<text:span text:style-name="T5">　</text:span><text:bookmark-end text:name="__RefHeading__14670_1559979953"/></text:h>
      <text:p text:style-name="P54"/>
      <table:table table:name="表137" table:style-name="表137">
        <table:table-column table:style-name="表137.A"/>
        <table:table-column table:style-name="表137.B"/>
        <table:table-row>
          <table:table-cell office:value-type="string">
            <text:p text:style-name="P105">説明</text:p>
          </table:table-cell>
          <table:table-cell office:value-type="string">
            <text:p text:style-name="P105"/>
            <text:p text:style-name="P105">リストの最初の要素を返します。</text:p>
          </table:table-cell>
        </table:table-row>
        <table:table-row>
          <table:table-cell office:value-type="string">
            <text:p text:style-name="P105">書式</text:p>
          </table:table-cell>
          <table:table-cell office:value-type="string">
            <text:p text:style-name="P105"/>
            <text:p text:style-name="P105">List car</text:p>
            <text:p text:style-name="P105">List item</text:p>
            <text:p text:style-name="P105">※itemはcarのシノニムです。</text:p>
          </table:table-cell>
        </table:table-row>
        <table:table-row>
          <table:table-cell office:value-type="string">
            <text:p text:style-name="P105">詳細</text:p>
          </table:table-cell>
          <table:table-cell office:value-type="string">
            <text:p text:style-name="P105"/>
            <text:p text:style-name="P105">Listの最初の要素を返します。元の変数は変更されません。</text:p>
          </table:table-cell>
        </table:table-row>
        <table:table-row>
          <table:table-cell office:value-type="string">
            <text:p text:style-name="P105">戻り値</text:p>
          </table:table-cell>
          <table:table-cell office:value-type="string">
            <text:p text:style-name="P105"/>
            <text:p text:style-name="P105">リストの最初の要素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8" text:outline-level="3"/>
      <text:h text:style-name="P712" text:outline-level="3"><text:bookmark-start text:name="__RefHeading__14672_1559979953"/>List::cdr / List::next<text:span text:style-name="T5">　</text:span><text:bookmark-end text:name="__RefHeading__14672_1559979953"/></text:h>
      <text:p text:style-name="P54"/>
      <table:table table:name="表138" table:style-name="表138">
        <table:table-column table:style-name="表138.A"/>
        <table:table-column table:style-name="表138.B"/>
        <table:table-row>
          <table:table-cell office:value-type="string">
            <text:p text:style-name="P105">説明</text:p>
          </table:table-cell>
          <table:table-cell office:value-type="string">
            <text:p text:style-name="P105"/>
            <text:p text:style-name="P105">リストの最初の要素を除いたリストを返します。</text:p>
          </table:table-cell>
        </table:table-row>
        <table:table-row>
          <table:table-cell office:value-type="string">
            <text:p text:style-name="P105">書式</text:p>
          </table:table-cell>
          <table:table-cell office:value-type="string">
            <text:p text:style-name="P105"/>
            <text:p text:style-name="P105">List cdr</text:p>
            <text:p text:style-name="P105">List next</text:p>
            <text:p text:style-name="P105">※nextはcdrのシノニムです。</text:p>
          </table:table-cell>
        </table:table-row>
        <table:table-row>
          <table:table-cell office:value-type="string">
            <text:p text:style-name="P105">詳細</text:p>
          </table:table-cell>
          <table:table-cell office:value-type="string">
            <text:p text:style-name="P105"/>
            <text:p text:style-name="P105">Listの最初の要素を除いたリストを返します。</text:p>
          </table:table-cell>
        </table:table-row>
        <table:table-row>
          <table:table-cell office:value-type="string">
            <text:p text:style-name="P105">戻り値</text:p>
          </table:table-cell>
          <table:table-cell office:value-type="string">
            <text:p text:style-name="P105"/>
            <text:p text:style-name="P105">Listの最初の要素を除いたリスト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2" text:outline-level="3"><text:bookmark-start text:name="__RefHeading__16348_1255925395"/>List::clone<text:span text:style-name="T5">　</text:span><text:bookmark-end text:name="__RefHeading__16348_1255925395"/></text:h>
      <text:p text:style-name="P326"/>
      <table:table table:name="Table49" table:style-name="Table49">
        <table:table-column table:style-name="Table49.A"/>
        <table:table-column table:style-name="Table49.B"/>
        <table:table-row>
          <table:table-cell office:value-type="string">
            <text:p text:style-name="P222">説明</text:p>
          </table:table-cell>
          <table:table-cell office:value-type="string">
            <text:p text:style-name="P222"/>
            <text:p text:style-name="P222">リストの複製を返します。</text:p>
          </table:table-cell>
        </table:table-row>
        <table:table-row>
          <table:table-cell office:value-type="string">
            <text:p text:style-name="P222">書式</text:p>
          </table:table-cell>
          <table:table-cell office:value-type="string">
            <text:p text:style-name="P222"/>
            <text:p text:style-name="P222">List clone</text:p>
          </table:table-cell>
        </table:table-row>
        <table:table-row>
          <table:table-cell office:value-type="string">
            <text:p text:style-name="P222">詳細</text:p>
          </table:table-cell>
          <table:table-cell office:value-type="string">
            <text:p text:style-name="P222"/>
            <text:p text:style-name="P222">Listの複製を返します。</text:p>
          </table:table-cell>
        </table:table-row>
        <table:table-row>
          <table:table-cell office:value-type="string">
            <text:p text:style-name="P222">戻り値</text:p>
          </table:table-cell>
          <table:table-cell office:value-type="string">
            <text:p text:style-name="P222"/>
            <text:p text:style-name="P222">リストが返ります。</text:p>
          </table:table-cell>
        </table:table-row>
        <table:table-row>
          <table:table-cell office:value-type="string">
            <text:p text:style-name="P222">例外</text:p>
          </table:table-cell>
          <table:table-cell office:value-type="string">
            <text:p text:style-name="P222"/>
            <text:p text:style-name="P222">ErrSyntax: 書式に誤りがあります。</text:p>
          </table:table-cell>
        </table:table-row>
        <table:table-row>
          <table:table-cell office:value-type="string">
            <text:p text:style-name="P222">使用例</text:p>
          </table:table-cell>
          <table:table-cell office:value-type="string">
            <text:p text:style-name="P222"/>
            <text:p text:style-name="P222"/>
          </table:table-cell>
        </table:table-row>
      </table:table>
      <text:h text:style-name="P816" text:outline-level="3"/>
      <text:h text:style-name="P712" text:outline-level="3"><text:bookmark-start text:name="__RefHeading___Toc26179_3550414430"/>List::c<text:span text:style-name="T315">ombinations</text:span><text:span text:style-name="T5">　</text:span><text:bookmark-end text:name="__RefHeading___Toc26179_3550414430"/></text:h>
      <text:p text:style-name="P327"/>
      <table:table table:name="表240" table:style-name="表240">
        <table:table-column table:style-name="表240.A"/>
        <table:table-column table:style-name="表240.B"/>
        <table:table-row>
          <table:table-cell office:value-type="string">
            <text:p text:style-name="P223">説明</text:p>
          </table:table-cell>
          <table:table-cell office:value-type="string">
            <text:p text:style-name="P223"/>
            <text:p text:style-name="P383">リストの組み合わせのイテレータです。</text:p>
          </table:table-cell>
        </table:table-row>
        <table:table-row>
          <table:table-cell office:value-type="string">
            <text:p text:style-name="P223">書式</text:p>
          </table:table-cell>
          <table:table-cell office:value-type="string">
            <text:p text:style-name="P223"/>
            <text:p text:style-name="P223">List <text:span text:style-name="T315">combinations </text:span><text:span text:style-name="T88">n</text:span><text:span text:style-name="T315"> do: { | </text:span><text:span text:style-name="T88">var</text:span><text:span text:style-name="T315"> | </text:span><text:span text:style-name="T88">script </text:span><text:span text:style-name="T315">}</text:span></text:p>
          </table:table-cell>
        </table:table-row>
        <table:table-row>
          <table:table-cell office:value-type="string">
            <text:p text:style-name="P223">詳細</text:p>
          </table:table-cell>
          <table:table-cell office:value-type="string">
            <text:p text:style-name="P223"/>
            <text:p text:style-name="P223">Listの全要素から<text:span text:style-name="T54">n</text:span>個を選んで組み合わせを作成し、イテレータとして<text:span text:style-name="T54">script</text:span>を実行します。作成された組み合わせは<text:span text:style-name="T54">var</text:span>にリストとして設定されます。</text:p>
          </table:table-cell>
        </table:table-row>
        <table:table-row>
          <table:table-cell office:value-type="string">
            <text:p text:style-name="P223">戻り値</text:p>
          </table:table-cell>
          <table:table-cell office:value-type="string">
            <text:p text:style-name="P223"/>
            <text:p text:style-name="P223"><text:span text:style-name="T54">script</text:span>の最後の実行結果が返ります。</text:p>
          </table:table-cell>
        </table:table-row>
        <table:table-row>
          <table:table-cell office:value-type="string">
            <text:p text:style-name="P223">例外</text:p>
          </table:table-cell>
          <table:table-cell office:value-type="string">
            <text:p text:style-name="P223"/>
            <text:p text:style-name="P223">ErrSyntax: 書式に誤りがあります。</text:p>
          </table:table-cell>
        </table:table-row>
        <table:table-row>
          <table:table-cell office:value-type="string">
            <text:p text:style-name="P223">使用例</text:p>
          </table:table-cell>
          <table:table-cell office:value-type="string">
            <text:p text:style-name="P223"/>
            <text:p text:style-name="P223"/>
          </table:table-cell>
        </table:table-row>
      </table:table>
      <text:h text:style-name="P737" text:outline-level="3"/>
      <text:h text:style-name="P712" text:outline-level="3"><text:bookmark-start text:name="__RefHeading___Toc27581_508853781"/>List::concat<text:span text:style-name="T5">　</text:span><text:bookmark-end text:name="__RefHeading___Toc27581_508853781"/></text:h>
      <text:p text:style-name="P328"/>
      <table:table table:name="表139" table:style-name="表139">
        <table:table-column table:style-name="表139.A"/>
        <table:table-column table:style-name="表139.B"/>
        <table:table-row>
          <table:table-cell office:value-type="string">
            <text:p text:style-name="P224">説明</text:p>
          </table:table-cell>
          <table:table-cell office:value-type="string">
            <text:p text:style-name="P224"/>
            <text:p text:style-name="P224">リストに要素を追加します。</text:p>
          </table:table-cell>
        </table:table-row>
        <table:table-row>
          <table:table-cell office:value-type="string">
            <text:p text:style-name="P224">書式</text:p>
          </table:table-cell>
          <table:table-cell office:value-type="string">
            <text:p text:style-name="P224"/>
            <text:p text:style-name="P224">List concat <text:span text:style-name="T54">val</text:span> <text:s/>[ <text:span text:style-name="T54">val</text:span> ... ]</text:p>
          </table:table-cell>
        </table:table-row>
        <table:table-row>
          <table:table-cell office:value-type="string">
            <text:p text:style-name="P224">詳細</text:p>
          </table:table-cell>
          <table:table-cell office:value-type="string">
            <text:p text:style-name="P224"/>
            <text:p text:style-name="P224">Listに<text:span text:style-name="T54">val</text:span>を追加します。<text:span text:style-name="T54">val</text:span>がリストの場合、<text:span text:style-name="T54">val</text:span>の各要素が追加されます。</text:p>
            <text:p text:style-name="P409">このメソッドはList::concat!と異なり副作用がありません。すなわち呼び出し後も変数は変更されません。</text:p>
          </table:table-cell>
        </table:table-row>
        <table:table-row>
          <table:table-cell office:value-type="string">
            <text:p text:style-name="P224">戻り値</text:p>
          </table:table-cell>
          <table:table-cell office:value-type="string">
            <text:p text:style-name="P224"/>
            <text:p text:style-name="P224"><text:span text:style-name="T54">val</text:span>が追加されたリストが返ります。</text:p>
          </table:table-cell>
        </table:table-row>
        <table:table-row>
          <table:table-cell office:value-type="string">
            <text:p text:style-name="P224">例外</text:p>
          </table:table-cell>
          <table:table-cell office:value-type="string">
            <text:p text:style-name="P224"/>
            <text:p text:style-name="P224">ErrSyntax: 書式に誤りがあります。</text:p>
          </table:table-cell>
        </table:table-row>
        <table:table-row>
          <table:table-cell office:value-type="string">
            <text:p text:style-name="P224">使用例</text:p>
          </table:table-cell>
          <table:table-cell office:value-type="string">
            <text:p text:style-name="P636"/>
            <text:p text:style-name="P636">set l (1);</text:p>
            <text:p text:style-name="P637">$l concat 2;<text:tab/><text:tab/><text:tab/># <text:span text:style-name="T299">→</text:span> (1 2)</text:p>
            <text:p text:style-name="P636">println $l;<text:tab/><text:tab/><text:tab/># <text:span text:style-name="T299">→</text:span> (1)</text:p>
            <text:p text:style-name="P636">$l concat (a b);<text:tab/><text:tab/># <text:span text:style-name="T299">→</text:span> (1 a b)</text:p>
            <text:p text:style-name="P636">$l concat 1 (a b) ((c));</text:p>
            <text:p text:style-name="P636"><text:tab/><text:tab/><text:tab/><text:tab/># <text:span text:style-name="T299">→</text:span> (1 a b (c)) </text:p>
          </table:table-cell>
        </table:table-row>
      </table:table>
      <text:h text:style-name="P712" text:outline-level="3"><text:bookmark-start text:name="__RefHeading___Toc27583_508853781"/>List::concat!<text:span text:style-name="T5">　</text:span><text:bookmark-end text:name="__RefHeading___Toc27583_508853781"/></text:h>
      <text:p text:style-name="P328"/>
      <table:table table:name="表221" table:style-name="表221">
        <table:table-column table:style-name="表221.A"/>
        <table:table-column table:style-name="表221.B"/>
        <table:table-row>
          <table:table-cell office:value-type="string">
            <text:p text:style-name="P224">説明</text:p>
          </table:table-cell>
          <table:table-cell office:value-type="string">
            <text:p text:style-name="P224"/>
            <text:p text:style-name="P224">リストに要素を追加します。</text:p>
          </table:table-cell>
        </table:table-row>
        <table:table-row>
          <table:table-cell office:value-type="string">
            <text:p text:style-name="P224">書式</text:p>
          </table:table-cell>
          <table:table-cell office:value-type="string">
            <text:p text:style-name="P224"/>
            <text:p text:style-name="P224">List concat! <text:span text:style-name="T54">val</text:span> <text:s/>[ <text:span text:style-name="T54">val</text:span> ... ]</text:p>
          </table:table-cell>
        </table:table-row>
        <table:table-row>
          <table:table-cell office:value-type="string">
            <text:p text:style-name="P224">詳細</text:p>
          </table:table-cell>
          <table:table-cell office:value-type="string">
            <text:p text:style-name="P224"/>
            <text:p text:style-name="P224">Listに<text:span text:style-name="T54">val</text:span>を追加します。<text:span text:style-name="T54">val</text:span>がリストの場合、<text:span text:style-name="T54">val</text:span>の各要素が追加されます。</text:p>
            <text:p text:style-name="P409">このメソッドはList::concatと異なり副作用があります。すなわち呼び出し後に変数が変更されます。</text:p>
          </table:table-cell>
        </table:table-row>
        <table:table-row>
          <table:table-cell office:value-type="string">
            <text:p text:style-name="P224">戻り値</text:p>
          </table:table-cell>
          <table:table-cell office:value-type="string">
            <text:p text:style-name="P224"/>
            <text:p text:style-name="P224"><text:span text:style-name="T54">val</text:span>が追加されたリストが返ります。</text:p>
          </table:table-cell>
        </table:table-row>
        <table:table-row>
          <table:table-cell office:value-type="string">
            <text:p text:style-name="P224">例外</text:p>
          </table:table-cell>
          <table:table-cell office:value-type="string">
            <text:p text:style-name="P224"/>
            <text:p text:style-name="P224">ErrSyntax: 書式に誤りがあります。</text:p>
          </table:table-cell>
        </table:table-row>
        <table:table-row>
          <table:table-cell office:value-type="string">
            <text:p text:style-name="P224">使用例</text:p>
          </table:table-cell>
          <table:table-cell office:value-type="string">
            <text:p text:style-name="P636"/>
            <text:p text:style-name="P636">set l (1);</text:p>
            <text:p text:style-name="P637">$l concat 2;<text:tab/><text:tab/><text:tab/># <text:span text:style-name="T299">→</text:span> (1 2)</text:p>
            <text:p text:style-name="P636">println $l;<text:tab/><text:tab/><text:tab/># <text:span text:style-name="T299">→</text:span> (1)</text:p>
            <text:p text:style-name="P636">$l concat (a b);<text:tab/><text:tab/># <text:span text:style-name="T299">→</text:span> (1 a b)</text:p>
            <text:p text:style-name="P636">$l concat 1 (a b) ((c));</text:p>
            <text:p text:style-name="P636"><text:tab/><text:tab/><text:tab/><text:tab/># <text:span text:style-name="T299">→</text:span> (1 a b (c)) </text:p>
          </table:table-cell>
        </table:table-row>
      </table:table>
      <text:h text:style-name="P776" text:outline-level="3"/>
      <text:h text:style-name="P712" text:outline-level="3"><text:bookmark-start text:name="__RefHeading___Toc23583_3919154641"/>List::create-block<text:span text:style-name="T5">　</text:span><text:bookmark-end text:name="__RefHeading___Toc23583_3919154641"/></text:h>
      <text:p text:style-name="P329"/>
      <table:table table:name="表216" table:style-name="表216">
        <table:table-column table:style-name="表216.A"/>
        <table:table-column table:style-name="表216.B"/>
        <table:table-row>
          <table:table-cell office:value-type="string">
            <text:p text:style-name="P225">説明</text:p>
          </table:table-cell>
          <table:table-cell office:value-type="string">
            <text:p text:style-name="P225"/>
            <text:p text:style-name="P225">リストから動的にブロック（クロージャ）を作成します。</text:p>
          </table:table-cell>
        </table:table-row>
        <table:table-row>
          <table:table-cell office:value-type="string">
            <text:p text:style-name="P225">書式</text:p>
          </table:table-cell>
          <table:table-cell office:value-type="string">
            <text:p text:style-name="P225"/>
            <text:p text:style-name="P225">List <text:span text:style-name="T291">create-block</text:span></text:p>
          </table:table-cell>
        </table:table-row>
        <table:table-row>
          <table:table-cell office:value-type="string">
            <text:p text:style-name="P225">詳細</text:p>
          </table:table-cell>
          <table:table-cell office:value-type="string">
            <text:p text:style-name="P225"/>
            <text:p text:style-name="P225">Listから実行可能なブロック（実態はクロージャ）を作成します。本来クロージャは複数文から構成されますが、本コマンドで生成可能な行数は1行のみとなります。</text:p>
            <text:p text:style-name="P226">本コマンドにより生成されたクロージャは、Block::evalにより実行可能です。</text:p>
          </table:table-cell>
        </table:table-row>
        <table:table-row table:style-name="表216.4">
          <table:table-cell office:value-type="string">
            <text:p text:style-name="P225">戻り値</text:p>
          </table:table-cell>
          <table:table-cell office:value-type="string">
            <text:p text:style-name="P225"/>
            <text:p text:style-name="P225">クロージャが返ります。</text:p>
          </table:table-cell>
        </table:table-row>
        <table:table-row>
          <table:table-cell office:value-type="string">
            <text:p text:style-name="P225">例外</text:p>
          </table:table-cell>
          <table:table-cell office:value-type="string">
            <text:p text:style-name="P225"/>
            <text:p text:style-name="P225">ErrSyntax: 書式に誤りがあります。</text:p>
          </table:table-cell>
        </table:table-row>
        <table:table-row>
          <table:table-cell office:value-type="string">
            <text:p text:style-name="P225">使用例</text:p>
          </table:table-cell>
          <table:table-cell office:value-type="string">
            <text:p text:style-name="P638"/>
            <text:p text:style-name="P638">set <text:span text:style-name="T292">x 0;</text:span></text:p>
            <text:p text:style-name="P639">(<text:span text:style-name="T292">set a $x) create-block <text:s text:c="2"/># → {set a 0;}</text:span></text:p>
          </table:table-cell>
        </table:table-row>
      </table:table>
      <text:h text:style-name="P817" text:outline-level="3"/>
      <text:h text:style-name="P712" text:outline-level="3"><text:bookmark-start text:name="__RefHeading__14676_1559979953"/>List::delete<text:span text:style-name="T5">　</text:span><text:bookmark-end text:name="__RefHeading__14676_1559979953"/></text:h>
      <text:p text:style-name="P54"/>
      <table:table table:name="表140" table:style-name="表140">
        <table:table-column table:style-name="表140.A"/>
        <table:table-column table:style-name="表140.B"/>
        <table:table-row>
          <table:table-cell office:value-type="string">
            <text:p text:style-name="P105">説明</text:p>
          </table:table-cell>
          <table:table-cell office:value-type="string">
            <text:p text:style-name="P105"/>
            <text:p text:style-name="P105">リストから要素を削除します。</text:p>
          </table:table-cell>
        </table:table-row>
        <table:table-row>
          <table:table-cell office:value-type="string">
            <text:p text:style-name="P105">書式</text:p>
          </table:table-cell>
          <table:table-cell office:value-type="string">
            <text:p text:style-name="P105"/>
            <text:p text:style-name="P105">List delete <text:span text:style-name="T54">index</text:span></text:p>
          </table:table-cell>
        </table:table-row>
        <table:table-row>
          <table:table-cell office:value-type="string">
            <text:p text:style-name="P105">詳細</text:p>
          </table:table-cell>
          <table:table-cell office:value-type="string">
            <text:p text:style-name="P105"/>
            <text:p text:style-name="P105">Listの<text:span text:style-name="T54">index</text:span>番目の要素を削除し、削除後のリストを返します。<text:span text:style-name="T54">index</text:span>は0から始まります。Listが変数の場合でも、変数は変更されません。</text:p>
            <text:p text:style-name="P222"><text:span text:style-name="T54">index</text:span>がListの要素数より大きい場合は、Listの最後の要素が削除されます。<text:span text:style-name="T54">index</text:span>が0より小さい場合は、Listの最初の要素が削除されます。</text:p>
          </table:table-cell>
        </table:table-row>
        <table:table-row>
          <table:table-cell office:value-type="string">
            <text:p text:style-name="P105">戻り値</text:p>
          </table:table-cell>
          <table:table-cell office:value-type="string">
            <text:p text:style-name="P105"/>
            <text:p text:style-name="P105"><text:span text:style-name="T105">index</text:span>番目の要素が削除された後のリストが返り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2" text:outline-level="3"><text:bookmark-start text:name="__RefHeading__16350_1255925395"/>List::delete!<text:span text:style-name="T5">　</text:span><text:bookmark-end text:name="__RefHeading__16350_1255925395"/></text:h>
      <text:p text:style-name="P326"/>
      <table:table table:name="Table50" table:style-name="Table50">
        <table:table-column table:style-name="Table50.A"/>
        <table:table-column table:style-name="Table50.B"/>
        <table:table-row>
          <table:table-cell office:value-type="string">
            <text:p text:style-name="P222">説明</text:p>
          </table:table-cell>
          <table:table-cell office:value-type="string">
            <text:p text:style-name="P222"/>
            <text:p text:style-name="P222">リストから要素を削除します。</text:p>
          </table:table-cell>
        </table:table-row>
        <table:table-row>
          <table:table-cell office:value-type="string">
            <text:p text:style-name="P222">書式</text:p>
          </table:table-cell>
          <table:table-cell office:value-type="string">
            <text:p text:style-name="P222"/>
            <text:p text:style-name="P222">List delete! <text:span text:style-name="T54">index</text:span></text:p>
          </table:table-cell>
        </table:table-row>
        <table:table-row>
          <table:table-cell office:value-type="string">
            <text:p text:style-name="P222">詳細</text:p>
          </table:table-cell>
          <table:table-cell office:value-type="string">
            <text:p text:style-name="P222"/>
            <text:p text:style-name="P222">Listの<text:span text:style-name="T54">index</text:span>番目の要素を削除し、削除後のリストを返します。<text:span text:style-name="T54">index</text:span>は0から始まります。Listが変数の場合は、変数が直接変更されます。</text:p>
            <text:p text:style-name="P222"><text:span text:style-name="T54">index</text:span>がListの要素数より大きい場合は、Listの最後の要素が削除されます。<text:span text:style-name="T54">index</text:span>が0より小さい場合は、Listの最初の要素が削除されます。</text:p>
          </table:table-cell>
        </table:table-row>
        <table:table-row>
          <table:table-cell office:value-type="string">
            <text:p text:style-name="P222">戻り値</text:p>
          </table:table-cell>
          <table:table-cell office:value-type="string">
            <text:p text:style-name="P222"/>
            <text:p text:style-name="P222"><text:span text:style-name="T105">index</text:span>番目の要素が削除された後のリストが返ります。</text:p>
          </table:table-cell>
        </table:table-row>
        <table:table-row>
          <table:table-cell office:value-type="string">
            <text:p text:style-name="P222">例外</text:p>
          </table:table-cell>
          <table:table-cell office:value-type="string">
            <text:p text:style-name="P222"/>
            <text:p text:style-name="P222"/>
          </table:table-cell>
        </table:table-row>
        <table:table-row>
          <table:table-cell office:value-type="string">
            <text:p text:style-name="P222">使用例</text:p>
          </table:table-cell>
          <table:table-cell office:value-type="string">
            <text:p text:style-name="P222"/>
            <text:p text:style-name="P222"/>
          </table:table-cell>
        </table:table-row>
      </table:table>
      <text:h text:style-name="P816" text:outline-level="3"/>
      <text:h text:style-name="P712" text:outline-level="3"><text:bookmark-start text:name="__RefHeading__14678_1559979953"/>List::each<text:span text:style-name="T5">　</text:span><text:bookmark-end text:name="__RefHeading__14678_1559979953"/></text:h>
      <text:p text:style-name="P54"/>
      <table:table table:name="表141" table:style-name="表141">
        <table:table-column table:style-name="表141.A"/>
        <table:table-column table:style-name="表141.B"/>
        <table:table-row>
          <table:table-cell office:value-type="string">
            <text:p text:style-name="P105">説明</text:p>
          </table:table-cell>
          <table:table-cell office:value-type="string">
            <text:p text:style-name="P105"/>
            <text:p text:style-name="P105">リストのイテレータです。</text:p>
          </table:table-cell>
        </table:table-row>
        <table:table-row>
          <table:table-cell office:value-type="string">
            <text:p text:style-name="P105">書式</text:p>
          </table:table-cell>
          <table:table-cell office:value-type="string">
            <text:p text:style-name="P105"/>
            <text:p text:style-name="P105">List each do: { | <text:span text:style-name="T54">var</text:span> | <text:span text:style-name="T54">block</text:span> <text:s/>}</text:p>
          </table:table-cell>
        </table:table-row>
        <table:table-row>
          <table:table-cell office:value-type="string">
            <text:p text:style-name="P105">詳細</text:p>
          </table:table-cell>
          <table:table-cell office:value-type="string">
            <text:p text:style-name="P105"/>
            <text:p text:style-name="P105">リストの各要素に対して<text:span text:style-name="T54">block</text:span>を実行します。<text:span text:style-name="T54">block</text:span>を実行する際、リストの要素が<text:span text:style-name="T54">var</text:span>に渡されます。</text:p>
          </table:table-cell>
        </table:table-row>
        <table:table-row>
          <table:table-cell office:value-type="string">
            <text:p text:style-name="P105">戻り値</text:p>
          </table:table-cell>
          <table:table-cell office:value-type="string">
            <text:p text:style-name="P105"/>
            <text:p text:style-name="P105">最後に実行された<text:span text:style-name="T54">block</text:span>の値が返され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8" text:outline-level="3"/>
      <text:h text:style-name="P712" text:outline-level="3"><text:bookmark-start text:name="__RefHeading__14680_1559979953"/>List::eval<text:span text:style-name="T5">　</text:span><text:bookmark-end text:name="__RefHeading__14680_1559979953"/></text:h>
      <text:p text:style-name="P54"/>
      <table:table table:name="表142" table:style-name="表142">
        <table:table-column table:style-name="表142.A"/>
        <table:table-column table:style-name="表142.B"/>
        <table:table-row>
          <table:table-cell office:value-type="string">
            <text:p text:style-name="P105">説明</text:p>
          </table:table-cell>
          <table:table-cell office:value-type="string">
            <text:p text:style-name="P105"/>
            <text:p text:style-name="P105">リストを文として評価します。</text:p>
          </table:table-cell>
        </table:table-row>
        <table:table-row>
          <table:table-cell office:value-type="string">
            <text:p text:style-name="P105">書式</text:p>
          </table:table-cell>
          <table:table-cell office:value-type="string">
            <text:p text:style-name="P105"/>
            <text:p text:style-name="P105">List eval</text:p>
          </table:table-cell>
        </table:table-row>
        <table:table-row>
          <table:table-cell office:value-type="string">
            <text:p text:style-name="P105">詳細</text:p>
          </table:table-cell>
          <table:table-cell office:value-type="string">
            <text:p text:style-name="P105"/>
            <text:p text:style-name="P105">リスト中の要素を<text:span text:style-name="T4">P</text:span>erfumeの文として評価します。</text:p>
          </table:table-cell>
        </table:table-row>
        <table:table-row>
          <table:table-cell office:value-type="string">
            <text:p text:style-name="P105">戻り値</text:p>
          </table:table-cell>
          <table:table-cell office:value-type="string">
            <text:p text:style-name="P105"/>
            <text:p text:style-name="P105">文が評価された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8" text:outline-level="3"/>
      <text:h text:style-name="P712" text:outline-level="3"><text:bookmark-start text:name="__RefHeading__14682_1559979953"/>List::filter<text:span text:style-name="T5">　</text:span><text:bookmark-end text:name="__RefHeading__14682_1559979953"/></text:h>
      <text:p text:style-name="P54"/>
      <table:table table:name="表143" table:style-name="表143">
        <table:table-column table:style-name="表143.A"/>
        <table:table-column table:style-name="表143.B"/>
        <table:table-row>
          <table:table-cell office:value-type="string">
            <text:p text:style-name="P105">説明</text:p>
          </table:table-cell>
          <table:table-cell office:value-type="string">
            <text:p text:style-name="P105"/>
            <text:p text:style-name="P105">リストの要素を選択します。</text:p>
          </table:table-cell>
        </table:table-row>
        <table:table-row>
          <table:table-cell office:value-type="string">
            <text:p text:style-name="P105">書式</text:p>
          </table:table-cell>
          <table:table-cell office:value-type="string">
            <text:p text:style-name="P105"/>
            <text:p text:style-name="P105">List filter { | <text:span text:style-name="T54">var</text:span> | <text:span text:style-name="T54">block</text:span> <text:s/>}</text:p>
          </table:table-cell>
        </table:table-row>
        <table:table-row>
          <table:table-cell office:value-type="string">
            <text:p text:style-name="P105">詳細</text:p>
          </table:table-cell>
          <table:table-cell office:value-type="string">
            <text:p text:style-name="P105"/>
            <text:p text:style-name="P105">リストの各要素について<text:span text:style-name="T54">block</text:span>を実行し、<text:span text:style-name="T54">block</text:span>が真となる要素で新たなリストを作成し返します。<text:span text:style-name="T54">block</text:span>には、リストの要素が<text:span text:style-name="T54">var</text:span>として渡されます。</text:p>
          </table:table-cell>
        </table:table-row>
        <table:table-row>
          <table:table-cell office:value-type="string">
            <text:p text:style-name="P105">戻り値</text:p>
          </table:table-cell>
          <table:table-cell office:value-type="string">
            <text:p text:style-name="P105"/>
            <text:p text:style-name="P105">Listの部分集合である新たなリスト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26"/>
            <text:p text:style-name="P626">set l (1 2 3 4 5);</text:p>
            <text:p text:style-name="P626"># 要素が偶数のみのリストを作成する</text:p>
            <text:p text:style-name="P626">$l filter {| i | [$i % 2] = 0};<text:tab/># <text:span text:style-name="T299">→</text:span> (2 4)</text:p>
          </table:table-cell>
        </table:table-row>
      </table:table>
      <text:h text:style-name="P712"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440"/>
      <table:table table:name="Table51" table:style-name="Table51">
        <table:table-column table:style-name="Table51.A"/>
        <table:table-column table:style-name="Table51.B"/>
        <table:table-row>
          <table:table-cell office:value-type="string">
            <text:p text:style-name="P222">説明</text:p>
          </table:table-cell>
          <table:table-cell office:value-type="string">
            <text:p text:style-name="P222"/>
            <text:p text:style-name="P222">リストから要素を探します。</text:p>
          </table:table-cell>
        </table:table-row>
        <table:table-row>
          <table:table-cell office:value-type="string">
            <text:p text:style-name="P222">書式</text:p>
          </table:table-cell>
          <table:table-cell office:value-type="string">
            <text:p text:style-name="P222"/>
            <text:p text:style-name="P222">List find <text:span text:style-name="T54">val</text:span></text:p>
            <text:p text:style-name="P222"><text:span text:style-name="T106">List find* </text:span><text:span text:style-name="T54">val</text:span></text:p>
          </table:table-cell>
        </table:table-row>
        <table:table-row>
          <table:table-cell office:value-type="string">
            <text:p text:style-name="P222">詳細</text:p>
          </table:table-cell>
          <table:table-cell office:value-type="string">
            <text:p text:style-name="P222"/>
            <text:p text:style-name="P222">リストから<text:span text:style-name="T54">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222">戻り値</text:p>
          </table:table-cell>
          <table:table-cell office:value-type="string">
            <text:p text:style-name="P222"/>
            <text:p text:style-name="P222">findの場合は見つかった要素の位置を返します。見つからなかった場合はnilを返します。</text:p>
            <text:p text:style-name="P222">find*の場合は、見つかった要素の位置のリストを返します。見つからなかった場合は空リストを返します。</text:p>
          </table:table-cell>
        </table:table-row>
        <table:table-row>
          <table:table-cell office:value-type="string">
            <text:p text:style-name="P222">例外</text:p>
          </table:table-cell>
          <table:table-cell office:value-type="string">
            <text:p text:style-name="P222"/>
            <text:p text:style-name="P222">ErrSyntax: 書式に誤りがあります。</text:p>
          </table:table-cell>
        </table:table-row>
        <table:table-row>
          <table:table-cell office:value-type="string">
            <text:p text:style-name="P222">使用例</text:p>
          </table:table-cell>
          <table:table-cell office:value-type="string">
            <text:p text:style-name="P222"/>
            <text:p text:style-name="P222"/>
          </table:table-cell>
        </table:table-row>
      </table:table>
      <text:h text:style-name="P816" text:outline-level="3"/>
      <text:h text:style-name="P712" text:outline-level="3"><text:bookmark-start text:name="__RefHeading__14684_1559979953"/>List::get<text:span text:style-name="T5">　</text:span><text:bookmark-end text:name="__RefHeading__14684_1559979953"/></text:h>
      <text:p text:style-name="P54"/>
      <table:table table:name="表144" table:style-name="表144">
        <table:table-column table:style-name="表144.A"/>
        <table:table-column table:style-name="表144.B"/>
        <table:table-row>
          <table:table-cell office:value-type="string">
            <text:p text:style-name="P105">説明</text:p>
          </table:table-cell>
          <table:table-cell office:value-type="string">
            <text:p text:style-name="P105"/>
            <text:p text:style-name="P105">リストのn番目の要素を取り出します。</text:p>
          </table:table-cell>
        </table:table-row>
        <table:table-row>
          <table:table-cell office:value-type="string">
            <text:p text:style-name="P105">書式</text:p>
          </table:table-cell>
          <table:table-cell office:value-type="string">
            <text:p text:style-name="P105"/>
            <text:p text:style-name="P105">List get <text:span text:style-name="T54">index</text:span></text:p>
          </table:table-cell>
        </table:table-row>
        <table:table-row>
          <table:table-cell office:value-type="string">
            <text:p text:style-name="P105">詳細</text:p>
          </table:table-cell>
          <table:table-cell office:value-type="string">
            <text:p text:style-name="P105"/>
            <text:p text:style-name="P105">リストから<text:span text:style-name="T54">index</text:span>番目の要素を取り出し返します。<text:span text:style-name="T54">index</text:span>は0から始まります。</text:p>
          </table:table-cell>
        </table:table-row>
        <table:table-row>
          <table:table-cell office:value-type="string">
            <text:p text:style-name="P105">戻り値</text:p>
          </table:table-cell>
          <table:table-cell office:value-type="string">
            <text:p text:style-name="P105"/>
            <text:p text:style-name="P105"><text:span text:style-name="T106">リストの</text:span><text:span text:style-name="T54">index</text:span><text:span text:style-name="T106">番目の要素が返ります。</text:span><text:span text:style-name="T54">index</text:span>が範囲外の時にはnilを返します。また、<text:span text:style-name="T54">index</text:span>の指定に誤りがある場合（負数や整数以外）は例外を返します。</text:p>
          </table:table-cell>
        </table:table-row>
        <table:table-row>
          <table:table-cell office:value-type="string">
            <text:p text:style-name="P105">例外</text:p>
          </table:table-cell>
          <table:table-cell office:value-type="string">
            <text:p text:style-name="P105"/>
            <text:p text:style-name="P227">ErrSyntax: <text:span text:style-name="T54">index</text:span><text:span text:style-name="T123">の指定</text:span>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8" text:outline-level="3"/>
      <text:h text:style-name="P712" text:outline-level="3"><text:bookmark-start text:name="__RefHeading___Toc21231_1834471834"/>List::in<text:span text:style-name="T264">ject</text:span><text:span text:style-name="T5">　</text:span><text:bookmark-end text:name="__RefHeading___Toc21231_1834471834"/></text:h>
      <text:p text:style-name="P330"/>
      <table:table table:name="表188" table:style-name="表188">
        <table:table-column table:style-name="表188.A"/>
        <table:table-column table:style-name="表188.B"/>
        <table:table-row>
          <table:table-cell office:value-type="string">
            <text:p text:style-name="P228">説明</text:p>
          </table:table-cell>
          <table:table-cell office:value-type="string">
            <text:p text:style-name="P228"/>
            <text:p text:style-name="P228">リストの要素を繰り返し計算する。</text:p>
          </table:table-cell>
        </table:table-row>
        <table:table-row>
          <table:table-cell office:value-type="string">
            <text:p text:style-name="P228">書式</text:p>
          </table:table-cell>
          <table:table-cell office:value-type="string">
            <text:p text:style-name="P228"/>
            <text:p text:style-name="P521"><text:span text:style-name="T5">List </text:span><text:span text:style-name="T11">inject</text:span><text:span text:style-name="T5"> </text:span><text:span text:style-name="T100">i</text:span><text:span text:style-name="T102">nit-val</text:span><text:span text:style-name="T5"> do: </text:span><text:span text:style-name="T11">{| </text:span><text:span text:style-name="T102">sum-var each-var </text:span><text:span text:style-name="T11">|</text:span><text:span text:style-name="T5"> </text:span><text:span text:style-name="T102">block</text:span><text:span text:style-name="T5"> }</text:span></text:p>
          </table:table-cell>
        </table:table-row>
        <table:table-row>
          <table:table-cell office:value-type="string">
            <text:p text:style-name="P228">詳細</text:p>
          </table:table-cell>
          <table:table-cell office:value-type="string">
            <text:p text:style-name="P228"/>
            <text:p text:style-name="P48">リストの要素を順に繰り返します。<text:span text:style-name="T54">sum-var</text:span> は初回の<text:span text:style-name="T54">block</text:span>の呼び出しの際に初期値 <text:span text:style-name="T54">init-val </text:span>に初期化されます。また、リストの各要素は<text:span text:style-name="T54"> each-var </text:span>に設定され <text:span text:style-name="T54">block</text:span> が呼びだされます。</text:p>
            <text:p text:style-name="P410">2回目以降の<text:span text:style-name="T54">sum-var</text:span> は、前回実行した<text:span text:style-name="T54">block</text:span> の結果の値となります。</text:p>
          </table:table-cell>
        </table:table-row>
        <table:table-row>
          <table:table-cell office:value-type="string">
            <text:p text:style-name="P228">戻り値</text:p>
          </table:table-cell>
          <table:table-cell office:value-type="string">
            <text:p text:style-name="P228"/>
            <text:p text:style-name="P228">最後の計算結果としての<text:span text:style-name="T54"> </text:span><text:span text:style-name="T65">sum-var </text:span><text:span text:style-name="T264">が返ります。</text:span></text:p>
          </table:table-cell>
        </table:table-row>
        <table:table-row>
          <table:table-cell office:value-type="string">
            <text:p text:style-name="P228">例外</text:p>
          </table:table-cell>
          <table:table-cell office:value-type="string">
            <text:p text:style-name="P228"/>
            <text:p text:style-name="P228">ErrSyntax: 書式に誤りがあります。</text:p>
          </table:table-cell>
        </table:table-row>
        <table:table-row>
          <table:table-cell office:value-type="string">
            <text:p text:style-name="P228">使用例</text:p>
          </table:table-cell>
          <table:table-cell office:value-type="string">
            <text:p text:style-name="P652"/>
            <text:p text:style-name="P652">(1 2 3 4 5) <text:span text:style-name="T264">inject 0 do: {| s i | $s + $i}</text:span>; <text:span text:style-name="T264"># </text:span><text:span text:style-name="T300">→ 15</text:span></text:p>
            <text:p text:style-name="P654"/>
            <text:p text:style-name="P652"><text:span text:style-name="T300"># sum-varを変数として記録したい場合</text:span><text:span text:style-name="T301">は以下のように変数を定義する。</text:span></text:p>
            <text:p text:style-name="P653">("1" "2" "3") inject [set result ()] do: {| s i |</text:p>
            <text:p text:style-name="P653"><text:s text:c="4"/>$s append! [$i int]</text:p>
            <text:p text:style-name="P653">}; </text:p>
            <text:p text:style-name="P653">println $result; <text:s text:c="3"/># → (1 2 3)</text:p>
          </table:table-cell>
        </table:table-row>
      </table:table>
      <text:h text:style-name="P738" text:outline-level="3"/>
      <text:h text:style-name="P712" text:outline-level="3"><text:bookmark-start text:name="__RefHeading__14686_1559979953"/>List::insert<text:span text:style-name="T5">　</text:span><text:bookmark-end text:name="__RefHeading__14686_1559979953"/></text:h>
      <text:p text:style-name="P330"/>
      <table:table table:name="表145" table:style-name="表145">
        <table:table-column table:style-name="表145.A"/>
        <table:table-column table:style-name="表145.B"/>
        <table:table-row>
          <table:table-cell office:value-type="string">
            <text:p text:style-name="P105">説明</text:p>
          </table:table-cell>
          <table:table-cell office:value-type="string">
            <text:p text:style-name="P105"/>
            <text:p text:style-name="P105">リストに要素を追加します。</text:p>
          </table:table-cell>
        </table:table-row>
        <table:table-row>
          <table:table-cell office:value-type="string">
            <text:p text:style-name="P105">書式</text:p>
          </table:table-cell>
          <table:table-cell office:value-type="string">
            <text:p text:style-name="P105"/>
            <text:p text:style-name="P105">List insert <text:span text:style-name="T54">index val</text:span></text:p>
          </table:table-cell>
        </table:table-row>
        <table:table-row>
          <table:table-cell office:value-type="string">
            <text:p text:style-name="P105">詳細</text:p>
          </table:table-cell>
          <table:table-cell office:value-type="string">
            <text:p text:style-name="P105"/>
            <text:p text:style-name="P105">Listの<text:span text:style-name="T54">index</text:span>番目の要素の前に<text:span text:style-name="T54">val</text:span>を追加し、追加後のリストを返します。<text:span text:style-name="T54">index</text:span>は0から始まります。Listが変数の場合でも変更されません。</text:p>
            <text:p text:style-name="P105"><text:span text:style-name="T54">index</text:span>がListの要素数より大きい場合は、追加されません。</text:p>
          </table:table-cell>
        </table:table-row>
        <table:table-row>
          <table:table-cell office:value-type="string">
            <text:p text:style-name="P105">戻り値</text:p>
          </table:table-cell>
          <table:table-cell office:value-type="string">
            <text:p text:style-name="P105"/>
            <text:p text:style-name="P105">要素が追加された後のリストが返り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2" text:outline-level="3"><text:bookmark-start text:name="__RefHeading__16356_1255925395"/>List::insert!<text:span text:style-name="T5">　</text:span><text:bookmark-end text:name="__RefHeading__16356_1255925395"/></text:h>
      <text:p text:style-name="P331"/>
      <table:table table:name="Table52" table:style-name="Table52">
        <table:table-column table:style-name="Table52.A"/>
        <table:table-column table:style-name="Table52.B"/>
        <table:table-row>
          <table:table-cell office:value-type="string">
            <text:p text:style-name="P230">説明</text:p>
          </table:table-cell>
          <table:table-cell office:value-type="string">
            <text:p text:style-name="P230"/>
            <text:p text:style-name="P230">リストに要素を追加します。</text:p>
          </table:table-cell>
        </table:table-row>
        <table:table-row>
          <table:table-cell office:value-type="string">
            <text:p text:style-name="P230">書式</text:p>
          </table:table-cell>
          <table:table-cell office:value-type="string">
            <text:p text:style-name="P230"/>
            <text:p text:style-name="P230">List insert <text:span text:style-name="T54">index val</text:span></text:p>
          </table:table-cell>
        </table:table-row>
        <table:table-row>
          <table:table-cell office:value-type="string">
            <text:p text:style-name="P230">詳細</text:p>
          </table:table-cell>
          <table:table-cell office:value-type="string">
            <text:p text:style-name="P230"/>
            <text:p text:style-name="P230">Listの<text:span text:style-name="T54">index</text:span>番目の要素の前に<text:span text:style-name="T54">val</text:span>を追加し、追加後のリストを返します。<text:span text:style-name="T54">index</text:span>は0から始まります。Listが変数の場合は、変数が直接変更されます。</text:p>
            <text:p text:style-name="P230"><text:span text:style-name="T54">index</text:span>がListの要素数より大きい場合は、追加されません。</text:p>
          </table:table-cell>
        </table:table-row>
        <table:table-row>
          <table:table-cell office:value-type="string">
            <text:p text:style-name="P230">戻り値</text:p>
          </table:table-cell>
          <table:table-cell office:value-type="string">
            <text:p text:style-name="P230"/>
            <text:p text:style-name="P230">要素が追加された後のリストが返ります。</text:p>
          </table:table-cell>
        </table:table-row>
        <table:table-row>
          <table:table-cell office:value-type="string">
            <text:p text:style-name="P230">例外</text:p>
          </table:table-cell>
          <table:table-cell office:value-type="string">
            <text:p text:style-name="P230"/>
            <text:p text:style-name="P230"/>
          </table:table-cell>
        </table:table-row>
        <table:table-row>
          <table:table-cell office:value-type="string">
            <text:p text:style-name="P230">使用例</text:p>
          </table:table-cell>
          <table:table-cell office:value-type="string">
            <text:p text:style-name="P230"/>
            <text:p text:style-name="P230"/>
          </table:table-cell>
        </table:table-row>
      </table:table>
      <text:h text:style-name="P818" text:outline-level="3"/>
      <text:h text:style-name="P712" text:outline-level="3"><text:bookmark-start text:name="__RefHeading__14688_1559979953"/>List::join<text:span text:style-name="T5">　</text:span><text:bookmark-end text:name="__RefHeading__14688_1559979953"/></text:h>
      <text:p text:style-name="P54"/>
      <table:table table:name="表147" table:style-name="表147">
        <table:table-column table:style-name="表147.A"/>
        <table:table-column table:style-name="表147.B"/>
        <table:table-row>
          <table:table-cell office:value-type="string">
            <text:p text:style-name="P105">説明</text:p>
          </table:table-cell>
          <table:table-cell office:value-type="string">
            <text:p text:style-name="P105"/>
            <text:p text:style-name="P105">リストの要素を文字列として結合します。</text:p>
          </table:table-cell>
        </table:table-row>
        <table:table-row>
          <table:table-cell office:value-type="string">
            <text:p text:style-name="P105">書式</text:p>
          </table:table-cell>
          <table:table-cell office:value-type="string">
            <text:p text:style-name="P105"/>
            <text:p text:style-name="P105">List join [ sep: <text:span text:style-name="T54">separator</text:span> <text:s/>]</text:p>
          </table:table-cell>
        </table:table-row>
        <table:table-row>
          <table:table-cell office:value-type="string">
            <text:p text:style-name="P105">詳細</text:p>
          </table:table-cell>
          <table:table-cell office:value-type="string">
            <text:p text:style-name="P105"/>
            <text:p text:style-name="P105">リストの各要素を文字列に変換し、結合した値を返します。<text:span text:style-name="T54">separator</text:span>を指定した場合は、<text:span text:style-name="T54">separator</text:span>の文字列表現が各要素間に挿入されます。</text:p>
          </table:table-cell>
        </table:table-row>
        <table:table-row>
          <table:table-cell office:value-type="string">
            <text:p text:style-name="P105">戻り値</text:p>
          </table:table-cell>
          <table:table-cell office:value-type="string">
            <text:p text:style-name="P105"/>
            <text:p text:style-name="P105">文字列を返し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8" text:outline-level="3"/>
      <text:h text:style-name="P712" text:outline-level="3"><text:bookmark-start text:name="__RefHeading__14690_1559979953"/>List::last<text:span text:style-name="T5">　</text:span><text:bookmark-end text:name="__RefHeading__14690_1559979953"/></text:h>
      <text:p text:style-name="P54"/>
      <table:table table:name="表148" table:style-name="表148">
        <table:table-column table:style-name="表148.A"/>
        <table:table-column table:style-name="表148.B"/>
        <table:table-row>
          <table:table-cell office:value-type="string">
            <text:p text:style-name="P105">説明</text:p>
          </table:table-cell>
          <table:table-cell office:value-type="string">
            <text:p text:style-name="P105"/>
            <text:p text:style-name="P105">リストの最後の要素を返します。</text:p>
          </table:table-cell>
        </table:table-row>
        <table:table-row>
          <table:table-cell office:value-type="string">
            <text:p text:style-name="P105">書式</text:p>
          </table:table-cell>
          <table:table-cell office:value-type="string">
            <text:p text:style-name="P105"/>
            <text:p text:style-name="P105">List last</text:p>
          </table:table-cell>
        </table:table-row>
        <table:table-row>
          <table:table-cell office:value-type="string">
            <text:p text:style-name="P105">詳細</text:p>
          </table:table-cell>
          <table:table-cell office:value-type="string">
            <text:p text:style-name="P105"/>
            <text:p text:style-name="P105">リストの最後の要素をリストで返します。</text:p>
          </table:table-cell>
        </table:table-row>
        <table:table-row>
          <table:table-cell office:value-type="string">
            <text:p text:style-name="P105">戻り値</text:p>
          </table:table-cell>
          <table:table-cell office:value-type="string">
            <text:p text:style-name="P105"/>
            <text:p text:style-name="P105">リストの最後の要素のリスト。</text:p>
          </table:table-cell>
        </table:table-row>
        <table:table-row>
          <table:table-cell office:value-type="string">
            <text:p text:style-name="P105">例外</text:p>
          </table:table-cell>
          <table:table-cell office:value-type="string">
            <text:p text:style-name="P105"/>
            <text:p text:style-name="P105"/>
          </table:table-cell>
        </table:table-row>
        <table:table-row table:style-name="表148.6">
          <table:table-cell office:value-type="string">
            <text:p text:style-name="P105">使用例</text:p>
          </table:table-cell>
          <table:table-cell office:value-type="string">
            <text:p text:style-name="P640"/>
            <text:p text:style-name="P640">(1 2 3) last;<text:tab/><text:tab/># <text:span text:style-name="T299">→</text:span> (3)</text:p>
          </table:table-cell>
        </table:table-row>
      </table:table>
      <text:h text:style-name="P758" text:outline-level="3"/>
      <text:h text:style-name="P712" text:outline-level="3"><text:bookmark-start text:name="__RefHeading__14692_1559979953"/>List::len<text:span text:style-name="T5">　</text:span><text:bookmark-end text:name="__RefHeading__14692_1559979953"/></text:h>
      <text:p text:style-name="P54"/>
      <table:table table:name="表149" table:style-name="表149">
        <table:table-column table:style-name="表149.A"/>
        <table:table-column table:style-name="表149.B"/>
        <table:table-row>
          <table:table-cell office:value-type="string">
            <text:p text:style-name="P105">説明</text:p>
          </table:table-cell>
          <table:table-cell office:value-type="string">
            <text:p text:style-name="P105"/>
            <text:p text:style-name="P105">リストの要素数を返します。</text:p>
          </table:table-cell>
        </table:table-row>
        <table:table-row>
          <table:table-cell office:value-type="string">
            <text:p text:style-name="P105">書式</text:p>
          </table:table-cell>
          <table:table-cell office:value-type="string">
            <text:p text:style-name="P105"/>
            <text:p text:style-name="P105">List len</text:p>
          </table:table-cell>
        </table:table-row>
        <table:table-row>
          <table:table-cell office:value-type="string">
            <text:p text:style-name="P105">詳細</text:p>
          </table:table-cell>
          <table:table-cell office:value-type="string">
            <text:p text:style-name="P105"/>
            <text:p text:style-name="P105">リストの要素数を返します。</text:p>
          </table:table-cell>
        </table:table-row>
        <table:table-row>
          <table:table-cell office:value-type="string">
            <text:p text:style-name="P105">戻り値</text:p>
          </table:table-cell>
          <table:table-cell office:value-type="string">
            <text:p text:style-name="P105"/>
            <text:p text:style-name="P105">リストの要素数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8" text:outline-level="3"/>
      <text:h text:style-name="P712" text:outline-level="3"><text:bookmark-start text:name="__RefHeading___Toc25217_2612789494"/>List::map<text:span text:style-name="T5">　</text:span><text:bookmark-end text:name="__RefHeading___Toc25217_2612789494"/></text:h>
      <text:p text:style-name="P314"/>
      <table:table table:name="表236" table:style-name="表236">
        <table:table-column table:style-name="表236.A"/>
        <table:table-column table:style-name="表236.B"/>
        <table:table-row>
          <table:table-cell office:value-type="string">
            <text:p text:style-name="P204">説明</text:p>
          </table:table-cell>
          <table:table-cell office:value-type="string">
            <text:p text:style-name="P204"/>
            <text:p text:style-name="P204">リストの各要素に処理を加えて新しいリストをつくります。</text:p>
          </table:table-cell>
        </table:table-row>
        <table:table-row>
          <table:table-cell office:value-type="string">
            <text:p text:style-name="P204">書式</text:p>
          </table:table-cell>
          <table:table-cell office:value-type="string">
            <text:p text:style-name="P204"/>
            <text:p text:style-name="P204">List map { | <text:span text:style-name="T54">var</text:span> | <text:s/><text:span text:style-name="T54">block</text:span> <text:s/>}</text:p>
          </table:table-cell>
        </table:table-row>
        <table:table-row>
          <table:table-cell office:value-type="string">
            <text:p text:style-name="P204">詳細</text:p>
          </table:table-cell>
          <table:table-cell office:value-type="string">
            <text:p text:style-name="P204"/>
            <text:p text:style-name="P204">Listの各要素に対してblockを適用し、blockの戻り値により新しいリストを作成し、返します。blockには、リストの要素としてvarが渡ります。</text:p>
          </table:table-cell>
        </table:table-row>
        <table:table-row>
          <table:table-cell office:value-type="string">
            <text:p text:style-name="P204">戻り値</text:p>
          </table:table-cell>
          <table:table-cell office:value-type="string">
            <text:p text:style-name="P204"/>
            <text:p text:style-name="P204">新しいリストが返ります。</text:p>
          </table:table-cell>
        </table:table-row>
        <table:table-row>
          <table:table-cell office:value-type="string">
            <text:p text:style-name="P204">例外</text:p>
          </table:table-cell>
          <table:table-cell office:value-type="string">
            <text:p text:style-name="P204"/>
            <text:p text:style-name="P204">ErrSyntax: 書式に誤りがあります。</text:p>
          </table:table-cell>
        </table:table-row>
        <table:table-row>
          <table:table-cell office:value-type="string">
            <text:p text:style-name="P204">使用例</text:p>
          </table:table-cell>
          <table:table-cell office:value-type="string">
            <text:p text:style-name="P627"/>
            <text:p text:style-name="P627"># リストの各要素を文字列に変換する。</text:p>
            <text:p text:style-name="P627">(1 2 3) map {| i | "" . $i};<text:tab/># <text:span text:style-name="T299">→</text:span> ("1" "2" "3")</text:p>
          </table:table-cell>
        </table:table-row>
      </table:table>
      <text:h text:style-name="P811" text:outline-level="3"/>
      <text:h text:style-name="P739" text:outline-level="3"/>
      <text:h text:style-name="P712" text:outline-level="3"><text:bookmark-start text:name="__RefHeading___Toc25219_2612789494"/>List::max<text:span text:style-name="T5">　</text:span><text:bookmark-end text:name="__RefHeading___Toc25219_2612789494"/></text:h>
      <text:p text:style-name="P332"/>
      <table:table table:name="表237" table:style-name="表237">
        <table:table-column table:style-name="表237.A"/>
        <table:table-column table:style-name="表237.B"/>
        <table:table-row>
          <table:table-cell office:value-type="string">
            <text:p text:style-name="P231">説明</text:p>
          </table:table-cell>
          <table:table-cell office:value-type="string">
            <text:p text:style-name="P231"/>
            <text:p text:style-name="P231">リストの各要素のなかで最大値の要素を返します。</text:p>
          </table:table-cell>
        </table:table-row>
        <table:table-row>
          <table:table-cell office:value-type="string">
            <text:p text:style-name="P231">書式</text:p>
          </table:table-cell>
          <table:table-cell office:value-type="string">
            <text:p text:style-name="P231"/>
            <text:p text:style-name="P231">List max</text:p>
          </table:table-cell>
        </table:table-row>
        <table:table-row>
          <table:table-cell office:value-type="string">
            <text:p text:style-name="P231">詳細</text:p>
          </table:table-cell>
          <table:table-cell office:value-type="string">
            <text:p text:style-name="P231"/>
            <text:p text:style-name="P231">List要素中の最大値を持つ要素を返します。要素中の各値は大小比較が可能なオブジェクトである必要があります。</text:p>
          </table:table-cell>
        </table:table-row>
        <table:table-row>
          <table:table-cell office:value-type="string">
            <text:p text:style-name="P231">戻り値</text:p>
          </table:table-cell>
          <table:table-cell office:value-type="string">
            <text:p text:style-name="P231"/>
            <text:p text:style-name="P231">値が返ります。</text:p>
          </table:table-cell>
        </table:table-row>
        <table:table-row>
          <table:table-cell office:value-type="string">
            <text:p text:style-name="P231">例外</text:p>
          </table:table-cell>
          <table:table-cell office:value-type="string">
            <text:p text:style-name="P231"/>
            <text:p text:style-name="P231">ErrSyntax: 書式に誤りがあります。</text:p>
          </table:table-cell>
        </table:table-row>
        <table:table-row>
          <table:table-cell office:value-type="string">
            <text:p text:style-name="P231">使用例</text:p>
          </table:table-cell>
          <table:table-cell office:value-type="string">
            <text:p text:style-name="P231"/>
            <text:p text:style-name="P231"/>
          </table:table-cell>
        </table:table-row>
      </table:table>
      <text:h text:style-name="P819" text:outline-level="3"/>
      <text:h text:style-name="P740" text:outline-level="3"/>
      <text:h text:style-name="P712" text:outline-level="3"><text:bookmark-start text:name="__RefHeading__14694_1559979953"/>List::min<text:span text:style-name="T5">　</text:span><text:bookmark-end text:name="__RefHeading__14694_1559979953"/></text:h>
      <text:p text:style-name="P54"/>
      <table:table table:name="表150" table:style-name="表150">
        <table:table-column table:style-name="表150.A"/>
        <table:table-column table:style-name="表150.B"/>
        <table:table-row>
          <table:table-cell office:value-type="string">
            <text:p text:style-name="P105">説明</text:p>
          </table:table-cell>
          <table:table-cell office:value-type="string">
            <text:p text:style-name="P105"/>
            <text:p text:style-name="P105">リストの各要素のなかで最小値の要素を返します。</text:p>
          </table:table-cell>
        </table:table-row>
        <table:table-row>
          <table:table-cell office:value-type="string">
            <text:p text:style-name="P105">書式</text:p>
          </table:table-cell>
          <table:table-cell office:value-type="string">
            <text:p text:style-name="P105"/>
            <text:p text:style-name="P105">List min</text:p>
          </table:table-cell>
        </table:table-row>
        <table:table-row>
          <table:table-cell office:value-type="string">
            <text:p text:style-name="P105">詳細</text:p>
          </table:table-cell>
          <table:table-cell office:value-type="string">
            <text:p text:style-name="P105"/>
            <text:p text:style-name="P105">List要素中の最小値を持つ要素を返します。要素中の各値は大小比較が可能なオブジェクトである必要があります。</text:p>
          </table:table-cell>
        </table:table-row>
        <table:table-row>
          <table:table-cell office:value-type="string">
            <text:p text:style-name="P105">戻り値</text:p>
          </table:table-cell>
          <table:table-cell office:value-type="string">
            <text:p text:style-name="P105"/>
            <text:p text:style-name="P105">値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2" text:outline-level="3"><text:bookmark-start text:name="__RefHeading___Toc21233_1834471834"/>List::<text:span text:style-name="T264">null?</text:span><text:span text:style-name="T5">　</text:span><text:bookmark-end text:name="__RefHeading___Toc21233_1834471834"/></text:h>
      <text:p text:style-name="P330"/>
      <table:table table:name="表189" table:style-name="表189">
        <table:table-column table:style-name="表189.A"/>
        <table:table-column table:style-name="表189.B"/>
        <table:table-row>
          <table:table-cell office:value-type="string">
            <text:p text:style-name="P228">説明</text:p>
          </table:table-cell>
          <table:table-cell office:value-type="string">
            <text:p text:style-name="P228"/>
            <text:p text:style-name="P228">リストが空か調べます。</text:p>
          </table:table-cell>
        </table:table-row>
        <table:table-row>
          <table:table-cell office:value-type="string">
            <text:p text:style-name="P228">書式</text:p>
          </table:table-cell>
          <table:table-cell office:value-type="string">
            <text:p text:style-name="P228"/>
            <text:p text:style-name="P228">List <text:span text:style-name="T264">null?</text:span></text:p>
          </table:table-cell>
        </table:table-row>
        <table:table-row>
          <table:table-cell office:value-type="string">
            <text:p text:style-name="P228">詳細</text:p>
          </table:table-cell>
          <table:table-cell office:value-type="string">
            <text:p text:style-name="P228"/>
            <text:p text:style-name="P48">空リスト 「 () 」 であればtを返します。</text:p>
          </table:table-cell>
        </table:table-row>
        <table:table-row>
          <table:table-cell office:value-type="string">
            <text:p text:style-name="P228">戻り値</text:p>
          </table:table-cell>
          <table:table-cell office:value-type="string">
            <text:p text:style-name="P228"/>
            <text:p text:style-name="P229">tまたはnilを返します。</text:p>
          </table:table-cell>
        </table:table-row>
        <table:table-row table:style-name="表189.5">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228">使用例</text:p>
          </table:table-cell>
          <table:table-cell office:value-type="string">
            <text:p text:style-name="P228"/>
            <text:p text:style-name="P228"/>
          </table:table-cell>
        </table:table-row>
      </table:table>
      <text:h text:style-name="P820" text:outline-level="3"/>
      <text:h text:style-name="P712" text:outline-level="3"><text:bookmark-start text:name="__RefHeading___Toc26181_3550414430"/>List::<text:span text:style-name="T316">permutations</text:span><text:span text:style-name="T5">　</text:span><text:bookmark-end text:name="__RefHeading___Toc26181_3550414430"/></text:h>
      <text:p text:style-name="P333"/>
      <table:table table:name="表241" table:style-name="表241">
        <table:table-column table:style-name="表241.A"/>
        <table:table-column table:style-name="表241.B"/>
        <table:table-row>
          <table:table-cell office:value-type="string">
            <text:p text:style-name="P232">説明</text:p>
          </table:table-cell>
          <table:table-cell office:value-type="string">
            <text:p text:style-name="P232"/>
            <text:p text:style-name="P384">リストの順列のイテレータです。</text:p>
          </table:table-cell>
        </table:table-row>
        <table:table-row>
          <table:table-cell office:value-type="string">
            <text:p text:style-name="P232">書式</text:p>
          </table:table-cell>
          <table:table-cell office:value-type="string">
            <text:p text:style-name="P232"/>
            <text:p text:style-name="P232">List <text:span text:style-name="T316">permutations </text:span><text:span text:style-name="T88">n</text:span><text:span text:style-name="T315"> do: { | </text:span><text:span text:style-name="T88">var</text:span><text:span text:style-name="T315"> | </text:span><text:span text:style-name="T88">script </text:span><text:span text:style-name="T315">}</text:span></text:p>
          </table:table-cell>
        </table:table-row>
        <table:table-row>
          <table:table-cell office:value-type="string">
            <text:p text:style-name="P232">詳細</text:p>
          </table:table-cell>
          <table:table-cell office:value-type="string">
            <text:p text:style-name="P232"/>
            <text:p text:style-name="P232">Listの全要素から<text:span text:style-name="T54">n</text:span>個を選んで順列を作成し、イテレータとして<text:span text:style-name="T54">script</text:span>を実行します。作成された順列は<text:span text:style-name="T54">var</text:span>にリストとして設定されます。</text:p>
          </table:table-cell>
        </table:table-row>
        <table:table-row>
          <table:table-cell office:value-type="string">
            <text:p text:style-name="P232">戻り値</text:p>
          </table:table-cell>
          <table:table-cell office:value-type="string">
            <text:p text:style-name="P232"/>
            <text:p text:style-name="P232"><text:span text:style-name="T54">script</text:span>の最後の実行結果が返ります。</text:p>
          </table:table-cell>
        </table:table-row>
        <table:table-row>
          <table:table-cell office:value-type="string">
            <text:p text:style-name="P232">例外</text:p>
          </table:table-cell>
          <table:table-cell office:value-type="string">
            <text:p text:style-name="P232"/>
            <text:p text:style-name="P232">ErrSyntax: 書式に誤りがあります。</text:p>
          </table:table-cell>
        </table:table-row>
        <table:table-row>
          <table:table-cell office:value-type="string">
            <text:p text:style-name="P232">使用例</text:p>
          </table:table-cell>
          <table:table-cell office:value-type="string">
            <text:p text:style-name="P232"/>
            <text:p text:style-name="P232"/>
          </table:table-cell>
        </table:table-row>
      </table:table>
      <text:h text:style-name="P741" text:outline-level="3"/>
      <text:h text:style-name="P712" text:outline-level="3"><text:bookmark-start text:name="__RefHeading__14696_1559979953"/>List::reverse<text:span text:style-name="T5">　</text:span><text:bookmark-end text:name="__RefHeading__14696_1559979953"/></text:h>
      <text:p text:style-name="P54"/>
      <table:table table:name="表152" table:style-name="表152">
        <table:table-column table:style-name="表152.A"/>
        <table:table-column table:style-name="表152.B"/>
        <table:table-row>
          <table:table-cell office:value-type="string">
            <text:p text:style-name="P105">説明</text:p>
          </table:table-cell>
          <table:table-cell office:value-type="string">
            <text:p text:style-name="P105"/>
            <text:p text:style-name="P105">リストを反転します。</text:p>
          </table:table-cell>
        </table:table-row>
        <table:table-row>
          <table:table-cell office:value-type="string">
            <text:p text:style-name="P105">書式</text:p>
          </table:table-cell>
          <table:table-cell office:value-type="string">
            <text:p text:style-name="P105"/>
            <text:p text:style-name="P105">List reverse</text:p>
          </table:table-cell>
        </table:table-row>
        <table:table-row>
          <table:table-cell office:value-type="string">
            <text:p text:style-name="P105">詳細</text:p>
          </table:table-cell>
          <table:table-cell office:value-type="string">
            <text:p text:style-name="P105"/>
            <text:p text:style-name="P230">リストの要素の順番を反転したリストを返します。</text:p>
          </table:table-cell>
        </table:table-row>
        <table:table-row>
          <table:table-cell office:value-type="string">
            <text:p text:style-name="P105">戻り値</text:p>
          </table:table-cell>
          <table:table-cell office:value-type="string">
            <text:p text:style-name="P105"/>
            <text:p text:style-name="P105">リストを返し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8" text:outline-level="3"/>
      <text:h text:style-name="P712" text:outline-level="3"><text:bookmark-start text:name="__RefHeading__14698_1559979953"/>List::seek<text:span text:style-name="T5">　</text:span><text:bookmark-end text:name="__RefHeading__14698_1559979953"/></text:h>
      <text:p text:style-name="P54"/>
      <table:table table:name="表153" table:style-name="表153">
        <table:table-column table:style-name="表153.A"/>
        <table:table-column table:style-name="表153.B"/>
        <table:table-row>
          <table:table-cell office:value-type="string">
            <text:p text:style-name="P105">説明</text:p>
          </table:table-cell>
          <table:table-cell office:value-type="string">
            <text:p text:style-name="P105"/>
            <text:p text:style-name="P105">リストのn番目の要素からのリストを返します。</text:p>
          </table:table-cell>
        </table:table-row>
        <table:table-row>
          <table:table-cell office:value-type="string">
            <text:p text:style-name="P105">書式</text:p>
          </table:table-cell>
          <table:table-cell office:value-type="string">
            <text:p text:style-name="P105"/>
            <text:p text:style-name="P105">List seek <text:span text:style-name="T54">index</text:span></text:p>
          </table:table-cell>
        </table:table-row>
        <table:table-row>
          <table:table-cell office:value-type="string">
            <text:p text:style-name="P105">詳細</text:p>
          </table:table-cell>
          <table:table-cell office:value-type="string">
            <text:p text:style-name="P105"/>
            <text:p text:style-name="P105">Listの<text:span text:style-name="T54">index</text:span>版目以降のリストの部分集合を返します。<text:span text:style-name="T54">index</text:span>は0から始まります。indexがListの要素数より大きい場合は空のリストが返ります。</text:p>
          </table:table-cell>
        </table:table-row>
        <table:table-row>
          <table:table-cell office:value-type="string">
            <text:p text:style-name="P105">戻り値</text:p>
          </table:table-cell>
          <table:table-cell office:value-type="string">
            <text:p text:style-name="P105"/>
            <text:p text:style-name="P105">Listの<text:span text:style-name="T54">index</text:span>番目以降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40"/>
            <text:p text:style-name="P640">(1 2 3) seek 0;<text:tab/># <text:span text:style-name="T299">→</text:span> (1 2 3)</text:p>
            <text:p text:style-name="P640">(1 2 3) seek 1;<text:tab/># <text:span text:style-name="T299">→</text:span> (2 3)</text:p>
            <text:p text:style-name="P640">(1 2 3) seek 3;<text:tab/># <text:span text:style-name="T299">→</text:span> ()</text:p>
          </table:table-cell>
        </table:table-row>
      </table:table>
      <text:h text:style-name="P712" text:outline-level="3"><text:bookmark-start text:name="__RefHeading___Toc19497_2135658563"/>List::set-car!<text:span text:style-name="T5">　</text:span><text:bookmark-end text:name="__RefHeading___Toc19497_2135658563"/></text:h>
      <text:p text:style-name="P281"/>
      <table:table table:name="表178" table:style-name="表178">
        <table:table-column table:style-name="表178.A"/>
        <table:table-column table:style-name="表178.B"/>
        <table:table-row>
          <table:table-cell office:value-type="string">
            <text:p text:style-name="P159">説明</text:p>
          </table:table-cell>
          <table:table-cell office:value-type="string">
            <text:p text:style-name="P159"/>
            <text:p text:style-name="P159">リストのcar部に値を設定します。</text:p>
          </table:table-cell>
        </table:table-row>
        <table:table-row>
          <table:table-cell office:value-type="string">
            <text:p text:style-name="P159">書式</text:p>
          </table:table-cell>
          <table:table-cell office:value-type="string">
            <text:p text:style-name="P159"/>
            <text:p text:style-name="P159">List <text:span text:style-name="T106">set-car! </text:span><text:span text:style-name="T64">val</text:span></text:p>
          </table:table-cell>
        </table:table-row>
        <table:table-row>
          <table:table-cell office:value-type="string">
            <text:p text:style-name="P159">詳細</text:p>
          </table:table-cell>
          <table:table-cell office:value-type="string">
            <text:p text:style-name="P440"/>
            <text:p text:style-name="P440">Listのcar部に<text:span text:style-name="T105">val</text:span>を設定します。</text:p>
          </table:table-cell>
        </table:table-row>
        <table:table-row>
          <table:table-cell office:value-type="string">
            <text:p text:style-name="P159">戻り値</text:p>
          </table:table-cell>
          <table:table-cell office:value-type="string">
            <text:p text:style-name="P159"/>
            <text:p text:style-name="P385">自分自身を返します。</text:p>
          </table:table-cell>
        </table:table-row>
        <table:table-row>
          <table:table-cell office:value-type="string">
            <text:p text:style-name="P159">例外</text:p>
          </table:table-cell>
          <table:table-cell office:value-type="string">
            <text:p text:style-name="P159"/>
            <text:p text:style-name="P159">ErrSyntax: 書式に誤りがあります。</text:p>
          </table:table-cell>
        </table:table-row>
        <table:table-row>
          <table:table-cell office:value-type="string">
            <text:p text:style-name="P159">使用例</text:p>
          </table:table-cell>
          <table:table-cell office:value-type="string">
            <text:p text:style-name="P159"/>
            <text:p text:style-name="P159"/>
          </table:table-cell>
        </table:table-row>
      </table:table>
      <text:h text:style-name="P712" text:outline-level="3"><text:bookmark-start text:name="__RefHeading___Toc19499_2135658563"/>List::set-cdr!<text:span text:style-name="T5">　</text:span><text:bookmark-end text:name="__RefHeading___Toc19499_2135658563"/></text:h>
      <text:p text:style-name="P281"/>
      <table:table table:name="表179" table:style-name="表179">
        <table:table-column table:style-name="表179.A"/>
        <table:table-column table:style-name="表179.B"/>
        <table:table-row>
          <table:table-cell office:value-type="string">
            <text:p text:style-name="P159">説明</text:p>
          </table:table-cell>
          <table:table-cell office:value-type="string">
            <text:p text:style-name="P159"/>
            <text:p text:style-name="P159">リストのcdr部に値を設定します。</text:p>
          </table:table-cell>
        </table:table-row>
        <table:table-row>
          <table:table-cell office:value-type="string">
            <text:p text:style-name="P159">書式</text:p>
          </table:table-cell>
          <table:table-cell office:value-type="string">
            <text:p text:style-name="P159"/>
            <text:p text:style-name="P159">List <text:span text:style-name="T106">set-cdr! </text:span><text:span text:style-name="T64">val</text:span></text:p>
          </table:table-cell>
        </table:table-row>
        <table:table-row>
          <table:table-cell office:value-type="string">
            <text:p text:style-name="P159">詳細</text:p>
          </table:table-cell>
          <table:table-cell office:value-type="string">
            <text:p text:style-name="P282"/>
            <text:p text:style-name="P282">Listのcdr部に<text:span text:style-name="T105">val</text:span>を設定します。</text:p>
          </table:table-cell>
        </table:table-row>
        <table:table-row>
          <table:table-cell office:value-type="string">
            <text:p text:style-name="P159">戻り値</text:p>
          </table:table-cell>
          <table:table-cell office:value-type="string">
            <text:p text:style-name="P159"/>
            <text:p text:style-name="P385">自分自身を返します。</text:p>
          </table:table-cell>
        </table:table-row>
        <table:table-row>
          <table:table-cell office:value-type="string">
            <text:p text:style-name="P159">例外</text:p>
          </table:table-cell>
          <table:table-cell office:value-type="string">
            <text:p text:style-name="P159"/>
            <text:p text:style-name="P159">ErrSyntax: 書式に誤りがあります。</text:p>
          </table:table-cell>
        </table:table-row>
        <table:table-row>
          <table:table-cell office:value-type="string">
            <text:p text:style-name="P159">使用例</text:p>
          </table:table-cell>
          <table:table-cell office:value-type="string">
            <text:p text:style-name="P159"/>
            <text:p text:style-name="P159"/>
          </table:table-cell>
        </table:table-row>
      </table:table>
      <text:h text:style-name="P805" text:outline-level="3"/>
      <text:h text:style-name="P712" text:outline-level="3"><text:bookmark-start text:name="__RefHeading__14700_1559979953"/>List::split<text:span text:style-name="T5">　</text:span><text:bookmark-end text:name="__RefHeading__14700_1559979953"/></text:h>
      <text:p text:style-name="P54"/>
      <table:table table:name="表154" table:style-name="表154">
        <table:table-column table:style-name="表154.A"/>
        <table:table-column table:style-name="表154.B"/>
        <table:table-row>
          <table:table-cell office:value-type="string">
            <text:p text:style-name="P105">説明</text:p>
          </table:table-cell>
          <table:table-cell office:value-type="string">
            <text:p text:style-name="P105"/>
            <text:p text:style-name="P105">リストをn番目の位置で分割します。</text:p>
          </table:table-cell>
        </table:table-row>
        <table:table-row>
          <table:table-cell office:value-type="string">
            <text:p text:style-name="P105">書式</text:p>
          </table:table-cell>
          <table:table-cell office:value-type="string">
            <text:p text:style-name="P105"/>
            <text:p text:style-name="P105">List split <text:span text:style-name="T54">index</text:span></text:p>
          </table:table-cell>
        </table:table-row>
        <table:table-row>
          <table:table-cell office:value-type="string">
            <text:p text:style-name="P105">詳細</text:p>
          </table:table-cell>
          <table:table-cell office:value-type="string">
            <text:p text:style-name="P105"/>
            <text:p text:style-name="P105">Listを<text:span text:style-name="T54">index</text:span>番目の位置で分割し、先頭の要素および最後の要素のそれぞれのリストをリストで返します。<text:span text:style-name="T54">index</text:span>は0から始まります。</text:p>
          </table:table-cell>
        </table:table-row>
        <table:table-row>
          <table:table-cell office:value-type="string">
            <text:p text:style-name="P105">戻り値</text:p>
          </table:table-cell>
          <table:table-cell office:value-type="string">
            <text:p text:style-name="P105"/>
            <text:p text:style-name="P105">リストを分割した後のリスト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40"/>
            <text:p text:style-name="P640">(1 2 3) split 0;<text:tab/># <text:span text:style-name="T299">→</text:span> (() (1 2 3))</text:p>
            <text:p text:style-name="P640">(1 2 3) split 1;<text:tab/># <text:span text:style-name="T299">→</text:span> ((1) (2 3))</text:p>
            <text:p text:style-name="P640">(1 2 3) split 4;<text:tab/># <text:span text:style-name="T299">→</text:span> ((1 2 3) ())</text:p>
          </table:table-cell>
        </table:table-row>
      </table:table>
      <text:h text:style-name="P758" text:outline-level="3"/>
      <text:h text:style-name="P712" text:outline-level="3"><text:bookmark-start text:name="__RefHeading___Toc21602_780634474"/>Object　<text:bookmark-end text:name="__RefHeading___Toc21602_780634474"/></text:h>
      <text:p text:style-name="P319"/>
      <text:p text:style-name="P492">　Objectクラスは、オブジェクト型のクラスです。オブジェクトデータ型はnewコマンドにより生成します。</text:p>
      <text:p text:style-name="P493">　Objectクラスは、全てのクラスの基底クラスです。</text:p>
      <text:p text:style-name="P493"/>
      <text:h text:style-name="P733" text:outline-level="3"/>
      <text:h text:style-name="P712" text:outline-level="3"><text:bookmark-start text:name="__RefHeading__14702_1559979953"/>Object::?<text:span text:style-name="T5">　</text:span><text:bookmark-end text:name="__RefHeading__14702_1559979953"/></text:h>
      <text:p text:style-name="P319"/>
      <table:table table:name="表155" table:style-name="表155">
        <table:table-column table:style-name="表155.A"/>
        <table:table-column table:style-name="表155.B"/>
        <table:table-row>
          <table:table-cell office:value-type="string">
            <text:p text:style-name="P105">説明</text:p>
          </table:table-cell>
          <table:table-cell office:value-type="string">
            <text:p text:style-name="P105"/>
            <text:p text:style-name="P105">オブジェクト自身を返します。</text:p>
          </table:table-cell>
        </table:table-row>
        <table:table-row>
          <table:table-cell office:value-type="string">
            <text:p text:style-name="P105">書式</text:p>
          </table:table-cell>
          <table:table-cell office:value-type="string">
            <text:p text:style-name="P105"/>
            <text:p text:style-name="P105">Object ?</text:p>
          </table:table-cell>
        </table:table-row>
        <table:table-row>
          <table:table-cell office:value-type="string">
            <text:p text:style-name="P105">詳細</text:p>
          </table:table-cell>
          <table:table-cell office:value-type="string">
            <text:p text:style-name="P105"/>
            <text:p text:style-name="P105">オブジェクト自身のデータを返します。</text:p>
          </table:table-cell>
        </table:table-row>
        <table:table-row>
          <table:table-cell office:value-type="string">
            <text:p text:style-name="P105">戻り値</text:p>
          </table:table-cell>
          <table:table-cell office:value-type="string">
            <text:p text:style-name="P105"/>
            <text:p text:style-name="P230">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230">オブジェクトについてはオブジェクト自身が返り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2" text:outline-level="3"><text:bookmark-start text:name="__RefHeading__16358_1255925395"/>Object::apply<text:span text:style-name="T5">　</text:span><text:bookmark-end text:name="__RefHeading__16358_1255925395"/></text:h>
      <text:p text:style-name="P334"/>
      <table:table table:name="Table54" table:style-name="Table54">
        <table:table-column table:style-name="Table54.A"/>
        <table:table-column table:style-name="Table54.B"/>
        <table:table-row>
          <table:table-cell office:value-type="string">
            <text:p text:style-name="P233">説明</text:p>
          </table:table-cell>
          <table:table-cell office:value-type="string">
            <text:p text:style-name="P233"/>
            <text:p text:style-name="P233">オブジェクトの環境でブロックを実行します。</text:p>
          </table:table-cell>
        </table:table-row>
        <table:table-row>
          <table:table-cell office:value-type="string">
            <text:p text:style-name="P233">書式</text:p>
          </table:table-cell>
          <table:table-cell office:value-type="string">
            <text:p text:style-name="P233"/>
            <text:p text:style-name="P233">Object apply { <text:span text:style-name="T54">block</text:span> }</text:p>
          </table:table-cell>
        </table:table-row>
        <table:table-row>
          <table:table-cell office:value-type="string">
            <text:p text:style-name="P233">詳細</text:p>
          </table:table-cell>
          <table:table-cell office:value-type="string">
            <text:p text:style-name="P233"/>
            <text:p text:style-name="P233">オブジェクトの環境で<text:span text:style-name="T54">block</text:span>を実行します。<text:span text:style-name="T54">block</text:span>はメソッドのように実行されます。</text:p>
          </table:table-cell>
        </table:table-row>
        <table:table-row>
          <table:table-cell office:value-type="string">
            <text:p text:style-name="P233">戻り値</text:p>
          </table:table-cell>
          <table:table-cell office:value-type="string">
            <text:p text:style-name="P233"/>
            <text:p text:style-name="P233">ブロックを実行した結果が返ります。</text:p>
          </table:table-cell>
        </table:table-row>
        <table:table-row>
          <table:table-cell office:value-type="string">
            <text:p text:style-name="P233">例外</text:p>
          </table:table-cell>
          <table:table-cell office:value-type="string">
            <text:p text:style-name="P233"/>
            <text:p text:style-name="P233"/>
          </table:table-cell>
        </table:table-row>
        <table:table-row>
          <table:table-cell office:value-type="string">
            <text:p text:style-name="P233">使用例</text:p>
          </table:table-cell>
          <table:table-cell office:value-type="string">
            <text:p text:style-name="P233"/>
            <text:p text:style-name="P233"/>
          </table:table-cell>
        </table:table-row>
      </table:table>
      <text:h text:style-name="P742" text:outline-level="3"/>
      <text:h text:style-name="P712" text:outline-level="3"><text:bookmark-start text:name="__RefHeading__16360_1255925395"/>Object::delegate?<text:span text:style-name="T5">　</text:span><text:bookmark-end text:name="__RefHeading__16360_1255925395"/></text:h>
      <text:p text:style-name="P334"/>
      <table:table table:name="Table53" table:style-name="Table53">
        <table:table-column table:style-name="Table53.A"/>
        <table:table-column table:style-name="Table53.B"/>
        <table:table-row>
          <table:table-cell office:value-type="string">
            <text:p text:style-name="P230">説明</text:p>
          </table:table-cell>
          <table:table-cell office:value-type="string">
            <text:p text:style-name="P230"/>
            <text:p text:style-name="P230">オブジェクトの親クラスのリストを返します。</text:p>
          </table:table-cell>
        </table:table-row>
        <table:table-row>
          <table:table-cell office:value-type="string">
            <text:p text:style-name="P230">書式</text:p>
          </table:table-cell>
          <table:table-cell office:value-type="string">
            <text:p text:style-name="P230"/>
            <text:p text:style-name="P230">Object delegate?</text:p>
          </table:table-cell>
        </table:table-row>
        <table:table-row>
          <table:table-cell office:value-type="string">
            <text:p text:style-name="P230">詳細</text:p>
          </table:table-cell>
          <table:table-cell office:value-type="string">
            <text:p text:style-name="P230"/>
            <text:p text:style-name="P230">Objectの親クラスをリストで返します。</text:p>
          </table:table-cell>
        </table:table-row>
        <table:table-row>
          <table:table-cell office:value-type="string">
            <text:p text:style-name="P230">戻り値</text:p>
          </table:table-cell>
          <table:table-cell office:value-type="string">
            <text:p text:style-name="P230"/>
            <text:p text:style-name="P230">クラスのリストが返ります。</text:p>
          </table:table-cell>
        </table:table-row>
        <table:table-row>
          <table:table-cell office:value-type="string">
            <text:p text:style-name="P230">例外</text:p>
          </table:table-cell>
          <table:table-cell office:value-type="string">
            <text:p text:style-name="P230"/>
            <text:p text:style-name="P230">ErrSyntax: 書式に誤りがあります。</text:p>
          </table:table-cell>
        </table:table-row>
        <table:table-row>
          <table:table-cell office:value-type="string">
            <text:p text:style-name="P230">使用例</text:p>
          </table:table-cell>
          <table:table-cell office:value-type="string">
            <text:p text:style-name="P230"/>
            <text:p text:style-name="P230"/>
          </table:table-cell>
        </table:table-row>
      </table:table>
      <text:h text:style-name="P818" text:outline-level="3"/>
      <text:h text:style-name="P712" text:outline-level="3"><text:bookmark-start text:name="__RefHeading__14706_1559979953"/>Object::get / Object::var?<text:span text:style-name="T5">　</text:span><text:bookmark-end text:name="__RefHeading__14706_1559979953"/></text:h>
      <text:p text:style-name="P54"/>
      <table:table table:name="表157" table:style-name="表157">
        <table:table-column table:style-name="表157.A"/>
        <table:table-column table:style-name="表157.B"/>
        <table:table-row>
          <table:table-cell office:value-type="string">
            <text:p text:style-name="P105">説明</text:p>
          </table:table-cell>
          <table:table-cell office:value-type="string">
            <text:p text:style-name="P105"/>
            <text:p text:style-name="P105">オブジェクトのインスタンス変数およびメソッドを返します。</text:p>
          </table:table-cell>
        </table:table-row>
        <table:table-row>
          <table:table-cell office:value-type="string">
            <text:p text:style-name="P105">書式</text:p>
          </table:table-cell>
          <table:table-cell office:value-type="string">
            <text:p text:style-name="P105"/>
            <text:p text:style-name="P105">Object get <text:span text:style-name="T54">var</text:span></text:p>
            <text:p text:style-name="P105"><text:span text:style-name="T106">Object var? </text:span><text:span text:style-name="T54">var</text:span></text:p>
            <text:p text:style-name="P562">※var? は get のシノニムです。</text:p>
          </table:table-cell>
        </table:table-row>
        <table:table-row>
          <table:table-cell office:value-type="string">
            <text:p text:style-name="P105">詳細</text:p>
          </table:table-cell>
          <table:table-cell office:value-type="string">
            <text:p text:style-name="P105"/>
            <text:p text:style-name="P105">Objectに設定されたインスタンス変数名<text:span text:style-name="T54">var</text:span>の値（インスタンス変数およびメソッド）を返します。</text:p>
          </table:table-cell>
        </table:table-row>
        <table:table-row>
          <table:table-cell office:value-type="string">
            <text:p text:style-name="P105">戻り値</text:p>
          </table:table-cell>
          <table:table-cell office:value-type="string">
            <text:p text:style-name="P105"/>
            <text:p text:style-name="P105"><text:span text:style-name="T105">var</text:span>に設定された値が返ります。<text:span text:style-name="T54">var</text:span>がObjectのスロットに存在しない場合は例外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411">ErrNoSuchVariable: <text:span text:style-name="T54">var</text:span>が存在しません。</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8" text:outline-level="3"/>
      <text:h text:style-name="P712" text:outline-level="3"><text:bookmark-start text:name="__RefHeading___Toc27930_2297371016"/>Object::<text:span text:style-name="T180">hash</text:span><text:span text:style-name="T5">　</text:span><text:bookmark-end text:name="__RefHeading___Toc27930_2297371016"/></text:h>
      <text:p text:style-name="P335"/>
      <table:table table:name="表223" table:style-name="表223">
        <table:table-column table:style-name="表223.A"/>
        <table:table-column table:style-name="表223.B"/>
        <table:table-row>
          <table:table-cell office:value-type="string">
            <text:p text:style-name="P234">説明</text:p>
          </table:table-cell>
          <table:table-cell office:value-type="string">
            <text:p text:style-name="P234"/>
            <text:p text:style-name="P234">オブジェクトのハッシュ値を返します。</text:p>
          </table:table-cell>
        </table:table-row>
        <table:table-row>
          <table:table-cell office:value-type="string">
            <text:p text:style-name="P234">書式</text:p>
          </table:table-cell>
          <table:table-cell office:value-type="string">
            <text:p text:style-name="P234"/>
            <text:p text:style-name="P234">Object<text:span text:style-name="T106"> hash</text:span></text:p>
          </table:table-cell>
        </table:table-row>
        <table:table-row>
          <table:table-cell office:value-type="string">
            <text:p text:style-name="P234">詳細</text:p>
          </table:table-cell>
          <table:table-cell office:value-type="string">
            <text:p text:style-name="P234"/>
            <text:p text:style-name="P234">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table-cell office:value-type="string">
            <text:p text:style-name="P234">戻り値</text:p>
          </table:table-cell>
          <table:table-cell office:value-type="string">
            <text:p text:style-name="P234"/>
            <text:p text:style-name="P234">オブジェクトを表すハッシュ値が返ります。</text:p>
          </table:table-cell>
        </table:table-row>
        <table:table-row>
          <table:table-cell office:value-type="string">
            <text:p text:style-name="P234">例外</text:p>
          </table:table-cell>
          <table:table-cell office:value-type="string">
            <text:p text:style-name="P234"/>
            <text:p text:style-name="P234">ErrSyntax: 書式に誤りがあります。</text:p>
          </table:table-cell>
        </table:table-row>
        <table:table-row>
          <table:table-cell office:value-type="string">
            <text:p text:style-name="P234">使用例</text:p>
          </table:table-cell>
          <table:table-cell office:value-type="string">
            <text:p text:style-name="P234"/>
            <text:p text:style-name="P234"/>
          </table:table-cell>
        </table:table-row>
      </table:table>
      <text:h text:style-name="P712" text:outline-level="3"><text:bookmark-start text:name="__RefHeading___Toc27930_22973710161"/>Object::<text:span text:style-name="T180">instance?</text:span><text:span text:style-name="T5">　</text:span><text:bookmark-end text:name="__RefHeading___Toc27930_22973710161"/></text:h>
      <text:p text:style-name="P336"/>
      <table:table table:name="表269" table:style-name="表269">
        <table:table-column table:style-name="表269.A"/>
        <table:table-column table:style-name="表269.B"/>
        <table:table-row>
          <table:table-cell office:value-type="string">
            <text:p text:style-name="P235">説明</text:p>
          </table:table-cell>
          <table:table-cell office:value-type="string">
            <text:p text:style-name="P235"/>
            <text:p text:style-name="P235">オブジェクト<text:span text:style-name="T151">が指定したクラスに属するか判定します</text:span>。</text:p>
          </table:table-cell>
        </table:table-row>
        <table:table-row>
          <table:table-cell office:value-type="string">
            <text:p text:style-name="P235">書式</text:p>
          </table:table-cell>
          <table:table-cell office:value-type="string">
            <text:p text:style-name="P235"/>
            <text:p text:style-name="P235">Object<text:span text:style-name="T106"> </text:span><text:span text:style-name="T124">instance? </text:span><text:span text:style-name="T187">val</text:span></text:p>
          </table:table-cell>
        </table:table-row>
        <table:table-row>
          <table:table-cell office:value-type="string">
            <text:p text:style-name="P235">詳細</text:p>
          </table:table-cell>
          <table:table-cell office:value-type="string">
            <text:p text:style-name="P235"/>
            <text:p text:style-name="P235">Object<text:span text:style-name="T151">が</text:span><text:span text:style-name="T185">val</text:span><text:span text:style-name="T151">で示したクラスに属するか判定し、もし</text:span><text:span text:style-name="T185">val</text:span><text:span text:style-name="T151">クラスを親として持つ場合は真を返します。</text:span>。</text:p>
          </table:table-cell>
        </table:table-row>
        <table:table-row>
          <table:table-cell office:value-type="string">
            <text:p text:style-name="P235">戻り値</text:p>
          </table:table-cell>
          <table:table-cell office:value-type="string">
            <text:p text:style-name="P235"/>
            <text:p text:style-name="P235"><text:span text:style-name="T151">親クラスの場合は真を返します</text:span>。</text:p>
          </table:table-cell>
        </table:table-row>
        <table:table-row>
          <table:table-cell office:value-type="string">
            <text:p text:style-name="P235">例外</text:p>
          </table:table-cell>
          <table:table-cell office:value-type="string">
            <text:p text:style-name="P235"/>
            <text:p text:style-name="P235">ErrSyntax: 書式に誤りがあります。</text:p>
          </table:table-cell>
        </table:table-row>
        <table:table-row>
          <table:table-cell office:value-type="string">
            <text:p text:style-name="P235">使用例</text:p>
          </table:table-cell>
          <table:table-cell office:value-type="string">
            <text:p text:style-name="P235"/>
            <text:p text:style-name="P235"/>
          </table:table-cell>
        </table:table-row>
      </table:table>
      <text:h text:style-name="P743" text:outline-level="3"/>
      <text:h text:style-name="P712" text:outline-level="3"><text:bookmark-start text:name="__RefHeading___Toc25116_2612789494"/>Object::literal<text:span text:style-name="T5">　</text:span><text:bookmark-end text:name="__RefHeading___Toc25116_2612789494"/></text:h>
      <text:p text:style-name="P314"/>
      <table:table table:name="表233" table:style-name="表233">
        <table:table-column table:style-name="表233.A"/>
        <table:table-column table:style-name="表233.B"/>
        <table:table-row>
          <table:table-cell office:value-type="string">
            <text:p text:style-name="P204">説明</text:p>
          </table:table-cell>
          <table:table-cell office:value-type="string">
            <text:p text:style-name="P204"/>
            <text:p text:style-name="P204">リテラル表現を文字列で返します。</text:p>
          </table:table-cell>
        </table:table-row>
        <table:table-row>
          <table:table-cell office:value-type="string">
            <text:p text:style-name="P204">書式</text:p>
          </table:table-cell>
          <table:table-cell office:value-type="string">
            <text:p text:style-name="P204"/>
            <text:p text:style-name="P204">Object<text:span text:style-name="T106"> </text:span><text:span text:style-name="T120">literal</text:span></text:p>
          </table:table-cell>
        </table:table-row>
        <table:table-row>
          <table:table-cell office:value-type="string">
            <text:p text:style-name="P204">詳細</text:p>
          </table:table-cell>
          <table:table-cell office:value-type="string">
            <text:p text:style-name="P204"/>
            <text:p text:style-name="P204">Objectのリテラル表現を、ソースコード中のリテラル表記形式の文字列で返します。</text:p>
          </table:table-cell>
        </table:table-row>
        <table:table-row>
          <table:table-cell office:value-type="string">
            <text:p text:style-name="P204">戻り値</text:p>
          </table:table-cell>
          <table:table-cell office:value-type="string">
            <text:p text:style-name="P204"/>
            <text:p text:style-name="P204">オブジェクトのリテラル表記文字列が返ります。</text:p>
          </table:table-cell>
        </table:table-row>
        <table:table-row>
          <table:table-cell office:value-type="string">
            <text:p text:style-name="P204">例外</text:p>
          </table:table-cell>
          <table:table-cell office:value-type="string">
            <text:p text:style-name="P204"/>
            <text:p text:style-name="P577">ErrSyntax: 書式に誤りがあります。</text:p>
          </table:table-cell>
        </table:table-row>
        <table:table-row>
          <table:table-cell office:value-type="string">
            <text:p text:style-name="P204">使用例</text:p>
          </table:table-cell>
          <table:table-cell office:value-type="string">
            <text:p text:style-name="P204"/>
            <text:p text:style-name="P204"/>
          </table:table-cell>
        </table:table-row>
      </table:table>
      <text:h text:style-name="P739" text:outline-level="3"/>
      <text:h text:style-name="P712" text:outline-level="3"><text:bookmark-start text:name="__RefHeading__14708_1559979953"/>Object::method<text:span text:style-name="T5">　</text:span><text:bookmark-end text:name="__RefHeading__14708_1559979953"/></text:h>
      <text:p text:style-name="P54"/>
      <table:table table:name="表158" table:style-name="表158">
        <table:table-column table:style-name="表158.A"/>
        <table:table-column table:style-name="表158.B"/>
        <table:table-row>
          <table:table-cell office:value-type="string">
            <text:p text:style-name="P105">説明</text:p>
          </table:table-cell>
          <table:table-cell office:value-type="string">
            <text:p text:style-name="P105"/>
            <text:p text:style-name="P105">クラスまたはオブジェクトにメソッドを定義します。</text:p>
          </table:table-cell>
        </table:table-row>
        <table:table-row>
          <table:table-cell office:value-type="string">
            <text:p text:style-name="P105">書式</text:p>
          </table:table-cell>
          <table:table-cell office:value-type="string">
            <text:p text:style-name="P105"/>
            <text:p text:style-name="P105">Object method <text:span text:style-name="T54">name</text:span> ( <text:span text:style-name="T54">argspec</text:span> ) { <text:span text:style-name="T54">body</text:span> }</text:p>
            <text:p text:style-name="P236"><text:tab/><text:span text:style-name="T54">argspec</text:span> : [ <text:span text:style-name="T54">posargs</text:span> ... ] [ <text:span text:style-name="T54">keyword</text:span><text:span text:style-name="T106">: </text:span><text:span text:style-name="T54">keyargs </text:span>... ] </text:p>
            <text:p text:style-name="P236"><text:tab/><text:tab/>[ args: <text:span text:style-name="T54">restarg</text:span> ] <text:s/><text:span text:style-name="T263">| <text:s/>*</text:span></text:p>
            <text:p text:style-name="P105"><text:tab/><text:span text:style-name="T54">posargs</text:span> : <text:span text:style-name="T54">symbol</text:span> | &amp;<text:span text:style-name="T54">symbol</text:span></text:p>
            <text:p text:style-name="P105"><text:tab/><text:span text:style-name="T54">keyargs</text:span> : <text:span text:style-name="T54">symbol</text:span> | &amp;<text:span text:style-name="T54">symbol</text:span></text:p>
            <text:p text:style-name="P105"><text:span text:style-name="T54"><text:tab/>restarg </text:span><text:span text:style-name="T106">:</text:span><text:span text:style-name="T54"> symbol</text:span></text:p>
          </table:table-cell>
        </table:table-row>
        <table:table-row>
          <table:table-cell office:value-type="string">
            <text:p text:style-name="P105">詳細</text:p>
          </table:table-cell>
          <table:table-cell office:value-type="string">
            <text:p text:style-name="P105"/>
            <text:p text:style-name="P105">クラスまたはオブジェクトにメソッド<text:span text:style-name="T54">name</text:span>を定義します。詳細は、コマンドリファレンスのdefunを参照願います。</text:p>
          </table:table-cell>
        </table:table-row>
        <table:table-row>
          <table:table-cell office:value-type="string">
            <text:p text:style-name="P105">戻り値</text:p>
          </table:table-cell>
          <table:table-cell office:value-type="string">
            <text:p text:style-name="P105"/>
            <text:p text:style-name="P105">定義された関数を返します。</text:p>
          </table:table-cell>
        </table:table-row>
        <table:table-row>
          <table:table-cell office:value-type="string">
            <text:p text:style-name="P105">例外</text:p>
          </table:table-cell>
          <table:table-cell office:value-type="string">
            <text:p text:style-name="P105"/>
            <text:p text:style-name="P562">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8" text:outline-level="3"/>
      <text:h text:style-name="P712" text:outline-level="3"><text:bookmark-start text:name="__RefHeading___Toc25118_2612789494"/>Object::method?<text:span text:style-name="T5">　</text:span><text:bookmark-end text:name="__RefHeading___Toc25118_2612789494"/></text:h>
      <text:p text:style-name="P314"/>
      <table:table table:name="表159" table:style-name="表159">
        <table:table-column table:style-name="表159.A"/>
        <table:table-column table:style-name="表159.B"/>
        <table:table-row>
          <table:table-cell office:value-type="string">
            <text:p text:style-name="P204">説明</text:p>
          </table:table-cell>
          <table:table-cell office:value-type="string">
            <text:p text:style-name="P204"/>
            <text:p text:style-name="P204">オブジェクトに適用可能なメソッドがあるかを調べます。</text:p>
          </table:table-cell>
        </table:table-row>
        <table:table-row>
          <table:table-cell office:value-type="string">
            <text:p text:style-name="P204">書式</text:p>
          </table:table-cell>
          <table:table-cell office:value-type="string">
            <text:p text:style-name="P204"/>
            <text:p text:style-name="P204">Object method? <text:span text:style-name="T54">var</text:span></text:p>
          </table:table-cell>
        </table:table-row>
        <table:table-row>
          <table:table-cell office:value-type="string">
            <text:p text:style-name="P204">詳細</text:p>
          </table:table-cell>
          <table:table-cell office:value-type="string">
            <text:p text:style-name="P204"/>
            <text:p text:style-name="P204">Objectに対して<text:span text:style-name="T54">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204">戻り値</text:p>
          </table:table-cell>
          <table:table-cell office:value-type="string">
            <text:p text:style-name="P204"/>
            <text:p text:style-name="P204">適用可能なメソッドが存在する場合は関数を返します。存在しない場合はnilを返します。</text:p>
          </table:table-cell>
        </table:table-row>
        <table:table-row>
          <table:table-cell office:value-type="string">
            <text:p text:style-name="P204">例外</text:p>
          </table:table-cell>
          <table:table-cell office:value-type="string">
            <text:p text:style-name="P204"/>
            <text:p text:style-name="P577">ErrSyntax: 書式に誤りがあります。</text:p>
          </table:table-cell>
        </table:table-row>
        <table:table-row>
          <table:table-cell office:value-type="string">
            <text:p text:style-name="P204">使用例</text:p>
          </table:table-cell>
          <table:table-cell office:value-type="string">
            <text:p text:style-name="P204"/>
            <text:p text:style-name="P204"/>
          </table:table-cell>
        </table:table-row>
      </table:table>
      <text:h text:style-name="P811" text:outline-level="3"/>
      <text:h text:style-name="P712" text:outline-level="3"><text:bookmark-start text:name="__RefHeading__14712_1559979953"/>Object::set!<text:span text:style-name="T5">　</text:span><text:bookmark-end text:name="__RefHeading__14712_1559979953"/></text:h>
      <text:p text:style-name="P54"/>
      <table:table table:name="表160" table:style-name="表160">
        <table:table-column table:style-name="表160.A"/>
        <table:table-column table:style-name="表160.B"/>
        <table:table-row>
          <table:table-cell office:value-type="string">
            <text:p text:style-name="P105">説明</text:p>
          </table:table-cell>
          <table:table-cell office:value-type="string">
            <text:p text:style-name="P105"/>
            <text:p text:style-name="P105">インスタンス変数に値を設定します。</text:p>
          </table:table-cell>
        </table:table-row>
        <table:table-row>
          <table:table-cell office:value-type="string">
            <text:p text:style-name="P105">書式</text:p>
          </table:table-cell>
          <table:table-cell office:value-type="string">
            <text:p text:style-name="P105"/>
            <text:p text:style-name="P105">Object set! <text:span text:style-name="T54">var</text:span> <text:span text:style-name="T54">val</text:span> </text:p>
          </table:table-cell>
        </table:table-row>
        <table:table-row>
          <table:table-cell office:value-type="string">
            <text:p text:style-name="P105">詳細</text:p>
          </table:table-cell>
          <table:table-cell office:value-type="string">
            <text:p text:style-name="P105"/>
            <text:p text:style-name="P105">オブジェクトのインスタンス変数<text:span text:style-name="T54">var</text:span>に対して値<text:span text:style-name="T54">val</text:span>を設定します。</text:p>
          </table:table-cell>
        </table:table-row>
        <table:table-row>
          <table:table-cell office:value-type="string">
            <text:p text:style-name="P105">戻り値</text:p>
          </table:table-cell>
          <table:table-cell office:value-type="string">
            <text:p text:style-name="P105"/>
            <text:p text:style-name="P105"><text:span text:style-name="T54">val</text:span>を返します。</text:p>
          </table:table-cell>
        </table:table-row>
        <table:table-row>
          <table:table-cell office:value-type="string">
            <text:p text:style-name="P105">例外</text:p>
          </table:table-cell>
          <table:table-cell office:value-type="string">
            <text:p text:style-name="P105"/>
            <text:p text:style-name="P562">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8" text:outline-level="3"/>
      <text:h text:style-name="P712" text:outline-level="3"><text:bookmark-start text:name="__RefHeading__14714_1559979953"/>Object::string<text:span text:style-name="T5">　</text:span><text:bookmark-end text:name="__RefHeading__14714_1559979953"/></text:h>
      <text:p text:style-name="P54"/>
      <table:table table:name="表161" table:style-name="表161">
        <table:table-column table:style-name="表161.A"/>
        <table:table-column table:style-name="表161.B"/>
        <table:table-row>
          <table:table-cell office:value-type="string">
            <text:p text:style-name="P105">説明</text:p>
          </table:table-cell>
          <table:table-cell office:value-type="string">
            <text:p text:style-name="P105"/>
            <text:p text:style-name="P105">オブジェクトの文字列表現を返します。</text:p>
          </table:table-cell>
        </table:table-row>
        <table:table-row>
          <table:table-cell office:value-type="string">
            <text:p text:style-name="P105">書式</text:p>
          </table:table-cell>
          <table:table-cell office:value-type="string">
            <text:p text:style-name="P105"/>
            <text:p text:style-name="P105">Object string</text:p>
          </table:table-cell>
        </table:table-row>
        <table:table-row>
          <table:table-cell office:value-type="string">
            <text:p text:style-name="P105">詳細</text:p>
          </table:table-cell>
          <table:table-cell office:value-type="string">
            <text:p text:style-name="P105"/>
            <text:p text:style-name="P105">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105">戻り値</text:p>
          </table:table-cell>
          <table:table-cell office:value-type="string">
            <text:p text:style-name="P105"/>
            <text:p text:style-name="P105">オブジェクトを表す文字列が返ります。</text:p>
          </table:table-cell>
        </table:table-row>
        <table:table-row>
          <table:table-cell office:value-type="string">
            <text:p text:style-name="P105">例外</text:p>
          </table:table-cell>
          <table:table-cell office:value-type="string">
            <text:p text:style-name="P105"/>
            <text:p text:style-name="P562">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8" text:outline-level="3"/>
      <text:h text:style-name="P712" text:outline-level="3"><text:bookmark-start text:name="__RefHeading__14716_1559979953"/>Object::type?<text:span text:style-name="T5">　</text:span><text:bookmark-end text:name="__RefHeading__14716_1559979953"/></text:h>
      <text:p text:style-name="P54"/>
      <table:table table:name="表162" table:style-name="表162">
        <table:table-column table:style-name="表162.A"/>
        <table:table-column table:style-name="表162.B"/>
        <table:table-row>
          <table:table-cell office:value-type="string">
            <text:p text:style-name="P105">説明</text:p>
          </table:table-cell>
          <table:table-cell office:value-type="string">
            <text:p text:style-name="P105"/>
            <text:p text:style-name="P105">オブジェクトのタイプを返します。</text:p>
          </table:table-cell>
        </table:table-row>
        <table:table-row>
          <table:table-cell office:value-type="string">
            <text:p text:style-name="P105">書式</text:p>
          </table:table-cell>
          <table:table-cell office:value-type="string">
            <text:p text:style-name="P105"/>
            <text:p text:style-name="P105">Object type?</text:p>
          </table:table-cell>
        </table:table-row>
        <table:table-row>
          <table:table-cell office:value-type="string">
            <text:p text:style-name="P105">詳細</text:p>
          </table:table-cell>
          <table:table-cell office:value-type="string">
            <text:p text:style-name="P505"/>
            <text:p text:style-name="P505">オブジェクトのタイプを返します。以下のシンボル型の値が返ります。</text:p>
            <text:list text:style-name="L3">
              <text:list-item>
                <text:p text:style-name="P856">整数: INTEGER</text:p>
              </text:list-item>
              <text:list-item>
                <text:p text:style-name="P856">実数: REAL</text:p>
              </text:list-item>
              <text:list-item>
                <text:p text:style-name="P856">文字列: STRING</text:p>
              </text:list-item>
              <text:list-item>
                <text:p text:style-name="P856">正規表現: RQUOTE</text:p>
              </text:list-item>
              <text:list-item>
                <text:p text:style-name="P856">リスト: LIST</text:p>
              </text:list-item>
              <text:list-item>
                <text:p text:style-name="P856">ブロック: CLOSURE</text:p>
              </text:list-item>
              <text:list-item>
                <text:p text:style-name="P856">オブジェクト: OBJECT</text:p>
              </text:list-item>
              <text:list-item>
                <text:p text:style-name="P856">辞書: DICT</text:p>
              </text:list-item>
              <text:list-item>
                <text:p text:style-name="P856">配列: VECTOR</text:p>
              </text:list-item>
              <text:list-item>
                <text:p text:style-name="P856">コルーチン: COROUTINE</text:p>
              </text:list-item>
              <text:list-item>
                <text:p text:style-name="P856">バルク: BULK</text:p>
              </text:list-item>
              <text:list-item>
                <text:p text:style-name="P857">インターバルタイマー: INTR</text:p>
              </text:list-item>
            </text:list>
          </table:table-cell>
        </table:table-row>
        <table:table-row>
          <table:table-cell office:value-type="string">
            <text:p text:style-name="P105">戻り値</text:p>
          </table:table-cell>
          <table:table-cell office:value-type="string">
            <text:p text:style-name="P105"/>
            <text:p text:style-name="P105">シンボル値によるデータ型名が返ります。</text:p>
          </table:table-cell>
        </table:table-row>
        <table:table-row>
          <table:table-cell office:value-type="string">
            <text:p text:style-name="P105">例外</text:p>
          </table:table-cell>
          <table:table-cell office:value-type="string">
            <text:p text:style-name="P105"/>
            <text:p text:style-name="P562">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8" text:outline-level="3"/>
      <text:h text:style-name="P712" text:outline-level="3"><text:bookmark-start text:name="__RefHeading__14718_1559979953"/>Object::vars<text:span text:style-name="T5">　</text:span><text:bookmark-end text:name="__RefHeading__14718_1559979953"/></text:h>
      <text:p text:style-name="P54"/>
      <table:table table:name="表164" table:style-name="表164">
        <table:table-column table:style-name="表164.A"/>
        <table:table-column table:style-name="表164.B"/>
        <table:table-row>
          <table:table-cell office:value-type="string">
            <text:p text:style-name="P105">説明</text:p>
          </table:table-cell>
          <table:table-cell office:value-type="string">
            <text:p text:style-name="P105"/>
            <text:p text:style-name="P105">オブジェクトのインスタンス変数一覧を返します。</text:p>
          </table:table-cell>
        </table:table-row>
        <table:table-row>
          <table:table-cell office:value-type="string">
            <text:p text:style-name="P105">書式</text:p>
          </table:table-cell>
          <table:table-cell office:value-type="string">
            <text:p text:style-name="P105"/>
            <text:p text:style-name="P105">Object vars</text:p>
          </table:table-cell>
        </table:table-row>
        <table:table-row>
          <table:table-cell office:value-type="string">
            <text:p text:style-name="P105">詳細</text:p>
          </table:table-cell>
          <table:table-cell office:value-type="string">
            <text:p text:style-name="P105"/>
            <text:p text:style-name="P105">オブジェクトが持つインスタンス変数のシンボル名をリストで返します。</text:p>
          </table:table-cell>
        </table:table-row>
        <table:table-row>
          <table:table-cell office:value-type="string">
            <text:p text:style-name="P105">戻り値</text:p>
          </table:table-cell>
          <table:table-cell office:value-type="string">
            <text:p text:style-name="P105"/>
            <text:p text:style-name="P105">オブジェクトのインスタンス変数の一覧がリストで返ります。</text:p>
          </table:table-cell>
        </table:table-row>
        <table:table-row>
          <table:table-cell office:value-type="string">
            <text:p text:style-name="P105">例外</text:p>
          </table:table-cell>
          <table:table-cell office:value-type="string">
            <text:p text:style-name="P105"/>
            <text:p text:style-name="P562">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8" text:outline-level="3"/>
      <text:h text:style-name="P712" text:outline-level="3"><text:bookmark-start text:name="__RefHeading___Toc21604_780634474"/>Real　<text:bookmark-end text:name="__RefHeading___Toc21604_780634474"/></text:h>
      <text:p text:style-name="P319"/>
      <text:p text:style-name="P492">　Realクラスは、実数データ型のWrapperクラスです。実数リテラルに対してメソッドを指定することにより呼びだします。</text:p>
      <text:h text:style-name="P733" text:outline-level="3"/>
      <text:h text:style-name="P712"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54"/>
      <table:table table:name="表165" table:style-name="表165">
        <table:table-column table:style-name="表165.A"/>
        <table:table-column table:style-name="表165.B"/>
        <table:table-row>
          <table:table-cell office:value-type="string">
            <text:p text:style-name="P105">説明</text:p>
          </table:table-cell>
          <table:table-cell office:value-type="string">
            <text:p text:style-name="P105"/>
            <text:p text:style-name="P105">実数の比較を行います。</text:p>
          </table:table-cell>
        </table:table-row>
        <table:table-row>
          <table:table-cell office:value-type="string">
            <text:p text:style-name="P105">書式</text:p>
          </table:table-cell>
          <table:table-cell office:value-type="string">
            <text:p text:style-name="P105"/>
            <text:p text:style-name="P105">Real = <text:span text:style-name="T54">val</text:span></text:p>
            <text:p text:style-name="P105">Real != <text:span text:style-name="T54">val</text:span></text:p>
            <text:p text:style-name="P105">Real &gt; <text:span text:style-name="T54">val</text:span></text:p>
            <text:p text:style-name="P105">Real &gt;= <text:span text:style-name="T54">val</text:span></text:p>
            <text:p text:style-name="P105">Real &lt; <text:span text:style-name="T54">val</text:span></text:p>
            <text:p text:style-name="P105">Real &lt;= <text:span text:style-name="T54">val</text:span></text:p>
          </table:table-cell>
        </table:table-row>
        <table:table-row>
          <table:table-cell office:value-type="string">
            <text:p text:style-name="P105">詳細</text:p>
          </table:table-cell>
          <table:table-cell office:value-type="string">
            <text:p text:style-name="P105"/>
            <text:p text:style-name="P105">Realと<text:span text:style-name="T54">val</text:span>の比較を行います。</text:p>
            <text:p text:style-name="P105">= 等しい場合真</text:p>
            <text:p text:style-name="P105">!= 等しくない場合真</text:p>
            <text:p text:style-name="P105">&gt; より大きい場合真</text:p>
            <text:p text:style-name="P105">&gt;= より大きいか等しい場合真</text:p>
            <text:p text:style-name="P105">&lt; より小さい場合真</text:p>
            <text:p text:style-name="P105">&lt;= より小さいか等しい場合真</text:p>
          </table:table-cell>
        </table:table-row>
        <table:table-row>
          <table:table-cell office:value-type="string">
            <text:p text:style-name="P105">戻り値</text:p>
          </table:table-cell>
          <table:table-cell office:value-type="string">
            <text:p text:style-name="P105"/>
            <text:p text:style-name="P105">比較の結果、真の場合はtを返します。偽の場合は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8" text:outline-level="3"/>
      <text:h text:style-name="P712"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54"/>
      <table:table table:name="表166" table:style-name="表166">
        <table:table-column table:style-name="表166.A"/>
        <table:table-column table:style-name="表166.B"/>
        <table:table-row>
          <table:table-cell office:value-type="string">
            <text:p text:style-name="P105">説明</text:p>
          </table:table-cell>
          <table:table-cell office:value-type="string">
            <text:p text:style-name="P105"/>
            <text:p text:style-name="P105">実数演算を行います。</text:p>
          </table:table-cell>
        </table:table-row>
        <table:table-row>
          <table:table-cell office:value-type="string">
            <text:p text:style-name="P105">書式</text:p>
          </table:table-cell>
          <table:table-cell office:value-type="string">
            <text:p text:style-name="P105"/>
            <text:p text:style-name="P105">Real + <text:span text:style-name="T54">val</text:span></text:p>
            <text:p text:style-name="P105">Real – <text:span text:style-name="T54">val</text:span></text:p>
            <text:p text:style-name="P105">Real * <text:span text:style-name="T54">val</text:span></text:p>
            <text:p text:style-name="P105">Real / <text:span text:style-name="T54">val</text:span></text:p>
          </table:table-cell>
        </table:table-row>
        <table:table-row>
          <table:table-cell office:value-type="string">
            <text:p text:style-name="P105">詳細</text:p>
          </table:table-cell>
          <table:table-cell office:value-type="string">
            <text:p text:style-name="P105"/>
            <text:p text:style-name="P105">Realと<text:span text:style-name="T54">val</text:span>の演算を行います。</text:p>
            <text:p text:style-name="P105">+ 加算</text:p>
            <text:p text:style-name="P105">- 減算</text:p>
            <text:p text:style-name="P105">* 乗算</text:p>
            <text:p text:style-name="P105">/ 除算</text:p>
          </table:table-cell>
        </table:table-row>
        <table:table-row>
          <table:table-cell office:value-type="string">
            <text:p text:style-name="P105">戻り値</text:p>
          </table:table-cell>
          <table:table-cell office:value-type="string">
            <text:p text:style-name="P105"/>
            <text:p text:style-name="P105">Realと<text:span text:style-name="T54">val</text:span>の演算結果を返します。<text:span text:style-name="T54">val</text:span>は実数もしくは整数を指定可能です。</text:p>
            <text:p text:style-name="P105"><text:span text:style-name="T54">val</text:span>に整数を指定した場合も返される型は実数型とな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2" text:outline-level="3"><text:bookmark-start text:name="__RefHeading___Toc23681_1636654246"/><text:span text:style-name="T281">Real</text:span>::<text:span text:style-name="T281">abs</text:span><text:span text:style-name="T5">　</text:span><text:bookmark-end text:name="__RefHeading___Toc23681_1636654246"/></text:h>
      <text:p text:style-name="P322"/>
      <table:table table:name="表207" table:style-name="表207">
        <table:table-column table:style-name="表207.A"/>
        <table:table-column table:style-name="表207.B"/>
        <table:table-row>
          <table:table-cell office:value-type="string">
            <text:p text:style-name="P218">説明</text:p>
          </table:table-cell>
          <table:table-cell office:value-type="string">
            <text:p text:style-name="P218"/>
            <text:p text:style-name="P381">絶対値を返します。</text:p>
          </table:table-cell>
        </table:table-row>
        <table:table-row>
          <table:table-cell office:value-type="string">
            <text:p text:style-name="P218">書式</text:p>
          </table:table-cell>
          <table:table-cell office:value-type="string">
            <text:p text:style-name="P218"/>
            <text:p text:style-name="P218"><text:span text:style-name="T281">Real</text:span> abs</text:p>
          </table:table-cell>
        </table:table-row>
        <table:table-row>
          <table:table-cell office:value-type="string">
            <text:p text:style-name="P218">詳細</text:p>
          </table:table-cell>
          <table:table-cell office:value-type="string">
            <text:p text:style-name="P218"/>
            <text:p text:style-name="P218"><text:span text:style-name="T281">Real</text:span>の値の絶対値を返します。</text:p>
          </table:table-cell>
        </table:table-row>
        <table:table-row>
          <table:table-cell office:value-type="string">
            <text:p text:style-name="P218">戻り値</text:p>
          </table:table-cell>
          <table:table-cell office:value-type="string">
            <text:p text:style-name="P218"/>
            <text:p text:style-name="P218"><text:span text:style-name="T281">Real</text:span>の値の絶対値が返り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table-cell office:value-type="string">
            <text:p text:style-name="P218">使用例</text:p>
          </table:table-cell>
          <table:table-cell office:value-type="string">
            <text:p text:style-name="P218"/>
            <text:p text:style-name="P218"/>
          </table:table-cell>
        </table:table-row>
      </table:table>
      <text:h text:style-name="P744" text:outline-level="3"/>
      <text:h text:style-name="P712" text:outline-level="3"><text:bookmark-start text:name="__RefHeading__16790_505007155"/>Real::<text:span text:style-name="T236">sqrt</text:span><text:span text:style-name="T5">　</text:span><text:bookmark-end text:name="__RefHeading__16790_505007155"/></text:h>
      <text:h text:style-name="Heading_20_3" text:outline-level="3"><text:bookmark-start text:name="__RefHeading__16792_505007155"/>Real::<text:span text:style-name="T237">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285"/>
      <table:table table:name="表15" table:style-name="表15">
        <table:table-column table:style-name="表15.A"/>
        <table:table-column table:style-name="表15.B"/>
        <table:table-row>
          <table:table-cell office:value-type="string">
            <text:p text:style-name="P237">説明</text:p>
          </table:table-cell>
          <table:table-cell office:value-type="string">
            <text:p text:style-name="P237"/>
            <text:p text:style-name="P237">初等関数を返します。</text:p>
          </table:table-cell>
        </table:table-row>
        <table:table-row>
          <table:table-cell office:value-type="string">
            <text:p text:style-name="P237">書式</text:p>
          </table:table-cell>
          <table:table-cell office:value-type="string">
            <text:p text:style-name="P237"/>
            <text:p text:style-name="P237">Real <text:span text:style-name="T106">sqrt　平方根</text:span></text:p>
            <text:p text:style-name="P167"><text:span text:style-name="T106">Real </text:span><text:span text:style-name="T107">sin　 </text:span><text:span text:style-name="T108">sin</text:span></text:p>
            <text:p text:style-name="P238"><text:span text:style-name="T106">Real </text:span><text:span text:style-name="T107">cos　 </text:span><text:span text:style-name="T108">cos</text:span></text:p>
            <text:p text:style-name="P238"><text:span text:style-name="T106">Real </text:span><text:span text:style-name="T107">tan　 </text:span><text:span text:style-name="T108">tan</text:span></text:p>
            <text:p text:style-name="P238"><text:span text:style-name="T106">Real </text:span><text:span text:style-name="T107">asin　</text:span><text:span text:style-name="T108">sin</text:span><text:span text:style-name="T238">-1</text:span></text:p>
            <text:p text:style-name="P238"><text:span text:style-name="T106">Real </text:span><text:span text:style-name="T107">acos　</text:span><text:span text:style-name="T108">cos</text:span><text:span text:style-name="T238">-1</text:span></text:p>
            <text:p text:style-name="P238"><text:span text:style-name="T106">Real </text:span><text:span text:style-name="T107">atan　</text:span><text:span text:style-name="T108">tan</text:span><text:span text:style-name="T238">-1</text:span></text:p>
            <text:p text:style-name="P238"><text:span text:style-name="T106">Real </text:span><text:span text:style-name="T107">log　 自然対数（底e）</text:span></text:p>
            <text:p text:style-name="P238"><text:span text:style-name="T106">Real </text:span><text:span text:style-name="T107">log10 <text:s text:c="2"/></text:span><text:span text:style-name="T108">常用対数</text:span><text:span text:style-name="T107">（底10）</text:span></text:p>
            <text:p text:style-name="P238"><text:span text:style-name="T106">Real </text:span><text:span text:style-name="T107">exp　 指数関数（底e）</text:span></text:p>
            <text:p text:style-name="P238"><text:span text:style-name="T106">Real </text:span><text:span text:style-name="T107">exp10 <text:s/>指数関数（底10）</text:span></text:p>
            <text:p text:style-name="P238"><text:span text:style-name="T106">Real </text:span><text:span text:style-name="T107">pow </text:span><text:span text:style-name="T55">val</text:span><text:span text:style-name="T107">　 べき乗</text:span></text:p>
          </table:table-cell>
        </table:table-row>
        <table:table-row>
          <table:table-cell office:value-type="string">
            <text:p text:style-name="P237">詳細</text:p>
          </table:table-cell>
          <table:table-cell office:value-type="string">
            <text:p text:style-name="P237"/>
            <text:p text:style-name="P237">初等関数の結果を返します。</text:p>
          </table:table-cell>
        </table:table-row>
        <table:table-row>
          <table:table-cell office:value-type="string">
            <text:p text:style-name="P237">戻り値</text:p>
          </table:table-cell>
          <table:table-cell office:value-type="string">
            <text:p text:style-name="P237"/>
            <text:p text:style-name="P237">関数の結果を返します。</text:p>
          </table:table-cell>
        </table:table-row>
        <table:table-row>
          <table:table-cell office:value-type="string">
            <text:p text:style-name="P237">例外</text:p>
          </table:table-cell>
          <table:table-cell office:value-type="string">
            <text:p text:style-name="P237"/>
            <text:p text:style-name="P237">ErrSyntax: 書式に誤りがあります。</text:p>
          </table:table-cell>
        </table:table-row>
        <table:table-row>
          <table:table-cell office:value-type="string">
            <text:p text:style-name="P237">使用例</text:p>
          </table:table-cell>
          <table:table-cell office:value-type="string">
            <text:p text:style-name="P237"/>
          </table:table-cell>
        </table:table-row>
      </table:table>
      <text:h text:style-name="P712" text:outline-level="3"><text:bookmark-start text:name="__RefHeading__17279_467714174"/>Real::<text:span text:style-name="T243">int</text:span><text:span text:style-name="T5">　</text:span><text:bookmark-end text:name="__RefHeading__17279_467714174"/></text:h>
      <text:p text:style-name="P337"/>
      <table:table table:name="表88" table:style-name="表88">
        <table:table-column table:style-name="表88.A"/>
        <table:table-column table:style-name="表88.B"/>
        <table:table-row>
          <table:table-cell office:value-type="string">
            <text:p text:style-name="P239">説明</text:p>
          </table:table-cell>
          <table:table-cell office:value-type="string">
            <text:p text:style-name="P239"/>
            <text:p text:style-name="P239">整数値を返します。</text:p>
          </table:table-cell>
        </table:table-row>
        <table:table-row>
          <table:table-cell office:value-type="string">
            <text:p text:style-name="P239">書式</text:p>
          </table:table-cell>
          <table:table-cell office:value-type="string">
            <text:p text:style-name="P239"/>
            <text:p text:style-name="P239">Real<text:span text:style-name="T106"> int</text:span></text:p>
          </table:table-cell>
        </table:table-row>
        <table:table-row>
          <table:table-cell office:value-type="string">
            <text:p text:style-name="P239">詳細</text:p>
          </table:table-cell>
          <table:table-cell office:value-type="string">
            <text:p text:style-name="P239"/>
            <text:p text:style-name="P239">整数値を返します。小数部は切捨てとなります。</text:p>
          </table:table-cell>
        </table:table-row>
        <table:table-row>
          <table:table-cell office:value-type="string">
            <text:p text:style-name="P239">戻り値</text:p>
          </table:table-cell>
          <table:table-cell office:value-type="string">
            <text:p text:style-name="P239"/>
            <text:p text:style-name="P239">整数値を返します。</text:p>
          </table:table-cell>
        </table:table-row>
        <table:table-row>
          <table:table-cell office:value-type="string">
            <text:p text:style-name="P239">例外</text:p>
          </table:table-cell>
          <table:table-cell office:value-type="string">
            <text:p text:style-name="P239"/>
            <text:p text:style-name="P239">ErrSyntax: 書式に誤りがあります。</text:p>
          </table:table-cell>
        </table:table-row>
        <table:table-row>
          <table:table-cell office:value-type="string">
            <text:p text:style-name="P239">使用例</text:p>
          </table:table-cell>
          <table:table-cell office:value-type="string">
            <text:p text:style-name="P239"/>
            <text:p text:style-name="P239"/>
          </table:table-cell>
        </table:table-row>
      </table:table>
      <text:h text:style-name="P712" text:outline-level="3"><text:bookmark-start text:name="__RefHeading___Toc23683_1636654246"/><text:span text:style-name="T281">Real</text:span>::<text:span text:style-name="T280">neg</text:span><text:span text:style-name="T5">　</text:span><text:bookmark-end text:name="__RefHeading___Toc23683_1636654246"/></text:h>
      <text:p text:style-name="P322"/>
      <table:table table:name="表206" table:style-name="表206">
        <table:table-column table:style-name="表206.A"/>
        <table:table-column table:style-name="表206.B"/>
        <table:table-row>
          <table:table-cell office:value-type="string">
            <text:p text:style-name="P218">説明</text:p>
          </table:table-cell>
          <table:table-cell office:value-type="string">
            <text:p text:style-name="P218"/>
            <text:p text:style-name="P381">負を返します。</text:p>
          </table:table-cell>
        </table:table-row>
        <table:table-row>
          <table:table-cell office:value-type="string">
            <text:p text:style-name="P218">書式</text:p>
          </table:table-cell>
          <table:table-cell office:value-type="string">
            <text:p text:style-name="P218"/>
            <text:p text:style-name="P218"><text:span text:style-name="T281">Real</text:span> neg</text:p>
          </table:table-cell>
        </table:table-row>
        <table:table-row>
          <table:table-cell office:value-type="string">
            <text:p text:style-name="P218">詳細</text:p>
          </table:table-cell>
          <table:table-cell office:value-type="string">
            <text:p text:style-name="P218"/>
            <text:p text:style-name="P218"><text:span text:style-name="T281">Real</text:span>の値の負数を返します。</text:p>
          </table:table-cell>
        </table:table-row>
        <table:table-row>
          <table:table-cell office:value-type="string">
            <text:p text:style-name="P218">戻り値</text:p>
          </table:table-cell>
          <table:table-cell office:value-type="string">
            <text:p text:style-name="P218"/>
            <text:p text:style-name="P218"><text:span text:style-name="T281">Real</text:span>の値の負数が返り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table-cell office:value-type="string">
            <text:p text:style-name="P218">使用例</text:p>
          </table:table-cell>
          <table:table-cell office:value-type="string">
            <text:p text:style-name="P218"/>
            <text:p text:style-name="P218"/>
          </table:table-cell>
        </table:table-row>
      </table:table>
      <text:h text:style-name="P712" text:outline-level="3"><text:bookmark-start text:name="__RefHeading___Toc23697_3699990215"/><text:span text:style-name="T281">Real</text:span>::inf?<text:span text:style-name="T5">　</text:span><text:bookmark-end text:name="__RefHeading___Toc23697_3699990215"/></text:h>
      <text:p text:style-name="P338"/>
      <table:table table:name="表214" table:style-name="表214">
        <table:table-column table:style-name="表214.A"/>
        <table:table-column table:style-name="表214.B"/>
        <table:table-row>
          <table:table-cell office:value-type="string">
            <text:p text:style-name="P240">説明</text:p>
          </table:table-cell>
          <table:table-cell office:value-type="string">
            <text:p text:style-name="P240"/>
            <text:p text:style-name="P382">値が無限大であるか調べます。</text:p>
          </table:table-cell>
        </table:table-row>
        <table:table-row>
          <table:table-cell office:value-type="string">
            <text:p text:style-name="P240">書式</text:p>
          </table:table-cell>
          <table:table-cell office:value-type="string">
            <text:p text:style-name="P240"/>
            <text:p text:style-name="P240"><text:span text:style-name="T281">Real</text:span> inf?</text:p>
          </table:table-cell>
        </table:table-row>
        <table:table-row>
          <table:table-cell office:value-type="string">
            <text:p text:style-name="P240">詳細</text:p>
          </table:table-cell>
          <table:table-cell office:value-type="string">
            <text:p text:style-name="P240"/>
            <text:p text:style-name="P240"><text:span text:style-name="T281">Real</text:span>の値が正または負の無限大かを調べます。</text:p>
          </table:table-cell>
        </table:table-row>
        <table:table-row table:style-name="表214.4">
          <table:table-cell office:value-type="string">
            <text:p text:style-name="P240">戻り値</text:p>
          </table:table-cell>
          <table:table-cell office:value-type="string">
            <text:p text:style-name="P240"/>
            <text:p text:style-name="P240"><text:span text:style-name="T281">Real</text:span>の値が正または負の無限大の場合tを返します。</text:p>
          </table:table-cell>
        </table:table-row>
        <table:table-row>
          <table:table-cell office:value-type="string">
            <text:p text:style-name="P240">例外</text:p>
          </table:table-cell>
          <table:table-cell office:value-type="string">
            <text:p text:style-name="P240"/>
            <text:p text:style-name="P240">ErrSyntax: 書式に誤りがあります。</text:p>
          </table:table-cell>
        </table:table-row>
        <table:table-row>
          <table:table-cell office:value-type="string">
            <text:p text:style-name="P240">使用例</text:p>
          </table:table-cell>
          <table:table-cell office:value-type="string">
            <text:p text:style-name="P641"/>
            <text:p text:style-name="P648">1.0E309 inf? # → t</text:p>
            <text:p text:style-name="P642"/>
          </table:table-cell>
        </table:table-row>
      </table:table>
      <text:h text:style-name="P712" text:outline-level="3"><text:bookmark-start text:name="__RefHeading___Toc23699_3699990215"/><text:span text:style-name="T281">Real</text:span>::nan?<text:span text:style-name="T5">　</text:span><text:bookmark-end text:name="__RefHeading___Toc23699_3699990215"/></text:h>
      <text:p text:style-name="P338"/>
      <table:table table:name="表215" table:style-name="表215">
        <table:table-column table:style-name="表215.A"/>
        <table:table-column table:style-name="表215.B"/>
        <table:table-row>
          <table:table-cell office:value-type="string">
            <text:p text:style-name="P240">説明</text:p>
          </table:table-cell>
          <table:table-cell office:value-type="string">
            <text:p text:style-name="P240"/>
            <text:p text:style-name="P382">値が未定義値であるか調べます。</text:p>
          </table:table-cell>
        </table:table-row>
        <table:table-row>
          <table:table-cell office:value-type="string">
            <text:p text:style-name="P240">書式</text:p>
          </table:table-cell>
          <table:table-cell office:value-type="string">
            <text:p text:style-name="P240"/>
            <text:p text:style-name="P240"><text:span text:style-name="T281">Real</text:span> nan?</text:p>
          </table:table-cell>
        </table:table-row>
        <table:table-row>
          <table:table-cell office:value-type="string">
            <text:p text:style-name="P240">詳細</text:p>
          </table:table-cell>
          <table:table-cell office:value-type="string">
            <text:p text:style-name="P240"/>
            <text:p text:style-name="P240"><text:span text:style-name="T281">Real</text:span>の値が未定義値かを調べます。</text:p>
          </table:table-cell>
        </table:table-row>
        <table:table-row table:style-name="表215.4">
          <table:table-cell office:value-type="string">
            <text:p text:style-name="P240">戻り値</text:p>
          </table:table-cell>
          <table:table-cell office:value-type="string">
            <text:p text:style-name="P240"/>
            <text:p text:style-name="P240"><text:span text:style-name="T281">Real</text:span>の値が未定義値の場合tを返します。</text:p>
          </table:table-cell>
        </table:table-row>
        <table:table-row>
          <table:table-cell office:value-type="string">
            <text:p text:style-name="P240">例外</text:p>
          </table:table-cell>
          <table:table-cell office:value-type="string">
            <text:p text:style-name="P240"/>
            <text:p text:style-name="P240">ErrSyntax: 書式に誤りがあります。</text:p>
          </table:table-cell>
        </table:table-row>
        <table:table-row>
          <table:table-cell office:value-type="string">
            <text:p text:style-name="P240">使用例</text:p>
          </table:table-cell>
          <table:table-cell office:value-type="string">
            <text:p text:style-name="P641"/>
            <text:p text:style-name="P648">1.0E309 * 0.0 : nan? # → t</text:p>
            <text:p text:style-name="P641"/>
          </table:table-cell>
        </table:table-row>
      </table:table>
      <text:h text:style-name="P821" text:outline-level="3"/>
      <text:h text:style-name="P712" text:outline-level="3"><text:bookmark-start text:name="__RefHeading___Toc21606_780634474"/>Stream<text:span text:style-name="T165"> / NullStream</text:span>　<text:bookmark-end text:name="__RefHeading___Toc21606_780634474"/></text:h>
      <text:p text:style-name="P319"/>
      <text:p text:style-name="P440">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440">　Streamオブジェクトを生成するためにはnew Stream<text:span text:style-name="T267">を実行します。</text:span></text:p>
      <text:p text:style-name="P440">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440">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440"><text:bookmark-start text:name="__RefHeading___Toc19501_2135658563"/>　関連するコマンドとして、print、println、read、pipeがあります。<text:bookmark-end text:name="__RefHeading___Toc19501_2135658563"/></text:p>
      <text:p text:style-name="P593">　Streamと同じインターフェースを持ち、ただしメソッド呼び出しに対して何も実行しないNullStreamというクラスも存在します。</text:p>
      <text:p text:style-name="P440"/>
      <text:p text:style-name="P440"/>
      <text:p text:style-name="P440"/>
      <text:h text:style-name="P712" text:outline-level="3"><text:bookmark-start text:name="__RefHeading___Toc21608_780634474"/>Stream::clear<text:span text:style-name="T5">　</text:span><text:bookmark-end text:name="__RefHeading___Toc21608_780634474"/></text:h>
      <text:p text:style-name="P319"/>
      <table:table table:name="表94" table:style-name="表94">
        <table:table-column table:style-name="表94.A"/>
        <table:table-column table:style-name="表94.B"/>
        <table:table-row>
          <table:table-cell office:value-type="string">
            <text:p text:style-name="P241">説明</text:p>
          </table:table-cell>
          <table:table-cell office:value-type="string">
            <text:p text:style-name="P241"/>
            <text:p text:style-name="P241">Streamのエラーをリセットします。</text:p>
          </table:table-cell>
        </table:table-row>
        <table:table-row>
          <table:table-cell office:value-type="string">
            <text:p text:style-name="P241">書式</text:p>
          </table:table-cell>
          <table:table-cell office:value-type="string">
            <text:p text:style-name="P241"/>
            <text:p text:style-name="P241">Stream clear</text:p>
          </table:table-cell>
        </table:table-row>
        <table:table-row>
          <table:table-cell office:value-type="string">
            <text:p text:style-name="P241">詳細</text:p>
          </table:table-cell>
          <table:table-cell office:value-type="string">
            <text:p text:style-name="P241"/>
            <text:p text:style-name="P241">Streamがクローズされている場合、非クローズ状態にします。<text:span text:style-name="T151">キューの内容もクリアされます。</text:span></text:p>
          </table:table-cell>
        </table:table-row>
        <table:table-row>
          <table:table-cell office:value-type="string">
            <text:p text:style-name="P241">戻り値</text:p>
          </table:table-cell>
          <table:table-cell office:value-type="string">
            <text:p text:style-name="P241"/>
            <text:p text:style-name="P241">nilを返します。</text:p>
          </table:table-cell>
        </table:table-row>
        <table:table-row>
          <table:table-cell office:value-type="string">
            <text:p text:style-name="P241">例外</text:p>
          </table:table-cell>
          <table:table-cell office:value-type="string">
            <text:p text:style-name="P241"/>
            <text:p text:style-name="P241"/>
          </table:table-cell>
        </table:table-row>
        <table:table-row>
          <table:table-cell office:value-type="string">
            <text:p text:style-name="P241">使用例</text:p>
          </table:table-cell>
          <table:table-cell office:value-type="string">
            <text:p text:style-name="P241"/>
            <text:p text:style-name="P241"/>
          </table:table-cell>
        </table:table-row>
      </table:table>
      <text:h text:style-name="P712" text:outline-level="3"><text:bookmark-start text:name="__RefHeading___Toc21608_7806344741"/>Stream::clear<text:span text:style-name="T165">-eof</text:span><text:span text:style-name="T5">　</text:span><text:bookmark-end text:name="__RefHeading___Toc21608_7806344741"/></text:h>
      <text:p text:style-name="P336"/>
      <table:table table:name="表270" table:style-name="表270">
        <table:table-column table:style-name="表270.A"/>
        <table:table-column table:style-name="表270.B"/>
        <table:table-row>
          <table:table-cell office:value-type="string">
            <text:p text:style-name="P235">説明</text:p>
          </table:table-cell>
          <table:table-cell office:value-type="string">
            <text:p text:style-name="P235"/>
            <text:p text:style-name="P235">Streamの<text:span text:style-name="T151">eofフラグ</text:span>をリセットします。</text:p>
          </table:table-cell>
        </table:table-row>
        <table:table-row>
          <table:table-cell office:value-type="string">
            <text:p text:style-name="P235">書式</text:p>
          </table:table-cell>
          <table:table-cell office:value-type="string">
            <text:p text:style-name="P235"/>
            <text:p text:style-name="P235">Stream clear<text:span text:style-name="T151">-eof</text:span></text:p>
          </table:table-cell>
        </table:table-row>
        <table:table-row>
          <table:table-cell office:value-type="string">
            <text:p text:style-name="P235">詳細</text:p>
          </table:table-cell>
          <table:table-cell office:value-type="string">
            <text:p text:style-name="P235"/>
            <text:p text:style-name="P235">Streamがクローズされている場合、非クローズ状態にします。<text:span text:style-name="T151">キューの内容は変わりません。</text:span></text:p>
          </table:table-cell>
        </table:table-row>
        <table:table-row>
          <table:table-cell office:value-type="string">
            <text:p text:style-name="P235">戻り値</text:p>
          </table:table-cell>
          <table:table-cell office:value-type="string">
            <text:p text:style-name="P235"/>
            <text:p text:style-name="P235">nilを返します。</text:p>
          </table:table-cell>
        </table:table-row>
        <table:table-row>
          <table:table-cell office:value-type="string">
            <text:p text:style-name="P235">例外</text:p>
          </table:table-cell>
          <table:table-cell office:value-type="string">
            <text:p text:style-name="P235"/>
            <text:p text:style-name="P235"/>
          </table:table-cell>
        </table:table-row>
        <table:table-row>
          <table:table-cell office:value-type="string">
            <text:p text:style-name="P235">使用例</text:p>
          </table:table-cell>
          <table:table-cell office:value-type="string">
            <text:p text:style-name="P235"/>
            <text:p text:style-name="P235"/>
          </table:table-cell>
        </table:table-row>
      </table:table>
      <text:h text:style-name="P743" text:outline-level="3"/>
      <text:h text:style-name="P712" text:outline-level="3"><text:bookmark-start text:name="__RefHeading___Toc19503_2135658563"/>Stream::<text:span text:style-name="T249">close</text:span><text:span text:style-name="T5">　</text:span><text:bookmark-end text:name="__RefHeading___Toc19503_2135658563"/></text:h>
      <text:p text:style-name="P315"/>
      <table:table table:name="表109" table:style-name="表109">
        <table:table-column table:style-name="表109.A"/>
        <table:table-column table:style-name="表109.B"/>
        <table:table-row>
          <table:table-cell office:value-type="string">
            <text:p text:style-name="P206">説明</text:p>
          </table:table-cell>
          <table:table-cell office:value-type="string">
            <text:p text:style-name="P206"/>
            <text:p text:style-name="P206">Streamをクローズします。</text:p>
          </table:table-cell>
        </table:table-row>
        <table:table-row>
          <table:table-cell office:value-type="string">
            <text:p text:style-name="P206">書式</text:p>
          </table:table-cell>
          <table:table-cell office:value-type="string">
            <text:p text:style-name="P206"/>
            <text:p text:style-name="P206">Stream close</text:p>
          </table:table-cell>
        </table:table-row>
        <table:table-row>
          <table:table-cell office:value-type="string">
            <text:p text:style-name="P206">詳細</text:p>
          </table:table-cell>
          <table:table-cell office:value-type="string">
            <text:p text:style-name="P206"/>
            <text:p text:style-name="P206">Streamをクローズします。</text:p>
          </table:table-cell>
        </table:table-row>
        <table:table-row>
          <table:table-cell office:value-type="string">
            <text:p text:style-name="P206">戻り値</text:p>
          </table:table-cell>
          <table:table-cell office:value-type="string">
            <text:p text:style-name="P206"/>
            <text:p text:style-name="P206"><text:span text:style-name="T249">t</text:span>を返します。</text:p>
          </table:table-cell>
        </table:table-row>
        <table:table-row>
          <table:table-cell office:value-type="string">
            <text:p text:style-name="P206">例外</text:p>
          </table:table-cell>
          <table:table-cell office:value-type="string">
            <text:p text:style-name="P206"/>
            <text:p text:style-name="P206"/>
          </table:table-cell>
        </table:table-row>
        <table:table-row>
          <table:table-cell office:value-type="string">
            <text:p text:style-name="P206">使用例</text:p>
          </table:table-cell>
          <table:table-cell office:value-type="string">
            <text:p text:style-name="P206"/>
            <text:p text:style-name="P206"/>
          </table:table-cell>
        </table:table-row>
      </table:table>
      <text:h text:style-name="P712" text:outline-level="3"><text:bookmark-start text:name="__RefHeading___Toc19813_2135658563"/><text:span text:style-name="T246">Stream</text:span>::each<text:span text:style-name="T5">　</text:span><text:bookmark-end text:name="__RefHeading___Toc19813_2135658563"/></text:h>
      <text:p text:style-name="P339"/>
      <table:table table:name="表104" table:style-name="表104">
        <table:table-column table:style-name="表104.A"/>
        <table:table-column table:style-name="表104.B"/>
        <table:table-row>
          <table:table-cell office:value-type="string">
            <text:p text:style-name="P242">説明</text:p>
          </table:table-cell>
          <table:table-cell office:value-type="string">
            <text:p text:style-name="P242"/>
            <text:p text:style-name="P242"><text:span text:style-name="T246">Stream</text:span>のイテレータです。</text:p>
          </table:table-cell>
        </table:table-row>
        <table:table-row>
          <table:table-cell office:value-type="string">
            <text:p text:style-name="P242">書式</text:p>
          </table:table-cell>
          <table:table-cell office:value-type="string">
            <text:p text:style-name="P242"/>
            <text:p text:style-name="P242"><text:span text:style-name="T246">Stream</text:span> each do: { | <text:span text:style-name="T54">var</text:span> | <text:span text:style-name="T54">block</text:span> <text:s/>}</text:p>
          </table:table-cell>
        </table:table-row>
        <table:table-row>
          <table:table-cell office:value-type="string">
            <text:p text:style-name="P242">詳細</text:p>
          </table:table-cell>
          <table:table-cell office:value-type="string">
            <text:p text:style-name="P242"/>
            <text:p text:style-name="P242"><text:span text:style-name="T246">Stream</text:span>の各行を順に読み込み、blockを実行します。<text:span text:style-name="T246">Stream</text:span>から読み込んだデータは、格納されたときのオブジェクトのまま<text:span text:style-name="T54">var</text:span>に設定されます。</text:p>
          </table:table-cell>
        </table:table-row>
        <table:table-row>
          <table:table-cell office:value-type="string">
            <text:p text:style-name="P242">戻り値</text:p>
          </table:table-cell>
          <table:table-cell office:value-type="string">
            <text:p text:style-name="P242"/>
            <text:p text:style-name="P242">最後に実行した<text:span text:style-name="T54">block</text:span>の値が返ります。</text:p>
          </table:table-cell>
        </table:table-row>
        <table:table-row>
          <table:table-cell office:value-type="string">
            <text:p text:style-name="P242">例外</text:p>
          </table:table-cell>
          <table:table-cell office:value-type="string">
            <text:p text:style-name="P242"/>
            <text:p text:style-name="P242"/>
          </table:table-cell>
        </table:table-row>
        <table:table-row>
          <table:table-cell office:value-type="string">
            <text:p text:style-name="P242">使用例</text:p>
          </table:table-cell>
          <table:table-cell office:value-type="string">
            <text:p text:style-name="P242"/>
            <text:p text:style-name="P242"/>
          </table:table-cell>
        </table:table-row>
      </table:table>
      <text:h text:style-name="P777" text:outline-level="3"/>
      <text:h text:style-name="P712" text:outline-level="3"><text:bookmark-start text:name="__RefHeading__14590_1559979953288"/>Stream::eof?<text:span text:style-name="T5">　</text:span><text:bookmark-end text:name="__RefHeading__14590_1559979953288"/></text:h>
      <text:p text:style-name="P340"/>
      <table:table table:name="表105" table:style-name="表105">
        <table:table-column table:style-name="表105.A"/>
        <table:table-column table:style-name="表105.B"/>
        <table:table-row>
          <table:table-cell office:value-type="string">
            <text:p text:style-name="P205">説明</text:p>
          </table:table-cell>
          <table:table-cell office:value-type="string">
            <text:p text:style-name="P205"/>
            <text:p text:style-name="P205">Streamの終了を調べます。</text:p>
          </table:table-cell>
        </table:table-row>
        <table:table-row>
          <table:table-cell office:value-type="string">
            <text:p text:style-name="P205">書式</text:p>
          </table:table-cell>
          <table:table-cell office:value-type="string">
            <text:p text:style-name="P205"/>
            <text:p text:style-name="P205">Stream eof?</text:p>
          </table:table-cell>
        </table:table-row>
        <table:table-row>
          <table:table-cell office:value-type="string">
            <text:p text:style-name="P205">詳細</text:p>
          </table:table-cell>
          <table:table-cell office:value-type="string">
            <text:p text:style-name="P205"/>
            <text:p text:style-name="P205">Streamがeofに到達しているかを調べます。</text:p>
          </table:table-cell>
        </table:table-row>
        <table:table-row>
          <table:table-cell office:value-type="string">
            <text:p text:style-name="P205">戻り値</text:p>
          </table:table-cell>
          <table:table-cell office:value-type="string">
            <text:p text:style-name="P205"/>
            <text:p text:style-name="P205">Streamがeofに達していな場合はnilを、eofに達している場合はtを返します。</text:p>
          </table:table-cell>
        </table:table-row>
        <table:table-row>
          <table:table-cell office:value-type="string">
            <text:p text:style-name="P205">例外</text:p>
          </table:table-cell>
          <table:table-cell office:value-type="string">
            <text:p text:style-name="P205"/>
            <text:p text:style-name="P205"/>
          </table:table-cell>
        </table:table-row>
        <table:table-row>
          <table:table-cell office:value-type="string">
            <text:p text:style-name="P205">使用例</text:p>
          </table:table-cell>
          <table:table-cell office:value-type="string">
            <text:p text:style-name="P205"/>
            <text:p text:style-name="P205"/>
          </table:table-cell>
        </table:table-row>
      </table:table>
      <text:h text:style-name="P822" text:outline-level="3"/>
      <text:h text:style-name="P712" text:outline-level="3"><text:bookmark-start text:name="__RefHeading__14592_1559979953289"/><text:span text:style-name="T247">Stream</text:span>::flush<text:span text:style-name="T5">　</text:span><text:bookmark-end text:name="__RefHeading__14592_1559979953289"/></text:h>
      <text:p text:style-name="P316"/>
      <table:table table:name="表106" table:style-name="表106">
        <table:table-column table:style-name="表106.A"/>
        <table:table-column table:style-name="表106.B"/>
        <table:table-row>
          <table:table-cell office:value-type="string">
            <text:p text:style-name="P205">説明</text:p>
          </table:table-cell>
          <table:table-cell office:value-type="string">
            <text:p text:style-name="P205"/>
            <text:p text:style-name="P205"><text:span text:style-name="T247">Streamの</text:span>バッファキャッシュを書き込みます。Fileとのインタフェース互換のために存在します。</text:p>
          </table:table-cell>
        </table:table-row>
        <table:table-row>
          <table:table-cell office:value-type="string">
            <text:p text:style-name="P205">書式</text:p>
          </table:table-cell>
          <table:table-cell office:value-type="string">
            <text:p text:style-name="P205"/>
            <text:p text:style-name="P205">Stream flush</text:p>
          </table:table-cell>
        </table:table-row>
        <table:table-row>
          <table:table-cell office:value-type="string">
            <text:p text:style-name="P205">詳細</text:p>
          </table:table-cell>
          <table:table-cell office:value-type="string">
            <text:p text:style-name="P205"/>
            <text:p text:style-name="P205">何も行いません。</text:p>
          </table:table-cell>
        </table:table-row>
        <table:table-row>
          <table:table-cell office:value-type="string">
            <text:p text:style-name="P205">戻り値</text:p>
          </table:table-cell>
          <table:table-cell office:value-type="string">
            <text:p text:style-name="P205"/>
            <text:p text:style-name="P205">tを返します。</text:p>
          </table:table-cell>
        </table:table-row>
        <table:table-row>
          <table:table-cell office:value-type="string">
            <text:p text:style-name="P205">例外</text:p>
          </table:table-cell>
          <table:table-cell office:value-type="string">
            <text:p text:style-name="P205"/>
            <text:p text:style-name="P205"/>
          </table:table-cell>
        </table:table-row>
        <table:table-row>
          <table:table-cell office:value-type="string">
            <text:p text:style-name="P205">使用例</text:p>
          </table:table-cell>
          <table:table-cell office:value-type="string">
            <text:p text:style-name="P205"/>
            <text:p text:style-name="P205"/>
          </table:table-cell>
        </table:table-row>
      </table:table>
      <text:h text:style-name="P822" text:outline-level="3"/>
      <text:h text:style-name="P712" text:outline-level="3"><text:bookmark-start text:name="__RefHeading___Toc19505_2135658563"/>Stream::get-count<text:span text:style-name="T5">　</text:span><text:bookmark-end text:name="__RefHeading___Toc19505_2135658563"/></text:h>
      <text:p text:style-name="P341"/>
      <table:table table:name="表126" table:style-name="表126">
        <table:table-column table:style-name="表126.A"/>
        <table:table-column table:style-name="表126.B"/>
        <table:table-row>
          <table:table-cell office:value-type="string">
            <text:p text:style-name="P243">説明</text:p>
          </table:table-cell>
          <table:table-cell office:value-type="string">
            <text:p text:style-name="P243"/>
            <text:p text:style-name="P243">Streamのデータ保持数を返します。</text:p>
          </table:table-cell>
        </table:table-row>
        <table:table-row>
          <table:table-cell office:value-type="string">
            <text:p text:style-name="P243">書式</text:p>
          </table:table-cell>
          <table:table-cell office:value-type="string">
            <text:p text:style-name="P243"/>
            <text:p text:style-name="P243">Stream get-count</text:p>
          </table:table-cell>
        </table:table-row>
        <table:table-row>
          <table:table-cell office:value-type="string">
            <text:p text:style-name="P243">詳細</text:p>
          </table:table-cell>
          <table:table-cell office:value-type="string">
            <text:p text:style-name="P243"/>
            <text:p text:style-name="P243">Streamのデータ保持数を返します。</text:p>
          </table:table-cell>
        </table:table-row>
        <table:table-row>
          <table:table-cell office:value-type="string">
            <text:p text:style-name="P243">戻り値</text:p>
          </table:table-cell>
          <table:table-cell office:value-type="string">
            <text:p text:style-name="P342"/>
            <text:p text:style-name="P342">データ保持数を返します。</text:p>
          </table:table-cell>
        </table:table-row>
        <table:table-row>
          <table:table-cell office:value-type="string">
            <text:p text:style-name="P243">例外</text:p>
          </table:table-cell>
          <table:table-cell office:value-type="string">
            <text:p text:style-name="P243"/>
            <text:p text:style-name="P243"/>
          </table:table-cell>
        </table:table-row>
        <table:table-row>
          <table:table-cell office:value-type="string">
            <text:p text:style-name="P243">使用例</text:p>
          </table:table-cell>
          <table:table-cell office:value-type="string">
            <text:p text:style-name="P243"/>
            <text:p text:style-name="P243"/>
          </table:table-cell>
        </table:table-row>
      </table:table>
      <text:h text:style-name="P745" text:outline-level="3"/>
      <text:h text:style-name="P712" text:outline-level="3"><text:bookmark-start text:name="__RefHeading__14594_1559979953290"/>Stream::gets<text:span text:style-name="T5">　</text:span><text:bookmark-end text:name="__RefHeading__14594_1559979953290"/></text:h>
      <text:p text:style-name="P341"/>
      <table:table table:name="表107" table:style-name="表107">
        <table:table-column table:style-name="表107.A"/>
        <table:table-column table:style-name="表107.B"/>
        <table:table-row>
          <table:table-cell office:value-type="string">
            <text:p text:style-name="P205">説明</text:p>
          </table:table-cell>
          <table:table-cell office:value-type="string">
            <text:p text:style-name="P205"/>
            <text:p text:style-name="P205">Streamから1行読み込みます。</text:p>
          </table:table-cell>
        </table:table-row>
        <table:table-row>
          <table:table-cell office:value-type="string">
            <text:p text:style-name="P205">書式</text:p>
          </table:table-cell>
          <table:table-cell office:value-type="string">
            <text:p text:style-name="P205"/>
            <text:p text:style-name="P205">Stream gets [ :<text:span text:style-name="T241">nonewline</text:span> ] [ :<text:span text:style-name="T241">nocontrol</text:span> ] </text:p>
          </table:table-cell>
        </table:table-row>
        <table:table-row>
          <table:table-cell office:value-type="string">
            <text:p text:style-name="P205">詳細</text:p>
          </table:table-cell>
          <table:table-cell office:value-type="string">
            <text:p text:style-name="P505"/>
            <text:p text:style-name="P505"><text:span text:style-name="T247">Stream</text:span>から1行（<text:span text:style-name="T247">puts により書き込まれた1行</text:span>）を読み込み、読み込んだ値を書かれたときと同じデータ型で返します。</text:p>
            <text:p text:style-name="P505">:<text:span text:style-name="T241">nonewline オプションと</text:span><text:span text:style-name="T5">:</text:span><text:span text:style-name="T7">nocontrol オプションはFileクラスとの互換性のために存在します。</text:span></text:p>
            <text:p text:style-name="P505"><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ext:p text:style-name="P609">NullStreamクラスのインスタンスの場合は、常にnilを返します。</text:p>
          </table:table-cell>
        </table:table-row>
        <table:table-row>
          <table:table-cell office:value-type="string">
            <text:p text:style-name="P205">戻り値</text:p>
          </table:table-cell>
          <table:table-cell office:value-type="string">
            <text:p text:style-name="P205"/>
            <text:p text:style-name="P205">読み込んだデータを返します。eofに到達している場合はnilを返します。</text:p>
          </table:table-cell>
        </table:table-row>
        <table:table-row>
          <table:table-cell office:value-type="string">
            <text:p text:style-name="P205">例外</text:p>
          </table:table-cell>
          <table:table-cell office:value-type="string">
            <text:p text:style-name="P205"/>
            <text:p text:style-name="P205">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205">使用例</text:p>
          </table:table-cell>
          <table:table-cell office:value-type="string">
            <text:p text:style-name="P205"/>
            <text:p text:style-name="P205"/>
          </table:table-cell>
        </table:table-row>
      </table:table>
      <text:h text:style-name="P822" text:outline-level="3"/>
      <text:h text:style-name="P712" text:outline-level="3"><text:bookmark-start text:name="__RefHeading__14594_15599799532902"/>Stream::gets-<text:span text:style-name="T336">nowait</text:span><text:span text:style-name="T5">　</text:span><text:bookmark-end text:name="__RefHeading__14594_15599799532902"/></text:h>
      <text:p text:style-name="P343"/>
      <table:table table:name="表271" table:style-name="表271">
        <table:table-column table:style-name="表271.A"/>
        <table:table-column table:style-name="表271.B"/>
        <table:table-row>
          <table:table-cell office:value-type="string">
            <text:p text:style-name="P244">説明</text:p>
          </table:table-cell>
          <table:table-cell office:value-type="string">
            <text:p text:style-name="P244"/>
            <text:p text:style-name="P244">Streamから1行読み込みます。<text:span text:style-name="T151">その際キューが空でもブロックしません。</text:span></text:p>
          </table:table-cell>
        </table:table-row>
        <table:table-row>
          <table:table-cell office:value-type="string">
            <text:p text:style-name="P244">書式</text:p>
          </table:table-cell>
          <table:table-cell office:value-type="string">
            <text:p text:style-name="P244"/>
            <text:p text:style-name="P522"><text:span text:style-name="T5">Stream gets-</text:span><text:span text:style-name="T30">nowait</text:span><text:span text:style-name="T5"> [ :</text:span><text:span text:style-name="T7">nonewline</text:span><text:span text:style-name="T5"> ] [ :</text:span><text:span text:style-name="T7">nocontrol</text:span><text:span text:style-name="T5"> ] </text:span></text:p>
          </table:table-cell>
        </table:table-row>
        <table:table-row>
          <table:table-cell office:value-type="string">
            <text:p text:style-name="P244">詳細</text:p>
          </table:table-cell>
          <table:table-cell office:value-type="string">
            <text:p text:style-name="P244"/>
            <text:p text:style-name="P244"><text:span text:style-name="T247">Stream</text:span>から1行（<text:span text:style-name="T247">puts により書き込まれた1行</text:span>）を読み込み、読み込んだ値を書かれたときと同じデータ型で返します。</text:p>
            <text:p text:style-name="P437">:<text:span text:style-name="T241">nonewline オプションと</text:span><text:span text:style-name="T5">:</text:span><text:span text:style-name="T7">nocontrol オプションはFileクラスとの互換性のために存在します。</text:span></text:p>
            <text:p text:style-name="P438"><text:span text:style-name="T170">キュー</text:span><text:span text:style-name="T7">にデータが存在しなかった場合は、</text:span><text:span text:style-name="T169">偽を返します。</text:span></text:p>
          </table:table-cell>
        </table:table-row>
        <table:table-row>
          <table:table-cell office:value-type="string">
            <text:p text:style-name="P244">戻り値</text:p>
          </table:table-cell>
          <table:table-cell office:value-type="string">
            <text:p text:style-name="P244"/>
            <text:p text:style-name="P244">読み込んだデータを返します。eofに到達している場合は<text:span text:style-name="T151">偽</text:span>を返します。<text:span text:style-name="T151">キューが空の場合も偽を返します。</text:span></text:p>
          </table:table-cell>
        </table:table-row>
        <table:table-row>
          <table:table-cell office:value-type="string">
            <text:p text:style-name="P244">例外</text:p>
          </table:table-cell>
          <table:table-cell office:value-type="string">
            <text:p text:style-name="P244"/>
            <text:p text:style-name="P244">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244">使用例</text:p>
          </table:table-cell>
          <table:table-cell office:value-type="string">
            <text:p text:style-name="P244"/>
            <text:p text:style-name="P244"/>
          </table:table-cell>
        </table:table-row>
      </table:table>
      <text:h text:style-name="P823" text:outline-level="3"/>
      <text:p text:style-name="P436"/>
      <text:h text:style-name="P712" text:outline-level="3"><text:bookmark-start text:name="__RefHeading___Toc19513_21356585631111"/><text:span text:style-name="T165">Stream</text:span>::<text:span text:style-name="T165">g</text:span><text:span text:style-name="T249">et-</text:span><text:span text:style-name="T176">tag</text:span><text:span text:style-name="T5">　</text:span><text:bookmark-end text:name="__RefHeading___Toc19513_21356585631111"/></text:h>
      <text:p text:style-name="P273"/>
      <table:table table:name="表276" table:style-name="表276">
        <table:table-column table:style-name="表276.A"/>
        <table:table-column table:style-name="表276.B"/>
        <table:table-row>
          <table:table-cell office:value-type="string">
            <text:p text:style-name="P137">説明</text:p>
          </table:table-cell>
          <table:table-cell office:value-type="string">
            <text:p text:style-name="P137"/>
            <text:p text:style-name="P137"><text:span text:style-name="T151">Streamのtagを返します</text:span>。</text:p>
          </table:table-cell>
        </table:table-row>
        <table:table-row>
          <table:table-cell office:value-type="string">
            <text:p text:style-name="P137">書式</text:p>
          </table:table-cell>
          <table:table-cell office:value-type="string">
            <text:p text:style-name="P137"/>
            <text:p text:style-name="P137"><text:span text:style-name="T151">Stream</text:span> <text:span text:style-name="T151">g</text:span>et-<text:span text:style-name="T151">tag</text:span></text:p>
          </table:table-cell>
        </table:table-row>
        <table:table-row>
          <table:table-cell office:value-type="string">
            <text:p text:style-name="P137">詳細</text:p>
          </table:table-cell>
          <table:table-cell office:value-type="string">
            <text:p text:style-name="P137"/>
            <text:p text:style-name="P137"><text:span text:style-name="T151">Streamに設定されたオブジェクト識別用のtagを返し</text:span>ます。</text:p>
          </table:table-cell>
        </table:table-row>
        <table:table-row>
          <table:table-cell office:value-type="string">
            <text:p text:style-name="P137">戻り値</text:p>
          </table:table-cell>
          <table:table-cell office:value-type="string">
            <text:p text:style-name="P431"/>
            <text:p text:style-name="P431"><text:span text:style-name="T165">設定された</text:span><text:span text:style-name="T193">tag</text:span><text:span text:style-name="T165">を返します。</text:span></text:p>
          </table:table-cell>
        </table:table-row>
        <table:table-row>
          <table:table-cell office:value-type="string">
            <text:p text:style-name="P137">例外</text:p>
          </table:table-cell>
          <table:table-cell office:value-type="string">
            <text:p text:style-name="P137"/>
            <text:p text:style-name="P245"/>
          </table:table-cell>
        </table:table-row>
        <table:table-row>
          <table:table-cell office:value-type="string">
            <text:p text:style-name="P137">使用例</text:p>
          </table:table-cell>
          <table:table-cell office:value-type="string">
            <text:p text:style-name="P137"/>
            <text:p text:style-name="P137"/>
          </table:table-cell>
        </table:table-row>
      </table:table>
      <text:h text:style-name="P716" text:outline-level="3"/>
      <text:h text:style-name="P712" text:outline-level="3"><text:bookmark-start text:name="__RefHeading__14596_1559979953291"/>Stream::init<text:span text:style-name="T5">　</text:span><text:bookmark-end text:name="__RefHeading__14596_1559979953291"/></text:h>
      <text:p text:style-name="P316"/>
      <table:table table:name="表108" table:style-name="表108">
        <table:table-column table:style-name="表108.A"/>
        <table:table-column table:style-name="表108.B"/>
        <table:table-row>
          <table:table-cell office:value-type="string">
            <text:p text:style-name="P205">説明</text:p>
          </table:table-cell>
          <table:table-cell office:value-type="string">
            <text:p text:style-name="P205"/>
            <text:p text:style-name="P205">Streamオブジェクトのコンストラクタ</text:p>
          </table:table-cell>
        </table:table-row>
        <table:table-row>
          <table:table-cell office:value-type="string">
            <text:p text:style-name="P205">書式</text:p>
          </table:table-cell>
          <table:table-cell office:value-type="string">
            <text:p text:style-name="P205"/>
            <text:p text:style-name="P523"><text:span text:style-name="T5">new Stream init: (</text:span><text:span text:style-name="T100">args</text:span><text:span text:style-name="T127"> </text:span><text:span text:style-name="T5">)</text:span></text:p>
          </table:table-cell>
        </table:table-row>
        <table:table-row>
          <table:table-cell office:value-type="string">
            <text:p text:style-name="P205">詳細</text:p>
          </table:table-cell>
          <table:table-cell office:value-type="string">
            <text:p text:style-name="P440"/>
            <text:p text:style-name="P440"><text:span text:style-name="T247">Stream</text:span>オブジェクトを生成します。</text:p>
            <text:p text:style-name="P440"><text:span text:style-name="T54">args</text:span>に指定した最初の要素がStreamオブジェクトの名前としてインスタンス変数に保持されます。この名前はStream::statで確認することができます。</text:p>
            <text:p text:style-name="P440">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205">戻り値</text:p>
          </table:table-cell>
          <table:table-cell office:value-type="string">
            <text:p text:style-name="P205"/>
            <text:p text:style-name="P205">Streamオブジェクトを返します。</text:p>
          </table:table-cell>
        </table:table-row>
        <table:table-row>
          <table:table-cell office:value-type="string">
            <text:p text:style-name="P205">例外</text:p>
          </table:table-cell>
          <table:table-cell office:value-type="string">
            <text:p text:style-name="P205"/>
            <text:p text:style-name="P205"/>
          </table:table-cell>
        </table:table-row>
        <table:table-row>
          <table:table-cell office:value-type="string">
            <text:p text:style-name="P205">使用例</text:p>
          </table:table-cell>
          <table:table-cell office:value-type="string">
            <text:p text:style-name="P205"/>
            <text:p text:style-name="P205"/>
          </table:table-cell>
        </table:table-row>
      </table:table>
      <text:h text:style-name="P822" text:outline-level="3"/>
      <text:h text:style-name="P712" text:outline-level="3"><text:bookmark-start text:name="__RefHeading__14600_1559979953293"/>Stream::puts<text:span text:style-name="T5">　</text:span><text:bookmark-end text:name="__RefHeading__14600_1559979953293"/></text:h>
      <text:p text:style-name="P316"/>
      <table:table table:name="表110" table:style-name="表110">
        <table:table-column table:style-name="表110.A"/>
        <table:table-column table:style-name="表110.B"/>
        <table:table-row>
          <table:table-cell office:value-type="string">
            <text:p text:style-name="P205">説明</text:p>
          </table:table-cell>
          <table:table-cell office:value-type="string">
            <text:p text:style-name="P205"/>
            <text:p text:style-name="P205">Streamに文字列を出力します。</text:p>
          </table:table-cell>
        </table:table-row>
        <table:table-row>
          <table:table-cell office:value-type="string">
            <text:p text:style-name="P205">書式</text:p>
          </table:table-cell>
          <table:table-cell office:value-type="string">
            <text:p text:style-name="P205"/>
            <text:p text:style-name="P523"><text:span text:style-name="T5">Stream puts [ :nonewline</text:span><text:span text:style-name="T8"> </text:span><text:span text:style-name="T5">] </text:span><text:span text:style-name="T100">val </text:span><text:span text:style-name="T5"><text:s/>[ </text:span><text:span text:style-name="T100">val</text:span><text:span text:style-name="T5"> ... ]</text:span></text:p>
          </table:table-cell>
        </table:table-row>
        <table:table-row>
          <table:table-cell office:value-type="string">
            <text:p text:style-name="P205">詳細</text:p>
          </table:table-cell>
          <table:table-cell office:value-type="string">
            <text:p text:style-name="P440"/>
            <text:p text:style-name="P440">Streamに<text:span text:style-name="T54">val</text:span>を出力します。<text:span text:style-name="T54">val</text:span>は、与えられた型のまま内部に保持されます。</text:p>
            <text:p text:style-name="P440"><text:span text:style-name="T5">:nonewline </text:span><text:span text:style-name="T8">オプションは、Fileクラスとの互換性のために存在します。</text:span></text:p>
            <text:p text:style-name="P440"><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ext:p text:style-name="P611">NullStreamクラスのインスタンスの場合は、常にtを返し、また何も出力しません。</text:p>
          </table:table-cell>
        </table:table-row>
        <table:table-row>
          <table:table-cell office:value-type="string">
            <text:p text:style-name="P205">戻り値</text:p>
          </table:table-cell>
          <table:table-cell office:value-type="string">
            <text:p text:style-name="P205"/>
            <text:p text:style-name="P205">成功した場合tを返します。</text:p>
          </table:table-cell>
        </table:table-row>
        <table:table-row>
          <table:table-cell office:value-type="string">
            <text:p text:style-name="P205">例外</text:p>
          </table:table-cell>
          <table:table-cell office:value-type="string">
            <text:p text:style-name="P440"/>
            <text:p text:style-name="P440">ErrSyntax: 書式に誤りがあります。</text:p>
            <text:p text:style-name="P440">ErrFileAccess: Streamがクローズされている状態でputsが呼ばれた。</text:p>
            <text:p text:style-name="P500">ErrFileAccess: Streamが満杯だった。（コルーチンモードでないとき）</text:p>
          </table:table-cell>
        </table:table-row>
        <table:table-row>
          <table:table-cell office:value-type="string">
            <text:p text:style-name="P205">使用例</text:p>
          </table:table-cell>
          <table:table-cell office:value-type="string">
            <text:p text:style-name="P205"/>
            <text:p text:style-name="P205"/>
          </table:table-cell>
        </table:table-row>
      </table:table>
      <text:h text:style-name="P822" text:outline-level="3"/>
      <text:h text:style-name="P712" text:outline-level="3"><text:bookmark-start text:name="__RefHeading__14602_1559979953294"/>Stream::ready?<text:span text:style-name="T5">　</text:span><text:bookmark-end text:name="__RefHeading__14602_1559979953294"/></text:h>
      <text:p text:style-name="P343"/>
      <table:table table:name="表111" table:style-name="表111">
        <table:table-column table:style-name="表111.A"/>
        <table:table-column table:style-name="表111.B"/>
        <table:table-row>
          <table:table-cell office:value-type="string">
            <text:p text:style-name="P244">説明</text:p>
          </table:table-cell>
          <table:table-cell office:value-type="string">
            <text:p text:style-name="P244"/>
            <text:p text:style-name="P244">Streamが入出力可能か調べます。</text:p>
          </table:table-cell>
        </table:table-row>
        <table:table-row>
          <table:table-cell office:value-type="string">
            <text:p text:style-name="P244">書式</text:p>
          </table:table-cell>
          <table:table-cell office:value-type="string">
            <text:p text:style-name="P244"/>
            <text:p text:style-name="P244">Stream ready?</text:p>
          </table:table-cell>
        </table:table-row>
        <table:table-row>
          <table:table-cell office:value-type="string">
            <text:p text:style-name="P244">詳細</text:p>
          </table:table-cell>
          <table:table-cell office:value-type="string">
            <text:p text:style-name="P244"/>
            <text:p text:style-name="P244">Streamのキューにデータが存在する場合にtを返します。</text:p>
          </table:table-cell>
        </table:table-row>
        <table:table-row>
          <table:table-cell office:value-type="string">
            <text:p text:style-name="P244">戻り値</text:p>
          </table:table-cell>
          <table:table-cell office:value-type="string">
            <text:p text:style-name="P244"/>
            <text:p text:style-name="P244">Streamにデータが存在すればtを返します。デー<text:span text:style-name="T151">タ</text:span>なければnilを返します。</text:p>
          </table:table-cell>
        </table:table-row>
        <table:table-row>
          <table:table-cell office:value-type="string">
            <text:p text:style-name="P244">例外</text:p>
          </table:table-cell>
          <table:table-cell office:value-type="string">
            <text:p text:style-name="P244"/>
            <text:p text:style-name="P244"/>
          </table:table-cell>
        </table:table-row>
        <table:table-row>
          <table:table-cell office:value-type="string">
            <text:p text:style-name="P244">使用例</text:p>
          </table:table-cell>
          <table:table-cell office:value-type="string">
            <text:p text:style-name="P244"/>
            <text:p text:style-name="P244"/>
          </table:table-cell>
        </table:table-row>
      </table:table>
      <text:h text:style-name="P778" text:outline-level="3"/>
      <text:h text:style-name="P849" text:outline-level="3"/>
      <text:h text:style-name="P712" text:outline-level="3"><text:bookmark-start text:name="__RefHeading__14602_15599799532941"/>Stream::ready<text:span text:style-name="T165">-write</text:span>?<text:span text:style-name="T5">　</text:span><text:bookmark-end text:name="__RefHeading__14602_15599799532941"/></text:h>
      <text:p text:style-name="P343"/>
      <table:table table:name="表272" table:style-name="表272">
        <table:table-column table:style-name="表272.A"/>
        <table:table-column table:style-name="表272.B"/>
        <table:table-row>
          <table:table-cell office:value-type="string">
            <text:p text:style-name="P244">説明</text:p>
          </table:table-cell>
          <table:table-cell office:value-type="string">
            <text:p text:style-name="P244"/>
            <text:p text:style-name="P244">Stream<text:span text:style-name="T151">に</text:span>出力可能か調べます。</text:p>
          </table:table-cell>
        </table:table-row>
        <table:table-row>
          <table:table-cell office:value-type="string">
            <text:p text:style-name="P244">書式</text:p>
          </table:table-cell>
          <table:table-cell office:value-type="string">
            <text:p text:style-name="P244"/>
            <text:p text:style-name="P244">Stream ready?</text:p>
          </table:table-cell>
        </table:table-row>
        <table:table-row>
          <table:table-cell office:value-type="string">
            <text:p text:style-name="P244">詳細</text:p>
          </table:table-cell>
          <table:table-cell office:value-type="string">
            <text:p text:style-name="P244"/>
            <text:p text:style-name="P244">Streamのキューにデータ<text:span text:style-name="T151">が追加可能であれば</text:span>tを返します。</text:p>
          </table:table-cell>
        </table:table-row>
        <table:table-row>
          <table:table-cell office:value-type="string">
            <text:p text:style-name="P244">戻り値</text:p>
          </table:table-cell>
          <table:table-cell office:value-type="string">
            <text:p text:style-name="P244"/>
            <text:p text:style-name="P244">Stream<text:span text:style-name="T151">のキューに空きがあればt</text:span>を返します。<text:span text:style-name="T151">キューがいっぱいの場合はnilを返します</text:span>。</text:p>
          </table:table-cell>
        </table:table-row>
        <table:table-row>
          <table:table-cell office:value-type="string">
            <text:p text:style-name="P244">例外</text:p>
          </table:table-cell>
          <table:table-cell office:value-type="string">
            <text:p text:style-name="P244"/>
            <text:p text:style-name="P244"/>
          </table:table-cell>
        </table:table-row>
        <table:table-row>
          <table:table-cell office:value-type="string">
            <text:p text:style-name="P244">使用例</text:p>
          </table:table-cell>
          <table:table-cell office:value-type="string">
            <text:p text:style-name="P244"/>
            <text:p text:style-name="P244"/>
          </table:table-cell>
        </table:table-row>
      </table:table>
      <text:h text:style-name="P778" text:outline-level="3"/>
      <text:h text:style-name="P712" text:outline-level="3"><text:bookmark-start text:name="__RefHeading___Toc19507_2135658563"/>Stream::<text:span text:style-name="T249">set-comode</text:span><text:span text:style-name="T5">　</text:span><text:bookmark-end text:name="__RefHeading___Toc19507_2135658563"/></text:h>
      <text:p text:style-name="P315"/>
      <table:table table:name="表123" table:style-name="表123">
        <table:table-column table:style-name="表123.A"/>
        <table:table-column table:style-name="表123.B"/>
        <table:table-row>
          <table:table-cell office:value-type="string">
            <text:p text:style-name="P206">説明</text:p>
          </table:table-cell>
          <table:table-cell office:value-type="string">
            <text:p text:style-name="P206"/>
            <text:p text:style-name="P206">Streamをコルーチンモードに設定します。</text:p>
          </table:table-cell>
        </table:table-row>
        <table:table-row>
          <table:table-cell office:value-type="string">
            <text:p text:style-name="P206">書式</text:p>
          </table:table-cell>
          <table:table-cell office:value-type="string">
            <text:p text:style-name="P206"/>
            <text:p text:style-name="P206">Stream set-comode</text:p>
          </table:table-cell>
        </table:table-row>
        <table:table-row>
          <table:table-cell office:value-type="string">
            <text:p text:style-name="P206">詳細</text:p>
          </table:table-cell>
          <table:table-cell office:value-type="string">
            <text:p text:style-name="P206"/>
            <text:p text:style-name="P206">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206">戻り値</text:p>
          </table:table-cell>
          <table:table-cell office:value-type="string">
            <text:p text:style-name="P206"/>
            <text:p text:style-name="P206">tを返します。</text:p>
          </table:table-cell>
        </table:table-row>
        <table:table-row>
          <table:table-cell office:value-type="string">
            <text:p text:style-name="P206">例外</text:p>
          </table:table-cell>
          <table:table-cell office:value-type="string">
            <text:p text:style-name="P206"/>
            <text:p text:style-name="P206"/>
          </table:table-cell>
        </table:table-row>
        <table:table-row>
          <table:table-cell office:value-type="string">
            <text:p text:style-name="P206">使用例</text:p>
          </table:table-cell>
          <table:table-cell office:value-type="string">
            <text:p text:style-name="P206"/>
            <text:p text:style-name="P206"/>
          </table:table-cell>
        </table:table-row>
      </table:table>
      <text:h text:style-name="P712" text:outline-level="3"><text:bookmark-start text:name="__RefHeading___Toc19509_2135658563"/>Stream::<text:span text:style-name="T249">set-limit</text:span><text:span text:style-name="T5">　</text:span><text:bookmark-end text:name="__RefHeading___Toc19509_2135658563"/></text:h>
      <text:p text:style-name="P315"/>
      <table:table table:name="表124" table:style-name="表124">
        <table:table-column table:style-name="表124.A"/>
        <table:table-column table:style-name="表124.B"/>
        <table:table-row>
          <table:table-cell office:value-type="string">
            <text:p text:style-name="P206">説明</text:p>
          </table:table-cell>
          <table:table-cell office:value-type="string">
            <text:p text:style-name="P206"/>
            <text:p text:style-name="P206">Streamのデータ最大保持数を指定します。</text:p>
          </table:table-cell>
        </table:table-row>
        <table:table-row>
          <table:table-cell office:value-type="string">
            <text:p text:style-name="P206">書式</text:p>
          </table:table-cell>
          <table:table-cell office:value-type="string">
            <text:p text:style-name="P206"/>
            <text:p text:style-name="P206">Stream set-limit <text:span text:style-name="T57">val</text:span></text:p>
          </table:table-cell>
        </table:table-row>
        <table:table-row>
          <table:table-cell office:value-type="string">
            <text:p text:style-name="P206">詳細</text:p>
          </table:table-cell>
          <table:table-cell office:value-type="string">
            <text:p text:style-name="P206"/>
            <text:p text:style-name="P206">Streamのデータ最大保持数を設定します。デフォルトは512です。</text:p>
          </table:table-cell>
        </table:table-row>
        <table:table-row>
          <table:table-cell office:value-type="string">
            <text:p text:style-name="P206">戻り値</text:p>
          </table:table-cell>
          <table:table-cell office:value-type="string">
            <text:p text:style-name="P206"/>
            <text:p text:style-name="P206"><text:span text:style-name="T54">val</text:span>を返します。</text:p>
          </table:table-cell>
        </table:table-row>
        <table:table-row>
          <table:table-cell office:value-type="string">
            <text:p text:style-name="P206">例外</text:p>
          </table:table-cell>
          <table:table-cell office:value-type="string">
            <text:p text:style-name="P206"/>
            <text:p text:style-name="P206"/>
          </table:table-cell>
        </table:table-row>
        <table:table-row>
          <table:table-cell office:value-type="string">
            <text:p text:style-name="P206">使用例</text:p>
          </table:table-cell>
          <table:table-cell office:value-type="string">
            <text:p text:style-name="P206"/>
            <text:p text:style-name="P206"/>
          </table:table-cell>
        </table:table-row>
      </table:table>
      <text:h text:style-name="P712" text:outline-level="3"><text:bookmark-start text:name="__RefHeading___Toc19511_2135658563"/>Stream::<text:span text:style-name="T249">set-newline</text:span><text:span text:style-name="T5">　</text:span><text:bookmark-end text:name="__RefHeading___Toc19511_2135658563"/></text:h>
      <text:p text:style-name="P341"/>
      <table:table table:name="表127" table:style-name="表127">
        <table:table-column table:style-name="表127.A"/>
        <table:table-column table:style-name="表127.B"/>
        <table:table-row>
          <table:table-cell office:value-type="string">
            <text:p text:style-name="P243">説明</text:p>
          </table:table-cell>
          <table:table-cell office:value-type="string">
            <text:p text:style-name="P243"/>
            <text:p text:style-name="P243">Streamのnewlineモードを設定します。</text:p>
          </table:table-cell>
        </table:table-row>
        <table:table-row>
          <table:table-cell office:value-type="string">
            <text:p text:style-name="P243">書式</text:p>
          </table:table-cell>
          <table:table-cell office:value-type="string">
            <text:p text:style-name="P243"/>
            <text:p text:style-name="P524"><text:span text:style-name="T5">Stream set-newline</text:span><text:span text:style-name="T9"> t | nil</text:span></text:p>
          </table:table-cell>
        </table:table-row>
        <table:table-row>
          <table:table-cell office:value-type="string">
            <text:p text:style-name="P243">詳細</text:p>
          </table:table-cell>
          <table:table-cell office:value-type="string">
            <text:p text:style-name="P243"/>
            <text:p text:style-name="P243">Streamの<text:span text:style-name="T250">newlineモードを設定します</text:span>。Fileクラスとの互換性のために存在します。</text:p>
          </table:table-cell>
        </table:table-row>
        <table:table-row>
          <table:table-cell office:value-type="string">
            <text:p text:style-name="P243">戻り値</text:p>
          </table:table-cell>
          <table:table-cell office:value-type="string">
            <text:p text:style-name="P342"/>
            <text:p text:style-name="P342">tまたはnilを返します。</text:p>
          </table:table-cell>
        </table:table-row>
        <table:table-row>
          <table:table-cell office:value-type="string">
            <text:p text:style-name="P243">例外</text:p>
          </table:table-cell>
          <table:table-cell office:value-type="string">
            <text:p text:style-name="P243"/>
            <text:p text:style-name="P243"/>
          </table:table-cell>
        </table:table-row>
        <table:table-row>
          <table:table-cell office:value-type="string">
            <text:p text:style-name="P243">使用例</text:p>
          </table:table-cell>
          <table:table-cell office:value-type="string">
            <text:p text:style-name="P243"/>
            <text:p text:style-name="P243"/>
          </table:table-cell>
        </table:table-row>
      </table:table>
      <text:h text:style-name="P745" text:outline-level="3"/>
      <text:h text:style-name="P712" text:outline-level="3"><text:bookmark-start text:name="__RefHeading___Toc19513_2135658563"/>Stream::<text:span text:style-name="T249">set-nolimit</text:span><text:span text:style-name="T5">　</text:span><text:bookmark-end text:name="__RefHeading___Toc19513_2135658563"/></text:h>
      <text:p text:style-name="P341"/>
      <table:table table:name="表125" table:style-name="表125">
        <table:table-column table:style-name="表125.A"/>
        <table:table-column table:style-name="表125.B"/>
        <table:table-row>
          <table:table-cell office:value-type="string">
            <text:p text:style-name="P243">説明</text:p>
          </table:table-cell>
          <table:table-cell office:value-type="string">
            <text:p text:style-name="P243"/>
            <text:p text:style-name="P243">Streamのデータ最大保持数を最大にします。</text:p>
          </table:table-cell>
        </table:table-row>
        <table:table-row>
          <table:table-cell office:value-type="string">
            <text:p text:style-name="P243">書式</text:p>
          </table:table-cell>
          <table:table-cell office:value-type="string">
            <text:p text:style-name="P243"/>
            <text:p text:style-name="P243">Stream set-noliomit</text:p>
          </table:table-cell>
        </table:table-row>
        <table:table-row>
          <table:table-cell office:value-type="string">
            <text:p text:style-name="P243">詳細</text:p>
          </table:table-cell>
          <table:table-cell office:value-type="string">
            <text:p text:style-name="P243"/>
            <text:p text:style-name="P243">Streamのデータ最大保持数を最大（2^32-１）に設定します。</text:p>
          </table:table-cell>
        </table:table-row>
        <table:table-row>
          <table:table-cell office:value-type="string">
            <text:p text:style-name="P243">戻り値</text:p>
          </table:table-cell>
          <table:table-cell office:value-type="string">
            <text:p text:style-name="P440"/>
            <text:p text:style-name="P440">2^32-1を返します。</text:p>
          </table:table-cell>
        </table:table-row>
        <table:table-row>
          <table:table-cell office:value-type="string">
            <text:p text:style-name="P243">例外</text:p>
          </table:table-cell>
          <table:table-cell office:value-type="string">
            <text:p text:style-name="P243"/>
            <text:p text:style-name="P243"/>
          </table:table-cell>
        </table:table-row>
        <table:table-row>
          <table:table-cell office:value-type="string">
            <text:p text:style-name="P243">使用例</text:p>
          </table:table-cell>
          <table:table-cell office:value-type="string">
            <text:p text:style-name="P243"/>
            <text:p text:style-name="P243"/>
          </table:table-cell>
        </table:table-row>
      </table:table>
      <text:h text:style-name="P824" text:outline-level="3"/>
      <text:p text:style-name="P439"/>
      <text:h text:style-name="P712" text:outline-level="3"><text:bookmark-start text:name="__RefHeading___Toc19513_21356585631"/>Stream::<text:span text:style-name="T249">set-</text:span><text:span text:style-name="T176">tag</text:span><text:span text:style-name="T5">　</text:span><text:bookmark-end text:name="__RefHeading___Toc19513_21356585631"/></text:h>
      <text:p text:style-name="P273"/>
      <table:table table:name="表273" table:style-name="表273">
        <table:table-column table:style-name="表273.A"/>
        <table:table-column table:style-name="表273.B"/>
        <table:table-row>
          <table:table-cell office:value-type="string">
            <text:p text:style-name="P137">説明</text:p>
          </table:table-cell>
          <table:table-cell office:value-type="string">
            <text:p text:style-name="P137"/>
            <text:p text:style-name="P137">Stream<text:span text:style-name="T151">にtagを設定します</text:span>。</text:p>
          </table:table-cell>
        </table:table-row>
        <table:table-row>
          <table:table-cell office:value-type="string">
            <text:p text:style-name="P137">書式</text:p>
          </table:table-cell>
          <table:table-cell office:value-type="string">
            <text:p text:style-name="P137"/>
            <text:p text:style-name="P137">Stream set-<text:span text:style-name="T151">tag </text:span><text:span text:style-name="T185">val</text:span></text:p>
          </table:table-cell>
        </table:table-row>
        <table:table-row>
          <table:table-cell office:value-type="string">
            <text:p text:style-name="P137">詳細</text:p>
          </table:table-cell>
          <table:table-cell office:value-type="string">
            <text:p text:style-name="P137"/>
            <text:p text:style-name="P137">Stream<text:span text:style-name="T151">にオブジェクト識別用のtagとして</text:span><text:span text:style-name="T185">val</text:span><text:span text:style-name="T151"> を</text:span>設定します。</text:p>
          </table:table-cell>
        </table:table-row>
        <table:table-row>
          <table:table-cell office:value-type="string">
            <text:p text:style-name="P137">戻り値</text:p>
          </table:table-cell>
          <table:table-cell office:value-type="string">
            <text:p text:style-name="P431"/>
            <text:p text:style-name="P431"><text:span text:style-name="T165">設定された</text:span><text:span text:style-name="T193">val</text:span><text:span text:style-name="T165">を返します。</text:span></text:p>
          </table:table-cell>
        </table:table-row>
        <table:table-row>
          <table:table-cell office:value-type="string">
            <text:p text:style-name="P137">例外</text:p>
          </table:table-cell>
          <table:table-cell office:value-type="string">
            <text:p text:style-name="P137"/>
            <text:p text:style-name="P137"/>
          </table:table-cell>
        </table:table-row>
        <table:table-row>
          <table:table-cell office:value-type="string">
            <text:p text:style-name="P137">使用例</text:p>
          </table:table-cell>
          <table:table-cell office:value-type="string">
            <text:p text:style-name="P137"/>
            <text:p text:style-name="P137"/>
          </table:table-cell>
        </table:table-row>
      </table:table>
      <text:h text:style-name="P825" text:outline-level="3"/>
      <text:h text:style-name="P712" text:outline-level="3"><text:bookmark-start text:name="__RefHeading__14606_1559979953296"/>Stream::stat<text:span text:style-name="T5">　</text:span><text:bookmark-end text:name="__RefHeading__14606_1559979953296"/></text:h>
      <text:p text:style-name="P316"/>
      <table:table table:name="表113" table:style-name="表113">
        <table:table-column table:style-name="表113.A"/>
        <table:table-column table:style-name="表113.B"/>
        <table:table-row>
          <table:table-cell office:value-type="string">
            <text:p text:style-name="P205">説明</text:p>
          </table:table-cell>
          <table:table-cell office:value-type="string">
            <text:p text:style-name="P205"/>
            <text:p text:style-name="P205">Streamの状態を返します。</text:p>
          </table:table-cell>
        </table:table-row>
        <table:table-row>
          <table:table-cell office:value-type="string">
            <text:p text:style-name="P205">書式</text:p>
          </table:table-cell>
          <table:table-cell office:value-type="string">
            <text:p text:style-name="P205"/>
            <text:p text:style-name="P205">Stream stat</text:p>
          </table:table-cell>
        </table:table-row>
        <table:table-row>
          <table:table-cell office:value-type="string">
            <text:p text:style-name="P205">詳細</text:p>
          </table:table-cell>
          <table:table-cell office:value-type="string">
            <text:p text:style-name="P440"/>
            <text:p text:style-name="P440">ファイルの詳細をリストで返します。リストの詳細は以下のとおりです。</text:p>
            <text:p text:style-name="P417">((fd . <text:span text:style-name="T54">FD</text:span> ) (mode . <text:span text:style-name="T54">MODE</text:span> ) (path . <text:span text:style-name="T54">PATH</text:span> ) (eof . <text:span text:style-name="T54">EOF</text:span> ) </text:p>
            <text:p text:style-name="P418"><text:s/><text:span text:style-name="T248">(limit . </text:span><text:span text:style-name="T81">LIMIT</text:span><text:span text:style-name="T248"> ) (count . </text:span><text:span text:style-name="T81">COUNT</text:span><text:span text:style-name="T248"> ) (newline . </text:span><text:span text:style-name="T81">NEWLINE</text:span><text:span text:style-name="T248"> )</text:span><text:span text:style-name="T171"> </text:span></text:p>
            <text:p text:style-name="P412"><text:span text:style-name="T171"><text:s/>(</text:span><text:span text:style-name="T169">comode</text:span><text:span text:style-name="T171"> . </text:span><text:span text:style-name="T195">COMODE</text:span><text:span text:style-name="T171"> ) (tag . </text:span><text:span text:style-name="T194">TAG</text:span><text:span text:style-name="T171"> )</text:span>)</text:p>
            <text:p text:style-name="P440"><text:span text:style-name="T54">FD</text:span> ... ファイルディスクリプタ（nil）</text:p>
            <text:p text:style-name="P440"><text:span text:style-name="T54">MODE</text:span> ... ファイルのオープンモード（io）</text:p>
            <text:p text:style-name="P440"><text:span text:style-name="T54">PATH</text:span> ... ファイルパス（initのパラメータで指定した値）</text:p>
            <text:p text:style-name="P440"><text:span text:style-name="T54">EOF</text:span> ... EOF の場合にt</text:p>
            <text:p text:style-name="P440"><text:span text:style-name="T54">LIMIT</text:span> … 最大データ保持数</text:p>
            <text:p text:style-name="P440"><text:span text:style-name="T54">COUNT</text:span> … データ保持数</text:p>
            <text:p text:style-name="P501"><text:span text:style-name="T54">COMODE</text:span> <text:span text:style-name="T165">… コルーチンモードの場合t</text:span></text:p>
            <text:p text:style-name="P501"><text:span text:style-name="T193">TAG</text:span><text:span text:style-name="T165"> … アプリケーションにより設定されたタグ</text:span></text:p>
          </table:table-cell>
        </table:table-row>
        <table:table-row>
          <table:table-cell office:value-type="string">
            <text:p text:style-name="P205">戻り値</text:p>
          </table:table-cell>
          <table:table-cell office:value-type="string">
            <text:p text:style-name="P205"/>
            <text:p text:style-name="P205">Streamの状態リストを返します。詳細を参照ください。</text:p>
          </table:table-cell>
        </table:table-row>
        <table:table-row>
          <table:table-cell office:value-type="string">
            <text:p text:style-name="P205">例外</text:p>
          </table:table-cell>
          <table:table-cell office:value-type="string">
            <text:p text:style-name="P205"/>
            <text:p text:style-name="P205"/>
          </table:table-cell>
        </table:table-row>
        <table:table-row>
          <table:table-cell office:value-type="string">
            <text:p text:style-name="P205">使用例</text:p>
          </table:table-cell>
          <table:table-cell office:value-type="string">
            <text:p text:style-name="P205"/>
            <text:p text:style-name="P205"/>
          </table:table-cell>
        </table:table-row>
      </table:table>
      <text:h text:style-name="P746" text:outline-level="3"/>
      <text:h text:style-name="P712" text:outline-level="3"><text:bookmark-start text:name="__RefHeading___Toc21610_780634474"/>String　<text:bookmark-end text:name="__RefHeading___Toc21610_780634474"/></text:h>
      <text:p text:style-name="P344"/>
      <text:p text:style-name="P502">　Stringクラスは、文字列データ型のWrapperクラスです。文字列リテラルに対してメソッドを指定することにより呼びだします。</text:p>
      <text:p text:style-name="P503">　Stringクラスは内部文字コードとしてUnicodeを採用しています。</text:p>
      <text:p text:style-name="P503"/>
      <text:h text:style-name="P747" text:outline-level="3"/>
      <text:h text:style-name="P712" text:outline-level="3"><text:bookmark-start text:name="__RefHeading__14754_1559979953"/>String:: .<text:span text:style-name="T5">　</text:span><text:bookmark-end text:name="__RefHeading__14754_1559979953"/></text:h>
      <text:p text:style-name="P54"/>
      <table:table table:name="表177" table:style-name="表177">
        <table:table-column table:style-name="表177.A"/>
        <table:table-column table:style-name="表177.B"/>
        <table:table-row>
          <table:table-cell office:value-type="string">
            <text:p text:style-name="P105">説明</text:p>
          </table:table-cell>
          <table:table-cell office:value-type="string">
            <text:p text:style-name="P105"/>
            <text:p text:style-name="P105">文字列を結合します。</text:p>
          </table:table-cell>
        </table:table-row>
        <table:table-row>
          <table:table-cell office:value-type="string">
            <text:p text:style-name="P105">書式</text:p>
          </table:table-cell>
          <table:table-cell office:value-type="string">
            <text:p text:style-name="P105"/>
            <text:p text:style-name="P105">String . <text:span text:style-name="T54">val</text:span> <text:s/>[ <text:span text:style-name="T54">val</text:span> <text:s/>... ]</text:p>
          </table:table-cell>
        </table:table-row>
        <table:table-row>
          <table:table-cell office:value-type="string">
            <text:p text:style-name="P105">詳細</text:p>
          </table:table-cell>
          <table:table-cell office:value-type="string">
            <text:p text:style-name="P105"/>
            <text:p text:style-name="P105">文字列に<text:span text:style-name="T54">val</text:span>を追加します。元の変数は変更されません。v<text:span text:style-name="T54">al</text:span><text:span text:style-name="T106">は、</text:span>任意の型のデータが指定可能で、文字列型に変換され追加されます。</text:p>
          </table:table-cell>
        </table:table-row>
        <table:table-row>
          <table:table-cell office:value-type="string">
            <text:p text:style-name="P105">戻り値</text:p>
          </table:table-cell>
          <table:table-cell office:value-type="string">
            <text:p text:style-name="P105"/>
            <text:p text:style-name="P105">文字列が結合された結果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8" text:outline-level="3"/>
      <text:h text:style-name="P712" text:outline-level="3"><text:bookmark-start text:name="__RefHeading__14756_1559979953"/>String::=~<text:span text:style-name="T5">　</text:span><text:bookmark-end text:name="__RefHeading__14756_1559979953"/></text:h>
      <text:p text:style-name="P54"/>
      <table:table table:name="表181" table:style-name="表181">
        <table:table-column table:style-name="表181.A"/>
        <table:table-column table:style-name="表181.B"/>
        <table:table-row>
          <table:table-cell office:value-type="string">
            <text:p text:style-name="P440"><text:bookmark-start text:name="__RefHeading___Toc29447_1664150392"/>説明<text:bookmark-end text:name="__RefHeading___Toc29447_1664150392"/></text:p>
          </table:table-cell>
          <table:table-cell office:value-type="string">
            <text:p text:style-name="P105"/>
            <text:p text:style-name="P105">正規表現パターンマッチを行います。</text:p>
          </table:table-cell>
        </table:table-row>
        <table:table-row>
          <table:table-cell office:value-type="string">
            <text:p text:style-name="P440"><text:bookmark-start text:name="__RefHeading___Toc29449_1664150392"/>書式<text:bookmark-end text:name="__RefHeading___Toc29449_1664150392"/></text:p>
          </table:table-cell>
          <table:table-cell office:value-type="string">
            <text:p text:style-name="P105"/>
            <text:p text:style-name="P246">String =~ '<text:span text:style-name="T54">regex </text:span>' [ :all ] [ :nocase ] [ :<text:span text:style-name="T245">grep</text:span> <text:span text:style-name="T329">| :text</text:span><text:span text:style-name="T153"> </text:span>] </text:p>
          </table:table-cell>
        </table:table-row>
        <table:table-row>
          <table:table-cell office:value-type="string">
            <text:p text:style-name="P440"><text:bookmark-start text:name="__RefHeading___Toc29451_1664150392"/>詳細<text:bookmark-end text:name="__RefHeading___Toc29451_1664150392"/></text:p>
          </table:table-cell>
          <table:table-cell office:value-type="string">
            <text:p text:style-name="P105"/>
            <text:p text:style-name="P525"><text:span text:style-name="T5">正規表現</text:span><text:span text:style-name="T100">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505">パターンにマッチした場合、以下の形式にて情報を返します。</text:p>
            <text:p text:style-name="P174">((<text:span text:style-name="T54">START</text:span> <text:span text:style-name="T54">END</text:span> <text:span text:style-name="T54">STRING</text:span> ) ...)</text:p>
            <text:p text:style-name="P246"><text:span text:style-name="T54">START </text:span>: 文字列がマッチした最初の文字の位置を示します。</text:p>
            <text:p text:style-name="P246"><text:span text:style-name="T54">END </text:span>: 文字列がマッチした最後の文字の次の文字を示します。</text:p>
            <text:p text:style-name="P246"><text:span text:style-name="T54">STRING </text:span>: マッチした文字列を示します。</text:p>
            <text:p text:style-name="P105">オプション :all を指定することにより、<text:span text:style-name="T151">全てのマッチした</text:span>(<text:span text:style-name="T54">START</text:span> <text:span text:style-name="T54">END</text:span> <text:span text:style-name="T54">STRING</text:span> ) の組が複数返<text:span text:style-name="T151">ります</text:span>。</text:p>
            <text:p text:style-name="P267"><text:span text:style-name="T151">適用する正規表現のルールについて、:</text:span><text:span text:style-name="T153">grepおよび:textがどちらも省略された場合はRubyの正規表現となります。:grepが指定された場合、所謂grepコマンドの正規表現となります。:textが指定された場合はAS ISでのマッチとなり、指定した正規表現テキストがそのままマッチします。</text:span></text:p>
          </table:table-cell>
        </table:table-row>
        <table:table-row>
          <table:table-cell office:value-type="string">
            <text:p text:style-name="P440"><text:bookmark-start text:name="__RefHeading___Toc29453_1664150392"/>戻り値<text:bookmark-end text:name="__RefHeading___Toc29453_1664150392"/></text:p>
          </table:table-cell>
          <table:table-cell office:value-type="string">
            <text:p text:style-name="P105"/>
            <text:p text:style-name="P105">パターンマッチの情報がリストで返ります。</text:p>
          </table:table-cell>
        </table:table-row>
        <table:table-row>
          <table:table-cell office:value-type="string">
            <text:p text:style-name="P440"><text:bookmark-start text:name="__RefHeading___Toc29455_1664150392"/>例外<text:bookmark-end text:name="__RefHeading___Toc29455_1664150392"/></text:p>
          </table:table-cell>
          <table:table-cell office:value-type="string">
            <text:p text:style-name="P105"/>
            <text:p text:style-name="P105">ErrSyntax: 書式に誤りがあります。</text:p>
          </table:table-cell>
        </table:table-row>
        <table:table-row>
          <table:table-cell office:value-type="string">
            <text:p text:style-name="P440"><text:bookmark-start text:name="__RefHeading___Toc29457_1664150392"/>使用例<text:bookmark-end text:name="__RefHeading___Toc29457_1664150392"/></text:p>
          </table:table-cell>
          <table:table-cell office:value-type="string">
            <text:p text:style-name="P105"/>
            <text:p text:style-name="P105"/>
          </table:table-cell>
        </table:table-row>
      </table:table>
      <text:h text:style-name="P712" text:outline-level="3"><text:bookmark-start text:name="__RefHeading___Toc28798_3106198139"/>String::<text:span text:style-name="T244">a</text:span><text:span text:style-name="T328">lphabetic?</text:span><text:span text:style-name="T181">　</text:span><text:bookmark-end text:name="__RefHeading___Toc28798_3106198139"/></text:h>
      <text:p text:style-name="P345"/>
      <table:table table:name="表259" table:style-name="表259">
        <table:table-column table:style-name="表259.A"/>
        <table:table-column table:style-name="表259.B"/>
        <table:table-row>
          <table:table-cell office:value-type="string">
            <text:p text:style-name="P247">説明</text:p>
          </table:table-cell>
          <table:table-cell office:value-type="string">
            <text:p text:style-name="P247"/>
            <text:p text:style-name="P247"><text:span text:style-name="T151">文字列の構成要素がアルファベットか調べる</text:span>。</text:p>
          </table:table-cell>
        </table:table-row>
        <table:table-row>
          <table:table-cell office:value-type="string">
            <text:p text:style-name="P247">書式</text:p>
          </table:table-cell>
          <table:table-cell office:value-type="string">
            <text:p text:style-name="P247"/>
            <text:p text:style-name="P247">String <text:span text:style-name="T328">alphabetic?</text:span></text:p>
          </table:table-cell>
        </table:table-row>
        <table:table-row>
          <table:table-cell office:value-type="string">
            <text:p text:style-name="P247">詳細</text:p>
          </table:table-cell>
          <table:table-cell office:value-type="string">
            <text:p text:style-name="P247"/>
            <text:p text:style-name="P248">文字列<text:span text:style-name="T151">を構成する全ての文字がアルファベット（'A-Z'、'a-z' および '_'）であるか調べる。</text:span></text:p>
          </table:table-cell>
        </table:table-row>
        <table:table-row>
          <table:table-cell office:value-type="string">
            <text:p text:style-name="P247">戻り値</text:p>
          </table:table-cell>
          <table:table-cell office:value-type="string">
            <text:p text:style-name="P247"/>
            <text:p text:style-name="P247"><text:span text:style-name="T151">文字列が全てアルファベット文字で構成される場合tを返します</text:span>。</text:p>
          </table:table-cell>
        </table:table-row>
        <table:table-row>
          <table:table-cell office:value-type="string">
            <text:p text:style-name="P247">例外</text:p>
          </table:table-cell>
          <table:table-cell office:value-type="string">
            <text:p text:style-name="P247"/>
            <text:p text:style-name="P247">ErrSyntax: 書式に誤りがあります。</text:p>
          </table:table-cell>
        </table:table-row>
        <table:table-row>
          <table:table-cell office:value-type="string">
            <text:p text:style-name="P247">使用例</text:p>
          </table:table-cell>
          <table:table-cell office:value-type="string">
            <text:p text:style-name="P247"/>
            <text:p text:style-name="P247"/>
          </table:table-cell>
        </table:table-row>
      </table:table>
      <text:h text:style-name="P712" text:outline-level="3"><text:bookmark-start text:name="__RefHeading___Toc28800_3106198139"/>String::<text:span text:style-name="T244">a</text:span><text:span text:style-name="T328">lpha</text:span><text:span text:style-name="T181">numeric</text:span><text:span text:style-name="T328">?</text:span><text:span text:style-name="T181">　</text:span><text:bookmark-end text:name="__RefHeading___Toc28800_3106198139"/></text:h>
      <text:p text:style-name="P346"/>
      <table:table table:name="表261" table:style-name="表261">
        <table:table-column table:style-name="表261.A"/>
        <table:table-column table:style-name="表261.B"/>
        <table:table-row>
          <table:table-cell office:value-type="string">
            <text:p text:style-name="P248">説明</text:p>
          </table:table-cell>
          <table:table-cell office:value-type="string">
            <text:p text:style-name="P248"/>
            <text:p text:style-name="P248"><text:span text:style-name="T151">文字列の構成要素がアルファベット</text:span><text:span text:style-name="T153">または</text:span><text:span text:style-name="T151">数字か調べる</text:span>。</text:p>
          </table:table-cell>
        </table:table-row>
        <table:table-row>
          <table:table-cell office:value-type="string">
            <text:p text:style-name="P248">書式</text:p>
          </table:table-cell>
          <table:table-cell office:value-type="string">
            <text:p text:style-name="P248"/>
            <text:p text:style-name="P248">String <text:span text:style-name="T328">alpha</text:span><text:span text:style-name="T329">numeric</text:span><text:span text:style-name="T328">?</text:span></text:p>
          </table:table-cell>
        </table:table-row>
        <table:table-row>
          <table:table-cell office:value-type="string">
            <text:p text:style-name="P248">詳細</text:p>
          </table:table-cell>
          <table:table-cell office:value-type="string">
            <text:p text:style-name="P248"/>
            <text:p text:style-name="P248">文字列<text:span text:style-name="T151">を構成する全ての文字がアルファベットまたは数字（'A-Z'、'a-z'、 '_' および、'0-9'）であるか調べる。</text:span></text:p>
          </table:table-cell>
        </table:table-row>
        <table:table-row>
          <table:table-cell office:value-type="string">
            <text:p text:style-name="P248">戻り値</text:p>
          </table:table-cell>
          <table:table-cell office:value-type="string">
            <text:p text:style-name="P248"/>
            <text:p text:style-name="P248"><text:span text:style-name="T151">文字列が全てアルファベット文字または数字で構成される場合tを返します</text:span>。</text:p>
          </table:table-cell>
        </table:table-row>
        <table:table-row>
          <table:table-cell office:value-type="string">
            <text:p text:style-name="P248">例外</text:p>
          </table:table-cell>
          <table:table-cell office:value-type="string">
            <text:p text:style-name="P248"/>
            <text:p text:style-name="P248">ErrSyntax: 書式に誤りがあります。</text:p>
          </table:table-cell>
        </table:table-row>
        <table:table-row>
          <table:table-cell office:value-type="string">
            <text:p text:style-name="P248">使用例</text:p>
          </table:table-cell>
          <table:table-cell office:value-type="string">
            <text:p text:style-name="P248"/>
            <text:p text:style-name="P248"/>
          </table:table-cell>
        </table:table-row>
      </table:table>
      <text:h text:style-name="P748" text:outline-level="3"/>
      <text:h text:style-name="P712" text:outline-level="3"><text:bookmark-start text:name="__RefHeading__17993_1692601806"/>String::<text:span text:style-name="T244">append!</text:span><text:span text:style-name="T5">　</text:span><text:bookmark-end text:name="__RefHeading__17993_1692601806"/></text:h>
      <text:p text:style-name="P324"/>
      <table:table table:name="表90" table:style-name="表90">
        <table:table-column table:style-name="表90.A"/>
        <table:table-column table:style-name="表90.B"/>
        <table:table-row>
          <table:table-cell office:value-type="string">
            <text:p text:style-name="P220">説明</text:p>
          </table:table-cell>
          <table:table-cell office:value-type="string">
            <text:p text:style-name="P220"/>
            <text:p text:style-name="P220">文字列を追加結合します。</text:p>
          </table:table-cell>
        </table:table-row>
        <table:table-row>
          <table:table-cell office:value-type="string">
            <text:p text:style-name="P220">書式</text:p>
          </table:table-cell>
          <table:table-cell office:value-type="string">
            <text:p text:style-name="P220"/>
            <text:p text:style-name="P220">String <text:span text:style-name="T244">append!</text:span> <text:span text:style-name="T54">val</text:span> <text:s/>[ <text:span text:style-name="T54">val</text:span> <text:s/>... ]</text:p>
          </table:table-cell>
        </table:table-row>
        <table:table-row>
          <table:table-cell office:value-type="string">
            <text:p text:style-name="P220">詳細</text:p>
          </table:table-cell>
          <table:table-cell office:value-type="string">
            <text:p text:style-name="P220"/>
            <text:p text:style-name="P220">文字列に<text:span text:style-name="T54">val</text:span>を追加します。元の変数は、追加された状態に変更されます。v<text:span text:style-name="T54">al</text:span><text:span text:style-name="T106">は、</text:span>任意の型のデータが指定可能で、文字列型に変換され追加されます。</text:p>
          </table:table-cell>
        </table:table-row>
        <table:table-row>
          <table:table-cell office:value-type="string">
            <text:p text:style-name="P220">戻り値</text:p>
          </table:table-cell>
          <table:table-cell office:value-type="string">
            <text:p text:style-name="P220"/>
            <text:p text:style-name="P220">文字列が結合された結果を返します。</text:p>
          </table:table-cell>
        </table:table-row>
        <table:table-row>
          <table:table-cell office:value-type="string">
            <text:p text:style-name="P220">例外</text:p>
          </table:table-cell>
          <table:table-cell office:value-type="string">
            <text:p text:style-name="P220"/>
            <text:p text:style-name="P220">ErrSyntax: 書式に誤りがあります。</text:p>
          </table:table-cell>
        </table:table-row>
        <table:table-row>
          <table:table-cell office:value-type="string">
            <text:p text:style-name="P220">使用例</text:p>
          </table:table-cell>
          <table:table-cell office:value-type="string">
            <text:p text:style-name="P220"/>
            <text:p text:style-name="P220"/>
          </table:table-cell>
        </table:table-row>
      </table:table>
      <text:h text:style-name="P712" text:outline-level="3"><text:bookmark-start text:name="__RefHeading___Toc24476_2166227548"/>String::at<text:span text:style-name="T5">　</text:span><text:bookmark-end text:name="__RefHeading___Toc24476_2166227548"/></text:h>
      <text:p text:style-name="P50"/>
      <table:table table:name="表175" table:style-name="表175">
        <table:table-column table:style-name="表175.A"/>
        <table:table-column table:style-name="表175.B"/>
        <table:table-row>
          <table:table-cell office:value-type="string">
            <text:p text:style-name="P249">説明</text:p>
          </table:table-cell>
          <table:table-cell office:value-type="string">
            <text:p text:style-name="P249"/>
            <text:p text:style-name="P249">文字列中のインデックス位置の文字を返します。</text:p>
          </table:table-cell>
        </table:table-row>
        <table:table-row>
          <table:table-cell office:value-type="string">
            <text:p text:style-name="P249">書式</text:p>
          </table:table-cell>
          <table:table-cell office:value-type="string">
            <text:p text:style-name="P249"/>
            <text:p text:style-name="P249">String at <text:span text:style-name="T54">pos</text:span></text:p>
          </table:table-cell>
        </table:table-row>
        <table:table-row>
          <table:table-cell office:value-type="string">
            <text:p text:style-name="P249">詳細</text:p>
          </table:table-cell>
          <table:table-cell office:value-type="string">
            <text:p text:style-name="P249"/>
            <text:p text:style-name="P249">String中の<text:span text:style-name="T54">pos</text:span>で指定された位置の文字を文字列として返します。<text:span text:style-name="T54">pos</text:span> に正の値を指定した場合は、先頭の文字を0としたインデックスとなります。</text:p>
            <text:p text:style-name="P249"><text:span text:style-name="T54">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249">戻り値</text:p>
          </table:table-cell>
          <table:table-cell office:value-type="string">
            <text:p text:style-name="P249"/>
            <text:p text:style-name="P249">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249">例外</text:p>
          </table:table-cell>
          <table:table-cell office:value-type="string">
            <text:p text:style-name="P249"/>
            <text:p text:style-name="P249">ErrSyntax: 書式に誤りがあります。</text:p>
          </table:table-cell>
        </table:table-row>
        <table:table-row>
          <table:table-cell office:value-type="string">
            <text:p text:style-name="P249">使用例</text:p>
          </table:table-cell>
          <table:table-cell office:value-type="string">
            <text:p text:style-name="P249"/>
          </table:table-cell>
        </table:table-row>
      </table:table>
      <text:h text:style-name="P796" text:outline-level="3"/>
      <text:p text:style-name="P50"/>
      <text:h text:style-name="P712" text:outline-level="3"><text:bookmark-start text:name="__RefHeading___Toc24476_21662275481"/>String::<text:span text:style-name="T165">bool</text:span><text:span text:style-name="T5">　</text:span><text:bookmark-end text:name="__RefHeading___Toc24476_21662275481"/></text:h>
      <text:p text:style-name="P51"/>
      <table:table table:name="表278" table:style-name="表278">
        <table:table-column table:style-name="表278.A"/>
        <table:table-column table:style-name="表278.B"/>
        <table:table-row>
          <table:table-cell office:value-type="string">
            <text:p text:style-name="P250">説明</text:p>
          </table:table-cell>
          <table:table-cell office:value-type="string">
            <text:p text:style-name="P250"/>
            <text:p text:style-name="P250">文字列<text:span text:style-name="T151">を真偽値としてパースしBoolを返します</text:span>。</text:p>
          </table:table-cell>
        </table:table-row>
        <table:table-row>
          <table:table-cell office:value-type="string">
            <text:p text:style-name="P250">書式</text:p>
          </table:table-cell>
          <table:table-cell office:value-type="string">
            <text:p text:style-name="P250"/>
            <text:p text:style-name="P250">String<text:span text:style-name="T106"> </text:span><text:span text:style-name="T125">bool</text:span></text:p>
          </table:table-cell>
        </table:table-row>
        <table:table-row>
          <table:table-cell office:value-type="string">
            <text:p text:style-name="P250">詳細</text:p>
          </table:table-cell>
          <table:table-cell office:value-type="string">
            <text:p text:style-name="P250"/>
            <text:p text:style-name="P250">S<text:span text:style-name="T338">tring</text:span><text:span text:style-name="T158">自身をパースし"&lt;nil&gt;" であればnilを返し、それ以外はtを返します。</text:span></text:p>
          </table:table-cell>
        </table:table-row>
        <table:table-row>
          <table:table-cell office:value-type="string">
            <text:p text:style-name="P250">戻り値</text:p>
          </table:table-cell>
          <table:table-cell office:value-type="string">
            <text:p text:style-name="P250"/>
            <text:p text:style-name="P250"><text:span text:style-name="T151">tまたはnil</text:span>が返ります。</text:p>
          </table:table-cell>
        </table:table-row>
        <table:table-row>
          <table:table-cell office:value-type="string">
            <text:p text:style-name="P250">例外</text:p>
          </table:table-cell>
          <table:table-cell office:value-type="string">
            <text:p text:style-name="P250"/>
            <text:p text:style-name="P250">ErrSyntax: 書式に誤りがあります。</text:p>
          </table:table-cell>
        </table:table-row>
        <table:table-row>
          <table:table-cell office:value-type="string">
            <text:p text:style-name="P250">使用例</text:p>
          </table:table-cell>
          <table:table-cell office:value-type="string">
            <text:p text:style-name="P250"/>
          </table:table-cell>
        </table:table-row>
      </table:table>
      <text:h text:style-name="P797" text:outline-level="3"/>
      <text:h text:style-name="P712" text:outline-level="3"><text:bookmark-start text:name="__RefHeading___Toc22367_1636654246"/>String::<text:span text:style-name="T272">clean</text:span><text:span text:style-name="T5">　</text:span><text:bookmark-end text:name="__RefHeading___Toc22367_1636654246"/></text:h>
      <text:p text:style-name="P347"/>
      <table:table table:name="表194" table:style-name="表194">
        <table:table-column table:style-name="表194.A"/>
        <table:table-column table:style-name="表194.B"/>
        <table:table-row>
          <table:table-cell office:value-type="string">
            <text:p text:style-name="P251">説明</text:p>
          </table:table-cell>
          <table:table-cell office:value-type="string">
            <text:p text:style-name="P251"/>
            <text:p text:style-name="P251">文字列の前後にある非印字文字を取り除きます。</text:p>
          </table:table-cell>
        </table:table-row>
        <table:table-row>
          <table:table-cell office:value-type="string">
            <text:p text:style-name="P251">書式</text:p>
          </table:table-cell>
          <table:table-cell office:value-type="string">
            <text:p text:style-name="P251"/>
            <text:p text:style-name="P251">String <text:span text:style-name="T272">clean</text:span></text:p>
          </table:table-cell>
        </table:table-row>
        <table:table-row>
          <table:table-cell office:value-type="string">
            <text:p text:style-name="P251">詳細</text:p>
          </table:table-cell>
          <table:table-cell office:value-type="string">
            <text:p text:style-name="P251"/>
            <text:p text:style-name="P251">文字列中の前後に非印字文字、空白文字があれば取り除いて文字列を整形します。変数の内容が変更されます。</text:p>
          </table:table-cell>
        </table:table-row>
        <table:table-row>
          <table:table-cell office:value-type="string">
            <text:p text:style-name="P251">戻り値</text:p>
          </table:table-cell>
          <table:table-cell office:value-type="string">
            <text:p text:style-name="P251"/>
            <text:p text:style-name="P251">整形された結果が返ります。また変数の内容が変更されます。</text:p>
          </table:table-cell>
        </table:table-row>
        <table:table-row>
          <table:table-cell office:value-type="string">
            <text:p text:style-name="P251">例外</text:p>
          </table:table-cell>
          <table:table-cell office:value-type="string">
            <text:p text:style-name="P251"/>
            <text:p text:style-name="P251">ErrSyntax: 書式に誤りがあります。</text:p>
          </table:table-cell>
        </table:table-row>
        <table:table-row>
          <table:table-cell office:value-type="string">
            <text:p text:style-name="P251">使用例</text:p>
          </table:table-cell>
          <table:table-cell office:value-type="string">
            <text:p text:style-name="P251"/>
            <text:p text:style-name="P251"/>
          </table:table-cell>
        </table:table-row>
      </table:table>
      <text:h text:style-name="P712" text:outline-level="3"><text:bookmark-start text:name="__RefHeading___Toc21235_18344718341"/>String::<text:span text:style-name="T330">display-width</text:span><text:span text:style-name="T5">　</text:span><text:bookmark-end text:name="__RefHeading___Toc21235_18344718341"/></text:h>
      <text:p text:style-name="P288"/>
      <table:table table:name="表262" table:style-name="表262">
        <table:table-column table:style-name="表262.A"/>
        <table:table-column table:style-name="表262.B"/>
        <table:table-row>
          <table:table-cell office:value-type="string">
            <text:p text:style-name="P171">説明</text:p>
          </table:table-cell>
          <table:table-cell office:value-type="string">
            <text:p text:style-name="P171"/>
            <text:p text:style-name="P171">文字列<text:span text:style-name="T151">を表示した際の表示幅を</text:span>返します。</text:p>
          </table:table-cell>
        </table:table-row>
        <table:table-row>
          <table:table-cell office:value-type="string">
            <text:p text:style-name="P171">書式</text:p>
          </table:table-cell>
          <table:table-cell office:value-type="string">
            <text:p text:style-name="P171"/>
            <text:p text:style-name="P171">String <text:span text:style-name="T330">display-width</text:span></text:p>
          </table:table-cell>
        </table:table-row>
        <table:table-row>
          <table:table-cell office:value-type="string">
            <text:p text:style-name="P171">詳細</text:p>
          </table:table-cell>
          <table:table-cell office:value-type="string">
            <text:p text:style-name="P505"/>
            <text:p text:style-name="P505">文字列<text:span text:style-name="T151">を表示した際の表示幅の合計</text:span>を返します。<text:span text:style-name="T151">ASCII文字の場合はいずれも1で計算され、いくつかのマルチバイト文字については2で計算されます。</text:span></text:p>
            <text:p text:style-name="P505">マルチバイト文字を指定して正しく動作するためには、事前にset-localeコマンドの呼び出しが必要です。</text:p>
            <text:p text:style-name="P609">Font Calibration Libraryを使用している場合は、フォント補正ファイルの内容で文字表示幅が計算されます。</text:p>
          </table:table-cell>
        </table:table-row>
        <table:table-row>
          <table:table-cell office:value-type="string">
            <text:p text:style-name="P171">戻り値</text:p>
          </table:table-cell>
          <table:table-cell office:value-type="string">
            <text:p text:style-name="P171"/>
            <text:p text:style-name="P171">文字列の<text:span text:style-name="T151">表示幅が</text:span>返ります。</text:p>
          </table:table-cell>
        </table:table-row>
        <table:table-row>
          <table:table-cell office:value-type="string">
            <text:p text:style-name="P171">例外</text:p>
          </table:table-cell>
          <table:table-cell office:value-type="string">
            <text:p text:style-name="P171"/>
            <text:p text:style-name="P171">ErrSyntax: 書式に誤りがあります。</text:p>
          </table:table-cell>
        </table:table-row>
        <table:table-row>
          <table:table-cell office:value-type="string">
            <text:p text:style-name="P171">使用例</text:p>
          </table:table-cell>
          <table:table-cell office:value-type="string">
            <text:p text:style-name="P505"/>
            <text:p text:style-name="P505">Font Calibration Libraryについて。</text:p>
            <text:p text:style-name="P505"><text:span text:style-name="T165">フォント補正機能を有効するためには、</text:span><text:span text:style-name="T182">load-font-calib コマンドを呼び出す必要があります。</text:span></text:p>
            <text:p text:style-name="P505"/>
          </table:table-cell>
        </table:table-row>
      </table:table>
      <text:h text:style-name="P779" text:outline-level="3"/>
      <text:h text:style-name="P712" text:outline-level="3"><text:bookmark-start text:name="__RefHeading__14758_1559979953"/>String::eval<text:span text:style-name="T5">　</text:span><text:bookmark-end text:name="__RefHeading__14758_1559979953"/></text:h>
      <text:p text:style-name="P54"/>
      <table:table table:name="表184" table:style-name="表184">
        <table:table-column table:style-name="表184.A"/>
        <table:table-column table:style-name="表184.B"/>
        <table:table-row>
          <table:table-cell office:value-type="string">
            <text:p text:style-name="P105">説明</text:p>
          </table:table-cell>
          <table:table-cell office:value-type="string">
            <text:p text:style-name="P105"/>
            <text:p text:style-name="P105">文字列を<text:span text:style-name="T4">P</text:span>erfumeのスクリプトとして評価します。</text:p>
          </table:table-cell>
        </table:table-row>
        <table:table-row>
          <table:table-cell office:value-type="string">
            <text:p text:style-name="P105">書式</text:p>
          </table:table-cell>
          <table:table-cell office:value-type="string">
            <text:p text:style-name="P105"/>
            <text:p text:style-name="P105">String eval</text:p>
          </table:table-cell>
        </table:table-row>
        <table:table-row>
          <table:table-cell office:value-type="string">
            <text:p text:style-name="P105">詳細</text:p>
          </table:table-cell>
          <table:table-cell office:value-type="string">
            <text:p text:style-name="P105"/>
            <text:p text:style-name="P105">文字列を、<text:span text:style-name="T4">P</text:span>erfumeのスクリプトとしてパースし、現在の環境で評価します。</text:p>
          </table:table-cell>
        </table:table-row>
        <table:table-row>
          <table:table-cell office:value-type="string">
            <text:p text:style-name="P105">戻り値</text:p>
          </table:table-cell>
          <table:table-cell office:value-type="string">
            <text:p text:style-name="P105"/>
            <text:p text:style-name="P105">スクリプトを実行した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2" text:outline-level="3"><text:bookmark-start text:name="__RefHeading___Toc23585_3919154641"/>String::<text:span text:style-name="T293">expand</text:span><text:span text:style-name="T5">　</text:span><text:bookmark-end text:name="__RefHeading___Toc23585_3919154641"/></text:h>
      <text:p text:style-name="P348"/>
      <table:table table:name="表217" table:style-name="表217">
        <table:table-column table:style-name="表217.A"/>
        <table:table-column table:style-name="表217.B"/>
        <table:table-row>
          <table:table-cell office:value-type="string">
            <text:p text:style-name="P252">説明</text:p>
          </table:table-cell>
          <table:table-cell office:value-type="string">
            <text:p text:style-name="P252"/>
            <text:p text:style-name="P387">文字列内の変数を展開します。</text:p>
          </table:table-cell>
        </table:table-row>
        <table:table-row>
          <table:table-cell office:value-type="string">
            <text:p text:style-name="P252">書式</text:p>
          </table:table-cell>
          <table:table-cell office:value-type="string">
            <text:p text:style-name="P252"/>
            <text:p text:style-name="P252">String expand</text:p>
          </table:table-cell>
        </table:table-row>
        <table:table-row>
          <table:table-cell office:value-type="string">
            <text:p text:style-name="P252">詳細</text:p>
          </table:table-cell>
          <table:table-cell office:value-type="string">
            <text:p text:style-name="P252"/>
            <text:p text:style-name="P440">文字列内に書かれた変数展開式を変数の値に書き換えます。</text:p>
            <text:p text:style-name="P440">変数展開式の書式は、${変数名} となり、ローカル変数、インスタンス変数、グローバル変数から値が求められ、置換されます。</text:p>
            <text:p text:style-name="P598">置き換えに際してprintf形式のフォーマット記述子を指定することが可能です。その場合の書式は、${変数名:%フォーマット} となります。</text:p>
          </table:table-cell>
        </table:table-row>
        <table:table-row>
          <table:table-cell office:value-type="string">
            <text:p text:style-name="P252">戻り値</text:p>
          </table:table-cell>
          <table:table-cell office:value-type="string">
            <text:p text:style-name="P252"/>
            <text:p text:style-name="P252">変数置換後の文字列が返ります。</text:p>
          </table:table-cell>
        </table:table-row>
        <table:table-row>
          <table:table-cell office:value-type="string">
            <text:p text:style-name="P252">例外</text:p>
          </table:table-cell>
          <table:table-cell office:value-type="string">
            <text:p text:style-name="P252"/>
            <text:p text:style-name="P252">ErrNoSuchVariable: 変数展開式に示された変数が存在しません。</text:p>
            <text:p text:style-name="P252">ErrSyntax: 書式に誤りがあります。</text:p>
          </table:table-cell>
        </table:table-row>
        <table:table-row>
          <table:table-cell office:value-type="string">
            <text:p text:style-name="P252">使用例</text:p>
          </table:table-cell>
          <table:table-cell office:value-type="string">
            <text:p text:style-name="P643"/>
            <text:p text:style-name="P649">set a SATO;</text:p>
            <text:p text:style-name="P649">set b Mitsuhide;</text:p>
            <text:p text:style-name="P649">"First name: ${b}, Last name: ${a}." expand</text:p>
            <text:p text:style-name="P650"># → "First name: Mitsuhide, Last name: SATO."</text:p>
            <text:p text:style-name="P651">set <text:span text:style-name="T151">x</text:span> <text:span text:style-name="T151">100</text:span>;</text:p>
            <text:p text:style-name="P651">"<text:span text:style-name="T339">x=</text:span><text:span text:style-name="T151">${x:%010d}</text:span>" expand</text:p>
            <text:p text:style-name="P647"><text:span text:style-name="T293"># → </text:span><text:span text:style-name="T160">x=0000000100</text:span></text:p>
          </table:table-cell>
        </table:table-row>
      </table:table>
      <text:h text:style-name="P749" text:outline-level="3"/>
      <text:h text:style-name="P712" text:outline-level="3"><text:bookmark-start text:name="__RefHeading__16362_1255925395"/>String::fmt<text:span text:style-name="T5">　</text:span><text:bookmark-end text:name="__RefHeading__16362_1255925395"/></text:h>
      <text:p text:style-name="P349"/>
      <table:table table:name="Table55" table:style-name="Table55">
        <table:table-column table:style-name="Table55.A"/>
        <table:table-column table:style-name="Table55.B"/>
        <table:table-row>
          <table:table-cell office:value-type="string">
            <text:p text:style-name="P253">説明</text:p>
          </table:table-cell>
          <table:table-cell office:value-type="string">
            <text:p text:style-name="P253"/>
            <text:p text:style-name="P253">フォーマット記述子により文字列を整形します。</text:p>
          </table:table-cell>
        </table:table-row>
        <table:table-row>
          <table:table-cell office:value-type="string">
            <text:p text:style-name="P253">書式</text:p>
          </table:table-cell>
          <table:table-cell office:value-type="string">
            <text:p text:style-name="P253"/>
            <text:p text:style-name="P253">String fmt [ <text:span text:style-name="T54">val</text:span> ... ]</text:p>
          </table:table-cell>
        </table:table-row>
        <table:table-row>
          <table:table-cell office:value-type="string">
            <text:p text:style-name="P253">詳細</text:p>
          </table:table-cell>
          <table:table-cell office:value-type="string">
            <text:p text:style-name="P253"/>
            <text:p text:style-name="P254">フォーマット記述子により<text:span text:style-name="T54">val</text:span>を整形出力します。</text:p>
            <text:p text:style-name="P254">フォーマット記述子は以下の形式です。</text:p>
            <text:p text:style-name="P254"/>
            <text:p text:style-name="P175">"%[-][!][0][1-9]*[.][1-9]*[douxXfFeEgGv<text:span text:style-name="T151">w</text:span>]"</text:p>
            <text:p text:style-name="P254"/>
            <text:p text:style-name="P255">% の後にフォーマットの指定を記述します。詳しくはC言語のprintfのリファレンスを参照してください。C言語との違いは、s（文字列）記述子がないことと、v<text:span text:style-name="T151">およびw</text:span>記述子が追加されていることです。v<text:span text:style-name="T151">およびw</text:span>記述子は、<text:span text:style-name="T54">val</text:span>の型を自動で判定してフォーマットを行います。この記述子はGo言語<text:span text:style-name="T151">のv記述子</text:span>を参考にしました。</text:p>
            <text:p text:style-name="P526"><text:span text:style-name="T5">また、v</text:span><text:span text:style-name="T165">およびw</text:span><text:span text:style-name="T5">記述子に!を指定した場合に強制的に桁をトリムする機能が追加されています。!を指定すると、指定した桁数に切り捨てられます。</text:span></text:p>
            <text:p text:style-name="P608">v記述子に文字数が指定された場合、この文字数はUnicordにおける文字の数となります。w記述子の場合は画面に表示される文字幅となります。</text:p>
          </table:table-cell>
        </table:table-row>
        <table:table-row>
          <table:table-cell office:value-type="string">
            <text:p text:style-name="P253">戻り値</text:p>
          </table:table-cell>
          <table:table-cell office:value-type="string">
            <text:p text:style-name="P253"/>
            <text:p text:style-name="P253">整形された文字列が返ります。</text:p>
          </table:table-cell>
        </table:table-row>
        <table:table-row>
          <table:table-cell office:value-type="string">
            <text:p text:style-name="P253">例外</text:p>
          </table:table-cell>
          <table:table-cell office:value-type="string">
            <text:p text:style-name="P253"/>
            <text:p text:style-name="P253">ErrSyntax: 書式に誤りがあります。</text:p>
            <text:p text:style-name="P253">ErrBadType: 記述子に対応するデータ型が合っていません。</text:p>
          </table:table-cell>
        </table:table-row>
        <table:table-row>
          <table:table-cell office:value-type="string">
            <text:p text:style-name="P253">使用例</text:p>
          </table:table-cell>
          <table:table-cell office:value-type="string">
            <text:p text:style-name="P644"/>
            <text:p text:style-name="P645">"%5v" fmt "a" <text:s/># → " <text:s text:c="3"/>a"</text:p>
            <text:p text:style-name="P645">"%-5v" fmt "a" # → "a <text:s text:c="3"/>"</text:p>
            <text:p text:style-name="P645">"%05d" fmt 10 <text:s/># → "00010"</text:p>
            <text:p text:style-name="P646"/>
          </table:table-cell>
        </table:table-row>
      </table:table>
      <text:h text:style-name="P826" text:outline-level="3"/>
      <text:h text:style-name="P712"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54"/>
      <table:table table:name="表185" table:style-name="表185">
        <table:table-column table:style-name="表185.A"/>
        <table:table-column table:style-name="表185.B"/>
        <table:table-row>
          <table:table-cell office:value-type="string">
            <text:p text:style-name="P105">説明</text:p>
          </table:table-cell>
          <table:table-cell office:value-type="string">
            <text:p text:style-name="P105"/>
            <text:p text:style-name="P256">文字列を変換します。</text:p>
          </table:table-cell>
        </table:table-row>
        <table:table-row>
          <table:table-cell office:value-type="string">
            <text:p text:style-name="P105">書式</text:p>
          </table:table-cell>
          <table:table-cell office:value-type="string">
            <text:p text:style-name="P105"/>
            <text:p text:style-name="P105">String int</text:p>
            <text:p text:style-name="P256">String number</text:p>
            <text:p text:style-name="P256">String real</text:p>
            <text:p text:style-name="P256">String rquote</text:p>
          </table:table-cell>
        </table:table-row>
        <table:table-row>
          <table:table-cell office:value-type="string">
            <text:p text:style-name="P105">詳細</text:p>
          </table:table-cell>
          <table:table-cell office:value-type="string">
            <text:p text:style-name="P105"/>
            <text:p text:style-name="P105">intは文字列をパースし整数型を返します。</text:p>
            <text:p text:style-name="P105">numberは文字列をパースし、文字列の形式により整数型または実数型を返します。</text:p>
            <text:p text:style-name="P105">realは文字列をパースし実数を返します。</text:p>
            <text:p text:style-name="P105">rquoteは文字列を正規表現文字列型に変換して返します。</text:p>
            <text:p text:style-name="P105">int, number, real は、文字列中に数値を構成する以外の文字があると失敗しnilを返します。</text:p>
          </table:table-cell>
        </table:table-row>
        <table:table-row>
          <table:table-cell office:value-type="string">
            <text:p text:style-name="P105">戻り値</text:p>
          </table:table-cell>
          <table:table-cell office:value-type="string">
            <text:p text:style-name="P105"/>
            <text:p text:style-name="P105">メソッド毎に異なります。詳細参照。</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2" text:outline-level="3"><text:bookmark-start text:name="__RefHeading___Toc21235_1834471834"/>String::len<text:span text:style-name="T5">　</text:span><text:bookmark-end text:name="__RefHeading___Toc21235_1834471834"/></text:h>
      <text:p text:style-name="P350"/>
      <table:table table:name="表190" table:style-name="表190">
        <table:table-column table:style-name="表190.A"/>
        <table:table-column table:style-name="表190.B"/>
        <table:table-row>
          <table:table-cell office:value-type="string">
            <text:p text:style-name="P257">説明</text:p>
          </table:table-cell>
          <table:table-cell office:value-type="string">
            <text:p text:style-name="P257"/>
            <text:p text:style-name="P257">文字列の長さを返します。</text:p>
          </table:table-cell>
        </table:table-row>
        <table:table-row>
          <table:table-cell office:value-type="string">
            <text:p text:style-name="P257">書式</text:p>
          </table:table-cell>
          <table:table-cell office:value-type="string">
            <text:p text:style-name="P257"/>
            <text:p text:style-name="P257">String len</text:p>
          </table:table-cell>
        </table:table-row>
        <table:table-row>
          <table:table-cell office:value-type="string">
            <text:p text:style-name="P257">詳細</text:p>
          </table:table-cell>
          <table:table-cell office:value-type="string">
            <text:p text:style-name="P257"/>
            <text:p text:style-name="P257">文字列の長さを返します。</text:p>
          </table:table-cell>
        </table:table-row>
        <table:table-row>
          <table:table-cell office:value-type="string">
            <text:p text:style-name="P257">戻り値</text:p>
          </table:table-cell>
          <table:table-cell office:value-type="string">
            <text:p text:style-name="P257"/>
            <text:p text:style-name="P257">文字列の長さが返ります。</text:p>
          </table:table-cell>
        </table:table-row>
        <table:table-row>
          <table:table-cell office:value-type="string">
            <text:p text:style-name="P257">例外</text:p>
          </table:table-cell>
          <table:table-cell office:value-type="string">
            <text:p text:style-name="P257"/>
            <text:p text:style-name="P257">ErrSyntax: 書式に誤りがあります。</text:p>
          </table:table-cell>
        </table:table-row>
        <table:table-row>
          <table:table-cell office:value-type="string">
            <text:p text:style-name="P257">使用例</text:p>
          </table:table-cell>
          <table:table-cell office:value-type="string">
            <text:p text:style-name="P257"/>
            <text:p text:style-name="P257"/>
          </table:table-cell>
        </table:table-row>
      </table:table>
      <text:h text:style-name="P780" text:outline-level="3"/>
      <text:p text:style-name="P33"/>
      <text:h text:style-name="P712" text:outline-level="3"><text:bookmark-start text:name="__RefHeading___Toc30183_618911735"/>String::<text:span text:style-name="T165">list / </text:span>String::<text:span text:style-name="T165">dict / </text:span>String::<text:span text:style-name="T165">vector</text:span>　<text:bookmark-end text:name="__RefHeading___Toc30183_618911735"/></text:h>
      <text:p text:style-name="P351"><text:bookmark-start text:name="__RefHeading___Toc24476_2166227548112"/><text:bookmark-end text:name="__RefHeading___Toc24476_2166227548112"/></text:p>
      <table:table table:name="表279" table:style-name="表279">
        <table:table-column table:style-name="表279.A"/>
        <table:table-column table:style-name="表279.B"/>
        <table:table-row>
          <table:table-cell office:value-type="string">
            <text:p text:style-name="P258">説明</text:p>
          </table:table-cell>
          <table:table-cell office:value-type="string">
            <text:p text:style-name="P258"/>
            <text:p text:style-name="P258">文字列<text:span text:style-name="T151">をパースしList / </text:span><text:span text:style-name="T159">Dict / Vector</text:span><text:span text:style-name="T151">を返します</text:span>。</text:p>
          </table:table-cell>
        </table:table-row>
        <table:table-row>
          <table:table-cell office:value-type="string">
            <text:p text:style-name="P258">書式</text:p>
          </table:table-cell>
          <table:table-cell office:value-type="string">
            <text:p text:style-name="P258"/>
            <text:p text:style-name="P258">String<text:span text:style-name="T106"> </text:span><text:span text:style-name="T200">l</text:span><text:span text:style-name="T202">ist</text:span></text:p>
            <text:p text:style-name="P258"><text:span text:style-name="T202">String </text:span><text:span text:style-name="T203">dict</text:span></text:p>
            <text:p text:style-name="P258"><text:span text:style-name="T202">String </text:span><text:span text:style-name="T203">vector</text:span></text:p>
          </table:table-cell>
        </table:table-row>
        <table:table-row>
          <table:table-cell office:value-type="string">
            <text:p text:style-name="P258">詳細</text:p>
          </table:table-cell>
          <table:table-cell office:value-type="string">
            <text:p text:style-name="P258"/>
            <text:p text:style-name="P258">S<text:span text:style-name="T338">tring</text:span><text:span text:style-name="T158">自身をパースしList / </text:span><text:span text:style-name="T159">Dict / Vector</text:span><text:span text:style-name="T158">を返します。このメソッドはこれら以外のオブジェクトでもパース可能であればPerfumeのシンタックスに沿って文字列のパースを行い、何らかのオブジェクトを返します。</text:span></text:p>
          </table:table-cell>
        </table:table-row>
        <table:table-row>
          <table:table-cell office:value-type="string">
            <text:p text:style-name="P258">戻り値</text:p>
          </table:table-cell>
          <table:table-cell office:value-type="string">
            <text:p text:style-name="P258"/>
            <text:p text:style-name="P605">文字列が表現した任意の型を返します。</text:p>
          </table:table-cell>
        </table:table-row>
        <table:table-row>
          <table:table-cell office:value-type="string">
            <text:p text:style-name="P258">例外</text:p>
          </table:table-cell>
          <table:table-cell office:value-type="string">
            <text:p text:style-name="P258"/>
            <text:p text:style-name="P258">ErrSyntax: 書式に誤りがあります。</text:p>
          </table:table-cell>
        </table:table-row>
        <table:table-row>
          <table:table-cell office:value-type="string">
            <text:p text:style-name="P258">使用例</text:p>
          </table:table-cell>
          <table:table-cell office:value-type="string">
            <text:p text:style-name="P258"/>
          </table:table-cell>
        </table:table-row>
      </table:table>
      <text:h text:style-name="P781" text:outline-level="3"/>
      <text:h text:style-name="P712" text:outline-level="3"><text:bookmark-start text:name="__RefHeading___Toc22369_1636654246"/>String::<text:span text:style-name="T272">lower</text:span><text:span text:style-name="T5">　</text:span><text:bookmark-end text:name="__RefHeading___Toc22369_1636654246"/></text:h>
      <text:p text:style-name="P347"/>
      <table:table table:name="表195" table:style-name="表195">
        <table:table-column table:style-name="表195.A"/>
        <table:table-column table:style-name="表195.B"/>
        <table:table-row>
          <table:table-cell office:value-type="string">
            <text:p text:style-name="P251">説明</text:p>
          </table:table-cell>
          <table:table-cell office:value-type="string">
            <text:p text:style-name="P251"/>
            <text:p text:style-name="P251">文字列内の大文字を小文字に変換します。</text:p>
          </table:table-cell>
        </table:table-row>
        <table:table-row>
          <table:table-cell office:value-type="string">
            <text:p text:style-name="P251">書式</text:p>
          </table:table-cell>
          <table:table-cell office:value-type="string">
            <text:p text:style-name="P251"/>
            <text:p text:style-name="P251">String <text:span text:style-name="T272">lower</text:span></text:p>
          </table:table-cell>
        </table:table-row>
        <table:table-row>
          <table:table-cell office:value-type="string">
            <text:p text:style-name="P251">詳細</text:p>
          </table:table-cell>
          <table:table-cell office:value-type="string">
            <text:p text:style-name="P251"/>
            <text:p text:style-name="P251">文字列中に大文字があれば小文字に変換します。変数の内容は変更されません。</text:p>
          </table:table-cell>
        </table:table-row>
        <table:table-row>
          <table:table-cell office:value-type="string">
            <text:p text:style-name="P251">戻り値</text:p>
          </table:table-cell>
          <table:table-cell office:value-type="string">
            <text:p text:style-name="P251"/>
            <text:p text:style-name="P251">変換された結果が返ります。また変数の内容は変更されません。</text:p>
          </table:table-cell>
        </table:table-row>
        <table:table-row>
          <table:table-cell office:value-type="string">
            <text:p text:style-name="P251">例外</text:p>
          </table:table-cell>
          <table:table-cell office:value-type="string">
            <text:p text:style-name="P251"/>
            <text:p text:style-name="P251">ErrSyntax: 書式に誤りがあります。</text:p>
          </table:table-cell>
        </table:table-row>
        <table:table-row>
          <table:table-cell office:value-type="string">
            <text:p text:style-name="P251">使用例</text:p>
          </table:table-cell>
          <table:table-cell office:value-type="string">
            <text:p text:style-name="P251"/>
            <text:p text:style-name="P251"/>
          </table:table-cell>
        </table:table-row>
      </table:table>
      <text:h text:style-name="P712" text:outline-level="3"><text:bookmark-start text:name="__RefHeading___Toc28802_3106198139"/>String::<text:span text:style-name="T165">numeric</text:span><text:span text:style-name="T328">?</text:span><text:span text:style-name="T181">　</text:span><text:bookmark-end text:name="__RefHeading___Toc28802_3106198139"/></text:h>
      <text:p text:style-name="P345"/>
      <table:table table:name="表260" table:style-name="表260">
        <table:table-column table:style-name="表260.A"/>
        <table:table-column table:style-name="表260.B"/>
        <table:table-row>
          <table:table-cell office:value-type="string">
            <text:p text:style-name="P247">説明</text:p>
          </table:table-cell>
          <table:table-cell office:value-type="string">
            <text:p text:style-name="P247"/>
            <text:p text:style-name="P247"><text:span text:style-name="T151">文字列の構成要素が数値か調べる</text:span>。</text:p>
          </table:table-cell>
        </table:table-row>
        <table:table-row>
          <table:table-cell office:value-type="string">
            <text:p text:style-name="P247">書式</text:p>
          </table:table-cell>
          <table:table-cell office:value-type="string">
            <text:p text:style-name="P247"/>
            <text:p text:style-name="P247">String <text:span text:style-name="T328">numeric?</text:span></text:p>
          </table:table-cell>
        </table:table-row>
        <table:table-row>
          <table:table-cell office:value-type="string">
            <text:p text:style-name="P247">詳細</text:p>
          </table:table-cell>
          <table:table-cell office:value-type="string">
            <text:p text:style-name="P247"/>
            <text:p text:style-name="P247">文字列<text:span text:style-name="T151">を構成する全ての文字が数</text:span><text:span text:style-name="T152">を構成する文字（'0-9'）</text:span><text:span text:style-name="T151">であるか調べる。</text:span></text:p>
          </table:table-cell>
        </table:table-row>
        <table:table-row>
          <table:table-cell office:value-type="string">
            <text:p text:style-name="P247">戻り値</text:p>
          </table:table-cell>
          <table:table-cell office:value-type="string">
            <text:p text:style-name="P247"/>
            <text:p text:style-name="P247"><text:span text:style-name="T151">文字列が全て数字文字で構成される場合tを返します</text:span>。</text:p>
          </table:table-cell>
        </table:table-row>
        <table:table-row>
          <table:table-cell office:value-type="string">
            <text:p text:style-name="P247">例外</text:p>
          </table:table-cell>
          <table:table-cell office:value-type="string">
            <text:p text:style-name="P247"/>
            <text:p text:style-name="P247">ErrSyntax: 書式に誤りがあります。</text:p>
          </table:table-cell>
        </table:table-row>
        <table:table-row>
          <table:table-cell office:value-type="string">
            <text:p text:style-name="P247">使用例</text:p>
          </table:table-cell>
          <table:table-cell office:value-type="string">
            <text:p text:style-name="P247"/>
            <text:p text:style-name="P247"/>
          </table:table-cell>
        </table:table-row>
      </table:table>
      <text:h text:style-name="P750" text:outline-level="3"/>
      <text:h text:style-name="P712" text:outline-level="3"><text:bookmark-start text:name="__RefHeading___Toc24914_31942128091"/>String::<text:span text:style-name="T34">rep</text:span><text:span text:style-name="T183">eat</text:span><text:span text:style-name="T5">　</text:span><text:bookmark-end text:name="__RefHeading___Toc24914_31942128091"/></text:h>
      <text:p text:style-name="P352"/>
      <table:table table:name="表281" table:style-name="表281">
        <table:table-column table:style-name="表281.A"/>
        <table:table-column table:style-name="表281.B"/>
        <table:table-row>
          <table:table-cell office:value-type="string">
            <text:p text:style-name="P259">説明</text:p>
          </table:table-cell>
          <table:table-cell office:value-type="string">
            <text:p text:style-name="P259"/>
            <text:p text:style-name="P259">文字列を<text:span text:style-name="T151">指定回数繰り返します</text:span>。</text:p>
          </table:table-cell>
        </table:table-row>
        <table:table-row>
          <table:table-cell office:value-type="string">
            <text:p text:style-name="P259">書式</text:p>
          </table:table-cell>
          <table:table-cell office:value-type="string">
            <text:p text:style-name="P259"/>
            <text:p text:style-name="P259">String <text:span text:style-name="T308">rep</text:span><text:span text:style-name="T161">eat </text:span><text:span text:style-name="T190">times</text:span></text:p>
          </table:table-cell>
        </table:table-row>
        <table:table-row>
          <table:table-cell office:value-type="string">
            <text:p text:style-name="P259">詳細</text:p>
          </table:table-cell>
          <table:table-cell office:value-type="string">
            <text:p text:style-name="P259"/>
            <text:p text:style-name="P259">文字列<text:span text:style-name="T151">を</text:span><text:span text:style-name="T185">times</text:span><text:span text:style-name="T151"> 回数繰り返します。</text:span></text:p>
          </table:table-cell>
        </table:table-row>
        <table:table-row>
          <table:table-cell office:value-type="string">
            <text:p text:style-name="P259">戻り値</text:p>
          </table:table-cell>
          <table:table-cell office:value-type="string">
            <text:p text:style-name="P259"/>
            <text:p text:style-name="P259"><text:span text:style-name="T151">繰り返された</text:span>文字列が返ります。</text:p>
          </table:table-cell>
        </table:table-row>
        <table:table-row>
          <table:table-cell office:value-type="string">
            <text:p text:style-name="P259">例外</text:p>
          </table:table-cell>
          <table:table-cell office:value-type="string">
            <text:p text:style-name="P259"/>
            <text:p text:style-name="P259">ErrSyntax: 書式に誤りがあります。</text:p>
          </table:table-cell>
        </table:table-row>
        <table:table-row>
          <table:table-cell office:value-type="string">
            <text:p text:style-name="P259">使用例</text:p>
          </table:table-cell>
          <table:table-cell office:value-type="string">
            <text:p text:style-name="P259"/>
            <text:p text:style-name="P259"/>
          </table:table-cell>
        </table:table-row>
      </table:table>
      <text:h text:style-name="P751" text:outline-level="3"/>
      <text:h text:style-name="P712" text:outline-level="3"><text:bookmark-start text:name="__RefHeading___Toc24914_3194212809"/>String::<text:span text:style-name="T308">replace</text:span><text:span text:style-name="T5">　</text:span><text:bookmark-end text:name="__RefHeading___Toc24914_3194212809"/></text:h>
      <text:p text:style-name="P52"/>
      <table:table table:name="表229" table:style-name="表229">
        <table:table-column table:style-name="表229.A"/>
        <table:table-column table:style-name="表229.B"/>
        <table:table-row>
          <table:table-cell office:value-type="string">
            <text:p text:style-name="P260">説明</text:p>
          </table:table-cell>
          <table:table-cell office:value-type="string">
            <text:p text:style-name="P260"/>
            <text:p text:style-name="P260">文字列の正規表現にマッチした部分を置換します。</text:p>
          </table:table-cell>
        </table:table-row>
        <table:table-row>
          <table:table-cell office:value-type="string">
            <text:p text:style-name="P260">書式</text:p>
          </table:table-cell>
          <table:table-cell office:value-type="string">
            <text:p text:style-name="P260"/>
            <text:p text:style-name="P260">String <text:span text:style-name="T308">replace [ :all ]</text:span> <text:span text:style-name="T84">regex replace-string</text:span></text:p>
          </table:table-cell>
        </table:table-row>
        <table:table-row>
          <table:table-cell office:value-type="string">
            <text:p text:style-name="P260">詳細</text:p>
          </table:table-cell>
          <table:table-cell office:value-type="string">
            <text:p text:style-name="P260"/>
            <text:p text:style-name="P260">文字列中の<text:span text:style-name="T54">regex</text:span>にマッチした部分文字列を<text:span text:style-name="T54">replace-string</text:span>に置換します。:all スイッチを指定した場合、マッチする全ての部分文字列が置換されます。</text:p>
            <text:p text:style-name="P261"><text:span text:style-name="T54">regex</text:span>は正規表現文字列ですが、パラメータとして与える際はstringが実装されたオブジェクトであればどの型でも受け付けます。</text:p>
          </table:table-cell>
        </table:table-row>
        <table:table-row>
          <table:table-cell office:value-type="string">
            <text:p text:style-name="P260">戻り値</text:p>
          </table:table-cell>
          <table:table-cell office:value-type="string">
            <text:p text:style-name="P260"/>
            <text:p text:style-name="P260">置換された文字列が返ります。</text:p>
          </table:table-cell>
        </table:table-row>
        <table:table-row>
          <table:table-cell office:value-type="string">
            <text:p text:style-name="P260">例外</text:p>
          </table:table-cell>
          <table:table-cell office:value-type="string">
            <text:p text:style-name="P260"/>
            <text:p text:style-name="P260">ErrSyntax: 書式に誤りがあります。</text:p>
          </table:table-cell>
        </table:table-row>
        <table:table-row>
          <table:table-cell office:value-type="string">
            <text:p text:style-name="P260">使用例</text:p>
          </table:table-cell>
          <table:table-cell office:value-type="string">
            <text:p text:style-name="P260"/>
            <text:p text:style-name="P260"/>
          </table:table-cell>
        </table:table-row>
      </table:table>
      <text:h text:style-name="P712" text:outline-level="3"><text:bookmark-start text:name="__RefHeading___Toc24916_3194212809"/>String::split<text:span text:style-name="T5">　</text:span><text:bookmark-end text:name="__RefHeading___Toc24916_3194212809"/></text:h>
      <text:p text:style-name="P52"/>
      <table:table table:name="表230" table:style-name="表230">
        <table:table-column table:style-name="表230.A"/>
        <table:table-column table:style-name="表230.B"/>
        <table:table-row>
          <table:table-cell office:value-type="string">
            <text:p text:style-name="P260">説明</text:p>
          </table:table-cell>
          <table:table-cell office:value-type="string">
            <text:p text:style-name="P260"/>
            <text:p text:style-name="P260">文字列を分割します。</text:p>
          </table:table-cell>
        </table:table-row>
        <table:table-row>
          <table:table-cell office:value-type="string">
            <text:p text:style-name="P260">書式</text:p>
          </table:table-cell>
          <table:table-cell office:value-type="string">
            <text:p text:style-name="P260"/>
            <text:p text:style-name="P260">String split [ sep: <text:span text:style-name="T54">val</text:span> ]</text:p>
          </table:table-cell>
        </table:table-row>
        <table:table-row>
          <table:table-cell office:value-type="string">
            <text:p text:style-name="P260">詳細</text:p>
          </table:table-cell>
          <table:table-cell office:value-type="string">
            <text:p text:style-name="P260"/>
            <text:p text:style-name="P260">文字列を指定したセパレータ<text:span text:style-name="T54">val</text:span>で分割し分割された文字列のリストを返します。<text:span text:style-name="T54">val</text:span>に空文字列を指定した場合は、1文字単位で分割します。</text:p>
            <text:p text:style-name="P260">また、<text:span text:style-name="T54">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260">戻り値</text:p>
          </table:table-cell>
          <table:table-cell office:value-type="string">
            <text:p text:style-name="P260"/>
            <text:p text:style-name="P260">分割された文字列のリストが返ります。</text:p>
          </table:table-cell>
        </table:table-row>
        <table:table-row>
          <table:table-cell office:value-type="string">
            <text:p text:style-name="P260">例外</text:p>
          </table:table-cell>
          <table:table-cell office:value-type="string">
            <text:p text:style-name="P260"/>
            <text:p text:style-name="P260">ErrSyntax: 書式に誤りがあります。</text:p>
          </table:table-cell>
        </table:table-row>
        <table:table-row>
          <table:table-cell office:value-type="string">
            <text:p text:style-name="P260">使用例</text:p>
          </table:table-cell>
          <table:table-cell office:value-type="string">
            <text:p text:style-name="P260"/>
            <text:p text:style-name="P260"/>
          </table:table-cell>
        </table:table-row>
      </table:table>
      <text:h text:style-name="P798" text:outline-level="3"/>
      <text:h text:style-name="P712" text:outline-level="3"><text:bookmark-start text:name="__RefHeading__14762_1559979953"/>String::sub<text:span text:style-name="T5">　</text:span><text:bookmark-end text:name="__RefHeading__14762_1559979953"/></text:h>
      <text:p text:style-name="P54"/>
      <table:table table:name="表186" table:style-name="表186">
        <table:table-column table:style-name="表186.A"/>
        <table:table-column table:style-name="表186.B"/>
        <table:table-row>
          <table:table-cell office:value-type="string">
            <text:p text:style-name="P105">説明</text:p>
          </table:table-cell>
          <table:table-cell office:value-type="string">
            <text:p text:style-name="P105"/>
            <text:p text:style-name="P105">部分文字列を生成します。</text:p>
          </table:table-cell>
        </table:table-row>
        <table:table-row>
          <table:table-cell office:value-type="string">
            <text:p text:style-name="P105">書式</text:p>
          </table:table-cell>
          <table:table-cell office:value-type="string">
            <text:p text:style-name="P105"/>
            <text:p text:style-name="P105">String sub <text:span text:style-name="T54">start</text:span> [ <text:span text:style-name="T54">end </text:span><text:span text:style-name="T106"><text:s/>]</text:span></text:p>
          </table:table-cell>
        </table:table-row>
        <table:table-row>
          <table:table-cell office:value-type="string">
            <text:p text:style-name="P105">詳細</text:p>
          </table:table-cell>
          <table:table-cell office:value-type="string">
            <text:p text:style-name="P105"/>
            <text:p text:style-name="P105">文字列から部分文字列を生成します。文字列の<text:span text:style-name="T54">start</text:span>から<text:span text:style-name="T54">end</text:span>を部分文字列として切り出します。<text:span text:style-name="T54">end</text:span>を省略した場合は、<text:span text:style-name="T54">start</text:span>から残り全ての文字列を返します。</text:p>
          </table:table-cell>
        </table:table-row>
        <table:table-row>
          <table:table-cell office:value-type="string">
            <text:p text:style-name="P105">戻り値</text:p>
          </table:table-cell>
          <table:table-cell office:value-type="string">
            <text:p text:style-name="P105"/>
            <text:p text:style-name="P105">切り出された部分文字列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p text:style-name="P440"/>
      <text:h text:style-name="P712" text:outline-level="3"><text:bookmark-start text:name="__RefHeading___Toc23060_16366542462"/>String::<text:span text:style-name="T272">u</text:span><text:span text:style-name="T184">decode</text:span><text:span text:style-name="T5">　</text:span><text:bookmark-end text:name="__RefHeading___Toc23060_16366542462"/></text:h>
      <text:p text:style-name="P353"/>
      <table:table table:name="表286" table:style-name="表286">
        <table:table-column table:style-name="表286.A"/>
        <table:table-column table:style-name="表286.B"/>
        <table:table-row>
          <table:table-cell office:value-type="string">
            <text:p text:style-name="P262">説明</text:p>
          </table:table-cell>
          <table:table-cell office:value-type="string">
            <text:p text:style-name="P262"/>
            <text:p text:style-name="P262"><text:span text:style-name="T163">RAWデータ文字列をデコードしUnicode文字列を返します</text:span><text:span text:style-name="T276">。</text:span></text:p>
          </table:table-cell>
        </table:table-row>
        <table:table-row>
          <table:table-cell office:value-type="string">
            <text:p text:style-name="P262">書式</text:p>
          </table:table-cell>
          <table:table-cell office:value-type="string">
            <text:p text:style-name="P262"/>
            <text:p text:style-name="P262">String <text:span text:style-name="T272">u</text:span><text:span text:style-name="T164">decode </text:span><text:span text:style-name="T191">encoding</text:span></text:p>
          </table:table-cell>
        </table:table-row>
        <table:table-row>
          <table:table-cell office:value-type="string">
            <text:p text:style-name="P262">詳細</text:p>
          </table:table-cell>
          <table:table-cell office:value-type="string">
            <text:p text:style-name="P505"/>
            <text:p text:style-name="P505">文字列<text:span text:style-name="T151">がRAWバイトストリームで</text:span><text:span text:style-name="T163">あることを前提として、これを</text:span><text:span text:style-name="T192">encoding</text:span><text:span text:style-name="T163">によるデコードを行いUnicode文字列を返します</text:span>。</text:p>
            <text:p text:style-name="P505">デコード中にUTF-8、EUC-JP、Shift-JISのシーケンスに誤りがあった場合、呼び出しはエラーErrBadEncodeByteとなります。<text:span text:style-name="T165">ただし、</text:span><text:span text:style-name="T193">encoding</text:span><text:span text:style-name="T165">にUTF-8/F、EUC-JP/F、Shift-JIS/Fのいずれか指定しておりかつ、各エンコーディングの途中で必要なバイトストリームが途中で途切れた場合、エラーとして</text:span></text:p>
            <text:p text:style-name="P505">ErrBadEncodeLessLength<text:span text:style-name="T165">が返ります。このエラーをプログラムで検出した場合、再度バイトストリームの読み込みを行い、エラーとなった文字列に追加したうえで再度バイトストリームのデコードを試みることができます。これは例えばソケットからのデータをFile::getsする際、パケットの遅延などによりデータの途中でバイトストリームがアプリケーションに返却される場合があり、こういった状況に対応する事が出来るようになっています。</text:span></text:p>
          </table:table-cell>
        </table:table-row>
        <table:table-row>
          <table:table-cell office:value-type="string">
            <text:p text:style-name="P262">戻り値</text:p>
          </table:table-cell>
          <table:table-cell office:value-type="string">
            <text:p text:style-name="P262"/>
            <text:p text:style-name="P262"><text:span text:style-name="T151">Unicode文字列</text:span>。</text:p>
          </table:table-cell>
        </table:table-row>
        <table:table-row>
          <table:table-cell office:value-type="string">
            <text:p text:style-name="P262">例外</text:p>
          </table:table-cell>
          <table:table-cell office:value-type="string">
            <text:p text:style-name="P505"/>
            <text:p text:style-name="P505">ErrSyntax: 書式に誤りがあります。</text:p>
            <text:p text:style-name="P505">ErrBadEncodeByte<text:span text:style-name="T151">:</text:span><text:span text:style-name="T165"> エンコードされた文字シーケンスに誤りがあります。</text:span></text:p>
            <text:p text:style-name="P505">ErrBadEncodeLessLength<text:span text:style-name="T151">: </text:span><text:span text:style-name="T165">エンコードされた文字シーケンスが途中で終わっています。追加で読み込みを行い再度デコードを行うことが可能です。</text:span></text:p>
          </table:table-cell>
        </table:table-row>
        <table:table-row>
          <table:table-cell office:value-type="string">
            <text:p text:style-name="P262">使用例</text:p>
          </table:table-cell>
          <table:table-cell office:value-type="string">
            <text:p text:style-name="P262"/>
            <text:p text:style-name="P262"/>
          </table:table-cell>
        </table:table-row>
      </table:table>
      <text:h text:style-name="P752" text:outline-level="3"/>
      <text:h text:style-name="P712" text:outline-level="3"><text:bookmark-start text:name="__RefHeading___Toc23060_1636654246"/>String::<text:span text:style-name="T272">ue</text:span><text:span text:style-name="T184">ncode</text:span><text:span text:style-name="T5">　</text:span><text:bookmark-end text:name="__RefHeading___Toc23060_1636654246"/></text:h>
      <text:p text:style-name="P354"/>
      <table:table table:name="表198" table:style-name="表198">
        <table:table-column table:style-name="表198.A"/>
        <table:table-column table:style-name="表198.B"/>
        <table:table-row>
          <table:table-cell office:value-type="string">
            <text:p text:style-name="P208">説明</text:p>
          </table:table-cell>
          <table:table-cell office:value-type="string">
            <text:p text:style-name="P208"/>
            <text:p text:style-name="P208"><text:span text:style-name="T276">Unicode</text:span><text:span text:style-name="T163">から文字エンコードを行いRAWデータを返します</text:span><text:span text:style-name="T276">。</text:span></text:p>
          </table:table-cell>
        </table:table-row>
        <table:table-row>
          <table:table-cell office:value-type="string">
            <text:p text:style-name="P208">書式</text:p>
          </table:table-cell>
          <table:table-cell office:value-type="string">
            <text:p text:style-name="P208"/>
            <text:p text:style-name="P208">String <text:span text:style-name="T272">u</text:span><text:span text:style-name="T164">encode </text:span><text:span text:style-name="T191">encoding</text:span></text:p>
          </table:table-cell>
        </table:table-row>
        <table:table-row>
          <table:table-cell office:value-type="string">
            <text:p text:style-name="P208">詳細</text:p>
          </table:table-cell>
          <table:table-cell office:value-type="string">
            <text:p text:style-name="P208"/>
            <text:p text:style-name="P208">文字列中の各文字<text:span text:style-name="T151">が</text:span><text:span text:style-name="T276">Unicode</text:span><text:span text:style-name="T163">のコードポイントであることを前提として（いわゆる通常の文字列）これを</text:span><text:span text:style-name="T192">encoding</text:span><text:span text:style-name="T163">によるエンコードを行いRAW文字列を返します。</text:span></text:p>
          </table:table-cell>
        </table:table-row>
        <table:table-row>
          <table:table-cell office:value-type="string">
            <text:p text:style-name="P208">戻り値</text:p>
          </table:table-cell>
          <table:table-cell office:value-type="string">
            <text:p text:style-name="P208"/>
            <text:p text:style-name="P208"><text:span text:style-name="T185">encoding</text:span><text:span text:style-name="T151">によりエンコードされたRAW文字列</text:span>。</text:p>
          </table:table-cell>
        </table:table-row>
        <table:table-row>
          <table:table-cell office:value-type="string">
            <text:p text:style-name="P208">例外</text:p>
          </table:table-cell>
          <table:table-cell office:value-type="string">
            <text:p text:style-name="P208"/>
            <text:p text:style-name="P208">ErrSyntax: 書式に誤りがあります。</text:p>
          </table:table-cell>
        </table:table-row>
        <table:table-row>
          <table:table-cell office:value-type="string">
            <text:p text:style-name="P208">使用例</text:p>
          </table:table-cell>
          <table:table-cell office:value-type="string">
            <text:p text:style-name="P208"/>
            <text:p text:style-name="P208"/>
          </table:table-cell>
        </table:table-row>
      </table:table>
      <text:h text:style-name="P712" text:outline-level="3"><text:bookmark-start text:name="__RefHeading___Toc23060_16366542461"/>String::<text:span text:style-name="T272">uexport</text:span><text:span text:style-name="T5">　</text:span><text:bookmark-end text:name="__RefHeading___Toc23060_16366542461"/></text:h>
      <text:p text:style-name="P353"/>
      <table:table table:name="表285" table:style-name="表285">
        <table:table-column table:style-name="表285.A"/>
        <table:table-column table:style-name="表285.B"/>
        <table:table-row>
          <table:table-cell office:value-type="string">
            <text:p text:style-name="P262">説明</text:p>
          </table:table-cell>
          <table:table-cell office:value-type="string">
            <text:p text:style-name="P262"/>
            <text:p text:style-name="P262">文字列内の文字を<text:span text:style-name="T276">Unicodeに変換します。</text:span></text:p>
          </table:table-cell>
        </table:table-row>
        <table:table-row>
          <table:table-cell office:value-type="string">
            <text:p text:style-name="P262">書式</text:p>
          </table:table-cell>
          <table:table-cell office:value-type="string">
            <text:p text:style-name="P262"/>
            <text:p text:style-name="P262">String <text:span text:style-name="T272">uexport</text:span></text:p>
          </table:table-cell>
        </table:table-row>
        <table:table-row>
          <table:table-cell office:value-type="string">
            <text:p text:style-name="P262">詳細</text:p>
          </table:table-cell>
          <table:table-cell office:value-type="string">
            <text:p text:style-name="P262"/>
            <text:p text:style-name="P262">文字列中の各文字を<text:span text:style-name="T276">Unicode（整数値）に変換しリストで返します</text:span>。</text:p>
          </table:table-cell>
        </table:table-row>
        <table:table-row>
          <table:table-cell office:value-type="string">
            <text:p text:style-name="P262">戻り値</text:p>
          </table:table-cell>
          <table:table-cell office:value-type="string">
            <text:p text:style-name="P262"/>
            <text:p text:style-name="P262">変換された<text:span text:style-name="T276">Unicodeによる文字コードのリスト</text:span>。</text:p>
          </table:table-cell>
        </table:table-row>
        <table:table-row>
          <table:table-cell office:value-type="string">
            <text:p text:style-name="P262">例外</text:p>
          </table:table-cell>
          <table:table-cell office:value-type="string">
            <text:p text:style-name="P262"/>
            <text:p text:style-name="P262">ErrSyntax: 書式に誤りがあります。</text:p>
          </table:table-cell>
        </table:table-row>
        <table:table-row>
          <table:table-cell office:value-type="string">
            <text:p text:style-name="P262">使用例</text:p>
          </table:table-cell>
          <table:table-cell office:value-type="string">
            <text:p text:style-name="P262"/>
            <text:p text:style-name="P262"/>
          </table:table-cell>
        </table:table-row>
      </table:table>
      <text:h text:style-name="P752" text:outline-level="3"/>
      <text:h text:style-name="P712" text:outline-level="3"><text:bookmark-start text:name="__RefHeading___Toc23062_1636654246"/>String::<text:span text:style-name="T272">uimport!</text:span><text:span text:style-name="T5">　</text:span><text:bookmark-end text:name="__RefHeading___Toc23062_1636654246"/></text:h>
      <text:p text:style-name="P354"/>
      <table:table table:name="表199" table:style-name="表199">
        <table:table-column table:style-name="表199.A"/>
        <table:table-column table:style-name="表199.B"/>
        <table:table-row>
          <table:table-cell office:value-type="string">
            <text:p text:style-name="P208">説明</text:p>
          </table:table-cell>
          <table:table-cell office:value-type="string">
            <text:p text:style-name="P208"/>
            <text:p text:style-name="P208"><text:span text:style-name="T276">Unicodeによる文字コードを</text:span>文字列内に追加<text:span text:style-name="T276">します。</text:span></text:p>
          </table:table-cell>
        </table:table-row>
        <table:table-row>
          <table:table-cell office:value-type="string">
            <text:p text:style-name="P208">書式</text:p>
          </table:table-cell>
          <table:table-cell office:value-type="string">
            <text:p text:style-name="P208"/>
            <text:p text:style-name="P208">String <text:span text:style-name="T276">uimport! ( </text:span><text:span text:style-name="T70">val</text:span><text:span text:style-name="T276"> … )</text:span></text:p>
          </table:table-cell>
        </table:table-row>
        <table:table-row>
          <table:table-cell office:value-type="string">
            <text:p text:style-name="P208">詳細</text:p>
          </table:table-cell>
          <table:table-cell office:value-type="string">
            <text:p text:style-name="P208"/>
            <text:p text:style-name="P208">リスト中の <text:span text:style-name="T54">va</text:span><text:span text:style-name="T70">l</text:span><text:span text:style-name="T276"> をUnicode文字コードとして</text:span>文字列へ <text:span text:style-name="T70">val</text:span><text:span text:style-name="T276"> を追加します</text:span>。<text:span text:style-name="T70">val</text:span><text:span text:style-name="T276"> には整数値を指定します。</text:span></text:p>
          </table:table-cell>
        </table:table-row>
        <table:table-row>
          <table:table-cell office:value-type="string">
            <text:p text:style-name="P208">戻り値</text:p>
          </table:table-cell>
          <table:table-cell office:value-type="string">
            <text:p text:style-name="P208"/>
            <text:p text:style-name="P208">文字が追加された後の文字列を返します。</text:p>
          </table:table-cell>
        </table:table-row>
        <table:table-row>
          <table:table-cell office:value-type="string">
            <text:p text:style-name="P208">例外</text:p>
          </table:table-cell>
          <table:table-cell office:value-type="string">
            <text:p text:style-name="P208"/>
            <text:p text:style-name="P208">ErrSyntax: 書式に誤りがあります。</text:p>
          </table:table-cell>
        </table:table-row>
        <table:table-row>
          <table:table-cell office:value-type="string">
            <text:p text:style-name="P208">使用例</text:p>
          </table:table-cell>
          <table:table-cell office:value-type="string">
            <text:p text:style-name="P208"/>
            <text:p text:style-name="P208"/>
          </table:table-cell>
        </table:table-row>
      </table:table>
      <text:h text:style-name="P782" text:outline-level="3"/>
      <text:h text:style-name="P712" text:outline-level="3"><text:bookmark-start text:name="__RefHeading___Toc22371_1636654246"/>String::<text:span text:style-name="T272">upper</text:span><text:span text:style-name="T5">　</text:span><text:bookmark-end text:name="__RefHeading___Toc22371_1636654246"/></text:h>
      <text:p text:style-name="P347"/>
      <table:table table:name="表196" table:style-name="表196">
        <table:table-column table:style-name="表196.A"/>
        <table:table-column table:style-name="表196.B"/>
        <table:table-row>
          <table:table-cell office:value-type="string">
            <text:p text:style-name="P251">説明</text:p>
          </table:table-cell>
          <table:table-cell office:value-type="string">
            <text:p text:style-name="P251"/>
            <text:p text:style-name="P251">文字列内の小文字を大文字に変換します。</text:p>
          </table:table-cell>
        </table:table-row>
        <table:table-row>
          <table:table-cell office:value-type="string">
            <text:p text:style-name="P251">書式</text:p>
          </table:table-cell>
          <table:table-cell office:value-type="string">
            <text:p text:style-name="P251"/>
            <text:p text:style-name="P251">String <text:span text:style-name="T272">upper</text:span></text:p>
          </table:table-cell>
        </table:table-row>
        <table:table-row>
          <table:table-cell office:value-type="string">
            <text:p text:style-name="P251">詳細</text:p>
          </table:table-cell>
          <table:table-cell office:value-type="string">
            <text:p text:style-name="P251"/>
            <text:p text:style-name="P251">文字列中に小文字があれば大文字に変換します。変数の内容は変更されません。</text:p>
          </table:table-cell>
        </table:table-row>
        <table:table-row>
          <table:table-cell office:value-type="string">
            <text:p text:style-name="P251">戻り値</text:p>
          </table:table-cell>
          <table:table-cell office:value-type="string">
            <text:p text:style-name="P251"/>
            <text:p text:style-name="P251">変換された結果が返ります。また変数の内容は変更されません。</text:p>
          </table:table-cell>
        </table:table-row>
        <table:table-row>
          <table:table-cell office:value-type="string">
            <text:p text:style-name="P251">例外</text:p>
          </table:table-cell>
          <table:table-cell office:value-type="string">
            <text:p text:style-name="P251"/>
            <text:p text:style-name="P251">ErrSyntax: 書式に誤りがあります。</text:p>
          </table:table-cell>
        </table:table-row>
        <table:table-row>
          <table:table-cell office:value-type="string">
            <text:p text:style-name="P251">使用例</text:p>
          </table:table-cell>
          <table:table-cell office:value-type="string">
            <text:p text:style-name="P251"/>
            <text:p text:style-name="P251"/>
          </table:table-cell>
        </table:table-row>
      </table:table>
      <text:h text:style-name="P753" text:outline-level="3"/>
      <text:h text:style-name="P712" text:outline-level="3"><text:bookmark-start text:name="__RefHeading___Toc21612_780634474"/>Vector　<text:bookmark-end text:name="__RefHeading___Toc21612_780634474"/></text:h>
      <text:p text:style-name="P344"/>
      <text:p text:style-name="P502">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502">　配列を生成するためにはvector<text:span text:style-name="T267">コマンドを使用します。vectorコマンドの戻り値が配列の実体となり、この戻り値に対してVectorクラスのメソッドを呼び出します。</text:span></text:p>
      <text:p text:style-name="P355">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355"/>
      <text:h text:style-name="P712" text:outline-level="3"><text:bookmark-start text:name="__RefHeading__13976_843795075"/>Vector::append!　<text:bookmark-end text:name="__RefHeading__13976_843795075"/></text:h>
      <text:p text:style-name="P344"/>
      <table:table table:name="Table9" table:style-name="Table9">
        <table:table-column table:style-name="Table9.A"/>
        <table:table-column table:style-name="Table9.B"/>
        <table:table-row>
          <table:table-cell office:value-type="string">
            <text:p text:style-name="P201">説明</text:p>
          </table:table-cell>
          <table:table-cell office:value-type="string">
            <text:p text:style-name="P201"/>
            <text:p text:style-name="P201">Vectorオブジェクトの最後に要素を追加します。</text:p>
          </table:table-cell>
        </table:table-row>
        <table:table-row>
          <table:table-cell office:value-type="string">
            <text:p text:style-name="P201">書式</text:p>
          </table:table-cell>
          <table:table-cell office:value-type="string">
            <text:p text:style-name="P201"/>
            <text:p text:style-name="P201"><text:span text:style-name="T106">Vector append! </text:span><text:span text:style-name="T54">val</text:span></text:p>
          </table:table-cell>
        </table:table-row>
        <table:table-row>
          <table:table-cell office:value-type="string">
            <text:p text:style-name="P201">詳細</text:p>
          </table:table-cell>
          <table:table-cell office:value-type="string">
            <text:p text:style-name="P201"/>
            <text:p text:style-name="P433"><text:span text:style-name="T5">配列型データの最後の要素として</text:span><text:span text:style-name="T100">val</text:span><text:span text:style-name="T5">を追加します。</text:span></text:p>
          </table:table-cell>
        </table:table-row>
        <table:table-row>
          <table:table-cell office:value-type="string">
            <text:p text:style-name="P201">戻り値</text:p>
          </table:table-cell>
          <table:table-cell office:value-type="string">
            <text:p text:style-name="P201"/>
            <text:p text:style-name="P201"><text:span text:style-name="T54">val</text:span>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794" text:outline-level="3"/>
      <text:h text:style-name="P712" text:outline-level="3"><text:bookmark-start text:name="__RefHeading__14568_1559979953"/><text:span text:style-name="T5">Vector</text:span>::each<text:span text:style-name="T5">　</text:span><text:bookmark-end text:name="__RefHeading__14568_1559979953"/></text:h>
      <text:p text:style-name="P49"/>
      <table:table table:name="Table10" table:style-name="Table10">
        <table:table-column table:style-name="Table10.A"/>
        <table:table-column table:style-name="Table10.B"/>
        <table:table-row>
          <table:table-cell office:value-type="string">
            <text:p text:style-name="P201">説明</text:p>
          </table:table-cell>
          <table:table-cell office:value-type="string">
            <text:p text:style-name="P201"/>
            <text:p text:style-name="P201">Vectorのイテレータです。</text:p>
          </table:table-cell>
        </table:table-row>
        <table:table-row>
          <table:table-cell office:value-type="string">
            <text:p text:style-name="P201">書式</text:p>
          </table:table-cell>
          <table:table-cell office:value-type="string">
            <text:p text:style-name="P201"/>
            <text:p text:style-name="P201"><text:span text:style-name="T134">Vector</text:span> each do: { | <text:span text:style-name="T54">var</text:span> | <text:s/><text:span text:style-name="T54">block</text:span> }</text:p>
          </table:table-cell>
        </table:table-row>
        <table:table-row>
          <table:table-cell office:value-type="string">
            <text:p text:style-name="P201">詳細</text:p>
          </table:table-cell>
          <table:table-cell office:value-type="string">
            <text:p text:style-name="P201"/>
            <text:p text:style-name="P201">Vectorオブジェクトの全要素について<text:span text:style-name="T54">block</text:span>を実行します。現在の要素は<text:span text:style-name="T54">var </text:span>に設定されます。</text:p>
          </table:table-cell>
        </table:table-row>
        <table:table-row>
          <table:table-cell office:value-type="string">
            <text:p text:style-name="P201">戻り値</text:p>
          </table:table-cell>
          <table:table-cell office:value-type="string">
            <text:p text:style-name="P201"/>
            <text:p text:style-name="P201">最後の要素について実行された<text:span text:style-name="T54">block</text:span>の結果が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712" text:outline-level="3"><text:bookmark-start text:name="__RefHeading___Toc25107_2612789494"/><text:span text:style-name="T5">Vector</text:span>::fill<text:span text:style-name="T5">　</text:span><text:bookmark-end text:name="__RefHeading___Toc25107_2612789494"/></text:h>
      <text:p text:style-name="P53"/>
      <table:table table:name="表235" table:style-name="表235">
        <table:table-column table:style-name="表235.A"/>
        <table:table-column table:style-name="表235.B"/>
        <table:table-row>
          <table:table-cell office:value-type="string">
            <text:p text:style-name="P263">説明</text:p>
          </table:table-cell>
          <table:table-cell office:value-type="string">
            <text:p text:style-name="P263"/>
            <text:p text:style-name="P263">Vectorの全ての要素に値を設定します。</text:p>
          </table:table-cell>
        </table:table-row>
        <table:table-row>
          <table:table-cell office:value-type="string">
            <text:p text:style-name="P263">書式</text:p>
          </table:table-cell>
          <table:table-cell office:value-type="string">
            <text:p text:style-name="P263"/>
            <text:p text:style-name="P263">Vector <text:span text:style-name="T310">fill</text:span> <text:span text:style-name="T54">val</text:span></text:p>
          </table:table-cell>
        </table:table-row>
        <table:table-row>
          <table:table-cell office:value-type="string">
            <text:p text:style-name="P263">詳細</text:p>
          </table:table-cell>
          <table:table-cell office:value-type="string">
            <text:p text:style-name="P263"/>
            <text:p text:style-name="P263">Vectorオブジェクトの全要素に値<text:span text:style-name="T54">val</text:span>を設定します。</text:p>
          </table:table-cell>
        </table:table-row>
        <table:table-row>
          <table:table-cell office:value-type="string">
            <text:p text:style-name="P263">戻り値</text:p>
          </table:table-cell>
          <table:table-cell office:value-type="string">
            <text:p text:style-name="P263"/>
            <text:p text:style-name="P263"><text:span text:style-name="T54">val</text:span>を返します。</text:p>
          </table:table-cell>
        </table:table-row>
        <table:table-row>
          <table:table-cell office:value-type="string">
            <text:p text:style-name="P263">例外</text:p>
          </table:table-cell>
          <table:table-cell office:value-type="string">
            <text:p text:style-name="P263"/>
            <text:p text:style-name="P263">ErrSyntax: 書式に誤りがあります。</text:p>
            <text:p text:style-name="P263">ErrArrayBoundary: 設定する要素がありません。</text:p>
          </table:table-cell>
        </table:table-row>
        <table:table-row>
          <table:table-cell office:value-type="string">
            <text:p text:style-name="P263">使用例</text:p>
          </table:table-cell>
          <table:table-cell office:value-type="string">
            <text:p text:style-name="P263"/>
            <text:p text:style-name="P263"/>
          </table:table-cell>
        </table:table-row>
      </table:table>
      <text:h text:style-name="P783" text:outline-level="3"/>
      <text:h text:style-name="P712" text:outline-level="3"><text:bookmark-start text:name="__RefHeading___Toc25109_2612789494"/><text:span text:style-name="T5">Vector</text:span>::get<text:span text:style-name="T5">　</text:span><text:bookmark-end text:name="__RefHeading___Toc25109_2612789494"/></text:h>
      <text:p text:style-name="P53"/>
      <table:table table:name="表234" table:style-name="表234">
        <table:table-column table:style-name="表234.A"/>
        <table:table-column table:style-name="表234.B"/>
        <table:table-row>
          <table:table-cell office:value-type="string">
            <text:p text:style-name="P263">説明</text:p>
          </table:table-cell>
          <table:table-cell office:value-type="string">
            <text:p text:style-name="P263"/>
            <text:p text:style-name="P263">Vectorオブジェクトから要素を取り出します。</text:p>
          </table:table-cell>
        </table:table-row>
        <table:table-row>
          <table:table-cell office:value-type="string">
            <text:p text:style-name="P263">書式</text:p>
          </table:table-cell>
          <table:table-cell office:value-type="string">
            <text:p text:style-name="P263"/>
            <text:p text:style-name="P263">Vector get <text:span text:style-name="T54">index</text:span></text:p>
          </table:table-cell>
        </table:table-row>
        <table:table-row>
          <table:table-cell office:value-type="string">
            <text:p text:style-name="P263">詳細</text:p>
          </table:table-cell>
          <table:table-cell office:value-type="string">
            <text:p text:style-name="P263"/>
            <text:p text:style-name="P263">Vectorオブジェクトの<text:span text:style-name="T54">index</text:span>番目の要素を返します。<text:span text:style-name="T54">index</text:span>は0からはじまります。従って最後の要素は、[vector len] -1 となります。</text:p>
          </table:table-cell>
        </table:table-row>
        <table:table-row>
          <table:table-cell office:value-type="string">
            <text:p text:style-name="P263">戻り値</text:p>
          </table:table-cell>
          <table:table-cell office:value-type="string">
            <text:p text:style-name="P263"/>
            <text:p text:style-name="P263"><text:span text:style-name="T54">index </text:span>番目の要素が返ります。</text:p>
            <text:p text:style-name="P263">ErrArrayBoundary: <text:span text:style-name="T54">index</text:span>の値に誤りがあります。</text:p>
          </table:table-cell>
        </table:table-row>
        <table:table-row>
          <table:table-cell office:value-type="string">
            <text:p text:style-name="P263">例外</text:p>
          </table:table-cell>
          <table:table-cell office:value-type="string">
            <text:p text:style-name="P263"/>
            <text:p text:style-name="P263">ErrSyntax: 書式に誤りがあります。</text:p>
          </table:table-cell>
        </table:table-row>
        <table:table-row>
          <table:table-cell office:value-type="string">
            <text:p text:style-name="P263">使用例</text:p>
          </table:table-cell>
          <table:table-cell office:value-type="string">
            <text:p text:style-name="P263"/>
            <text:p text:style-name="P263"/>
          </table:table-cell>
        </table:table-row>
      </table:table>
      <text:h text:style-name="P799" text:outline-level="3"/>
      <text:h text:style-name="P712" text:outline-level="3"><text:bookmark-start text:name="__RefHeading__14572_1559979953"/>Vector::last<text:span text:style-name="T5">　</text:span><text:bookmark-end text:name="__RefHeading__14572_1559979953"/></text:h>
      <text:p text:style-name="P49"/>
      <table:table table:name="Table12" table:style-name="Table12">
        <table:table-column table:style-name="Table12.A"/>
        <table:table-column table:style-name="Table12.B"/>
        <table:table-row>
          <table:table-cell office:value-type="string">
            <text:p text:style-name="P201">説明</text:p>
          </table:table-cell>
          <table:table-cell office:value-type="string">
            <text:p text:style-name="P201"/>
            <text:p text:style-name="P201">Vectorオブジェクトの最後の要素を返します。</text:p>
          </table:table-cell>
        </table:table-row>
        <table:table-row>
          <table:table-cell office:value-type="string">
            <text:p text:style-name="P201">書式</text:p>
          </table:table-cell>
          <table:table-cell office:value-type="string">
            <text:p text:style-name="P201"/>
            <text:p text:style-name="P201">Vector last</text:p>
          </table:table-cell>
        </table:table-row>
        <table:table-row>
          <table:table-cell office:value-type="string">
            <text:p text:style-name="P201">詳細</text:p>
          </table:table-cell>
          <table:table-cell office:value-type="string">
            <text:p text:style-name="P201"/>
            <text:p text:style-name="P201">Vectorオブジェクトの最後の要素を返します。Vectorに要素が設定されていない場合はnilを返します。</text:p>
          </table:table-cell>
        </table:table-row>
        <table:table-row>
          <table:table-cell office:value-type="string">
            <text:p text:style-name="P201">戻り値</text:p>
          </table:table-cell>
          <table:table-cell office:value-type="string">
            <text:p text:style-name="P201"/>
            <text:p text:style-name="P201">最後の要素が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0" text:outline-level="3"/>
      <text:h text:style-name="P712" text:outline-level="3"><text:bookmark-start text:name="__RefHeading__14574_1559979953"/><text:span text:style-name="T5">Vector</text:span>::len<text:span text:style-name="T5">　</text:span><text:bookmark-end text:name="__RefHeading__14574_1559979953"/></text:h>
      <text:p text:style-name="P49"/>
      <table:table table:name="Table13" table:style-name="Table13">
        <table:table-column table:style-name="Table13.A"/>
        <table:table-column table:style-name="Table13.B"/>
        <table:table-row>
          <table:table-cell office:value-type="string">
            <text:p text:style-name="P201">説明</text:p>
          </table:table-cell>
          <table:table-cell office:value-type="string">
            <text:p text:style-name="P201"/>
            <text:p text:style-name="P201">Vectorオブジェクトの要素数を返します。</text:p>
          </table:table-cell>
        </table:table-row>
        <table:table-row>
          <table:table-cell office:value-type="string">
            <text:p text:style-name="P201">書式</text:p>
          </table:table-cell>
          <table:table-cell office:value-type="string">
            <text:p text:style-name="P201"/>
            <text:p text:style-name="P201">Vector len</text:p>
          </table:table-cell>
        </table:table-row>
        <table:table-row>
          <table:table-cell office:value-type="string">
            <text:p text:style-name="P201">詳細</text:p>
          </table:table-cell>
          <table:table-cell office:value-type="string">
            <text:p text:style-name="P201"/>
            <text:p text:style-name="P201">Vectorオブジェクトの要素数を返します。</text:p>
          </table:table-cell>
        </table:table-row>
        <table:table-row>
          <table:table-cell office:value-type="string">
            <text:p text:style-name="P201">戻り値</text:p>
          </table:table-cell>
          <table:table-cell office:value-type="string">
            <text:p text:style-name="P201"/>
            <text:p text:style-name="P201">Vectorオブジェクトの要素数として0以上の整数値が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712" text:outline-level="3"><text:bookmark-start text:name="__RefHeading___Toc25111_2612789494"/><text:span text:style-name="T5">Vector</text:span>::list<text:span text:style-name="T5">　</text:span><text:bookmark-end text:name="__RefHeading___Toc25111_2612789494"/></text:h>
      <text:p text:style-name="P314"/>
      <table:table table:name="表231" table:style-name="表231">
        <table:table-column table:style-name="表231.A"/>
        <table:table-column table:style-name="表231.B"/>
        <table:table-row>
          <table:table-cell office:value-type="string">
            <text:p text:style-name="P204">説明</text:p>
          </table:table-cell>
          <table:table-cell office:value-type="string">
            <text:p text:style-name="P204"/>
            <text:p text:style-name="P204">Vectorオブジェクトをリストへ変換します。</text:p>
          </table:table-cell>
        </table:table-row>
        <table:table-row>
          <table:table-cell office:value-type="string">
            <text:p text:style-name="P204">書式</text:p>
          </table:table-cell>
          <table:table-cell office:value-type="string">
            <text:p text:style-name="P204"/>
            <text:p text:style-name="P204">Vector list</text:p>
          </table:table-cell>
        </table:table-row>
        <table:table-row>
          <table:table-cell office:value-type="string">
            <text:p text:style-name="P204">詳細</text:p>
          </table:table-cell>
          <table:table-cell office:value-type="string">
            <text:p text:style-name="P204"/>
            <text:p text:style-name="P204">Vectorオブジェクトの各要素を順番にリストの要素としたリストを返します。</text:p>
          </table:table-cell>
        </table:table-row>
        <table:table-row>
          <table:table-cell office:value-type="string">
            <text:p text:style-name="P204">戻り値</text:p>
          </table:table-cell>
          <table:table-cell office:value-type="string">
            <text:p text:style-name="P204"/>
            <text:p text:style-name="P204">Vectorオブジェクトの要素のリストが返ります。</text:p>
          </table:table-cell>
        </table:table-row>
        <table:table-row>
          <table:table-cell office:value-type="string">
            <text:p text:style-name="P204">例外</text:p>
          </table:table-cell>
          <table:table-cell office:value-type="string">
            <text:p text:style-name="P204"/>
            <text:p text:style-name="P204">ErrSyntax: 書式に誤りがあります。</text:p>
          </table:table-cell>
        </table:table-row>
        <table:table-row>
          <table:table-cell office:value-type="string">
            <text:p text:style-name="P204">使用例</text:p>
          </table:table-cell>
          <table:table-cell office:value-type="string">
            <text:p text:style-name="P204"/>
            <text:p text:style-name="P204"/>
          </table:table-cell>
        </table:table-row>
      </table:table>
      <text:h text:style-name="P811" text:outline-level="3"/>
      <text:h text:style-name="P712" text:outline-level="3"><text:bookmark-start text:name="__RefHeading__14576_1559979953"/><text:span text:style-name="T5">Vector</text:span>::<text:span text:style-name="T309">resize</text:span><text:span text:style-name="T5">　</text:span><text:bookmark-end text:name="__RefHeading__14576_1559979953"/></text:h>
      <text:p text:style-name="P49"/>
      <table:table table:name="Table14" table:style-name="Table14">
        <table:table-column table:style-name="Table14.A"/>
        <table:table-column table:style-name="Table14.B"/>
        <table:table-row>
          <table:table-cell office:value-type="string">
            <text:p text:style-name="P201">説明</text:p>
          </table:table-cell>
          <table:table-cell office:value-type="string">
            <text:p text:style-name="P201"/>
            <text:p text:style-name="P201">Vectorオブジェクトの要素数を変更します。</text:p>
          </table:table-cell>
        </table:table-row>
        <table:table-row>
          <table:table-cell office:value-type="string">
            <text:p text:style-name="P201">書式</text:p>
          </table:table-cell>
          <table:table-cell office:value-type="string">
            <text:p text:style-name="P201"/>
            <text:p text:style-name="P201">Vector resize <text:span text:style-name="T85">newsize</text:span></text:p>
          </table:table-cell>
        </table:table-row>
        <table:table-row>
          <table:table-cell office:value-type="string">
            <text:p text:style-name="P201">詳細</text:p>
          </table:table-cell>
          <table:table-cell office:value-type="string">
            <text:p text:style-name="P440"/>
            <text:p text:style-name="P440">Vectorオブジェクトの要素数を<text:span text:style-name="T54">newsize</text:span>に変更します。元の要素数より<text:span text:style-name="T54">newsize</text:span>が大きい場合は、新たに割り当てられた部分はnilが設定されます。</text:p>
            <text:p text:style-name="P440">元の要素数より小さな値を指定した場合、切り詰められた部分の要素は捨てられます。いずれの場合も、元あった要素の内容は変更されません。</text:p>
            <text:p text:style-name="P440"><text:span text:style-name="T54">newsize</text:span><text:span text:style-name="T106">は0以上の値を指定できます。</text:span></text:p>
          </table:table-cell>
        </table:table-row>
        <table:table-row>
          <table:table-cell office:value-type="string">
            <text:p text:style-name="P201">戻り値</text:p>
          </table:table-cell>
          <table:table-cell office:value-type="string">
            <text:p text:style-name="P201"/>
            <text:p text:style-name="P201">要素数の変更が成功した場合はt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ext:p text:style-name="P202">ErrArrayBoundary: 要素数の指定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712" text:outline-level="3"><text:bookmark-start text:name="__RefHeading__14578_1559979953"/><text:span text:style-name="T5">Vector</text:span>::set<text:span text:style-name="T5">　</text:span><text:bookmark-end text:name="__RefHeading__14578_1559979953"/></text:h>
      <text:p text:style-name="P49"/>
      <table:table table:name="Table15" table:style-name="Table15">
        <table:table-column table:style-name="Table15.A"/>
        <table:table-column table:style-name="Table15.B"/>
        <table:table-row>
          <table:table-cell office:value-type="string">
            <text:p text:style-name="P201">説明</text:p>
          </table:table-cell>
          <table:table-cell office:value-type="string">
            <text:p text:style-name="P201"/>
            <text:p text:style-name="P201">Vectorの要素に値を設定します。</text:p>
          </table:table-cell>
        </table:table-row>
        <table:table-row>
          <table:table-cell office:value-type="string">
            <text:p text:style-name="P201">書式</text:p>
          </table:table-cell>
          <table:table-cell office:value-type="string">
            <text:p text:style-name="P201"/>
            <text:p text:style-name="P201">Vector set <text:span text:style-name="T54">index</text:span> <text:span text:style-name="T54">val</text:span></text:p>
          </table:table-cell>
        </table:table-row>
        <table:table-row>
          <table:table-cell office:value-type="string">
            <text:p text:style-name="P201">詳細</text:p>
          </table:table-cell>
          <table:table-cell office:value-type="string">
            <text:p text:style-name="P201"/>
            <text:p text:style-name="P201">Vectorオブジェクトの要素位置<text:span text:style-name="T54">index</text:span>に値<text:span text:style-name="T54">val</text:span>を設定します。<text:span text:style-name="T54">index</text:span>の範囲は、0から[Vector len] -1 までとなります。</text:p>
          </table:table-cell>
        </table:table-row>
        <table:table-row>
          <table:table-cell office:value-type="string">
            <text:p text:style-name="P201">戻り値</text:p>
          </table:table-cell>
          <table:table-cell office:value-type="string">
            <text:p text:style-name="P201"/>
            <text:p text:style-name="P201"><text:span text:style-name="T54">val</text:span>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ext:p text:style-name="P201">ErrArrayBoundary: <text:span text:style-name="T54">index</text:span>の値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0" text:outline-level="3"/>
      <text:h text:style-name="P712" text:outline-level="3"><text:bookmark-start text:name="__RefHeading__14580_1559979953"/><text:span text:style-name="T5">Vector</text:span>::string<text:span text:style-name="T5">　</text:span><text:bookmark-end text:name="__RefHeading__14580_1559979953"/></text:h>
      <text:p text:style-name="P49"/>
      <table:table table:name="Table16" table:style-name="Table16">
        <table:table-column table:style-name="Table16.A"/>
        <table:table-column table:style-name="Table16.B"/>
        <table:table-row>
          <table:table-cell office:value-type="string">
            <text:p text:style-name="P201">説明</text:p>
          </table:table-cell>
          <table:table-cell office:value-type="string">
            <text:p text:style-name="P201"/>
            <text:p text:style-name="P201">Vectorオブジェクトの文字列表現を返します。</text:p>
          </table:table-cell>
        </table:table-row>
        <table:table-row>
          <table:table-cell office:value-type="string">
            <text:p text:style-name="P201">書式</text:p>
          </table:table-cell>
          <table:table-cell office:value-type="string">
            <text:p text:style-name="P201"/>
            <text:p text:style-name="P201">Vector string</text:p>
          </table:table-cell>
        </table:table-row>
        <table:table-row>
          <table:table-cell office:value-type="string">
            <text:p text:style-name="P201">詳細</text:p>
          </table:table-cell>
          <table:table-cell office:value-type="string">
            <text:p text:style-name="P201"/>
            <text:p text:style-name="P201">Vectorオブジェクトの文字列表現を返します。</text:p>
          </table:table-cell>
        </table:table-row>
        <table:table-row>
          <table:table-cell office:value-type="string">
            <text:p text:style-name="P201">戻り値</text:p>
          </table:table-cell>
          <table:table-cell office:value-type="string">
            <text:p text:style-name="P201"/>
            <text:p text:style-name="P201">Vectorオブジェクトの文字列表現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0" text:outline-level="3"/>
      <text:h text:style-name="P754" text:outline-level="3"/>
      <text:h text:style-name="P712" text:outline-level="3"><text:bookmark-start text:name="__RefHeading__17281_467714174"/><text:span text:style-name="T5">Vector</text:span>::swap<text:span text:style-name="T5">　</text:span><text:bookmark-end text:name="__RefHeading__17281_467714174"/></text:h>
      <text:p text:style-name="P289"/>
      <table:table table:name="表87" table:style-name="表87">
        <table:table-column table:style-name="表87.A"/>
        <table:table-column table:style-name="表87.B"/>
        <table:table-row>
          <table:table-cell office:value-type="string">
            <text:p text:style-name="P172">説明</text:p>
          </table:table-cell>
          <table:table-cell office:value-type="string">
            <text:p text:style-name="P172"/>
            <text:p text:style-name="P172">Vectorの指定した2要素の値を入れ替えます。</text:p>
          </table:table-cell>
        </table:table-row>
        <table:table-row>
          <table:table-cell office:value-type="string">
            <text:p text:style-name="P172">書式</text:p>
          </table:table-cell>
          <table:table-cell office:value-type="string">
            <text:p text:style-name="P172"/>
            <text:p text:style-name="P172">Vector swap <text:span text:style-name="T54">index1</text:span> <text:s/><text:span text:style-name="T54">index2</text:span></text:p>
          </table:table-cell>
        </table:table-row>
        <table:table-row>
          <table:table-cell office:value-type="string">
            <text:p text:style-name="P172">詳細</text:p>
          </table:table-cell>
          <table:table-cell office:value-type="string">
            <text:p text:style-name="P172"/>
            <text:p text:style-name="P239">Vectorオブジェクトの要素位置<text:span text:style-name="T54">index1 </text:span><text:span text:style-name="T106">と</text:span><text:span text:style-name="T54">index</text:span><text:span text:style-name="T56">2 </text:span><text:span text:style-name="T106"><text:s/>の値を入れ替えます</text:span>。</text:p>
          </table:table-cell>
        </table:table-row>
        <table:table-row>
          <table:table-cell office:value-type="string">
            <text:p text:style-name="P172">戻り値</text:p>
          </table:table-cell>
          <table:table-cell office:value-type="string">
            <text:p text:style-name="P172"/>
            <text:p text:style-name="P172"><text:span text:style-name="T106">入れ替えが成功したらt </text:span>を返します。</text:p>
          </table:table-cell>
        </table:table-row>
        <table:table-row>
          <table:table-cell office:value-type="string">
            <text:p text:style-name="P172">例外</text:p>
          </table:table-cell>
          <table:table-cell office:value-type="string">
            <text:p text:style-name="P172"/>
            <text:p text:style-name="P172">ErrSyntax: 書式に誤りがあります。</text:p>
            <text:p text:style-name="P239">ErrArrayBoundary: <text:span text:style-name="T54">index1, index2</text:span>の値に誤りがあります。</text:p>
          </table:table-cell>
        </table:table-row>
        <table:table-row>
          <table:table-cell office:value-type="string">
            <text:p text:style-name="P172">使用例</text:p>
          </table:table-cell>
          <table:table-cell office:value-type="string">
            <text:p text:style-name="P172"/>
            <text:p text:style-name="P172"/>
          </table:table-cell>
        </table:table-row>
      </table:table>
      <text:h text:style-name="P756" text:outline-level="3"/>
      <text:h text:style-name="P707" text:outline-level="2"><text:bookmark-start text:name="__RefHeading__16814_505007155"/>5.3 <text:span text:style-name="T5">エラー一覧</text:span><text:bookmark-end text:name="__RefHeading__16814_505007155"/></text:h>
      <text:p text:style-name="P356">　以下にシステムで発生するエラーの一覧を示します。</text:p>
      <text:p text:style-name="P356"/>
      <table:table table:name="表85" table:style-name="表85">
        <table:table-column table:style-name="表85.A"/>
        <table:table-column table:style-name="表85.B"/>
        <table:table-row table:style-name="表85.1">
          <table:table-cell table:style-name="表85.A1" office:value-type="string">
            <text:p text:style-name="P238">エラーシンボル</text:p>
          </table:table-cell>
          <table:table-cell table:style-name="表85.A1" office:value-type="string">
            <text:p text:style-name="P556">意味</text:p>
          </table:table-cell>
        </table:table-row>
        <table:table-row>
          <table:table-cell table:style-name="表85.A1" office:value-type="string">
            <text:p text:style-name="P238">ErrInternal</text:p>
          </table:table-cell>
          <table:table-cell table:style-name="表85.A1" office:value-type="string">
            <text:p text:style-name="P238">内部エラーが発生した。</text:p>
          </table:table-cell>
        </table:table-row>
        <table:table-row>
          <table:table-cell table:style-name="表85.A1" office:value-type="string">
            <text:p text:style-name="P388">ErrNoMemory</text:p>
          </table:table-cell>
          <table:table-cell table:style-name="表85.A1" office:value-type="string">
            <text:p text:style-name="P391">メモリの割り当てに失敗した。</text:p>
          </table:table-cell>
        </table:table-row>
        <table:table-row>
          <table:table-cell table:style-name="表85.A1" office:value-type="string">
            <text:p text:style-name="P388">WarnParseString</text:p>
          </table:table-cell>
          <table:table-cell table:style-name="表85.A1" office:value-type="string">
            <text:p text:style-name="P238">文字列リテラルが途中である。（後ろに文字を追加すればエラーにならない可能性がある）</text:p>
          </table:table-cell>
        </table:table-row>
        <table:table-row>
          <table:table-cell table:style-name="表85.A1" office:value-type="string">
            <text:p text:style-name="P388">WarnParseClose</text:p>
          </table:table-cell>
          <table:table-cell table:style-name="表85.A1" office:value-type="string">
            <text:p text:style-name="P527"><text:span text:style-name="T5">閉じ括弧（ ")"、"}"、"]"、"</text:span><text:span text:style-name="T46">\"</text:span><text:span text:style-name="T5">" ）が足りない。（後ろに文字を追加すればエラーにならない可能性がある）</text:span></text:p>
          </table:table-cell>
        </table:table-row>
        <table:table-row>
          <table:table-cell table:style-name="表85.A1" office:value-type="string">
            <text:p text:style-name="P388">ErrParseClose</text:p>
          </table:table-cell>
          <table:table-cell table:style-name="表85.A1" office:value-type="string">
            <text:p text:style-name="P238">括弧の対応が間違っている。</text:p>
          </table:table-cell>
        </table:table-row>
        <table:table-row>
          <table:table-cell table:style-name="表85.A1" office:value-type="string">
            <text:p text:style-name="P388">ErrNoGivenNamedArg</text:p>
          </table:table-cell>
          <table:table-cell table:style-name="表85.A1" office:value-type="string">
            <text:p text:style-name="P238">キーワード引数に値が与えられなかった。</text:p>
          </table:table-cell>
        </table:table-row>
        <table:table-row>
          <table:table-cell table:style-name="表85.A1" office:value-type="string">
            <text:p text:style-name="P388">ErrNoSuchVariable</text:p>
          </table:table-cell>
          <table:table-cell table:style-name="表85.A1" office:value-type="string">
            <text:p text:style-name="P238">変数が存在しない。</text:p>
          </table:table-cell>
        </table:table-row>
        <table:table-row>
          <table:table-cell table:style-name="表85.A1" office:value-type="string">
            <text:p text:style-name="P388">ErrNoRunnableObject</text:p>
          </table:table-cell>
          <table:table-cell table:style-name="表85.A1" office:value-type="string">
            <text:p text:style-name="P264">命令の先頭が関数でもオブジェクトでもない。</text:p>
          </table:table-cell>
        </table:table-row>
        <table:table-row>
          <table:table-cell table:style-name="表85.A1" office:value-type="string">
            <text:p text:style-name="P388">_ErrNoFunction</text:p>
          </table:table-cell>
          <table:table-cell table:style-name="表85.A1" office:value-type="string">
            <text:p text:style-name="P264">指定された関数が存在しない。</text:p>
            <text:p text:style-name="P264">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388">ErrNoFunction</text:p>
          </table:table-cell>
          <table:table-cell table:style-name="表85.A1" office:value-type="string">
            <text:p text:style-name="P264">指定された関数が存在しない。</text:p>
            <text:p text:style-name="P264">unknown内での関数の解決に失敗したときに発生します。</text:p>
          </table:table-cell>
        </table:table-row>
        <table:table-row>
          <table:table-cell table:style-name="表85.A1" office:value-type="string">
            <text:p text:style-name="P388">ErrNoTypeObject</text:p>
          </table:table-cell>
          <table:table-cell table:style-name="表85.A1" office:value-type="string">
            <text:p text:style-name="P238">システムに存在しない型が指定された。</text:p>
          </table:table-cell>
        </table:table-row>
        <table:table-row>
          <table:table-cell table:style-name="表85.A1" office:value-type="string">
            <text:p text:style-name="P388">ErrFewArg</text:p>
          </table:table-cell>
          <table:table-cell table:style-name="表85.A1" office:value-type="string">
            <text:p text:style-name="P238">位置引数が足りない。</text:p>
          </table:table-cell>
        </table:table-row>
        <table:table-row>
          <table:table-cell table:style-name="表85.A1" office:value-type="string">
            <text:p text:style-name="P388">ErrMayArg</text:p>
          </table:table-cell>
          <table:table-cell table:style-name="表85.A1" office:value-type="string">
            <text:p text:style-name="P238">位置引数が多い。</text:p>
          </table:table-cell>
        </table:table-row>
        <table:table-row>
          <table:table-cell table:style-name="表85.A1" office:value-type="string">
            <text:p text:style-name="P388">ErrNoSpecifiedArg</text:p>
          </table:table-cell>
          <table:table-cell table:style-name="表85.A1" office:value-type="string">
            <text:p text:style-name="P238">定義の無いキーワード引数が与えられた。</text:p>
          </table:table-cell>
        </table:table-row>
        <table:table-row>
          <table:table-cell table:style-name="表85.A1" office:value-type="string">
            <text:p text:style-name="P388">ErrSyntax</text:p>
          </table:table-cell>
          <table:table-cell table:style-name="表85.A1" office:value-type="string">
            <text:p text:style-name="P238">コマンドの文法に誤りがある。</text:p>
          </table:table-cell>
        </table:table-row>
        <table:table-row>
          <table:table-cell table:style-name="表85.A1" office:value-type="string">
            <text:p text:style-name="P388">ErrStackOverflow</text:p>
          </table:table-cell>
          <table:table-cell table:style-name="表85.A1" office:value-type="string">
            <text:p text:style-name="P238">スタックがオーバーフローした。</text:p>
          </table:table-cell>
        </table:table-row>
        <table:table-row>
          <table:table-cell table:style-name="表85.A1" office:value-type="string">
            <text:p text:style-name="P388">ErrStackUnderflow</text:p>
          </table:table-cell>
          <table:table-cell table:style-name="表85.A1" office:value-type="string">
            <text:p text:style-name="P238">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388">ErrNoClass</text:p>
          </table:table-cell>
          <table:table-cell table:style-name="表85.A1" office:value-type="string">
            <text:p text:style-name="P238">クラスが存在しない。</text:p>
          </table:table-cell>
        </table:table-row>
        <table:table-row>
          <table:table-cell table:style-name="表85.A1" office:value-type="string">
            <text:p text:style-name="P388">ErrNoMethod</text:p>
          </table:table-cell>
          <table:table-cell table:style-name="表85.A1" office:value-type="string">
            <text:p text:style-name="P238">メソッドが存在しない。</text:p>
          </table:table-cell>
        </table:table-row>
        <table:table-row>
          <table:table-cell table:style-name="表85.A1" office:value-type="string">
            <text:p text:style-name="P388">ErrNoDelegate</text:p>
          </table:table-cell>
          <table:table-cell table:style-name="表85.A1" office:value-type="string">
            <text:p text:style-name="P238">委譲先のクラスが存在しない。</text:p>
          </table:table-cell>
        </table:table-row>
        <table:table-row>
          <table:table-cell table:style-name="表85.A1" office:value-type="string">
            <text:p text:style-name="P388">ErrBadType</text:p>
          </table:table-cell>
          <table:table-cell table:style-name="表85.A1" office:value-type="string">
            <text:p text:style-name="P388">システムが用意するWrapperクラスで内部の基本データ型が正しくない状態が発生した。</text:p>
          </table:table-cell>
        </table:table-row>
        <table:table-row>
          <table:table-cell table:style-name="表85.A1" office:value-type="string">
            <text:p text:style-name="P388">ErrBadMethod</text:p>
          </table:table-cell>
          <table:table-cell table:style-name="表85.A1" office:value-type="string">
            <text:p text:style-name="P388">メソッドの指定が正しくない。</text:p>
          </table:table-cell>
        </table:table-row>
        <table:table-row>
          <table:table-cell table:style-name="表85.A1" office:value-type="string">
            <text:p text:style-name="P388">ErrFileNotOpen</text:p>
          </table:table-cell>
          <table:table-cell table:style-name="表85.A1" office:value-type="string">
            <text:p text:style-name="P388">ファイルがオープンされていない。</text:p>
          </table:table-cell>
        </table:table-row>
        <table:table-row>
          <table:table-cell table:style-name="表85.A1" office:value-type="string">
            <text:p text:style-name="P388">ErrFileAccess</text:p>
          </table:table-cell>
          <table:table-cell table:style-name="表85.A1" office:value-type="string">
            <text:p text:style-name="P388">ファイルのアクセス権が無い。</text:p>
          </table:table-cell>
        </table:table-row>
        <text:soft-page-break/>
        <table:table-row>
          <table:table-cell table:style-name="表85.A1" office:value-type="string">
            <text:p text:style-name="P238">エラーシンボル</text:p>
          </table:table-cell>
          <table:table-cell table:style-name="表85.A1" office:value-type="string">
            <text:p text:style-name="P556">意味</text:p>
          </table:table-cell>
        </table:table-row>
        <table:table-row>
          <table:table-cell table:style-name="表85.A1" office:value-type="string">
            <text:p text:style-name="P388">ErrSysCall</text:p>
          </table:table-cell>
          <table:table-cell table:style-name="表85.A1" office:value-type="string">
            <text:p text:style-name="P388">システムコールでエラーが発生した。</text:p>
          </table:table-cell>
        </table:table-row>
        <table:table-row>
          <table:table-cell table:style-name="表85.A1" office:value-type="string">
            <text:p text:style-name="P388">ErrLinkAlias</text:p>
          </table:table-cell>
          <table:table-cell table:style-name="表85.A1" office:value-type="string">
            <text:p text:style-name="P388">aliasがループしている。</text:p>
          </table:table-cell>
        </table:table-row>
        <table:table-row>
          <table:table-cell table:style-name="表85.A1" office:value-type="string">
            <text:p text:style-name="P391">ErrRegex</text:p>
          </table:table-cell>
          <table:table-cell table:style-name="表85.A1" office:value-type="string">
            <text:p text:style-name="P388">正規表現に誤りがある。</text:p>
          </table:table-cell>
        </table:table-row>
        <table:table-row>
          <table:table-cell table:style-name="表85.A1" office:value-type="string">
            <text:p text:style-name="P391">ErrZeroDivide</text:p>
          </table:table-cell>
          <table:table-cell table:style-name="表85.A1" office:value-type="string">
            <text:p text:style-name="P388">ゼロ除算を実行しようとした。</text:p>
          </table:table-cell>
        </table:table-row>
        <table:table-row>
          <table:table-cell table:style-name="表85.A1" office:value-type="string">
            <text:p text:style-name="P391">ErrAlreadyExists</text:p>
          </table:table-cell>
          <table:table-cell table:style-name="表85.A1" office:value-type="string">
            <text:p text:style-name="P388">すでに定義されているグローバル変数を定義しようとした。</text:p>
          </table:table-cell>
        </table:table-row>
        <table:table-row>
          <table:table-cell table:style-name="表85.A1" office:value-type="string">
            <text:p text:style-name="P391">ErrBadStackBase</text:p>
          </table:table-cell>
          <table:table-cell table:style-name="表85.A1" office:value-type="string">
            <text:p text:style-name="P388">（未使用）</text:p>
          </table:table-cell>
        </table:table-row>
        <table:table-row>
          <table:table-cell table:style-name="表85.A1" office:value-type="string">
            <text:p text:style-name="P391">ErrBadBindSpec</text:p>
          </table:table-cell>
          <table:table-cell table:style-name="表85.A1" office:value-type="string">
            <text:p text:style-name="P388">バインド変数の指定に誤りがある。</text:p>
          </table:table-cell>
        </table:table-row>
        <table:table-row>
          <table:table-cell table:style-name="表85.A1" office:value-type="string">
            <text:p text:style-name="P391">ErrNotImpliment</text:p>
          </table:table-cell>
          <table:table-cell table:style-name="表85.A1" office:value-type="string">
            <text:p text:style-name="P389">（未使用）</text:p>
          </table:table-cell>
        </table:table-row>
        <table:table-row>
          <table:table-cell table:style-name="表85.A1" office:value-type="string">
            <text:p text:style-name="P391">ErrNoFoundHost</text:p>
          </table:table-cell>
          <table:table-cell table:style-name="表85.A1" office:value-type="string">
            <text:p text:style-name="P388">ホスト名解決に失敗した。</text:p>
          </table:table-cell>
        </table:table-row>
        <table:table-row>
          <table:table-cell table:style-name="表85.A1" office:value-type="string">
            <text:p text:style-name="P391">ErrCreateCoroutine</text:p>
          </table:table-cell>
          <table:table-cell table:style-name="表85.A1" office:value-type="string">
            <text:p text:style-name="P388">コルーチンの生成に失敗した。</text:p>
          </table:table-cell>
        </table:table-row>
        <table:table-row>
          <table:table-cell table:style-name="表85.A1" office:value-type="string">
            <text:p text:style-name="P391">ErrCoroutineOutOfLife</text:p>
          </table:table-cell>
          <table:table-cell table:style-name="表85.A1" office:value-type="string">
            <text:p text:style-name="P388">既に終了したコルーチンを実行しようとした。</text:p>
          </table:table-cell>
        </table:table-row>
        <table:table-row>
          <table:table-cell table:style-name="表85.A1" office:value-type="string">
            <text:p text:style-name="P391">ErrNotCoroutine</text:p>
          </table:table-cell>
          <table:table-cell table:style-name="表85.A1" office:value-type="string">
            <text:p text:style-name="P388">コルーチンでないのにpauseしようとした。</text:p>
          </table:table-cell>
        </table:table-row>
        <table:table-row>
          <table:table-cell table:style-name="表85.A1" office:value-type="string">
            <text:p text:style-name="P391">ErrNoStackSlot</text:p>
          </table:table-cell>
          <table:table-cell table:style-name="表85.A1" office:value-type="string">
            <text:p text:style-name="P390">コルーチンの生成においてスタックスロットが用意できなか</text:p>
            <text:p text:style-name="P390">った。</text:p>
          </table:table-cell>
        </table:table-row>
        <table:table-row>
          <table:table-cell table:style-name="表85.A1" office:value-type="string">
            <text:p text:style-name="P392">ErrIOAgain</text:p>
          </table:table-cell>
          <table:table-cell table:style-name="表85.A1" office:value-type="string">
            <text:p text:style-name="P393">I/O中に割り込みが発生した場合に発生する。この時は、再度</text:p>
            <text:p text:style-name="P393">I/O命令を発行することでI/Oが完了できる可能性がある。</text:p>
            <text:p text:style-name="P599">この例外は発生しなくなりました。</text:p>
          </table:table-cell>
        </table:table-row>
        <table:table-row>
          <table:table-cell table:style-name="表85.A1" office:value-type="string">
            <text:p text:style-name="P392">ErrNoEncoding</text:p>
          </table:table-cell>
          <table:table-cell table:style-name="表85.A1" office:value-type="string">
            <text:p text:style-name="P29"><text:span text:style-name="T341">ファイルエンコーダーの指定が誤っている(</text:span><text:a xlink:type="simple" xlink:href="../../../:init" text:style-name="Internet_20_link" text:visited-style-name="Visited_20_Internet_20_Link"><text:span text:style-name="T210">File::</text:span></text:a><text:span text:style-name="T52">init</text:span><text:span text:style-name="T53"> </text:span><text:span text:style-name="T342">またはset-encoding、set-input-encoding、set-output-encodingによる指定が誤っている場合</text:span><text:span text:style-name="T341">)。</text:span></text:p>
          </table:table-cell>
        </table:table-row>
        <table:table-row>
          <table:table-cell table:style-name="表85.A1" office:value-type="string">
            <text:p text:style-name="P392">ErrBadEncodeByte</text:p>
          </table:table-cell>
          <table:table-cell table:style-name="表85.A1" office:value-type="string">
            <text:p text:style-name="P392">入力ファイル中に不正なUTF-8シーケンスを見つけた。</text:p>
          </table:table-cell>
        </table:table-row>
        <table:table-row table:style-name="表85.43">
          <table:table-cell table:style-name="表85.A1" office:value-type="string">
            <text:p text:style-name="P396">ErrBadEncoder</text:p>
          </table:table-cell>
          <table:table-cell table:style-name="表85.A1" office:value-type="string">
            <text:p text:style-name="P394">ファイルエンコーダーの指定が誤っている(グローバル変数<text:span text:style-name="T275">DEFAULT_FILE_ENCODINGまたは、 </text:span></text:p>
            <text:p text:style-name="P394"><text:span text:style-name="T275">DEFAULT_DIRENT_ENCODINGの指定が誤っている場合)</text:span>。</text:p>
          </table:table-cell>
        </table:table-row>
        <table:table-row>
          <table:table-cell table:style-name="表85.A1" office:value-type="string">
            <text:p text:style-name="P397">ErrBadEncodeLessLength</text:p>
          </table:table-cell>
          <table:table-cell table:style-name="表85.A1" office:value-type="string">
            <text:p text:style-name="P612">エンコードされた文字シーケンスが途中で終わっている。追加で読み込みを行い再度デコードを行うことが可能である。</text:p>
          </table:table-cell>
        </table:table-row>
      </table:table>
      <table:table table:name="表213" table:style-name="表213">
        <table:table-column table:style-name="表213.A"/>
        <table:table-column table:style-name="表213.B"/>
        <table:table-row>
          <table:table-cell table:style-name="表213.A1" office:value-type="string">
            <text:p text:style-name="P395">Err<text:span text:style-name="T290">Infinity</text:span></text:p>
          </table:table-cell>
          <table:table-cell table:style-name="表213.A1" office:value-type="string">
            <text:p text:style-name="P398">実数値がInfinityであるため整数値に変換できない。</text:p>
          </table:table-cell>
        </table:table-row>
        <table:table-row>
          <table:table-cell table:style-name="表213.A1" office:value-type="string">
            <text:p text:style-name="P395">ErrNaN</text:p>
          </table:table-cell>
          <table:table-cell table:style-name="表213.A1" office:value-type="string">
            <text:p text:style-name="P398">実数値が未定義値であるため整数値に変換できない。</text:p>
          </table:table-cell>
        </table:table-row>
      </table:table>
      <text:h text:style-name="P841" text:outline-level="3"/>
      <text:h text:style-name="P841" text:outline-level="3"/>
      <text:h text:style-name="P842" text:outline-level="3"/>
      <text:h text:style-name="P842" text:outline-level="3"/>
      <text:h text:style-name="P850" text:outline-level="3"/>
      <text:h text:style-name="P851" text:outline-level="3"/>
      <text:h text:style-name="P852" text:outline-level="3"/>
      <text:h text:style-name="P852" text:outline-level="3"/>
      <text:h text:style-name="P852" text:outline-level="3"/>
      <text:h text:style-name="P852" text:outline-level="3"/>
      <text:h text:style-name="P852" text:outline-level="3"/>
      <text:h text:style-name="P852" text:outline-level="3"/>
      <text:h text:style-name="P852" text:outline-level="3"/>
      <text:h text:style-name="P852" text:outline-level="3"/>
      <text:h text:style-name="P852" text:outline-level="3"/>
      <text:h text:style-name="P852" text:outline-level="3"/>
      <text:h text:style-name="P852" text:outline-level="3"/>
      <text:h text:style-name="P852" text:outline-level="3"/>
      <text:h text:style-name="P852" text:outline-level="3"/>
      <text:p text:style-name="P13"><draw:g text:anchor-type="paragraph" draw:z-index="1137" draw:name="シェイプ24" draw:style-name="gr1"><draw:line draw:name="シェイプ1" draw:style-name="gr2" draw:text-style-name="P858" svg:x1="-0.201cm" svg:y1="0.249cm" svg:x2="17.034cm" svg:y2="0.249cm"><text:p/></draw:line><draw:line draw:name="シェイプ1" draw:style-name="gr3" draw:text-style-name="P858" svg:x1="-0.201cm" svg:y1="0.415cm" svg:x2="17.034cm" svg:y2="0.415cm"><text:p/></draw:line></draw:g></text:p>
      <text:p text:style-name="P13"/>
      <text:p text:style-name="P13"/>
      <text:p text:style-name="P26"><text:bookmark-start text:name="__RefHeading__14104_1938697309"/>A programming language <text:span text:style-name="T2">P</text:span>erfume<text:bookmark-end text:name="__RefHeading__14104_1938697309"/></text:p>
      <text:p text:style-name="P26">Language manual</text:p>
      <text:p text:style-name="P14"/>
      <text:p text:style-name="P14"/>
      <text:p text:style-name="P30"><text:span text:style-name="T219"><text:tab/>Version </text:span><text:span text:style-name="T224">1</text:span><text:span text:style-name="T219">.</text:span><text:span text:style-name="T147">9</text:span><text:span text:style-name="T219">.</text:span><text:span text:style-name="T144">0</text:span><text:span text:style-name="T219"> </text:span><text:span text:style-name="T144">Dec</text:span><text:span text:style-name="T227"> </text:span><text:span text:style-name="T144">23</text:span><text:span text:style-name="T219">, 20</text:span><text:span text:style-name="T225">2</text:span><text:span text:style-name="T147">3</text:span><text:span text:style-name="T225"> (</text:span><text:span text:style-name="T145">KASHIYUKA 3</text:span><text:span text:style-name="T147">5</text:span><text:span text:style-name="T207">th</text:span><text:span text:style-name="T146"> Birthday</text:span><text:span text:style-name="T225">)</text:span></text:p>
      <text:p text:style-name="P30"><text:span text:style-name="T219"><text:tab/>Version </text:span><text:span text:style-name="T224">1</text:span><text:span text:style-name="T219">.</text:span><text:span text:style-name="T144">7</text:span><text:span text:style-name="T219">.</text:span><text:span text:style-name="T144">0</text:span><text:span text:style-name="T219"> </text:span><text:span text:style-name="T144">Dec</text:span><text:span text:style-name="T227"> </text:span><text:span text:style-name="T144">23</text:span><text:span text:style-name="T219">, 20</text:span><text:span text:style-name="T225">2</text:span><text:span text:style-name="T143">2</text:span><text:span text:style-name="T225"> (</text:span><text:span text:style-name="T145">KASHIYUKA 3</text:span><text:span text:style-name="T144">4</text:span><text:span text:style-name="T207">th</text:span><text:span text:style-name="T146"> Birthday</text:span><text:span text:style-name="T225">)</text:span></text:p>
      <text:p text:style-name="P28"><text:span text:style-name="T219"><text:tab/>Version </text:span><text:span text:style-name="T224">1</text:span><text:span text:style-name="T219">.</text:span><text:span text:style-name="T142">5</text:span><text:span text:style-name="T219">.</text:span><text:span text:style-name="T225">0</text:span><text:span text:style-name="T219"><text:tab/> </text:span><text:span text:style-name="T142">Dec</text:span><text:span text:style-name="T227"> </text:span><text:span text:style-name="T142">23</text:span><text:span text:style-name="T219">, 20</text:span><text:span text:style-name="T225">20 (</text:span><text:span text:style-name="T224">KASHIYUKA 3</text:span><text:span text:style-name="T142">2</text:span><text:span text:style-name="T240">th</text:span><text:span text:style-name="T226"> Birthday</text:span><text:span text:style-name="T225">)</text:span></text:p>
      <text:p text:style-name="P19"><text:tab/>Version <text:span text:style-name="T274">1</text:span>.<text:span text:style-name="T22">4</text:span>.<text:span text:style-name="T2">0</text:span><text:tab/> Aug<text:span text:style-name="T20"> </text:span><text:span text:style-name="T26">28</text:span>, 20<text:span text:style-name="T2">20</text:span></text:p>
      <text:p text:style-name="P27"><text:span text:style-name="T219"><text:tab/>Version </text:span><text:span text:style-name="T224">1</text:span><text:span text:style-name="T219">.</text:span><text:span text:style-name="T141">3</text:span><text:span text:style-name="T219">.</text:span><text:span text:style-name="T225">0</text:span><text:span text:style-name="T219"><text:tab/> </text:span><text:span text:style-name="T141">Feb</text:span><text:span text:style-name="T227"> </text:span><text:span text:style-name="T141">21</text:span><text:span text:style-name="T219">, 20</text:span><text:span text:style-name="T225">20</text:span></text:p>
      <text:p text:style-name="P18"><text:tab/>Version <text:span text:style-name="T274">1</text:span>.<text:span text:style-name="T12">2</text:span>.1<text:tab/> <text:span text:style-name="T18">Feb</text:span> <text:span text:style-name="T18">15</text:span>, 201<text:span text:style-name="T302">9 (a-chan 30</text:span><text:span text:style-name="T239">th</text:span><text:span text:style-name="T289"> Birthday)</text:span></text:p>
      <text:p text:style-name="P16"><text:tab/>Version <text:span text:style-name="T274">1</text:span>.<text:span text:style-name="T12">2</text:span>.0<text:tab/> <text:span text:style-name="T12">Dec</text:span> <text:span text:style-name="T16">23</text:span>, 201<text:span text:style-name="T274">8 (KASHIYUKA 30</text:span><text:span text:style-name="T239">th</text:span><text:span text:style-name="T289"> Birthday)</text:span></text:p>
      <text:p text:style-name="P16"><text:tab/>Version <text:span text:style-name="T274">1</text:span>.<text:span text:style-name="T18">1</text:span>.0<text:tab/> <text:span text:style-name="T18">May</text:span> <text:span text:style-name="T302">1</text:span><text:span text:style-name="T18">5</text:span>, 201<text:span text:style-name="T302">8</text:span></text:p>
      <text:p text:style-name="P16"><text:tab/>Version <text:span text:style-name="T274">1</text:span>.<text:span text:style-name="T18">0</text:span>.0<text:tab/> <text:span text:style-name="T18">Mar</text:span> <text:span text:style-name="T18">21</text:span>, 201<text:span text:style-name="T302">7</text:span></text:p>
      <text:p text:style-name="P17"><text:tab/>Version <text:span text:style-name="T303">0</text:span>.<text:span text:style-name="T19">9</text:span>.0<text:tab/> <text:span text:style-name="T19">Feb</text:span> <text:span text:style-name="T19">15</text:span>, 201<text:span text:style-name="T303">6 (a-chan 27</text:span><text:span text:style-name="T239">th</text:span><text:span text:style-name="T289"> Birthday)</text:span></text:p>
      <text:p text:style-name="P17"><text:tab/>Version <text:span text:style-name="T303">0</text:span>.<text:span text:style-name="T19">8</text:span>.0<text:tab/> <text:span text:style-name="T19">Dec</text:span> <text:span text:style-name="T19">23</text:span>, 201<text:span text:style-name="T303">5 (KASHIYUKA 27</text:span><text:span text:style-name="T239">th</text:span><text:span text:style-name="T289"> Birthday)</text:span></text:p>
      <text:p text:style-name="P17"><text:tab/>Version <text:span text:style-name="T303">0</text:span>.<text:span text:style-name="T19">7</text:span>.0<text:tab/> <text:span text:style-name="T19">Sep</text:span> <text:span text:style-name="T19">20</text:span>, 201<text:span text:style-name="T303">5 (NOCCHi 27</text:span><text:span text:style-name="T239">th</text:span><text:span text:style-name="T289"> Birthday)</text:span></text:p>
      <text:p text:style-name="P17"><text:tab/>Version <text:span text:style-name="T303">0</text:span>.<text:span text:style-name="T19">6</text:span>.0<text:tab/> <text:span text:style-name="T19">Aug</text:span> <text:span text:style-name="T19">9</text:span>, 201<text:span text:style-name="T303">5</text:span></text:p>
      <text:p text:style-name="P17"><text:tab/>Version <text:span text:style-name="T303">0</text:span>.<text:span text:style-name="T19">5</text:span>.0<text:tab/> <text:span text:style-name="T19">Feb</text:span> <text:span text:style-name="T19">15</text:span>, 201<text:span text:style-name="T303">5 (a-chan 26</text:span><text:span text:style-name="T239">th</text:span><text:span text:style-name="T289"> Birthday)</text:span></text:p>
      <text:p text:style-name="P17"><text:tab/>Version <text:span text:style-name="T303">0</text:span>.<text:span text:style-name="T19">4</text:span>.0<text:tab/> <text:span text:style-name="T19">Dec</text:span> <text:span text:style-name="T19">23</text:span>, 201<text:span text:style-name="T303">4 (KASHIYUKA 26</text:span><text:span text:style-name="T239">th</text:span><text:span text:style-name="T289"> Birthday)</text:span></text:p>
      <text:p text:style-name="P17"/>
      <text:p text:style-name="P15"><text:tab/>Author: SATO Mitsuhide </text:p>
      <text:p text:style-name="P22"><text:span text:style-name="T219"><text:tab/>E-Mail:</text:span><text:span text:style-name="T220"> </text:span><text:span text:style-name="T222">&lt;</text:span><text:span text:style-name="T223">Sato.Mitsuhide</text:span><text:span text:style-name="T222">@</text:span><text:span text:style-name="T223">gmail.com</text:span><text:span text:style-name="T219">&gt;</text:span></text:p>
      <text:p text:style-name="P22"><text:span text:style-name="T219"><text:tab/></text:span><text:span text:style-name="T221">T</text:span><text:span text:style-name="T220">witter: @mitchan0321</text:span></text:p>
      <text:p text:style-name="P14"/>
      <text:p text:style-name="P14"><draw:g text:anchor-type="paragraph" draw:z-index="1138" draw:name="シェイプ25" draw:style-name="gr1"><draw:line draw:name="シェイプ1" draw:style-name="gr2" draw:text-style-name="P858" svg:x1="-0.201cm" svg:y1="1.009cm" svg:x2="17.034cm" svg:y2="1.009cm"><text:p/></draw:line><draw:line draw:name="シェイプ1" draw:style-name="gr3" draw:text-style-name="P858" svg:x1="-0.201cm" svg:y1="0.827cm" svg:x2="17.034cm" svg:y2="0.827cm"><text:p/></draw:line></draw: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swiss" style:font-pitch="variable"/>
    <style:font-face style:name="Noto Sans CJK JP Medium" svg:font-family="'Noto Sans CJK JP Medium'" style:font-family-generic="swiss" style:font-pitch="variable"/>
    <style:font-face style:name="Noto Serif CJK JP Medium" svg:font-family="'Noto Serif CJK JP Medium'" style:font-family-generic="roman" style:font-pitch="variable"/>
    <style:font-face style:name="PlemolJP Console Text" svg:font-family="'PlemolJP Console Text'" style:font-family-generic="modern" style:font-pitch="fixed"/>
    <style:font-face style:name="PlemolJP Text" svg:font-family="'PlemolJP Text'" style:font-family-generic="modern" style:font-pitch="fixed"/>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游ゴシック" svg:font-family="游ゴシック" style:font-family-generic="modern" style:font-pitch="variable"/>
    <style:font-face style:name="游ゴシック1" svg:font-family="游ゴシック" style:font-adornments="標準" style:font-family-generic="modern" style:font-pitch="variable"/>
    <style:font-face style:name="ＭＳ ゴシック" svg:font-family="'ＭＳ ゴシック'" style:font-family-generic="modern" style:font-pitch="fixed"/>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loext:opacity="100%" style:font-name="游ゴシック1" fo:font-family="游ゴシック" style:font-style-name="標準" style:font-family-generic="modern" style:font-pitch="variable" fo:font-size="10.5pt" fo:language="en" fo:country="US" style:text-underline-style="none" style:letter-kerning="true" style:font-name-asian="游ゴシック1" style:font-family-asian="游ゴシック" style:font-style-name-asian="標準" style:font-family-generic-asian="moder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fo:font-family="'Noto Sans'" style:font-family-generic="swiss" style:font-pitch="variable" fo:font-size="10.5pt" style:font-name-asian="Noto Sans" style:font-family-asian="'Noto Sans'"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Contents_20_2" style:display-name="Contents 2" style:family="paragraph" style:parent-style-name="Standard" style:next-style-name="Standard" style:class="index">
      <style:paragraph-properties fo:margin-left="0.37cm" fo:margin-right="0cm" fo:text-indent="0cm" style:auto-text-indent="false"/>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fo:color="#000000" loext:opacity="100%" style:font-name="Symbol" fo:font-family="Symbol" style:font-family-generic="roman" style:font-pitch="variable" style:font-charset="x-symbol"/>
    </style:style>
    <style:style style:name="WW8Num3z0" style:family="text">
      <style:text-properties fo:color="#000000" loext:opacity="100%" style:font-name="Symbol" fo:font-family="Symbol" style:font-family-generic="roman" style:font-pitch="variable" style:font-charset="x-symbol"/>
    </style:style>
    <style:style style:name="WW8Num4z0" style:family="text">
      <style:text-properties fo:color="#000000" loext:opacity="100%" style:font-name="Symbol" fo:font-family="Symbol" style:font-family-generic="roman" style:font-pitch="variable" style:font-charset="x-symbol"/>
    </style:style>
    <style:style style:name="WW8Num5z0" style:family="text">
      <style:text-properties fo:color="#000000" loext:opacity="100%" style:font-name="Symbol" fo:font-family="Symbol" style:font-family-generic="roman" style:font-pitch="variable" style:font-charset="x-symbol"/>
    </style:style>
    <style:style style:name="段落フォント" style:family="text"/>
    <style:style style:name="WW8Num1z0" style:family="text">
      <style:text-properties fo:color="#000000" loext:opacity="1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loext:opacity="100%"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min-label-distance="0.381cm"/>
      </text:outline-level-style>
    </text:outline-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bullet text:level="1" text:style-name="WW8Num4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text-properties officeooo:rsid="0119dcbe"/>
    </style:style>
    <style:style style:name="MT3" style:family="text">
      <style:text-properties officeooo:rsid="011aea47"/>
    </style:style>
    <style:style style:name="MT4"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loext:decorative="false"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A Programming language <text:span text:style-name="MT1">P</text:span>erfume<draw:line text:anchor-type="char" draw:z-index="1" draw:name="シェイプ1" draw:style-name="Mgr1" draw:text-style-name="MP2" svg:x1="-0.318cm" svg:y1="1.561cm" svg:x2="15.24cm" svg:y2="1.561cm"><text:p/></draw:line></text:p>
      </style:header>
      <style:footer>
        <text:p text:style-name="MP3"><draw:line text:anchor-type="char" draw:z-index="3" draw:name="シェイプ2"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draw:style-name="Mdp1">
      <style:header>
        <text:p text:style-name="MP1">A Programming language perfume<draw:line text:anchor-type="char" draw:z-index="758" draw:name="シェイプ3"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759" draw:name="シェイプ4" draw:style-name="Mgr1" draw:text-style-name="MP2" svg:x1="-0.318cm" svg:y1="-0.792cm" svg:x2="15.24cm" svg:y2="-0.792cm"><text:p/></draw:line></text:p>
      </style:footer>
    </style:master-page>
    <style:master-page style:name="_32__20_を変換" style:display-name="2 を変換" style:page-layout-name="Mpm1" draw:style-name="Mdp1">
      <style:header>
        <text:p text:style-name="MP1">A Programming language perfume<draw:line text:anchor-type="char" draw:z-index="381" draw:name="シェイプ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name="シェイプ6" draw:style-name="Mgr1" draw:text-style-name="MP2" svg:x1="-0.318cm" svg:y1="-0.792cm" svg:x2="15.24cm" svg:y2="-0.792cm"><text:p/></draw:line></text:p>
      </style:footer>
    </style:master-page>
    <style:master-page style:name="_33__20_を変換" style:display-name="3 を変換" style:page-layout-name="Mpm1" draw:style-name="Mdp1">
      <style:header>
        <text:p text:style-name="MP1">A Programming language <text:span text:style-name="MT2">P</text:span>erfume<draw:line text:anchor-type="char" draw:z-index="386" draw:name="シェイプ7" draw:style-name="Mgr1" draw:text-style-name="MP2" svg:x1="-0.318cm" svg:y1="1.561cm" svg:x2="15.24cm" svg:y2="1.561cm"><text:p/></draw:line></text:p>
      </style:header>
      <style:footer>
        <text:p text:style-name="MP5"><draw:frame draw:style-name="Mfr1" draw:name="枠4" text:anchor-type="paragraph" svg:y="0.002cm" draw:z-index="1134"><draw:text-box fo:min-height="0.37cm" fo:min-width="0.041cm"><text:p text:style-name="Footer"><text:span text:style-name="Page_20_Number"><text:page-number text:select-page="current">6</text:page-number></text:span></text:p></draw:text-box></draw:frame><text:chapter text:display="number-and-name" text:outline-level="1"> 2. 概要</text:chapter><draw:line text:anchor-type="char" draw:z-index="9" draw:name="シェイプ8" draw:style-name="Mgr1" draw:text-style-name="MP2" svg:x1="-0.318cm" svg:y1="-0.792cm" svg:x2="15.24cm" svg:y2="-0.792cm"><text:p/></draw:line></text:p>
      </style:footer>
    </style:master-page>
    <style:master-page style:name="_34__20_を変換" style:display-name="4 を変換" style:page-layout-name="Mpm2" draw:style-name="Mdp1">
      <style:header>
        <text:p text:style-name="Header">Toy-lang Language Manual<draw:line text:anchor-type="char" draw:z-index="760" draw:name="シェイプ9" draw:style-name="Mgr1" draw:text-style-name="MP2" svg:x1="-149130.807cm" svg:y1="-149130.807cm" svg:x2="-149115.249cm" svg:y2="-149130.807cm"><text:p/></draw:line></text:p>
      </style:header>
    </style:master-page>
    <style:master-page style:name="_35__20_を変換" style:display-name="5 を変換" style:page-layout-name="Mpm1" draw:style-name="Mdp1">
      <style:header>
        <text:p text:style-name="Header">Toy-lang Language Manual<draw:line text:anchor-type="char" draw:z-index="387" draw:name="シェイプ1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name="シェイプ11" draw:style-name="Mgr1" draw:text-style-name="MP2" svg:x1="-149130.807cm" svg:y1="-149130.807cm" svg:x2="-149115.249cm" svg:y2="-149130.807cm"><text:p/></draw:line></text:p>
      </style:footer>
    </style:master-page>
    <style:master-page style:name="_36__20_を変換" style:display-name="6 を変換" style:page-layout-name="Mpm1" draw:style-name="Mdp1">
      <style:header>
        <text:p text:style-name="Header">Toy-lang Language Manual<draw:line text:anchor-type="char" draw:z-index="388" draw:name="シェイプ1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name="シェイプ13" draw:style-name="Mgr1" draw:text-style-name="MP2" svg:x1="-149130.807cm" svg:y1="-149130.807cm" svg:x2="-149115.249cm" svg:y2="-149130.807cm"><text:p/></draw:line></text:p>
      </style:footer>
    </style:master-page>
    <style:master-page style:name="_37__20_を変換" style:display-name="7 を変換" style:page-layout-name="Mpm1" draw:style-name="Mdp1">
      <style:header>
        <text:p text:style-name="MP1">A Programming language perfume<draw:line text:anchor-type="char" draw:z-index="391" draw:name="シェイプ14" draw:style-name="Mgr1" draw:text-style-name="MP2" svg:x1="-0.318cm" svg:y1="1.561cm" svg:x2="15.24cm" svg:y2="1.561cm"><text:p/></draw:line></text:p>
      </style:header>
      <style:footer>
        <text:p text:style-name="MP5"><draw:frame draw:style-name="Mfr1" draw:name="枠8" text:anchor-type="paragraph" svg:y="0.002cm" draw:z-index="1129"><draw:text-box fo:min-height="0.37cm" fo:min-width="0.041cm"><text:p text:style-name="Footer"><text:span text:style-name="Page_20_Number"><text:page-number text:select-page="current">9</text:page-number></text:span></text:p></draw:text-box></draw:frame><text:chapter text:display="number-and-name" text:outline-level="1"> 3. 準備</text:chapter><draw:line text:anchor-type="char" draw:z-index="14" draw:name="シェイプ15" draw:style-name="Mgr1" draw:text-style-name="MP2" svg:x1="-0.318cm" svg:y1="-0.792cm" svg:x2="15.24cm" svg:y2="-0.792cm"><text:p/></draw:line></text:p>
      </style:footer>
    </style:master-page>
    <style:master-page style:name="_38__20_を変換" style:display-name="8 を変換" style:page-layout-name="Mpm1" draw:style-name="Mdp1">
      <style:header>
        <text:p text:style-name="MP1">A Programming language <text:span text:style-name="MT3">P</text:span>erfume<draw:line text:anchor-type="char" draw:z-index="394" draw:name="シェイプ16" draw:style-name="Mgr1" draw:text-style-name="MP2" svg:x1="-0.318cm" svg:y1="1.561cm" svg:x2="15.24cm" svg:y2="1.561cm"><text:p/></draw:line></text:p>
      </style:header>
      <style:footer>
        <text:p text:style-name="MP5"><draw:frame draw:style-name="Mfr1" draw:name="枠9" text:anchor-type="paragraph" svg:y="0.002cm" draw:z-index="1126"><draw:text-box fo:min-height="0.37cm" fo:min-width="0.041cm"><text:p text:style-name="Footer"><text:span text:style-name="Page_20_Number"><text:page-number text:select-page="current">12</text:page-number></text:span></text:p></draw:text-box></draw:frame><text:chapter text:display="number-and-name" text:outline-level="1"> 3. 準備</text:chapter><draw:line text:anchor-type="char" draw:z-index="17" draw:name="シェイプ17" draw:style-name="Mgr1" draw:text-style-name="MP2" svg:x1="-0.318cm" svg:y1="-0.792cm" svg:x2="15.24cm" svg:y2="-0.792cm"><text:p/></draw:line></text:p>
      </style:footer>
    </style:master-page>
    <style:master-page style:name="_39__20_を変換" style:display-name="9 を変換" style:page-layout-name="Mpm1" draw:style-name="Mdp1">
      <style:header>
        <text:p text:style-name="MP1">A Programming language <text:span text:style-name="MT4">P</text:span>erfume<draw:line text:anchor-type="char" draw:z-index="427" draw:name="シェイプ18" draw:style-name="Mgr1" draw:text-style-name="MP2" svg:x1="-0.318cm" svg:y1="1.561cm" svg:x2="15.24cm" svg:y2="1.561cm"><text:p/></draw:line></text:p>
      </style:header>
      <style:footer>
        <text:p text:style-name="MP5"><draw:frame draw:style-name="Mfr1" draw:name="枠10" text:anchor-type="paragraph" svg:y="0.002cm" draw:z-index="1123"><draw:text-box fo:min-height="0.37cm" fo:min-width="0.041cm"><text:p text:style-name="Footer"><text:span text:style-name="Page_20_Number"><text:page-number text:select-page="current">45</text:page-number></text:span></text:p></draw:text-box></draw:frame><text:bookmark-ref text:reference-format="text" text:ref-name="_Ref230609227">4. 言語仕様</text:bookmark-ref><draw:line text:anchor-type="char" draw:z-index="50" draw:name="シェイプ19" draw:style-name="Mgr1" draw:text-style-name="MP2" svg:x1="-0.318cm" svg:y1="-0.792cm" svg:x2="15.24cm" svg:y2="-0.792cm"><text:p/></draw:line></text:p>
      </style:footer>
    </style:master-page>
    <style:master-page style:name="_31_0_20_を変換" style:display-name="10 を変換" style:page-layout-name="Mpm1" draw:style-name="Mdp1">
      <style:header>
        <text:p text:style-name="Header">A Programming language <text:span text:style-name="MT2">P</text:span>erfume<draw:line text:anchor-type="char" draw:z-index="757" draw:name="シェイプ20" draw:style-name="Mgr1" draw:text-style-name="MP2" svg:x1="-0.318cm" svg:y1="1.561cm" svg:x2="15.24cm" svg:y2="1.561cm"><text:p/></draw:line></text:p>
      </style:header>
      <style:footer>
        <text:p text:style-name="MP5"><draw:frame draw:style-name="Mfr1" draw:name="枠11" text:anchor-type="paragraph" svg:y="0.002cm" draw:z-index="1090"><draw:text-box fo:min-height="0.37cm" fo:min-width="0.041cm"><text:p text:style-name="Footer"><text:span text:style-name="Page_20_Number"><text:page-number text:select-page="current">218</text:page-number></text:span></text:p></draw:text-box></draw:frame><text:chapter text:display="name" text:outline-level="1">5. リファレンス</text:chapter><draw:line text:anchor-type="char" draw:z-index="380" draw:name="シェイプ21" draw:style-name="Mgr1" draw:text-style-name="MP2" svg:x1="-0.318cm" svg:y1="-0.792cm" svg:x2="15.24cm" svg:y2="-0.792cm"><text:p/></draw:line></text:p>
      </style:footer>
    </style:master-page>
    <style:master-page style:name="目次" style:page-layout-name="Mpm3" draw:style-name="Mdp2">
      <style:footer>
        <text:p text:style-name="MP6"><text:page-number text:select-page="current">vi</text:page-number></text:p>
      </style:footer>
    </style:master-page>
    <style:master-page style:name="Landscape" style:page-layout-name="Mpm4" draw:style-name="Mdp1"/>
    <style:master-page style:name="奥付" style:page-layout-name="Mpm5" draw:style-name="Mdp1"/>
    <style:master-page style:name="表紙"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1.2$Windows_X86_64 LibreOffice_project/f5defcebd022c5bc36bbb79be232cb6926d8f674</meta:generator>
    <meta:initial-creator>z1h4570</meta:initial-creator>
    <meta:creation-date>2009-05-20T10:52:00</meta:creation-date>
    <dc:date>2024-01-18T12:02:52.354000000</dc:date>
    <meta:editing-cycles>354</meta:editing-cycles>
    <meta:editing-duration>P11DT9H2M18S</meta:editing-duration>
    <meta:print-date>2024-01-18T11:47:22.452000000</meta:print-date>
    <meta:printed-by>PDF ファイル</meta:printed-by>
    <meta:document-statistic meta:table-count="339" meta:image-count="0" meta:object-count="0" meta:page-count="390" meta:paragraph-count="5911" meta:word-count="73955" meta:character-count="114727" meta:non-whitespace-character-count="107535"/>
    <meta:user-defined meta:name="情報 1"/>
    <meta:user-defined meta:name="情報 2"/>
    <meta:user-defined meta:name="情報 3"/>
    <meta:user-defined meta:name="情報 4"/>
  </office:meta>
</office:document-meta>
</file>